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7in"/>
    </style:style>
    <style:style style:name="co2" style:family="table-column">
      <style:table-column-properties fo:break-before="auto" style:column-width="0.5929in"/>
    </style:style>
    <style:style style:name="co3" style:family="table-column">
      <style:table-column-properties fo:break-before="auto" style:column-width="2.2335in"/>
    </style:style>
    <style:style style:name="co4" style:family="table-column">
      <style:table-column-properties fo:break-before="auto" style:column-width="1.4827in"/>
    </style:style>
    <style:style style:name="co5" style:family="table-column">
      <style:table-column-properties fo:break-before="auto" style:column-width="1.4398in"/>
    </style:style>
    <style:style style:name="co6" style:family="table-column">
      <style:table-column-properties fo:break-before="auto" style:column-width="1.4508in"/>
    </style:style>
    <style:style style:name="co7" style:family="table-column">
      <style:table-column-properties fo:break-before="auto" style:column-width="1.6008in"/>
    </style:style>
    <style:style style:name="co8" style:family="table-column">
      <style:table-column-properties fo:break-before="auto" style:column-width="2.1799in"/>
    </style:style>
    <style:style style:name="co9" style:family="table-column">
      <style:table-column-properties fo:break-before="auto" style:column-width="2.0291in"/>
    </style:style>
    <style:style style:name="co10" style:family="table-column">
      <style:table-column-properties fo:break-before="auto" style:column-width="1.5146in"/>
    </style:style>
    <style:style style:name="co11" style:family="table-column">
      <style:table-column-properties fo:break-before="auto" style:column-width="1.3646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1.9437in"/>
    </style:style>
    <style:style style:name="co14" style:family="table-column">
      <style:table-column-properties fo:break-before="auto" style:column-width="1.8791in"/>
    </style:style>
    <style:style style:name="co15" style:family="table-column">
      <style:table-column-properties fo:break-before="auto" style:column-width="2.6083in"/>
    </style:style>
    <style:style style:name="co16" style:family="table-column">
      <style:table-column-properties fo:break-before="auto" style:column-width="2.4583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1.6327in"/>
    </style:style>
    <style:style style:name="co19" style:family="table-column">
      <style:table-column-properties fo:break-before="auto" style:column-width="1.62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AccuracyPerMeasure_Bagging_N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std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std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std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std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std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std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std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std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std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std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std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std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std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std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std_split4_classic</text:p>
          </table:table-cell>
          <table:table-cell office:value-type="string" calcext:value-type="string">
            <text:p>accuracy_mean_split4_classic_extreme</text:p>
          </table:table-cell>
          <table:table-cell office:value-type="string" calcext:value-type="string">
            <text:p>accuracy_std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.736924589405505" calcext:value-type="float">
            <text:p>0.736924589405505</text:p>
          </table:table-cell>
          <table:table-cell office:value-type="float" office:value="0.0399115556113534" calcext:value-type="float">
            <text:p>0.0399115556113534</text:p>
          </table:table-cell>
          <table:table-cell office:value-type="float" office:value="0.777128151746472" calcext:value-type="float">
            <text:p>0.777128151746472</text:p>
          </table:table-cell>
          <table:table-cell office:value-type="float" office:value="0.0331908291211372" calcext:value-type="float">
            <text:p>0.0331908291211372</text:p>
          </table:table-cell>
          <table:table-cell office:value-type="float" office:value="0.789226231783484" calcext:value-type="float">
            <text:p>0.789226231783484</text:p>
          </table:table-cell>
          <table:table-cell office:value-type="float" office:value="0.0319597024617106" calcext:value-type="float">
            <text:p>0.0319597024617106</text:p>
          </table:table-cell>
          <table:table-cell office:value-type="float" office:value="0.777087670599121" calcext:value-type="float">
            <text:p>0.777087670599121</text:p>
          </table:table-cell>
          <table:table-cell office:value-type="float" office:value="0.0327041097740998" calcext:value-type="float">
            <text:p>0.0327041097740998</text:p>
          </table:table-cell>
          <table:table-cell office:value-type="float" office:value="0.777868378440898" calcext:value-type="float">
            <text:p>0.777868378440898</text:p>
          </table:table-cell>
          <table:table-cell office:value-type="float" office:value="0.0379280312314709" calcext:value-type="float">
            <text:p>0.0379280312314709</text:p>
          </table:table-cell>
          <table:table-cell office:value-type="float" office:value="0.781656257228776" calcext:value-type="float">
            <text:p>0.781656257228776</text:p>
          </table:table-cell>
          <table:table-cell office:value-type="float" office:value="0.0324668459440388" calcext:value-type="float">
            <text:p>0.0324668459440388</text:p>
          </table:table-cell>
          <table:table-cell office:value-type="float" office:value="0.7808871154291" calcext:value-type="float">
            <text:p>0.7808871154291</text:p>
          </table:table-cell>
          <table:table-cell office:value-type="float" office:value="0.0296059357691193" calcext:value-type="float">
            <text:p>0.0296059357691193</text:p>
          </table:table-cell>
          <table:table-cell office:value-type="float" office:value="0.76648739301411" calcext:value-type="float">
            <text:p>0.76648739301411</text:p>
          </table:table-cell>
          <table:table-cell office:value-type="float" office:value="0.0271678980044536" calcext:value-type="float">
            <text:p>0.0271678980044536</text:p>
          </table:table-cell>
          <table:table-cell office:value-type="float" office:value="0.773311357853343" calcext:value-type="float">
            <text:p>0.773311357853343</text:p>
          </table:table-cell>
          <table:table-cell office:value-type="float" office:value="0.0361554966301267" calcext:value-type="float">
            <text:p>0.0361554966301267</text:p>
          </table:table-cell>
          <table:table-cell office:value-type="float" office:value="0.784680777238029" calcext:value-type="float">
            <text:p>0.784680777238029</text:p>
          </table:table-cell>
          <table:table-cell office:value-type="float" office:value="0.0310009851821508" calcext:value-type="float">
            <text:p>0.0310009851821508</text:p>
          </table:table-cell>
          <table:table-cell office:value-type="float" office:value="0.777845246356697" calcext:value-type="float">
            <text:p>0.777845246356697</text:p>
          </table:table-cell>
          <table:table-cell office:value-type="float" office:value="0.0308735009927566" calcext:value-type="float">
            <text:p>0.0308735009927566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63619254025823" calcext:value-type="float">
            <text:p>0.0263619254025823</text:p>
          </table:table-cell>
          <table:table-cell office:value-type="float" office:value="0.757408049965302" calcext:value-type="float">
            <text:p>0.757408049965302</text:p>
          </table:table-cell>
          <table:table-cell office:value-type="float" office:value="0.0357763195561161" calcext:value-type="float">
            <text:p>0.0357763195561161</text:p>
          </table:table-cell>
          <table:table-cell office:value-type="float" office:value="0.780129539671524" calcext:value-type="float">
            <text:p>0.780129539671524</text:p>
          </table:table-cell>
          <table:table-cell office:value-type="float" office:value="0.0399680720922073" calcext:value-type="float">
            <text:p>0.0399680720922073</text:p>
          </table:table-cell>
          <table:table-cell office:value-type="float" office:value="0.793025676613463" calcext:value-type="float">
            <text:p>0.793025676613463</text:p>
          </table:table-cell>
          <table:table-cell office:value-type="float" office:value="0.0247441978756635" calcext:value-type="float">
            <text:p>0.0247441978756635</text:p>
          </table:table-cell>
          <table:table-cell office:value-type="float" office:value="0.772524866990516" calcext:value-type="float">
            <text:p>0.772524866990516</text:p>
          </table:table-cell>
          <table:table-cell office:value-type="float" office:value="0.0268124268865039" calcext:value-type="float">
            <text:p>0.02681242688650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.755875549387" calcext:value-type="float">
            <text:p>0.755875549387</text:p>
          </table:table-cell>
          <table:table-cell office:value-type="float" office:value="0.0306749060302778" calcext:value-type="float">
            <text:p>0.0306749060302778</text:p>
          </table:table-cell>
          <table:table-cell office:value-type="float" office:value="0.786959287531807" calcext:value-type="float">
            <text:p>0.786959287531807</text:p>
          </table:table-cell>
          <table:table-cell office:value-type="float" office:value="0.0251130451496663" calcext:value-type="float">
            <text:p>0.0251130451496663</text:p>
          </table:table-cell>
          <table:table-cell office:value-type="float" office:value="0.784686560259079" calcext:value-type="float">
            <text:p>0.784686560259079</text:p>
          </table:table-cell>
          <table:table-cell office:value-type="float" office:value="0.0333362146863257" calcext:value-type="float">
            <text:p>0.0333362146863257</text:p>
          </table:table-cell>
          <table:table-cell office:value-type="float" office:value="0.796807772380291" calcext:value-type="float">
            <text:p>0.796807772380291</text:p>
          </table:table-cell>
          <table:table-cell office:value-type="float" office:value="0.0283632170121704" calcext:value-type="float">
            <text:p>0.0283632170121704</text:p>
          </table:table-cell>
          <table:table-cell office:value-type="float" office:value="0.796801989359241" calcext:value-type="float">
            <text:p>0.796801989359241</text:p>
          </table:table-cell>
          <table:table-cell office:value-type="float" office:value="0.0275030203541737" calcext:value-type="float">
            <text:p>0.0275030203541737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265928408105927" calcext:value-type="float">
            <text:p>0.0265928408105927</text:p>
          </table:table-cell>
          <table:table-cell office:value-type="float" office:value="0.802128151746472" calcext:value-type="float">
            <text:p>0.802128151746472</text:p>
          </table:table-cell>
          <table:table-cell office:value-type="float" office:value="0.0307742124734956" calcext:value-type="float">
            <text:p>0.0307742124734956</text:p>
          </table:table-cell>
          <table:table-cell office:value-type="float" office:value="0.791504742077261" calcext:value-type="float">
            <text:p>0.791504742077261</text:p>
          </table:table-cell>
          <table:table-cell office:value-type="float" office:value="0.0386911917817462" calcext:value-type="float">
            <text:p>0.0386911917817462</text:p>
          </table:table-cell>
          <table:table-cell office:value-type="float" office:value="0.789983807541059" calcext:value-type="float">
            <text:p>0.789983807541059</text:p>
          </table:table-cell>
          <table:table-cell office:value-type="float" office:value="0.0343211155884364" calcext:value-type="float">
            <text:p>0.0343211155884364</text:p>
          </table:table-cell>
          <table:table-cell office:value-type="float" office:value="0.790752949340736" calcext:value-type="float">
            <text:p>0.790752949340736</text:p>
          </table:table-cell>
          <table:table-cell office:value-type="float" office:value="0.0319612488033264" calcext:value-type="float">
            <text:p>0.0319612488033264</text:p>
          </table:table-cell>
          <table:table-cell office:value-type="float" office:value="0.791516308119361" calcext:value-type="float">
            <text:p>0.791516308119361</text:p>
          </table:table-cell>
          <table:table-cell office:value-type="float" office:value="0.0283391431402917" calcext:value-type="float">
            <text:p>0.0283391431402917</text:p>
          </table:table-cell>
          <table:table-cell office:value-type="float" office:value="0.791498959056211" calcext:value-type="float">
            <text:p>0.791498959056211</text:p>
          </table:table-cell>
          <table:table-cell office:value-type="float" office:value="0.0306387368445768" calcext:value-type="float">
            <text:p>0.0306387368445768</text:p>
          </table:table-cell>
          <table:table-cell office:value-type="float" office:value="0.789220448762433" calcext:value-type="float">
            <text:p>0.789220448762433</text:p>
          </table:table-cell>
          <table:table-cell office:value-type="float" office:value="0.0307889112445032" calcext:value-type="float">
            <text:p>0.0307889112445032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297448956741555" calcext:value-type="float">
            <text:p>0.0297448956741555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319618853395098" calcext:value-type="float">
            <text:p>0.0319618853395098</text:p>
          </table:table-cell>
          <table:table-cell office:value-type="float" office:value="0.796825121443442" calcext:value-type="float">
            <text:p>0.796825121443442</text:p>
          </table:table-cell>
          <table:table-cell office:value-type="float" office:value="0.0286753243271366" calcext:value-type="float">
            <text:p>0.02867532432713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.765729817256535" calcext:value-type="float">
            <text:p>0.765729817256535</text:p>
          </table:table-cell>
          <table:table-cell office:value-type="float" office:value="0.0356228672460797" calcext:value-type="float">
            <text:p>0.0356228672460797</text:p>
          </table:table-cell>
          <table:table-cell office:value-type="float" office:value="0.798328706916493" calcext:value-type="float">
            <text:p>0.798328706916493</text:p>
          </table:table-cell>
          <table:table-cell office:value-type="float" office:value="0.0139697183179115" calcext:value-type="float">
            <text:p>0.0139697183179115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16573533379726" calcext:value-type="float">
            <text:p>0.0316573533379726</text:p>
          </table:table-cell>
          <table:table-cell office:value-type="float" office:value="0.794511913023363" calcext:value-type="float">
            <text:p>0.794511913023363</text:p>
          </table:table-cell>
          <table:table-cell office:value-type="float" office:value="0.0259189336224998" calcext:value-type="float">
            <text:p>0.0259189336224998</text:p>
          </table:table-cell>
          <table:table-cell office:value-type="float" office:value="0.798317140874393" calcext:value-type="float">
            <text:p>0.798317140874393</text:p>
          </table:table-cell>
          <table:table-cell office:value-type="float" office:value="0.0316923418661888" calcext:value-type="float">
            <text:p>0.0316923418661888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05167371793356" calcext:value-type="float">
            <text:p>0.0305167371793356</text:p>
          </table:table-cell>
          <table:table-cell office:value-type="float" office:value="0.797582697201018" calcext:value-type="float">
            <text:p>0.797582697201018</text:p>
          </table:table-cell>
          <table:table-cell office:value-type="float" office:value="0.0266631180260893" calcext:value-type="float">
            <text:p>0.0266631180260893</text:p>
          </table:table-cell>
          <table:table-cell office:value-type="float" office:value="0.79910363173722" calcext:value-type="float">
            <text:p>0.79910363173722</text:p>
          </table:table-cell>
          <table:table-cell office:value-type="float" office:value="0.032300948905894" calcext:value-type="float">
            <text:p>0.032300948905894</text:p>
          </table:table-cell>
          <table:table-cell office:value-type="float" office:value="0.791498959056211" calcext:value-type="float">
            <text:p>0.791498959056211</text:p>
          </table:table-cell>
          <table:table-cell office:value-type="float" office:value="0.0316622993257623" calcext:value-type="float">
            <text:p>0.0316622993257623</text:p>
          </table:table-cell>
          <table:table-cell office:value-type="float" office:value="0.797565348137867" calcext:value-type="float">
            <text:p>0.797565348137867</text:p>
          </table:table-cell>
          <table:table-cell office:value-type="float" office:value="0.0293078203264391" calcext:value-type="float">
            <text:p>0.0293078203264391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2484361674596" calcext:value-type="float">
            <text:p>0.032484361674596</text:p>
          </table:table-cell>
          <table:table-cell office:value-type="float" office:value="0.799068933610918" calcext:value-type="float">
            <text:p>0.799068933610918</text:p>
          </table:table-cell>
          <table:table-cell office:value-type="float" office:value="0.0301077730227422" calcext:value-type="float">
            <text:p>0.0301077730227422</text:p>
          </table:table-cell>
          <table:table-cell office:value-type="float" office:value="0.792256534813787" calcext:value-type="float">
            <text:p>0.792256534813787</text:p>
          </table:table-cell>
          <table:table-cell office:value-type="float" office:value="0.0300019239307477" calcext:value-type="float">
            <text:p>0.0300019239307477</text:p>
          </table:table-cell>
          <table:table-cell office:value-type="float" office:value="0.802133934767523" calcext:value-type="float">
            <text:p>0.802133934767523</text:p>
          </table:table-cell>
          <table:table-cell office:value-type="float" office:value="0.0337062797478525" calcext:value-type="float">
            <text:p>0.0337062797478525</text:p>
          </table:table-cell>
          <table:table-cell office:value-type="float" office:value="0.797565348137867" calcext:value-type="float">
            <text:p>0.797565348137867</text:p>
          </table:table-cell>
          <table:table-cell office:value-type="float" office:value="0.0295246021636097" calcext:value-type="float">
            <text:p>0.0295246021636097</text:p>
          </table:table-cell>
          <table:table-cell office:value-type="float" office:value="0.79910941475827" calcext:value-type="float">
            <text:p>0.79910941475827</text:p>
          </table:table-cell>
          <table:table-cell office:value-type="float" office:value="0.0271154668576751" calcext:value-type="float">
            <text:p>0.027115466857675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.759669211195929" calcext:value-type="float">
            <text:p>0.759669211195929</text:p>
          </table:table-cell>
          <table:table-cell office:value-type="float" office:value="0.0370979365505009" calcext:value-type="float">
            <text:p>0.0370979365505009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147836975889472" calcext:value-type="float">
            <text:p>0.0147836975889472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318107214560411" calcext:value-type="float">
            <text:p>0.0318107214560411</text:p>
          </table:table-cell>
          <table:table-cell office:value-type="float" office:value="0.801353226925746" calcext:value-type="float">
            <text:p>0.801353226925746</text:p>
          </table:table-cell>
          <table:table-cell office:value-type="float" office:value="0.024536643435304" calcext:value-type="float">
            <text:p>0.024536643435304</text:p>
          </table:table-cell>
          <table:table-cell office:value-type="float" office:value="0.79528683784409" calcext:value-type="float">
            <text:p>0.79528683784409</text:p>
          </table:table-cell>
          <table:table-cell office:value-type="float" office:value="0.0341544116752487" calcext:value-type="float">
            <text:p>0.0341544116752487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21450097703104" calcext:value-type="float">
            <text:p>0.0321450097703104</text:p>
          </table:table-cell>
          <table:table-cell office:value-type="float" office:value="0.796819338422392" calcext:value-type="float">
            <text:p>0.796819338422392</text:p>
          </table:table-cell>
          <table:table-cell office:value-type="float" office:value="0.0282690595123697" calcext:value-type="float">
            <text:p>0.0282690595123697</text:p>
          </table:table-cell>
          <table:table-cell office:value-type="float" office:value="0.801382142030997" calcext:value-type="float">
            <text:p>0.801382142030997</text:p>
          </table:table-cell>
          <table:table-cell office:value-type="float" office:value="0.0333585838529479" calcext:value-type="float">
            <text:p>0.0333585838529479</text:p>
          </table:table-cell>
          <table:table-cell office:value-type="float" office:value="0.796807772380291" calcext:value-type="float">
            <text:p>0.796807772380291</text:p>
          </table:table-cell>
          <table:table-cell office:value-type="float" office:value="0.0301081796915752" calcext:value-type="float">
            <text:p>0.0301081796915752</text:p>
          </table:table-cell>
          <table:table-cell office:value-type="float" office:value="0.796038630580615" calcext:value-type="float">
            <text:p>0.796038630580615</text:p>
          </table:table-cell>
          <table:table-cell office:value-type="float" office:value="0.0252988271694613" calcext:value-type="float">
            <text:p>0.0252988271694613</text:p>
          </table:table-cell>
          <table:table-cell office:value-type="float" office:value="0.799866990515845" calcext:value-type="float">
            <text:p>0.799866990515845</text:p>
          </table:table-cell>
          <table:table-cell office:value-type="float" office:value="0.0361767301318821" calcext:value-type="float">
            <text:p>0.0361767301318821</text:p>
          </table:table-cell>
          <table:table-cell office:value-type="float" office:value="0.797565348137867" calcext:value-type="float">
            <text:p>0.797565348137867</text:p>
          </table:table-cell>
          <table:table-cell office:value-type="float" office:value="0.0268077698686102" calcext:value-type="float">
            <text:p>0.0268077698686102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268926169225621" calcext:value-type="float">
            <text:p>0.0268926169225621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27872899237177" calcext:value-type="float">
            <text:p>0.0327872899237177</text:p>
          </table:table-cell>
          <table:table-cell office:value-type="float" office:value="0.802879944482998" calcext:value-type="float">
            <text:p>0.802879944482998</text:p>
          </table:table-cell>
          <table:table-cell office:value-type="float" office:value="0.0315439776545283" calcext:value-type="float">
            <text:p>0.0315439776545283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238093967882232" calcext:value-type="float">
            <text:p>0.023809396788223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.759669211195929" calcext:value-type="float">
            <text:p>0.759669211195929</text:p>
          </table:table-cell>
          <table:table-cell office:value-type="float" office:value="0.035874507548911" calcext:value-type="float">
            <text:p>0.035874507548911</text:p>
          </table:table-cell>
          <table:table-cell office:value-type="float" office:value="0.796807772380291" calcext:value-type="float">
            <text:p>0.796807772380291</text:p>
          </table:table-cell>
          <table:table-cell office:value-type="float" office:value="0.0189232411901047" calcext:value-type="float">
            <text:p>0.0189232411901047</text:p>
          </table:table-cell>
          <table:table-cell office:value-type="float" office:value="0.796044413601665" calcext:value-type="float">
            <text:p>0.796044413601665</text:p>
          </table:table-cell>
          <table:table-cell office:value-type="float" office:value="0.0346129019944405" calcext:value-type="float">
            <text:p>0.0346129019944405</text:p>
          </table:table-cell>
          <table:table-cell office:value-type="float" office:value="0.801335877862595" calcext:value-type="float">
            <text:p>0.801335877862595</text:p>
          </table:table-cell>
          <table:table-cell office:value-type="float" office:value="0.0294408225510842" calcext:value-type="float">
            <text:p>0.0294408225510842</text:p>
          </table:table-cell>
          <table:table-cell office:value-type="float" office:value="0.797565348137867" calcext:value-type="float">
            <text:p>0.797565348137867</text:p>
          </table:table-cell>
          <table:table-cell office:value-type="float" office:value="0.0316107598650413" calcext:value-type="float">
            <text:p>0.0316107598650413</text:p>
          </table:table-cell>
          <table:table-cell office:value-type="float" office:value="0.793014110571362" calcext:value-type="float">
            <text:p>0.793014110571362</text:p>
          </table:table-cell>
          <table:table-cell office:value-type="float" office:value="0.0333960973206455" calcext:value-type="float">
            <text:p>0.0333960973206455</text:p>
          </table:table-cell>
          <table:table-cell office:value-type="float" office:value="0.798328706916493" calcext:value-type="float">
            <text:p>0.798328706916493</text:p>
          </table:table-cell>
          <table:table-cell office:value-type="float" office:value="0.0270335468714431" calcext:value-type="float">
            <text:p>0.0270335468714431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295297310863781" calcext:value-type="float">
            <text:p>0.0295297310863781</text:p>
          </table:table-cell>
          <table:table-cell office:value-type="float" office:value="0.802868378440898" calcext:value-type="float">
            <text:p>0.802868378440898</text:p>
          </table:table-cell>
          <table:table-cell office:value-type="float" office:value="0.0303971684150054" calcext:value-type="float">
            <text:p>0.0303971684150054</text:p>
          </table:table-cell>
          <table:table-cell office:value-type="float" office:value="0.798334489937543" calcext:value-type="float">
            <text:p>0.798334489937543</text:p>
          </table:table-cell>
          <table:table-cell office:value-type="float" office:value="0.0269856387715103" calcext:value-type="float">
            <text:p>0.0269856387715103</text:p>
          </table:table-cell>
          <table:table-cell office:value-type="float" office:value="0.802891510525098" calcext:value-type="float">
            <text:p>0.802891510525098</text:p>
          </table:table-cell>
          <table:table-cell office:value-type="float" office:value="0.0256654849587188" calcext:value-type="float">
            <text:p>0.0256654849587188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03070527673025" calcext:value-type="float">
            <text:p>0.0303070527673025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291676336247828" calcext:value-type="float">
            <text:p>0.0291676336247828</text:p>
          </table:table-cell>
          <table:table-cell office:value-type="float" office:value="0.798328706916493" calcext:value-type="float">
            <text:p>0.798328706916493</text:p>
          </table:table-cell>
          <table:table-cell office:value-type="float" office:value="0.027501277383345" calcext:value-type="float">
            <text:p>0.027501277383345</text:p>
          </table:table-cell>
          <table:table-cell office:value-type="float" office:value="0.799843858431645" calcext:value-type="float">
            <text:p>0.799843858431645</text:p>
          </table:table-cell>
          <table:table-cell office:value-type="float" office:value="0.0275108339913945" calcext:value-type="float">
            <text:p>0.0275108339913945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9549875714773" calcext:value-type="float">
            <text:p>0.0295498757147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.755573675688179" calcext:value-type="float">
            <text:p>0.755573675688179</text:p>
          </table:table-cell>
          <table:table-cell office:value-type="float" office:value="0.0358363545974246" calcext:value-type="float">
            <text:p>0.0358363545974246</text:p>
          </table:table-cell>
          <table:table-cell office:value-type="float" office:value="0.79029840388619" calcext:value-type="float">
            <text:p>0.79029840388619</text:p>
          </table:table-cell>
          <table:table-cell office:value-type="float" office:value="0.0211961062735534" calcext:value-type="float">
            <text:p>0.0211961062735534</text:p>
          </table:table-cell>
          <table:table-cell office:value-type="float" office:value="0.792718019893592" calcext:value-type="float">
            <text:p>0.792718019893592</text:p>
          </table:table-cell>
          <table:table-cell office:value-type="float" office:value="0.0326753787872981" calcext:value-type="float">
            <text:p>0.0326753787872981</text:p>
          </table:table-cell>
          <table:table-cell office:value-type="float" office:value="0.794219292158223" calcext:value-type="float">
            <text:p>0.794219292158223</text:p>
          </table:table-cell>
          <table:table-cell office:value-type="float" office:value="0.0281927452790316" calcext:value-type="float">
            <text:p>0.0281927452790316</text:p>
          </table:table-cell>
          <table:table-cell office:value-type="float" office:value="0.793167938931298" calcext:value-type="float">
            <text:p>0.793167938931298</text:p>
          </table:table-cell>
          <table:table-cell office:value-type="float" office:value="0.0325777129984247" calcext:value-type="float">
            <text:p>0.0325777129984247</text:p>
          </table:table-cell>
          <table:table-cell office:value-type="float" office:value="0.791961600740227" calcext:value-type="float">
            <text:p>0.791961600740227</text:p>
          </table:table-cell>
          <table:table-cell office:value-type="float" office:value="0.0310235062049846" calcext:value-type="float">
            <text:p>0.0310235062049846</text:p>
          </table:table-cell>
          <table:table-cell office:value-type="float" office:value="0.795149201943095" calcext:value-type="float">
            <text:p>0.795149201943095</text:p>
          </table:table-cell>
          <table:table-cell office:value-type="float" office:value="0.0284691745305034" calcext:value-type="float">
            <text:p>0.0284691745305034</text:p>
          </table:table-cell>
          <table:table-cell office:value-type="float" office:value="0.791512838306731" calcext:value-type="float">
            <text:p>0.791512838306731</text:p>
          </table:table-cell>
          <table:table-cell office:value-type="float" office:value="0.032209670726284" calcext:value-type="float">
            <text:p>0.032209670726284</text:p>
          </table:table-cell>
          <table:table-cell office:value-type="float" office:value="0.79089405505436" calcext:value-type="float">
            <text:p>0.79089405505436</text:p>
          </table:table-cell>
          <table:table-cell office:value-type="float" office:value="0.0325288519301812" calcext:value-type="float">
            <text:p>0.0325288519301812</text:p>
          </table:table-cell>
          <table:table-cell office:value-type="float" office:value="0.793474439046958" calcext:value-type="float">
            <text:p>0.793474439046958</text:p>
          </table:table-cell>
          <table:table-cell office:value-type="float" office:value="0.0289109040505776" calcext:value-type="float">
            <text:p>0.0289109040505776</text:p>
          </table:table-cell>
          <table:table-cell office:value-type="float" office:value="0.794093222299329" calcext:value-type="float">
            <text:p>0.794093222299329</text:p>
          </table:table-cell>
          <table:table-cell office:value-type="float" office:value="0.030707844179649" calcext:value-type="float">
            <text:p>0.030707844179649</text:p>
          </table:table-cell>
          <table:table-cell office:value-type="float" office:value="0.795897524866991" calcext:value-type="float">
            <text:p>0.795897524866991</text:p>
          </table:table-cell>
          <table:table-cell office:value-type="float" office:value="0.0288446515811628" calcext:value-type="float">
            <text:p>0.0288446515811628</text:p>
          </table:table-cell>
          <table:table-cell office:value-type="float" office:value="0.786197085357391" calcext:value-type="float">
            <text:p>0.786197085357391</text:p>
          </table:table-cell>
          <table:table-cell office:value-type="float" office:value="0.0305254810557424" calcext:value-type="float">
            <text:p>0.0305254810557424</text:p>
          </table:table-cell>
          <table:table-cell office:value-type="float" office:value="0.795148045338885" calcext:value-type="float">
            <text:p>0.795148045338885</text:p>
          </table:table-cell>
          <table:table-cell office:value-type="float" office:value="0.0327415629642556" calcext:value-type="float">
            <text:p>0.0327415629642556</text:p>
          </table:table-cell>
          <table:table-cell office:value-type="float" office:value="0.798329863520703" calcext:value-type="float">
            <text:p>0.798329863520703</text:p>
          </table:table-cell>
          <table:table-cell office:value-type="float" office:value="0.0290570994049412" calcext:value-type="float">
            <text:p>0.0290570994049412</text:p>
          </table:table-cell>
          <table:table-cell office:value-type="float" office:value="0.791663196854037" calcext:value-type="float">
            <text:p>0.791663196854037</text:p>
          </table:table-cell>
          <table:table-cell office:value-type="float" office:value="0.0271924981148624" calcext:value-type="float">
            <text:p>0.02719249811486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76347443904696" calcext:value-type="float">
            <text:p>0.776347443904696</text:p>
          </table:table-cell>
          <table:table-cell office:value-type="float" office:value="0.0276999289947973" calcext:value-type="float">
            <text:p>0.0276999289947973</text:p>
          </table:table-cell>
          <table:table-cell office:value-type="float" office:value="0.78469234328013" calcext:value-type="float">
            <text:p>0.78469234328013</text:p>
          </table:table-cell>
          <table:table-cell office:value-type="float" office:value="0.0397565810420929" calcext:value-type="float">
            <text:p>0.0397565810420929</text:p>
          </table:table-cell>
          <table:table-cell office:value-type="float" office:value="0.786224843858432" calcext:value-type="float">
            <text:p>0.786224843858432</text:p>
          </table:table-cell>
          <table:table-cell office:value-type="float" office:value="0.0374633171543404" calcext:value-type="float">
            <text:p>0.0374633171543404</text:p>
          </table:table-cell>
          <table:table-cell office:value-type="float" office:value="0.780904464492251" calcext:value-type="float">
            <text:p>0.780904464492251</text:p>
          </table:table-cell>
          <table:table-cell office:value-type="float" office:value="0.0311492766045128" calcext:value-type="float">
            <text:p>0.0311492766045128</text:p>
          </table:table-cell>
          <table:table-cell office:value-type="float" office:value="0.783963682627805" calcext:value-type="float">
            <text:p>0.783963682627805</text:p>
          </table:table-cell>
          <table:table-cell office:value-type="float" office:value="0.0362742814396517" calcext:value-type="float">
            <text:p>0.0362742814396517</text:p>
          </table:table-cell>
          <table:table-cell office:value-type="float" office:value="0.769511913023363" calcext:value-type="float">
            <text:p>0.769511913023363</text:p>
          </table:table-cell>
          <table:table-cell office:value-type="float" office:value="0.0221928442394005" calcext:value-type="float">
            <text:p>0.0221928442394005</text:p>
          </table:table-cell>
          <table:table-cell office:value-type="float" office:value="0.784727041406431" calcext:value-type="float">
            <text:p>0.784727041406431</text:p>
          </table:table-cell>
          <table:table-cell office:value-type="float" office:value="0.0327359432626545" calcext:value-type="float">
            <text:p>0.0327359432626545</text:p>
          </table:table-cell>
          <table:table-cell office:value-type="float" office:value="0.790718251214434" calcext:value-type="float">
            <text:p>0.790718251214434</text:p>
          </table:table-cell>
          <table:table-cell office:value-type="float" office:value="0.0324549206193351" calcext:value-type="float">
            <text:p>0.0324549206193351</text:p>
          </table:table-cell>
          <table:table-cell office:value-type="float" office:value="0.778631737219524" calcext:value-type="float">
            <text:p>0.778631737219524</text:p>
          </table:table-cell>
          <table:table-cell office:value-type="float" office:value="0.0352389341880631" calcext:value-type="float">
            <text:p>0.0352389341880631</text:p>
          </table:table-cell>
          <table:table-cell office:value-type="float" office:value="0.771807772380291" calcext:value-type="float">
            <text:p>0.771807772380291</text:p>
          </table:table-cell>
          <table:table-cell office:value-type="float" office:value="0.0283507714034049" calcext:value-type="float">
            <text:p>0.0283507714034049</text:p>
          </table:table-cell>
          <table:table-cell office:value-type="float" office:value="0.789249363867685" calcext:value-type="float">
            <text:p>0.789249363867685</text:p>
          </table:table-cell>
          <table:table-cell office:value-type="float" office:value="0.0337444115323227" calcext:value-type="float">
            <text:p>0.0337444115323227</text:p>
          </table:table-cell>
          <table:table-cell office:value-type="float" office:value="0.788457089983807" calcext:value-type="float">
            <text:p>0.788457089983807</text:p>
          </table:table-cell>
          <table:table-cell office:value-type="float" office:value="0.0376607846793832" calcext:value-type="float">
            <text:p>0.0376607846793832</text:p>
          </table:table-cell>
          <table:table-cell office:value-type="float" office:value="0.779389312977099" calcext:value-type="float">
            <text:p>0.779389312977099</text:p>
          </table:table-cell>
          <table:table-cell office:value-type="float" office:value="0.0427113140301431" calcext:value-type="float">
            <text:p>0.0427113140301431</text:p>
          </table:table-cell>
          <table:table-cell office:value-type="float" office:value="0.775613000231321" calcext:value-type="float">
            <text:p>0.775613000231321</text:p>
          </table:table-cell>
          <table:table-cell office:value-type="float" office:value="0.0459205248384569" calcext:value-type="float">
            <text:p>0.0459205248384569</text:p>
          </table:table-cell>
          <table:table-cell office:value-type="float" office:value="0.766504742077261" calcext:value-type="float">
            <text:p>0.766504742077261</text:p>
          </table:table-cell>
          <table:table-cell office:value-type="float" office:value="0.037322870954102" calcext:value-type="float">
            <text:p>0.037322870954102</text:p>
          </table:table-cell>
          <table:table-cell office:value-type="float" office:value="0.788468656025908" calcext:value-type="float">
            <text:p>0.788468656025908</text:p>
          </table:table-cell>
          <table:table-cell office:value-type="float" office:value="0.020736479596982" calcext:value-type="float">
            <text:p>0.0207364795969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25896291781346" calcext:value-type="float">
            <text:p>0.025896291781346</text:p>
          </table:table-cell>
          <table:table-cell office:value-type="float" office:value="0.79912098080037" calcext:value-type="float">
            <text:p>0.79912098080037</text:p>
          </table:table-cell>
          <table:table-cell office:value-type="float" office:value="0.0307997762905074" calcext:value-type="float">
            <text:p>0.0307997762905074</text:p>
          </table:table-cell>
          <table:table-cell office:value-type="float" office:value="0.797594263243118" calcext:value-type="float">
            <text:p>0.797594263243118</text:p>
          </table:table-cell>
          <table:table-cell office:value-type="float" office:value="0.0361409873670967" calcext:value-type="float">
            <text:p>0.0361409873670967</text:p>
          </table:table-cell>
          <table:table-cell office:value-type="float" office:value="0.794569743233865" calcext:value-type="float">
            <text:p>0.794569743233865</text:p>
          </table:table-cell>
          <table:table-cell office:value-type="float" office:value="0.0306391716372918" calcext:value-type="float">
            <text:p>0.0306391716372918</text:p>
          </table:table-cell>
          <table:table-cell office:value-type="float" office:value="0.80440666204025" calcext:value-type="float">
            <text:p>0.80440666204025</text:p>
          </table:table-cell>
          <table:table-cell office:value-type="float" office:value="0.0299825930314779" calcext:value-type="float">
            <text:p>0.0299825930314779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293528562452692" calcext:value-type="float">
            <text:p>0.0293528562452692</text:p>
          </table:table-cell>
          <table:table-cell office:value-type="float" office:value="0.79001272264631" calcext:value-type="float">
            <text:p>0.79001272264631</text:p>
          </table:table-cell>
          <table:table-cell office:value-type="float" office:value="0.0368353317741993" calcext:value-type="float">
            <text:p>0.0368353317741993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287175564658041" calcext:value-type="float">
            <text:p>0.0287175564658041</text:p>
          </table:table-cell>
          <table:table-cell office:value-type="float" office:value="0.78999537358316" calcext:value-type="float">
            <text:p>0.78999537358316</text:p>
          </table:table-cell>
          <table:table-cell office:value-type="float" office:value="0.0353399759729212" calcext:value-type="float">
            <text:p>0.0353399759729212</text:p>
          </table:table-cell>
          <table:table-cell office:value-type="float" office:value="0.780135322692575" calcext:value-type="float">
            <text:p>0.780135322692575</text:p>
          </table:table-cell>
          <table:table-cell office:value-type="float" office:value="0.041189036679198" calcext:value-type="float">
            <text:p>0.041189036679198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232238402072784" calcext:value-type="float">
            <text:p>0.0232238402072784</text:p>
          </table:table-cell>
          <table:table-cell office:value-type="float" office:value="0.796061762664816" calcext:value-type="float">
            <text:p>0.796061762664816</text:p>
          </table:table-cell>
          <table:table-cell office:value-type="float" office:value="0.0355852973857286" calcext:value-type="float">
            <text:p>0.035585297385728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24171106683753" calcext:value-type="float">
            <text:p>0.0324171106683753</text:p>
          </table:table-cell>
          <table:table-cell office:value-type="float" office:value="0.790770298403886" calcext:value-type="float">
            <text:p>0.790770298403886</text:p>
          </table:table-cell>
          <table:table-cell office:value-type="float" office:value="0.0396963852911118" calcext:value-type="float">
            <text:p>0.0396963852911118</text:p>
          </table:table-cell>
          <table:table-cell office:value-type="float" office:value="0.787734212352533" calcext:value-type="float">
            <text:p>0.787734212352533</text:p>
          </table:table-cell>
          <table:table-cell office:value-type="float" office:value="0.039193329829396" calcext:value-type="float">
            <text:p>0.039193329829396</text:p>
          </table:table-cell>
          <table:table-cell office:value-type="float" office:value="0.783159842701827" calcext:value-type="float">
            <text:p>0.783159842701827</text:p>
          </table:table-cell>
          <table:table-cell office:value-type="float" office:value="0.0328368696443361" calcext:value-type="float">
            <text:p>0.03283686964433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5315752949341" calcext:value-type="float">
            <text:p>0.795315752949341</text:p>
          </table:table-cell>
          <table:table-cell office:value-type="float" office:value="0.0279985455038366" calcext:value-type="float">
            <text:p>0.0279985455038366</text:p>
          </table:table-cell>
          <table:table-cell office:value-type="float" office:value="0.79381795049734" calcext:value-type="float">
            <text:p>0.79381795049734</text:p>
          </table:table-cell>
          <table:table-cell office:value-type="float" office:value="0.0345909217893708" calcext:value-type="float">
            <text:p>0.0345909217893708</text:p>
          </table:table-cell>
          <table:table-cell office:value-type="float" office:value="0.798351839000694" calcext:value-type="float">
            <text:p>0.798351839000694</text:p>
          </table:table-cell>
          <table:table-cell office:value-type="float" office:value="0.0433846630518264" calcext:value-type="float">
            <text:p>0.0433846630518264</text:p>
          </table:table-cell>
          <table:table-cell office:value-type="float" office:value="0.792268100855887" calcext:value-type="float">
            <text:p>0.792268100855887</text:p>
          </table:table-cell>
          <table:table-cell office:value-type="float" office:value="0.0369648450738591" calcext:value-type="float">
            <text:p>0.0369648450738591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57546503228283" calcext:value-type="float">
            <text:p>0.0257546503228283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5096387730817" calcext:value-type="float">
            <text:p>0.035096387730817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61573424441967" calcext:value-type="float">
            <text:p>0.0361573424441967</text:p>
          </table:table-cell>
          <table:table-cell office:value-type="float" office:value="0.794517696044414" calcext:value-type="float">
            <text:p>0.794517696044414</text:p>
          </table:table-cell>
          <table:table-cell office:value-type="float" office:value="0.0326135362222723" calcext:value-type="float">
            <text:p>0.0326135362222723</text:p>
          </table:table-cell>
          <table:table-cell office:value-type="float" office:value="0.79000115660421" calcext:value-type="float">
            <text:p>0.79000115660421</text:p>
          </table:table-cell>
          <table:table-cell office:value-type="float" office:value="0.0377489900137901" calcext:value-type="float">
            <text:p>0.0377489900137901</text:p>
          </table:table-cell>
          <table:table-cell office:value-type="float" office:value="0.785444136016655" calcext:value-type="float">
            <text:p>0.785444136016655</text:p>
          </table:table-cell>
          <table:table-cell office:value-type="float" office:value="0.0369423706939409" calcext:value-type="float">
            <text:p>0.0369423706939409</text:p>
          </table:table-cell>
          <table:table-cell office:value-type="float" office:value="0.794535045107564" calcext:value-type="float">
            <text:p>0.794535045107564</text:p>
          </table:table-cell>
          <table:table-cell office:value-type="float" office:value="0.0373981159663576" calcext:value-type="float">
            <text:p>0.0373981159663576</text:p>
          </table:table-cell>
          <table:table-cell office:value-type="float" office:value="0.786207494795281" calcext:value-type="float">
            <text:p>0.786207494795281</text:p>
          </table:table-cell>
          <table:table-cell office:value-type="float" office:value="0.0453944310365072" calcext:value-type="float">
            <text:p>0.0453944310365072</text:p>
          </table:table-cell>
          <table:table-cell office:value-type="float" office:value="0.796055979643766" calcext:value-type="float">
            <text:p>0.796055979643766</text:p>
          </table:table-cell>
          <table:table-cell office:value-type="float" office:value="0.0248682188171125" calcext:value-type="float">
            <text:p>0.0248682188171125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65194556341117" calcext:value-type="float">
            <text:p>0.0365194556341117</text:p>
          </table:table-cell>
          <table:table-cell office:value-type="float" office:value="0.794563960212815" calcext:value-type="float">
            <text:p>0.794563960212815</text:p>
          </table:table-cell>
          <table:table-cell office:value-type="float" office:value="0.032875650411408" calcext:value-type="float">
            <text:p>0.032875650411408</text:p>
          </table:table-cell>
          <table:table-cell office:value-type="float" office:value="0.797571131158917" calcext:value-type="float">
            <text:p>0.797571131158917</text:p>
          </table:table-cell>
          <table:table-cell office:value-type="float" office:value="0.0319683302083791" calcext:value-type="float">
            <text:p>0.03196833020837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800613000231321" calcext:value-type="float">
            <text:p>0.800613000231321</text:p>
          </table:table-cell>
          <table:table-cell office:value-type="float" office:value="0.032499970038762" calcext:value-type="float">
            <text:p>0.032499970038762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4275941308929" calcext:value-type="float">
            <text:p>0.0344275941308929</text:p>
          </table:table-cell>
          <table:table-cell office:value-type="float" office:value="0.799086282674069" calcext:value-type="float">
            <text:p>0.799086282674069</text:p>
          </table:table-cell>
          <table:table-cell office:value-type="float" office:value="0.0363096136054131" calcext:value-type="float">
            <text:p>0.0363096136054131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15442586096993" calcext:value-type="float">
            <text:p>0.0315442586096993</text:p>
          </table:table-cell>
          <table:table-cell office:value-type="float" office:value="0.802110802683322" calcext:value-type="float">
            <text:p>0.802110802683322</text:p>
          </table:table-cell>
          <table:table-cell office:value-type="float" office:value="0.0198442644370429" calcext:value-type="float">
            <text:p>0.0198442644370429</text:p>
          </table:table-cell>
          <table:table-cell office:value-type="float" office:value="0.793789035392089" calcext:value-type="float">
            <text:p>0.793789035392089</text:p>
          </table:table-cell>
          <table:table-cell office:value-type="float" office:value="0.0343619153893011" calcext:value-type="float">
            <text:p>0.0343619153893011</text:p>
          </table:table-cell>
          <table:table-cell office:value-type="float" office:value="0.800630349294471" calcext:value-type="float">
            <text:p>0.800630349294471</text:p>
          </table:table-cell>
          <table:table-cell office:value-type="float" office:value="0.030583832429651" calcext:value-type="float">
            <text:p>0.030583832429651</text:p>
          </table:table-cell>
          <table:table-cell office:value-type="float" office:value="0.80058986814712" calcext:value-type="float">
            <text:p>0.80058986814712</text:p>
          </table:table-cell>
          <table:table-cell office:value-type="float" office:value="0.0308597353921215" calcext:value-type="float">
            <text:p>0.0308597353921215</text:p>
          </table:table-cell>
          <table:table-cell office:value-type="float" office:value="0.793037242655563" calcext:value-type="float">
            <text:p>0.793037242655563</text:p>
          </table:table-cell>
          <table:table-cell office:value-type="float" office:value="0.0318677379053524" calcext:value-type="float">
            <text:p>0.0318677379053524</text:p>
          </table:table-cell>
          <table:table-cell office:value-type="float" office:value="0.788491788110109" calcext:value-type="float">
            <text:p>0.788491788110109</text:p>
          </table:table-cell>
          <table:table-cell office:value-type="float" office:value="0.0340512215282312" calcext:value-type="float">
            <text:p>0.0340512215282312</text:p>
          </table:table-cell>
          <table:table-cell office:value-type="float" office:value="0.79529840388619" calcext:value-type="float">
            <text:p>0.79529840388619</text:p>
          </table:table-cell>
          <table:table-cell office:value-type="float" office:value="0.0364230568140963" calcext:value-type="float">
            <text:p>0.0364230568140963</text:p>
          </table:table-cell>
          <table:table-cell office:value-type="float" office:value="0.791527874161462" calcext:value-type="float">
            <text:p>0.791527874161462</text:p>
          </table:table-cell>
          <table:table-cell office:value-type="float" office:value="0.0449784100960538" calcext:value-type="float">
            <text:p>0.0449784100960538</text:p>
          </table:table-cell>
          <table:table-cell office:value-type="float" office:value="0.799097848716169" calcext:value-type="float">
            <text:p>0.799097848716169</text:p>
          </table:table-cell>
          <table:table-cell office:value-type="float" office:value="0.0298749496759344" calcext:value-type="float">
            <text:p>0.0298749496759344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34880775110501" calcext:value-type="float">
            <text:p>0.034880775110501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294011182711951" calcext:value-type="float">
            <text:p>0.0294011182711951</text:p>
          </table:table-cell>
          <table:table-cell office:value-type="float" office:value="0.800624566273421" calcext:value-type="float">
            <text:p>0.800624566273421</text:p>
          </table:table-cell>
          <table:table-cell office:value-type="float" office:value="0.0328252683651488" calcext:value-type="float">
            <text:p>0.0328252683651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8346055979644" calcext:value-type="float">
            <text:p>0.798346055979644</text:p>
          </table:table-cell>
          <table:table-cell office:value-type="float" office:value="0.0334514985698534" calcext:value-type="float">
            <text:p>0.0334514985698534</text:p>
          </table:table-cell>
          <table:table-cell office:value-type="float" office:value="0.796073328706916" calcext:value-type="float">
            <text:p>0.796073328706916</text:p>
          </table:table-cell>
          <table:table-cell office:value-type="float" office:value="0.0340551264331277" calcext:value-type="float">
            <text:p>0.0340551264331277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232496738991" calcext:value-type="float">
            <text:p>0.03232496738991</text:p>
          </table:table-cell>
          <table:table-cell office:value-type="float" office:value="0.796050196622716" calcext:value-type="float">
            <text:p>0.796050196622716</text:p>
          </table:table-cell>
          <table:table-cell office:value-type="float" office:value="0.0316827470220089" calcext:value-type="float">
            <text:p>0.0316827470220089</text:p>
          </table:table-cell>
          <table:table-cell office:value-type="float" office:value="0.800607217210271" calcext:value-type="float">
            <text:p>0.800607217210271</text:p>
          </table:table-cell>
          <table:table-cell office:value-type="float" office:value="0.0244853631806476" calcext:value-type="float">
            <text:p>0.0244853631806476</text:p>
          </table:table-cell>
          <table:table-cell office:value-type="float" office:value="0.797576914179968" calcext:value-type="float">
            <text:p>0.797576914179968</text:p>
          </table:table-cell>
          <table:table-cell office:value-type="float" office:value="0.0376133451730075" calcext:value-type="float">
            <text:p>0.0376133451730075</text:p>
          </table:table-cell>
          <table:table-cell office:value-type="float" office:value="0.79911519777932" calcext:value-type="float">
            <text:p>0.79911519777932</text:p>
          </table:table-cell>
          <table:table-cell office:value-type="float" office:value="0.0350831955333516" calcext:value-type="float">
            <text:p>0.0350831955333516</text:p>
          </table:table-cell>
          <table:table-cell office:value-type="float" office:value="0.799838075410595" calcext:value-type="float">
            <text:p>0.799838075410595</text:p>
          </table:table-cell>
          <table:table-cell office:value-type="float" office:value="0.0336081688971994" calcext:value-type="float">
            <text:p>0.0336081688971994</text:p>
          </table:table-cell>
          <table:table-cell office:value-type="float" office:value="0.794552394170715" calcext:value-type="float">
            <text:p>0.794552394170715</text:p>
          </table:table-cell>
          <table:table-cell office:value-type="float" office:value="0.0331310100892877" calcext:value-type="float">
            <text:p>0.0331310100892877</text:p>
          </table:table-cell>
          <table:table-cell office:value-type="float" office:value="0.793031459634513" calcext:value-type="float">
            <text:p>0.793031459634513</text:p>
          </table:table-cell>
          <table:table-cell office:value-type="float" office:value="0.0360341609615849" calcext:value-type="float">
            <text:p>0.0360341609615849</text:p>
          </table:table-cell>
          <table:table-cell office:value-type="float" office:value="0.794540828128614" calcext:value-type="float">
            <text:p>0.794540828128614</text:p>
          </table:table-cell>
          <table:table-cell office:value-type="float" office:value="0.0352539190579749" calcext:value-type="float">
            <text:p>0.0352539190579749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461199741784735" calcext:value-type="float">
            <text:p>0.0461199741784735</text:p>
          </table:table-cell>
          <table:table-cell office:value-type="float" office:value="0.798340272958594" calcext:value-type="float">
            <text:p>0.798340272958594</text:p>
          </table:table-cell>
          <table:table-cell office:value-type="float" office:value="0.0319244348625316" calcext:value-type="float">
            <text:p>0.0319244348625316</text:p>
          </table:table-cell>
          <table:table-cell office:value-type="float" office:value="0.793783252371039" calcext:value-type="float">
            <text:p>0.793783252371039</text:p>
          </table:table-cell>
          <table:table-cell office:value-type="float" office:value="0.0369028993477173" calcext:value-type="float">
            <text:p>0.0369028993477173</text:p>
          </table:table-cell>
          <table:table-cell office:value-type="float" office:value="0.793043025676613" calcext:value-type="float">
            <text:p>0.793043025676613</text:p>
          </table:table-cell>
          <table:table-cell office:value-type="float" office:value="0.0297638316279043" calcext:value-type="float">
            <text:p>0.0297638316279043</text:p>
          </table:table-cell>
          <table:table-cell office:value-type="float" office:value="0.797588480222068" calcext:value-type="float">
            <text:p>0.797588480222068</text:p>
          </table:table-cell>
          <table:table-cell office:value-type="float" office:value="0.0370396009928511" calcext:value-type="float">
            <text:p>0.03703960099285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ineQualityRed_5vs6</text:p>
          </table:table-cell>
          <table:table-cell office:value-type="float" office:value="0.793794818413139" calcext:value-type="float">
            <text:p>0.793794818413139</text:p>
          </table:table-cell>
          <table:table-cell office:value-type="float" office:value="0.0295092469777191" calcext:value-type="float">
            <text:p>0.0295092469777191</text:p>
          </table:table-cell>
          <table:table-cell office:value-type="float" office:value="0.793955586398335" calcext:value-type="float">
            <text:p>0.793955586398335</text:p>
          </table:table-cell>
          <table:table-cell office:value-type="float" office:value="0.0347259999371983" calcext:value-type="float">
            <text:p>0.0347259999371983</text:p>
          </table:table-cell>
          <table:table-cell office:value-type="float" office:value="0.795766828591256" calcext:value-type="float">
            <text:p>0.795766828591256</text:p>
          </table:table-cell>
          <table:table-cell office:value-type="float" office:value="0.0371247097137173" calcext:value-type="float">
            <text:p>0.0371247097137173</text:p>
          </table:table-cell>
          <table:table-cell office:value-type="float" office:value="0.791818181818182" calcext:value-type="float">
            <text:p>0.791818181818182</text:p>
          </table:table-cell>
          <table:table-cell office:value-type="float" office:value="0.0323960597894744" calcext:value-type="float">
            <text:p>0.0323960597894744</text:p>
          </table:table-cell>
          <table:table-cell office:value-type="float" office:value="0.798339116354384" calcext:value-type="float">
            <text:p>0.798339116354384</text:p>
          </table:table-cell>
          <table:table-cell office:value-type="float" office:value="0.0272682304823297" calcext:value-type="float">
            <text:p>0.0272682304823297</text:p>
          </table:table-cell>
          <table:table-cell office:value-type="float" office:value="0.789087439278279" calcext:value-type="float">
            <text:p>0.789087439278279</text:p>
          </table:table-cell>
          <table:table-cell office:value-type="float" office:value="0.0317234697555591" calcext:value-type="float">
            <text:p>0.0317234697555591</text:p>
          </table:table-cell>
          <table:table-cell office:value-type="float" office:value="0.794720101781171" calcext:value-type="float">
            <text:p>0.794720101781171</text:p>
          </table:table-cell>
          <table:table-cell office:value-type="float" office:value="0.0342791290888106" calcext:value-type="float">
            <text:p>0.0342791290888106</text:p>
          </table:table-cell>
          <table:table-cell office:value-type="float" office:value="0.796039787184825" calcext:value-type="float">
            <text:p>0.796039787184825</text:p>
          </table:table-cell>
          <table:table-cell office:value-type="float" office:value="0.0316507835193465" calcext:value-type="float">
            <text:p>0.0316507835193465</text:p>
          </table:table-cell>
          <table:table-cell office:value-type="float" office:value="0.789243580846634" calcext:value-type="float">
            <text:p>0.789243580846634</text:p>
          </table:table-cell>
          <table:table-cell office:value-type="float" office:value="0.0346653296338829" calcext:value-type="float">
            <text:p>0.0346653296338829</text:p>
          </table:table-cell>
          <table:table-cell office:value-type="float" office:value="0.783782095766829" calcext:value-type="float">
            <text:p>0.783782095766829</text:p>
          </table:table-cell>
          <table:table-cell office:value-type="float" office:value="0.035313512253272" calcext:value-type="float">
            <text:p>0.035313512253272</text:p>
          </table:table-cell>
          <table:table-cell office:value-type="float" office:value="0.793937080730974" calcext:value-type="float">
            <text:p>0.793937080730974</text:p>
          </table:table-cell>
          <table:table-cell office:value-type="float" office:value="0.033208668715606" calcext:value-type="float">
            <text:p>0.033208668715606</text:p>
          </table:table-cell>
          <table:table-cell office:value-type="float" office:value="0.791207494795281" calcext:value-type="float">
            <text:p>0.791207494795281</text:p>
          </table:table-cell>
          <table:table-cell office:value-type="float" office:value="0.0419477794752293" calcext:value-type="float">
            <text:p>0.0419477794752293</text:p>
          </table:table-cell>
          <table:table-cell office:value-type="float" office:value="0.793335646541753" calcext:value-type="float">
            <text:p>0.793335646541753</text:p>
          </table:table-cell>
          <table:table-cell office:value-type="float" office:value="0.0323592056108194" calcext:value-type="float">
            <text:p>0.0323592056108194</text:p>
          </table:table-cell>
          <table:table-cell office:value-type="float" office:value="0.79030996992829" calcext:value-type="float">
            <text:p>0.79030996992829</text:p>
          </table:table-cell>
          <table:table-cell office:value-type="float" office:value="0.0387840080443797" calcext:value-type="float">
            <text:p>0.0387840080443797</text:p>
          </table:table-cell>
          <table:table-cell office:value-type="float" office:value="0.787125838538052" calcext:value-type="float">
            <text:p>0.787125838538052</text:p>
          </table:table-cell>
          <table:table-cell office:value-type="float" office:value="0.0337113602188011" calcext:value-type="float">
            <text:p>0.0337113602188011</text:p>
          </table:table-cell>
          <table:table-cell office:value-type="float" office:value="0.793482535276428" calcext:value-type="float">
            <text:p>0.793482535276428</text:p>
          </table:table-cell>
          <table:table-cell office:value-type="float" office:value="0.0310813097615394" calcext:value-type="float">
            <text:p>0.03108130976153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668027465667915" calcext:value-type="float">
            <text:p>0.668027465667915</text:p>
          </table:table-cell>
          <table:table-cell office:value-type="float" office:value="0.0628915187886935" calcext:value-type="float">
            <text:p>0.0628915187886935</text:p>
          </table:table-cell>
          <table:table-cell office:value-type="float" office:value="0.665930087390762" calcext:value-type="float">
            <text:p>0.665930087390762</text:p>
          </table:table-cell>
          <table:table-cell office:value-type="float" office:value="0.0390706567656788" calcext:value-type="float">
            <text:p>0.0390706567656788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459954360767417" calcext:value-type="float">
            <text:p>0.0459954360767417</text:p>
          </table:table-cell>
          <table:table-cell office:value-type="float" office:value="0.657990012484394" calcext:value-type="float">
            <text:p>0.657990012484394</text:p>
          </table:table-cell>
          <table:table-cell office:value-type="float" office:value="0.0445951880227881" calcext:value-type="float">
            <text:p>0.0445951880227881</text:p>
          </table:table-cell>
          <table:table-cell office:value-type="float" office:value="0.687116104868914" calcext:value-type="float">
            <text:p>0.687116104868914</text:p>
          </table:table-cell>
          <table:table-cell office:value-type="float" office:value="0.0609842701697535" calcext:value-type="float">
            <text:p>0.0609842701697535</text:p>
          </table:table-cell>
          <table:table-cell office:value-type="float" office:value="0.671573033707865" calcext:value-type="float">
            <text:p>0.671573033707865</text:p>
          </table:table-cell>
          <table:table-cell office:value-type="float" office:value="0.0401998386246724" calcext:value-type="float">
            <text:p>0.0401998386246724</text:p>
          </table:table-cell>
          <table:table-cell office:value-type="float" office:value="0.671460674157303" calcext:value-type="float">
            <text:p>0.671460674157303</text:p>
          </table:table-cell>
          <table:table-cell office:value-type="float" office:value="0.0595682025162366" calcext:value-type="float">
            <text:p>0.0595682025162366</text:p>
          </table:table-cell>
          <table:table-cell office:value-type="float" office:value="0.667003745318352" calcext:value-type="float">
            <text:p>0.667003745318352</text:p>
          </table:table-cell>
          <table:table-cell office:value-type="float" office:value="0.0362163201797387" calcext:value-type="float">
            <text:p>0.0362163201797387</text:p>
          </table:table-cell>
          <table:table-cell office:value-type="float" office:value="0.659138576779026" calcext:value-type="float">
            <text:p>0.659138576779026</text:p>
          </table:table-cell>
          <table:table-cell office:value-type="float" office:value="0.0411759670522335" calcext:value-type="float">
            <text:p>0.0411759670522335</text:p>
          </table:table-cell>
          <table:table-cell office:value-type="float" office:value="0.67936329588015" calcext:value-type="float">
            <text:p>0.67936329588015</text:p>
          </table:table-cell>
          <table:table-cell office:value-type="float" office:value="0.0480622363431861" calcext:value-type="float">
            <text:p>0.0480622363431861</text:p>
          </table:table-cell>
          <table:table-cell office:value-type="float" office:value="0.670411985018727" calcext:value-type="float">
            <text:p>0.670411985018727</text:p>
          </table:table-cell>
          <table:table-cell office:value-type="float" office:value="0.0547551683997071" calcext:value-type="float">
            <text:p>0.0547551683997071</text:p>
          </table:table-cell>
          <table:table-cell office:value-type="float" office:value="0.668189762796504" calcext:value-type="float">
            <text:p>0.668189762796504</text:p>
          </table:table-cell>
          <table:table-cell office:value-type="float" office:value="0.0428043749812754" calcext:value-type="float">
            <text:p>0.0428043749812754</text:p>
          </table:table-cell>
          <table:table-cell office:value-type="float" office:value="0.654594257178527" calcext:value-type="float">
            <text:p>0.654594257178527</text:p>
          </table:table-cell>
          <table:table-cell office:value-type="float" office:value="0.055365753760553" calcext:value-type="float">
            <text:p>0.055365753760553</text:p>
          </table:table-cell>
          <table:table-cell office:value-type="float" office:value="0.654606741573034" calcext:value-type="float">
            <text:p>0.654606741573034</text:p>
          </table:table-cell>
          <table:table-cell office:value-type="float" office:value="0.0543083820683047" calcext:value-type="float">
            <text:p>0.0543083820683047</text:p>
          </table:table-cell>
          <table:table-cell office:value-type="float" office:value="0.675880149812734" calcext:value-type="float">
            <text:p>0.675880149812734</text:p>
          </table:table-cell>
          <table:table-cell office:value-type="float" office:value="0.0610916021048089" calcext:value-type="float">
            <text:p>0.0610916021048089</text:p>
          </table:table-cell>
          <table:table-cell office:value-type="float" office:value="0.670387016229713" calcext:value-type="float">
            <text:p>0.670387016229713</text:p>
          </table:table-cell>
          <table:table-cell office:value-type="float" office:value="0.0612033015461708" calcext:value-type="float">
            <text:p>0.06120330154617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670274656679151" calcext:value-type="float">
            <text:p>0.670274656679151</text:p>
          </table:table-cell>
          <table:table-cell office:value-type="float" office:value="0.0615239735103437" calcext:value-type="float">
            <text:p>0.0615239735103437</text:p>
          </table:table-cell>
          <table:table-cell office:value-type="float" office:value="0.662534332084894" calcext:value-type="float">
            <text:p>0.662534332084894</text:p>
          </table:table-cell>
          <table:table-cell office:value-type="float" office:value="0.0370479043472142" calcext:value-type="float">
            <text:p>0.0370479043472142</text:p>
          </table:table-cell>
          <table:table-cell office:value-type="float" office:value="0.696167290886392" calcext:value-type="float">
            <text:p>0.696167290886392</text:p>
          </table:table-cell>
          <table:table-cell office:value-type="float" office:value="0.0334434769353133" calcext:value-type="float">
            <text:p>0.0334434769353133</text:p>
          </table:table-cell>
          <table:table-cell office:value-type="float" office:value="0.67481897627965" calcext:value-type="float">
            <text:p>0.67481897627965</text:p>
          </table:table-cell>
          <table:table-cell office:value-type="float" office:value="0.046020760767889" calcext:value-type="float">
            <text:p>0.046020760767889</text:p>
          </table:table-cell>
          <table:table-cell office:value-type="float" office:value="0.692746566791511" calcext:value-type="float">
            <text:p>0.692746566791511</text:p>
          </table:table-cell>
          <table:table-cell office:value-type="float" office:value="0.0570058241900571" calcext:value-type="float">
            <text:p>0.0570058241900571</text:p>
          </table:table-cell>
          <table:table-cell office:value-type="float" office:value="0.683795255930087" calcext:value-type="float">
            <text:p>0.683795255930087</text:p>
          </table:table-cell>
          <table:table-cell office:value-type="float" office:value="0.050565369978737" calcext:value-type="float">
            <text:p>0.050565369978737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614394586902712" calcext:value-type="float">
            <text:p>0.0614394586902712</text:p>
          </table:table-cell>
          <table:table-cell office:value-type="float" office:value="0.68832709113608" calcext:value-type="float">
            <text:p>0.68832709113608</text:p>
          </table:table-cell>
          <table:table-cell office:value-type="float" office:value="0.0591682815803372" calcext:value-type="float">
            <text:p>0.0591682815803372</text:p>
          </table:table-cell>
          <table:table-cell office:value-type="float" office:value="0.671423220973783" calcext:value-type="float">
            <text:p>0.671423220973783</text:p>
          </table:table-cell>
          <table:table-cell office:value-type="float" office:value="0.0653581191147219" calcext:value-type="float">
            <text:p>0.0653581191147219</text:p>
          </table:table-cell>
          <table:table-cell office:value-type="float" office:value="0.690524344569288" calcext:value-type="float">
            <text:p>0.690524344569288</text:p>
          </table:table-cell>
          <table:table-cell office:value-type="float" office:value="0.0551589393720931" calcext:value-type="float">
            <text:p>0.0551589393720931</text:p>
          </table:table-cell>
          <table:table-cell office:value-type="float" office:value="0.67481897627965" calcext:value-type="float">
            <text:p>0.67481897627965</text:p>
          </table:table-cell>
          <table:table-cell office:value-type="float" office:value="0.0444845622638494" calcext:value-type="float">
            <text:p>0.0444845622638494</text:p>
          </table:table-cell>
          <table:table-cell office:value-type="float" office:value="0.681548064918851" calcext:value-type="float">
            <text:p>0.681548064918851</text:p>
          </table:table-cell>
          <table:table-cell office:value-type="float" office:value="0.0484446272150975" calcext:value-type="float">
            <text:p>0.0484446272150975</text:p>
          </table:table-cell>
          <table:table-cell office:value-type="float" office:value="0.687166042446941" calcext:value-type="float">
            <text:p>0.687166042446941</text:p>
          </table:table-cell>
          <table:table-cell office:value-type="float" office:value="0.0632487567962891" calcext:value-type="float">
            <text:p>0.0632487567962891</text:p>
          </table:table-cell>
          <table:table-cell office:value-type="float" office:value="0.68832709113608" calcext:value-type="float">
            <text:p>0.68832709113608</text:p>
          </table:table-cell>
          <table:table-cell office:value-type="float" office:value="0.0384184689159137" calcext:value-type="float">
            <text:p>0.0384184689159137</text:p>
          </table:table-cell>
          <table:table-cell office:value-type="float" office:value="0.689375780274657" calcext:value-type="float">
            <text:p>0.689375780274657</text:p>
          </table:table-cell>
          <table:table-cell office:value-type="float" office:value="0.0557652576454177" calcext:value-type="float">
            <text:p>0.0557652576454177</text:p>
          </table:table-cell>
          <table:table-cell office:value-type="float" office:value="0.691685393258427" calcext:value-type="float">
            <text:p>0.691685393258427</text:p>
          </table:table-cell>
          <table:table-cell office:value-type="float" office:value="0.0475587597274655" calcext:value-type="float">
            <text:p>0.047558759727465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681523096129838" calcext:value-type="float">
            <text:p>0.681523096129838</text:p>
          </table:table-cell>
          <table:table-cell office:value-type="float" office:value="0.0537889573499542" calcext:value-type="float">
            <text:p>0.0537889573499542</text:p>
          </table:table-cell>
          <table:table-cell office:value-type="float" office:value="0.665880149812734" calcext:value-type="float">
            <text:p>0.665880149812734</text:p>
          </table:table-cell>
          <table:table-cell office:value-type="float" office:value="0.0391732480390219" calcext:value-type="float">
            <text:p>0.0391732480390219</text:p>
          </table:table-cell>
          <table:table-cell office:value-type="float" office:value="0.697253433208489" calcext:value-type="float">
            <text:p>0.697253433208489</text:p>
          </table:table-cell>
          <table:table-cell office:value-type="float" office:value="0.039342903203657" calcext:value-type="float">
            <text:p>0.039342903203657</text:p>
          </table:table-cell>
          <table:table-cell office:value-type="float" office:value="0.693920099875156" calcext:value-type="float">
            <text:p>0.693920099875156</text:p>
          </table:table-cell>
          <table:table-cell office:value-type="float" office:value="0.0428949152366351" calcext:value-type="float">
            <text:p>0.0428949152366351</text:p>
          </table:table-cell>
          <table:table-cell office:value-type="float" office:value="0.688264669163546" calcext:value-type="float">
            <text:p>0.688264669163546</text:p>
          </table:table-cell>
          <table:table-cell office:value-type="float" office:value="0.0462952816358859" calcext:value-type="float">
            <text:p>0.0462952816358859</text:p>
          </table:table-cell>
          <table:table-cell office:value-type="float" office:value="0.68039950062422" calcext:value-type="float">
            <text:p>0.68039950062422</text:p>
          </table:table-cell>
          <table:table-cell office:value-type="float" office:value="0.0522291523970448" calcext:value-type="float">
            <text:p>0.0522291523970448</text:p>
          </table:table-cell>
          <table:table-cell office:value-type="float" office:value="0.68936329588015" calcext:value-type="float">
            <text:p>0.68936329588015</text:p>
          </table:table-cell>
          <table:table-cell office:value-type="float" office:value="0.0516414412961071" calcext:value-type="float">
            <text:p>0.0516414412961071</text:p>
          </table:table-cell>
          <table:table-cell office:value-type="float" office:value="0.683795255930087" calcext:value-type="float">
            <text:p>0.683795255930087</text:p>
          </table:table-cell>
          <table:table-cell office:value-type="float" office:value="0.0513667323368796" calcext:value-type="float">
            <text:p>0.0513667323368796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08163145150686" calcext:value-type="float">
            <text:p>0.0408163145150686</text:p>
          </table:table-cell>
          <table:table-cell office:value-type="float" office:value="0.698377028714107" calcext:value-type="float">
            <text:p>0.698377028714107</text:p>
          </table:table-cell>
          <table:table-cell office:value-type="float" office:value="0.0544212371768635" calcext:value-type="float">
            <text:p>0.0544212371768635</text:p>
          </table:table-cell>
          <table:table-cell office:value-type="float" office:value="0.684893882646692" calcext:value-type="float">
            <text:p>0.684893882646692</text:p>
          </table:table-cell>
          <table:table-cell office:value-type="float" office:value="0.0491798526777666" calcext:value-type="float">
            <text:p>0.0491798526777666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480925801293339" calcext:value-type="float">
            <text:p>0.0480925801293339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63542611800345" calcext:value-type="float">
            <text:p>0.0563542611800345</text:p>
          </table:table-cell>
          <table:table-cell office:value-type="float" office:value="0.687166042446941" calcext:value-type="float">
            <text:p>0.687166042446941</text:p>
          </table:table-cell>
          <table:table-cell office:value-type="float" office:value="0.0361286959422323" calcext:value-type="float">
            <text:p>0.0361286959422323</text:p>
          </table:table-cell>
          <table:table-cell office:value-type="float" office:value="0.692784019975031" calcext:value-type="float">
            <text:p>0.692784019975031</text:p>
          </table:table-cell>
          <table:table-cell office:value-type="float" office:value="0.0502451617701938" calcext:value-type="float">
            <text:p>0.0502451617701938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510620536396999" calcext:value-type="float">
            <text:p>0.0510620536396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677016229712859" calcext:value-type="float">
            <text:p>0.677016229712859</text:p>
          </table:table-cell>
          <table:table-cell office:value-type="float" office:value="0.0638233172507682" calcext:value-type="float">
            <text:p>0.0638233172507682</text:p>
          </table:table-cell>
          <table:table-cell office:value-type="float" office:value="0.665905118601748" calcext:value-type="float">
            <text:p>0.665905118601748</text:p>
          </table:table-cell>
          <table:table-cell office:value-type="float" office:value="0.0326840319601094" calcext:value-type="float">
            <text:p>0.0326840319601094</text:p>
          </table:table-cell>
          <table:table-cell office:value-type="float" office:value="0.698451935081149" calcext:value-type="float">
            <text:p>0.698451935081149</text:p>
          </table:table-cell>
          <table:table-cell office:value-type="float" office:value="0.038495200783388" calcext:value-type="float">
            <text:p>0.038495200783388</text:p>
          </table:table-cell>
          <table:table-cell office:value-type="float" office:value="0.698426966292135" calcext:value-type="float">
            <text:p>0.698426966292135</text:p>
          </table:table-cell>
          <table:table-cell office:value-type="float" office:value="0.0435044159510382" calcext:value-type="float">
            <text:p>0.0435044159510382</text:p>
          </table:table-cell>
          <table:table-cell office:value-type="float" office:value="0.68940074906367" calcext:value-type="float">
            <text:p>0.68940074906367</text:p>
          </table:table-cell>
          <table:table-cell office:value-type="float" office:value="0.0506256675796835" calcext:value-type="float">
            <text:p>0.0506256675796835</text:p>
          </table:table-cell>
          <table:table-cell office:value-type="float" office:value="0.688264669163546" calcext:value-type="float">
            <text:p>0.688264669163546</text:p>
          </table:table-cell>
          <table:table-cell office:value-type="float" office:value="0.0421506882818075" calcext:value-type="float">
            <text:p>0.0421506882818075</text:p>
          </table:table-cell>
          <table:table-cell office:value-type="float" office:value="0.690486891385768" calcext:value-type="float">
            <text:p>0.690486891385768</text:p>
          </table:table-cell>
          <table:table-cell office:value-type="float" office:value="0.0558484333506229" calcext:value-type="float">
            <text:p>0.0558484333506229</text:p>
          </table:table-cell>
          <table:table-cell office:value-type="float" office:value="0.68940074906367" calcext:value-type="float">
            <text:p>0.68940074906367</text:p>
          </table:table-cell>
          <table:table-cell office:value-type="float" office:value="0.0563819499903914" calcext:value-type="float">
            <text:p>0.0563819499903914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379194744674422" calcext:value-type="float">
            <text:p>0.0379194744674422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520018284333632" calcext:value-type="float">
            <text:p>0.0520018284333632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556553270949602" calcext:value-type="float">
            <text:p>0.0556553270949602</text:p>
          </table:table-cell>
          <table:table-cell office:value-type="float" office:value="0.689375780274657" calcext:value-type="float">
            <text:p>0.689375780274657</text:p>
          </table:table-cell>
          <table:table-cell office:value-type="float" office:value="0.0499255239301065" calcext:value-type="float">
            <text:p>0.0499255239301065</text:p>
          </table:table-cell>
          <table:table-cell office:value-type="float" office:value="0.690536828963795" calcext:value-type="float">
            <text:p>0.690536828963795</text:p>
          </table:table-cell>
          <table:table-cell office:value-type="float" office:value="0.0494584029426738" calcext:value-type="float">
            <text:p>0.0494584029426738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43524873148206" calcext:value-type="float">
            <text:p>0.0443524873148206</text:p>
          </table:table-cell>
          <table:table-cell office:value-type="float" office:value="0.6916354556804" calcext:value-type="float">
            <text:p>0.6916354556804</text:p>
          </table:table-cell>
          <table:table-cell office:value-type="float" office:value="0.0451344963425476" calcext:value-type="float">
            <text:p>0.0451344963425476</text:p>
          </table:table-cell>
          <table:table-cell office:value-type="float" office:value="0.6983645443196" calcext:value-type="float">
            <text:p>0.6983645443196</text:p>
          </table:table-cell>
          <table:table-cell office:value-type="float" office:value="0.0531809953311762" calcext:value-type="float">
            <text:p>0.053180995331176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679275905118602" calcext:value-type="float">
            <text:p>0.679275905118602</text:p>
          </table:table-cell>
          <table:table-cell office:value-type="float" office:value="0.0599811604825473" calcext:value-type="float">
            <text:p>0.0599811604825473</text:p>
          </table:table-cell>
          <table:table-cell office:value-type="float" office:value="0.664806491885144" calcext:value-type="float">
            <text:p>0.664806491885144</text:p>
          </table:table-cell>
          <table:table-cell office:value-type="float" office:value="0.0430726868921015" calcext:value-type="float">
            <text:p>0.0430726868921015</text:p>
          </table:table-cell>
          <table:table-cell office:value-type="float" office:value="0.693932584269663" calcext:value-type="float">
            <text:p>0.693932584269663</text:p>
          </table:table-cell>
          <table:table-cell office:value-type="float" office:value="0.0414631950603915" calcext:value-type="float">
            <text:p>0.0414631950603915</text:p>
          </table:table-cell>
          <table:table-cell office:value-type="float" office:value="0.690561797752809" calcext:value-type="float">
            <text:p>0.690561797752809</text:p>
          </table:table-cell>
          <table:table-cell office:value-type="float" office:value="0.0487271531229988" calcext:value-type="float">
            <text:p>0.0487271531229988</text:p>
          </table:table-cell>
          <table:table-cell office:value-type="float" office:value="0.696104868913858" calcext:value-type="float">
            <text:p>0.696104868913858</text:p>
          </table:table-cell>
          <table:table-cell office:value-type="float" office:value="0.0545738566698157" calcext:value-type="float">
            <text:p>0.0545738566698157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52018271230567" calcext:value-type="float">
            <text:p>0.0552018271230567</text:p>
          </table:table-cell>
          <table:table-cell office:value-type="float" office:value="0.687128589263421" calcext:value-type="float">
            <text:p>0.687128589263421</text:p>
          </table:table-cell>
          <table:table-cell office:value-type="float" office:value="0.0616226939104849" calcext:value-type="float">
            <text:p>0.0616226939104849</text:p>
          </table:table-cell>
          <table:table-cell office:value-type="float" office:value="0.684918851435705" calcext:value-type="float">
            <text:p>0.684918851435705</text:p>
          </table:table-cell>
          <table:table-cell office:value-type="float" office:value="0.0520936217208074" calcext:value-type="float">
            <text:p>0.0520936217208074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0789380081991" calcext:value-type="float">
            <text:p>0.050789380081991</text:p>
          </table:table-cell>
          <table:table-cell office:value-type="float" office:value="0.6916354556804" calcext:value-type="float">
            <text:p>0.6916354556804</text:p>
          </table:table-cell>
          <table:table-cell office:value-type="float" office:value="0.0512713747524938" calcext:value-type="float">
            <text:p>0.0512713747524938</text:p>
          </table:table-cell>
          <table:table-cell office:value-type="float" office:value="0.687153558052435" calcext:value-type="float">
            <text:p>0.687153558052435</text:p>
          </table:table-cell>
          <table:table-cell office:value-type="float" office:value="0.0521309292770093" calcext:value-type="float">
            <text:p>0.0521309292770093</text:p>
          </table:table-cell>
          <table:table-cell office:value-type="float" office:value="0.687141073657928" calcext:value-type="float">
            <text:p>0.687141073657928</text:p>
          </table:table-cell>
          <table:table-cell office:value-type="float" office:value="0.047411304236968" calcext:value-type="float">
            <text:p>0.047411304236968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561290518691574" calcext:value-type="float">
            <text:p>0.0561290518691574</text:p>
          </table:table-cell>
          <table:table-cell office:value-type="float" office:value="0.688264669163546" calcext:value-type="float">
            <text:p>0.688264669163546</text:p>
          </table:table-cell>
          <table:table-cell office:value-type="float" office:value="0.0474918138020881" calcext:value-type="float">
            <text:p>0.0474918138020881</text:p>
          </table:table-cell>
          <table:table-cell office:value-type="float" office:value="0.696142322097378" calcext:value-type="float">
            <text:p>0.696142322097378</text:p>
          </table:table-cell>
          <table:table-cell office:value-type="float" office:value="0.0437682625443767" calcext:value-type="float">
            <text:p>0.0437682625443767</text:p>
          </table:table-cell>
          <table:table-cell office:value-type="float" office:value="0.689375780274657" calcext:value-type="float">
            <text:p>0.689375780274657</text:p>
          </table:table-cell>
          <table:table-cell office:value-type="float" office:value="0.0518550062531239" calcext:value-type="float">
            <text:p>0.05185500625312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675223470661673" calcext:value-type="float">
            <text:p>0.675223470661673</text:p>
          </table:table-cell>
          <table:table-cell office:value-type="float" office:value="0.0604017854764614" calcext:value-type="float">
            <text:p>0.0604017854764614</text:p>
          </table:table-cell>
          <table:table-cell office:value-type="float" office:value="0.665011235955056" calcext:value-type="float">
            <text:p>0.665011235955056</text:p>
          </table:table-cell>
          <table:table-cell office:value-type="float" office:value="0.0382097056008252" calcext:value-type="float">
            <text:p>0.0382097056008252</text:p>
          </table:table-cell>
          <table:table-cell office:value-type="float" office:value="0.691006242197253" calcext:value-type="float">
            <text:p>0.691006242197253</text:p>
          </table:table-cell>
          <table:table-cell office:value-type="float" office:value="0.0397480424118983" calcext:value-type="float">
            <text:p>0.0397480424118983</text:p>
          </table:table-cell>
          <table:table-cell office:value-type="float" office:value="0.683143570536829" calcext:value-type="float">
            <text:p>0.683143570536829</text:p>
          </table:table-cell>
          <table:table-cell office:value-type="float" office:value="0.0451484866202698" calcext:value-type="float">
            <text:p>0.0451484866202698</text:p>
          </table:table-cell>
          <table:table-cell office:value-type="float" office:value="0.6907265917603" calcext:value-type="float">
            <text:p>0.6907265917603</text:p>
          </table:table-cell>
          <table:table-cell office:value-type="float" office:value="0.0538969800490392" calcext:value-type="float">
            <text:p>0.0538969800490392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80693752810637" calcext:value-type="float">
            <text:p>0.0480693752810637</text:p>
          </table:table-cell>
          <table:table-cell office:value-type="float" office:value="0.684441947565543" calcext:value-type="float">
            <text:p>0.684441947565543</text:p>
          </table:table-cell>
          <table:table-cell office:value-type="float" office:value="0.0580240459527445" calcext:value-type="float">
            <text:p>0.0580240459527445</text:p>
          </table:table-cell>
          <table:table-cell office:value-type="float" office:value="0.682689138576779" calcext:value-type="float">
            <text:p>0.682689138576779</text:p>
          </table:table-cell>
          <table:table-cell office:value-type="float" office:value="0.0510453811616309" calcext:value-type="float">
            <text:p>0.0510453811616309</text:p>
          </table:table-cell>
          <table:table-cell office:value-type="float" office:value="0.676401997503121" calcext:value-type="float">
            <text:p>0.676401997503121</text:p>
          </table:table-cell>
          <table:table-cell office:value-type="float" office:value="0.0472118510462914" calcext:value-type="float">
            <text:p>0.0472118510462914</text:p>
          </table:table-cell>
          <table:table-cell office:value-type="float" office:value="0.690756554307116" calcext:value-type="float">
            <text:p>0.690756554307116</text:p>
          </table:table-cell>
          <table:table-cell office:value-type="float" office:value="0.0521831232155999" calcext:value-type="float">
            <text:p>0.0521831232155999</text:p>
          </table:table-cell>
          <table:table-cell office:value-type="float" office:value="0.679093632958802" calcext:value-type="float">
            <text:p>0.679093632958802</text:p>
          </table:table-cell>
          <table:table-cell office:value-type="float" office:value="0.0512411679426585" calcext:value-type="float">
            <text:p>0.0512411679426585</text:p>
          </table:table-cell>
          <table:table-cell office:value-type="float" office:value="0.683580524344569" calcext:value-type="float">
            <text:p>0.683580524344569</text:p>
          </table:table-cell>
          <table:table-cell office:value-type="float" office:value="0.0473356820985563" calcext:value-type="float">
            <text:p>0.0473356820985563</text:p>
          </table:table-cell>
          <table:table-cell office:value-type="float" office:value="0.679315855181024" calcext:value-type="float">
            <text:p>0.679315855181024</text:p>
          </table:table-cell>
          <table:table-cell office:value-type="float" office:value="0.0561112453097416" calcext:value-type="float">
            <text:p>0.0561112453097416</text:p>
          </table:table-cell>
          <table:table-cell office:value-type="float" office:value="0.681328339575531" calcext:value-type="float">
            <text:p>0.681328339575531</text:p>
          </table:table-cell>
          <table:table-cell office:value-type="float" office:value="0.0441399696086719" calcext:value-type="float">
            <text:p>0.0441399696086719</text:p>
          </table:table-cell>
          <table:table-cell office:value-type="float" office:value="0.68916354556804" calcext:value-type="float">
            <text:p>0.68916354556804</text:p>
          </table:table-cell>
          <table:table-cell office:value-type="float" office:value="0.0512009560814689" calcext:value-type="float">
            <text:p>0.0512009560814689</text:p>
          </table:table-cell>
          <table:table-cell office:value-type="float" office:value="0.688287141073658" calcext:value-type="float">
            <text:p>0.688287141073658</text:p>
          </table:table-cell>
          <table:table-cell office:value-type="float" office:value="0.0529720232995273" calcext:value-type="float">
            <text:p>0.05297202329952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63595505617977" calcext:value-type="float">
            <text:p>0.663595505617977</text:p>
          </table:table-cell>
          <table:table-cell office:value-type="float" office:value="0.038139737811723" calcext:value-type="float">
            <text:p>0.038139737811723</text:p>
          </table:table-cell>
          <table:table-cell office:value-type="float" office:value="0.668152309612984" calcext:value-type="float">
            <text:p>0.668152309612984</text:p>
          </table:table-cell>
          <table:table-cell office:value-type="float" office:value="0.0538110858065909" calcext:value-type="float">
            <text:p>0.0538110858065909</text:p>
          </table:table-cell>
          <table:table-cell office:value-type="float" office:value="0.666991260923845" calcext:value-type="float">
            <text:p>0.666991260923845</text:p>
          </table:table-cell>
          <table:table-cell office:value-type="float" office:value="0.0497145874404501" calcext:value-type="float">
            <text:p>0.0497145874404501</text:p>
          </table:table-cell>
          <table:table-cell office:value-type="float" office:value="0.663632958801498" calcext:value-type="float">
            <text:p>0.663632958801498</text:p>
          </table:table-cell>
          <table:table-cell office:value-type="float" office:value="0.0562445350458942" calcext:value-type="float">
            <text:p>0.0562445350458942</text:p>
          </table:table-cell>
          <table:table-cell office:value-type="float" office:value="0.667041198501873" calcext:value-type="float">
            <text:p>0.667041198501873</text:p>
          </table:table-cell>
          <table:table-cell office:value-type="float" office:value="0.0321918288723125" calcext:value-type="float">
            <text:p>0.0321918288723125</text:p>
          </table:table-cell>
          <table:table-cell office:value-type="float" office:value="0.664769038701623" calcext:value-type="float">
            <text:p>0.664769038701623</text:p>
          </table:table-cell>
          <table:table-cell office:value-type="float" office:value="0.0443439881791319" calcext:value-type="float">
            <text:p>0.0443439881791319</text:p>
          </table:table-cell>
          <table:table-cell office:value-type="float" office:value="0.669225967540574" calcext:value-type="float">
            <text:p>0.669225967540574</text:p>
          </table:table-cell>
          <table:table-cell office:value-type="float" office:value="0.0337250846108892" calcext:value-type="float">
            <text:p>0.0337250846108892</text:p>
          </table:table-cell>
          <table:table-cell office:value-type="float" office:value="0.659088639200999" calcext:value-type="float">
            <text:p>0.659088639200999</text:p>
          </table:table-cell>
          <table:table-cell office:value-type="float" office:value="0.05766240914265" calcext:value-type="float">
            <text:p>0.05766240914265</text:p>
          </table:table-cell>
          <table:table-cell office:value-type="float" office:value="0.656916354556804" calcext:value-type="float">
            <text:p>0.656916354556804</text:p>
          </table:table-cell>
          <table:table-cell office:value-type="float" office:value="0.0289904767304518" calcext:value-type="float">
            <text:p>0.0289904767304518</text:p>
          </table:table-cell>
          <table:table-cell office:value-type="float" office:value="0.648014981273408" calcext:value-type="float">
            <text:p>0.648014981273408</text:p>
          </table:table-cell>
          <table:table-cell office:value-type="float" office:value="0.043334266685533" calcext:value-type="float">
            <text:p>0.043334266685533</text:p>
          </table:table-cell>
          <table:table-cell office:value-type="float" office:value="0.668164794007491" calcext:value-type="float">
            <text:p>0.668164794007491</text:p>
          </table:table-cell>
          <table:table-cell office:value-type="float" office:value="0.0496685777450286" calcext:value-type="float">
            <text:p>0.0496685777450286</text:p>
          </table:table-cell>
          <table:table-cell office:value-type="float" office:value="0.649088639200999" calcext:value-type="float">
            <text:p>0.649088639200999</text:p>
          </table:table-cell>
          <table:table-cell office:value-type="float" office:value="0.0611599091388048" calcext:value-type="float">
            <text:p>0.0611599091388048</text:p>
          </table:table-cell>
          <table:table-cell office:value-type="float" office:value="0.684968789013733" calcext:value-type="float">
            <text:p>0.684968789013733</text:p>
          </table:table-cell>
          <table:table-cell office:value-type="float" office:value="0.0333175721503728" calcext:value-type="float">
            <text:p>0.0333175721503728</text:p>
          </table:table-cell>
          <table:table-cell office:value-type="float" office:value="0.67147315855181" calcext:value-type="float">
            <text:p>0.67147315855181</text:p>
          </table:table-cell>
          <table:table-cell office:value-type="float" office:value="0.0488578391345278" calcext:value-type="float">
            <text:p>0.0488578391345278</text:p>
          </table:table-cell>
          <table:table-cell office:value-type="float" office:value="0.678152309612984" calcext:value-type="float">
            <text:p>0.678152309612984</text:p>
          </table:table-cell>
          <table:table-cell office:value-type="float" office:value="0.045306676290411" calcext:value-type="float">
            <text:p>0.045306676290411</text:p>
          </table:table-cell>
          <table:table-cell office:value-type="float" office:value="0.661360799001248" calcext:value-type="float">
            <text:p>0.661360799001248</text:p>
          </table:table-cell>
          <table:table-cell office:value-type="float" office:value="0.0495513308606827" calcext:value-type="float">
            <text:p>0.049551330860682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21538948772877" calcext:value-type="float">
            <text:p>0.0421538948772877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4395136074817" calcext:value-type="float">
            <text:p>0.044395136074817</text:p>
          </table:table-cell>
          <table:table-cell office:value-type="float" office:value="0.681560549313358" calcext:value-type="float">
            <text:p>0.681560549313358</text:p>
          </table:table-cell>
          <table:table-cell office:value-type="float" office:value="0.0447507470327775" calcext:value-type="float">
            <text:p>0.0447507470327775</text:p>
          </table:table-cell>
          <table:table-cell office:value-type="float" office:value="0.679388264669164" calcext:value-type="float">
            <text:p>0.679388264669164</text:p>
          </table:table-cell>
          <table:table-cell office:value-type="float" office:value="0.0498693683836898" calcext:value-type="float">
            <text:p>0.049869368383689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55413360435621" calcext:value-type="float">
            <text:p>0.0455413360435621</text:p>
          </table:table-cell>
          <table:table-cell office:value-type="float" office:value="0.68498127340824" calcext:value-type="float">
            <text:p>0.68498127340824</text:p>
          </table:table-cell>
          <table:table-cell office:value-type="float" office:value="0.0424485752788251" calcext:value-type="float">
            <text:p>0.0424485752788251</text:p>
          </table:table-cell>
          <table:table-cell office:value-type="float" office:value="0.691647940074906" calcext:value-type="float">
            <text:p>0.691647940074906</text:p>
          </table:table-cell>
          <table:table-cell office:value-type="float" office:value="0.0390338502716747" calcext:value-type="float">
            <text:p>0.0390338502716747</text:p>
          </table:table-cell>
          <table:table-cell office:value-type="float" office:value="0.670362047440699" calcext:value-type="float">
            <text:p>0.670362047440699</text:p>
          </table:table-cell>
          <table:table-cell office:value-type="float" office:value="0.0532468231558317" calcext:value-type="float">
            <text:p>0.0532468231558317</text:p>
          </table:table-cell>
          <table:table-cell office:value-type="float" office:value="0.689425717852684" calcext:value-type="float">
            <text:p>0.689425717852684</text:p>
          </table:table-cell>
          <table:table-cell office:value-type="float" office:value="0.0470244071751715" calcext:value-type="float">
            <text:p>0.0470244071751715</text:p>
          </table:table-cell>
          <table:table-cell office:value-type="float" office:value="0.662496878901373" calcext:value-type="float">
            <text:p>0.662496878901373</text:p>
          </table:table-cell>
          <table:table-cell office:value-type="float" office:value="0.0448851052176326" calcext:value-type="float">
            <text:p>0.0448851052176326</text:p>
          </table:table-cell>
          <table:table-cell office:value-type="float" office:value="0.669188514357054" calcext:value-type="float">
            <text:p>0.669188514357054</text:p>
          </table:table-cell>
          <table:table-cell office:value-type="float" office:value="0.0637772638120722" calcext:value-type="float">
            <text:p>0.063777263812072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52714664259441" calcext:value-type="float">
            <text:p>0.0452714664259441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68816839124409" calcext:value-type="float">
            <text:p>0.0468816839124409</text:p>
          </table:table-cell>
          <table:table-cell office:value-type="float" office:value="0.679288389513109" calcext:value-type="float">
            <text:p>0.679288389513109</text:p>
          </table:table-cell>
          <table:table-cell office:value-type="float" office:value="0.0488246936596213" calcext:value-type="float">
            <text:p>0.0488246936596213</text:p>
          </table:table-cell>
          <table:table-cell office:value-type="float" office:value="0.686004993757803" calcext:value-type="float">
            <text:p>0.686004993757803</text:p>
          </table:table-cell>
          <table:table-cell office:value-type="float" office:value="0.0439704576937439" calcext:value-type="float">
            <text:p>0.0439704576937439</text:p>
          </table:table-cell>
          <table:table-cell office:value-type="float" office:value="0.665917602996255" calcext:value-type="float">
            <text:p>0.665917602996255</text:p>
          </table:table-cell>
          <table:table-cell office:value-type="float" office:value="0.0539522320525171" calcext:value-type="float">
            <text:p>0.05395223205251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2684144818976" calcext:value-type="float">
            <text:p>0.682684144818976</text:p>
          </table:table-cell>
          <table:table-cell office:value-type="float" office:value="0.0468178683846295" calcext:value-type="float">
            <text:p>0.0468178683846295</text:p>
          </table:table-cell>
          <table:table-cell office:value-type="float" office:value="0.682734082397004" calcext:value-type="float">
            <text:p>0.682734082397004</text:p>
          </table:table-cell>
          <table:table-cell office:value-type="float" office:value="0.0445883062284853" calcext:value-type="float">
            <text:p>0.0445883062284853</text:p>
          </table:table-cell>
          <table:table-cell office:value-type="float" office:value="0.683832709113608" calcext:value-type="float">
            <text:p>0.683832709113608</text:p>
          </table:table-cell>
          <table:table-cell office:value-type="float" office:value="0.0434511634307489" calcext:value-type="float">
            <text:p>0.043451163430748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415258394863659" calcext:value-type="float">
            <text:p>0.0415258394863659</text:p>
          </table:table-cell>
          <table:table-cell office:value-type="float" office:value="0.687215980024969" calcext:value-type="float">
            <text:p>0.687215980024969</text:p>
          </table:table-cell>
          <table:table-cell office:value-type="float" office:value="0.0564202617780902" calcext:value-type="float">
            <text:p>0.0564202617780902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410000896954922" calcext:value-type="float">
            <text:p>0.0410000896954922</text:p>
          </table:table-cell>
          <table:table-cell office:value-type="float" office:value="0.689413233458177" calcext:value-type="float">
            <text:p>0.689413233458177</text:p>
          </table:table-cell>
          <table:table-cell office:value-type="float" office:value="0.0396013530003923" calcext:value-type="float">
            <text:p>0.039601353000392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96491200634506" calcext:value-type="float">
            <text:p>0.049649120063450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393525506719378" calcext:value-type="float">
            <text:p>0.0393525506719378</text:p>
          </table:table-cell>
          <table:table-cell office:value-type="float" office:value="0.675942571785268" calcext:value-type="float">
            <text:p>0.675942571785268</text:p>
          </table:table-cell>
          <table:table-cell office:value-type="float" office:value="0.0416815961694608" calcext:value-type="float">
            <text:p>0.0416815961694608</text:p>
          </table:table-cell>
          <table:table-cell office:value-type="float" office:value="0.684943820224719" calcext:value-type="float">
            <text:p>0.684943820224719</text:p>
          </table:table-cell>
          <table:table-cell office:value-type="float" office:value="0.0386185371730942" calcext:value-type="float">
            <text:p>0.0386185371730942</text:p>
          </table:table-cell>
          <table:table-cell office:value-type="float" office:value="0.678202247191011" calcext:value-type="float">
            <text:p>0.678202247191011</text:p>
          </table:table-cell>
          <table:table-cell office:value-type="float" office:value="0.0479468368098447" calcext:value-type="float">
            <text:p>0.0479468368098447</text:p>
          </table:table-cell>
          <table:table-cell office:value-type="float" office:value="0.686042446941323" calcext:value-type="float">
            <text:p>0.686042446941323</text:p>
          </table:table-cell>
          <table:table-cell office:value-type="float" office:value="0.0424469739622731" calcext:value-type="float">
            <text:p>0.0424469739622731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48150144315052" calcext:value-type="float">
            <text:p>0.048150144315052</text:p>
          </table:table-cell>
          <table:table-cell office:value-type="float" office:value="0.693870162297129" calcext:value-type="float">
            <text:p>0.693870162297129</text:p>
          </table:table-cell>
          <table:table-cell office:value-type="float" office:value="0.0484245203818884" calcext:value-type="float">
            <text:p>0.0484245203818884</text:p>
          </table:table-cell>
          <table:table-cell office:value-type="float" office:value="0.677128589263421" calcext:value-type="float">
            <text:p>0.677128589263421</text:p>
          </table:table-cell>
          <table:table-cell office:value-type="float" office:value="0.0559932415969323" calcext:value-type="float">
            <text:p>0.0559932415969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8252184769039" calcext:value-type="float">
            <text:p>0.688252184769039</text:p>
          </table:table-cell>
          <table:table-cell office:value-type="float" office:value="0.0402165671253046" calcext:value-type="float">
            <text:p>0.0402165671253046</text:p>
          </table:table-cell>
          <table:table-cell office:value-type="float" office:value="0.678189762796504" calcext:value-type="float">
            <text:p>0.678189762796504</text:p>
          </table:table-cell>
          <table:table-cell office:value-type="float" office:value="0.0411224344733862" calcext:value-type="float">
            <text:p>0.0411224344733862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82347793852227" calcext:value-type="float">
            <text:p>0.0482347793852227</text:p>
          </table:table-cell>
          <table:table-cell office:value-type="float" office:value="0.685006242197253" calcext:value-type="float">
            <text:p>0.685006242197253</text:p>
          </table:table-cell>
          <table:table-cell office:value-type="float" office:value="0.0435529633180968" calcext:value-type="float">
            <text:p>0.0435529633180968</text:p>
          </table:table-cell>
          <table:table-cell office:value-type="float" office:value="0.680461922596754" calcext:value-type="float">
            <text:p>0.680461922596754</text:p>
          </table:table-cell>
          <table:table-cell office:value-type="float" office:value="0.0470439657356935" calcext:value-type="float">
            <text:p>0.0470439657356935</text:p>
          </table:table-cell>
          <table:table-cell office:value-type="float" office:value="0.688339575530587" calcext:value-type="float">
            <text:p>0.688339575530587</text:p>
          </table:table-cell>
          <table:table-cell office:value-type="float" office:value="0.0536678355708507" calcext:value-type="float">
            <text:p>0.0536678355708507</text:p>
          </table:table-cell>
          <table:table-cell office:value-type="float" office:value="0.692771535580524" calcext:value-type="float">
            <text:p>0.692771535580524</text:p>
          </table:table-cell>
          <table:table-cell office:value-type="float" office:value="0.0444212327615821" calcext:value-type="float">
            <text:p>0.0444212327615821</text:p>
          </table:table-cell>
          <table:table-cell office:value-type="float" office:value="0.693882646691635" calcext:value-type="float">
            <text:p>0.693882646691635</text:p>
          </table:table-cell>
          <table:table-cell office:value-type="float" office:value="0.0486572947358801" calcext:value-type="float">
            <text:p>0.0486572947358801</text:p>
          </table:table-cell>
          <table:table-cell office:value-type="float" office:value="0.681573033707865" calcext:value-type="float">
            <text:p>0.681573033707865</text:p>
          </table:table-cell>
          <table:table-cell office:value-type="float" office:value="0.0433842718468715" calcext:value-type="float">
            <text:p>0.0433842718468715</text:p>
          </table:table-cell>
          <table:table-cell office:value-type="float" office:value="0.674831460674157" calcext:value-type="float">
            <text:p>0.674831460674157</text:p>
          </table:table-cell>
          <table:table-cell office:value-type="float" office:value="0.0468538880459669" calcext:value-type="float">
            <text:p>0.0468538880459669</text:p>
          </table:table-cell>
          <table:table-cell office:value-type="float" office:value="0.693895131086142" calcext:value-type="float">
            <text:p>0.693895131086142</text:p>
          </table:table-cell>
          <table:table-cell office:value-type="float" office:value="0.0494406699902956" calcext:value-type="float">
            <text:p>0.0494406699902956</text:p>
          </table:table-cell>
          <table:table-cell office:value-type="float" office:value="0.6770911360799" calcext:value-type="float">
            <text:p>0.6770911360799</text:p>
          </table:table-cell>
          <table:table-cell office:value-type="float" office:value="0.0498369512584919" calcext:value-type="float">
            <text:p>0.0498369512584919</text:p>
          </table:table-cell>
          <table:table-cell office:value-type="float" office:value="0.690511860174782" calcext:value-type="float">
            <text:p>0.690511860174782</text:p>
          </table:table-cell>
          <table:table-cell office:value-type="float" office:value="0.047557514370855" calcext:value-type="float">
            <text:p>0.047557514370855</text:p>
          </table:table-cell>
          <table:table-cell office:value-type="float" office:value="0.683770287141074" calcext:value-type="float">
            <text:p>0.683770287141074</text:p>
          </table:table-cell>
          <table:table-cell office:value-type="float" office:value="0.0539220511387314" calcext:value-type="float">
            <text:p>0.0539220511387314</text:p>
          </table:table-cell>
          <table:table-cell office:value-type="float" office:value="0.688214731585518" calcext:value-type="float">
            <text:p>0.688214731585518</text:p>
          </table:table-cell>
          <table:table-cell office:value-type="float" office:value="0.0563750617015753" calcext:value-type="float">
            <text:p>0.0563750617015753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7096122552212" calcext:value-type="float">
            <text:p>0.05709612255221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91622971285893" calcext:value-type="float">
            <text:p>0.691622971285893</text:p>
          </table:table-cell>
          <table:table-cell office:value-type="float" office:value="0.044295287359073" calcext:value-type="float">
            <text:p>0.044295287359073</text:p>
          </table:table-cell>
          <table:table-cell office:value-type="float" office:value="0.686029962546817" calcext:value-type="float">
            <text:p>0.686029962546817</text:p>
          </table:table-cell>
          <table:table-cell office:value-type="float" office:value="0.0492423673970499" calcext:value-type="float">
            <text:p>0.0492423673970499</text:p>
          </table:table-cell>
          <table:table-cell office:value-type="float" office:value="0.675980024968789" calcext:value-type="float">
            <text:p>0.675980024968789</text:p>
          </table:table-cell>
          <table:table-cell office:value-type="float" office:value="0.0519202804971718" calcext:value-type="float">
            <text:p>0.0519202804971718</text:p>
          </table:table-cell>
          <table:table-cell office:value-type="float" office:value="0.686104868913858" calcext:value-type="float">
            <text:p>0.686104868913858</text:p>
          </table:table-cell>
          <table:table-cell office:value-type="float" office:value="0.0333791014047956" calcext:value-type="float">
            <text:p>0.0333791014047956</text:p>
          </table:table-cell>
          <table:table-cell office:value-type="float" office:value="0.682659176029962" calcext:value-type="float">
            <text:p>0.682659176029962</text:p>
          </table:table-cell>
          <table:table-cell office:value-type="float" office:value="0.0435795961155098" calcext:value-type="float">
            <text:p>0.0435795961155098</text:p>
          </table:table-cell>
          <table:table-cell office:value-type="float" office:value="0.689463171036205" calcext:value-type="float">
            <text:p>0.689463171036205</text:p>
          </table:table-cell>
          <table:table-cell office:value-type="float" office:value="0.0537168934921737" calcext:value-type="float">
            <text:p>0.0537168934921737</text:p>
          </table:table-cell>
          <table:table-cell office:value-type="float" office:value="0.683820224719101" calcext:value-type="float">
            <text:p>0.683820224719101</text:p>
          </table:table-cell>
          <table:table-cell office:value-type="float" office:value="0.0454379824422852" calcext:value-type="float">
            <text:p>0.0454379824422852</text:p>
          </table:table-cell>
          <table:table-cell office:value-type="float" office:value="0.68605493133583" calcext:value-type="float">
            <text:p>0.68605493133583</text:p>
          </table:table-cell>
          <table:table-cell office:value-type="float" office:value="0.0518704198155883" calcext:value-type="float">
            <text:p>0.0518704198155883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45742441815867" calcext:value-type="float">
            <text:p>0.0445742441815867</text:p>
          </table:table-cell>
          <table:table-cell office:value-type="float" office:value="0.663607990012484" calcext:value-type="float">
            <text:p>0.663607990012484</text:p>
          </table:table-cell>
          <table:table-cell office:value-type="float" office:value="0.0428988392731961" calcext:value-type="float">
            <text:p>0.0428988392731961</text:p>
          </table:table-cell>
          <table:table-cell office:value-type="float" office:value="0.682671660424469" calcext:value-type="float">
            <text:p>0.682671660424469</text:p>
          </table:table-cell>
          <table:table-cell office:value-type="float" office:value="0.0566580281494515" calcext:value-type="float">
            <text:p>0.0566580281494515</text:p>
          </table:table-cell>
          <table:table-cell office:value-type="float" office:value="0.683807740324594" calcext:value-type="float">
            <text:p>0.683807740324594</text:p>
          </table:table-cell>
          <table:table-cell office:value-type="float" office:value="0.0487814586906898" calcext:value-type="float">
            <text:p>0.0487814586906898</text:p>
          </table:table-cell>
          <table:table-cell office:value-type="float" office:value="0.690499375780275" calcext:value-type="float">
            <text:p>0.690499375780275</text:p>
          </table:table-cell>
          <table:table-cell office:value-type="float" office:value="0.0482380536384193" calcext:value-type="float">
            <text:p>0.0482380536384193</text:p>
          </table:table-cell>
          <table:table-cell office:value-type="float" office:value="0.688277153558052" calcext:value-type="float">
            <text:p>0.688277153558052</text:p>
          </table:table-cell>
          <table:table-cell office:value-type="float" office:value="0.0430832195672387" calcext:value-type="float">
            <text:p>0.0430832195672387</text:p>
          </table:table-cell>
          <table:table-cell office:value-type="float" office:value="0.684868913857678" calcext:value-type="float">
            <text:p>0.684868913857678</text:p>
          </table:table-cell>
          <table:table-cell office:value-type="float" office:value="0.0584249151637766" calcext:value-type="float">
            <text:p>0.0584249151637766</text:p>
          </table:table-cell>
          <table:table-cell office:value-type="float" office:value="0.680449438202247" calcext:value-type="float">
            <text:p>0.680449438202247</text:p>
          </table:table-cell>
          <table:table-cell office:value-type="float" office:value="0.0535288689611948" calcext:value-type="float">
            <text:p>0.05352886896119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Yeast_CYTvsNUC</text:p>
          </table:table-cell>
          <table:table-cell office:value-type="float" office:value="0.681543071161049" calcext:value-type="float">
            <text:p>0.681543071161049</text:p>
          </table:table-cell>
          <table:table-cell office:value-type="float" office:value="0.0423246711116036" calcext:value-type="float">
            <text:p>0.0423246711116036</text:p>
          </table:table-cell>
          <table:table-cell office:value-type="float" office:value="0.679787765293383" calcext:value-type="float">
            <text:p>0.679787765293383</text:p>
          </table:table-cell>
          <table:table-cell office:value-type="float" office:value="0.0466318659960659" calcext:value-type="float">
            <text:p>0.0466318659960659</text:p>
          </table:table-cell>
          <table:table-cell office:value-type="float" office:value="0.677765293383271" calcext:value-type="float">
            <text:p>0.677765293383271</text:p>
          </table:table-cell>
          <table:table-cell office:value-type="float" office:value="0.0476143115572742" calcext:value-type="float">
            <text:p>0.0476143115572742</text:p>
          </table:table-cell>
          <table:table-cell office:value-type="float" office:value="0.680269662921348" calcext:value-type="float">
            <text:p>0.680269662921348</text:p>
          </table:table-cell>
          <table:table-cell office:value-type="float" office:value="0.0449143615277685" calcext:value-type="float">
            <text:p>0.0449143615277685</text:p>
          </table:table-cell>
          <table:table-cell office:value-type="float" office:value="0.678664169787765" calcext:value-type="float">
            <text:p>0.678664169787765</text:p>
          </table:table-cell>
          <table:table-cell office:value-type="float" office:value="0.0449553977090336" calcext:value-type="float">
            <text:p>0.0449553977090336</text:p>
          </table:table-cell>
          <table:table-cell office:value-type="float" office:value="0.683403245942572" calcext:value-type="float">
            <text:p>0.683403245942572</text:p>
          </table:table-cell>
          <table:table-cell office:value-type="float" office:value="0.0470354764432947" calcext:value-type="float">
            <text:p>0.0470354764432947</text:p>
          </table:table-cell>
          <table:table-cell office:value-type="float" office:value="0.685375780274657" calcext:value-type="float">
            <text:p>0.685375780274657</text:p>
          </table:table-cell>
          <table:table-cell office:value-type="float" office:value="0.0404439006173647" calcext:value-type="float">
            <text:p>0.0404439006173647</text:p>
          </table:table-cell>
          <table:table-cell office:value-type="float" office:value="0.678639200998752" calcext:value-type="float">
            <text:p>0.678639200998752</text:p>
          </table:table-cell>
          <table:table-cell office:value-type="float" office:value="0.0522172133826801" calcext:value-type="float">
            <text:p>0.0522172133826801</text:p>
          </table:table-cell>
          <table:table-cell office:value-type="float" office:value="0.678434456928839" calcext:value-type="float">
            <text:p>0.678434456928839</text:p>
          </table:table-cell>
          <table:table-cell office:value-type="float" office:value="0.0406651901212039" calcext:value-type="float">
            <text:p>0.0406651901212039</text:p>
          </table:table-cell>
          <table:table-cell office:value-type="float" office:value="0.664978776529338" calcext:value-type="float">
            <text:p>0.664978776529338</text:p>
          </table:table-cell>
          <table:table-cell office:value-type="float" office:value="0.0439307390783579" calcext:value-type="float">
            <text:p>0.0439307390783579</text:p>
          </table:table-cell>
          <table:table-cell office:value-type="float" office:value="0.679772784019975" calcext:value-type="float">
            <text:p>0.679772784019975</text:p>
          </table:table-cell>
          <table:table-cell office:value-type="float" office:value="0.0516326153739884" calcext:value-type="float">
            <text:p>0.0516326153739884</text:p>
          </table:table-cell>
          <table:table-cell office:value-type="float" office:value="0.673278401997503" calcext:value-type="float">
            <text:p>0.673278401997503</text:p>
          </table:table-cell>
          <table:table-cell office:value-type="float" office:value="0.0505993244647551" calcext:value-type="float">
            <text:p>0.0505993244647551</text:p>
          </table:table-cell>
          <table:table-cell office:value-type="float" office:value="0.687610486891386" calcext:value-type="float">
            <text:p>0.687610486891386</text:p>
          </table:table-cell>
          <table:table-cell office:value-type="float" office:value="0.0436883596068722" calcext:value-type="float">
            <text:p>0.0436883596068722</text:p>
          </table:table-cell>
          <table:table-cell office:value-type="float" office:value="0.681315855181024" calcext:value-type="float">
            <text:p>0.681315855181024</text:p>
          </table:table-cell>
          <table:table-cell office:value-type="float" office:value="0.0485675895630342" calcext:value-type="float">
            <text:p>0.0485675895630342</text:p>
          </table:table-cell>
          <table:table-cell office:value-type="float" office:value="0.686222222222222" calcext:value-type="float">
            <text:p>0.686222222222222</text:p>
          </table:table-cell>
          <table:table-cell office:value-type="float" office:value="0.050500326246279" calcext:value-type="float">
            <text:p>0.050500326246279</text:p>
          </table:table-cell>
          <table:table-cell office:value-type="float" office:value="0.673061173533084" calcext:value-type="float">
            <text:p>0.673061173533084</text:p>
          </table:table-cell>
          <table:table-cell office:value-type="float" office:value="0.0540243592047078" calcext:value-type="float">
            <text:p>0.05402435920470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494062232551873" calcext:value-type="float">
            <text:p>0.0494062232551873</text:p>
          </table:table-cell>
          <table:table-cell office:value-type="float" office:value="0.798792270531401" calcext:value-type="float">
            <text:p>0.798792270531401</text:p>
          </table:table-cell>
          <table:table-cell office:value-type="float" office:value="0.0739567964692216" calcext:value-type="float">
            <text:p>0.073956796469221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417443983872696" calcext:value-type="float">
            <text:p>0.0417443983872696</text:p>
          </table:table-cell>
          <table:table-cell office:value-type="float" office:value="0.836521739130435" calcext:value-type="float">
            <text:p>0.836521739130435</text:p>
          </table:table-cell>
          <table:table-cell office:value-type="float" office:value="0.0531275054619028" calcext:value-type="float">
            <text:p>0.0531275054619028</text:p>
          </table:table-cell>
          <table:table-cell office:value-type="float" office:value="0.825072463768116" calcext:value-type="float">
            <text:p>0.825072463768116</text:p>
          </table:table-cell>
          <table:table-cell office:value-type="float" office:value="0.0843045383908929" calcext:value-type="float">
            <text:p>0.0843045383908929</text:p>
          </table:table-cell>
          <table:table-cell office:value-type="float" office:value="0.829855072463768" calcext:value-type="float">
            <text:p>0.829855072463768</text:p>
          </table:table-cell>
          <table:table-cell office:value-type="float" office:value="0.0433036393144119" calcext:value-type="float">
            <text:p>0.0433036393144119</text:p>
          </table:table-cell>
          <table:table-cell office:value-type="float" office:value="0.83183574879227" calcext:value-type="float">
            <text:p>0.83183574879227</text:p>
          </table:table-cell>
          <table:table-cell office:value-type="float" office:value="0.0351256788321369" calcext:value-type="float">
            <text:p>0.0351256788321369</text:p>
          </table:table-cell>
          <table:table-cell office:value-type="float" office:value="0.834347826086957" calcext:value-type="float">
            <text:p>0.834347826086957</text:p>
          </table:table-cell>
          <table:table-cell office:value-type="float" office:value="0.0609259636990485" calcext:value-type="float">
            <text:p>0.0609259636990485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54986725926908" calcext:value-type="float">
            <text:p>0.054986725926908</text:p>
          </table:table-cell>
          <table:table-cell office:value-type="float" office:value="0.836328502415459" calcext:value-type="float">
            <text:p>0.836328502415459</text:p>
          </table:table-cell>
          <table:table-cell office:value-type="float" office:value="0.0478262496134126" calcext:value-type="float">
            <text:p>0.0478262496134126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448882425898231" calcext:value-type="float">
            <text:p>0.0448882425898231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401970881035973" calcext:value-type="float">
            <text:p>0.0401970881035973</text:p>
          </table:table-cell>
          <table:table-cell office:value-type="float" office:value="0.834202898550725" calcext:value-type="float">
            <text:p>0.834202898550725</text:p>
          </table:table-cell>
          <table:table-cell office:value-type="float" office:value="0.0520110377920301" calcext:value-type="float">
            <text:p>0.0520110377920301</text:p>
          </table:table-cell>
          <table:table-cell office:value-type="float" office:value="0.840966183574879" calcext:value-type="float">
            <text:p>0.840966183574879</text:p>
          </table:table-cell>
          <table:table-cell office:value-type="float" office:value="0.059196564188453" calcext:value-type="float">
            <text:p>0.059196564188453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565171282372687" calcext:value-type="float">
            <text:p>0.0565171282372687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567658774433422" calcext:value-type="float">
            <text:p>0.05676587744334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355292032848865" calcext:value-type="float">
            <text:p>0.0355292032848865</text:p>
          </table:table-cell>
          <table:table-cell office:value-type="float" office:value="0.821014492753623" calcext:value-type="float">
            <text:p>0.821014492753623</text:p>
          </table:table-cell>
          <table:table-cell office:value-type="float" office:value="0.0484438541452056" calcext:value-type="float">
            <text:p>0.0484438541452056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496936348544127" calcext:value-type="float">
            <text:p>0.0496936348544127</text:p>
          </table:table-cell>
          <table:table-cell office:value-type="float" office:value="0.823091787439613" calcext:value-type="float">
            <text:p>0.823091787439613</text:p>
          </table:table-cell>
          <table:table-cell office:value-type="float" office:value="0.0482929656099893" calcext:value-type="float">
            <text:p>0.048292965609989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673438345868511" calcext:value-type="float">
            <text:p>0.067343834586851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343650383834423" calcext:value-type="float">
            <text:p>0.0343650383834423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661835748792" calcext:value-type="float">
            <text:p>0.849661835748792</text:p>
          </table:table-cell>
          <table:table-cell office:value-type="float" office:value="0.0459435839514512" calcext:value-type="float">
            <text:p>0.0459435839514512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17836696520633" calcext:value-type="float">
            <text:p>0.0417836696520633</text:p>
          </table:table-cell>
          <table:table-cell office:value-type="float" office:value="0.834057971014493" calcext:value-type="float">
            <text:p>0.834057971014493</text:p>
          </table:table-cell>
          <table:table-cell office:value-type="float" office:value="0.0535945289068598" calcext:value-type="float">
            <text:p>0.0535945289068598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33328860242469" calcext:value-type="float">
            <text:p>0.0533328860242469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480922666468092" calcext:value-type="float">
            <text:p>0.0480922666468092</text:p>
          </table:table-cell>
          <table:table-cell office:value-type="float" office:value="0.858405797101449" calcext:value-type="float">
            <text:p>0.858405797101449</text:p>
          </table:table-cell>
          <table:table-cell office:value-type="float" office:value="0.0503387154405685" calcext:value-type="float">
            <text:p>0.0503387154405685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18502480183802" calcext:value-type="float">
            <text:p>0.031850248018380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50345076862295" calcext:value-type="float">
            <text:p>0.05034507686229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4154589371981" calcext:value-type="float">
            <text:p>0.834154589371981</text:p>
          </table:table-cell>
          <table:table-cell office:value-type="float" office:value="0.0403156104484892" calcext:value-type="float">
            <text:p>0.0403156104484892</text:p>
          </table:table-cell>
          <table:table-cell office:value-type="float" office:value="0.834202898550725" calcext:value-type="float">
            <text:p>0.834202898550725</text:p>
          </table:table-cell>
          <table:table-cell office:value-type="float" office:value="0.0464376055283953" calcext:value-type="float">
            <text:p>0.0464376055283953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569331180971318" calcext:value-type="float">
            <text:p>0.0569331180971318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414962129151433" calcext:value-type="float">
            <text:p>0.0414962129151433</text:p>
          </table:table-cell>
          <table:table-cell office:value-type="float" office:value="0.849468599033816" calcext:value-type="float">
            <text:p>0.849468599033816</text:p>
          </table:table-cell>
          <table:table-cell office:value-type="float" office:value="0.0468243081878241" calcext:value-type="float">
            <text:p>0.0468243081878241</text:p>
          </table:table-cell>
          <table:table-cell office:value-type="float" office:value="0.843091787439614" calcext:value-type="float">
            <text:p>0.843091787439614</text:p>
          </table:table-cell>
          <table:table-cell office:value-type="float" office:value="0.0527437520134502" calcext:value-type="float">
            <text:p>0.0527437520134502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486627959599815" calcext:value-type="float">
            <text:p>0.04866279595998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522009681149405" calcext:value-type="float">
            <text:p>0.052200968114940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02839205742778" calcext:value-type="float">
            <text:p>0.0402839205742778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99782781924208" calcext:value-type="float">
            <text:p>0.0499782781924208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27229270168605" calcext:value-type="float">
            <text:p>0.0527229270168605</text:p>
          </table:table-cell>
          <table:table-cell office:value-type="float" office:value="0.858550724637681" calcext:value-type="float">
            <text:p>0.858550724637681</text:p>
          </table:table-cell>
          <table:table-cell office:value-type="float" office:value="0.0518472507735472" calcext:value-type="float">
            <text:p>0.0518472507735472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91952028155628" calcext:value-type="float">
            <text:p>0.0491952028155628</text:p>
          </table:table-cell>
          <table:table-cell office:value-type="float" office:value="0.845217391304348" calcext:value-type="float">
            <text:p>0.845217391304348</text:p>
          </table:table-cell>
          <table:table-cell office:value-type="float" office:value="0.0474355793910349" calcext:value-type="float">
            <text:p>0.0474355793910349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531005562160766" calcext:value-type="float">
            <text:p>0.0531005562160766</text:p>
          </table:table-cell>
          <table:table-cell office:value-type="float" office:value="0.858454106280193" calcext:value-type="float">
            <text:p>0.858454106280193</text:p>
          </table:table-cell>
          <table:table-cell office:value-type="float" office:value="0.048046521607656" calcext:value-type="float">
            <text:p>0.0480465216076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8647342995169" calcext:value-type="float">
            <text:p>0.838647342995169</text:p>
          </table:table-cell>
          <table:table-cell office:value-type="float" office:value="0.0494062232551873" calcext:value-type="float">
            <text:p>0.0494062232551873</text:p>
          </table:table-cell>
          <table:table-cell office:value-type="float" office:value="0.836376811594203" calcext:value-type="float">
            <text:p>0.836376811594203</text:p>
          </table:table-cell>
          <table:table-cell office:value-type="float" office:value="0.0489225950396499" calcext:value-type="float">
            <text:p>0.0489225950396499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26396431659804" calcext:value-type="float">
            <text:p>0.0526396431659804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387615395501991" calcext:value-type="float">
            <text:p>0.038761539550199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80669180524998" calcext:value-type="float">
            <text:p>0.048066918052499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6249050708567" calcext:value-type="float">
            <text:p>0.053624905070856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0575651988898" calcext:value-type="float">
            <text:p>0.0470575651988898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513774923294395" calcext:value-type="float">
            <text:p>0.051377492329439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02839205742778" calcext:value-type="float">
            <text:p>0.0402839205742778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76104595347366" calcext:value-type="float">
            <text:p>0.0576104595347366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29847189227281" calcext:value-type="float">
            <text:p>0.0529847189227281</text:p>
          </table:table-cell>
          <table:table-cell office:value-type="float" office:value="0.854154589371981" calcext:value-type="float">
            <text:p>0.854154589371981</text:p>
          </table:table-cell>
          <table:table-cell office:value-type="float" office:value="0.0496112503469636" calcext:value-type="float">
            <text:p>0.0496112503469636</text:p>
          </table:table-cell>
          <table:table-cell office:value-type="float" office:value="0.856231884057971" calcext:value-type="float">
            <text:p>0.856231884057971</text:p>
          </table:table-cell>
          <table:table-cell office:value-type="float" office:value="0.0503195232854389" calcext:value-type="float">
            <text:p>0.0503195232854389</text:p>
          </table:table-cell>
          <table:table-cell office:value-type="float" office:value="0.854106280193237" calcext:value-type="float">
            <text:p>0.854106280193237</text:p>
          </table:table-cell>
          <table:table-cell office:value-type="float" office:value="0.0508530440272481" calcext:value-type="float">
            <text:p>0.0508530440272481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533481750607804" calcext:value-type="float">
            <text:p>0.0533481750607804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543669674647603" calcext:value-type="float">
            <text:p>0.054366967464760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4202898550725" calcext:value-type="float">
            <text:p>0.834202898550725</text:p>
          </table:table-cell>
          <table:table-cell office:value-type="float" office:value="0.0497142944089978" calcext:value-type="float">
            <text:p>0.0497142944089978</text:p>
          </table:table-cell>
          <table:table-cell office:value-type="float" office:value="0.831932367149758" calcext:value-type="float">
            <text:p>0.831932367149758</text:p>
          </table:table-cell>
          <table:table-cell office:value-type="float" office:value="0.0455226687395386" calcext:value-type="float">
            <text:p>0.0455226687395386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50202688880437" calcext:value-type="float">
            <text:p>0.0550202688880437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414962129151433" calcext:value-type="float">
            <text:p>0.0414962129151433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49310508446993" calcext:value-type="float">
            <text:p>0.054931050844699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41208716234672" calcext:value-type="float">
            <text:p>0.0541208716234672</text:p>
          </table:table-cell>
          <table:table-cell office:value-type="float" office:value="0.851884057971014" calcext:value-type="float">
            <text:p>0.851884057971014</text:p>
          </table:table-cell>
          <table:table-cell office:value-type="float" office:value="0.0540070787548812" calcext:value-type="float">
            <text:p>0.0540070787548812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515108912604148" calcext:value-type="float">
            <text:p>0.0515108912604148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54786724245476" calcext:value-type="float">
            <text:p>0.0454786724245476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15803144020251" calcext:value-type="float">
            <text:p>0.0515803144020251</text:p>
          </table:table-cell>
          <table:table-cell office:value-type="float" office:value="0.856231884057971" calcext:value-type="float">
            <text:p>0.856231884057971</text:p>
          </table:table-cell>
          <table:table-cell office:value-type="float" office:value="0.0432853117082696" calcext:value-type="float">
            <text:p>0.0432853117082696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81737500532826" calcext:value-type="float">
            <text:p>0.0481737500532826</text:p>
          </table:table-cell>
          <table:table-cell office:value-type="float" office:value="0.856183574879227" calcext:value-type="float">
            <text:p>0.856183574879227</text:p>
          </table:table-cell>
          <table:table-cell office:value-type="float" office:value="0.0515921774115354" calcext:value-type="float">
            <text:p>0.0515921774115354</text:p>
          </table:table-cell>
          <table:table-cell office:value-type="float" office:value="0.856328502415459" calcext:value-type="float">
            <text:p>0.856328502415459</text:p>
          </table:table-cell>
          <table:table-cell office:value-type="float" office:value="0.0519368982781549" calcext:value-type="float">
            <text:p>0.0519368982781549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499257437248032" calcext:value-type="float">
            <text:p>0.0499257437248032</text:p>
          </table:table-cell>
          <table:table-cell office:value-type="float" office:value="0.858550724637681" calcext:value-type="float">
            <text:p>0.858550724637681</text:p>
          </table:table-cell>
          <table:table-cell office:value-type="float" office:value="0.0550591842056636" calcext:value-type="float">
            <text:p>0.05505918420566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837285024154589" calcext:value-type="float">
            <text:p>0.837285024154589</text:p>
          </table:table-cell>
          <table:table-cell office:value-type="float" office:value="0.0448743109305496" calcext:value-type="float">
            <text:p>0.0448743109305496</text:p>
          </table:table-cell>
          <table:table-cell office:value-type="float" office:value="0.824463768115942" calcext:value-type="float">
            <text:p>0.824463768115942</text:p>
          </table:table-cell>
          <table:table-cell office:value-type="float" office:value="0.0526567039844022" calcext:value-type="float">
            <text:p>0.0526567039844022</text:p>
          </table:table-cell>
          <table:table-cell office:value-type="float" office:value="0.842086956521739" calcext:value-type="float">
            <text:p>0.842086956521739</text:p>
          </table:table-cell>
          <table:table-cell office:value-type="float" office:value="0.0512062126785676" calcext:value-type="float">
            <text:p>0.0512062126785676</text:p>
          </table:table-cell>
          <table:table-cell office:value-type="float" office:value="0.837748792270531" calcext:value-type="float">
            <text:p>0.837748792270531</text:p>
          </table:table-cell>
          <table:table-cell office:value-type="float" office:value="0.0446348872904756" calcext:value-type="float">
            <text:p>0.0446348872904756</text:p>
          </table:table-cell>
          <table:table-cell office:value-type="float" office:value="0.844212560386474" calcext:value-type="float">
            <text:p>0.844212560386474</text:p>
          </table:table-cell>
          <table:table-cell office:value-type="float" office:value="0.0602941300125534" calcext:value-type="float">
            <text:p>0.0602941300125534</text:p>
          </table:table-cell>
          <table:table-cell office:value-type="float" office:value="0.841285024154589" calcext:value-type="float">
            <text:p>0.841285024154589</text:p>
          </table:table-cell>
          <table:table-cell office:value-type="float" office:value="0.0476316412811257" calcext:value-type="float">
            <text:p>0.0476316412811257</text:p>
          </table:table-cell>
          <table:table-cell office:value-type="float" office:value="0.845652173913044" calcext:value-type="float">
            <text:p>0.845652173913044</text:p>
          </table:table-cell>
          <table:table-cell office:value-type="float" office:value="0.0466573388986904" calcext:value-type="float">
            <text:p>0.0466573388986904</text:p>
          </table:table-cell>
          <table:table-cell office:value-type="float" office:value="0.847893719806763" calcext:value-type="float">
            <text:p>0.847893719806763</text:p>
          </table:table-cell>
          <table:table-cell office:value-type="float" office:value="0.0523917798710589" calcext:value-type="float">
            <text:p>0.0523917798710589</text:p>
          </table:table-cell>
          <table:table-cell office:value-type="float" office:value="0.839429951690821" calcext:value-type="float">
            <text:p>0.839429951690821</text:p>
          </table:table-cell>
          <table:table-cell office:value-type="float" office:value="0.0445633818304149" calcext:value-type="float">
            <text:p>0.0445633818304149</text:p>
          </table:table-cell>
          <table:table-cell office:value-type="float" office:value="0.840289855072464" calcext:value-type="float">
            <text:p>0.840289855072464</text:p>
          </table:table-cell>
          <table:table-cell office:value-type="float" office:value="0.052117966129891" calcext:value-type="float">
            <text:p>0.052117966129891</text:p>
          </table:table-cell>
          <table:table-cell office:value-type="float" office:value="0.846096618357488" calcext:value-type="float">
            <text:p>0.846096618357488</text:p>
          </table:table-cell>
          <table:table-cell office:value-type="float" office:value="0.0494428172523856" calcext:value-type="float">
            <text:p>0.0494428172523856</text:p>
          </table:table-cell>
          <table:table-cell office:value-type="float" office:value="0.849671497584541" calcext:value-type="float">
            <text:p>0.849671497584541</text:p>
          </table:table-cell>
          <table:table-cell office:value-type="float" office:value="0.04758432118484" calcext:value-type="float">
            <text:p>0.04758432118484</text:p>
          </table:table-cell>
          <table:table-cell office:value-type="float" office:value="0.851806763285024" calcext:value-type="float">
            <text:p>0.851806763285024</text:p>
          </table:table-cell>
          <table:table-cell office:value-type="float" office:value="0.0506913313490271" calcext:value-type="float">
            <text:p>0.0506913313490271</text:p>
          </table:table-cell>
          <table:table-cell office:value-type="float" office:value="0.847913043478261" calcext:value-type="float">
            <text:p>0.847913043478261</text:p>
          </table:table-cell>
          <table:table-cell office:value-type="float" office:value="0.0482544667806542" calcext:value-type="float">
            <text:p>0.0482544667806542</text:p>
          </table:table-cell>
          <table:table-cell office:value-type="float" office:value="0.847884057971015" calcext:value-type="float">
            <text:p>0.847884057971015</text:p>
          </table:table-cell>
          <table:table-cell office:value-type="float" office:value="0.0523014168301197" calcext:value-type="float">
            <text:p>0.0523014168301197</text:p>
          </table:table-cell>
          <table:table-cell office:value-type="float" office:value="0.855391304347826" calcext:value-type="float">
            <text:p>0.855391304347826</text:p>
          </table:table-cell>
          <table:table-cell office:value-type="float" office:value="0.0529167255167434" calcext:value-type="float">
            <text:p>0.05291672551674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534895308539846" calcext:value-type="float">
            <text:p>0.0534895308539846</text:p>
          </table:table-cell>
          <table:table-cell office:value-type="float" office:value="0.842995169082126" calcext:value-type="float">
            <text:p>0.842995169082126</text:p>
          </table:table-cell>
          <table:table-cell office:value-type="float" office:value="0.0629569909568794" calcext:value-type="float">
            <text:p>0.0629569909568794</text:p>
          </table:table-cell>
          <table:table-cell office:value-type="float" office:value="0.829710144927536" calcext:value-type="float">
            <text:p>0.829710144927536</text:p>
          </table:table-cell>
          <table:table-cell office:value-type="float" office:value="0.064381333165522" calcext:value-type="float">
            <text:p>0.064381333165522</text:p>
          </table:table-cell>
          <table:table-cell office:value-type="float" office:value="0.834251207729469" calcext:value-type="float">
            <text:p>0.834251207729469</text:p>
          </table:table-cell>
          <table:table-cell office:value-type="float" office:value="0.0565969055775851" calcext:value-type="float">
            <text:p>0.0565969055775851</text:p>
          </table:table-cell>
          <table:table-cell office:value-type="float" office:value="0.82975845410628" calcext:value-type="float">
            <text:p>0.82975845410628</text:p>
          </table:table-cell>
          <table:table-cell office:value-type="float" office:value="0.0556146620162604" calcext:value-type="float">
            <text:p>0.0556146620162604</text:p>
          </table:table-cell>
          <table:table-cell office:value-type="float" office:value="0.825217391304348" calcext:value-type="float">
            <text:p>0.825217391304348</text:p>
          </table:table-cell>
          <table:table-cell office:value-type="float" office:value="0.0506705741590276" calcext:value-type="float">
            <text:p>0.0506705741590276</text:p>
          </table:table-cell>
          <table:table-cell office:value-type="float" office:value="0.831787439613527" calcext:value-type="float">
            <text:p>0.831787439613527</text:p>
          </table:table-cell>
          <table:table-cell office:value-type="float" office:value="0.0484130927483115" calcext:value-type="float">
            <text:p>0.0484130927483115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67512893678742" calcext:value-type="float">
            <text:p>0.0467512893678742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5250342398782" calcext:value-type="float">
            <text:p>0.045250342398782</text:p>
          </table:table-cell>
          <table:table-cell office:value-type="float" office:value="0.827391304347826" calcext:value-type="float">
            <text:p>0.827391304347826</text:p>
          </table:table-cell>
          <table:table-cell office:value-type="float" office:value="0.0511297119858484" calcext:value-type="float">
            <text:p>0.0511297119858484</text:p>
          </table:table-cell>
          <table:table-cell office:value-type="float" office:value="0.831980676328502" calcext:value-type="float">
            <text:p>0.831980676328502</text:p>
          </table:table-cell>
          <table:table-cell office:value-type="float" office:value="0.0557239390864554" calcext:value-type="float">
            <text:p>0.0557239390864554</text:p>
          </table:table-cell>
          <table:table-cell office:value-type="float" office:value="0.805314009661836" calcext:value-type="float">
            <text:p>0.805314009661836</text:p>
          </table:table-cell>
          <table:table-cell office:value-type="float" office:value="0.0520729226761521" calcext:value-type="float">
            <text:p>0.0520729226761521</text:p>
          </table:table-cell>
          <table:table-cell office:value-type="float" office:value="0.832173913043478" calcext:value-type="float">
            <text:p>0.832173913043478</text:p>
          </table:table-cell>
          <table:table-cell office:value-type="float" office:value="0.054882477809265" calcext:value-type="float">
            <text:p>0.054882477809265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62069711679263" calcext:value-type="float">
            <text:p>0.0462069711679263</text:p>
          </table:table-cell>
          <table:table-cell office:value-type="float" office:value="0.822946859903382" calcext:value-type="float">
            <text:p>0.822946859903382</text:p>
          </table:table-cell>
          <table:table-cell office:value-type="float" office:value="0.0563309099969858" calcext:value-type="float">
            <text:p>0.0563309099969858</text:p>
          </table:table-cell>
          <table:table-cell office:value-type="float" office:value="0.831884057971014" calcext:value-type="float">
            <text:p>0.831884057971014</text:p>
          </table:table-cell>
          <table:table-cell office:value-type="float" office:value="0.0432456352106537" calcext:value-type="float">
            <text:p>0.04324563521065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443557891945221" calcext:value-type="float">
            <text:p>0.0443557891945221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508563328882274" calcext:value-type="float">
            <text:p>0.050856332888227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88132850161197" calcext:value-type="float">
            <text:p>0.0488132850161197</text:p>
          </table:table-cell>
          <table:table-cell office:value-type="float" office:value="0.84975845410628" calcext:value-type="float">
            <text:p>0.84975845410628</text:p>
          </table:table-cell>
          <table:table-cell office:value-type="float" office:value="0.0542288313812539" calcext:value-type="float">
            <text:p>0.054228831381253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04491740409384" calcext:value-type="float">
            <text:p>0.0404491740409384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384885357701382" calcext:value-type="float">
            <text:p>0.0384885357701382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45884385866299" calcext:value-type="float">
            <text:p>0.0445884385866299</text:p>
          </table:table-cell>
          <table:table-cell office:value-type="float" office:value="0.865169082125604" calcext:value-type="float">
            <text:p>0.865169082125604</text:p>
          </table:table-cell>
          <table:table-cell office:value-type="float" office:value="0.0490435063894" calcext:value-type="float">
            <text:p>0.0490435063894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2115013758031" calcext:value-type="float">
            <text:p>0.0452115013758031</text:p>
          </table:table-cell>
          <table:table-cell office:value-type="float" office:value="0.840772946859903" calcext:value-type="float">
            <text:p>0.840772946859903</text:p>
          </table:table-cell>
          <table:table-cell office:value-type="float" office:value="0.0569002014762171" calcext:value-type="float">
            <text:p>0.0569002014762171</text:p>
          </table:table-cell>
          <table:table-cell office:value-type="float" office:value="0.827584541062802" calcext:value-type="float">
            <text:p>0.827584541062802</text:p>
          </table:table-cell>
          <table:table-cell office:value-type="float" office:value="0.0618535476597946" calcext:value-type="float">
            <text:p>0.0618535476597946</text:p>
          </table:table-cell>
          <table:table-cell office:value-type="float" office:value="0.845314009661836" calcext:value-type="float">
            <text:p>0.845314009661836</text:p>
          </table:table-cell>
          <table:table-cell office:value-type="float" office:value="0.0545096535048569" calcext:value-type="float">
            <text:p>0.0545096535048569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388980062192922" calcext:value-type="float">
            <text:p>0.0388980062192922</text:p>
          </table:table-cell>
          <table:table-cell office:value-type="float" office:value="0.836280193236715" calcext:value-type="float">
            <text:p>0.836280193236715</text:p>
          </table:table-cell>
          <table:table-cell office:value-type="float" office:value="0.0434176532304629" calcext:value-type="float">
            <text:p>0.043417653230462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4335757475627" calcext:value-type="float">
            <text:p>0.048433575747562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10602602162166" calcext:value-type="float">
            <text:p>0.051060260216216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63607057379803" calcext:value-type="float">
            <text:p>0.0463607057379803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01816028932961" calcext:value-type="float">
            <text:p>0.0401816028932961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57964050036392" calcext:value-type="float">
            <text:p>0.0457964050036392</text:p>
          </table:table-cell>
          <table:table-cell office:value-type="float" office:value="0.847487922705314" calcext:value-type="float">
            <text:p>0.847487922705314</text:p>
          </table:table-cell>
          <table:table-cell office:value-type="float" office:value="0.0581273834896763" calcext:value-type="float">
            <text:p>0.0581273834896763</text:p>
          </table:table-cell>
          <table:table-cell office:value-type="float" office:value="0.843043478260869" calcext:value-type="float">
            <text:p>0.843043478260869</text:p>
          </table:table-cell>
          <table:table-cell office:value-type="float" office:value="0.0532748255474837" calcext:value-type="float">
            <text:p>0.0532748255474837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453181411042774" calcext:value-type="float">
            <text:p>0.0453181411042774</text:p>
          </table:table-cell>
          <table:table-cell office:value-type="float" office:value="0.838454106280193" calcext:value-type="float">
            <text:p>0.838454106280193</text:p>
          </table:table-cell>
          <table:table-cell office:value-type="float" office:value="0.0481388300916168" calcext:value-type="float">
            <text:p>0.0481388300916168</text:p>
          </table:table-cell>
          <table:table-cell office:value-type="float" office:value="0.856280193236715" calcext:value-type="float">
            <text:p>0.856280193236715</text:p>
          </table:table-cell>
          <table:table-cell office:value-type="float" office:value="0.0429992398876213" calcext:value-type="float">
            <text:p>0.0429992398876213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366870320532141" calcext:value-type="float">
            <text:p>0.0366870320532141</text:p>
          </table:table-cell>
          <table:table-cell office:value-type="float" office:value="0.842946859903381" calcext:value-type="float">
            <text:p>0.842946859903381</text:p>
          </table:table-cell>
          <table:table-cell office:value-type="float" office:value="0.039655692835207" calcext:value-type="float">
            <text:p>0.039655692835207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14178534607162" calcext:value-type="float">
            <text:p>0.0514178534607162</text:p>
          </table:table-cell>
          <table:table-cell office:value-type="float" office:value="0.834106280193237" calcext:value-type="float">
            <text:p>0.834106280193237</text:p>
          </table:table-cell>
          <table:table-cell office:value-type="float" office:value="0.0503019992215443" calcext:value-type="float">
            <text:p>0.0503019992215443</text:p>
          </table:table-cell>
          <table:table-cell office:value-type="float" office:value="0.842850241545894" calcext:value-type="float">
            <text:p>0.842850241545894</text:p>
          </table:table-cell>
          <table:table-cell office:value-type="float" office:value="0.045209207135626" calcext:value-type="float">
            <text:p>0.045209207135626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29980337632089" calcext:value-type="float">
            <text:p>0.0429980337632089</text:p>
          </table:table-cell>
          <table:table-cell office:value-type="float" office:value="0.838502415458937" calcext:value-type="float">
            <text:p>0.838502415458937</text:p>
          </table:table-cell>
          <table:table-cell office:value-type="float" office:value="0.0491299307347297" calcext:value-type="float">
            <text:p>0.0491299307347297</text:p>
          </table:table-cell>
          <table:table-cell office:value-type="float" office:value="0.853913043478261" calcext:value-type="float">
            <text:p>0.853913043478261</text:p>
          </table:table-cell>
          <table:table-cell office:value-type="float" office:value="0.0461049465760561" calcext:value-type="float">
            <text:p>0.04610494657605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1" calcext:value-type="float">
            <text:p>0.0467714467443161</text:p>
          </table:table-cell>
          <table:table-cell office:value-type="float" office:value="0.845169082125604" calcext:value-type="float">
            <text:p>0.845169082125604</text:p>
          </table:table-cell>
          <table:table-cell office:value-type="float" office:value="0.0417024164588027" calcext:value-type="float">
            <text:p>0.041702416458802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07228834350276" calcext:value-type="float">
            <text:p>0.0407228834350276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469557044299537" calcext:value-type="float">
            <text:p>0.0469557044299537</text:p>
          </table:table-cell>
          <table:table-cell office:value-type="float" office:value="0.840821256038647" calcext:value-type="float">
            <text:p>0.840821256038647</text:p>
          </table:table-cell>
          <table:table-cell office:value-type="float" office:value="0.0515867489152313" calcext:value-type="float">
            <text:p>0.0515867489152313</text:p>
          </table:table-cell>
          <table:table-cell office:value-type="float" office:value="0.851690821256038" calcext:value-type="float">
            <text:p>0.851690821256038</text:p>
          </table:table-cell>
          <table:table-cell office:value-type="float" office:value="0.0526355789706046" calcext:value-type="float">
            <text:p>0.0526355789706046</text:p>
          </table:table-cell>
          <table:table-cell office:value-type="float" office:value="0.840676328502415" calcext:value-type="float">
            <text:p>0.840676328502415</text:p>
          </table:table-cell>
          <table:table-cell office:value-type="float" office:value="0.0522066059277494" calcext:value-type="float">
            <text:p>0.0522066059277494</text:p>
          </table:table-cell>
          <table:table-cell office:value-type="float" office:value="0.854057971014493" calcext:value-type="float">
            <text:p>0.854057971014493</text:p>
          </table:table-cell>
          <table:table-cell office:value-type="float" office:value="0.048946123085911" calcext:value-type="float">
            <text:p>0.048946123085911</text:p>
          </table:table-cell>
          <table:table-cell office:value-type="float" office:value="0.854009661835749" calcext:value-type="float">
            <text:p>0.854009661835749</text:p>
          </table:table-cell>
          <table:table-cell office:value-type="float" office:value="0.044563773620254" calcext:value-type="float">
            <text:p>0.044563773620254</text:p>
          </table:table-cell>
          <table:table-cell office:value-type="float" office:value="0.84512077294686" calcext:value-type="float">
            <text:p>0.84512077294686</text:p>
          </table:table-cell>
          <table:table-cell office:value-type="float" office:value="0.0502597101645744" calcext:value-type="float">
            <text:p>0.0502597101645744</text:p>
          </table:table-cell>
          <table:table-cell office:value-type="float" office:value="0.849613526570048" calcext:value-type="float">
            <text:p>0.849613526570048</text:p>
          </table:table-cell>
          <table:table-cell office:value-type="float" office:value="0.0569766435946785" calcext:value-type="float">
            <text:p>0.0569766435946785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477622284951874" calcext:value-type="float">
            <text:p>0.0477622284951874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71188841481167" calcext:value-type="float">
            <text:p>0.0471188841481167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450038311204162" calcext:value-type="float">
            <text:p>0.045003831120416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83716696890767" calcext:value-type="float">
            <text:p>0.0583716696890767</text:p>
          </table:table-cell>
          <table:table-cell office:value-type="float" office:value="0.851739130434783" calcext:value-type="float">
            <text:p>0.851739130434783</text:p>
          </table:table-cell>
          <table:table-cell office:value-type="float" office:value="0.0469792515931872" calcext:value-type="float">
            <text:p>0.04697925159318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53961352657005" calcext:value-type="float">
            <text:p>0.853961352657005</text:p>
          </table:table-cell>
          <table:table-cell office:value-type="float" office:value="0.0471212229851087" calcext:value-type="float">
            <text:p>0.04712122298510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71577488103767" calcext:value-type="float">
            <text:p>0.0471577488103767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44163135319282" calcext:value-type="float">
            <text:p>0.0444163135319282</text:p>
          </table:table-cell>
          <table:table-cell office:value-type="float" office:value="0.84743961352657" calcext:value-type="float">
            <text:p>0.84743961352657</text:p>
          </table:table-cell>
          <table:table-cell office:value-type="float" office:value="0.054525349714638" calcext:value-type="float">
            <text:p>0.054525349714638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538006329394742" calcext:value-type="float">
            <text:p>0.0538006329394742</text:p>
          </table:table-cell>
          <table:table-cell office:value-type="float" office:value="0.849565217391304" calcext:value-type="float">
            <text:p>0.849565217391304</text:p>
          </table:table-cell>
          <table:table-cell office:value-type="float" office:value="0.0521237905600348" calcext:value-type="float">
            <text:p>0.0521237905600348</text:p>
          </table:table-cell>
          <table:table-cell office:value-type="float" office:value="0.84951690821256" calcext:value-type="float">
            <text:p>0.84951690821256</text:p>
          </table:table-cell>
          <table:table-cell office:value-type="float" office:value="0.0543221147507179" calcext:value-type="float">
            <text:p>0.0543221147507179</text:p>
          </table:table-cell>
          <table:table-cell office:value-type="float" office:value="0.851787439613526" calcext:value-type="float">
            <text:p>0.851787439613526</text:p>
          </table:table-cell>
          <table:table-cell office:value-type="float" office:value="0.046771446744316" calcext:value-type="float">
            <text:p>0.046771446744316</text:p>
          </table:table-cell>
          <table:table-cell office:value-type="float" office:value="0.851835748792271" calcext:value-type="float">
            <text:p>0.851835748792271</text:p>
          </table:table-cell>
          <table:table-cell office:value-type="float" office:value="0.0511053625942343" calcext:value-type="float">
            <text:p>0.0511053625942343</text:p>
          </table:table-cell>
          <table:table-cell office:value-type="float" office:value="0.842898550724638" calcext:value-type="float">
            <text:p>0.842898550724638</text:p>
          </table:table-cell>
          <table:table-cell office:value-type="float" office:value="0.0549337651332039" calcext:value-type="float">
            <text:p>0.0549337651332039</text:p>
          </table:table-cell>
          <table:table-cell office:value-type="float" office:value="0.845265700483092" calcext:value-type="float">
            <text:p>0.845265700483092</text:p>
          </table:table-cell>
          <table:table-cell office:value-type="float" office:value="0.0485309189085649" calcext:value-type="float">
            <text:p>0.0485309189085649</text:p>
          </table:table-cell>
          <table:table-cell office:value-type="float" office:value="0.847342995169082" calcext:value-type="float">
            <text:p>0.847342995169082</text:p>
          </table:table-cell>
          <table:table-cell office:value-type="float" office:value="0.0484549598579201" calcext:value-type="float">
            <text:p>0.0484549598579201</text:p>
          </table:table-cell>
          <table:table-cell office:value-type="float" office:value="0.845024154589372" calcext:value-type="float">
            <text:p>0.845024154589372</text:p>
          </table:table-cell>
          <table:table-cell office:value-type="float" office:value="0.0434852979335287" calcext:value-type="float">
            <text:p>0.0434852979335287</text:p>
          </table:table-cell>
          <table:table-cell office:value-type="float" office:value="0.847391304347826" calcext:value-type="float">
            <text:p>0.847391304347826</text:p>
          </table:table-cell>
          <table:table-cell office:value-type="float" office:value="0.0422480271358092" calcext:value-type="float">
            <text:p>0.0422480271358092</text:p>
          </table:table-cell>
          <table:table-cell office:value-type="float" office:value="0.838599033816425" calcext:value-type="float">
            <text:p>0.838599033816425</text:p>
          </table:table-cell>
          <table:table-cell office:value-type="float" office:value="0.0486154809116698" calcext:value-type="float">
            <text:p>0.0486154809116698</text:p>
          </table:table-cell>
          <table:table-cell office:value-type="float" office:value="0.847294685990338" calcext:value-type="float">
            <text:p>0.847294685990338</text:p>
          </table:table-cell>
          <table:table-cell office:value-type="float" office:value="0.0497657234031574" calcext:value-type="float">
            <text:p>0.04976572340315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arrhythmia_cfs</text:p>
          </table:table-cell>
          <table:table-cell office:value-type="float" office:value="0.846473429951691" calcext:value-type="float">
            <text:p>0.846473429951691</text:p>
          </table:table-cell>
          <table:table-cell office:value-type="float" office:value="0.0476197391031824" calcext:value-type="float">
            <text:p>0.0476197391031824</text:p>
          </table:table-cell>
          <table:table-cell office:value-type="float" office:value="0.844714975845411" calcext:value-type="float">
            <text:p>0.844714975845411</text:p>
          </table:table-cell>
          <table:table-cell office:value-type="float" office:value="0.0485710184015165" calcext:value-type="float">
            <text:p>0.0485710184015165</text:p>
          </table:table-cell>
          <table:table-cell office:value-type="float" office:value="0.845140096618358" calcext:value-type="float">
            <text:p>0.845140096618358</text:p>
          </table:table-cell>
          <table:table-cell office:value-type="float" office:value="0.0488260440304473" calcext:value-type="float">
            <text:p>0.0488260440304473</text:p>
          </table:table-cell>
          <table:table-cell office:value-type="float" office:value="0.84527536231884" calcext:value-type="float">
            <text:p>0.84527536231884</text:p>
          </table:table-cell>
          <table:table-cell office:value-type="float" office:value="0.0540868349186214" calcext:value-type="float">
            <text:p>0.0540868349186214</text:p>
          </table:table-cell>
          <table:table-cell office:value-type="float" office:value="0.839478260869565" calcext:value-type="float">
            <text:p>0.839478260869565</text:p>
          </table:table-cell>
          <table:table-cell office:value-type="float" office:value="0.0509452086918776" calcext:value-type="float">
            <text:p>0.0509452086918776</text:p>
          </table:table-cell>
          <table:table-cell office:value-type="float" office:value="0.843787439613526" calcext:value-type="float">
            <text:p>0.843787439613526</text:p>
          </table:table-cell>
          <table:table-cell office:value-type="float" office:value="0.0478473241128165" calcext:value-type="float">
            <text:p>0.0478473241128165</text:p>
          </table:table-cell>
          <table:table-cell office:value-type="float" office:value="0.839777777777778" calcext:value-type="float">
            <text:p>0.839777777777778</text:p>
          </table:table-cell>
          <table:table-cell office:value-type="float" office:value="0.0495338164210051" calcext:value-type="float">
            <text:p>0.0495338164210051</text:p>
          </table:table-cell>
          <table:table-cell office:value-type="float" office:value="0.856270531400966" calcext:value-type="float">
            <text:p>0.856270531400966</text:p>
          </table:table-cell>
          <table:table-cell office:value-type="float" office:value="0.0469023210950245" calcext:value-type="float">
            <text:p>0.0469023210950245</text:p>
          </table:table-cell>
          <table:table-cell office:value-type="float" office:value="0.846502415458937" calcext:value-type="float">
            <text:p>0.846502415458937</text:p>
          </table:table-cell>
          <table:table-cell office:value-type="float" office:value="0.0445636024084575" calcext:value-type="float">
            <text:p>0.0445636024084575</text:p>
          </table:table-cell>
          <table:table-cell office:value-type="float" office:value="0.839826086956522" calcext:value-type="float">
            <text:p>0.839826086956522</text:p>
          </table:table-cell>
          <table:table-cell office:value-type="float" office:value="0.0505758163190102" calcext:value-type="float">
            <text:p>0.0505758163190102</text:p>
          </table:table-cell>
          <table:table-cell office:value-type="float" office:value="0.840376811594203" calcext:value-type="float">
            <text:p>0.840376811594203</text:p>
          </table:table-cell>
          <table:table-cell office:value-type="float" office:value="0.0549005805420419" calcext:value-type="float">
            <text:p>0.0549005805420419</text:p>
          </table:table-cell>
          <table:table-cell office:value-type="float" office:value="0.834125603864734" calcext:value-type="float">
            <text:p>0.834125603864734</text:p>
          </table:table-cell>
          <table:table-cell office:value-type="float" office:value="0.0506203527511322" calcext:value-type="float">
            <text:p>0.0506203527511322</text:p>
          </table:table-cell>
          <table:table-cell office:value-type="float" office:value="0.840724637681159" calcext:value-type="float">
            <text:p>0.840724637681159</text:p>
          </table:table-cell>
          <table:table-cell office:value-type="float" office:value="0.0459187746491657" calcext:value-type="float">
            <text:p>0.0459187746491657</text:p>
          </table:table-cell>
          <table:table-cell office:value-type="float" office:value="0.842927536231884" calcext:value-type="float">
            <text:p>0.842927536231884</text:p>
          </table:table-cell>
          <table:table-cell office:value-type="float" office:value="0.0439749032835647" calcext:value-type="float">
            <text:p>0.0439749032835647</text:p>
          </table:table-cell>
          <table:table-cell office:value-type="float" office:value="0.838550724637681" calcext:value-type="float">
            <text:p>0.838550724637681</text:p>
          </table:table-cell>
          <table:table-cell office:value-type="float" office:value="0.0521763134160049" calcext:value-type="float">
            <text:p>0.0521763134160049</text:p>
          </table:table-cell>
          <table:table-cell office:value-type="float" office:value="0.84687922705314" calcext:value-type="float">
            <text:p>0.84687922705314</text:p>
          </table:table-cell>
          <table:table-cell office:value-type="float" office:value="0.0474311633998542" calcext:value-type="float">
            <text:p>0.04743116339985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0.698423423423423" calcext:value-type="float">
            <text:p>0.698423423423423</text:p>
          </table:table-cell>
          <table:table-cell office:value-type="float" office:value="0.0762381134185868" calcext:value-type="float">
            <text:p>0.0762381134185868</text:p>
          </table:table-cell>
          <table:table-cell office:value-type="float" office:value="0.69009009009009" calcext:value-type="float">
            <text:p>0.69009009009009</text:p>
          </table:table-cell>
          <table:table-cell office:value-type="float" office:value="0.0957159282266733" calcext:value-type="float">
            <text:p>0.0957159282266733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785667824584438" calcext:value-type="float">
            <text:p>0.0785667824584438</text:p>
          </table:table-cell>
          <table:table-cell office:value-type="float" office:value="0.657657657657658" calcext:value-type="float">
            <text:p>0.657657657657658</text:p>
          </table:table-cell>
          <table:table-cell office:value-type="float" office:value="0.0458484138441778" calcext:value-type="float">
            <text:p>0.0458484138441778</text:p>
          </table:table-cell>
          <table:table-cell office:value-type="float" office:value="0.698423423423423" calcext:value-type="float">
            <text:p>0.698423423423423</text:p>
          </table:table-cell>
          <table:table-cell office:value-type="float" office:value="0.077117732020849" calcext:value-type="float">
            <text:p>0.077117732020849</text:p>
          </table:table-cell>
          <table:table-cell office:value-type="float" office:value="0.671471471471471" calcext:value-type="float">
            <text:p>0.671471471471471</text:p>
          </table:table-cell>
          <table:table-cell office:value-type="float" office:value="0.0772890109189297" calcext:value-type="float">
            <text:p>0.0772890109189297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618237152828182" calcext:value-type="float">
            <text:p>0.0618237152828182</text:p>
          </table:table-cell>
          <table:table-cell office:value-type="float" office:value="0.681906906906907" calcext:value-type="float">
            <text:p>0.681906906906907</text:p>
          </table:table-cell>
          <table:table-cell office:value-type="float" office:value="0.0523604023270636" calcext:value-type="float">
            <text:p>0.0523604023270636</text:p>
          </table:table-cell>
          <table:table-cell office:value-type="float" office:value="0.696096096096096" calcext:value-type="float">
            <text:p>0.696096096096096</text:p>
          </table:table-cell>
          <table:table-cell office:value-type="float" office:value="0.047333430753328" calcext:value-type="float">
            <text:p>0.047333430753328</text:p>
          </table:table-cell>
          <table:table-cell office:value-type="float" office:value="0.709309309309309" calcext:value-type="float">
            <text:p>0.709309309309309</text:p>
          </table:table-cell>
          <table:table-cell office:value-type="float" office:value="0.0646942153337824" calcext:value-type="float">
            <text:p>0.0646942153337824</text:p>
          </table:table-cell>
          <table:table-cell office:value-type="float" office:value="0.725750750750751" calcext:value-type="float">
            <text:p>0.725750750750751</text:p>
          </table:table-cell>
          <table:table-cell office:value-type="float" office:value="0.0634659994661976" calcext:value-type="float">
            <text:p>0.0634659994661976</text:p>
          </table:table-cell>
          <table:table-cell office:value-type="float" office:value="0.693393393393393" calcext:value-type="float">
            <text:p>0.693393393393393</text:p>
          </table:table-cell>
          <table:table-cell office:value-type="float" office:value="0.0379988339142968" calcext:value-type="float">
            <text:p>0.0379988339142968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418721841600466" calcext:value-type="float">
            <text:p>0.0418721841600466</text:p>
          </table:table-cell>
          <table:table-cell office:value-type="float" office:value="0.646396396396396" calcext:value-type="float">
            <text:p>0.646396396396396</text:p>
          </table:table-cell>
          <table:table-cell office:value-type="float" office:value="0.0565454824524468" calcext:value-type="float">
            <text:p>0.0565454824524468</text:p>
          </table:table-cell>
          <table:table-cell office:value-type="float" office:value="0.712312312312312" calcext:value-type="float">
            <text:p>0.712312312312312</text:p>
          </table:table-cell>
          <table:table-cell office:value-type="float" office:value="0.0488389506537437" calcext:value-type="float">
            <text:p>0.0488389506537437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595383160439024" calcext:value-type="float">
            <text:p>0.05953831604390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0.706681681681682" calcext:value-type="float">
            <text:p>0.706681681681682</text:p>
          </table:table-cell>
          <table:table-cell office:value-type="float" office:value="0.0684333091592622" calcext:value-type="float">
            <text:p>0.0684333091592622</text:p>
          </table:table-cell>
          <table:table-cell office:value-type="float" office:value="0.718093093093093" calcext:value-type="float">
            <text:p>0.718093093093093</text:p>
          </table:table-cell>
          <table:table-cell office:value-type="float" office:value="0.0660738859235907" calcext:value-type="float">
            <text:p>0.0660738859235907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569575836786523" calcext:value-type="float">
            <text:p>0.0569575836786523</text:p>
          </table:table-cell>
          <table:table-cell office:value-type="float" office:value="0.696096096096096" calcext:value-type="float">
            <text:p>0.696096096096096</text:p>
          </table:table-cell>
          <table:table-cell office:value-type="float" office:value="0.0435605112316118" calcext:value-type="float">
            <text:p>0.043560511231611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744865151126451" calcext:value-type="float">
            <text:p>0.0744865151126451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627648880578517" calcext:value-type="float">
            <text:p>0.0627648880578517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673459179152458" calcext:value-type="float">
            <text:p>0.0673459179152458</text:p>
          </table:table-cell>
          <table:table-cell office:value-type="float" office:value="0.71493993993994" calcext:value-type="float">
            <text:p>0.71493993993994</text:p>
          </table:table-cell>
          <table:table-cell office:value-type="float" office:value="0.0493951776722279" calcext:value-type="float">
            <text:p>0.0493951776722279</text:p>
          </table:table-cell>
          <table:table-cell office:value-type="float" office:value="0.71493993993994" calcext:value-type="float">
            <text:p>0.71493993993994</text:p>
          </table:table-cell>
          <table:table-cell office:value-type="float" office:value="0.0557446686122476" calcext:value-type="float">
            <text:p>0.0557446686122476</text:p>
          </table:table-cell>
          <table:table-cell office:value-type="float" office:value="0.698648648648649" calcext:value-type="float">
            <text:p>0.698648648648649</text:p>
          </table:table-cell>
          <table:table-cell office:value-type="float" office:value="0.0499036899051968" calcext:value-type="float">
            <text:p>0.0499036899051968</text:p>
          </table:table-cell>
          <table:table-cell office:value-type="float" office:value="0.731231231231231" calcext:value-type="float">
            <text:p>0.731231231231231</text:p>
          </table:table-cell>
          <table:table-cell office:value-type="float" office:value="0.088620394351502" calcext:value-type="float">
            <text:p>0.08862039435150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400012324447084" calcext:value-type="float">
            <text:p>0.0400012324447084</text:p>
          </table:table-cell>
          <table:table-cell office:value-type="float" office:value="0.72057057057057" calcext:value-type="float">
            <text:p>0.72057057057057</text:p>
          </table:table-cell>
          <table:table-cell office:value-type="float" office:value="0.0584812936189427" calcext:value-type="float">
            <text:p>0.0584812936189427</text:p>
          </table:table-cell>
          <table:table-cell office:value-type="float" office:value="0.698498498498499" calcext:value-type="float">
            <text:p>0.698498498498499</text:p>
          </table:table-cell>
          <table:table-cell office:value-type="float" office:value="0.0557257356152623" calcext:value-type="float">
            <text:p>0.0557257356152623</text:p>
          </table:table-cell>
          <table:table-cell office:value-type="float" office:value="0.728678678678679" calcext:value-type="float">
            <text:p>0.728678678678679</text:p>
          </table:table-cell>
          <table:table-cell office:value-type="float" office:value="0.0456790001591543" calcext:value-type="float">
            <text:p>0.0456790001591543</text:p>
          </table:table-cell>
          <table:table-cell office:value-type="float" office:value="0.722897897897898" calcext:value-type="float">
            <text:p>0.722897897897898</text:p>
          </table:table-cell>
          <table:table-cell office:value-type="float" office:value="0.0514061162215274" calcext:value-type="float">
            <text:p>0.051406116221527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725113217067483" calcext:value-type="float">
            <text:p>0.0725113217067483</text:p>
          </table:table-cell>
          <table:table-cell office:value-type="float" office:value="0.728753753753754" calcext:value-type="float">
            <text:p>0.728753753753754</text:p>
          </table:table-cell>
          <table:table-cell office:value-type="float" office:value="0.0626256438734954" calcext:value-type="float">
            <text:p>0.0626256438734954</text:p>
          </table:table-cell>
          <table:table-cell office:value-type="float" office:value="0.715165165165165" calcext:value-type="float">
            <text:p>0.715165165165165</text:p>
          </table:table-cell>
          <table:table-cell office:value-type="float" office:value="0.0479008003990649" calcext:value-type="float">
            <text:p>0.0479008003990649</text:p>
          </table:table-cell>
          <table:table-cell office:value-type="float" office:value="0.698723723723724" calcext:value-type="float">
            <text:p>0.698723723723724</text:p>
          </table:table-cell>
          <table:table-cell office:value-type="float" office:value="0.0569835261051165" calcext:value-type="float">
            <text:p>0.0569835261051165</text:p>
          </table:table-cell>
          <table:table-cell office:value-type="float" office:value="0.706606606606607" calcext:value-type="float">
            <text:p>0.706606606606607</text:p>
          </table:table-cell>
          <table:table-cell office:value-type="float" office:value="0.071864796203132" calcext:value-type="float">
            <text:p>0.071864796203132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60393012713834" calcext:value-type="float">
            <text:p>0.060393012713834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551907623109945" calcext:value-type="float">
            <text:p>0.0551907623109945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543968296054759" calcext:value-type="float">
            <text:p>0.0543968296054759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61861386060608" calcext:value-type="float">
            <text:p>0.061861386060608</text:p>
          </table:table-cell>
          <table:table-cell office:value-type="float" office:value="0.701426426426426" calcext:value-type="float">
            <text:p>0.701426426426426</text:p>
          </table:table-cell>
          <table:table-cell office:value-type="float" office:value="0.0521746866176441" calcext:value-type="float">
            <text:p>0.0521746866176441</text:p>
          </table:table-cell>
          <table:table-cell office:value-type="float" office:value="0.739489489489489" calcext:value-type="float">
            <text:p>0.739489489489489</text:p>
          </table:table-cell>
          <table:table-cell office:value-type="float" office:value="0.0620469241120197" calcext:value-type="float">
            <text:p>0.0620469241120197</text:p>
          </table:table-cell>
          <table:table-cell office:value-type="float" office:value="0.742492492492493" calcext:value-type="float">
            <text:p>0.742492492492493</text:p>
          </table:table-cell>
          <table:table-cell office:value-type="float" office:value="0.0317689711162329" calcext:value-type="float">
            <text:p>0.0317689711162329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4382321726788" calcext:value-type="float">
            <text:p>0.054382321726788</text:p>
          </table:table-cell>
          <table:table-cell office:value-type="float" office:value="0.723348348348348" calcext:value-type="float">
            <text:p>0.723348348348348</text:p>
          </table:table-cell>
          <table:table-cell office:value-type="float" office:value="0.0429837132133045" calcext:value-type="float">
            <text:p>0.0429837132133045</text:p>
          </table:table-cell>
          <table:table-cell office:value-type="float" office:value="0.718018018018018" calcext:value-type="float">
            <text:p>0.718018018018018</text:p>
          </table:table-cell>
          <table:table-cell office:value-type="float" office:value="0.0448795759616851" calcext:value-type="float">
            <text:p>0.0448795759616851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268321487856022" calcext:value-type="float">
            <text:p>0.02683214878560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679539337086224" calcext:value-type="float">
            <text:p>0.0679539337086224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48005082245058" calcext:value-type="float">
            <text:p>0.048005082245058</text:p>
          </table:table-cell>
          <table:table-cell office:value-type="float" office:value="0.71509009009009" calcext:value-type="float">
            <text:p>0.71509009009009</text:p>
          </table:table-cell>
          <table:table-cell office:value-type="float" office:value="0.0465011160644202" calcext:value-type="float">
            <text:p>0.0465011160644202</text:p>
          </table:table-cell>
          <table:table-cell office:value-type="float" office:value="0.706981981981982" calcext:value-type="float">
            <text:p>0.706981981981982</text:p>
          </table:table-cell>
          <table:table-cell office:value-type="float" office:value="0.0503756302247123" calcext:value-type="float">
            <text:p>0.0503756302247123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505557535058164" calcext:value-type="float">
            <text:p>0.0505557535058164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666081365229373" calcext:value-type="float">
            <text:p>0.06660813652293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46119785755806" calcext:value-type="float">
            <text:p>0.054611978575580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45164176587795" calcext:value-type="float">
            <text:p>0.0445164176587795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11321952225323" calcext:value-type="float">
            <text:p>0.0511321952225323</text:p>
          </table:table-cell>
          <table:table-cell office:value-type="float" office:value="0.71524024024024" calcext:value-type="float">
            <text:p>0.71524024024024</text:p>
          </table:table-cell>
          <table:table-cell office:value-type="float" office:value="0.0598428358187734" calcext:value-type="float">
            <text:p>0.0598428358187734</text:p>
          </table:table-cell>
          <table:table-cell office:value-type="float" office:value="0.742342342342342" calcext:value-type="float">
            <text:p>0.742342342342342</text:p>
          </table:table-cell>
          <table:table-cell office:value-type="float" office:value="0.0555113496356087" calcext:value-type="float">
            <text:p>0.055511349635608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07983897071537" calcext:value-type="float">
            <text:p>0.0407983897071537</text:p>
          </table:table-cell>
          <table:table-cell office:value-type="float" office:value="0.723273273273273" calcext:value-type="float">
            <text:p>0.723273273273273</text:p>
          </table:table-cell>
          <table:table-cell office:value-type="float" office:value="0.055410175100986" calcext:value-type="float">
            <text:p>0.055410175100986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572894919657479" calcext:value-type="float">
            <text:p>0.0572894919657479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61865295061247" calcext:value-type="float">
            <text:p>0.0461865295061247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481119366908654" calcext:value-type="float">
            <text:p>0.04811193669086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0.701276276276276" calcext:value-type="float">
            <text:p>0.701276276276276</text:p>
          </table:table-cell>
          <table:table-cell office:value-type="float" office:value="0.0661347070391245" calcext:value-type="float">
            <text:p>0.0661347070391245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57302306774708" calcext:value-type="float">
            <text:p>0.0557302306774708</text:p>
          </table:table-cell>
          <table:table-cell office:value-type="float" office:value="0.723348348348348" calcext:value-type="float">
            <text:p>0.723348348348348</text:p>
          </table:table-cell>
          <table:table-cell office:value-type="float" office:value="0.0532900842213592" calcext:value-type="float">
            <text:p>0.0532900842213592</text:p>
          </table:table-cell>
          <table:table-cell office:value-type="float" office:value="0.701501501501501" calcext:value-type="float">
            <text:p>0.701501501501501</text:p>
          </table:table-cell>
          <table:table-cell office:value-type="float" office:value="0.0539371441756804" calcext:value-type="float">
            <text:p>0.0539371441756804</text:p>
          </table:table-cell>
          <table:table-cell office:value-type="float" office:value="0.725975975975976" calcext:value-type="float">
            <text:p>0.725975975975976</text:p>
          </table:table-cell>
          <table:table-cell office:value-type="float" office:value="0.0547859470895319" calcext:value-type="float">
            <text:p>0.0547859470895319</text:p>
          </table:table-cell>
          <table:table-cell office:value-type="float" office:value="0.734384384384384" calcext:value-type="float">
            <text:p>0.734384384384384</text:p>
          </table:table-cell>
          <table:table-cell office:value-type="float" office:value="0.0570096215019065" calcext:value-type="float">
            <text:p>0.0570096215019065</text:p>
          </table:table-cell>
          <table:table-cell office:value-type="float" office:value="0.726051051051051" calcext:value-type="float">
            <text:p>0.726051051051051</text:p>
          </table:table-cell>
          <table:table-cell office:value-type="float" office:value="0.0560442684767868" calcext:value-type="float">
            <text:p>0.0560442684767868</text:p>
          </table:table-cell>
          <table:table-cell office:value-type="float" office:value="0.726126126126126" calcext:value-type="float">
            <text:p>0.726126126126126</text:p>
          </table:table-cell>
          <table:table-cell office:value-type="float" office:value="0.05075677219443" calcext:value-type="float">
            <text:p>0.05075677219443</text:p>
          </table:table-cell>
          <table:table-cell office:value-type="float" office:value="0.72042042042042" calcext:value-type="float">
            <text:p>0.72042042042042</text:p>
          </table:table-cell>
          <table:table-cell office:value-type="float" office:value="0.0520306319983298" calcext:value-type="float">
            <text:p>0.0520306319983298</text:p>
          </table:table-cell>
          <table:table-cell office:value-type="float" office:value="0.715165165165165" calcext:value-type="float">
            <text:p>0.715165165165165</text:p>
          </table:table-cell>
          <table:table-cell office:value-type="float" office:value="0.0590391205039676" calcext:value-type="float">
            <text:p>0.0590391205039676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440952728962015" calcext:value-type="float">
            <text:p>0.0440952728962015</text:p>
          </table:table-cell>
          <table:table-cell office:value-type="float" office:value="0.723348348348348" calcext:value-type="float">
            <text:p>0.723348348348348</text:p>
          </table:table-cell>
          <table:table-cell office:value-type="float" office:value="0.0536321376225649" calcext:value-type="float">
            <text:p>0.0536321376225649</text:p>
          </table:table-cell>
          <table:table-cell office:value-type="float" office:value="0.712237237237237" calcext:value-type="float">
            <text:p>0.712237237237237</text:p>
          </table:table-cell>
          <table:table-cell office:value-type="float" office:value="0.0586836036462356" calcext:value-type="float">
            <text:p>0.0586836036462356</text:p>
          </table:table-cell>
          <table:table-cell office:value-type="float" office:value="0.73993993993994" calcext:value-type="float">
            <text:p>0.73993993993994</text:p>
          </table:table-cell>
          <table:table-cell office:value-type="float" office:value="0.0541364811048358" calcext:value-type="float">
            <text:p>0.0541364811048358</text:p>
          </table:table-cell>
          <table:table-cell office:value-type="float" office:value="0.726126126126126" calcext:value-type="float">
            <text:p>0.726126126126126</text:p>
          </table:table-cell>
          <table:table-cell office:value-type="float" office:value="0.043897061143111" calcext:value-type="float">
            <text:p>0.043897061143111</text:p>
          </table:table-cell>
          <table:table-cell office:value-type="float" office:value="0.731531531531531" calcext:value-type="float">
            <text:p>0.731531531531531</text:p>
          </table:table-cell>
          <table:table-cell office:value-type="float" office:value="0.0441238811399997" calcext:value-type="float">
            <text:p>0.04412388113999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0.702867867867868" calcext:value-type="float">
            <text:p>0.702867867867868</text:p>
          </table:table-cell>
          <table:table-cell office:value-type="float" office:value="0.0702542770064688" calcext:value-type="float">
            <text:p>0.0702542770064688</text:p>
          </table:table-cell>
          <table:table-cell office:value-type="float" office:value="0.721036036036036" calcext:value-type="float">
            <text:p>0.721036036036036</text:p>
          </table:table-cell>
          <table:table-cell office:value-type="float" office:value="0.0656301541892576" calcext:value-type="float">
            <text:p>0.0656301541892576</text:p>
          </table:table-cell>
          <table:table-cell office:value-type="float" office:value="0.716201201201201" calcext:value-type="float">
            <text:p>0.716201201201201</text:p>
          </table:table-cell>
          <table:table-cell office:value-type="float" office:value="0.0566432733643881" calcext:value-type="float">
            <text:p>0.0566432733643881</text:p>
          </table:table-cell>
          <table:table-cell office:value-type="float" office:value="0.692192192192192" calcext:value-type="float">
            <text:p>0.692192192192192</text:p>
          </table:table-cell>
          <table:table-cell office:value-type="float" office:value="0.0501410451162598" calcext:value-type="float">
            <text:p>0.0501410451162598</text:p>
          </table:table-cell>
          <table:table-cell office:value-type="float" office:value="0.712207207207207" calcext:value-type="float">
            <text:p>0.712207207207207</text:p>
          </table:table-cell>
          <table:table-cell office:value-type="float" office:value="0.0657621487863949" calcext:value-type="float">
            <text:p>0.0657621487863949</text:p>
          </table:table-cell>
          <table:table-cell office:value-type="float" office:value="0.716321321321321" calcext:value-type="float">
            <text:p>0.716321321321321</text:p>
          </table:table-cell>
          <table:table-cell office:value-type="float" office:value="0.0648129339430918" calcext:value-type="float">
            <text:p>0.0648129339430918</text:p>
          </table:table-cell>
          <table:table-cell office:value-type="float" office:value="0.719474474474475" calcext:value-type="float">
            <text:p>0.719474474474475</text:p>
          </table:table-cell>
          <table:table-cell office:value-type="float" office:value="0.0590033285122852" calcext:value-type="float">
            <text:p>0.0590033285122852</text:p>
          </table:table-cell>
          <table:table-cell office:value-type="float" office:value="0.717207207207207" calcext:value-type="float">
            <text:p>0.717207207207207</text:p>
          </table:table-cell>
          <table:table-cell office:value-type="float" office:value="0.0502851198915954" calcext:value-type="float">
            <text:p>0.0502851198915954</text:p>
          </table:table-cell>
          <table:table-cell office:value-type="float" office:value="0.717807807807808" calcext:value-type="float">
            <text:p>0.717807807807808</text:p>
          </table:table-cell>
          <table:table-cell office:value-type="float" office:value="0.0536204625294091" calcext:value-type="float">
            <text:p>0.0536204625294091</text:p>
          </table:table-cell>
          <table:table-cell office:value-type="float" office:value="0.707957957957958" calcext:value-type="float">
            <text:p>0.707957957957958</text:p>
          </table:table-cell>
          <table:table-cell office:value-type="float" office:value="0.0571309096358729" calcext:value-type="float">
            <text:p>0.0571309096358729</text:p>
          </table:table-cell>
          <table:table-cell office:value-type="float" office:value="0.736816816816817" calcext:value-type="float">
            <text:p>0.736816816816817</text:p>
          </table:table-cell>
          <table:table-cell office:value-type="float" office:value="0.0627479880923059" calcext:value-type="float">
            <text:p>0.0627479880923059</text:p>
          </table:table-cell>
          <table:table-cell office:value-type="float" office:value="0.71957957957958" calcext:value-type="float">
            <text:p>0.71957957957958</text:p>
          </table:table-cell>
          <table:table-cell office:value-type="float" office:value="0.0408399129609913" calcext:value-type="float">
            <text:p>0.0408399129609913</text:p>
          </table:table-cell>
          <table:table-cell office:value-type="float" office:value="0.719474474474474" calcext:value-type="float">
            <text:p>0.719474474474474</text:p>
          </table:table-cell>
          <table:table-cell office:value-type="float" office:value="0.0537659156505998" calcext:value-type="float">
            <text:p>0.0537659156505998</text:p>
          </table:table-cell>
          <table:table-cell office:value-type="float" office:value="0.707942942942943" calcext:value-type="float">
            <text:p>0.707942942942943</text:p>
          </table:table-cell>
          <table:table-cell office:value-type="float" office:value="0.0533361808703195" calcext:value-type="float">
            <text:p>0.0533361808703195</text:p>
          </table:table-cell>
          <table:table-cell office:value-type="float" office:value="0.722807807807808" calcext:value-type="float">
            <text:p>0.722807807807808</text:p>
          </table:table-cell>
          <table:table-cell office:value-type="float" office:value="0.0458962234847638" calcext:value-type="float">
            <text:p>0.0458962234847638</text:p>
          </table:table-cell>
          <table:table-cell office:value-type="float" office:value="0.729249249249249" calcext:value-type="float">
            <text:p>0.729249249249249</text:p>
          </table:table-cell>
          <table:table-cell office:value-type="float" office:value="0.0460024797763794" calcext:value-type="float">
            <text:p>0.04600247977637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39277412561929" calcext:value-type="float">
            <text:p>0.039277412561929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793857931635646" calcext:value-type="float">
            <text:p>0.0793857931635646</text:p>
          </table:table-cell>
          <table:table-cell office:value-type="float" office:value="0.693093093093093" calcext:value-type="float">
            <text:p>0.693093093093093</text:p>
          </table:table-cell>
          <table:table-cell office:value-type="float" office:value="0.0561897358558008" calcext:value-type="float">
            <text:p>0.0561897358558008</text:p>
          </table:table-cell>
          <table:table-cell office:value-type="float" office:value="0.706756756756757" calcext:value-type="float">
            <text:p>0.706756756756757</text:p>
          </table:table-cell>
          <table:table-cell office:value-type="float" office:value="0.0676335272903421" calcext:value-type="float">
            <text:p>0.0676335272903421</text:p>
          </table:table-cell>
          <table:table-cell office:value-type="float" office:value="0.712387387387387" calcext:value-type="float">
            <text:p>0.712387387387387</text:p>
          </table:table-cell>
          <table:table-cell office:value-type="float" office:value="0.0707641602450279" calcext:value-type="float">
            <text:p>0.0707641602450279</text:p>
          </table:table-cell>
          <table:table-cell office:value-type="float" office:value="0.70960960960961" calcext:value-type="float">
            <text:p>0.70960960960961</text:p>
          </table:table-cell>
          <table:table-cell office:value-type="float" office:value="0.0680835229466539" calcext:value-type="float">
            <text:p>0.0680835229466539</text:p>
          </table:table-cell>
          <table:table-cell office:value-type="float" office:value="0.712087087087087" calcext:value-type="float">
            <text:p>0.712087087087087</text:p>
          </table:table-cell>
          <table:table-cell office:value-type="float" office:value="0.0444773621435754" calcext:value-type="float">
            <text:p>0.0444773621435754</text:p>
          </table:table-cell>
          <table:table-cell office:value-type="float" office:value="0.714864864864865" calcext:value-type="float">
            <text:p>0.714864864864865</text:p>
          </table:table-cell>
          <table:table-cell office:value-type="float" office:value="0.0644060721992121" calcext:value-type="float">
            <text:p>0.0644060721992121</text:p>
          </table:table-cell>
          <table:table-cell office:value-type="float" office:value="0.703978978978979" calcext:value-type="float">
            <text:p>0.703978978978979</text:p>
          </table:table-cell>
          <table:table-cell office:value-type="float" office:value="0.0519352779806246" calcext:value-type="float">
            <text:p>0.0519352779806246</text:p>
          </table:table-cell>
          <table:table-cell office:value-type="float" office:value="0.687537537537538" calcext:value-type="float">
            <text:p>0.687537537537538</text:p>
          </table:table-cell>
          <table:table-cell office:value-type="float" office:value="0.0380327692468169" calcext:value-type="float">
            <text:p>0.0380327692468169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811823923093012" calcext:value-type="float">
            <text:p>0.0811823923093012</text:p>
          </table:table-cell>
          <table:table-cell office:value-type="float" office:value="0.684984984984985" calcext:value-type="float">
            <text:p>0.684984984984985</text:p>
          </table:table-cell>
          <table:table-cell office:value-type="float" office:value="0.0809157783067975" calcext:value-type="float">
            <text:p>0.0809157783067975</text:p>
          </table:table-cell>
          <table:table-cell office:value-type="float" office:value="0.704129129129129" calcext:value-type="float">
            <text:p>0.704129129129129</text:p>
          </table:table-cell>
          <table:table-cell office:value-type="float" office:value="0.0846063861236564" calcext:value-type="float">
            <text:p>0.0846063861236564</text:p>
          </table:table-cell>
          <table:table-cell office:value-type="float" office:value="0.741816816816817" calcext:value-type="float">
            <text:p>0.741816816816817</text:p>
          </table:table-cell>
          <table:table-cell office:value-type="float" office:value="0.0711788876821582" calcext:value-type="float">
            <text:p>0.0711788876821582</text:p>
          </table:table-cell>
          <table:table-cell office:value-type="float" office:value="0.704054054054054" calcext:value-type="float">
            <text:p>0.704054054054054</text:p>
          </table:table-cell>
          <table:table-cell office:value-type="float" office:value="0.0565020510341027" calcext:value-type="float">
            <text:p>0.0565020510341027</text:p>
          </table:table-cell>
          <table:table-cell office:value-type="float" office:value="0.693018018018018" calcext:value-type="float">
            <text:p>0.693018018018018</text:p>
          </table:table-cell>
          <table:table-cell office:value-type="float" office:value="0.0434188871843681" calcext:value-type="float">
            <text:p>0.04341888718436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519955345938455" calcext:value-type="float">
            <text:p>0.0519955345938455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673897950551169" calcext:value-type="float">
            <text:p>0.0673897950551169</text:p>
          </table:table-cell>
          <table:table-cell office:value-type="float" office:value="0.720720720720721" calcext:value-type="float">
            <text:p>0.720720720720721</text:p>
          </table:table-cell>
          <table:table-cell office:value-type="float" office:value="0.0635182264836335" calcext:value-type="float">
            <text:p>0.0635182264836335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27882720566964" calcext:value-type="float">
            <text:p>0.0527882720566964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59866272702114" calcext:value-type="float">
            <text:p>0.059866272702114</text:p>
          </table:table-cell>
          <table:table-cell office:value-type="float" office:value="0.728603603603604" calcext:value-type="float">
            <text:p>0.728603603603604</text:p>
          </table:table-cell>
          <table:table-cell office:value-type="float" office:value="0.0514947280050844" calcext:value-type="float">
            <text:p>0.0514947280050844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355091789919673" calcext:value-type="float">
            <text:p>0.0355091789919673</text:p>
          </table:table-cell>
          <table:table-cell office:value-type="float" office:value="0.720495495495496" calcext:value-type="float">
            <text:p>0.720495495495496</text:p>
          </table:table-cell>
          <table:table-cell office:value-type="float" office:value="0.0498633278731143" calcext:value-type="float">
            <text:p>0.0498633278731143</text:p>
          </table:table-cell>
          <table:table-cell office:value-type="float" office:value="0.720345345345345" calcext:value-type="float">
            <text:p>0.720345345345345</text:p>
          </table:table-cell>
          <table:table-cell office:value-type="float" office:value="0.0524156302947899" calcext:value-type="float">
            <text:p>0.0524156302947899</text:p>
          </table:table-cell>
          <table:table-cell office:value-type="float" office:value="0.715315315315315" calcext:value-type="float">
            <text:p>0.715315315315315</text:p>
          </table:table-cell>
          <table:table-cell office:value-type="float" office:value="0.0430645708206022" calcext:value-type="float">
            <text:p>0.0430645708206022</text:p>
          </table:table-cell>
          <table:table-cell office:value-type="float" office:value="0.70975975975976" calcext:value-type="float">
            <text:p>0.70975975975976</text:p>
          </table:table-cell>
          <table:table-cell office:value-type="float" office:value="0.0612864855460636" calcext:value-type="float">
            <text:p>0.0612864855460636</text:p>
          </table:table-cell>
          <table:table-cell office:value-type="float" office:value="0.704279279279279" calcext:value-type="float">
            <text:p>0.704279279279279</text:p>
          </table:table-cell>
          <table:table-cell office:value-type="float" office:value="0.0486483525697767" calcext:value-type="float">
            <text:p>0.0486483525697767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635472557958614" calcext:value-type="float">
            <text:p>0.0635472557958614</text:p>
          </table:table-cell>
          <table:table-cell office:value-type="float" office:value="0.742567567567568" calcext:value-type="float">
            <text:p>0.742567567567568</text:p>
          </table:table-cell>
          <table:table-cell office:value-type="float" office:value="0.0572230454395939" calcext:value-type="float">
            <text:p>0.0572230454395939</text:p>
          </table:table-cell>
          <table:table-cell office:value-type="float" office:value="0.717942942942943" calcext:value-type="float">
            <text:p>0.717942942942943</text:p>
          </table:table-cell>
          <table:table-cell office:value-type="float" office:value="0.0511283370509186" calcext:value-type="float">
            <text:p>0.0511283370509186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92796836843326" calcext:value-type="float">
            <text:p>0.059279683684332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08706502641113" calcext:value-type="float">
            <text:p>0.0508706502641113</text:p>
          </table:table-cell>
          <table:table-cell office:value-type="float" office:value="0.734159159159159" calcext:value-type="float">
            <text:p>0.734159159159159</text:p>
          </table:table-cell>
          <table:table-cell office:value-type="float" office:value="0.0488410663691774" calcext:value-type="float">
            <text:p>0.0488410663691774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713081051274529" calcext:value-type="float">
            <text:p>0.0713081051274529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81449873993498" calcext:value-type="float">
            <text:p>0.0481449873993498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455631421639001" calcext:value-type="float">
            <text:p>0.0455631421639001</text:p>
          </table:table-cell>
          <table:table-cell office:value-type="float" office:value="0.734009009009009" calcext:value-type="float">
            <text:p>0.734009009009009</text:p>
          </table:table-cell>
          <table:table-cell office:value-type="float" office:value="0.0464213202419646" calcext:value-type="float">
            <text:p>0.0464213202419646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349839646364672" calcext:value-type="float">
            <text:p>0.0349839646364672</text:p>
          </table:table-cell>
          <table:table-cell office:value-type="float" office:value="0.723123123123123" calcext:value-type="float">
            <text:p>0.723123123123123</text:p>
          </table:table-cell>
          <table:table-cell office:value-type="float" office:value="0.0564643538729819" calcext:value-type="float">
            <text:p>0.0564643538729819</text:p>
          </table:table-cell>
          <table:table-cell office:value-type="float" office:value="0.750675675675676" calcext:value-type="float">
            <text:p>0.750675675675676</text:p>
          </table:table-cell>
          <table:table-cell office:value-type="float" office:value="0.0351892252666659" calcext:value-type="float">
            <text:p>0.0351892252666659</text:p>
          </table:table-cell>
          <table:table-cell office:value-type="float" office:value="0.720795795795796" calcext:value-type="float">
            <text:p>0.720795795795796</text:p>
          </table:table-cell>
          <table:table-cell office:value-type="float" office:value="0.046311106036956" calcext:value-type="float">
            <text:p>0.0463111060369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25900900900901" calcext:value-type="float">
            <text:p>0.725900900900901</text:p>
          </table:table-cell>
          <table:table-cell office:value-type="float" office:value="0.0570147293077562" calcext:value-type="float">
            <text:p>0.0570147293077562</text:p>
          </table:table-cell>
          <table:table-cell office:value-type="float" office:value="0.73978978978979" calcext:value-type="float">
            <text:p>0.73978978978979</text:p>
          </table:table-cell>
          <table:table-cell office:value-type="float" office:value="0.0467736395734235" calcext:value-type="float">
            <text:p>0.0467736395734235</text:p>
          </table:table-cell>
          <table:table-cell office:value-type="float" office:value="0.745195195195195" calcext:value-type="float">
            <text:p>0.745195195195195</text:p>
          </table:table-cell>
          <table:table-cell office:value-type="float" office:value="0.038870558649692" calcext:value-type="float">
            <text:p>0.038870558649692</text:p>
          </table:table-cell>
          <table:table-cell office:value-type="float" office:value="0.726201201201201" calcext:value-type="float">
            <text:p>0.726201201201201</text:p>
          </table:table-cell>
          <table:table-cell office:value-type="float" office:value="0.0597747749843119" calcext:value-type="float">
            <text:p>0.0597747749843119</text:p>
          </table:table-cell>
          <table:table-cell office:value-type="float" office:value="0.720645645645646" calcext:value-type="float">
            <text:p>0.720645645645646</text:p>
          </table:table-cell>
          <table:table-cell office:value-type="float" office:value="0.0707968971006323" calcext:value-type="float">
            <text:p>0.070796897100632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542504218733698" calcext:value-type="float">
            <text:p>0.0542504218733698</text:p>
          </table:table-cell>
          <table:table-cell office:value-type="float" office:value="0.734309309309309" calcext:value-type="float">
            <text:p>0.734309309309309</text:p>
          </table:table-cell>
          <table:table-cell office:value-type="float" office:value="0.0445522060422084" calcext:value-type="float">
            <text:p>0.0445522060422084</text:p>
          </table:table-cell>
          <table:table-cell office:value-type="float" office:value="0.723423423423423" calcext:value-type="float">
            <text:p>0.723423423423423</text:p>
          </table:table-cell>
          <table:table-cell office:value-type="float" office:value="0.057563215111251" calcext:value-type="float">
            <text:p>0.057563215111251</text:p>
          </table:table-cell>
          <table:table-cell office:value-type="float" office:value="0.726276276276276" calcext:value-type="float">
            <text:p>0.726276276276276</text:p>
          </table:table-cell>
          <table:table-cell office:value-type="float" office:value="0.0405671016191423" calcext:value-type="float">
            <text:p>0.0405671016191423</text:p>
          </table:table-cell>
          <table:table-cell office:value-type="float" office:value="0.742417417417417" calcext:value-type="float">
            <text:p>0.742417417417417</text:p>
          </table:table-cell>
          <table:table-cell office:value-type="float" office:value="0.0413715209278681" calcext:value-type="float">
            <text:p>0.0413715209278681</text:p>
          </table:table-cell>
          <table:table-cell office:value-type="float" office:value="0.736786786786787" calcext:value-type="float">
            <text:p>0.736786786786787</text:p>
          </table:table-cell>
          <table:table-cell office:value-type="float" office:value="0.0500227653356609" calcext:value-type="float">
            <text:p>0.0500227653356609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307171351405056" calcext:value-type="float">
            <text:p>0.030717135140505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48403858566386" calcext:value-type="float">
            <text:p>0.048403858566386</text:p>
          </table:table-cell>
          <table:table-cell office:value-type="float" office:value="0.734234234234234" calcext:value-type="float">
            <text:p>0.734234234234234</text:p>
          </table:table-cell>
          <table:table-cell office:value-type="float" office:value="0.0387799079245427" calcext:value-type="float">
            <text:p>0.0387799079245427</text:p>
          </table:table-cell>
          <table:table-cell office:value-type="float" office:value="0.747972972972973" calcext:value-type="float">
            <text:p>0.747972972972973</text:p>
          </table:table-cell>
          <table:table-cell office:value-type="float" office:value="0.0334906460840468" calcext:value-type="float">
            <text:p>0.0334906460840468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97607378958637" calcext:value-type="float">
            <text:p>0.0497607378958637</text:p>
          </table:table-cell>
          <table:table-cell office:value-type="float" office:value="0.731456456456457" calcext:value-type="float">
            <text:p>0.731456456456457</text:p>
          </table:table-cell>
          <table:table-cell office:value-type="float" office:value="0.0547677117926955" calcext:value-type="float">
            <text:p>0.0547677117926955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1079247457064" calcext:value-type="float">
            <text:p>0.041079247457064</text:p>
          </table:table-cell>
          <table:table-cell office:value-type="float" office:value="0.74527027027027" calcext:value-type="float">
            <text:p>0.74527027027027</text:p>
          </table:table-cell>
          <table:table-cell office:value-type="float" office:value="0.0279408634980054" calcext:value-type="float">
            <text:p>0.0279408634980054</text:p>
          </table:table-cell>
          <table:table-cell office:value-type="float" office:value="0.731831831831832" calcext:value-type="float">
            <text:p>0.731831831831832</text:p>
          </table:table-cell>
          <table:table-cell office:value-type="float" office:value="0.0439512399287102" calcext:value-type="float">
            <text:p>0.0439512399287102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443944931401555" calcext:value-type="float">
            <text:p>0.04439449314015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50750750750751" calcext:value-type="float">
            <text:p>0.750750750750751</text:p>
          </table:table-cell>
          <table:table-cell office:value-type="float" office:value="0.0409875991806045" calcext:value-type="float">
            <text:p>0.0409875991806045</text:p>
          </table:table-cell>
          <table:table-cell office:value-type="float" office:value="0.731681681681682" calcext:value-type="float">
            <text:p>0.731681681681682</text:p>
          </table:table-cell>
          <table:table-cell office:value-type="float" office:value="0.0412361994838466" calcext:value-type="float">
            <text:p>0.0412361994838466</text:p>
          </table:table-cell>
          <table:table-cell office:value-type="float" office:value="0.728978978978979" calcext:value-type="float">
            <text:p>0.728978978978979</text:p>
          </table:table-cell>
          <table:table-cell office:value-type="float" office:value="0.0492478250402402" calcext:value-type="float">
            <text:p>0.0492478250402402</text:p>
          </table:table-cell>
          <table:table-cell office:value-type="float" office:value="0.737312312312312" calcext:value-type="float">
            <text:p>0.737312312312312</text:p>
          </table:table-cell>
          <table:table-cell office:value-type="float" office:value="0.0463300339695882" calcext:value-type="float">
            <text:p>0.0463300339695882</text:p>
          </table:table-cell>
          <table:table-cell office:value-type="float" office:value="0.737087087087087" calcext:value-type="float">
            <text:p>0.737087087087087</text:p>
          </table:table-cell>
          <table:table-cell office:value-type="float" office:value="0.0461680175034032" calcext:value-type="float">
            <text:p>0.0461680175034032</text:p>
          </table:table-cell>
          <table:table-cell office:value-type="float" office:value="0.736861861861862" calcext:value-type="float">
            <text:p>0.736861861861862</text:p>
          </table:table-cell>
          <table:table-cell office:value-type="float" office:value="0.0478315238256979" calcext:value-type="float">
            <text:p>0.0478315238256979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39746168823099" calcext:value-type="float">
            <text:p>0.039746168823099</text:p>
          </table:table-cell>
          <table:table-cell office:value-type="float" office:value="0.737012012012012" calcext:value-type="float">
            <text:p>0.737012012012012</text:p>
          </table:table-cell>
          <table:table-cell office:value-type="float" office:value="0.0464348088911976" calcext:value-type="float">
            <text:p>0.0464348088911976</text:p>
          </table:table-cell>
          <table:table-cell office:value-type="float" office:value="0.734084084084084" calcext:value-type="float">
            <text:p>0.734084084084084</text:p>
          </table:table-cell>
          <table:table-cell office:value-type="float" office:value="0.0400897464241036" calcext:value-type="float">
            <text:p>0.0400897464241036</text:p>
          </table:table-cell>
          <table:table-cell office:value-type="float" office:value="0.742642642642643" calcext:value-type="float">
            <text:p>0.742642642642643</text:p>
          </table:table-cell>
          <table:table-cell office:value-type="float" office:value="0.0397477444201528" calcext:value-type="float">
            <text:p>0.0397477444201528</text:p>
          </table:table-cell>
          <table:table-cell office:value-type="float" office:value="0.728828828828829" calcext:value-type="float">
            <text:p>0.728828828828829</text:p>
          </table:table-cell>
          <table:table-cell office:value-type="float" office:value="0.0431197956190853" calcext:value-type="float">
            <text:p>0.0431197956190853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53882545914049" calcext:value-type="float">
            <text:p>0.053882545914049</text:p>
          </table:table-cell>
          <table:table-cell office:value-type="float" office:value="0.736936936936937" calcext:value-type="float">
            <text:p>0.736936936936937</text:p>
          </table:table-cell>
          <table:table-cell office:value-type="float" office:value="0.0372498148971378" calcext:value-type="float">
            <text:p>0.0372498148971378</text:p>
          </table:table-cell>
          <table:table-cell office:value-type="float" office:value="0.748048048048048" calcext:value-type="float">
            <text:p>0.748048048048048</text:p>
          </table:table-cell>
          <table:table-cell office:value-type="float" office:value="0.0373136466207747" calcext:value-type="float">
            <text:p>0.0373136466207747</text:p>
          </table:table-cell>
          <table:table-cell office:value-type="float" office:value="0.728903903903904" calcext:value-type="float">
            <text:p>0.728903903903904</text:p>
          </table:table-cell>
          <table:table-cell office:value-type="float" office:value="0.0501268804693353" calcext:value-type="float">
            <text:p>0.0501268804693353</text:p>
          </table:table-cell>
          <table:table-cell office:value-type="float" office:value="0.723498498498498" calcext:value-type="float">
            <text:p>0.723498498498498</text:p>
          </table:table-cell>
          <table:table-cell office:value-type="float" office:value="0.0507718843524361" calcext:value-type="float">
            <text:p>0.05077188435243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ds</text:p>
          </table:table-cell>
          <table:table-cell office:value-type="float" office:value="0.72984984984985" calcext:value-type="float">
            <text:p>0.72984984984985</text:p>
          </table:table-cell>
          <table:table-cell office:value-type="float" office:value="0.047476323694772" calcext:value-type="float">
            <text:p>0.047476323694772</text:p>
          </table:table-cell>
          <table:table-cell office:value-type="float" office:value="0.730960960960961" calcext:value-type="float">
            <text:p>0.730960960960961</text:p>
          </table:table-cell>
          <table:table-cell office:value-type="float" office:value="0.0562810120227828" calcext:value-type="float">
            <text:p>0.0562810120227828</text:p>
          </table:table-cell>
          <table:table-cell office:value-type="float" office:value="0.717402402402402" calcext:value-type="float">
            <text:p>0.717402402402402</text:p>
          </table:table-cell>
          <table:table-cell office:value-type="float" office:value="0.0595654215236757" calcext:value-type="float">
            <text:p>0.0595654215236757</text:p>
          </table:table-cell>
          <table:table-cell office:value-type="float" office:value="0.727252252252252" calcext:value-type="float">
            <text:p>0.727252252252252</text:p>
          </table:table-cell>
          <table:table-cell office:value-type="float" office:value="0.0510927844670238" calcext:value-type="float">
            <text:p>0.0510927844670238</text:p>
          </table:table-cell>
          <table:table-cell office:value-type="float" office:value="0.737042042042042" calcext:value-type="float">
            <text:p>0.737042042042042</text:p>
          </table:table-cell>
          <table:table-cell office:value-type="float" office:value="0.0527466227084627" calcext:value-type="float">
            <text:p>0.0527466227084627</text:p>
          </table:table-cell>
          <table:table-cell office:value-type="float" office:value="0.729174174174174" calcext:value-type="float">
            <text:p>0.729174174174174</text:p>
          </table:table-cell>
          <table:table-cell office:value-type="float" office:value="0.0527707720710123" calcext:value-type="float">
            <text:p>0.0527707720710123</text:p>
          </table:table-cell>
          <table:table-cell office:value-type="float" office:value="0.725435435435435" calcext:value-type="float">
            <text:p>0.725435435435435</text:p>
          </table:table-cell>
          <table:table-cell office:value-type="float" office:value="0.0370867619471229" calcext:value-type="float">
            <text:p>0.0370867619471229</text:p>
          </table:table-cell>
          <table:table-cell office:value-type="float" office:value="0.725945945945946" calcext:value-type="float">
            <text:p>0.725945945945946</text:p>
          </table:table-cell>
          <table:table-cell office:value-type="float" office:value="0.0531144842805784" calcext:value-type="float">
            <text:p>0.0531144842805784</text:p>
          </table:table-cell>
          <table:table-cell office:value-type="float" office:value="0.728663663663664" calcext:value-type="float">
            <text:p>0.728663663663664</text:p>
          </table:table-cell>
          <table:table-cell office:value-type="float" office:value="0.0436819575781454" calcext:value-type="float">
            <text:p>0.0436819575781454</text:p>
          </table:table-cell>
          <table:table-cell office:value-type="float" office:value="0.722852852852853" calcext:value-type="float">
            <text:p>0.722852852852853</text:p>
          </table:table-cell>
          <table:table-cell office:value-type="float" office:value="0.040129367321715" calcext:value-type="float">
            <text:p>0.040129367321715</text:p>
          </table:table-cell>
          <table:table-cell office:value-type="float" office:value="0.724414414414414" calcext:value-type="float">
            <text:p>0.724414414414414</text:p>
          </table:table-cell>
          <table:table-cell office:value-type="float" office:value="0.05675065398734" calcext:value-type="float">
            <text:p>0.05675065398734</text:p>
          </table:table-cell>
          <table:table-cell office:value-type="float" office:value="0.716711711711712" calcext:value-type="float">
            <text:p>0.716711711711712</text:p>
          </table:table-cell>
          <table:table-cell office:value-type="float" office:value="0.059045823578215" calcext:value-type="float">
            <text:p>0.059045823578215</text:p>
          </table:table-cell>
          <table:table-cell office:value-type="float" office:value="0.727702702702703" calcext:value-type="float">
            <text:p>0.727702702702703</text:p>
          </table:table-cell>
          <table:table-cell office:value-type="float" office:value="0.0546512687694286" calcext:value-type="float">
            <text:p>0.0546512687694286</text:p>
          </table:table-cell>
          <table:table-cell office:value-type="float" office:value="0.74457957957958" calcext:value-type="float">
            <text:p>0.74457957957958</text:p>
          </table:table-cell>
          <table:table-cell office:value-type="float" office:value="0.0465054003780448" calcext:value-type="float">
            <text:p>0.0465054003780448</text:p>
          </table:table-cell>
          <table:table-cell office:value-type="float" office:value="0.721786786786787" calcext:value-type="float">
            <text:p>0.721786786786787</text:p>
          </table:table-cell>
          <table:table-cell office:value-type="float" office:value="0.0522966566934757" calcext:value-type="float">
            <text:p>0.0522966566934757</text:p>
          </table:table-cell>
          <table:table-cell office:value-type="float" office:value="0.718993993993994" calcext:value-type="float">
            <text:p>0.718993993993994</text:p>
          </table:table-cell>
          <table:table-cell office:value-type="float" office:value="0.0537323690923849" calcext:value-type="float">
            <text:p>0.053732369092384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73024436686766" calcext:value-type="float">
            <text:p>0.973024436686766</text:p>
          </table:table-cell>
          <table:table-cell office:value-type="float" office:value="0.0264482174494897" calcext:value-type="float">
            <text:p>0.0264482174494897</text:p>
          </table:table-cell>
          <table:table-cell office:value-type="float" office:value="0.981757114143658" calcext:value-type="float">
            <text:p>0.981757114143658</text:p>
          </table:table-cell>
          <table:table-cell office:value-type="float" office:value="0.0129941100207586" calcext:value-type="float">
            <text:p>0.0129941100207586</text:p>
          </table:table-cell>
          <table:table-cell office:value-type="float" office:value="0.987596530202052" calcext:value-type="float">
            <text:p>0.987596530202052</text:p>
          </table:table-cell>
          <table:table-cell office:value-type="float" office:value="0.0172234921845831" calcext:value-type="float">
            <text:p>0.0172234921845831</text:p>
          </table:table-cell>
          <table:table-cell office:value-type="float" office:value="0.981778271448218" calcext:value-type="float">
            <text:p>0.981778271448218</text:p>
          </table:table-cell>
          <table:table-cell office:value-type="float" office:value="0.0162295138687797" calcext:value-type="float">
            <text:p>0.0162295138687797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097632310164989" calcext:value-type="float">
            <text:p>0.0097632310164989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38469590389174" calcext:value-type="float">
            <text:p>0.0138469590389174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09106603389373" calcext:value-type="float">
            <text:p>0.010910660338937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8907225219507" calcext:value-type="float">
            <text:p>0.98907225219507</text:p>
          </table:table-cell>
          <table:table-cell office:value-type="float" office:value="0.0134245000850831" calcext:value-type="float">
            <text:p>0.013424500085083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79688987623" calcext:value-type="float">
            <text:p>0.98979688987623</text:p>
          </table:table-cell>
          <table:table-cell office:value-type="float" office:value="0.0115125585323363" calcext:value-type="float">
            <text:p>0.0115125585323363</text:p>
          </table:table-cell>
          <table:table-cell office:value-type="float" office:value="0.986871892520893" calcext:value-type="float">
            <text:p>0.986871892520893</text:p>
          </table:table-cell>
          <table:table-cell office:value-type="float" office:value="0.0156973480883179" calcext:value-type="float">
            <text:p>0.0156973480883179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34177090826073" calcext:value-type="float">
            <text:p>0.01341770908260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67930815614091" calcext:value-type="float">
            <text:p>0.967930815614091</text:p>
          </table:table-cell>
          <table:table-cell office:value-type="float" office:value="0.0246119626102344" calcext:value-type="float">
            <text:p>0.0246119626102344</text:p>
          </table:table-cell>
          <table:table-cell office:value-type="float" office:value="0.981757114143658" calcext:value-type="float">
            <text:p>0.981757114143658</text:p>
          </table:table-cell>
          <table:table-cell office:value-type="float" office:value="0.0134419771374816" calcext:value-type="float">
            <text:p>0.0134419771374816</text:p>
          </table:table-cell>
          <table:table-cell office:value-type="float" office:value="0.986866603194753" calcext:value-type="float">
            <text:p>0.986866603194753</text:p>
          </table:table-cell>
          <table:table-cell office:value-type="float" office:value="0.0194055733755684" calcext:value-type="float">
            <text:p>0.0194055733755684</text:p>
          </table:table-cell>
          <table:table-cell office:value-type="float" office:value="0.986147254839733" calcext:value-type="float">
            <text:p>0.986147254839733</text:p>
          </table:table-cell>
          <table:table-cell office:value-type="float" office:value="0.0162949107474241" calcext:value-type="float">
            <text:p>0.0162949107474241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04360324511349" calcext:value-type="float">
            <text:p>0.0104360324511349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41041479151683" calcext:value-type="float">
            <text:p>0.01410414791516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91981381571988" calcext:value-type="float">
            <text:p>0.991981381571988</text:p>
          </table:table-cell>
          <table:table-cell office:value-type="float" office:value="0.0100032206814148" calcext:value-type="float">
            <text:p>0.0100032206814148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70120596635989" calcext:value-type="float">
            <text:p>0.970120596635989</text:p>
          </table:table-cell>
          <table:table-cell office:value-type="float" office:value="0.0229259250371681" calcext:value-type="float">
            <text:p>0.0229259250371681</text:p>
          </table:table-cell>
          <table:table-cell office:value-type="float" office:value="0.983946895165556" calcext:value-type="float">
            <text:p>0.983946895165556</text:p>
          </table:table-cell>
          <table:table-cell office:value-type="float" office:value="0.0136811158289225" calcext:value-type="float">
            <text:p>0.0136811158289225</text:p>
          </table:table-cell>
          <table:table-cell office:value-type="float" office:value="0.988321167883212" calcext:value-type="float">
            <text:p>0.988321167883212</text:p>
          </table:table-cell>
          <table:table-cell office:value-type="float" office:value="0.0179455853183316" calcext:value-type="float">
            <text:p>0.0179455853183316</text:p>
          </table:table-cell>
          <table:table-cell office:value-type="float" office:value="0.986147254839733" calcext:value-type="float">
            <text:p>0.986147254839733</text:p>
          </table:table-cell>
          <table:table-cell office:value-type="float" office:value="0.0155623375094282" calcext:value-type="float">
            <text:p>0.0155623375094282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50223111758539" calcext:value-type="float">
            <text:p>0.0150223111758539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04631270284967" calcext:value-type="float">
            <text:p>0.0104631270284967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28986809074281" calcext:value-type="float">
            <text:p>0.012898680907428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0467633222384" calcext:value-type="float">
            <text:p>0.0120467633222384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096117468767923" calcext:value-type="float">
            <text:p>0.00961174687679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3095199023883" calcext:value-type="float">
            <text:p>0.0113095199023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70855812969428" calcext:value-type="float">
            <text:p>0.970855812969428</text:p>
          </table:table-cell>
          <table:table-cell office:value-type="float" office:value="0.0245418653128506" calcext:value-type="float">
            <text:p>0.0245418653128506</text:p>
          </table:table-cell>
          <table:table-cell office:value-type="float" office:value="0.982487041150957" calcext:value-type="float">
            <text:p>0.982487041150957</text:p>
          </table:table-cell>
          <table:table-cell office:value-type="float" office:value="0.0125062571854048" calcext:value-type="float">
            <text:p>0.0125062571854048</text:p>
          </table:table-cell>
          <table:table-cell office:value-type="float" office:value="0.986866603194753" calcext:value-type="float">
            <text:p>0.986866603194753</text:p>
          </table:table-cell>
          <table:table-cell office:value-type="float" office:value="0.0194055733755684" calcext:value-type="float">
            <text:p>0.0194055733755684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4189878695548" calcext:value-type="float">
            <text:p>0.013418987869554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16238231249" calcext:value-type="float">
            <text:p>0.990516238231249</text:p>
          </table:table-cell>
          <table:table-cell office:value-type="float" office:value="0.0150191624206091" calcext:value-type="float">
            <text:p>0.0150191624206091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1246165238549" calcext:value-type="float">
            <text:p>0.991246165238549</text:p>
          </table:table-cell>
          <table:table-cell office:value-type="float" office:value="0.0132380995670433" calcext:value-type="float">
            <text:p>0.013238099567043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09106603389372" calcext:value-type="float">
            <text:p>0.010910660338937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3095199023883" calcext:value-type="float">
            <text:p>0.011309519902388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70855812969428" calcext:value-type="float">
            <text:p>0.970855812969428</text:p>
          </table:table-cell>
          <table:table-cell office:value-type="float" office:value="0.0245418653128506" calcext:value-type="float">
            <text:p>0.0245418653128506</text:p>
          </table:table-cell>
          <table:table-cell office:value-type="float" office:value="0.982487041150957" calcext:value-type="float">
            <text:p>0.982487041150957</text:p>
          </table:table-cell>
          <table:table-cell office:value-type="float" office:value="0.0125062571854048" calcext:value-type="float">
            <text:p>0.0125062571854048</text:p>
          </table:table-cell>
          <table:table-cell office:value-type="float" office:value="0.986866603194753" calcext:value-type="float">
            <text:p>0.986866603194753</text:p>
          </table:table-cell>
          <table:table-cell office:value-type="float" office:value="0.0194055733755684" calcext:value-type="float">
            <text:p>0.0194055733755684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37894985646757" calcext:value-type="float">
            <text:p>0.0137894985646757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91240875912409" calcext:value-type="float">
            <text:p>0.991240875912409</text:p>
          </table:table-cell>
          <table:table-cell office:value-type="float" office:value="0.0153110780754766" calcext:value-type="float">
            <text:p>0.0153110780754766</text:p>
          </table:table-cell>
          <table:table-cell office:value-type="float" office:value="0.987601819528192" calcext:value-type="float">
            <text:p>0.987601819528192</text:p>
          </table:table-cell>
          <table:table-cell office:value-type="float" office:value="0.0137894985646757" calcext:value-type="float">
            <text:p>0.0137894985646757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4401049912105" calcext:value-type="float">
            <text:p>0.010440104991210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25042076422094" calcext:value-type="float">
            <text:p>0.012504207642209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91251454564688" calcext:value-type="float">
            <text:p>0.991251454564688</text:p>
          </table:table-cell>
          <table:table-cell office:value-type="float" office:value="0.0113095199023883" calcext:value-type="float">
            <text:p>0.0113095199023883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46817737152046" calcext:value-type="float">
            <text:p>0.0146817737152046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0.97055749497514" calcext:value-type="float">
            <text:p>0.97055749497514</text:p>
          </table:table-cell>
          <table:table-cell office:value-type="float" office:value="0.0246139671445187" calcext:value-type="float">
            <text:p>0.0246139671445187</text:p>
          </table:table-cell>
          <table:table-cell office:value-type="float" office:value="0.982487041150957" calcext:value-type="float">
            <text:p>0.982487041150957</text:p>
          </table:table-cell>
          <table:table-cell office:value-type="float" office:value="0.0130259434715945" calcext:value-type="float">
            <text:p>0.0130259434715945</text:p>
          </table:table-cell>
          <table:table-cell office:value-type="float" office:value="0.987303501533905" calcext:value-type="float">
            <text:p>0.987303501533905</text:p>
          </table:table-cell>
          <table:table-cell office:value-type="float" office:value="0.018677159525924" calcext:value-type="float">
            <text:p>0.018677159525924</text:p>
          </table:table-cell>
          <table:table-cell office:value-type="float" office:value="0.985710356500582" calcext:value-type="float">
            <text:p>0.985710356500582</text:p>
          </table:table-cell>
          <table:table-cell office:value-type="float" office:value="0.0151109808397101" calcext:value-type="float">
            <text:p>0.0151109808397101</text:p>
          </table:table-cell>
          <table:table-cell office:value-type="float" office:value="0.98818681899926" calcext:value-type="float">
            <text:p>0.98818681899926</text:p>
          </table:table-cell>
          <table:table-cell office:value-type="float" office:value="0.013270368503872" calcext:value-type="float">
            <text:p>0.013270368503872</text:p>
          </table:table-cell>
          <table:table-cell office:value-type="float" office:value="0.988626890934095" calcext:value-type="float">
            <text:p>0.988626890934095</text:p>
          </table:table-cell>
          <table:table-cell office:value-type="float" office:value="0.0111784172538089" calcext:value-type="float">
            <text:p>0.0111784172538089</text:p>
          </table:table-cell>
          <table:table-cell office:value-type="float" office:value="0.990663281497937" calcext:value-type="float">
            <text:p>0.990663281497937</text:p>
          </table:table-cell>
          <table:table-cell office:value-type="float" office:value="0.0146601019741561" calcext:value-type="float">
            <text:p>0.0146601019741561</text:p>
          </table:table-cell>
          <table:table-cell office:value-type="float" office:value="0.987896963926796" calcext:value-type="float">
            <text:p>0.987896963926796</text:p>
          </table:table-cell>
          <table:table-cell office:value-type="float" office:value="0.0124405884375552" calcext:value-type="float">
            <text:p>0.0124405884375552</text:p>
          </table:table-cell>
          <table:table-cell office:value-type="float" office:value="0.990664339363165" calcext:value-type="float">
            <text:p>0.990664339363165</text:p>
          </table:table-cell>
          <table:table-cell office:value-type="float" office:value="0.0126534187833083" calcext:value-type="float">
            <text:p>0.0126534187833083</text:p>
          </table:table-cell>
          <table:table-cell office:value-type="float" office:value="0.98993758595155" calcext:value-type="float">
            <text:p>0.98993758595155</text:p>
          </table:table-cell>
          <table:table-cell office:value-type="float" office:value="0.0113624793267066" calcext:value-type="float">
            <text:p>0.0113624793267066</text:p>
          </table:table-cell>
          <table:table-cell office:value-type="float" office:value="0.989936528086322" calcext:value-type="float">
            <text:p>0.989936528086322</text:p>
          </table:table-cell>
          <table:table-cell office:value-type="float" office:value="0.0138798035288476" calcext:value-type="float">
            <text:p>0.0138798035288476</text:p>
          </table:table-cell>
          <table:table-cell office:value-type="float" office:value="0.989647730879086" calcext:value-type="float">
            <text:p>0.989647730879086</text:p>
          </table:table-cell>
          <table:table-cell office:value-type="float" office:value="0.0126882661307841" calcext:value-type="float">
            <text:p>0.0126882661307841</text:p>
          </table:table-cell>
          <table:table-cell office:value-type="float" office:value="0.988332804400719" calcext:value-type="float">
            <text:p>0.988332804400719</text:p>
          </table:table-cell>
          <table:table-cell office:value-type="float" office:value="0.0142649618042037" calcext:value-type="float">
            <text:p>0.0142649618042037</text:p>
          </table:table-cell>
          <table:table-cell office:value-type="float" office:value="0.991106527028456" calcext:value-type="float">
            <text:p>0.991106527028456</text:p>
          </table:table-cell>
          <table:table-cell office:value-type="float" office:value="0.010749313179064" calcext:value-type="float">
            <text:p>0.010749313179064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47298538368097" calcext:value-type="float">
            <text:p>0.0147298538368097</text:p>
          </table:table-cell>
          <table:table-cell office:value-type="float" office:value="0.99008357135301" calcext:value-type="float">
            <text:p>0.99008357135301</text:p>
          </table:table-cell>
          <table:table-cell office:value-type="float" office:value="0.0128759457353791" calcext:value-type="float">
            <text:p>0.01287594573537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15184851648771" calcext:value-type="float">
            <text:p>0.011518485164877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2941868326608" calcext:value-type="float">
            <text:p>0.0142941868326608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9858863551783" calcext:value-type="float">
            <text:p>0.012985886355178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5422617158574" calcext:value-type="float">
            <text:p>0.985422617158574</text:p>
          </table:table-cell>
          <table:table-cell office:value-type="float" office:value="0.0124064536916258" calcext:value-type="float">
            <text:p>0.0124064536916258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8342325187771" calcext:value-type="float">
            <text:p>0.988342325187771</text:p>
          </table:table-cell>
          <table:table-cell office:value-type="float" office:value="0.0134100894338532" calcext:value-type="float">
            <text:p>0.0134100894338532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098480946236358" calcext:value-type="float">
            <text:p>0.0098480946236358</text:p>
          </table:table-cell>
          <table:table-cell office:value-type="float" office:value="0.991976092245848" calcext:value-type="float">
            <text:p>0.991976092245848</text:p>
          </table:table-cell>
          <table:table-cell office:value-type="float" office:value="0.0121414596869555" calcext:value-type="float">
            <text:p>0.0121414596869555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04692379924729" calcext:value-type="float">
            <text:p>0.0104692379924729</text:p>
          </table:table-cell>
          <table:table-cell office:value-type="float" office:value="0.989056384216651" calcext:value-type="float">
            <text:p>0.989056384216651</text:p>
          </table:table-cell>
          <table:table-cell office:value-type="float" office:value="0.012526821027465" calcext:value-type="float">
            <text:p>0.01252682102746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2387852196714" calcext:value-type="float">
            <text:p>0.0132387852196714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5846398967628" calcext:value-type="float">
            <text:p>0.015846398967628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90521527557389" calcext:value-type="float">
            <text:p>0.990521527557389</text:p>
          </table:table-cell>
          <table:table-cell office:value-type="float" office:value="0.0128996870335542" calcext:value-type="float">
            <text:p>0.0128996870335542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3491444974016" calcext:value-type="float">
            <text:p>0.013349144497401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37854819627572" calcext:value-type="float">
            <text:p>0.0137854819627572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38531256247915" calcext:value-type="float">
            <text:p>0.0138531256247915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19448774130802" calcext:value-type="float">
            <text:p>0.0119448774130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20228812289013" calcext:value-type="float">
            <text:p>0.012022881228901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7607108854332" calcext:value-type="float">
            <text:p>0.987607108854332</text:p>
          </table:table-cell>
          <table:table-cell office:value-type="float" office:value="0.0142084259183943" calcext:value-type="float">
            <text:p>0.014208425918394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6962868931" calcext:value-type="float">
            <text:p>0.989066962868931</text:p>
          </table:table-cell>
          <table:table-cell office:value-type="float" office:value="0.012987543951011" calcext:value-type="float">
            <text:p>0.01298754395101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47025042540382" calcext:value-type="float">
            <text:p>0.0147025042540382</text:p>
          </table:table-cell>
          <table:table-cell office:value-type="float" office:value="0.98979160055009" calcext:value-type="float">
            <text:p>0.98979160055009</text:p>
          </table:table-cell>
          <table:table-cell office:value-type="float" office:value="0.0109925268414726" calcext:value-type="float">
            <text:p>0.0109925268414726</text:p>
          </table:table-cell>
          <table:table-cell office:value-type="float" office:value="0.986877181847033" calcext:value-type="float">
            <text:p>0.986877181847033</text:p>
          </table:table-cell>
          <table:table-cell office:value-type="float" office:value="0.0136786435082426" calcext:value-type="float">
            <text:p>0.0136786435082426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25008075680385" calcext:value-type="float">
            <text:p>0.012500807568038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1746535491" calcext:value-type="float">
            <text:p>0.988331746535491</text:p>
          </table:table-cell>
          <table:table-cell office:value-type="float" office:value="0.0142740654233211" calcext:value-type="float">
            <text:p>0.0142740654233211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5285418415323" calcext:value-type="float">
            <text:p>0.0125285418415323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46788780401675" calcext:value-type="float">
            <text:p>0.014678878040167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anknote_authentication</text:p>
          </table:table-cell>
          <table:table-cell office:value-type="float" office:value="0.988916746006559" calcext:value-type="float">
            <text:p>0.988916746006559</text:p>
          </table:table-cell>
          <table:table-cell office:value-type="float" office:value="0.0125229949868335" calcext:value-type="float">
            <text:p>0.0125229949868335</text:p>
          </table:table-cell>
          <table:table-cell office:value-type="float" office:value="0.988337035861631" calcext:value-type="float">
            <text:p>0.988337035861631</text:p>
          </table:table-cell>
          <table:table-cell office:value-type="float" office:value="0.0133720357568901" calcext:value-type="float">
            <text:p>0.0133720357568901</text:p>
          </table:table-cell>
          <table:table-cell office:value-type="float" office:value="0.988915688141331" calcext:value-type="float">
            <text:p>0.988915688141331</text:p>
          </table:table-cell>
          <table:table-cell office:value-type="float" office:value="0.011712405491337" calcext:value-type="float">
            <text:p>0.011712405491337</text:p>
          </table:table-cell>
          <table:table-cell office:value-type="float" office:value="0.989060615677563" calcext:value-type="float">
            <text:p>0.989060615677563</text:p>
          </table:table-cell>
          <table:table-cell office:value-type="float" office:value="0.0128813266769445" calcext:value-type="float">
            <text:p>0.0128813266769445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26200107442615" calcext:value-type="float">
            <text:p>0.0126200107442615</text:p>
          </table:table-cell>
          <table:table-cell office:value-type="float" office:value="0.988625833068867" calcext:value-type="float">
            <text:p>0.988625833068867</text:p>
          </table:table-cell>
          <table:table-cell office:value-type="float" office:value="0.0141633492497095" calcext:value-type="float">
            <text:p>0.0141633492497095</text:p>
          </table:table-cell>
          <table:table-cell office:value-type="float" office:value="0.988770760605099" calcext:value-type="float">
            <text:p>0.988770760605099</text:p>
          </table:table-cell>
          <table:table-cell office:value-type="float" office:value="0.0129483220895963" calcext:value-type="float">
            <text:p>0.0129483220895963</text:p>
          </table:table-cell>
          <table:table-cell office:value-type="float" office:value="0.986878239712261" calcext:value-type="float">
            <text:p>0.986878239712261</text:p>
          </table:table-cell>
          <table:table-cell office:value-type="float" office:value="0.0134635580601383" calcext:value-type="float">
            <text:p>0.0134635580601383</text:p>
          </table:table-cell>
          <table:table-cell office:value-type="float" office:value="0.988480905532635" calcext:value-type="float">
            <text:p>0.988480905532635</text:p>
          </table:table-cell>
          <table:table-cell office:value-type="float" office:value="0.0128534249475072" calcext:value-type="float">
            <text:p>0.0128534249475072</text:p>
          </table:table-cell>
          <table:table-cell office:value-type="float" office:value="0.988484079128319" calcext:value-type="float">
            <text:p>0.988484079128319</text:p>
          </table:table-cell>
          <table:table-cell office:value-type="float" office:value="0.0127800112177959" calcext:value-type="float">
            <text:p>0.0127800112177959</text:p>
          </table:table-cell>
          <table:table-cell office:value-type="float" office:value="0.988771818470327" calcext:value-type="float">
            <text:p>0.988771818470327</text:p>
          </table:table-cell>
          <table:table-cell office:value-type="float" office:value="0.0125174481321348" calcext:value-type="float">
            <text:p>0.0125174481321348</text:p>
          </table:table-cell>
          <table:table-cell office:value-type="float" office:value="0.988769702739871" calcext:value-type="float">
            <text:p>0.988769702739871</text:p>
          </table:table-cell>
          <table:table-cell office:value-type="float" office:value="0.0126923264756579" calcext:value-type="float">
            <text:p>0.0126923264756579</text:p>
          </table:table-cell>
          <table:table-cell office:value-type="float" office:value="0.988477731936951" calcext:value-type="float">
            <text:p>0.988477731936951</text:p>
          </table:table-cell>
          <table:table-cell office:value-type="float" office:value="0.0146742198983259" calcext:value-type="float">
            <text:p>0.0146742198983259</text:p>
          </table:table-cell>
          <table:table-cell office:value-type="float" office:value="0.989061673542791" calcext:value-type="float">
            <text:p>0.989061673542791</text:p>
          </table:table-cell>
          <table:table-cell office:value-type="float" office:value="0.0118913202754268" calcext:value-type="float">
            <text:p>0.0118913202754268</text:p>
          </table:table-cell>
          <table:table-cell office:value-type="float" office:value="0.989790542684862" calcext:value-type="float">
            <text:p>0.989790542684862</text:p>
          </table:table-cell>
          <table:table-cell office:value-type="float" office:value="0.0127902712056732" calcext:value-type="float">
            <text:p>0.0127902712056732</text:p>
          </table:table-cell>
          <table:table-cell office:value-type="float" office:value="0.987899079657252" calcext:value-type="float">
            <text:p>0.987899079657252</text:p>
          </table:table-cell>
          <table:table-cell office:value-type="float" office:value="0.0133278174819806" calcext:value-type="float">
            <text:p>0.01332781748198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47060041407867" calcext:value-type="float">
            <text:p>0.947060041407867</text:p>
          </table:table-cell>
          <table:table-cell office:value-type="float" office:value="0.0135842105082698" calcext:value-type="float">
            <text:p>0.013584210508269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3088205325449" calcext:value-type="float">
            <text:p>0.01308820532544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84615558183079" calcext:value-type="float">
            <text:p>0.0184615558183079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202040056440464" calcext:value-type="float">
            <text:p>0.0202040056440464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56759908768503" calcext:value-type="float">
            <text:p>0.0156759908768503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53315390365214" calcext:value-type="float">
            <text:p>0.0153315390365214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1057301873187" calcext:value-type="float">
            <text:p>0.0210573018731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90486317131114" calcext:value-type="float">
            <text:p>0.0190486317131114</text:p>
          </table:table-cell>
          <table:table-cell office:value-type="float" office:value="0.959979296066253" calcext:value-type="float">
            <text:p>0.959979296066253</text:p>
          </table:table-cell>
          <table:table-cell office:value-type="float" office:value="0.0187766530883153" calcext:value-type="float">
            <text:p>0.01877665308831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6" calcext:value-type="float">
            <text:p>0.017780970954905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4991718426501" calcext:value-type="float">
            <text:p>0.94991718426501</text:p>
          </table:table-cell>
          <table:table-cell office:value-type="float" office:value="0.0154750883044615" calcext:value-type="float">
            <text:p>0.0154750883044615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53401107011516" calcext:value-type="float">
            <text:p>0.015340110701151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20256412917474" calcext:value-type="float">
            <text:p>0.0120256412917474</text:p>
          </table:table-cell>
          <table:table-cell office:value-type="float" office:value="0.957060041407867" calcext:value-type="float">
            <text:p>0.957060041407867</text:p>
          </table:table-cell>
          <table:table-cell office:value-type="float" office:value="0.0178929587511956" calcext:value-type="float">
            <text:p>0.0178929587511956</text:p>
          </table:table-cell>
          <table:table-cell office:value-type="float" office:value="0.961345755693582" calcext:value-type="float">
            <text:p>0.961345755693582</text:p>
          </table:table-cell>
          <table:table-cell office:value-type="float" office:value="0.0152483218751423" calcext:value-type="float">
            <text:p>0.0152483218751423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42144228879281" calcext:value-type="float">
            <text:p>0.0142144228879281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8819522735712" calcext:value-type="float">
            <text:p>0.018819522735712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6712215320911" calcext:value-type="float">
            <text:p>0.96712215320911</text:p>
          </table:table-cell>
          <table:table-cell office:value-type="float" office:value="0.0165386291966072" calcext:value-type="float">
            <text:p>0.0165386291966072</text:p>
          </table:table-cell>
          <table:table-cell office:value-type="float" office:value="0.964244306418219" calcext:value-type="float">
            <text:p>0.964244306418219</text:p>
          </table:table-cell>
          <table:table-cell office:value-type="float" office:value="0.0138601458343419" calcext:value-type="float">
            <text:p>0.0138601458343419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81151335716283" calcext:value-type="float">
            <text:p>0.0181151335716283</text:p>
          </table:table-cell>
          <table:table-cell office:value-type="float" office:value="0.958488612836439" calcext:value-type="float">
            <text:p>0.958488612836439</text:p>
          </table:table-cell>
          <table:table-cell office:value-type="float" office:value="0.0171894609953191" calcext:value-type="float">
            <text:p>0.0171894609953191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92642287932086" calcext:value-type="float">
            <text:p>0.019264228793208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213361043941834" calcext:value-type="float">
            <text:p>0.0213361043941834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53401107011516" calcext:value-type="float">
            <text:p>0.0153401107011516</text:p>
          </table:table-cell>
          <table:table-cell office:value-type="float" office:value="0.965652173913044" calcext:value-type="float">
            <text:p>0.965652173913044</text:p>
          </table:table-cell>
          <table:table-cell office:value-type="float" office:value="0.0168047850033541" calcext:value-type="float">
            <text:p>0.016804785003354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991718426501" calcext:value-type="float">
            <text:p>0.95991718426501</text:p>
          </table:table-cell>
          <table:table-cell office:value-type="float" office:value="0.0176525774967232" calcext:value-type="float">
            <text:p>0.017652577496723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81151335716283" calcext:value-type="float">
            <text:p>0.0181151335716283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65833210472543" calcext:value-type="float">
            <text:p>0.0165833210472543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80411549074" calcext:value-type="float">
            <text:p>0.0180411549074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80930349109553" calcext:value-type="float">
            <text:p>0.01809303491095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47688866957288" calcext:value-type="float">
            <text:p>0.0147688866957288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92642287932086" calcext:value-type="float">
            <text:p>0.0192642287932086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6" calcext:value-type="float">
            <text:p>0.0177809709549056</text:p>
          </table:table-cell>
          <table:table-cell office:value-type="float" office:value="0.965693581780538" calcext:value-type="float">
            <text:p>0.965693581780538</text:p>
          </table:table-cell>
          <table:table-cell office:value-type="float" office:value="0.0214864875144615" calcext:value-type="float">
            <text:p>0.021486487514461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48488612836439" calcext:value-type="float">
            <text:p>0.948488612836439</text:p>
          </table:table-cell>
          <table:table-cell office:value-type="float" office:value="0.0153931113566924" calcext:value-type="float">
            <text:p>0.0153931113566924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54095787246806" calcext:value-type="float">
            <text:p>0.0154095787246806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53835940028084" calcext:value-type="float">
            <text:p>0.01538359400280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37733298553937" calcext:value-type="float">
            <text:p>0.0137733298553937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67930473222148" calcext:value-type="float">
            <text:p>0.0167930473222148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67930473222148" calcext:value-type="float">
            <text:p>0.0167930473222148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67930473222148" calcext:value-type="float">
            <text:p>0.0167930473222148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67453743807442" calcext:value-type="float">
            <text:p>0.0167453743807442</text:p>
          </table:table-cell>
          <table:table-cell office:value-type="float" office:value="0.961345755693582" calcext:value-type="float">
            <text:p>0.961345755693582</text:p>
          </table:table-cell>
          <table:table-cell office:value-type="float" office:value="0.0136806376344468" calcext:value-type="float">
            <text:p>0.0136806376344468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5652173913044" calcext:value-type="float">
            <text:p>0.965652173913044</text:p>
          </table:table-cell>
          <table:table-cell office:value-type="float" office:value="0.01384549931072" calcext:value-type="float">
            <text:p>0.0138454993107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92710512970178" calcext:value-type="float">
            <text:p>0.01927105129701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51345755693582" calcext:value-type="float">
            <text:p>0.951345755693582</text:p>
          </table:table-cell>
          <table:table-cell office:value-type="float" office:value="0.0193268754121987" calcext:value-type="float">
            <text:p>0.0193268754121987</text:p>
          </table:table-cell>
          <table:table-cell office:value-type="float" office:value="0.965672877846791" calcext:value-type="float">
            <text:p>0.965672877846791</text:p>
          </table:table-cell>
          <table:table-cell office:value-type="float" office:value="0.0153401107011516" calcext:value-type="float">
            <text:p>0.0153401107011516</text:p>
          </table:table-cell>
          <table:table-cell office:value-type="float" office:value="0.9627950310559" calcext:value-type="float">
            <text:p>0.9627950310559</text:p>
          </table:table-cell>
          <table:table-cell office:value-type="float" office:value="0.0153835940028084" calcext:value-type="float">
            <text:p>0.0153835940028084</text:p>
          </table:table-cell>
          <table:table-cell office:value-type="float" office:value="0.96424430641822" calcext:value-type="float">
            <text:p>0.96424430641822</text:p>
          </table:table-cell>
          <table:table-cell office:value-type="float" office:value="0.0154095787246806" calcext:value-type="float">
            <text:p>0.0154095787246806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64244306418219" calcext:value-type="float">
            <text:p>0.964244306418219</text:p>
          </table:table-cell>
          <table:table-cell office:value-type="float" office:value="0.0168168543549331" calcext:value-type="float">
            <text:p>0.0168168543549331</text:p>
          </table:table-cell>
          <table:table-cell office:value-type="float" office:value="0.964223602484472" calcext:value-type="float">
            <text:p>0.964223602484472</text:p>
          </table:table-cell>
          <table:table-cell office:value-type="float" office:value="0.0181610205194146" calcext:value-type="float">
            <text:p>0.0181610205194146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80487960006807" calcext:value-type="float">
            <text:p>0.0180487960006807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135386947251148" calcext:value-type="float">
            <text:p>0.0135386947251148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5652173913044" calcext:value-type="float">
            <text:p>0.965652173913044</text:p>
          </table:table-cell>
          <table:table-cell office:value-type="float" office:value="0.01384549931072" calcext:value-type="float">
            <text:p>0.0138454993107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92642287932086" calcext:value-type="float">
            <text:p>0.0192642287932086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35758457972423" calcext:value-type="float">
            <text:p>0.0135758457972423</text:p>
          </table:table-cell>
          <table:table-cell office:value-type="float" office:value="0.964223602484472" calcext:value-type="float">
            <text:p>0.964223602484472</text:p>
          </table:table-cell>
          <table:table-cell office:value-type="float" office:value="0.0154634963207158" calcext:value-type="float">
            <text:p>0.01546349632071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.94992132505176" calcext:value-type="float">
            <text:p>0.94992132505176</text:p>
          </table:table-cell>
          <table:table-cell office:value-type="float" office:value="0.0170230779951612" calcext:value-type="float">
            <text:p>0.0170230779951612</text:p>
          </table:table-cell>
          <table:table-cell office:value-type="float" office:value="0.964244306418219" calcext:value-type="float">
            <text:p>0.964244306418219</text:p>
          </table:table-cell>
          <table:table-cell office:value-type="float" office:value="0.0149036232307169" calcext:value-type="float">
            <text:p>0.0149036232307169</text:p>
          </table:table-cell>
          <table:table-cell office:value-type="float" office:value="0.96279917184265" calcext:value-type="float">
            <text:p>0.96279917184265</text:p>
          </table:table-cell>
          <table:table-cell office:value-type="float" office:value="0.0158517998765622" calcext:value-type="float">
            <text:p>0.0158517998765622</text:p>
          </table:table-cell>
          <table:table-cell office:value-type="float" office:value="0.963101449275362" calcext:value-type="float">
            <text:p>0.963101449275362</text:p>
          </table:table-cell>
          <table:table-cell office:value-type="float" office:value="0.0142831921049987" calcext:value-type="float">
            <text:p>0.0142831921049987</text:p>
          </table:table-cell>
          <table:table-cell office:value-type="float" office:value="0.959068322981366" calcext:value-type="float">
            <text:p>0.959068322981366</text:p>
          </table:table-cell>
          <table:table-cell office:value-type="float" office:value="0.0171489095841573" calcext:value-type="float">
            <text:p>0.0171489095841573</text:p>
          </table:table-cell>
          <table:table-cell office:value-type="float" office:value="0.961648033126294" calcext:value-type="float">
            <text:p>0.961648033126294</text:p>
          </table:table-cell>
          <table:table-cell office:value-type="float" office:value="0.0164948307513351" calcext:value-type="float">
            <text:p>0.0164948307513351</text:p>
          </table:table-cell>
          <table:table-cell office:value-type="float" office:value="0.960795031055901" calcext:value-type="float">
            <text:p>0.960795031055901</text:p>
          </table:table-cell>
          <table:table-cell office:value-type="float" office:value="0.0165896684341692" calcext:value-type="float">
            <text:p>0.0165896684341692</text:p>
          </table:table-cell>
          <table:table-cell office:value-type="float" office:value="0.961378881987578" calcext:value-type="float">
            <text:p>0.961378881987578</text:p>
          </table:table-cell>
          <table:table-cell office:value-type="float" office:value="0.0176451435961281" calcext:value-type="float">
            <text:p>0.0176451435961281</text:p>
          </table:table-cell>
          <table:table-cell office:value-type="float" office:value="0.96079917184265" calcext:value-type="float">
            <text:p>0.96079917184265</text:p>
          </table:table-cell>
          <table:table-cell office:value-type="float" office:value="0.0153177327485058" calcext:value-type="float">
            <text:p>0.0153177327485058</text:p>
          </table:table-cell>
          <table:table-cell office:value-type="float" office:value="0.963109730848861" calcext:value-type="float">
            <text:p>0.963109730848861</text:p>
          </table:table-cell>
          <table:table-cell office:value-type="float" office:value="0.0165970769582054" calcext:value-type="float">
            <text:p>0.0165970769582054</text:p>
          </table:table-cell>
          <table:table-cell office:value-type="float" office:value="0.963660455486542" calcext:value-type="float">
            <text:p>0.963660455486542</text:p>
          </table:table-cell>
          <table:table-cell office:value-type="float" office:value="0.0161402962479848" calcext:value-type="float">
            <text:p>0.0161402962479848</text:p>
          </table:table-cell>
          <table:table-cell office:value-type="float" office:value="0.960521739130435" calcext:value-type="float">
            <text:p>0.960521739130435</text:p>
          </table:table-cell>
          <table:table-cell office:value-type="float" office:value="0.0166445793954012" calcext:value-type="float">
            <text:p>0.0166445793954012</text:p>
          </table:table-cell>
          <table:table-cell office:value-type="float" office:value="0.959664596273292" calcext:value-type="float">
            <text:p>0.959664596273292</text:p>
          </table:table-cell>
          <table:table-cell office:value-type="float" office:value="0.0176348680814595" calcext:value-type="float">
            <text:p>0.0176348680814595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1996064739455" calcext:value-type="float">
            <text:p>0.0191996064739455</text:p>
          </table:table-cell>
          <table:table-cell office:value-type="float" office:value="0.959668737060041" calcext:value-type="float">
            <text:p>0.959668737060041</text:p>
          </table:table-cell>
          <table:table-cell office:value-type="float" office:value="0.017460919436262" calcext:value-type="float">
            <text:p>0.017460919436262</text:p>
          </table:table-cell>
          <table:table-cell office:value-type="float" office:value="0.963962732919255" calcext:value-type="float">
            <text:p>0.963962732919255</text:p>
          </table:table-cell>
          <table:table-cell office:value-type="float" office:value="0.0178798491202208" calcext:value-type="float">
            <text:p>0.01787984912022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926478506604" calcext:value-type="float">
            <text:p>0.01926478506604</text:p>
          </table:table-cell>
          <table:table-cell office:value-type="float" office:value="0.955631469979296" calcext:value-type="float">
            <text:p>0.955631469979296</text:p>
          </table:table-cell>
          <table:table-cell office:value-type="float" office:value="0.0171741595171113" calcext:value-type="float">
            <text:p>0.0171741595171113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206718868610954" calcext:value-type="float">
            <text:p>0.020671886861095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83473147504512" calcext:value-type="float">
            <text:p>0.0183473147504512</text:p>
          </table:table-cell>
          <table:table-cell office:value-type="float" office:value="0.952795031055901" calcext:value-type="float">
            <text:p>0.952795031055901</text:p>
          </table:table-cell>
          <table:table-cell office:value-type="float" office:value="0.0165476117620604" calcext:value-type="float">
            <text:p>0.0165476117620604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5681868852478" calcext:value-type="float">
            <text:p>0.015681868852478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9968404759451" calcext:value-type="float">
            <text:p>0.019968404759451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8798556186962" calcext:value-type="float">
            <text:p>0.018798556186962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06737875764918" calcext:value-type="float">
            <text:p>0.0206737875764918</text:p>
          </table:table-cell>
          <table:table-cell office:value-type="float" office:value="0.958550724637681" calcext:value-type="float">
            <text:p>0.958550724637681</text:p>
          </table:table-cell>
          <table:table-cell office:value-type="float" office:value="0.0195441917836227" calcext:value-type="float">
            <text:p>0.019544191783622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61865396699516" calcext:value-type="float">
            <text:p>0.0161865396699516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1" calcext:value-type="float">
            <text:p>0.0167460143256511</text:p>
          </table:table-cell>
          <table:table-cell office:value-type="float" office:value="0.967101449275362" calcext:value-type="float">
            <text:p>0.967101449275362</text:p>
          </table:table-cell>
          <table:table-cell office:value-type="float" office:value="0.0223775908515677" calcext:value-type="float">
            <text:p>0.0223775908515677</text:p>
          </table:table-cell>
          <table:table-cell office:value-type="float" office:value="0.948530020703934" calcext:value-type="float">
            <text:p>0.948530020703934</text:p>
          </table:table-cell>
          <table:table-cell office:value-type="float" office:value="0.0244244415521742" calcext:value-type="float">
            <text:p>0.02442444155217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57164541585228" calcext:value-type="float">
            <text:p>0.0157164541585228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095258346933137" calcext:value-type="float">
            <text:p>0.009525834693313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255766077182339" calcext:value-type="float">
            <text:p>0.0255766077182339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47191233626196" calcext:value-type="float">
            <text:p>0.0147191233626196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61702891840717" calcext:value-type="float">
            <text:p>0.0161702891840717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90627284268395" calcext:value-type="float">
            <text:p>0.019062728426839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64563499651743" calcext:value-type="float">
            <text:p>0.0164563499651743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221079496132371" calcext:value-type="float">
            <text:p>0.0221079496132371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160848966953" calcext:value-type="float">
            <text:p>0.0116084896695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62318048335414" calcext:value-type="float">
            <text:p>0.0162318048335414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4244306418219" calcext:value-type="float">
            <text:p>0.954244306418219</text:p>
          </table:table-cell>
          <table:table-cell office:value-type="float" office:value="0.0199382214368588" calcext:value-type="float">
            <text:p>0.0199382214368588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70984913147287" calcext:value-type="float">
            <text:p>0.017098491314728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99514031650815" calcext:value-type="float">
            <text:p>0.0199514031650815</text:p>
          </table:table-cell>
          <table:table-cell office:value-type="float" office:value="0.952815734989648" calcext:value-type="float">
            <text:p>0.952815734989648</text:p>
          </table:table-cell>
          <table:table-cell office:value-type="float" office:value="0.0178335678189344" calcext:value-type="float">
            <text:p>0.0178335678189344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65370308252493" calcext:value-type="float">
            <text:p>0.016537030825249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62836438923395" calcext:value-type="float">
            <text:p>0.962836438923395</text:p>
          </table:table-cell>
          <table:table-cell office:value-type="float" office:value="0.0153225429530152" calcext:value-type="float">
            <text:p>0.015322542953015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90834047371283" calcext:value-type="float">
            <text:p>0.0190834047371283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5103705326586" calcext:value-type="float">
            <text:p>0.01510370532658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83876110412843" calcext:value-type="float">
            <text:p>0.0183876110412843</text:p>
          </table:table-cell>
          <table:table-cell office:value-type="float" office:value="0.959937888198758" calcext:value-type="float">
            <text:p>0.959937888198758</text:p>
          </table:table-cell>
          <table:table-cell office:value-type="float" office:value="0.0175733594419815" calcext:value-type="float">
            <text:p>0.0175733594419815</text:p>
          </table:table-cell>
          <table:table-cell office:value-type="float" office:value="0.955652173913044" calcext:value-type="float">
            <text:p>0.955652173913044</text:p>
          </table:table-cell>
          <table:table-cell office:value-type="float" office:value="0.0195719532261258" calcext:value-type="float">
            <text:p>0.0195719532261258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34701326812376" calcext:value-type="float">
            <text:p>0.013470132681237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77809709549055" calcext:value-type="float">
            <text:p>0.0177809709549055</text:p>
          </table:table-cell>
          <table:table-cell office:value-type="float" office:value="0.951366459627329" calcext:value-type="float">
            <text:p>0.951366459627329</text:p>
          </table:table-cell>
          <table:table-cell office:value-type="float" office:value="0.0167460143256512" calcext:value-type="float">
            <text:p>0.016746014325651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41557485159984" calcext:value-type="float">
            <text:p>0.0141557485159984</text:p>
          </table:table-cell>
          <table:table-cell office:value-type="float" office:value="0.962815734989648" calcext:value-type="float">
            <text:p>0.962815734989648</text:p>
          </table:table-cell>
          <table:table-cell office:value-type="float" office:value="0.0120147052141355" calcext:value-type="float">
            <text:p>0.0120147052141355</text:p>
          </table:table-cell>
          <table:table-cell office:value-type="float" office:value="0.955672877846791" calcext:value-type="float">
            <text:p>0.955672877846791</text:p>
          </table:table-cell>
          <table:table-cell office:value-type="float" office:value="0.0183422909642416" calcext:value-type="float">
            <text:p>0.0183422909642416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7080745341615" calcext:value-type="float">
            <text:p>0.957080745341615</text:p>
          </table:table-cell>
          <table:table-cell office:value-type="float" office:value="0.0164968912918752" calcext:value-type="float">
            <text:p>0.0164968912918752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87804955827242" calcext:value-type="float">
            <text:p>0.0187804955827242</text:p>
          </table:table-cell>
          <table:table-cell office:value-type="float" office:value="0.961366459627329" calcext:value-type="float">
            <text:p>0.961366459627329</text:p>
          </table:table-cell>
          <table:table-cell office:value-type="float" office:value="0.0151543743860776" calcext:value-type="float">
            <text:p>0.0151543743860776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202367934783145" calcext:value-type="float">
            <text:p>0.0202367934783145</text:p>
          </table:table-cell>
          <table:table-cell office:value-type="float" office:value="0.958509316770186" calcext:value-type="float">
            <text:p>0.958509316770186</text:p>
          </table:table-cell>
          <table:table-cell office:value-type="float" office:value="0.0171100194588627" calcext:value-type="float">
            <text:p>0.0171100194588627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56843742962956" calcext:value-type="float">
            <text:p>0.0156843742962956</text:p>
          </table:table-cell>
          <table:table-cell office:value-type="float" office:value="0.954223602484472" calcext:value-type="float">
            <text:p>0.954223602484472</text:p>
          </table:table-cell>
          <table:table-cell office:value-type="float" office:value="0.0162074910726047" calcext:value-type="float">
            <text:p>0.0162074910726047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53155841361" calcext:value-type="float">
            <text:p>0.01753155841361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83494562565789" calcext:value-type="float">
            <text:p>0.0183494562565789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90135320764475" calcext:value-type="float">
            <text:p>0.0190135320764475</text:p>
          </table:table-cell>
          <table:table-cell office:value-type="float" office:value="0.957101449275362" calcext:value-type="float">
            <text:p>0.957101449275362</text:p>
          </table:table-cell>
          <table:table-cell office:value-type="float" office:value="0.0150153248467487" calcext:value-type="float">
            <text:p>0.0150153248467487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17225836207953" calcext:value-type="float">
            <text:p>0.0117225836207953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7069009080471" calcext:value-type="float">
            <text:p>0.017069009080471</text:p>
          </table:table-cell>
          <table:table-cell office:value-type="float" office:value="0.961387163561077" calcext:value-type="float">
            <text:p>0.961387163561077</text:p>
          </table:table-cell>
          <table:table-cell office:value-type="float" office:value="0.0178556675158939" calcext:value-type="float">
            <text:p>0.017855667515893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reast-w</text:p>
          </table:table-cell>
          <table:table-cell office:value-type="float" office:value="0.955950310559006" calcext:value-type="float">
            <text:p>0.955950310559006</text:p>
          </table:table-cell>
          <table:table-cell office:value-type="float" office:value="0.0154420577679478" calcext:value-type="float">
            <text:p>0.0154420577679478</text:p>
          </table:table-cell>
          <table:table-cell office:value-type="float" office:value="0.959080745341615" calcext:value-type="float">
            <text:p>0.959080745341615</text:p>
          </table:table-cell>
          <table:table-cell office:value-type="float" office:value="0.0171456890721478" calcext:value-type="float">
            <text:p>0.0171456890721478</text:p>
          </table:table-cell>
          <table:table-cell office:value-type="float" office:value="0.959093167701863" calcext:value-type="float">
            <text:p>0.959093167701863</text:p>
          </table:table-cell>
          <table:table-cell office:value-type="float" office:value="0.0178630542190755" calcext:value-type="float">
            <text:p>0.0178630542190755</text:p>
          </table:table-cell>
          <table:table-cell office:value-type="float" office:value="0.956521739130435" calcext:value-type="float">
            <text:p>0.956521739130435</text:p>
          </table:table-cell>
          <table:table-cell office:value-type="float" office:value="0.0178520918748764" calcext:value-type="float">
            <text:p>0.0178520918748764</text:p>
          </table:table-cell>
          <table:table-cell office:value-type="float" office:value="0.95824016563147" calcext:value-type="float">
            <text:p>0.95824016563147</text:p>
          </table:table-cell>
          <table:table-cell office:value-type="float" office:value="0.0178497937935063" calcext:value-type="float">
            <text:p>0.0178497937935063</text:p>
          </table:table-cell>
          <table:table-cell office:value-type="float" office:value="0.956509316770186" calcext:value-type="float">
            <text:p>0.956509316770186</text:p>
          </table:table-cell>
          <table:table-cell office:value-type="float" office:value="0.0140247462553424" calcext:value-type="float">
            <text:p>0.0140247462553424</text:p>
          </table:table-cell>
          <table:table-cell office:value-type="float" office:value="0.958530020703934" calcext:value-type="float">
            <text:p>0.958530020703934</text:p>
          </table:table-cell>
          <table:table-cell office:value-type="float" office:value="0.016492740386946" calcext:value-type="float">
            <text:p>0.016492740386946</text:p>
          </table:table-cell>
          <table:table-cell office:value-type="float" office:value="0.956807453416149" calcext:value-type="float">
            <text:p>0.956807453416149</text:p>
          </table:table-cell>
          <table:table-cell office:value-type="float" office:value="0.0198969755340553" calcext:value-type="float">
            <text:p>0.0198969755340553</text:p>
          </table:table-cell>
          <table:table-cell office:value-type="float" office:value="0.953374741200828" calcext:value-type="float">
            <text:p>0.953374741200828</text:p>
          </table:table-cell>
          <table:table-cell office:value-type="float" office:value="0.0173093239238578" calcext:value-type="float">
            <text:p>0.0173093239238578</text:p>
          </table:table-cell>
          <table:table-cell office:value-type="float" office:value="0.958236024844721" calcext:value-type="float">
            <text:p>0.958236024844721</text:p>
          </table:table-cell>
          <table:table-cell office:value-type="float" office:value="0.0177492264646548" calcext:value-type="float">
            <text:p>0.0177492264646548</text:p>
          </table:table-cell>
          <table:table-cell office:value-type="float" office:value="0.959958592132505" calcext:value-type="float">
            <text:p>0.959958592132505</text:p>
          </table:table-cell>
          <table:table-cell office:value-type="float" office:value="0.017340348007634" calcext:value-type="float">
            <text:p>0.017340348007634</text:p>
          </table:table-cell>
          <table:table-cell office:value-type="float" office:value="0.956819875776398" calcext:value-type="float">
            <text:p>0.956819875776398</text:p>
          </table:table-cell>
          <table:table-cell office:value-type="float" office:value="0.0169136271712872" calcext:value-type="float">
            <text:p>0.0169136271712872</text:p>
          </table:table-cell>
          <table:table-cell office:value-type="float" office:value="0.956244306418219" calcext:value-type="float">
            <text:p>0.956244306418219</text:p>
          </table:table-cell>
          <table:table-cell office:value-type="float" office:value="0.016552526484756" calcext:value-type="float">
            <text:p>0.016552526484756</text:p>
          </table:table-cell>
          <table:table-cell office:value-type="float" office:value="0.959101449275362" calcext:value-type="float">
            <text:p>0.959101449275362</text:p>
          </table:table-cell>
          <table:table-cell office:value-type="float" office:value="0.0144524392157543" calcext:value-type="float">
            <text:p>0.0144524392157543</text:p>
          </table:table-cell>
          <table:table-cell office:value-type="float" office:value="0.960530020703934" calcext:value-type="float">
            <text:p>0.960530020703934</text:p>
          </table:table-cell>
          <table:table-cell office:value-type="float" office:value="0.0197960490493291" calcext:value-type="float">
            <text:p>0.0197960490493291</text:p>
          </table:table-cell>
          <table:table-cell office:value-type="float" office:value="0.957954451345756" calcext:value-type="float">
            <text:p>0.957954451345756</text:p>
          </table:table-cell>
          <table:table-cell office:value-type="float" office:value="0.0186605967699097" calcext:value-type="float">
            <text:p>0.01866059676990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704621848739496" calcext:value-type="float">
            <text:p>0.704621848739496</text:p>
          </table:table-cell>
          <table:table-cell office:value-type="float" office:value="0.0986632798802398" calcext:value-type="float">
            <text:p>0.0986632798802398</text:p>
          </table:table-cell>
          <table:table-cell office:value-type="float" office:value="0.701764705882353" calcext:value-type="float">
            <text:p>0.701764705882353</text:p>
          </table:table-cell>
          <table:table-cell office:value-type="float" office:value="0.0798819932481343" calcext:value-type="float">
            <text:p>0.0798819932481343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56271915554618" calcext:value-type="float">
            <text:p>0.0756271915554618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48164537103728" calcext:value-type="float">
            <text:p>0.0748164537103728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48660227242805" calcext:value-type="float">
            <text:p>0.048660227242805</text:p>
          </table:table-cell>
          <table:table-cell office:value-type="float" office:value="0.672773109243698" calcext:value-type="float">
            <text:p>0.672773109243698</text:p>
          </table:table-cell>
          <table:table-cell office:value-type="float" office:value="0.0798237747072463" calcext:value-type="float">
            <text:p>0.0798237747072463</text:p>
          </table:table-cell>
          <table:table-cell office:value-type="float" office:value="0.687058823529412" calcext:value-type="float">
            <text:p>0.687058823529412</text:p>
          </table:table-cell>
          <table:table-cell office:value-type="float" office:value="0.076045338776132" calcext:value-type="float">
            <text:p>0.076045338776132</text:p>
          </table:table-cell>
          <table:table-cell office:value-type="float" office:value="0.692605042016807" calcext:value-type="float">
            <text:p>0.692605042016807</text:p>
          </table:table-cell>
          <table:table-cell office:value-type="float" office:value="0.0755251889814774" calcext:value-type="float">
            <text:p>0.0755251889814774</text:p>
          </table:table-cell>
          <table:table-cell office:value-type="float" office:value="0.693109243697479" calcext:value-type="float">
            <text:p>0.693109243697479</text:p>
          </table:table-cell>
          <table:table-cell office:value-type="float" office:value="0.0831548827265091" calcext:value-type="float">
            <text:p>0.0831548827265091</text:p>
          </table:table-cell>
          <table:table-cell office:value-type="float" office:value="0.718823529411765" calcext:value-type="float">
            <text:p>0.718823529411765</text:p>
          </table:table-cell>
          <table:table-cell office:value-type="float" office:value="0.0578717179002357" calcext:value-type="float">
            <text:p>0.0578717179002357</text:p>
          </table:table-cell>
          <table:table-cell office:value-type="float" office:value="0.701932773109244" calcext:value-type="float">
            <text:p>0.701932773109244</text:p>
          </table:table-cell>
          <table:table-cell office:value-type="float" office:value="0.0584529476672755" calcext:value-type="float">
            <text:p>0.0584529476672755</text:p>
          </table:table-cell>
          <table:table-cell office:value-type="float" office:value="0.695798319327731" calcext:value-type="float">
            <text:p>0.695798319327731</text:p>
          </table:table-cell>
          <table:table-cell office:value-type="float" office:value="0.0728054260061978" calcext:value-type="float">
            <text:p>0.0728054260061978</text:p>
          </table:table-cell>
          <table:table-cell office:value-type="float" office:value="0.739579831932773" calcext:value-type="float">
            <text:p>0.739579831932773</text:p>
          </table:table-cell>
          <table:table-cell office:value-type="float" office:value="0.0881631913840026" calcext:value-type="float">
            <text:p>0.0881631913840026</text:p>
          </table:table-cell>
          <table:table-cell office:value-type="float" office:value="0.707226890756303" calcext:value-type="float">
            <text:p>0.707226890756303</text:p>
          </table:table-cell>
          <table:table-cell office:value-type="float" office:value="0.0614693740215129" calcext:value-type="float">
            <text:p>0.0614693740215129</text:p>
          </table:table-cell>
          <table:table-cell office:value-type="float" office:value="0.704873949579832" calcext:value-type="float">
            <text:p>0.704873949579832</text:p>
          </table:table-cell>
          <table:table-cell office:value-type="float" office:value="0.083844605369056" calcext:value-type="float">
            <text:p>0.083844605369056</text:p>
          </table:table-cell>
          <table:table-cell office:value-type="float" office:value="0.716050420168067" calcext:value-type="float">
            <text:p>0.716050420168067</text:p>
          </table:table-cell>
          <table:table-cell office:value-type="float" office:value="0.0655371800610674" calcext:value-type="float">
            <text:p>0.065537180061067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641952397275556" calcext:value-type="float">
            <text:p>0.0641952397275556</text:p>
          </table:table-cell>
          <table:table-cell office:value-type="float" office:value="0.693193277310924" calcext:value-type="float">
            <text:p>0.693193277310924</text:p>
          </table:table-cell>
          <table:table-cell office:value-type="float" office:value="0.0922053374762839" calcext:value-type="float">
            <text:p>0.0922053374762839</text:p>
          </table:table-cell>
          <table:table-cell office:value-type="float" office:value="0.73655462184874" calcext:value-type="float">
            <text:p>0.73655462184874</text:p>
          </table:table-cell>
          <table:table-cell office:value-type="float" office:value="0.0783956000854064" calcext:value-type="float">
            <text:p>0.0783956000854064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672259570430022" calcext:value-type="float">
            <text:p>0.0672259570430022</text:p>
          </table:table-cell>
          <table:table-cell office:value-type="float" office:value="0.745378151260504" calcext:value-type="float">
            <text:p>0.745378151260504</text:p>
          </table:table-cell>
          <table:table-cell office:value-type="float" office:value="0.0917382983587669" calcext:value-type="float">
            <text:p>0.0917382983587669</text:p>
          </table:table-cell>
          <table:table-cell office:value-type="float" office:value="0.693025210084034" calcext:value-type="float">
            <text:p>0.693025210084034</text:p>
          </table:table-cell>
          <table:table-cell office:value-type="float" office:value="0.0882695678398997" calcext:value-type="float">
            <text:p>0.0882695678398997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107146024376028" calcext:value-type="float">
            <text:p>0.10714602437602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08443081277161" calcext:value-type="float">
            <text:p>0.0608443081277161</text:p>
          </table:table-cell>
          <table:table-cell office:value-type="float" office:value="0.710504201680672" calcext:value-type="float">
            <text:p>0.710504201680672</text:p>
          </table:table-cell>
          <table:table-cell office:value-type="float" office:value="0.0814160487731171" calcext:value-type="float">
            <text:p>0.0814160487731171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483961148481619" calcext:value-type="float">
            <text:p>0.0483961148481619</text:p>
          </table:table-cell>
          <table:table-cell office:value-type="float" office:value="0.725210084033613" calcext:value-type="float">
            <text:p>0.725210084033613</text:p>
          </table:table-cell>
          <table:table-cell office:value-type="float" office:value="0.0740301742297187" calcext:value-type="float">
            <text:p>0.0740301742297187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58250232108198" calcext:value-type="float">
            <text:p>0.0858250232108198</text:p>
          </table:table-cell>
          <table:table-cell office:value-type="float" office:value="0.73672268907563" calcext:value-type="float">
            <text:p>0.73672268907563</text:p>
          </table:table-cell>
          <table:table-cell office:value-type="float" office:value="0.0954118122382414" calcext:value-type="float">
            <text:p>0.0954118122382414</text:p>
          </table:table-cell>
          <table:table-cell office:value-type="float" office:value="0.73344537815126" calcext:value-type="float">
            <text:p>0.73344537815126</text:p>
          </table:table-cell>
          <table:table-cell office:value-type="float" office:value="0.0774263337020841" calcext:value-type="float">
            <text:p>0.0774263337020841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60359483191359" calcext:value-type="float">
            <text:p>0.0860359483191359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869622268178884" calcext:value-type="float">
            <text:p>0.08696222681788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710672268907563" calcext:value-type="float">
            <text:p>0.710672268907563</text:p>
          </table:table-cell>
          <table:table-cell office:value-type="float" office:value="0.0747033668687183" calcext:value-type="float">
            <text:p>0.0747033668687183</text:p>
          </table:table-cell>
          <table:table-cell office:value-type="float" office:value="0.698991596638655" calcext:value-type="float">
            <text:p>0.698991596638655</text:p>
          </table:table-cell>
          <table:table-cell office:value-type="float" office:value="0.0834064364053859" calcext:value-type="float">
            <text:p>0.0834064364053859</text:p>
          </table:table-cell>
          <table:table-cell office:value-type="float" office:value="0.725210084033613" calcext:value-type="float">
            <text:p>0.725210084033613</text:p>
          </table:table-cell>
          <table:table-cell office:value-type="float" office:value="0.0816976923935546" calcext:value-type="float">
            <text:p>0.0816976923935546</text:p>
          </table:table-cell>
          <table:table-cell office:value-type="float" office:value="0.716470588235294" calcext:value-type="float">
            <text:p>0.716470588235294</text:p>
          </table:table-cell>
          <table:table-cell office:value-type="float" office:value="0.0871199796734601" calcext:value-type="float">
            <text:p>0.0871199796734601</text:p>
          </table:table-cell>
          <table:table-cell office:value-type="float" office:value="0.730588235294118" calcext:value-type="float">
            <text:p>0.730588235294118</text:p>
          </table:table-cell>
          <table:table-cell office:value-type="float" office:value="0.0876461591301771" calcext:value-type="float">
            <text:p>0.0876461591301771</text:p>
          </table:table-cell>
          <table:table-cell office:value-type="float" office:value="0.710084033613445" calcext:value-type="float">
            <text:p>0.710084033613445</text:p>
          </table:table-cell>
          <table:table-cell office:value-type="float" office:value="0.0705103834613486" calcext:value-type="float">
            <text:p>0.0705103834613486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57838735482904" calcext:value-type="float">
            <text:p>0.0857838735482904</text:p>
          </table:table-cell>
          <table:table-cell office:value-type="float" office:value="0.713193277310924" calcext:value-type="float">
            <text:p>0.713193277310924</text:p>
          </table:table-cell>
          <table:table-cell office:value-type="float" office:value="0.0782180472233811" calcext:value-type="float">
            <text:p>0.0782180472233811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840558327301055" calcext:value-type="float">
            <text:p>0.0840558327301055</text:p>
          </table:table-cell>
          <table:table-cell office:value-type="float" office:value="0.730420168067227" calcext:value-type="float">
            <text:p>0.730420168067227</text:p>
          </table:table-cell>
          <table:table-cell office:value-type="float" office:value="0.0562597214584454" calcext:value-type="float">
            <text:p>0.0562597214584454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4324235547613" calcext:value-type="float">
            <text:p>0.074324235547613</text:p>
          </table:table-cell>
          <table:table-cell office:value-type="float" office:value="0.716050420168067" calcext:value-type="float">
            <text:p>0.716050420168067</text:p>
          </table:table-cell>
          <table:table-cell office:value-type="float" office:value="0.0793132197238548" calcext:value-type="float">
            <text:p>0.0793132197238548</text:p>
          </table:table-cell>
          <table:table-cell office:value-type="float" office:value="0.73655462184874" calcext:value-type="float">
            <text:p>0.73655462184874</text:p>
          </table:table-cell>
          <table:table-cell office:value-type="float" office:value="0.0753488384088836" calcext:value-type="float">
            <text:p>0.075348838408883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897030560412987" calcext:value-type="float">
            <text:p>0.0897030560412987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717281573697467" calcext:value-type="float">
            <text:p>0.07172815736974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875833368020068" calcext:value-type="float">
            <text:p>0.087583336802006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696050420168067" calcext:value-type="float">
            <text:p>0.696050420168067</text:p>
          </table:table-cell>
          <table:table-cell office:value-type="float" office:value="0.0789936328879132" calcext:value-type="float">
            <text:p>0.0789936328879132</text:p>
          </table:table-cell>
          <table:table-cell office:value-type="float" office:value="0.696134453781513" calcext:value-type="float">
            <text:p>0.696134453781513</text:p>
          </table:table-cell>
          <table:table-cell office:value-type="float" office:value="0.0740939512544973" calcext:value-type="float">
            <text:p>0.0740939512544973</text:p>
          </table:table-cell>
          <table:table-cell office:value-type="float" office:value="0.736974789915966" calcext:value-type="float">
            <text:p>0.736974789915966</text:p>
          </table:table-cell>
          <table:table-cell office:value-type="float" office:value="0.0892762394049969" calcext:value-type="float">
            <text:p>0.0892762394049969</text:p>
          </table:table-cell>
          <table:table-cell office:value-type="float" office:value="0.704873949579832" calcext:value-type="float">
            <text:p>0.704873949579832</text:p>
          </table:table-cell>
          <table:table-cell office:value-type="float" office:value="0.0850469250843104" calcext:value-type="float">
            <text:p>0.0850469250843104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98139937582122" calcext:value-type="float">
            <text:p>0.0798139937582122</text:p>
          </table:table-cell>
          <table:table-cell office:value-type="float" office:value="0.710168067226891" calcext:value-type="float">
            <text:p>0.710168067226891</text:p>
          </table:table-cell>
          <table:table-cell office:value-type="float" office:value="0.0715207292561836" calcext:value-type="float">
            <text:p>0.0715207292561836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68962587809818" calcext:value-type="float">
            <text:p>0.0968962587809818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810761075560458" calcext:value-type="float">
            <text:p>0.0810761075560458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55587556553233" calcext:value-type="float">
            <text:p>0.0855587556553233</text:p>
          </table:table-cell>
          <table:table-cell office:value-type="float" office:value="0.730504201680672" calcext:value-type="float">
            <text:p>0.730504201680672</text:p>
          </table:table-cell>
          <table:table-cell office:value-type="float" office:value="0.0537392603635204" calcext:value-type="float">
            <text:p>0.053739260363520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64999334572053" calcext:value-type="float">
            <text:p>0.064999334572053</text:p>
          </table:table-cell>
          <table:table-cell office:value-type="float" office:value="0.716134453781513" calcext:value-type="float">
            <text:p>0.716134453781513</text:p>
          </table:table-cell>
          <table:table-cell office:value-type="float" office:value="0.0893401986779326" calcext:value-type="float">
            <text:p>0.0893401986779326</text:p>
          </table:table-cell>
          <table:table-cell office:value-type="float" office:value="0.730672268907563" calcext:value-type="float">
            <text:p>0.730672268907563</text:p>
          </table:table-cell>
          <table:table-cell office:value-type="float" office:value="0.0723776677108507" calcext:value-type="float">
            <text:p>0.0723776677108507</text:p>
          </table:table-cell>
          <table:table-cell office:value-type="float" office:value="0.721848739495798" calcext:value-type="float">
            <text:p>0.721848739495798</text:p>
          </table:table-cell>
          <table:table-cell office:value-type="float" office:value="0.0809606191227531" calcext:value-type="float">
            <text:p>0.0809606191227531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740804482450241" calcext:value-type="float">
            <text:p>0.0740804482450241</text:p>
          </table:table-cell>
          <table:table-cell office:value-type="float" office:value="0.719159663865546" calcext:value-type="float">
            <text:p>0.719159663865546</text:p>
          </table:table-cell>
          <table:table-cell office:value-type="float" office:value="0.0820673796720488" calcext:value-type="float">
            <text:p>0.082067379672048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704789915966386" calcext:value-type="float">
            <text:p>0.704789915966386</text:p>
          </table:table-cell>
          <table:table-cell office:value-type="float" office:value="0.0747201701668779" calcext:value-type="float">
            <text:p>0.0747201701668779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818867212386877" calcext:value-type="float">
            <text:p>0.0818867212386877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64334280056691" calcext:value-type="float">
            <text:p>0.0964334280056691</text:p>
          </table:table-cell>
          <table:table-cell office:value-type="float" office:value="0.734201680672269" calcext:value-type="float">
            <text:p>0.734201680672269</text:p>
          </table:table-cell>
          <table:table-cell office:value-type="float" office:value="0.0952439032666311" calcext:value-type="float">
            <text:p>0.0952439032666311</text:p>
          </table:table-cell>
          <table:table-cell office:value-type="float" office:value="0.730588235294118" calcext:value-type="float">
            <text:p>0.730588235294118</text:p>
          </table:table-cell>
          <table:table-cell office:value-type="float" office:value="0.070278766734955" calcext:value-type="float">
            <text:p>0.070278766734955</text:p>
          </table:table-cell>
          <table:table-cell office:value-type="float" office:value="0.704453781512605" calcext:value-type="float">
            <text:p>0.704453781512605</text:p>
          </table:table-cell>
          <table:table-cell office:value-type="float" office:value="0.0773809713930798" calcext:value-type="float">
            <text:p>0.0773809713930798</text:p>
          </table:table-cell>
          <table:table-cell office:value-type="float" office:value="0.727983193277311" calcext:value-type="float">
            <text:p>0.727983193277311</text:p>
          </table:table-cell>
          <table:table-cell office:value-type="float" office:value="0.084975164062692" calcext:value-type="float">
            <text:p>0.084975164062692</text:p>
          </table:table-cell>
          <table:table-cell office:value-type="float" office:value="0.730588235294118" calcext:value-type="float">
            <text:p>0.730588235294118</text:p>
          </table:table-cell>
          <table:table-cell office:value-type="float" office:value="0.077846156036145" calcext:value-type="float">
            <text:p>0.077846156036145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67610150620189" calcext:value-type="float">
            <text:p>0.0867610150620189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635875318944686" calcext:value-type="float">
            <text:p>0.0635875318944686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774186315858798" calcext:value-type="float">
            <text:p>0.0774186315858798</text:p>
          </table:table-cell>
          <table:table-cell office:value-type="float" office:value="0.704621848739496" calcext:value-type="float">
            <text:p>0.704621848739496</text:p>
          </table:table-cell>
          <table:table-cell office:value-type="float" office:value="0.085947623662854" calcext:value-type="float">
            <text:p>0.08594762366285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1235962897938" calcext:value-type="float">
            <text:p>0.0741235962897938</text:p>
          </table:table-cell>
          <table:table-cell office:value-type="float" office:value="0.727647058823529" calcext:value-type="float">
            <text:p>0.727647058823529</text:p>
          </table:table-cell>
          <table:table-cell office:value-type="float" office:value="0.0703671898037293" calcext:value-type="float">
            <text:p>0.0703671898037293</text:p>
          </table:table-cell>
          <table:table-cell office:value-type="float" office:value="0.73672268907563" calcext:value-type="float">
            <text:p>0.73672268907563</text:p>
          </table:table-cell>
          <table:table-cell office:value-type="float" office:value="0.0848689111113218" calcext:value-type="float">
            <text:p>0.084868911111321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3756137924292" calcext:value-type="float">
            <text:p>0.08237561379242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70418487394958" calcext:value-type="float">
            <text:p>0.70418487394958</text:p>
          </table:table-cell>
          <table:table-cell office:value-type="float" office:value="0.078255137906261" calcext:value-type="float">
            <text:p>0.078255137906261</text:p>
          </table:table-cell>
          <table:table-cell office:value-type="float" office:value="0.697798319327731" calcext:value-type="float">
            <text:p>0.697798319327731</text:p>
          </table:table-cell>
          <table:table-cell office:value-type="float" office:value="0.0822948879245978" calcext:value-type="float">
            <text:p>0.0822948879245978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42860302890177" calcext:value-type="float">
            <text:p>0.0842860302890177</text:p>
          </table:table-cell>
          <table:table-cell office:value-type="float" office:value="0.713596638655462" calcext:value-type="float">
            <text:p>0.713596638655462</text:p>
          </table:table-cell>
          <table:table-cell office:value-type="float" office:value="0.0818906437555553" calcext:value-type="float">
            <text:p>0.0818906437555553</text:p>
          </table:table-cell>
          <table:table-cell office:value-type="float" office:value="0.73127731092437" calcext:value-type="float">
            <text:p>0.73127731092437</text:p>
          </table:table-cell>
          <table:table-cell office:value-type="float" office:value="0.0756274890449832" calcext:value-type="float">
            <text:p>0.0756274890449832</text:p>
          </table:table-cell>
          <table:table-cell office:value-type="float" office:value="0.698100840336134" calcext:value-type="float">
            <text:p>0.698100840336134</text:p>
          </table:table-cell>
          <table:table-cell office:value-type="float" office:value="0.0775010853315516" calcext:value-type="float">
            <text:p>0.0775010853315516</text:p>
          </table:table-cell>
          <table:table-cell office:value-type="float" office:value="0.715714285714286" calcext:value-type="float">
            <text:p>0.715714285714286</text:p>
          </table:table-cell>
          <table:table-cell office:value-type="float" office:value="0.0901693319088248" calcext:value-type="float">
            <text:p>0.0901693319088248</text:p>
          </table:table-cell>
          <table:table-cell office:value-type="float" office:value="0.714924369747899" calcext:value-type="float">
            <text:p>0.714924369747899</text:p>
          </table:table-cell>
          <table:table-cell office:value-type="float" office:value="0.0747019615849531" calcext:value-type="float">
            <text:p>0.0747019615849531</text:p>
          </table:table-cell>
          <table:table-cell office:value-type="float" office:value="0.712857142857143" calcext:value-type="float">
            <text:p>0.712857142857143</text:p>
          </table:table-cell>
          <table:table-cell office:value-type="float" office:value="0.0841893069894148" calcext:value-type="float">
            <text:p>0.0841893069894148</text:p>
          </table:table-cell>
          <table:table-cell office:value-type="float" office:value="0.726487394957983" calcext:value-type="float">
            <text:p>0.726487394957983</text:p>
          </table:table-cell>
          <table:table-cell office:value-type="float" office:value="0.0559708692929664" calcext:value-type="float">
            <text:p>0.0559708692929664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69845064720508" calcext:value-type="float">
            <text:p>0.069845064720508</text:p>
          </table:table-cell>
          <table:table-cell office:value-type="float" office:value="0.709764705882353" calcext:value-type="float">
            <text:p>0.709764705882353</text:p>
          </table:table-cell>
          <table:table-cell office:value-type="float" office:value="0.0826462982563318" calcext:value-type="float">
            <text:p>0.0826462982563318</text:p>
          </table:table-cell>
          <table:table-cell office:value-type="float" office:value="0.733680672268908" calcext:value-type="float">
            <text:p>0.733680672268908</text:p>
          </table:table-cell>
          <table:table-cell office:value-type="float" office:value="0.0810850212063544" calcext:value-type="float">
            <text:p>0.0810850212063544</text:p>
          </table:table-cell>
          <table:table-cell office:value-type="float" office:value="0.719512605042017" calcext:value-type="float">
            <text:p>0.719512605042017</text:p>
          </table:table-cell>
          <table:table-cell office:value-type="float" office:value="0.0759853145382756" calcext:value-type="float">
            <text:p>0.0759853145382756</text:p>
          </table:table-cell>
          <table:table-cell office:value-type="float" office:value="0.722773109243698" calcext:value-type="float">
            <text:p>0.722773109243698</text:p>
          </table:table-cell>
          <table:table-cell office:value-type="float" office:value="0.0801116140828569" calcext:value-type="float">
            <text:p>0.0801116140828569</text:p>
          </table:table-cell>
          <table:table-cell office:value-type="float" office:value="0.718521008403361" calcext:value-type="float">
            <text:p>0.718521008403361</text:p>
          </table:table-cell>
          <table:table-cell office:value-type="float" office:value="0.0809051474290881" calcext:value-type="float">
            <text:p>0.08090514742908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687226890756303" calcext:value-type="float">
            <text:p>0.687226890756303</text:p>
          </table:table-cell>
          <table:table-cell office:value-type="float" office:value="0.0711559580512109" calcext:value-type="float">
            <text:p>0.0711559580512109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580599364934849" calcext:value-type="float">
            <text:p>0.0580599364934849</text:p>
          </table:table-cell>
          <table:table-cell office:value-type="float" office:value="0.704705882352941" calcext:value-type="float">
            <text:p>0.704705882352941</text:p>
          </table:table-cell>
          <table:table-cell office:value-type="float" office:value="0.0724317969730958" calcext:value-type="float">
            <text:p>0.0724317969730958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101026167086271" calcext:value-type="float">
            <text:p>0.101026167086271</text:p>
          </table:table-cell>
          <table:table-cell office:value-type="float" office:value="0.742268907563025" calcext:value-type="float">
            <text:p>0.742268907563025</text:p>
          </table:table-cell>
          <table:table-cell office:value-type="float" office:value="0.0904714640039912" calcext:value-type="float">
            <text:p>0.0904714640039912</text:p>
          </table:table-cell>
          <table:table-cell office:value-type="float" office:value="0.675378151260504" calcext:value-type="float">
            <text:p>0.675378151260504</text:p>
          </table:table-cell>
          <table:table-cell office:value-type="float" office:value="0.0629524011437772" calcext:value-type="float">
            <text:p>0.0629524011437772</text:p>
          </table:table-cell>
          <table:table-cell office:value-type="float" office:value="0.716302521008403" calcext:value-type="float">
            <text:p>0.716302521008403</text:p>
          </table:table-cell>
          <table:table-cell office:value-type="float" office:value="0.0901423017653338" calcext:value-type="float">
            <text:p>0.0901423017653338</text:p>
          </table:table-cell>
          <table:table-cell office:value-type="float" office:value="0.708151260504202" calcext:value-type="float">
            <text:p>0.708151260504202</text:p>
          </table:table-cell>
          <table:table-cell office:value-type="float" office:value="0.0906707156007133" calcext:value-type="float">
            <text:p>0.0906707156007133</text:p>
          </table:table-cell>
          <table:table-cell office:value-type="float" office:value="0.690168067226891" calcext:value-type="float">
            <text:p>0.690168067226891</text:p>
          </table:table-cell>
          <table:table-cell office:value-type="float" office:value="0.0586164823565895" calcext:value-type="float">
            <text:p>0.0586164823565895</text:p>
          </table:table-cell>
          <table:table-cell office:value-type="float" office:value="0.686974789915966" calcext:value-type="float">
            <text:p>0.686974789915966</text:p>
          </table:table-cell>
          <table:table-cell office:value-type="float" office:value="0.0994143258551547" calcext:value-type="float">
            <text:p>0.0994143258551547</text:p>
          </table:table-cell>
          <table:table-cell office:value-type="float" office:value="0.70453781512605" calcext:value-type="float">
            <text:p>0.70453781512605</text:p>
          </table:table-cell>
          <table:table-cell office:value-type="float" office:value="0.0757434571372859" calcext:value-type="float">
            <text:p>0.0757434571372859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812837180321302" calcext:value-type="float">
            <text:p>0.0812837180321302</text:p>
          </table:table-cell>
          <table:table-cell office:value-type="float" office:value="0.698739495798319" calcext:value-type="float">
            <text:p>0.698739495798319</text:p>
          </table:table-cell>
          <table:table-cell office:value-type="float" office:value="0.0883203982447886" calcext:value-type="float">
            <text:p>0.0883203982447886</text:p>
          </table:table-cell>
          <table:table-cell office:value-type="float" office:value="0.710252100840336" calcext:value-type="float">
            <text:p>0.710252100840336</text:p>
          </table:table-cell>
          <table:table-cell office:value-type="float" office:value="0.0747052049135407" calcext:value-type="float">
            <text:p>0.0747052049135407</text:p>
          </table:table-cell>
          <table:table-cell office:value-type="float" office:value="0.698823529411765" calcext:value-type="float">
            <text:p>0.698823529411765</text:p>
          </table:table-cell>
          <table:table-cell office:value-type="float" office:value="0.0694962442842721" calcext:value-type="float">
            <text:p>0.0694962442842721</text:p>
          </table:table-cell>
          <table:table-cell office:value-type="float" office:value="0.730840336134454" calcext:value-type="float">
            <text:p>0.730840336134454</text:p>
          </table:table-cell>
          <table:table-cell office:value-type="float" office:value="0.0823215416806922" calcext:value-type="float">
            <text:p>0.082321541680692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1428571428571" calcext:value-type="float">
            <text:p>0.701428571428571</text:p>
          </table:table-cell>
          <table:table-cell office:value-type="float" office:value="0.0862954701883866" calcext:value-type="float">
            <text:p>0.0862954701883866</text:p>
          </table:table-cell>
          <table:table-cell office:value-type="float" office:value="0.707394957983193" calcext:value-type="float">
            <text:p>0.707394957983193</text:p>
          </table:table-cell>
          <table:table-cell office:value-type="float" office:value="0.0648431250940038" calcext:value-type="float">
            <text:p>0.0648431250940038</text:p>
          </table:table-cell>
          <table:table-cell office:value-type="float" office:value="0.707563025210084" calcext:value-type="float">
            <text:p>0.707563025210084</text:p>
          </table:table-cell>
          <table:table-cell office:value-type="float" office:value="0.0623172185453753" calcext:value-type="float">
            <text:p>0.0623172185453753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772959531641478" calcext:value-type="float">
            <text:p>0.077295953164147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10001506774148" calcext:value-type="float">
            <text:p>0.0810001506774148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675146153756038" calcext:value-type="float">
            <text:p>0.0675146153756038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79992842027497" calcext:value-type="float">
            <text:p>0.0879992842027497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71312587770056" calcext:value-type="float">
            <text:p>0.071312587770056</text:p>
          </table:table-cell>
          <table:table-cell office:value-type="float" office:value="0.695966386554622" calcext:value-type="float">
            <text:p>0.695966386554622</text:p>
          </table:table-cell>
          <table:table-cell office:value-type="float" office:value="0.0649217300327971" calcext:value-type="float">
            <text:p>0.0649217300327971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05392154154569" calcext:value-type="float">
            <text:p>0.0905392154154569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791632519144562" calcext:value-type="float">
            <text:p>0.0791632519144562</text:p>
          </table:table-cell>
          <table:table-cell office:value-type="float" office:value="0.727731092436975" calcext:value-type="float">
            <text:p>0.727731092436975</text:p>
          </table:table-cell>
          <table:table-cell office:value-type="float" office:value="0.0698417691479428" calcext:value-type="float">
            <text:p>0.0698417691479428</text:p>
          </table:table-cell>
          <table:table-cell office:value-type="float" office:value="0.733613445378151" calcext:value-type="float">
            <text:p>0.733613445378151</text:p>
          </table:table-cell>
          <table:table-cell office:value-type="float" office:value="0.0759036452937338" calcext:value-type="float">
            <text:p>0.0759036452937338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57415602602744" calcext:value-type="float">
            <text:p>0.0857415602602744</text:p>
          </table:table-cell>
          <table:table-cell office:value-type="float" office:value="0.710336134453782" calcext:value-type="float">
            <text:p>0.710336134453782</text:p>
          </table:table-cell>
          <table:table-cell office:value-type="float" office:value="0.0545795282436066" calcext:value-type="float">
            <text:p>0.0545795282436066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865643209780568" calcext:value-type="float">
            <text:p>0.08656432097805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7478991596639" calcext:value-type="float">
            <text:p>0.707478991596639</text:p>
          </table:table-cell>
          <table:table-cell office:value-type="float" office:value="0.0889632061884683" calcext:value-type="float">
            <text:p>0.0889632061884683</text:p>
          </table:table-cell>
          <table:table-cell office:value-type="float" office:value="0.725042016806723" calcext:value-type="float">
            <text:p>0.725042016806723</text:p>
          </table:table-cell>
          <table:table-cell office:value-type="float" office:value="0.0679083112228563" calcext:value-type="float">
            <text:p>0.0679083112228563</text:p>
          </table:table-cell>
          <table:table-cell office:value-type="float" office:value="0.69890756302521" calcext:value-type="float">
            <text:p>0.69890756302521</text:p>
          </table:table-cell>
          <table:table-cell office:value-type="float" office:value="0.0619092612786212" calcext:value-type="float">
            <text:p>0.0619092612786212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9995694707985" calcext:value-type="float">
            <text:p>0.0809995694707985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643007555803243" calcext:value-type="float">
            <text:p>0.0643007555803243</text:p>
          </table:table-cell>
          <table:table-cell office:value-type="float" office:value="0.719327731092437" calcext:value-type="float">
            <text:p>0.719327731092437</text:p>
          </table:table-cell>
          <table:table-cell office:value-type="float" office:value="0.0831286472398897" calcext:value-type="float">
            <text:p>0.0831286472398897</text:p>
          </table:table-cell>
          <table:table-cell office:value-type="float" office:value="0.710420168067227" calcext:value-type="float">
            <text:p>0.710420168067227</text:p>
          </table:table-cell>
          <table:table-cell office:value-type="float" office:value="0.0804630807886873" calcext:value-type="float">
            <text:p>0.0804630807886873</text:p>
          </table:table-cell>
          <table:table-cell office:value-type="float" office:value="0.728067226890756" calcext:value-type="float">
            <text:p>0.728067226890756</text:p>
          </table:table-cell>
          <table:table-cell office:value-type="float" office:value="0.0901057361987001" calcext:value-type="float">
            <text:p>0.0901057361987001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732834889762357" calcext:value-type="float">
            <text:p>0.0732834889762357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94651755232598" calcext:value-type="float">
            <text:p>0.0794651755232598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734835925000896" calcext:value-type="float">
            <text:p>0.0734835925000896</text:p>
          </table:table-cell>
          <table:table-cell office:value-type="float" office:value="0.733781512605042" calcext:value-type="float">
            <text:p>0.733781512605042</text:p>
          </table:table-cell>
          <table:table-cell office:value-type="float" office:value="0.094905333974492" calcext:value-type="float">
            <text:p>0.094905333974492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16117276087273" calcext:value-type="float">
            <text:p>0.0716117276087273</text:p>
          </table:table-cell>
          <table:table-cell office:value-type="float" office:value="0.713361344537815" calcext:value-type="float">
            <text:p>0.713361344537815</text:p>
          </table:table-cell>
          <table:table-cell office:value-type="float" office:value="0.0854405563120708" calcext:value-type="float">
            <text:p>0.0854405563120708</text:p>
          </table:table-cell>
          <table:table-cell office:value-type="float" office:value="0.73109243697479" calcext:value-type="float">
            <text:p>0.73109243697479</text:p>
          </table:table-cell>
          <table:table-cell office:value-type="float" office:value="0.092184529234933" calcext:value-type="float">
            <text:p>0.0921845292349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903734098935971" calcext:value-type="float">
            <text:p>0.0903734098935971</text:p>
          </table:table-cell>
          <table:table-cell office:value-type="float" office:value="0.722268907563025" calcext:value-type="float">
            <text:p>0.722268907563025</text:p>
          </table:table-cell>
          <table:table-cell office:value-type="float" office:value="0.0835102751582764" calcext:value-type="float">
            <text:p>0.0835102751582764</text:p>
          </table:table-cell>
          <table:table-cell office:value-type="float" office:value="0.701848739495798" calcext:value-type="float">
            <text:p>0.701848739495798</text:p>
          </table:table-cell>
          <table:table-cell office:value-type="float" office:value="0.0764452405635817" calcext:value-type="float">
            <text:p>0.0764452405635817</text:p>
          </table:table-cell>
          <table:table-cell office:value-type="float" office:value="0.716386554621849" calcext:value-type="float">
            <text:p>0.716386554621849</text:p>
          </table:table-cell>
          <table:table-cell office:value-type="float" office:value="0.0884987840294667" calcext:value-type="float">
            <text:p>0.0884987840294667</text:p>
          </table:table-cell>
          <table:table-cell office:value-type="float" office:value="0.721932773109244" calcext:value-type="float">
            <text:p>0.721932773109244</text:p>
          </table:table-cell>
          <table:table-cell office:value-type="float" office:value="0.0740285314046806" calcext:value-type="float">
            <text:p>0.0740285314046806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674182616979463" calcext:value-type="float">
            <text:p>0.0674182616979463</text:p>
          </table:table-cell>
          <table:table-cell office:value-type="float" office:value="0.71327731092437" calcext:value-type="float">
            <text:p>0.71327731092437</text:p>
          </table:table-cell>
          <table:table-cell office:value-type="float" office:value="0.0778326487259605" calcext:value-type="float">
            <text:p>0.0778326487259605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0139037585666" calcext:value-type="float">
            <text:p>0.090139037585666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2110172227962" calcext:value-type="float">
            <text:p>0.0842110172227962</text:p>
          </table:table-cell>
          <table:table-cell office:value-type="float" office:value="0.736470588235294" calcext:value-type="float">
            <text:p>0.736470588235294</text:p>
          </table:table-cell>
          <table:table-cell office:value-type="float" office:value="0.0763984227672667" calcext:value-type="float">
            <text:p>0.0763984227672667</text:p>
          </table:table-cell>
          <table:table-cell office:value-type="float" office:value="0.719075630252101" calcext:value-type="float">
            <text:p>0.719075630252101</text:p>
          </table:table-cell>
          <table:table-cell office:value-type="float" office:value="0.0761039733858997" calcext:value-type="float">
            <text:p>0.0761039733858997</text:p>
          </table:table-cell>
          <table:table-cell office:value-type="float" office:value="0.72218487394958" calcext:value-type="float">
            <text:p>0.72218487394958</text:p>
          </table:table-cell>
          <table:table-cell office:value-type="float" office:value="0.0962079469393686" calcext:value-type="float">
            <text:p>0.0962079469393686</text:p>
          </table:table-cell>
          <table:table-cell office:value-type="float" office:value="0.725126050420168" calcext:value-type="float">
            <text:p>0.725126050420168</text:p>
          </table:table-cell>
          <table:table-cell office:value-type="float" office:value="0.0836953509379644" calcext:value-type="float">
            <text:p>0.0836953509379644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687413449238662" calcext:value-type="float">
            <text:p>0.0687413449238662</text:p>
          </table:table-cell>
          <table:table-cell office:value-type="float" office:value="0.724873949579832" calcext:value-type="float">
            <text:p>0.724873949579832</text:p>
          </table:table-cell>
          <table:table-cell office:value-type="float" office:value="0.0746877679250094" calcext:value-type="float">
            <text:p>0.0746877679250094</text:p>
          </table:table-cell>
          <table:table-cell office:value-type="float" office:value="0.731008403361345" calcext:value-type="float">
            <text:p>0.731008403361345</text:p>
          </table:table-cell>
          <table:table-cell office:value-type="float" office:value="0.0914834531414473" calcext:value-type="float">
            <text:p>0.091483453141447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16218487394958" calcext:value-type="float">
            <text:p>0.716218487394958</text:p>
          </table:table-cell>
          <table:table-cell office:value-type="float" office:value="0.0814216381916708" calcext:value-type="float">
            <text:p>0.0814216381916708</text:p>
          </table:table-cell>
          <table:table-cell office:value-type="float" office:value="0.719495798319328" calcext:value-type="float">
            <text:p>0.719495798319328</text:p>
          </table:table-cell>
          <table:table-cell office:value-type="float" office:value="0.0870538484242987" calcext:value-type="float">
            <text:p>0.0870538484242987</text:p>
          </table:table-cell>
          <table:table-cell office:value-type="float" office:value="0.710588235294118" calcext:value-type="float">
            <text:p>0.710588235294118</text:p>
          </table:table-cell>
          <table:table-cell office:value-type="float" office:value="0.0845318562701543" calcext:value-type="float">
            <text:p>0.0845318562701543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796009238127821" calcext:value-type="float">
            <text:p>0.0796009238127821</text:p>
          </table:table-cell>
          <table:table-cell office:value-type="float" office:value="0.722016806722689" calcext:value-type="float">
            <text:p>0.722016806722689</text:p>
          </table:table-cell>
          <table:table-cell office:value-type="float" office:value="0.0822440637770744" calcext:value-type="float">
            <text:p>0.0822440637770744</text:p>
          </table:table-cell>
          <table:table-cell office:value-type="float" office:value="0.722100840336134" calcext:value-type="float">
            <text:p>0.722100840336134</text:p>
          </table:table-cell>
          <table:table-cell office:value-type="float" office:value="0.0767466620622821" calcext:value-type="float">
            <text:p>0.0767466620622821</text:p>
          </table:table-cell>
          <table:table-cell office:value-type="float" office:value="0.724957983193277" calcext:value-type="float">
            <text:p>0.724957983193277</text:p>
          </table:table-cell>
          <table:table-cell office:value-type="float" office:value="0.0785393914023512" calcext:value-type="float">
            <text:p>0.0785393914023512</text:p>
          </table:table-cell>
          <table:table-cell office:value-type="float" office:value="0.730756302521008" calcext:value-type="float">
            <text:p>0.730756302521008</text:p>
          </table:table-cell>
          <table:table-cell office:value-type="float" office:value="0.0853162615623262" calcext:value-type="float">
            <text:p>0.0853162615623262</text:p>
          </table:table-cell>
          <table:table-cell office:value-type="float" office:value="0.707647058823529" calcext:value-type="float">
            <text:p>0.707647058823529</text:p>
          </table:table-cell>
          <table:table-cell office:value-type="float" office:value="0.0893179323428364" calcext:value-type="float">
            <text:p>0.0893179323428364</text:p>
          </table:table-cell>
          <table:table-cell office:value-type="float" office:value="0.721764705882353" calcext:value-type="float">
            <text:p>0.721764705882353</text:p>
          </table:table-cell>
          <table:table-cell office:value-type="float" office:value="0.0794209777334215" calcext:value-type="float">
            <text:p>0.07942097773342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97181360053629" calcext:value-type="float">
            <text:p>0.0797181360053629</text:p>
          </table:table-cell>
          <table:table-cell office:value-type="float" office:value="0.719243697478992" calcext:value-type="float">
            <text:p>0.719243697478992</text:p>
          </table:table-cell>
          <table:table-cell office:value-type="float" office:value="0.0952079784314115" calcext:value-type="float">
            <text:p>0.09520797843141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864006499016713" calcext:value-type="float">
            <text:p>0.0864006499016713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82960016236715" calcext:value-type="float">
            <text:p>0.0782960016236715</text:p>
          </table:table-cell>
          <table:table-cell office:value-type="float" office:value="0.727899159663866" calcext:value-type="float">
            <text:p>0.727899159663866</text:p>
          </table:table-cell>
          <table:table-cell office:value-type="float" office:value="0.0779495001104821" calcext:value-type="float">
            <text:p>0.0779495001104821</text:p>
          </table:table-cell>
          <table:table-cell office:value-type="float" office:value="0.736806722689076" calcext:value-type="float">
            <text:p>0.736806722689076</text:p>
          </table:table-cell>
          <table:table-cell office:value-type="float" office:value="0.0897555223597225" calcext:value-type="float">
            <text:p>0.089755522359722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bupa</text:p>
          </table:table-cell>
          <table:table-cell office:value-type="float" office:value="0.705714285714286" calcext:value-type="float">
            <text:p>0.705714285714286</text:p>
          </table:table-cell>
          <table:table-cell office:value-type="float" office:value="0.0836419365026667" calcext:value-type="float">
            <text:p>0.0836419365026667</text:p>
          </table:table-cell>
          <table:table-cell office:value-type="float" office:value="0.714588235294118" calcext:value-type="float">
            <text:p>0.714588235294118</text:p>
          </table:table-cell>
          <table:table-cell office:value-type="float" office:value="0.072275099278584" calcext:value-type="float">
            <text:p>0.072275099278584</text:p>
          </table:table-cell>
          <table:table-cell office:value-type="float" office:value="0.70472268907563" calcext:value-type="float">
            <text:p>0.70472268907563</text:p>
          </table:table-cell>
          <table:table-cell office:value-type="float" office:value="0.0715270747261657" calcext:value-type="float">
            <text:p>0.0715270747261657</text:p>
          </table:table-cell>
          <table:table-cell office:value-type="float" office:value="0.712823529411765" calcext:value-type="float">
            <text:p>0.712823529411765</text:p>
          </table:table-cell>
          <table:table-cell office:value-type="float" office:value="0.0854842795126932" calcext:value-type="float">
            <text:p>0.0854842795126932</text:p>
          </table:table-cell>
          <table:table-cell office:value-type="float" office:value="0.726033613445378" calcext:value-type="float">
            <text:p>0.726033613445378</text:p>
          </table:table-cell>
          <table:table-cell office:value-type="float" office:value="0.0784089930886971" calcext:value-type="float">
            <text:p>0.0784089930886971</text:p>
          </table:table-cell>
          <table:table-cell office:value-type="float" office:value="0.713899159663866" calcext:value-type="float">
            <text:p>0.713899159663866</text:p>
          </table:table-cell>
          <table:table-cell office:value-type="float" office:value="0.0715521175038998" calcext:value-type="float">
            <text:p>0.0715521175038998</text:p>
          </table:table-cell>
          <table:table-cell office:value-type="float" office:value="0.714487394957983" calcext:value-type="float">
            <text:p>0.714487394957983</text:p>
          </table:table-cell>
          <table:table-cell office:value-type="float" office:value="0.0829953413770165" calcext:value-type="float">
            <text:p>0.0829953413770165</text:p>
          </table:table-cell>
          <table:table-cell office:value-type="float" office:value="0.721109243697479" calcext:value-type="float">
            <text:p>0.721109243697479</text:p>
          </table:table-cell>
          <table:table-cell office:value-type="float" office:value="0.0855088677434923" calcext:value-type="float">
            <text:p>0.0855088677434923</text:p>
          </table:table-cell>
          <table:table-cell office:value-type="float" office:value="0.704117647058824" calcext:value-type="float">
            <text:p>0.704117647058824</text:p>
          </table:table-cell>
          <table:table-cell office:value-type="float" office:value="0.074070130186251" calcext:value-type="float">
            <text:p>0.074070130186251</text:p>
          </table:table-cell>
          <table:table-cell office:value-type="float" office:value="0.718453781512605" calcext:value-type="float">
            <text:p>0.718453781512605</text:p>
          </table:table-cell>
          <table:table-cell office:value-type="float" office:value="0.0850476234589119" calcext:value-type="float">
            <text:p>0.0850476234589119</text:p>
          </table:table-cell>
          <table:table-cell office:value-type="float" office:value="0.722" calcext:value-type="float">
            <text:p>0.722</text:p>
          </table:table-cell>
          <table:table-cell office:value-type="float" office:value="0.0768424821886189" calcext:value-type="float">
            <text:p>0.0768424821886189</text:p>
          </table:table-cell>
          <table:table-cell office:value-type="float" office:value="0.722655462184874" calcext:value-type="float">
            <text:p>0.722655462184874</text:p>
          </table:table-cell>
          <table:table-cell office:value-type="float" office:value="0.087489349305069" calcext:value-type="float">
            <text:p>0.087489349305069</text:p>
          </table:table-cell>
          <table:table-cell office:value-type="float" office:value="0.720924369747899" calcext:value-type="float">
            <text:p>0.720924369747899</text:p>
          </table:table-cell>
          <table:table-cell office:value-type="float" office:value="0.0848918163927648" calcext:value-type="float">
            <text:p>0.0848918163927648</text:p>
          </table:table-cell>
          <table:table-cell office:value-type="float" office:value="0.721394957983193" calcext:value-type="float">
            <text:p>0.721394957983193</text:p>
          </table:table-cell>
          <table:table-cell office:value-type="float" office:value="0.075819167866016" calcext:value-type="float">
            <text:p>0.075819167866016</text:p>
          </table:table-cell>
          <table:table-cell office:value-type="float" office:value="0.715058823529412" calcext:value-type="float">
            <text:p>0.715058823529412</text:p>
          </table:table-cell>
          <table:table-cell office:value-type="float" office:value="0.0724307193750882" calcext:value-type="float">
            <text:p>0.0724307193750882</text:p>
          </table:table-cell>
          <table:table-cell office:value-type="float" office:value="0.730386554621849" calcext:value-type="float">
            <text:p>0.730386554621849</text:p>
          </table:table-cell>
          <table:table-cell office:value-type="float" office:value="0.0884618734789704" calcext:value-type="float">
            <text:p>0.08846187347897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644495798319328" calcext:value-type="float">
            <text:p>0.644495798319328</text:p>
          </table:table-cell>
          <table:table-cell office:value-type="float" office:value="0.0605208076397851" calcext:value-type="float">
            <text:p>0.0605208076397851</text:p>
          </table:table-cell>
          <table:table-cell office:value-type="float" office:value="0.612464985994398" calcext:value-type="float">
            <text:p>0.612464985994398</text:p>
          </table:table-cell>
          <table:table-cell office:value-type="float" office:value="0.0514924706454097" calcext:value-type="float">
            <text:p>0.0514924706454097</text:p>
          </table:table-cell>
          <table:table-cell office:value-type="float" office:value="0.625560224089636" calcext:value-type="float">
            <text:p>0.625560224089636</text:p>
          </table:table-cell>
          <table:table-cell office:value-type="float" office:value="0.0457217670573088" calcext:value-type="float">
            <text:p>0.0457217670573088</text:p>
          </table:table-cell>
          <table:table-cell office:value-type="float" office:value="0.623109243697479" calcext:value-type="float">
            <text:p>0.623109243697479</text:p>
          </table:table-cell>
          <table:table-cell office:value-type="float" office:value="0.0571793089035599" calcext:value-type="float">
            <text:p>0.0571793089035599</text:p>
          </table:table-cell>
          <table:table-cell office:value-type="float" office:value="0.62672268907563" calcext:value-type="float">
            <text:p>0.62672268907563</text:p>
          </table:table-cell>
          <table:table-cell office:value-type="float" office:value="0.0526845177591363" calcext:value-type="float">
            <text:p>0.0526845177591363</text:p>
          </table:table-cell>
          <table:table-cell office:value-type="float" office:value="0.617198879551821" calcext:value-type="float">
            <text:p>0.617198879551821</text:p>
          </table:table-cell>
          <table:table-cell office:value-type="float" office:value="0.0376546027522225" calcext:value-type="float">
            <text:p>0.0376546027522225</text:p>
          </table:table-cell>
          <table:table-cell office:value-type="float" office:value="0.606498599439776" calcext:value-type="float">
            <text:p>0.606498599439776</text:p>
          </table:table-cell>
          <table:table-cell office:value-type="float" office:value="0.0693110889933643" calcext:value-type="float">
            <text:p>0.0693110889933643</text:p>
          </table:table-cell>
          <table:table-cell office:value-type="float" office:value="0.618319327731092" calcext:value-type="float">
            <text:p>0.618319327731092</text:p>
          </table:table-cell>
          <table:table-cell office:value-type="float" office:value="0.0587357176594872" calcext:value-type="float">
            <text:p>0.0587357176594872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557797049742464" calcext:value-type="float">
            <text:p>0.0557797049742464</text:p>
          </table:table-cell>
          <table:table-cell office:value-type="float" office:value="0.623179271708684" calcext:value-type="float">
            <text:p>0.623179271708684</text:p>
          </table:table-cell>
          <table:table-cell office:value-type="float" office:value="0.0509095988941784" calcext:value-type="float">
            <text:p>0.0509095988941784</text:p>
          </table:table-cell>
          <table:table-cell office:value-type="float" office:value="0.604229691876751" calcext:value-type="float">
            <text:p>0.604229691876751</text:p>
          </table:table-cell>
          <table:table-cell office:value-type="float" office:value="0.0619093316887589" calcext:value-type="float">
            <text:p>0.0619093316887589</text:p>
          </table:table-cell>
          <table:table-cell office:value-type="float" office:value="0.619565826330532" calcext:value-type="float">
            <text:p>0.619565826330532</text:p>
          </table:table-cell>
          <table:table-cell office:value-type="float" office:value="0.0533089785720463" calcext:value-type="float">
            <text:p>0.0533089785720463</text:p>
          </table:table-cell>
          <table:table-cell office:value-type="float" office:value="0.627871148459384" calcext:value-type="float">
            <text:p>0.627871148459384</text:p>
          </table:table-cell>
          <table:table-cell office:value-type="float" office:value="0.0707064860552093" calcext:value-type="float">
            <text:p>0.0707064860552093</text:p>
          </table:table-cell>
          <table:table-cell office:value-type="float" office:value="0.622002801120448" calcext:value-type="float">
            <text:p>0.622002801120448</text:p>
          </table:table-cell>
          <table:table-cell office:value-type="float" office:value="0.0525073931932232" calcext:value-type="float">
            <text:p>0.0525073931932232</text:p>
          </table:table-cell>
          <table:table-cell office:value-type="float" office:value="0.603025210084034" calcext:value-type="float">
            <text:p>0.603025210084034</text:p>
          </table:table-cell>
          <table:table-cell office:value-type="float" office:value="0.0678887753617876" calcext:value-type="float">
            <text:p>0.0678887753617876</text:p>
          </table:table-cell>
          <table:table-cell office:value-type="float" office:value="0.632591036414566" calcext:value-type="float">
            <text:p>0.632591036414566</text:p>
          </table:table-cell>
          <table:table-cell office:value-type="float" office:value="0.0546459063430538" calcext:value-type="float">
            <text:p>0.0546459063430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639705882352941" calcext:value-type="float">
            <text:p>0.639705882352941</text:p>
          </table:table-cell>
          <table:table-cell office:value-type="float" office:value="0.0627141144573168" calcext:value-type="float">
            <text:p>0.0627141144573168</text:p>
          </table:table-cell>
          <table:table-cell office:value-type="float" office:value="0.610126050420168" calcext:value-type="float">
            <text:p>0.610126050420168</text:p>
          </table:table-cell>
          <table:table-cell office:value-type="float" office:value="0.0464577106959522" calcext:value-type="float">
            <text:p>0.0464577106959522</text:p>
          </table:table-cell>
          <table:table-cell office:value-type="float" office:value="0.625546218487395" calcext:value-type="float">
            <text:p>0.625546218487395</text:p>
          </table:table-cell>
          <table:table-cell office:value-type="float" office:value="0.0482380539502463" calcext:value-type="float">
            <text:p>0.0482380539502463</text:p>
          </table:table-cell>
          <table:table-cell office:value-type="float" office:value="0.621946778711485" calcext:value-type="float">
            <text:p>0.621946778711485</text:p>
          </table:table-cell>
          <table:table-cell office:value-type="float" office:value="0.0720344990381203" calcext:value-type="float">
            <text:p>0.0720344990381203</text:p>
          </table:table-cell>
          <table:table-cell office:value-type="float" office:value="0.630210084033613" calcext:value-type="float">
            <text:p>0.630210084033613</text:p>
          </table:table-cell>
          <table:table-cell office:value-type="float" office:value="0.0533530340633954" calcext:value-type="float">
            <text:p>0.0533530340633954</text:p>
          </table:table-cell>
          <table:table-cell office:value-type="float" office:value="0.625588235294118" calcext:value-type="float">
            <text:p>0.625588235294118</text:p>
          </table:table-cell>
          <table:table-cell office:value-type="float" office:value="0.0485232551518717" calcext:value-type="float">
            <text:p>0.0485232551518717</text:p>
          </table:table-cell>
          <table:table-cell office:value-type="float" office:value="0.61952380952381" calcext:value-type="float">
            <text:p>0.61952380952381</text:p>
          </table:table-cell>
          <table:table-cell office:value-type="float" office:value="0.0753341195538367" calcext:value-type="float">
            <text:p>0.0753341195538367</text:p>
          </table:table-cell>
          <table:table-cell office:value-type="float" office:value="0.615980392156863" calcext:value-type="float">
            <text:p>0.615980392156863</text:p>
          </table:table-cell>
          <table:table-cell office:value-type="float" office:value="0.0628038249607213" calcext:value-type="float">
            <text:p>0.0628038249607213</text:p>
          </table:table-cell>
          <table:table-cell office:value-type="float" office:value="0.598249299719888" calcext:value-type="float">
            <text:p>0.598249299719888</text:p>
          </table:table-cell>
          <table:table-cell office:value-type="float" office:value="0.0595046105138933" calcext:value-type="float">
            <text:p>0.0595046105138933</text:p>
          </table:table-cell>
          <table:table-cell office:value-type="float" office:value="0.624327731092437" calcext:value-type="float">
            <text:p>0.624327731092437</text:p>
          </table:table-cell>
          <table:table-cell office:value-type="float" office:value="0.0640961693605727" calcext:value-type="float">
            <text:p>0.0640961693605727</text:p>
          </table:table-cell>
          <table:table-cell office:value-type="float" office:value="0.616064425770308" calcext:value-type="float">
            <text:p>0.616064425770308</text:p>
          </table:table-cell>
          <table:table-cell office:value-type="float" office:value="0.0831639837828002" calcext:value-type="float">
            <text:p>0.0831639837828002</text:p>
          </table:table-cell>
          <table:table-cell office:value-type="float" office:value="0.616022408963585" calcext:value-type="float">
            <text:p>0.616022408963585</text:p>
          </table:table-cell>
          <table:table-cell office:value-type="float" office:value="0.0634002466775745" calcext:value-type="float">
            <text:p>0.0634002466775745</text:p>
          </table:table-cell>
          <table:table-cell office:value-type="float" office:value="0.619607843137255" calcext:value-type="float">
            <text:p>0.619607843137255</text:p>
          </table:table-cell>
          <table:table-cell office:value-type="float" office:value="0.0635992120546705" calcext:value-type="float">
            <text:p>0.0635992120546705</text:p>
          </table:table-cell>
          <table:table-cell office:value-type="float" office:value="0.623095238095238" calcext:value-type="float">
            <text:p>0.623095238095238</text:p>
          </table:table-cell>
          <table:table-cell office:value-type="float" office:value="0.0568697378868078" calcext:value-type="float">
            <text:p>0.0568697378868078</text:p>
          </table:table-cell>
          <table:table-cell office:value-type="float" office:value="0.613697478991597" calcext:value-type="float">
            <text:p>0.613697478991597</text:p>
          </table:table-cell>
          <table:table-cell office:value-type="float" office:value="0.071988214219788" calcext:value-type="float">
            <text:p>0.071988214219788</text:p>
          </table:table-cell>
          <table:table-cell office:value-type="float" office:value="0.61953781512605" calcext:value-type="float">
            <text:p>0.61953781512605</text:p>
          </table:table-cell>
          <table:table-cell office:value-type="float" office:value="0.0645456958355646" calcext:value-type="float">
            <text:p>0.0645456958355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631442577030812" calcext:value-type="float">
            <text:p>0.631442577030812</text:p>
          </table:table-cell>
          <table:table-cell office:value-type="float" office:value="0.0598363756567006" calcext:value-type="float">
            <text:p>0.0598363756567006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40878012094118" calcext:value-type="float">
            <text:p>0.0540878012094118</text:p>
          </table:table-cell>
          <table:table-cell office:value-type="float" office:value="0.62906162464986" calcext:value-type="float">
            <text:p>0.62906162464986</text:p>
          </table:table-cell>
          <table:table-cell office:value-type="float" office:value="0.0630831165320866" calcext:value-type="float">
            <text:p>0.0630831165320866</text:p>
          </table:table-cell>
          <table:table-cell office:value-type="float" office:value="0.633823529411765" calcext:value-type="float">
            <text:p>0.633823529411765</text:p>
          </table:table-cell>
          <table:table-cell office:value-type="float" office:value="0.0694595743390789" calcext:value-type="float">
            <text:p>0.0694595743390789</text:p>
          </table:table-cell>
          <table:table-cell office:value-type="float" office:value="0.61953781512605" calcext:value-type="float">
            <text:p>0.61953781512605</text:p>
          </table:table-cell>
          <table:table-cell office:value-type="float" office:value="0.0617620857311202" calcext:value-type="float">
            <text:p>0.0617620857311202</text:p>
          </table:table-cell>
          <table:table-cell office:value-type="float" office:value="0.617254901960784" calcext:value-type="float">
            <text:p>0.617254901960784</text:p>
          </table:table-cell>
          <table:table-cell office:value-type="float" office:value="0.0620695537680191" calcext:value-type="float">
            <text:p>0.0620695537680191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0630807653614513" calcext:value-type="float">
            <text:p>0.0630807653614513</text:p>
          </table:table-cell>
          <table:table-cell office:value-type="float" office:value="0.618361344537815" calcext:value-type="float">
            <text:p>0.618361344537815</text:p>
          </table:table-cell>
          <table:table-cell office:value-type="float" office:value="0.0635891171359283" calcext:value-type="float">
            <text:p>0.0635891171359283</text:p>
          </table:table-cell>
          <table:table-cell office:value-type="float" office:value="0.624285714285714" calcext:value-type="float">
            <text:p>0.624285714285714</text:p>
          </table:table-cell>
          <table:table-cell office:value-type="float" office:value="0.0623712029708438" calcext:value-type="float">
            <text:p>0.0623712029708438</text:p>
          </table:table-cell>
          <table:table-cell office:value-type="float" office:value="0.622002801120448" calcext:value-type="float">
            <text:p>0.622002801120448</text:p>
          </table:table-cell>
          <table:table-cell office:value-type="float" office:value="0.0646882786417106" calcext:value-type="float">
            <text:p>0.0646882786417106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821904142657898" calcext:value-type="float">
            <text:p>0.0821904142657898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8598614342093" calcext:value-type="float">
            <text:p>0.068598614342093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770722181674598" calcext:value-type="float">
            <text:p>0.0770722181674598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5965849343689" calcext:value-type="float">
            <text:p>0.0565965849343689</text:p>
          </table:table-cell>
          <table:table-cell office:value-type="float" office:value="0.617254901960784" calcext:value-type="float">
            <text:p>0.617254901960784</text:p>
          </table:table-cell>
          <table:table-cell office:value-type="float" office:value="0.0633253495886652" calcext:value-type="float">
            <text:p>0.0633253495886652</text:p>
          </table:table-cell>
          <table:table-cell office:value-type="float" office:value="0.627857142857143" calcext:value-type="float">
            <text:p>0.627857142857143</text:p>
          </table:table-cell>
          <table:table-cell office:value-type="float" office:value="0.0709899831294545" calcext:value-type="float">
            <text:p>0.070989983129454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630252100840336" calcext:value-type="float">
            <text:p>0.630252100840336</text:p>
          </table:table-cell>
          <table:table-cell office:value-type="float" office:value="0.0586691912110175" calcext:value-type="float">
            <text:p>0.0586691912110175</text:p>
          </table:table-cell>
          <table:table-cell office:value-type="float" office:value="0.59233893557423" calcext:value-type="float">
            <text:p>0.59233893557423</text:p>
          </table:table-cell>
          <table:table-cell office:value-type="float" office:value="0.0500953524851563" calcext:value-type="float">
            <text:p>0.0500953524851563</text:p>
          </table:table-cell>
          <table:table-cell office:value-type="float" office:value="0.627857142857143" calcext:value-type="float">
            <text:p>0.627857142857143</text:p>
          </table:table-cell>
          <table:table-cell office:value-type="float" office:value="0.0740552375114114" calcext:value-type="float">
            <text:p>0.0740552375114114</text:p>
          </table:table-cell>
          <table:table-cell office:value-type="float" office:value="0.636134453781513" calcext:value-type="float">
            <text:p>0.636134453781513</text:p>
          </table:table-cell>
          <table:table-cell office:value-type="float" office:value="0.0717202019129863" calcext:value-type="float">
            <text:p>0.0717202019129863</text:p>
          </table:table-cell>
          <table:table-cell office:value-type="float" office:value="0.606498599439776" calcext:value-type="float">
            <text:p>0.606498599439776</text:p>
          </table:table-cell>
          <table:table-cell office:value-type="float" office:value="0.0693589010903984" calcext:value-type="float">
            <text:p>0.0693589010903984</text:p>
          </table:table-cell>
          <table:table-cell office:value-type="float" office:value="0.619663865546219" calcext:value-type="float">
            <text:p>0.619663865546219</text:p>
          </table:table-cell>
          <table:table-cell office:value-type="float" office:value="0.0663156417030851" calcext:value-type="float">
            <text:p>0.0663156417030851</text:p>
          </table:table-cell>
          <table:table-cell office:value-type="float" office:value="0.621918767507003" calcext:value-type="float">
            <text:p>0.621918767507003</text:p>
          </table:table-cell>
          <table:table-cell office:value-type="float" office:value="0.0641689712140395" calcext:value-type="float">
            <text:p>0.0641689712140395</text:p>
          </table:table-cell>
          <table:table-cell office:value-type="float" office:value="0.623095238095238" calcext:value-type="float">
            <text:p>0.623095238095238</text:p>
          </table:table-cell>
          <table:table-cell office:value-type="float" office:value="0.067243891472645" calcext:value-type="float">
            <text:p>0.067243891472645</text:p>
          </table:table-cell>
          <table:table-cell office:value-type="float" office:value="0.621890756302521" calcext:value-type="float">
            <text:p>0.621890756302521</text:p>
          </table:table-cell>
          <table:table-cell office:value-type="float" office:value="0.0699215515083684" calcext:value-type="float">
            <text:p>0.0699215515083684</text:p>
          </table:table-cell>
          <table:table-cell office:value-type="float" office:value="0.620826330532213" calcext:value-type="float">
            <text:p>0.620826330532213</text:p>
          </table:table-cell>
          <table:table-cell office:value-type="float" office:value="0.0622618308560941" calcext:value-type="float">
            <text:p>0.0622618308560941</text:p>
          </table:table-cell>
          <table:table-cell office:value-type="float" office:value="0.621918767507003" calcext:value-type="float">
            <text:p>0.621918767507003</text:p>
          </table:table-cell>
          <table:table-cell office:value-type="float" office:value="0.0794754614939668" calcext:value-type="float">
            <text:p>0.0794754614939668</text:p>
          </table:table-cell>
          <table:table-cell office:value-type="float" office:value="0.611218487394958" calcext:value-type="float">
            <text:p>0.611218487394958</text:p>
          </table:table-cell>
          <table:table-cell office:value-type="float" office:value="0.0660944223168318" calcext:value-type="float">
            <text:p>0.0660944223168318</text:p>
          </table:table-cell>
          <table:table-cell office:value-type="float" office:value="0.624243697478992" calcext:value-type="float">
            <text:p>0.624243697478992</text:p>
          </table:table-cell>
          <table:table-cell office:value-type="float" office:value="0.0770161106984752" calcext:value-type="float">
            <text:p>0.0770161106984752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69957250811611" calcext:value-type="float">
            <text:p>0.0669957250811611</text:p>
          </table:table-cell>
          <table:table-cell office:value-type="float" office:value="0.610140056022409" calcext:value-type="float">
            <text:p>0.610140056022409</text:p>
          </table:table-cell>
          <table:table-cell office:value-type="float" office:value="0.0575481695549403" calcext:value-type="float">
            <text:p>0.0575481695549403</text:p>
          </table:table-cell>
          <table:table-cell office:value-type="float" office:value="0.619551820728291" calcext:value-type="float">
            <text:p>0.619551820728291</text:p>
          </table:table-cell>
          <table:table-cell office:value-type="float" office:value="0.0686232650514272" calcext:value-type="float">
            <text:p>0.068623265051427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629047619047619" calcext:value-type="float">
            <text:p>0.629047619047619</text:p>
          </table:table-cell>
          <table:table-cell office:value-type="float" office:value="0.0593561175703769" calcext:value-type="float">
            <text:p>0.0593561175703769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10718510081085" calcext:value-type="float">
            <text:p>0.0510718510081085</text:p>
          </table:table-cell>
          <table:table-cell office:value-type="float" office:value="0.623109243697479" calcext:value-type="float">
            <text:p>0.623109243697479</text:p>
          </table:table-cell>
          <table:table-cell office:value-type="float" office:value="0.069647738120966" calcext:value-type="float">
            <text:p>0.069647738120966</text:p>
          </table:table-cell>
          <table:table-cell office:value-type="float" office:value="0.631386554621849" calcext:value-type="float">
            <text:p>0.631386554621849</text:p>
          </table:table-cell>
          <table:table-cell office:value-type="float" office:value="0.0733681913422084" calcext:value-type="float">
            <text:p>0.0733681913422084</text:p>
          </table:table-cell>
          <table:table-cell office:value-type="float" office:value="0.615980392156863" calcext:value-type="float">
            <text:p>0.615980392156863</text:p>
          </table:table-cell>
          <table:table-cell office:value-type="float" office:value="0.0682900249121661" calcext:value-type="float">
            <text:p>0.0682900249121661</text:p>
          </table:table-cell>
          <table:table-cell office:value-type="float" office:value="0.617268907563025" calcext:value-type="float">
            <text:p>0.617268907563025</text:p>
          </table:table-cell>
          <table:table-cell office:value-type="float" office:value="0.0640651162589237" calcext:value-type="float">
            <text:p>0.0640651162589237</text:p>
          </table:table-cell>
          <table:table-cell office:value-type="float" office:value="0.619551820728291" calcext:value-type="float">
            <text:p>0.619551820728291</text:p>
          </table:table-cell>
          <table:table-cell office:value-type="float" office:value="0.0680343086474446" calcext:value-type="float">
            <text:p>0.0680343086474446</text:p>
          </table:table-cell>
          <table:table-cell office:value-type="float" office:value="0.619551820728291" calcext:value-type="float">
            <text:p>0.619551820728291</text:p>
          </table:table-cell>
          <table:table-cell office:value-type="float" office:value="0.0666310939311145" calcext:value-type="float">
            <text:p>0.0666310939311145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36907083302281" calcext:value-type="float">
            <text:p>0.0736907083302281</text:p>
          </table:table-cell>
          <table:table-cell office:value-type="float" office:value="0.619677871148459" calcext:value-type="float">
            <text:p>0.619677871148459</text:p>
          </table:table-cell>
          <table:table-cell office:value-type="float" office:value="0.0624454522080626" calcext:value-type="float">
            <text:p>0.0624454522080626</text:p>
          </table:table-cell>
          <table:table-cell office:value-type="float" office:value="0.624257703081233" calcext:value-type="float">
            <text:p>0.624257703081233</text:p>
          </table:table-cell>
          <table:table-cell office:value-type="float" office:value="0.0771218600084677" calcext:value-type="float">
            <text:p>0.0771218600084677</text:p>
          </table:table-cell>
          <table:table-cell office:value-type="float" office:value="0.613585434173669" calcext:value-type="float">
            <text:p>0.613585434173669</text:p>
          </table:table-cell>
          <table:table-cell office:value-type="float" office:value="0.0686563453467314" calcext:value-type="float">
            <text:p>0.0686563453467314</text:p>
          </table:table-cell>
          <table:table-cell office:value-type="float" office:value="0.620700280112045" calcext:value-type="float">
            <text:p>0.620700280112045</text:p>
          </table:table-cell>
          <table:table-cell office:value-type="float" office:value="0.0745093885495841" calcext:value-type="float">
            <text:p>0.0745093885495841</text:p>
          </table:table-cell>
          <table:table-cell office:value-type="float" office:value="0.611288515406162" calcext:value-type="float">
            <text:p>0.611288515406162</text:p>
          </table:table-cell>
          <table:table-cell office:value-type="float" office:value="0.0705810468676878" calcext:value-type="float">
            <text:p>0.0705810468676878</text:p>
          </table:table-cell>
          <table:table-cell office:value-type="float" office:value="0.612478991596639" calcext:value-type="float">
            <text:p>0.612478991596639</text:p>
          </table:table-cell>
          <table:table-cell office:value-type="float" office:value="0.0639356534873407" calcext:value-type="float">
            <text:p>0.063935653487340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736388718847997" calcext:value-type="float">
            <text:p>0.073638871884799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634988795518207" calcext:value-type="float">
            <text:p>0.634988795518207</text:p>
          </table:table-cell>
          <table:table-cell office:value-type="float" office:value="0.0602193213070394" calcext:value-type="float">
            <text:p>0.0602193213070394</text:p>
          </table:table-cell>
          <table:table-cell office:value-type="float" office:value="0.60559943977591" calcext:value-type="float">
            <text:p>0.60559943977591</text:p>
          </table:table-cell>
          <table:table-cell office:value-type="float" office:value="0.0506410372088077" calcext:value-type="float">
            <text:p>0.0506410372088077</text:p>
          </table:table-cell>
          <table:table-cell office:value-type="float" office:value="0.626226890756303" calcext:value-type="float">
            <text:p>0.626226890756303</text:p>
          </table:table-cell>
          <table:table-cell office:value-type="float" office:value="0.0601491826344038" calcext:value-type="float">
            <text:p>0.0601491826344038</text:p>
          </table:table-cell>
          <table:table-cell office:value-type="float" office:value="0.629280112044818" calcext:value-type="float">
            <text:p>0.629280112044818</text:p>
          </table:table-cell>
          <table:table-cell office:value-type="float" office:value="0.0687523551071908" calcext:value-type="float">
            <text:p>0.0687523551071908</text:p>
          </table:table-cell>
          <table:table-cell office:value-type="float" office:value="0.619789915966387" calcext:value-type="float">
            <text:p>0.619789915966387</text:p>
          </table:table-cell>
          <table:table-cell office:value-type="float" office:value="0.0610897127112433" calcext:value-type="float">
            <text:p>0.0610897127112433</text:p>
          </table:table-cell>
          <table:table-cell office:value-type="float" office:value="0.619394957983193" calcext:value-type="float">
            <text:p>0.619394957983193</text:p>
          </table:table-cell>
          <table:table-cell office:value-type="float" office:value="0.0557256339268244" calcext:value-type="float">
            <text:p>0.0557256339268244</text:p>
          </table:table-cell>
          <table:table-cell office:value-type="float" office:value="0.618831932773109" calcext:value-type="float">
            <text:p>0.618831932773109</text:p>
          </table:table-cell>
          <table:table-cell office:value-type="float" office:value="0.0679858507540273" calcext:value-type="float">
            <text:p>0.0679858507540273</text:p>
          </table:table-cell>
          <table:table-cell office:value-type="float" office:value="0.61906162464986" calcext:value-type="float">
            <text:p>0.61906162464986</text:p>
          </table:table-cell>
          <table:table-cell office:value-type="float" office:value="0.0638007290319793" calcext:value-type="float">
            <text:p>0.0638007290319793</text:p>
          </table:table-cell>
          <table:table-cell office:value-type="float" office:value="0.612918767507003" calcext:value-type="float">
            <text:p>0.612918767507003</text:p>
          </table:table-cell>
          <table:table-cell office:value-type="float" office:value="0.064253555659516" calcext:value-type="float">
            <text:p>0.064253555659516</text:p>
          </table:table-cell>
          <table:table-cell office:value-type="float" office:value="0.622002801120448" calcext:value-type="float">
            <text:p>0.622002801120448</text:p>
          </table:table-cell>
          <table:table-cell office:value-type="float" office:value="0.0608802659921237" calcext:value-type="float">
            <text:p>0.0608802659921237</text:p>
          </table:table-cell>
          <table:table-cell office:value-type="float" office:value="0.616263305322129" calcext:value-type="float">
            <text:p>0.616263305322129</text:p>
          </table:table-cell>
          <table:table-cell office:value-type="float" office:value="0.0767722102479567" calcext:value-type="float">
            <text:p>0.0767722102479567</text:p>
          </table:table-cell>
          <table:table-cell office:value-type="float" office:value="0.613859943977591" calcext:value-type="float">
            <text:p>0.613859943977591</text:p>
          </table:table-cell>
          <table:table-cell office:value-type="float" office:value="0.0640117214510554" calcext:value-type="float">
            <text:p>0.0640117214510554</text:p>
          </table:table-cell>
          <table:table-cell office:value-type="float" office:value="0.622159663865546" calcext:value-type="float">
            <text:p>0.622159663865546</text:p>
          </table:table-cell>
          <table:table-cell office:value-type="float" office:value="0.0725806831050798" calcext:value-type="float">
            <text:p>0.0725806831050798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07100975926498" calcext:value-type="float">
            <text:p>0.0607100975926498</text:p>
          </table:table-cell>
          <table:table-cell office:value-type="float" office:value="0.611319327731092" calcext:value-type="float">
            <text:p>0.611319327731092</text:p>
          </table:table-cell>
          <table:table-cell office:value-type="float" office:value="0.0649372324425044" calcext:value-type="float">
            <text:p>0.0649372324425044</text:p>
          </table:table-cell>
          <table:table-cell office:value-type="float" office:value="0.62358543417367" calcext:value-type="float">
            <text:p>0.62358543417367</text:p>
          </table:table-cell>
          <table:table-cell office:value-type="float" office:value="0.06648874444886" calcext:value-type="float">
            <text:p>0.066488744448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32675070028011" calcext:value-type="float">
            <text:p>0.632675070028011</text:p>
          </table:table-cell>
          <table:table-cell office:value-type="float" office:value="0.0536827850207774" calcext:value-type="float">
            <text:p>0.0536827850207774</text:p>
          </table:table-cell>
          <table:table-cell office:value-type="float" office:value="0.639761904761905" calcext:value-type="float">
            <text:p>0.639761904761905</text:p>
          </table:table-cell>
          <table:table-cell office:value-type="float" office:value="0.0656616812976579" calcext:value-type="float">
            <text:p>0.0656616812976579</text:p>
          </table:table-cell>
          <table:table-cell office:value-type="float" office:value="0.597016806722689" calcext:value-type="float">
            <text:p>0.597016806722689</text:p>
          </table:table-cell>
          <table:table-cell office:value-type="float" office:value="0.0580394383725195" calcext:value-type="float">
            <text:p>0.0580394383725195</text:p>
          </table:table-cell>
          <table:table-cell office:value-type="float" office:value="0.608949579831933" calcext:value-type="float">
            <text:p>0.608949579831933</text:p>
          </table:table-cell>
          <table:table-cell office:value-type="float" office:value="0.0738869657888683" calcext:value-type="float">
            <text:p>0.0738869657888683</text:p>
          </table:table-cell>
          <table:table-cell office:value-type="float" office:value="0.618403361344538" calcext:value-type="float">
            <text:p>0.618403361344538</text:p>
          </table:table-cell>
          <table:table-cell office:value-type="float" office:value="0.0573426065772291" calcext:value-type="float">
            <text:p>0.0573426065772291</text:p>
          </table:table-cell>
          <table:table-cell office:value-type="float" office:value="0.607703081232493" calcext:value-type="float">
            <text:p>0.607703081232493</text:p>
          </table:table-cell>
          <table:table-cell office:value-type="float" office:value="0.0508753273810811" calcext:value-type="float">
            <text:p>0.0508753273810811</text:p>
          </table:table-cell>
          <table:table-cell office:value-type="float" office:value="0.620910364145658" calcext:value-type="float">
            <text:p>0.620910364145658</text:p>
          </table:table-cell>
          <table:table-cell office:value-type="float" office:value="0.0593129510706916" calcext:value-type="float">
            <text:p>0.0593129510706916</text:p>
          </table:table-cell>
          <table:table-cell office:value-type="float" office:value="0.61140056022409" calcext:value-type="float">
            <text:p>0.61140056022409</text:p>
          </table:table-cell>
          <table:table-cell office:value-type="float" office:value="0.053639453423123" calcext:value-type="float">
            <text:p>0.053639453423123</text:p>
          </table:table-cell>
          <table:table-cell office:value-type="float" office:value="0.60656862745098" calcext:value-type="float">
            <text:p>0.60656862745098</text:p>
          </table:table-cell>
          <table:table-cell office:value-type="float" office:value="0.0687541292262905" calcext:value-type="float">
            <text:p>0.0687541292262905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75947455369644" calcext:value-type="float">
            <text:p>0.0675947455369644</text:p>
          </table:table-cell>
          <table:table-cell office:value-type="float" office:value="0.604187675070028" calcext:value-type="float">
            <text:p>0.604187675070028</text:p>
          </table:table-cell>
          <table:table-cell office:value-type="float" office:value="0.0626006187639417" calcext:value-type="float">
            <text:p>0.0626006187639417</text:p>
          </table:table-cell>
          <table:table-cell office:value-type="float" office:value="0.621974789915966" calcext:value-type="float">
            <text:p>0.621974789915966</text:p>
          </table:table-cell>
          <table:table-cell office:value-type="float" office:value="0.0705591883803824" calcext:value-type="float">
            <text:p>0.0705591883803824</text:p>
          </table:table-cell>
          <table:table-cell office:value-type="float" office:value="0.60296918767507" calcext:value-type="float">
            <text:p>0.60296918767507</text:p>
          </table:table-cell>
          <table:table-cell office:value-type="float" office:value="0.0588086252664303" calcext:value-type="float">
            <text:p>0.0588086252664303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68231849805007" calcext:value-type="float">
            <text:p>0.06823184980500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686411947847897" calcext:value-type="float">
            <text:p>0.0686411947847897</text:p>
          </table:table-cell>
          <table:table-cell office:value-type="float" office:value="0.611302521008403" calcext:value-type="float">
            <text:p>0.611302521008403</text:p>
          </table:table-cell>
          <table:table-cell office:value-type="float" office:value="0.0630849407451832" calcext:value-type="float">
            <text:p>0.063084940745183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3137254901961" calcext:value-type="float">
            <text:p>0.623137254901961</text:p>
          </table:table-cell>
          <table:table-cell office:value-type="float" office:value="0.0568941589514373" calcext:value-type="float">
            <text:p>0.0568941589514373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548374606032562" calcext:value-type="float">
            <text:p>0.0548374606032562</text:p>
          </table:table-cell>
          <table:table-cell office:value-type="float" office:value="0.616008403361345" calcext:value-type="float">
            <text:p>0.616008403361345</text:p>
          </table:table-cell>
          <table:table-cell office:value-type="float" office:value="0.0683652278584651" calcext:value-type="float">
            <text:p>0.0683652278584651</text:p>
          </table:table-cell>
          <table:table-cell office:value-type="float" office:value="0.624355742296919" calcext:value-type="float">
            <text:p>0.624355742296919</text:p>
          </table:table-cell>
          <table:table-cell office:value-type="float" office:value="0.0663231429129336" calcext:value-type="float">
            <text:p>0.0663231429129336</text:p>
          </table:table-cell>
          <table:table-cell office:value-type="float" office:value="0.625476190476191" calcext:value-type="float">
            <text:p>0.625476190476191</text:p>
          </table:table-cell>
          <table:table-cell office:value-type="float" office:value="0.0574906211824786" calcext:value-type="float">
            <text:p>0.0574906211824786</text:p>
          </table:table-cell>
          <table:table-cell office:value-type="float" office:value="0.604145658263305" calcext:value-type="float">
            <text:p>0.604145658263305</text:p>
          </table:table-cell>
          <table:table-cell office:value-type="float" office:value="0.0619459833773196" calcext:value-type="float">
            <text:p>0.0619459833773196</text:p>
          </table:table-cell>
          <table:table-cell office:value-type="float" office:value="0.618445378151261" calcext:value-type="float">
            <text:p>0.618445378151261</text:p>
          </table:table-cell>
          <table:table-cell office:value-type="float" office:value="0.068891305056518" calcext:value-type="float">
            <text:p>0.068891305056518</text:p>
          </table:table-cell>
          <table:table-cell office:value-type="float" office:value="0.621932773109244" calcext:value-type="float">
            <text:p>0.621932773109244</text:p>
          </table:table-cell>
          <table:table-cell office:value-type="float" office:value="0.0596761456686714" calcext:value-type="float">
            <text:p>0.0596761456686714</text:p>
          </table:table-cell>
          <table:table-cell office:value-type="float" office:value="0.605392156862745" calcext:value-type="float">
            <text:p>0.605392156862745</text:p>
          </table:table-cell>
          <table:table-cell office:value-type="float" office:value="0.0621726844461272" calcext:value-type="float">
            <text:p>0.0621726844461272</text:p>
          </table:table-cell>
          <table:table-cell office:value-type="float" office:value="0.616078431372549" calcext:value-type="float">
            <text:p>0.616078431372549</text:p>
          </table:table-cell>
          <table:table-cell office:value-type="float" office:value="0.0517580142211549" calcext:value-type="float">
            <text:p>0.0517580142211549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671680301119793" calcext:value-type="float">
            <text:p>0.0671680301119793</text:p>
          </table:table-cell>
          <table:table-cell office:value-type="float" office:value="0.602997198879552" calcext:value-type="float">
            <text:p>0.602997198879552</text:p>
          </table:table-cell>
          <table:table-cell office:value-type="float" office:value="0.0589528168817382" calcext:value-type="float">
            <text:p>0.0589528168817382</text:p>
          </table:table-cell>
          <table:table-cell office:value-type="float" office:value="0.613711484593838" calcext:value-type="float">
            <text:p>0.613711484593838</text:p>
          </table:table-cell>
          <table:table-cell office:value-type="float" office:value="0.0605842792496249" calcext:value-type="float">
            <text:p>0.0605842792496249</text:p>
          </table:table-cell>
          <table:table-cell office:value-type="float" office:value="0.611204481792717" calcext:value-type="float">
            <text:p>0.611204481792717</text:p>
          </table:table-cell>
          <table:table-cell office:value-type="float" office:value="0.0618244363542118" calcext:value-type="float">
            <text:p>0.061824436354211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27353294827928" calcext:value-type="float">
            <text:p>0.0627353294827928</text:p>
          </table:table-cell>
          <table:table-cell office:value-type="float" office:value="0.614831932773109" calcext:value-type="float">
            <text:p>0.614831932773109</text:p>
          </table:table-cell>
          <table:table-cell office:value-type="float" office:value="0.0612707152797789" calcext:value-type="float">
            <text:p>0.061270715279778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4299719887955" calcext:value-type="float">
            <text:p>0.624299719887955</text:p>
          </table:table-cell>
          <table:table-cell office:value-type="float" office:value="0.0690963310702841" calcext:value-type="float">
            <text:p>0.0690963310702841</text:p>
          </table:table-cell>
          <table:table-cell office:value-type="float" office:value="0.61843137254902" calcext:value-type="float">
            <text:p>0.61843137254902</text:p>
          </table:table-cell>
          <table:table-cell office:value-type="float" office:value="0.063391067308721" calcext:value-type="float">
            <text:p>0.063391067308721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640876729179066" calcext:value-type="float">
            <text:p>0.0640876729179066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80467069032542" calcext:value-type="float">
            <text:p>0.0680467069032542</text:p>
          </table:table-cell>
          <table:table-cell office:value-type="float" office:value="0.625434173669468" calcext:value-type="float">
            <text:p>0.625434173669468</text:p>
          </table:table-cell>
          <table:table-cell office:value-type="float" office:value="0.0669015170466658" calcext:value-type="float">
            <text:p>0.0669015170466658</text:p>
          </table:table-cell>
          <table:table-cell office:value-type="float" office:value="0.608865546218487" calcext:value-type="float">
            <text:p>0.608865546218487</text:p>
          </table:table-cell>
          <table:table-cell office:value-type="float" office:value="0.0674911824945867" calcext:value-type="float">
            <text:p>0.0674911824945867</text:p>
          </table:table-cell>
          <table:table-cell office:value-type="float" office:value="0.614873949579832" calcext:value-type="float">
            <text:p>0.614873949579832</text:p>
          </table:table-cell>
          <table:table-cell office:value-type="float" office:value="0.0605606156521288" calcext:value-type="float">
            <text:p>0.0605606156521288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737402147697525" calcext:value-type="float">
            <text:p>0.0737402147697525</text:p>
          </table:table-cell>
          <table:table-cell office:value-type="float" office:value="0.601764705882353" calcext:value-type="float">
            <text:p>0.601764705882353</text:p>
          </table:table-cell>
          <table:table-cell office:value-type="float" office:value="0.0611646099938657" calcext:value-type="float">
            <text:p>0.0611646099938657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3386098174252" calcext:value-type="float">
            <text:p>0.0573386098174252</text:p>
          </table:table-cell>
          <table:table-cell office:value-type="float" office:value="0.621904761904762" calcext:value-type="float">
            <text:p>0.621904761904762</text:p>
          </table:table-cell>
          <table:table-cell office:value-type="float" office:value="0.0676876329383519" calcext:value-type="float">
            <text:p>0.0676876329383519</text:p>
          </table:table-cell>
          <table:table-cell office:value-type="float" office:value="0.611274509803922" calcext:value-type="float">
            <text:p>0.611274509803922</text:p>
          </table:table-cell>
          <table:table-cell office:value-type="float" office:value="0.0546174294141411" calcext:value-type="float">
            <text:p>0.0546174294141411</text:p>
          </table:table-cell>
          <table:table-cell office:value-type="float" office:value="0.617282913165266" calcext:value-type="float">
            <text:p>0.617282913165266</text:p>
          </table:table-cell>
          <table:table-cell office:value-type="float" office:value="0.0575527898738137" calcext:value-type="float">
            <text:p>0.0575527898738137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61478307371027" calcext:value-type="float">
            <text:p>0.0561478307371027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68806134237305" calcext:value-type="float">
            <text:p>0.0568806134237305</text:p>
          </table:table-cell>
          <table:table-cell office:value-type="float" office:value="0.617226890756303" calcext:value-type="float">
            <text:p>0.617226890756303</text:p>
          </table:table-cell>
          <table:table-cell office:value-type="float" office:value="0.064720027879716" calcext:value-type="float">
            <text:p>0.0647200278797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484593837535" calcext:value-type="float">
            <text:p>0.61484593837535</text:p>
          </table:table-cell>
          <table:table-cell office:value-type="float" office:value="0.0690360809016602" calcext:value-type="float">
            <text:p>0.069036080901660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84523576694065" calcext:value-type="float">
            <text:p>0.06845235766940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6578534227923" calcext:value-type="float">
            <text:p>0.06578534227923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32026843829181" calcext:value-type="float">
            <text:p>0.0632026843829181</text:p>
          </table:table-cell>
          <table:table-cell office:value-type="float" office:value="0.626624649859944" calcext:value-type="float">
            <text:p>0.626624649859944</text:p>
          </table:table-cell>
          <table:table-cell office:value-type="float" office:value="0.0639243348411137" calcext:value-type="float">
            <text:p>0.0639243348411137</text:p>
          </table:table-cell>
          <table:table-cell office:value-type="float" office:value="0.613627450980392" calcext:value-type="float">
            <text:p>0.613627450980392</text:p>
          </table:table-cell>
          <table:table-cell office:value-type="float" office:value="0.0599858870311892" calcext:value-type="float">
            <text:p>0.0599858870311892</text:p>
          </table:table-cell>
          <table:table-cell office:value-type="float" office:value="0.620756302521008" calcext:value-type="float">
            <text:p>0.620756302521008</text:p>
          </table:table-cell>
          <table:table-cell office:value-type="float" office:value="0.0642684651793739" calcext:value-type="float">
            <text:p>0.0642684651793739</text:p>
          </table:table-cell>
          <table:table-cell office:value-type="float" office:value="0.627899159663866" calcext:value-type="float">
            <text:p>0.627899159663866</text:p>
          </table:table-cell>
          <table:table-cell office:value-type="float" office:value="0.0666003260898465" calcext:value-type="float">
            <text:p>0.0666003260898465</text:p>
          </table:table-cell>
          <table:table-cell office:value-type="float" office:value="0.607717086834734" calcext:value-type="float">
            <text:p>0.607717086834734</text:p>
          </table:table-cell>
          <table:table-cell office:value-type="float" office:value="0.0539761466868356" calcext:value-type="float">
            <text:p>0.0539761466868356</text:p>
          </table:table-cell>
          <table:table-cell office:value-type="float" office:value="0.618389355742297" calcext:value-type="float">
            <text:p>0.618389355742297</text:p>
          </table:table-cell>
          <table:table-cell office:value-type="float" office:value="0.0570633165587298" calcext:value-type="float">
            <text:p>0.0570633165587298</text:p>
          </table:table-cell>
          <table:table-cell office:value-type="float" office:value="0.61124649859944" calcext:value-type="float">
            <text:p>0.61124649859944</text:p>
          </table:table-cell>
          <table:table-cell office:value-type="float" office:value="0.0758108715153354" calcext:value-type="float">
            <text:p>0.0758108715153354</text:p>
          </table:table-cell>
          <table:table-cell office:value-type="float" office:value="0.606526610644258" calcext:value-type="float">
            <text:p>0.606526610644258</text:p>
          </table:table-cell>
          <table:table-cell office:value-type="float" office:value="0.0535293474328701" calcext:value-type="float">
            <text:p>0.0535293474328701</text:p>
          </table:table-cell>
          <table:table-cell office:value-type="float" office:value="0.617226890756302" calcext:value-type="float">
            <text:p>0.617226890756302</text:p>
          </table:table-cell>
          <table:table-cell office:value-type="float" office:value="0.0648053406784802" calcext:value-type="float">
            <text:p>0.0648053406784802</text:p>
          </table:table-cell>
          <table:table-cell office:value-type="float" office:value="0.610070028011204" calcext:value-type="float">
            <text:p>0.610070028011204</text:p>
          </table:table-cell>
          <table:table-cell office:value-type="float" office:value="0.0599088969635149" calcext:value-type="float">
            <text:p>0.0599088969635149</text:p>
          </table:table-cell>
          <table:table-cell office:value-type="float" office:value="0.608879551820728" calcext:value-type="float">
            <text:p>0.608879551820728</text:p>
          </table:table-cell>
          <table:table-cell office:value-type="float" office:value="0.0579889891869529" calcext:value-type="float">
            <text:p>0.0579889891869529</text:p>
          </table:table-cell>
          <table:table-cell office:value-type="float" office:value="0.623151260504202" calcext:value-type="float">
            <text:p>0.623151260504202</text:p>
          </table:table-cell>
          <table:table-cell office:value-type="float" office:value="0.0591256174637278" calcext:value-type="float">
            <text:p>0.05912561746372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641370018636658" calcext:value-type="float">
            <text:p>0.0641370018636658</text:p>
          </table:table-cell>
          <table:table-cell office:value-type="float" office:value="0.618417366946779" calcext:value-type="float">
            <text:p>0.618417366946779</text:p>
          </table:table-cell>
          <table:table-cell office:value-type="float" office:value="0.0671036857981575" calcext:value-type="float">
            <text:p>0.0671036857981575</text:p>
          </table:table-cell>
          <table:table-cell office:value-type="float" office:value="0.60890756302521" calcext:value-type="float">
            <text:p>0.60890756302521</text:p>
          </table:table-cell>
          <table:table-cell office:value-type="float" office:value="0.0670549141194438" calcext:value-type="float">
            <text:p>0.0670549141194438</text:p>
          </table:table-cell>
          <table:table-cell office:value-type="float" office:value="0.619621848739496" calcext:value-type="float">
            <text:p>0.619621848739496</text:p>
          </table:table-cell>
          <table:table-cell office:value-type="float" office:value="0.0630177901362447" calcext:value-type="float">
            <text:p>0.0630177901362447</text:p>
          </table:table-cell>
          <table:table-cell office:value-type="float" office:value="0.617156862745098" calcext:value-type="float">
            <text:p>0.617156862745098</text:p>
          </table:table-cell>
          <table:table-cell office:value-type="float" office:value="0.0624218883730497" calcext:value-type="float">
            <text:p>0.0624218883730497</text:p>
          </table:table-cell>
          <table:table-cell office:value-type="float" office:value="0.614803921568628" calcext:value-type="float">
            <text:p>0.614803921568628</text:p>
          </table:table-cell>
          <table:table-cell office:value-type="float" office:value="0.0650198609528687" calcext:value-type="float">
            <text:p>0.0650198609528687</text:p>
          </table:table-cell>
          <table:table-cell office:value-type="float" office:value="0.617212885154062" calcext:value-type="float">
            <text:p>0.617212885154062</text:p>
          </table:table-cell>
          <table:table-cell office:value-type="float" office:value="0.0617093838554853" calcext:value-type="float">
            <text:p>0.0617093838554853</text:p>
          </table:table-cell>
          <table:table-cell office:value-type="float" office:value="0.624313725490196" calcext:value-type="float">
            <text:p>0.624313725490196</text:p>
          </table:table-cell>
          <table:table-cell office:value-type="float" office:value="0.0631619776890049" calcext:value-type="float">
            <text:p>0.0631619776890049</text:p>
          </table:table-cell>
          <table:table-cell office:value-type="float" office:value="0.612450980392157" calcext:value-type="float">
            <text:p>0.612450980392157</text:p>
          </table:table-cell>
          <table:table-cell office:value-type="float" office:value="0.0567460826370632" calcext:value-type="float">
            <text:p>0.0567460826370632</text:p>
          </table:table-cell>
          <table:table-cell office:value-type="float" office:value="0.613655462184874" calcext:value-type="float">
            <text:p>0.613655462184874</text:p>
          </table:table-cell>
          <table:table-cell office:value-type="float" office:value="0.0587928517369694" calcext:value-type="float">
            <text:p>0.0587928517369694</text:p>
          </table:table-cell>
          <table:table-cell office:value-type="float" office:value="0.614775910364146" calcext:value-type="float">
            <text:p>0.614775910364146</text:p>
          </table:table-cell>
          <table:table-cell office:value-type="float" office:value="0.0772445398172669" calcext:value-type="float">
            <text:p>0.0772445398172669</text:p>
          </table:table-cell>
          <table:table-cell office:value-type="float" office:value="0.607759103641457" calcext:value-type="float">
            <text:p>0.607759103641457</text:p>
          </table:table-cell>
          <table:table-cell office:value-type="float" office:value="0.0474865515411068" calcext:value-type="float">
            <text:p>0.0474865515411068</text:p>
          </table:table-cell>
          <table:table-cell office:value-type="float" office:value="0.619579831932773" calcext:value-type="float">
            <text:p>0.619579831932773</text:p>
          </table:table-cell>
          <table:table-cell office:value-type="float" office:value="0.0654606992630923" calcext:value-type="float">
            <text:p>0.0654606992630923</text:p>
          </table:table-cell>
          <table:table-cell office:value-type="float" office:value="0.608921568627451" calcext:value-type="float">
            <text:p>0.608921568627451</text:p>
          </table:table-cell>
          <table:table-cell office:value-type="float" office:value="0.0680785946865267" calcext:value-type="float">
            <text:p>0.0680785946865267</text:p>
          </table:table-cell>
          <table:table-cell office:value-type="float" office:value="0.614817927170868" calcext:value-type="float">
            <text:p>0.614817927170868</text:p>
          </table:table-cell>
          <table:table-cell office:value-type="float" office:value="0.0594892083756596" calcext:value-type="float">
            <text:p>0.0594892083756596</text:p>
          </table:table-cell>
          <table:table-cell office:value-type="float" office:value="0.618375350140056" calcext:value-type="float">
            <text:p>0.618375350140056</text:p>
          </table:table-cell>
          <table:table-cell office:value-type="float" office:value="0.0646881893560645" calcext:value-type="float">
            <text:p>0.064688189356064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LS</text:p>
          </table:table-cell>
          <table:table-cell office:value-type="float" office:value="0.62172268907563" calcext:value-type="float">
            <text:p>0.62172268907563</text:p>
          </table:table-cell>
          <table:table-cell office:value-type="float" office:value="0.062569271561565" calcext:value-type="float">
            <text:p>0.062569271561565</text:p>
          </table:table-cell>
          <table:table-cell office:value-type="float" office:value="0.621025210084034" calcext:value-type="float">
            <text:p>0.621025210084034</text:p>
          </table:table-cell>
          <table:table-cell office:value-type="float" office:value="0.0638892505354398" calcext:value-type="float">
            <text:p>0.0638892505354398</text:p>
          </table:table-cell>
          <table:table-cell office:value-type="float" office:value="0.607481792717087" calcext:value-type="float">
            <text:p>0.607481792717087</text:p>
          </table:table-cell>
          <table:table-cell office:value-type="float" office:value="0.064666519109513" calcext:value-type="float">
            <text:p>0.064666519109513</text:p>
          </table:table-cell>
          <table:table-cell office:value-type="float" office:value="0.617952380952381" calcext:value-type="float">
            <text:p>0.617952380952381</text:p>
          </table:table-cell>
          <table:table-cell office:value-type="float" office:value="0.0668954580248438" calcext:value-type="float">
            <text:p>0.0668954580248438</text:p>
          </table:table-cell>
          <table:table-cell office:value-type="float" office:value="0.622619047619048" calcext:value-type="float">
            <text:p>0.622619047619048</text:p>
          </table:table-cell>
          <table:table-cell office:value-type="float" office:value="0.0616161936041074" calcext:value-type="float">
            <text:p>0.0616161936041074</text:p>
          </table:table-cell>
          <table:table-cell office:value-type="float" office:value="0.609829131652661" calcext:value-type="float">
            <text:p>0.609829131652661</text:p>
          </table:table-cell>
          <table:table-cell office:value-type="float" office:value="0.0610636482474091" calcext:value-type="float">
            <text:p>0.0610636482474091</text:p>
          </table:table-cell>
          <table:table-cell office:value-type="float" office:value="0.618439775910364" calcext:value-type="float">
            <text:p>0.618439775910364</text:p>
          </table:table-cell>
          <table:table-cell office:value-type="float" office:value="0.0629485441628395" calcext:value-type="float">
            <text:p>0.0629485441628395</text:p>
          </table:table-cell>
          <table:table-cell office:value-type="float" office:value="0.622434173669468" calcext:value-type="float">
            <text:p>0.622434173669468</text:p>
          </table:table-cell>
          <table:table-cell office:value-type="float" office:value="0.0633636235280797" calcext:value-type="float">
            <text:p>0.0633636235280797</text:p>
          </table:table-cell>
          <table:table-cell office:value-type="float" office:value="0.606778711484594" calcext:value-type="float">
            <text:p>0.606778711484594</text:p>
          </table:table-cell>
          <table:table-cell office:value-type="float" office:value="0.0605627305980364" calcext:value-type="float">
            <text:p>0.0605627305980364</text:p>
          </table:table-cell>
          <table:table-cell office:value-type="float" office:value="0.616044817927171" calcext:value-type="float">
            <text:p>0.616044817927171</text:p>
          </table:table-cell>
          <table:table-cell office:value-type="float" office:value="0.0585095075742487" calcext:value-type="float">
            <text:p>0.0585095075742487</text:p>
          </table:table-cell>
          <table:table-cell office:value-type="float" office:value="0.613378151260504" calcext:value-type="float">
            <text:p>0.613378151260504</text:p>
          </table:table-cell>
          <table:table-cell office:value-type="float" office:value="0.070102338629375" calcext:value-type="float">
            <text:p>0.070102338629375</text:p>
          </table:table-cell>
          <table:table-cell office:value-type="float" office:value="0.610106442577031" calcext:value-type="float">
            <text:p>0.610106442577031</text:p>
          </table:table-cell>
          <table:table-cell office:value-type="float" office:value="0.0570290667300477" calcext:value-type="float">
            <text:p>0.0570290667300477</text:p>
          </table:table-cell>
          <table:table-cell office:value-type="float" office:value="0.61415406162465" calcext:value-type="float">
            <text:p>0.61415406162465</text:p>
          </table:table-cell>
          <table:table-cell office:value-type="float" office:value="0.0614423468662883" calcext:value-type="float">
            <text:p>0.0614423468662883</text:p>
          </table:table-cell>
          <table:table-cell office:value-type="float" office:value="0.610543417366947" calcext:value-type="float">
            <text:p>0.610543417366947</text:p>
          </table:table-cell>
          <table:table-cell office:value-type="float" office:value="0.0628383217092726" calcext:value-type="float">
            <text:p>0.0628383217092726</text:p>
          </table:table-cell>
          <table:table-cell office:value-type="float" office:value="0.614350140056022" calcext:value-type="float">
            <text:p>0.614350140056022</text:p>
          </table:table-cell>
          <table:table-cell office:value-type="float" office:value="0.0611470670507851" calcext:value-type="float">
            <text:p>0.0611470670507851</text:p>
          </table:table-cell>
          <table:table-cell office:value-type="float" office:value="0.616977591036415" calcext:value-type="float">
            <text:p>0.616977591036415</text:p>
          </table:table-cell>
          <table:table-cell office:value-type="float" office:value="0.0625778981448941" calcext:value-type="float">
            <text:p>0.062577898144894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337530681870905" calcext:value-type="float">
            <text:p>0.0337530681870905</text:p>
          </table:table-cell>
          <table:table-cell office:value-type="float" office:value="0.716226374570447" calcext:value-type="float">
            <text:p>0.716226374570447</text:p>
          </table:table-cell>
          <table:table-cell office:value-type="float" office:value="0.0316440912274457" calcext:value-type="float">
            <text:p>0.0316440912274457</text:p>
          </table:table-cell>
          <table:table-cell office:value-type="float" office:value="0.728640463917526" calcext:value-type="float">
            <text:p>0.728640463917526</text:p>
          </table:table-cell>
          <table:table-cell office:value-type="float" office:value="0.0372477853386482" calcext:value-type="float">
            <text:p>0.0372477853386482</text:p>
          </table:table-cell>
          <table:table-cell office:value-type="float" office:value="0.735942869415808" calcext:value-type="float">
            <text:p>0.735942869415808</text:p>
          </table:table-cell>
          <table:table-cell office:value-type="float" office:value="0.0397897647152232" calcext:value-type="float">
            <text:p>0.0397897647152232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513937152519089" calcext:value-type="float">
            <text:p>0.0513937152519089</text:p>
          </table:table-cell>
          <table:table-cell office:value-type="float" office:value="0.722368986254296" calcext:value-type="float">
            <text:p>0.722368986254296</text:p>
          </table:table-cell>
          <table:table-cell office:value-type="float" office:value="0.0356979628979559" calcext:value-type="float">
            <text:p>0.0356979628979559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10427904107278" calcext:value-type="float">
            <text:p>0.0310427904107278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38314737691643" calcext:value-type="float">
            <text:p>0.0438314737691643</text:p>
          </table:table-cell>
          <table:table-cell office:value-type="float" office:value="0.723528780068728" calcext:value-type="float">
            <text:p>0.723528780068728</text:p>
          </table:table-cell>
          <table:table-cell office:value-type="float" office:value="0.0269617278038673" calcext:value-type="float">
            <text:p>0.0269617278038673</text:p>
          </table:table-cell>
          <table:table-cell office:value-type="float" office:value="0.716172680412371" calcext:value-type="float">
            <text:p>0.716172680412371</text:p>
          </table:table-cell>
          <table:table-cell office:value-type="float" office:value="0.0294650439863283" calcext:value-type="float">
            <text:p>0.0294650439863283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45920129768926" calcext:value-type="float">
            <text:p>0.0245920129768926</text:p>
          </table:table-cell>
          <table:table-cell office:value-type="float" office:value="0.739024914089347" calcext:value-type="float">
            <text:p>0.739024914089347</text:p>
          </table:table-cell>
          <table:table-cell office:value-type="float" office:value="0.0474999562772394" calcext:value-type="float">
            <text:p>0.0474999562772394</text:p>
          </table:table-cell>
          <table:table-cell office:value-type="float" office:value="0.71828823024055" calcext:value-type="float">
            <text:p>0.71828823024055</text:p>
          </table:table-cell>
          <table:table-cell office:value-type="float" office:value="0.0243289277681899" calcext:value-type="float">
            <text:p>0.0243289277681899</text:p>
          </table:table-cell>
          <table:table-cell office:value-type="float" office:value="0.731851374570447" calcext:value-type="float">
            <text:p>0.731851374570447</text:p>
          </table:table-cell>
          <table:table-cell office:value-type="float" office:value="0.0435278875207425" calcext:value-type="float">
            <text:p>0.0435278875207425</text:p>
          </table:table-cell>
          <table:table-cell office:value-type="float" office:value="0.71518470790378" calcext:value-type="float">
            <text:p>0.71518470790378</text:p>
          </table:table-cell>
          <table:table-cell office:value-type="float" office:value="0.0407415288401243" calcext:value-type="float">
            <text:p>0.0407415288401243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275421106177205" calcext:value-type="float">
            <text:p>0.02754211061772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740131013745704" calcext:value-type="float">
            <text:p>0.740131013745704</text:p>
          </table:table-cell>
          <table:table-cell office:value-type="float" office:value="0.0417756177741246" calcext:value-type="float">
            <text:p>0.0417756177741246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289439879659511" calcext:value-type="float">
            <text:p>0.0289439879659511</text:p>
          </table:table-cell>
          <table:table-cell office:value-type="float" office:value="0.735910652920962" calcext:value-type="float">
            <text:p>0.735910652920962</text:p>
          </table:table-cell>
          <table:table-cell office:value-type="float" office:value="0.030414213128294" calcext:value-type="float">
            <text:p>0.030414213128294</text:p>
          </table:table-cell>
          <table:table-cell office:value-type="float" office:value="0.744276202749141" calcext:value-type="float">
            <text:p>0.744276202749141</text:p>
          </table:table-cell>
          <table:table-cell office:value-type="float" office:value="0.0365014292532291" calcext:value-type="float">
            <text:p>0.0365014292532291</text:p>
          </table:table-cell>
          <table:table-cell office:value-type="float" office:value="0.74014175257732" calcext:value-type="float">
            <text:p>0.74014175257732</text:p>
          </table:table-cell>
          <table:table-cell office:value-type="float" office:value="0.028851385583319" calcext:value-type="float">
            <text:p>0.028851385583319</text:p>
          </table:table-cell>
          <table:table-cell office:value-type="float" office:value="0.733859536082474" calcext:value-type="float">
            <text:p>0.733859536082474</text:p>
          </table:table-cell>
          <table:table-cell office:value-type="float" office:value="0.0309634056199534" calcext:value-type="float">
            <text:p>0.0309634056199534</text:p>
          </table:table-cell>
          <table:table-cell office:value-type="float" office:value="0.741161941580756" calcext:value-type="float">
            <text:p>0.741161941580756</text:p>
          </table:table-cell>
          <table:table-cell office:value-type="float" office:value="0.0283921137371603" calcext:value-type="float">
            <text:p>0.0283921137371603</text:p>
          </table:table-cell>
          <table:table-cell office:value-type="float" office:value="0.740109536082474" calcext:value-type="float">
            <text:p>0.740109536082474</text:p>
          </table:table-cell>
          <table:table-cell office:value-type="float" office:value="0.0337565226256144" calcext:value-type="float">
            <text:p>0.0337565226256144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248692756243008" calcext:value-type="float">
            <text:p>0.0248692756243008</text:p>
          </table:table-cell>
          <table:table-cell office:value-type="float" office:value="0.732817869415807" calcext:value-type="float">
            <text:p>0.732817869415807</text:p>
          </table:table-cell>
          <table:table-cell office:value-type="float" office:value="0.0382581834763972" calcext:value-type="float">
            <text:p>0.0382581834763972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246923704073897" calcext:value-type="float">
            <text:p>0.0246923704073897</text:p>
          </table:table-cell>
          <table:table-cell office:value-type="float" office:value="0.733859536082474" calcext:value-type="float">
            <text:p>0.733859536082474</text:p>
          </table:table-cell>
          <table:table-cell office:value-type="float" office:value="0.0258723913802708" calcext:value-type="float">
            <text:p>0.0258723913802708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280483535377343" calcext:value-type="float">
            <text:p>0.0280483535377343</text:p>
          </table:table-cell>
          <table:table-cell office:value-type="float" office:value="0.722465635738832" calcext:value-type="float">
            <text:p>0.722465635738832</text:p>
          </table:table-cell>
          <table:table-cell office:value-type="float" office:value="0.0435385485523252" calcext:value-type="float">
            <text:p>0.0435385485523252</text:p>
          </table:table-cell>
          <table:table-cell office:value-type="float" office:value="0.736973797250859" calcext:value-type="float">
            <text:p>0.736973797250859</text:p>
          </table:table-cell>
          <table:table-cell office:value-type="float" office:value="0.0253837071320493" calcext:value-type="float">
            <text:p>0.0253837071320493</text:p>
          </table:table-cell>
          <table:table-cell office:value-type="float" office:value="0.732807130584192" calcext:value-type="float">
            <text:p>0.732807130584192</text:p>
          </table:table-cell>
          <table:table-cell office:value-type="float" office:value="0.0235086108592759" calcext:value-type="float">
            <text:p>0.023508610859275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372803694765176" calcext:value-type="float">
            <text:p>0.0372803694765176</text:p>
          </table:table-cell>
          <table:table-cell office:value-type="float" office:value="0.734890463917526" calcext:value-type="float">
            <text:p>0.734890463917526</text:p>
          </table:table-cell>
          <table:table-cell office:value-type="float" office:value="0.0273494450206834" calcext:value-type="float">
            <text:p>0.0273494450206834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296418036474787" calcext:value-type="float">
            <text:p>0.0296418036474787</text:p>
          </table:table-cell>
          <table:table-cell office:value-type="float" office:value="0.742192869415808" calcext:value-type="float">
            <text:p>0.742192869415808</text:p>
          </table:table-cell>
          <table:table-cell office:value-type="float" office:value="0.0377040583614371" calcext:value-type="float">
            <text:p>0.0377040583614371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10691636287837" calcext:value-type="float">
            <text:p>0.0310691636287837</text:p>
          </table:table-cell>
          <table:table-cell office:value-type="float" office:value="0.734911941580756" calcext:value-type="float">
            <text:p>0.734911941580756</text:p>
          </table:table-cell>
          <table:table-cell office:value-type="float" office:value="0.0308775491171258" calcext:value-type="float">
            <text:p>0.0308775491171258</text:p>
          </table:table-cell>
          <table:table-cell office:value-type="float" office:value="0.738004725085911" calcext:value-type="float">
            <text:p>0.738004725085911</text:p>
          </table:table-cell>
          <table:table-cell office:value-type="float" office:value="0.0253569893255822" calcext:value-type="float">
            <text:p>0.0253569893255822</text:p>
          </table:table-cell>
          <table:table-cell office:value-type="float" office:value="0.742203608247423" calcext:value-type="float">
            <text:p>0.742203608247423</text:p>
          </table:table-cell>
          <table:table-cell office:value-type="float" office:value="0.0342565997983039" calcext:value-type="float">
            <text:p>0.0342565997983039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73204382024276" calcext:value-type="float">
            <text:p>0.0373204382024276</text:p>
          </table:table-cell>
          <table:table-cell office:value-type="float" office:value="0.729746563573883" calcext:value-type="float">
            <text:p>0.729746563573883</text:p>
          </table:table-cell>
          <table:table-cell office:value-type="float" office:value="0.034897226401381" calcext:value-type="float">
            <text:p>0.03489722640138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86482383705686" calcext:value-type="float">
            <text:p>0.0286482383705686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27212330216337" calcext:value-type="float">
            <text:p>0.027212330216337</text:p>
          </table:table-cell>
          <table:table-cell office:value-type="float" office:value="0.742171391752577" calcext:value-type="float">
            <text:p>0.742171391752577</text:p>
          </table:table-cell>
          <table:table-cell office:value-type="float" office:value="0.0227539063817107" calcext:value-type="float">
            <text:p>0.0227539063817107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8834409280628" calcext:value-type="float">
            <text:p>0.038834409280628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62975138571528" calcext:value-type="float">
            <text:p>0.0362975138571528</text:p>
          </table:table-cell>
          <table:table-cell office:value-type="float" office:value="0.730745274914089" calcext:value-type="float">
            <text:p>0.730745274914089</text:p>
          </table:table-cell>
          <table:table-cell office:value-type="float" office:value="0.0254902480465603" calcext:value-type="float">
            <text:p>0.025490248046560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403070441091117" calcext:value-type="float">
            <text:p>0.0403070441091117</text:p>
          </table:table-cell>
          <table:table-cell office:value-type="float" office:value="0.728683419243986" calcext:value-type="float">
            <text:p>0.728683419243986</text:p>
          </table:table-cell>
          <table:table-cell office:value-type="float" office:value="0.030061920099341" calcext:value-type="float">
            <text:p>0.030061920099341</text:p>
          </table:table-cell>
          <table:table-cell office:value-type="float" office:value="0.735964347079038" calcext:value-type="float">
            <text:p>0.735964347079038</text:p>
          </table:table-cell>
          <table:table-cell office:value-type="float" office:value="0.0282927874470505" calcext:value-type="float">
            <text:p>0.0282927874470505</text:p>
          </table:table-cell>
          <table:table-cell office:value-type="float" office:value="0.748453608247423" calcext:value-type="float">
            <text:p>0.748453608247423</text:p>
          </table:table-cell>
          <table:table-cell office:value-type="float" office:value="0.0334339916723121" calcext:value-type="float">
            <text:p>0.0334339916723121</text:p>
          </table:table-cell>
          <table:table-cell office:value-type="float" office:value="0.746359536082474" calcext:value-type="float">
            <text:p>0.746359536082474</text:p>
          </table:table-cell>
          <table:table-cell office:value-type="float" office:value="0.0256076766520947" calcext:value-type="float">
            <text:p>0.0256076766520947</text:p>
          </table:table-cell>
          <table:table-cell office:value-type="float" office:value="0.734890463917526" calcext:value-type="float">
            <text:p>0.734890463917526</text:p>
          </table:table-cell>
          <table:table-cell office:value-type="float" office:value="0.038049359043958" calcext:value-type="float">
            <text:p>0.038049359043958</text:p>
          </table:table-cell>
          <table:table-cell office:value-type="float" office:value="0.738015463917526" calcext:value-type="float">
            <text:p>0.738015463917526</text:p>
          </table:table-cell>
          <table:table-cell office:value-type="float" office:value="0.0242771604072356" calcext:value-type="float">
            <text:p>0.0242771604072356</text:p>
          </table:table-cell>
          <table:table-cell office:value-type="float" office:value="0.736995274914089" calcext:value-type="float">
            <text:p>0.736995274914089</text:p>
          </table:table-cell>
          <table:table-cell office:value-type="float" office:value="0.029559714223952" calcext:value-type="float">
            <text:p>0.029559714223952</text:p>
          </table:table-cell>
          <table:table-cell office:value-type="float" office:value="0.738069158075601" calcext:value-type="float">
            <text:p>0.738069158075601</text:p>
          </table:table-cell>
          <table:table-cell office:value-type="float" office:value="0.0241284577028606" calcext:value-type="float">
            <text:p>0.024128457702860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99911319605081" calcext:value-type="float">
            <text:p>0.029991131960508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229877449506498" calcext:value-type="float">
            <text:p>0.0229877449506498</text:p>
          </table:table-cell>
          <table:table-cell office:value-type="float" office:value="0.726589347079038" calcext:value-type="float">
            <text:p>0.726589347079038</text:p>
          </table:table-cell>
          <table:table-cell office:value-type="float" office:value="0.0288511279898704" calcext:value-type="float">
            <text:p>0.0288511279898704</text:p>
          </table:table-cell>
          <table:table-cell office:value-type="float" office:value="0.735932130584192" calcext:value-type="float">
            <text:p>0.735932130584192</text:p>
          </table:table-cell>
          <table:table-cell office:value-type="float" office:value="0.0340000446407845" calcext:value-type="float">
            <text:p>0.0340000446407845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96690446878198" calcext:value-type="float">
            <text:p>0.0396690446878198</text:p>
          </table:table-cell>
          <table:table-cell office:value-type="float" office:value="0.734954896907216" calcext:value-type="float">
            <text:p>0.734954896907216</text:p>
          </table:table-cell>
          <table:table-cell office:value-type="float" office:value="0.0390975560472882" calcext:value-type="float">
            <text:p>0.0390975560472882</text:p>
          </table:table-cell>
          <table:table-cell office:value-type="float" office:value="0.732828608247423" calcext:value-type="float">
            <text:p>0.732828608247423</text:p>
          </table:table-cell>
          <table:table-cell office:value-type="float" office:value="0.0288273773186365" calcext:value-type="float">
            <text:p>0.02882737731863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408562655849862" calcext:value-type="float">
            <text:p>0.0408562655849862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299423584083959" calcext:value-type="float">
            <text:p>0.0299423584083959</text:p>
          </table:table-cell>
          <table:table-cell office:value-type="float" office:value="0.736995274914089" calcext:value-type="float">
            <text:p>0.736995274914089</text:p>
          </table:table-cell>
          <table:table-cell office:value-type="float" office:value="0.0270018662146857" calcext:value-type="float">
            <text:p>0.0270018662146857</text:p>
          </table:table-cell>
          <table:table-cell office:value-type="float" office:value="0.750515463917526" calcext:value-type="float">
            <text:p>0.750515463917526</text:p>
          </table:table-cell>
          <table:table-cell office:value-type="float" office:value="0.0343832278700827" calcext:value-type="float">
            <text:p>0.0343832278700827</text:p>
          </table:table-cell>
          <table:table-cell office:value-type="float" office:value="0.744286941580756" calcext:value-type="float">
            <text:p>0.744286941580756</text:p>
          </table:table-cell>
          <table:table-cell office:value-type="float" office:value="0.0282285281818612" calcext:value-type="float">
            <text:p>0.0282285281818612</text:p>
          </table:table-cell>
          <table:table-cell office:value-type="float" office:value="0.733838058419244" calcext:value-type="float">
            <text:p>0.733838058419244</text:p>
          </table:table-cell>
          <table:table-cell office:value-type="float" office:value="0.0384333916890607" calcext:value-type="float">
            <text:p>0.0384333916890607</text:p>
          </table:table-cell>
          <table:table-cell office:value-type="float" office:value="0.738015463917526" calcext:value-type="float">
            <text:p>0.738015463917526</text:p>
          </table:table-cell>
          <table:table-cell office:value-type="float" office:value="0.0300473796463433" calcext:value-type="float">
            <text:p>0.0300473796463433</text:p>
          </table:table-cell>
          <table:table-cell office:value-type="float" office:value="0.735964347079038" calcext:value-type="float">
            <text:p>0.735964347079038</text:p>
          </table:table-cell>
          <table:table-cell office:value-type="float" office:value="0.0278634019316197" calcext:value-type="float">
            <text:p>0.0278634019316197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271065189634689" calcext:value-type="float">
            <text:p>0.0271065189634689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282311698969992" calcext:value-type="float">
            <text:p>0.0282311698969992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284690569216956" calcext:value-type="float">
            <text:p>0.0284690569216956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32449749015359" calcext:value-type="float">
            <text:p>0.032449749015359</text:p>
          </table:table-cell>
          <table:table-cell office:value-type="float" office:value="0.734890463917526" calcext:value-type="float">
            <text:p>0.734890463917526</text:p>
          </table:table-cell>
          <table:table-cell office:value-type="float" office:value="0.0329554837446094" calcext:value-type="float">
            <text:p>0.0329554837446094</text:p>
          </table:table-cell>
          <table:table-cell office:value-type="float" office:value="0.739110824742268" calcext:value-type="float">
            <text:p>0.739110824742268</text:p>
          </table:table-cell>
          <table:table-cell office:value-type="float" office:value="0.0438489930162178" calcext:value-type="float">
            <text:p>0.0438489930162178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448699263832" calcext:value-type="float">
            <text:p>0.0395448699263832</text:p>
          </table:table-cell>
          <table:table-cell office:value-type="float" office:value="0.731797680412371" calcext:value-type="float">
            <text:p>0.731797680412371</text:p>
          </table:table-cell>
          <table:table-cell office:value-type="float" office:value="0.0273437847797807" calcext:value-type="float">
            <text:p>0.027343784779780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734085051546392" calcext:value-type="float">
            <text:p>0.734085051546392</text:p>
          </table:table-cell>
          <table:table-cell office:value-type="float" office:value="0.0387944730263661" calcext:value-type="float">
            <text:p>0.0387944730263661</text:p>
          </table:table-cell>
          <table:table-cell office:value-type="float" office:value="0.725981529209622" calcext:value-type="float">
            <text:p>0.725981529209622</text:p>
          </table:table-cell>
          <table:table-cell office:value-type="float" office:value="0.0295883605443634" calcext:value-type="float">
            <text:p>0.0295883605443634</text:p>
          </table:table-cell>
          <table:table-cell office:value-type="float" office:value="0.734692869415807" calcext:value-type="float">
            <text:p>0.734692869415807</text:p>
          </table:table-cell>
          <table:table-cell office:value-type="float" office:value="0.0305196911552314" calcext:value-type="float">
            <text:p>0.0305196911552314</text:p>
          </table:table-cell>
          <table:table-cell office:value-type="float" office:value="0.744276202749141" calcext:value-type="float">
            <text:p>0.744276202749141</text:p>
          </table:table-cell>
          <table:table-cell office:value-type="float" office:value="0.0363624943744568" calcext:value-type="float">
            <text:p>0.0363624943744568</text:p>
          </table:table-cell>
          <table:table-cell office:value-type="float" office:value="0.739918384879725" calcext:value-type="float">
            <text:p>0.739918384879725</text:p>
          </table:table-cell>
          <table:table-cell office:value-type="float" office:value="0.0330300938595935" calcext:value-type="float">
            <text:p>0.0330300938595935</text:p>
          </table:table-cell>
          <table:table-cell office:value-type="float" office:value="0.731973797250859" calcext:value-type="float">
            <text:p>0.731973797250859</text:p>
          </table:table-cell>
          <table:table-cell office:value-type="float" office:value="0.0348043336736108" calcext:value-type="float">
            <text:p>0.0348043336736108</text:p>
          </table:table-cell>
          <table:table-cell office:value-type="float" office:value="0.736567869415808" calcext:value-type="float">
            <text:p>0.736567869415808</text:p>
          </table:table-cell>
          <table:table-cell office:value-type="float" office:value="0.0278232867054098" calcext:value-type="float">
            <text:p>0.0278232867054098</text:p>
          </table:table-cell>
          <table:table-cell office:value-type="float" office:value="0.738868127147766" calcext:value-type="float">
            <text:p>0.738868127147766</text:p>
          </table:table-cell>
          <table:table-cell office:value-type="float" office:value="0.0338535424697309" calcext:value-type="float">
            <text:p>0.0338535424697309</text:p>
          </table:table-cell>
          <table:table-cell office:value-type="float" office:value="0.73099441580756" calcext:value-type="float">
            <text:p>0.73099441580756</text:p>
          </table:table-cell>
          <table:table-cell office:value-type="float" office:value="0.028077283659385" calcext:value-type="float">
            <text:p>0.028077283659385</text:p>
          </table:table-cell>
          <table:table-cell office:value-type="float" office:value="0.730547680412371" calcext:value-type="float">
            <text:p>0.730547680412371</text:p>
          </table:table-cell>
          <table:table-cell office:value-type="float" office:value="0.0321685511443228" calcext:value-type="float">
            <text:p>0.0321685511443228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258778847254393" calcext:value-type="float">
            <text:p>0.0258778847254393</text:p>
          </table:table-cell>
          <table:table-cell office:value-type="float" office:value="0.732197164948454" calcext:value-type="float">
            <text:p>0.732197164948454</text:p>
          </table:table-cell>
          <table:table-cell office:value-type="float" office:value="0.0323771109758153" calcext:value-type="float">
            <text:p>0.0323771109758153</text:p>
          </table:table-cell>
          <table:table-cell office:value-type="float" office:value="0.732828608247423" calcext:value-type="float">
            <text:p>0.732828608247423</text:p>
          </table:table-cell>
          <table:table-cell office:value-type="float" office:value="0.0284173432146058" calcext:value-type="float">
            <text:p>0.0284173432146058</text:p>
          </table:table-cell>
          <table:table-cell office:value-type="float" office:value="0.732033934707904" calcext:value-type="float">
            <text:p>0.732033934707904</text:p>
          </table:table-cell>
          <table:table-cell office:value-type="float" office:value="0.0418837766115467" calcext:value-type="float">
            <text:p>0.0418837766115467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2130351605996" calcext:value-type="float">
            <text:p>0.0362130351605996</text:p>
          </table:table-cell>
          <table:table-cell office:value-type="float" office:value="0.7328264604811" calcext:value-type="float">
            <text:p>0.7328264604811</text:p>
          </table:table-cell>
          <table:table-cell office:value-type="float" office:value="0.0265424263243948" calcext:value-type="float">
            <text:p>0.02654242632439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4506013745704" calcext:value-type="float">
            <text:p>0.724506013745704</text:p>
          </table:table-cell>
          <table:table-cell office:value-type="float" office:value="0.0317574283414711" calcext:value-type="float">
            <text:p>0.031757428341471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321547649816615" calcext:value-type="float">
            <text:p>0.0321547649816615</text:p>
          </table:table-cell>
          <table:table-cell office:value-type="float" office:value="0.723475085910653" calcext:value-type="float">
            <text:p>0.723475085910653</text:p>
          </table:table-cell>
          <table:table-cell office:value-type="float" office:value="0.0308606443681135" calcext:value-type="float">
            <text:p>0.0308606443681135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45252830471504" calcext:value-type="float">
            <text:p>0.0245252830471504</text:p>
          </table:table-cell>
          <table:table-cell office:value-type="float" office:value="0.719340635738832" calcext:value-type="float">
            <text:p>0.719340635738832</text:p>
          </table:table-cell>
          <table:table-cell office:value-type="float" office:value="0.0356729787496459" calcext:value-type="float">
            <text:p>0.0356729787496459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46146469662361" calcext:value-type="float">
            <text:p>0.0346146469662361</text:p>
          </table:table-cell>
          <table:table-cell office:value-type="float" office:value="0.735975085910653" calcext:value-type="float">
            <text:p>0.735975085910653</text:p>
          </table:table-cell>
          <table:table-cell office:value-type="float" office:value="0.0395636266502275" calcext:value-type="float">
            <text:p>0.0395636266502275</text:p>
          </table:table-cell>
          <table:table-cell office:value-type="float" office:value="0.721466924398625" calcext:value-type="float">
            <text:p>0.721466924398625</text:p>
          </table:table-cell>
          <table:table-cell office:value-type="float" office:value="0.0354032005886524" calcext:value-type="float">
            <text:p>0.0354032005886524</text:p>
          </table:table-cell>
          <table:table-cell office:value-type="float" office:value="0.730723797250859" calcext:value-type="float">
            <text:p>0.730723797250859</text:p>
          </table:table-cell>
          <table:table-cell office:value-type="float" office:value="0.0355312455786658" calcext:value-type="float">
            <text:p>0.0355312455786658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42126428579149" calcext:value-type="float">
            <text:p>0.0242126428579149</text:p>
          </table:table-cell>
          <table:table-cell office:value-type="float" office:value="0.727609536082474" calcext:value-type="float">
            <text:p>0.727609536082474</text:p>
          </table:table-cell>
          <table:table-cell office:value-type="float" office:value="0.0297497402547697" calcext:value-type="float">
            <text:p>0.0297497402547697</text:p>
          </table:table-cell>
          <table:table-cell office:value-type="float" office:value="0.740120274914089" calcext:value-type="float">
            <text:p>0.740120274914089</text:p>
          </table:table-cell>
          <table:table-cell office:value-type="float" office:value="0.0336761266899721" calcext:value-type="float">
            <text:p>0.0336761266899721</text:p>
          </table:table-cell>
          <table:table-cell office:value-type="float" office:value="0.711018041237113" calcext:value-type="float">
            <text:p>0.711018041237113</text:p>
          </table:table-cell>
          <table:table-cell office:value-type="float" office:value="0.0324801086385086" calcext:value-type="float">
            <text:p>0.0324801086385086</text:p>
          </table:table-cell>
          <table:table-cell office:value-type="float" office:value="0.718320446735395" calcext:value-type="float">
            <text:p>0.718320446735395</text:p>
          </table:table-cell>
          <table:table-cell office:value-type="float" office:value="0.0356444381449477" calcext:value-type="float">
            <text:p>0.0356444381449477</text:p>
          </table:table-cell>
          <table:table-cell office:value-type="float" office:value="0.733870274914089" calcext:value-type="float">
            <text:p>0.733870274914089</text:p>
          </table:table-cell>
          <table:table-cell office:value-type="float" office:value="0.0292747281764723" calcext:value-type="float">
            <text:p>0.0292747281764723</text:p>
          </table:table-cell>
          <table:table-cell office:value-type="float" office:value="0.726578608247423" calcext:value-type="float">
            <text:p>0.726578608247423</text:p>
          </table:table-cell>
          <table:table-cell office:value-type="float" office:value="0.0249291258598671" calcext:value-type="float">
            <text:p>0.024929125859867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0371563573883" calcext:value-type="float">
            <text:p>0.720371563573883</text:p>
          </table:table-cell>
          <table:table-cell office:value-type="float" office:value="0.0193052514867106" calcext:value-type="float">
            <text:p>0.0193052514867106</text:p>
          </table:table-cell>
          <table:table-cell office:value-type="float" office:value="0.726600085910653" calcext:value-type="float">
            <text:p>0.726600085910653</text:p>
          </table:table-cell>
          <table:table-cell office:value-type="float" office:value="0.0261079257190537" calcext:value-type="float">
            <text:p>0.0261079257190537</text:p>
          </table:table-cell>
          <table:table-cell office:value-type="float" office:value="0.734879725085911" calcext:value-type="float">
            <text:p>0.734879725085911</text:p>
          </table:table-cell>
          <table:table-cell office:value-type="float" office:value="0.0396687975822117" calcext:value-type="float">
            <text:p>0.0396687975822117</text:p>
          </table:table-cell>
          <table:table-cell office:value-type="float" office:value="0.724527491408935" calcext:value-type="float">
            <text:p>0.724527491408935</text:p>
          </table:table-cell>
          <table:table-cell office:value-type="float" office:value="0.0393770761506178" calcext:value-type="float">
            <text:p>0.0393770761506178</text:p>
          </table:table-cell>
          <table:table-cell office:value-type="float" office:value="0.728672680412371" calcext:value-type="float">
            <text:p>0.728672680412371</text:p>
          </table:table-cell>
          <table:table-cell office:value-type="float" office:value="0.0389058119144587" calcext:value-type="float">
            <text:p>0.0389058119144587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18198203107541" calcext:value-type="float">
            <text:p>0.0318198203107541</text:p>
          </table:table-cell>
          <table:table-cell office:value-type="float" office:value="0.739089347079038" calcext:value-type="float">
            <text:p>0.739089347079038</text:p>
          </table:table-cell>
          <table:table-cell office:value-type="float" office:value="0.0172145551254299" calcext:value-type="float">
            <text:p>0.0172145551254299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88075705052165" calcext:value-type="float">
            <text:p>0.0288075705052165</text:p>
          </table:table-cell>
          <table:table-cell office:value-type="float" office:value="0.735953608247423" calcext:value-type="float">
            <text:p>0.735953608247423</text:p>
          </table:table-cell>
          <table:table-cell office:value-type="float" office:value="0.0375381794781981" calcext:value-type="float">
            <text:p>0.0375381794781981</text:p>
          </table:table-cell>
          <table:table-cell office:value-type="float" office:value="0.741172680412371" calcext:value-type="float">
            <text:p>0.741172680412371</text:p>
          </table:table-cell>
          <table:table-cell office:value-type="float" office:value="0.0255833139897977" calcext:value-type="float">
            <text:p>0.0255833139897977</text:p>
          </table:table-cell>
          <table:table-cell office:value-type="float" office:value="0.72766323024055" calcext:value-type="float">
            <text:p>0.72766323024055</text:p>
          </table:table-cell>
          <table:table-cell office:value-type="float" office:value="0.0275144243996135" calcext:value-type="float">
            <text:p>0.0275144243996135</text:p>
          </table:table-cell>
          <table:table-cell office:value-type="float" office:value="0.727631013745704" calcext:value-type="float">
            <text:p>0.727631013745704</text:p>
          </table:table-cell>
          <table:table-cell office:value-type="float" office:value="0.0326378457678989" calcext:value-type="float">
            <text:p>0.0326378457678989</text:p>
          </table:table-cell>
          <table:table-cell office:value-type="float" office:value="0.719319158075601" calcext:value-type="float">
            <text:p>0.719319158075601</text:p>
          </table:table-cell>
          <table:table-cell office:value-type="float" office:value="0.0295798902721849" calcext:value-type="float">
            <text:p>0.0295798902721849</text:p>
          </table:table-cell>
          <table:table-cell office:value-type="float" office:value="0.72453823024055" calcext:value-type="float">
            <text:p>0.72453823024055</text:p>
          </table:table-cell>
          <table:table-cell office:value-type="float" office:value="0.0386691212205785" calcext:value-type="float">
            <text:p>0.0386691212205785</text:p>
          </table:table-cell>
          <table:table-cell office:value-type="float" office:value="0.739078608247423" calcext:value-type="float">
            <text:p>0.739078608247423</text:p>
          </table:table-cell>
          <table:table-cell office:value-type="float" office:value="0.0296805647870531" calcext:value-type="float">
            <text:p>0.0296805647870531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25489129543857" calcext:value-type="float">
            <text:p>0.02548912954385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694158075601" calcext:value-type="float">
            <text:p>0.728694158075601</text:p>
          </table:table-cell>
          <table:table-cell office:value-type="float" office:value="0.01919860966648" calcext:value-type="float">
            <text:p>0.0191986096664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0567493086741" calcext:value-type="float">
            <text:p>0.030567493086741</text:p>
          </table:table-cell>
          <table:table-cell office:value-type="float" office:value="0.724548969072165" calcext:value-type="float">
            <text:p>0.724548969072165</text:p>
          </table:table-cell>
          <table:table-cell office:value-type="float" office:value="0.0324767551607609" calcext:value-type="float">
            <text:p>0.03247675516076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52964556165702" calcext:value-type="float">
            <text:p>0.0352964556165702</text:p>
          </table:table-cell>
          <table:table-cell office:value-type="float" office:value="0.727652491408935" calcext:value-type="float">
            <text:p>0.727652491408935</text:p>
          </table:table-cell>
          <table:table-cell office:value-type="float" office:value="0.0356442386306696" calcext:value-type="float">
            <text:p>0.0356442386306696</text:p>
          </table:table-cell>
          <table:table-cell office:value-type="float" office:value="0.733923969072165" calcext:value-type="float">
            <text:p>0.733923969072165</text:p>
          </table:table-cell>
          <table:table-cell office:value-type="float" office:value="0.0307372488122531" calcext:value-type="float">
            <text:p>0.0307372488122531</text:p>
          </table:table-cell>
          <table:table-cell office:value-type="float" office:value="0.743234536082474" calcext:value-type="float">
            <text:p>0.743234536082474</text:p>
          </table:table-cell>
          <table:table-cell office:value-type="float" office:value="0.0256084046970523" calcext:value-type="float">
            <text:p>0.0256084046970523</text:p>
          </table:table-cell>
          <table:table-cell office:value-type="float" office:value="0.730756013745704" calcext:value-type="float">
            <text:p>0.730756013745704</text:p>
          </table:table-cell>
          <table:table-cell office:value-type="float" office:value="0.0401069379454293" calcext:value-type="float">
            <text:p>0.0401069379454293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5329013313356" calcext:value-type="float">
            <text:p>0.035329013313356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303904697330199" calcext:value-type="float">
            <text:p>0.030390469733019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319871982769734" calcext:value-type="float">
            <text:p>0.0319871982769734</text:p>
          </table:table-cell>
          <table:table-cell office:value-type="float" office:value="0.725579896907216" calcext:value-type="float">
            <text:p>0.725579896907216</text:p>
          </table:table-cell>
          <table:table-cell office:value-type="float" office:value="0.0302332473545293" calcext:value-type="float">
            <text:p>0.0302332473545293</text:p>
          </table:table-cell>
          <table:table-cell office:value-type="float" office:value="0.721370274914089" calcext:value-type="float">
            <text:p>0.721370274914089</text:p>
          </table:table-cell>
          <table:table-cell office:value-type="float" office:value="0.0328526038675281" calcext:value-type="float">
            <text:p>0.0328526038675281</text:p>
          </table:table-cell>
          <table:table-cell office:value-type="float" office:value="0.730777491408935" calcext:value-type="float">
            <text:p>0.730777491408935</text:p>
          </table:table-cell>
          <table:table-cell office:value-type="float" office:value="0.0337276824034311" calcext:value-type="float">
            <text:p>0.0337276824034311</text:p>
          </table:table-cell>
          <table:table-cell office:value-type="float" office:value="0.729714347079038" calcext:value-type="float">
            <text:p>0.729714347079038</text:p>
          </table:table-cell>
          <table:table-cell office:value-type="float" office:value="0.0231954039741273" calcext:value-type="float">
            <text:p>0.0231954039741273</text:p>
          </table:table-cell>
          <table:table-cell office:value-type="float" office:value="0.726610824742268" calcext:value-type="float">
            <text:p>0.726610824742268</text:p>
          </table:table-cell>
          <table:table-cell office:value-type="float" office:value="0.0281889182029033" calcext:value-type="float">
            <text:p>0.02818891820290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230041743297289" calcext:value-type="float">
            <text:p>0.0230041743297289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96395837974234" calcext:value-type="float">
            <text:p>0.0296395837974234</text:p>
          </table:table-cell>
          <table:table-cell office:value-type="float" office:value="0.726632302405498" calcext:value-type="float">
            <text:p>0.726632302405498</text:p>
          </table:table-cell>
          <table:table-cell office:value-type="float" office:value="0.0330969481800509" calcext:value-type="float">
            <text:p>0.033096948180050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05186182862798" calcext:value-type="float">
            <text:p>0.0305186182862798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76691715336951" calcext:value-type="float">
            <text:p>0.0276691715336951</text:p>
          </table:table-cell>
          <table:table-cell office:value-type="float" office:value="0.734933419243986" calcext:value-type="float">
            <text:p>0.734933419243986</text:p>
          </table:table-cell>
          <table:table-cell office:value-type="float" office:value="0.0269041989722595" calcext:value-type="float">
            <text:p>0.0269041989722595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263201535897888" calcext:value-type="float">
            <text:p>0.0263201535897888</text:p>
          </table:table-cell>
          <table:table-cell office:value-type="float" office:value="0.738036941580756" calcext:value-type="float">
            <text:p>0.738036941580756</text:p>
          </table:table-cell>
          <table:table-cell office:value-type="float" office:value="0.0386449819956138" calcext:value-type="float">
            <text:p>0.0386449819956138</text:p>
          </table:table-cell>
          <table:table-cell office:value-type="float" office:value="0.73391323024055" calcext:value-type="float">
            <text:p>0.73391323024055</text:p>
          </table:table-cell>
          <table:table-cell office:value-type="float" office:value="0.0334786336083468" calcext:value-type="float">
            <text:p>0.0334786336083468</text:p>
          </table:table-cell>
          <table:table-cell office:value-type="float" office:value="0.733881013745704" calcext:value-type="float">
            <text:p>0.733881013745704</text:p>
          </table:table-cell>
          <table:table-cell office:value-type="float" office:value="0.0274734794000812" calcext:value-type="float">
            <text:p>0.0274734794000812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1223399922346" calcext:value-type="float">
            <text:p>0.031223399922346</text:p>
          </table:table-cell>
          <table:table-cell office:value-type="float" office:value="0.732850085910653" calcext:value-type="float">
            <text:p>0.732850085910653</text:p>
          </table:table-cell>
          <table:table-cell office:value-type="float" office:value="0.0353847009428393" calcext:value-type="float">
            <text:p>0.0353847009428393</text:p>
          </table:table-cell>
          <table:table-cell office:value-type="float" office:value="0.723464347079038" calcext:value-type="float">
            <text:p>0.723464347079038</text:p>
          </table:table-cell>
          <table:table-cell office:value-type="float" office:value="0.0342986263618656" calcext:value-type="float">
            <text:p>0.0342986263618656</text:p>
          </table:table-cell>
          <table:table-cell office:value-type="float" office:value="0.731808419243986" calcext:value-type="float">
            <text:p>0.731808419243986</text:p>
          </table:table-cell>
          <table:table-cell office:value-type="float" office:value="0.0324721465229031" calcext:value-type="float">
            <text:p>0.0324721465229031</text:p>
          </table:table-cell>
          <table:table-cell office:value-type="float" office:value="0.73078823024055" calcext:value-type="float">
            <text:p>0.73078823024055</text:p>
          </table:table-cell>
          <table:table-cell office:value-type="float" office:value="0.0294216745986183" calcext:value-type="float">
            <text:p>0.0294216745986183</text:p>
          </table:table-cell>
          <table:table-cell office:value-type="float" office:value="0.734901202749141" calcext:value-type="float">
            <text:p>0.734901202749141</text:p>
          </table:table-cell>
          <table:table-cell office:value-type="float" office:value="0.0313659357188576" calcext:value-type="float">
            <text:p>0.031365935718857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34922680412371" calcext:value-type="float">
            <text:p>0.734922680412371</text:p>
          </table:table-cell>
          <table:table-cell office:value-type="float" office:value="0.0265801545459844" calcext:value-type="float">
            <text:p>0.0265801545459844</text:p>
          </table:table-cell>
          <table:table-cell office:value-type="float" office:value="0.72764175257732" calcext:value-type="float">
            <text:p>0.72764175257732</text:p>
          </table:table-cell>
          <table:table-cell office:value-type="float" office:value="0.0336444469611744" calcext:value-type="float">
            <text:p>0.0336444469611744</text:p>
          </table:table-cell>
          <table:table-cell office:value-type="float" office:value="0.728704896907217" calcext:value-type="float">
            <text:p>0.728704896907217</text:p>
          </table:table-cell>
          <table:table-cell office:value-type="float" office:value="0.0306701419470749" calcext:value-type="float">
            <text:p>0.0306701419470749</text:p>
          </table:table-cell>
          <table:table-cell office:value-type="float" office:value="0.732839347079038" calcext:value-type="float">
            <text:p>0.732839347079038</text:p>
          </table:table-cell>
          <table:table-cell office:value-type="float" office:value="0.0361529251971897" calcext:value-type="float">
            <text:p>0.0361529251971897</text:p>
          </table:table-cell>
          <table:table-cell office:value-type="float" office:value="0.732871563573883" calcext:value-type="float">
            <text:p>0.732871563573883</text:p>
          </table:table-cell>
          <table:table-cell office:value-type="float" office:value="0.028795703016836" calcext:value-type="float">
            <text:p>0.028795703016836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346254915089634" calcext:value-type="float">
            <text:p>0.0346254915089634</text:p>
          </table:table-cell>
          <table:table-cell office:value-type="float" office:value="0.733902491408935" calcext:value-type="float">
            <text:p>0.733902491408935</text:p>
          </table:table-cell>
          <table:table-cell office:value-type="float" office:value="0.0293487223187564" calcext:value-type="float">
            <text:p>0.0293487223187564</text:p>
          </table:table-cell>
          <table:table-cell office:value-type="float" office:value="0.739067869415807" calcext:value-type="float">
            <text:p>0.739067869415807</text:p>
          </table:table-cell>
          <table:table-cell office:value-type="float" office:value="0.0413176939861859" calcext:value-type="float">
            <text:p>0.0413176939861859</text:p>
          </table:table-cell>
          <table:table-cell office:value-type="float" office:value="0.732860824742268" calcext:value-type="float">
            <text:p>0.732860824742268</text:p>
          </table:table-cell>
          <table:table-cell office:value-type="float" office:value="0.0346065668688839" calcext:value-type="float">
            <text:p>0.0346065668688839</text:p>
          </table:table-cell>
          <table:table-cell office:value-type="float" office:value="0.738047680412371" calcext:value-type="float">
            <text:p>0.738047680412371</text:p>
          </table:table-cell>
          <table:table-cell office:value-type="float" office:value="0.0267574894070415" calcext:value-type="float">
            <text:p>0.0267574894070415</text:p>
          </table:table-cell>
          <table:table-cell office:value-type="float" office:value="0.73076675257732" calcext:value-type="float">
            <text:p>0.73076675257732</text:p>
          </table:table-cell>
          <table:table-cell office:value-type="float" office:value="0.0266405020117409" calcext:value-type="float">
            <text:p>0.0266405020117409</text:p>
          </table:table-cell>
          <table:table-cell office:value-type="float" office:value="0.735985824742268" calcext:value-type="float">
            <text:p>0.735985824742268</text:p>
          </table:table-cell>
          <table:table-cell office:value-type="float" office:value="0.0338830984785124" calcext:value-type="float">
            <text:p>0.0338830984785124</text:p>
          </table:table-cell>
          <table:table-cell office:value-type="float" office:value="0.722454896907217" calcext:value-type="float">
            <text:p>0.722454896907217</text:p>
          </table:table-cell>
          <table:table-cell office:value-type="float" office:value="0.0289937515703071" calcext:value-type="float">
            <text:p>0.0289937515703071</text:p>
          </table:table-cell>
          <table:table-cell office:value-type="float" office:value="0.725569158075601" calcext:value-type="float">
            <text:p>0.725569158075601</text:p>
          </table:table-cell>
          <table:table-cell office:value-type="float" office:value="0.0311181311037538" calcext:value-type="float">
            <text:p>0.0311181311037538</text:p>
          </table:table-cell>
          <table:table-cell office:value-type="float" office:value="0.731819158075601" calcext:value-type="float">
            <text:p>0.731819158075601</text:p>
          </table:table-cell>
          <table:table-cell office:value-type="float" office:value="0.03347485383766" calcext:value-type="float">
            <text:p>0.03347485383766</text:p>
          </table:table-cell>
          <table:table-cell office:value-type="float" office:value="0.731786941580756" calcext:value-type="float">
            <text:p>0.731786941580756</text:p>
          </table:table-cell>
          <table:table-cell office:value-type="float" office:value="0.0287356544106552" calcext:value-type="float">
            <text:p>0.028735654410655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L</text:p>
          </table:table-cell>
          <table:table-cell office:value-type="float" office:value="0.728268900343643" calcext:value-type="float">
            <text:p>0.728268900343643</text:p>
          </table:table-cell>
          <table:table-cell office:value-type="float" office:value="0.023969123674075" calcext:value-type="float">
            <text:p>0.023969123674075</text:p>
          </table:table-cell>
          <table:table-cell office:value-type="float" office:value="0.729521048109966" calcext:value-type="float">
            <text:p>0.729521048109966</text:p>
          </table:table-cell>
          <table:table-cell office:value-type="float" office:value="0.0304228429092108" calcext:value-type="float">
            <text:p>0.0304228429092108</text:p>
          </table:table-cell>
          <table:table-cell office:value-type="float" office:value="0.727648195876289" calcext:value-type="float">
            <text:p>0.727648195876289</text:p>
          </table:table-cell>
          <table:table-cell office:value-type="float" office:value="0.0333546574476424" calcext:value-type="float">
            <text:p>0.0333546574476424</text:p>
          </table:table-cell>
          <table:table-cell office:value-type="float" office:value="0.729108676975945" calcext:value-type="float">
            <text:p>0.729108676975945</text:p>
          </table:table-cell>
          <table:table-cell office:value-type="float" office:value="0.0331740716595616" calcext:value-type="float">
            <text:p>0.0331740716595616</text:p>
          </table:table-cell>
          <table:table-cell office:value-type="float" office:value="0.728069158075601" calcext:value-type="float">
            <text:p>0.728069158075601</text:p>
          </table:table-cell>
          <table:table-cell office:value-type="float" office:value="0.0333375807690611" calcext:value-type="float">
            <text:p>0.0333375807690611</text:p>
          </table:table-cell>
          <table:table-cell office:value-type="float" office:value="0.731823453608247" calcext:value-type="float">
            <text:p>0.731823453608247</text:p>
          </table:table-cell>
          <table:table-cell office:value-type="float" office:value="0.0317402813140932" calcext:value-type="float">
            <text:p>0.0317402813140932</text:p>
          </table:table-cell>
          <table:table-cell office:value-type="float" office:value="0.736801975945017" calcext:value-type="float">
            <text:p>0.736801975945017</text:p>
          </table:table-cell>
          <table:table-cell office:value-type="float" office:value="0.027611092476251" calcext:value-type="float">
            <text:p>0.027611092476251</text:p>
          </table:table-cell>
          <table:table-cell office:value-type="float" office:value="0.731398195876289" calcext:value-type="float">
            <text:p>0.731398195876289</text:p>
          </table:table-cell>
          <table:table-cell office:value-type="float" office:value="0.0368560770042196" calcext:value-type="float">
            <text:p>0.0368560770042196</text:p>
          </table:table-cell>
          <table:table-cell office:value-type="float" office:value="0.733470790378007" calcext:value-type="float">
            <text:p>0.733470790378007</text:p>
          </table:table-cell>
          <table:table-cell office:value-type="float" office:value="0.0352967277694901" calcext:value-type="float">
            <text:p>0.0352967277694901</text:p>
          </table:table-cell>
          <table:table-cell office:value-type="float" office:value="0.735339347079038" calcext:value-type="float">
            <text:p>0.735339347079038</text:p>
          </table:table-cell>
          <table:table-cell office:value-type="float" office:value="0.026883479077571" calcext:value-type="float">
            <text:p>0.026883479077571</text:p>
          </table:table-cell>
          <table:table-cell office:value-type="float" office:value="0.729725085910653" calcext:value-type="float">
            <text:p>0.729725085910653</text:p>
          </table:table-cell>
          <table:table-cell office:value-type="float" office:value="0.0294230529730887" calcext:value-type="float">
            <text:p>0.0294230529730887</text:p>
          </table:table-cell>
          <table:table-cell office:value-type="float" office:value="0.732433419243986" calcext:value-type="float">
            <text:p>0.732433419243986</text:p>
          </table:table-cell>
          <table:table-cell office:value-type="float" office:value="0.0331630038467504" calcext:value-type="float">
            <text:p>0.0331630038467504</text:p>
          </table:table-cell>
          <table:table-cell office:value-type="float" office:value="0.719525343642612" calcext:value-type="float">
            <text:p>0.719525343642612</text:p>
          </table:table-cell>
          <table:table-cell office:value-type="float" office:value="0.0316409961420789" calcext:value-type="float">
            <text:p>0.0316409961420789</text:p>
          </table:table-cell>
          <table:table-cell office:value-type="float" office:value="0.726202749140893" calcext:value-type="float">
            <text:p>0.726202749140893</text:p>
          </table:table-cell>
          <table:table-cell office:value-type="float" office:value="0.0343263038791228" calcext:value-type="float">
            <text:p>0.0343263038791228</text:p>
          </table:table-cell>
          <table:table-cell office:value-type="float" office:value="0.73305412371134" calcext:value-type="float">
            <text:p>0.73305412371134</text:p>
          </table:table-cell>
          <table:table-cell office:value-type="float" office:value="0.0290094450747862" calcext:value-type="float">
            <text:p>0.0290094450747862</text:p>
          </table:table-cell>
          <table:table-cell office:value-type="float" office:value="0.729503865979381" calcext:value-type="float">
            <text:p>0.729503865979381</text:p>
          </table:table-cell>
          <table:table-cell office:value-type="float" office:value="0.027741752747228" calcext:value-type="float">
            <text:p>0.027741752747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2617882527684" calcext:value-type="float">
            <text:p>0.0402617882527684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77244579253875" calcext:value-type="float">
            <text:p>0.0477244579253875</text:p>
          </table:table-cell>
          <table:table-cell office:value-type="float" office:value="0.629824561403509" calcext:value-type="float">
            <text:p>0.629824561403509</text:p>
          </table:table-cell>
          <table:table-cell office:value-type="float" office:value="0.0502719936849998" calcext:value-type="float">
            <text:p>0.0502719936849998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43539398602018" calcext:value-type="float">
            <text:p>0.0443539398602018</text:p>
          </table:table-cell>
          <table:table-cell office:value-type="float" office:value="0.625438596491228" calcext:value-type="float">
            <text:p>0.625438596491228</text:p>
          </table:table-cell>
          <table:table-cell office:value-type="float" office:value="0.0403148410999395" calcext:value-type="float">
            <text:p>0.0403148410999395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562742068945937" calcext:value-type="float">
            <text:p>0.0562742068945937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34582017625479" calcext:value-type="float">
            <text:p>0.04345820176254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13965465281553" calcext:value-type="float">
            <text:p>0.0613965465281553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46229870234728" calcext:value-type="float">
            <text:p>0.044622987023472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00915473707663" calcext:value-type="float">
            <text:p>0.0400915473707663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547338430727372" calcext:value-type="float">
            <text:p>0.0547338430727372</text:p>
          </table:table-cell>
          <table:table-cell office:value-type="float" office:value="0.625438596491228" calcext:value-type="float">
            <text:p>0.625438596491228</text:p>
          </table:table-cell>
          <table:table-cell office:value-type="float" office:value="0.0526397004780004" calcext:value-type="float">
            <text:p>0.0526397004780004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01016374049213" calcext:value-type="float">
            <text:p>0.0501016374049213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343613907495265" calcext:value-type="float">
            <text:p>0.0343613907495265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94834989504237" calcext:value-type="float">
            <text:p>0.0494834989504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34188374412792" calcext:value-type="float">
            <text:p>0.043418837441279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304571149941515" calcext:value-type="float">
            <text:p>0.0304571149941515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42381330310867" calcext:value-type="float">
            <text:p>0.0442381330310867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66096912889133" calcext:value-type="float">
            <text:p>0.0466096912889133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11439978931879" calcext:value-type="float">
            <text:p>0.0411439978931879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01022085988156" calcext:value-type="float">
            <text:p>0.0401022085988156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394574365522086" calcext:value-type="float">
            <text:p>0.0394574365522086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14486957846146" calcext:value-type="float">
            <text:p>0.05144869578461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5415344314552" calcext:value-type="float">
            <text:p>0.0485415344314552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390654655435303" calcext:value-type="float">
            <text:p>0.0390654655435303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" calcext:value-type="float">
            <text:p>0.050348465958253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83031731784367" calcext:value-type="float">
            <text:p>0.0483031731784367</text:p>
          </table:table-cell>
          <table:table-cell office:value-type="float" office:value="0.65" calcext:value-type="float">
            <text:p>0.65</text:p>
          </table:table-cell>
          <table:table-cell office:value-type="float" office:value="0.047047864884954" calcext:value-type="float">
            <text:p>0.047047864884954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04841306459538" calcext:value-type="float">
            <text:p>0.0504841306459538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565167692554366" calcext:value-type="float">
            <text:p>0.0565167692554366</text:p>
          </table:table-cell>
          <table:table-cell office:value-type="float" office:value="0.65" calcext:value-type="float">
            <text:p>0.65</text:p>
          </table:table-cell>
          <table:table-cell office:value-type="float" office:value="0.0535095708245733" calcext:value-type="float">
            <text:p>0.05350957082457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60966066947624" calcext:value-type="float">
            <text:p>0.0360966066947624</text:p>
          </table:table-cell>
          <table:table-cell office:value-type="float" office:value="0.65" calcext:value-type="float">
            <text:p>0.65</text:p>
          </table:table-cell>
          <table:table-cell office:value-type="float" office:value="0.043849901450918" calcext:value-type="float">
            <text:p>0.04384990145091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2844042086802" calcext:value-type="float">
            <text:p>0.0492844042086802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386142082320916" calcext:value-type="float">
            <text:p>0.038614208232091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4089907833816" calcext:value-type="float">
            <text:p>0.0434089907833816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37620746991104" calcext:value-type="float">
            <text:p>0.0437620746991104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3825341033058" calcext:value-type="float">
            <text:p>0.042382534103305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11570577801297" calcext:value-type="float">
            <text:p>0.0511570577801297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363326890456352" calcext:value-type="float">
            <text:p>0.0363326890456352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74729912107658" calcext:value-type="float">
            <text:p>0.047472991210765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355837261440381" calcext:value-type="float">
            <text:p>0.035583726144038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30629393285388" calcext:value-type="float">
            <text:p>0.0430629393285388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70024123916026" calcext:value-type="float">
            <text:p>0.04700241239160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352821125824522" calcext:value-type="float">
            <text:p>0.0352821125824522</text:p>
          </table:table-cell>
          <table:table-cell office:value-type="float" office:value="0.65" calcext:value-type="float">
            <text:p>0.65</text:p>
          </table:table-cell>
          <table:table-cell office:value-type="float" office:value="0.048655884494344" calcext:value-type="float">
            <text:p>0.04865588449434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82323214011296" calcext:value-type="float">
            <text:p>0.04823232140112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4864011289591" calcext:value-type="float">
            <text:p>0.0454864011289591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43924750020145" calcext:value-type="float">
            <text:p>0.044392475002014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5179935824321" calcext:value-type="float">
            <text:p>0.047517993582432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25335591718554" calcext:value-type="float">
            <text:p>0.042533559171855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94466010620819" calcext:value-type="float">
            <text:p>0.0394466010620819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1143997893188" calcext:value-type="float">
            <text:p>0.041143997893188</text:p>
          </table:table-cell>
          <table:table-cell office:value-type="float" office:value="0.65" calcext:value-type="float">
            <text:p>0.65</text:p>
          </table:table-cell>
          <table:table-cell office:value-type="float" office:value="0.0418547616544487" calcext:value-type="float">
            <text:p>0.0418547616544487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74099161257831" calcext:value-type="float">
            <text:p>0.047409916125783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15986415059151" calcext:value-type="float">
            <text:p>0.041598641505915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85855470748531" calcext:value-type="float">
            <text:p>0.0485855470748531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05158083641842" calcext:value-type="float">
            <text:p>0.0405158083641842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6138870227758" calcext:value-type="float">
            <text:p>0.04261388702277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361084474714282" calcext:value-type="float">
            <text:p>0.0361084474714282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75449745594803" calcext:value-type="float">
            <text:p>0.0475449745594803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444309767221763" calcext:value-type="float">
            <text:p>0.044430976722176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38011305522199" calcext:value-type="float">
            <text:p>0.0438011305522199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53357834931329" calcext:value-type="float">
            <text:p>0.045335783493132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83031731784366" calcext:value-type="float">
            <text:p>0.0483031731784366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379103462183928" calcext:value-type="float">
            <text:p>0.0379103462183928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390216701648028" calcext:value-type="float">
            <text:p>0.0390216701648028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60096801468326" calcext:value-type="float">
            <text:p>0.046009680146832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29336955391289" calcext:value-type="float">
            <text:p>0.0429336955391289</text:p>
          </table:table-cell>
          <table:table-cell office:value-type="float" office:value="0.65" calcext:value-type="float">
            <text:p>0.65</text:p>
          </table:table-cell>
          <table:table-cell office:value-type="float" office:value="0.0434582017625479" calcext:value-type="float">
            <text:p>0.0434582017625479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4160759761489" calcext:value-type="float">
            <text:p>0.044160759761489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62783385711824" calcext:value-type="float">
            <text:p>0.046278338571182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651578947368421" calcext:value-type="float">
            <text:p>0.651578947368421</text:p>
          </table:table-cell>
          <table:table-cell office:value-type="float" office:value="0.0356412139991125" calcext:value-type="float">
            <text:p>0.03564121399911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1328583064322" calcext:value-type="float">
            <text:p>0.0451328583064322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83886770286406" calcext:value-type="float">
            <text:p>0.0483886770286406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40972614217226" calcext:value-type="float">
            <text:p>0.0440972614217226</text:p>
          </table:table-cell>
          <table:table-cell office:value-type="float" office:value="0.646491228070176" calcext:value-type="float">
            <text:p>0.646491228070176</text:p>
          </table:table-cell>
          <table:table-cell office:value-type="float" office:value="0.0414449726970162" calcext:value-type="float">
            <text:p>0.0414449726970162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3988822611498" calcext:value-type="float">
            <text:p>0.0463988822611498</text:p>
          </table:table-cell>
          <table:table-cell office:value-type="float" office:value="0.646315789473684" calcext:value-type="float">
            <text:p>0.646315789473684</text:p>
          </table:table-cell>
          <table:table-cell office:value-type="float" office:value="0.0448133377917566" calcext:value-type="float">
            <text:p>0.0448133377917566</text:p>
          </table:table-cell>
          <table:table-cell office:value-type="float" office:value="0.649298245614035" calcext:value-type="float">
            <text:p>0.649298245614035</text:p>
          </table:table-cell>
          <table:table-cell office:value-type="float" office:value="0.0465169447393101" calcext:value-type="float">
            <text:p>0.0465169447393101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60559503550841" calcext:value-type="float">
            <text:p>0.0460559503550841</text:p>
          </table:table-cell>
          <table:table-cell office:value-type="float" office:value="0.64859649122807" calcext:value-type="float">
            <text:p>0.64859649122807</text:p>
          </table:table-cell>
          <table:table-cell office:value-type="float" office:value="0.0392732267558367" calcext:value-type="float">
            <text:p>0.0392732267558367</text:p>
          </table:table-cell>
          <table:table-cell office:value-type="float" office:value="0.652982456140351" calcext:value-type="float">
            <text:p>0.652982456140351</text:p>
          </table:table-cell>
          <table:table-cell office:value-type="float" office:value="0.0491949793028743" calcext:value-type="float">
            <text:p>0.0491949793028743</text:p>
          </table:table-cell>
          <table:table-cell office:value-type="float" office:value="0.643684210526316" calcext:value-type="float">
            <text:p>0.643684210526316</text:p>
          </table:table-cell>
          <table:table-cell office:value-type="float" office:value="0.0444934715181018" calcext:value-type="float">
            <text:p>0.0444934715181018</text:p>
          </table:table-cell>
          <table:table-cell office:value-type="float" office:value="0.647017543859649" calcext:value-type="float">
            <text:p>0.647017543859649</text:p>
          </table:table-cell>
          <table:table-cell office:value-type="float" office:value="0.0449489557326916" calcext:value-type="float">
            <text:p>0.0449489557326916</text:p>
          </table:table-cell>
          <table:table-cell office:value-type="float" office:value="0.650175438596491" calcext:value-type="float">
            <text:p>0.650175438596491</text:p>
          </table:table-cell>
          <table:table-cell office:value-type="float" office:value="0.0432149841367521" calcext:value-type="float">
            <text:p>0.0432149841367521</text:p>
          </table:table-cell>
          <table:table-cell office:value-type="float" office:value="0.648421052631579" calcext:value-type="float">
            <text:p>0.648421052631579</text:p>
          </table:table-cell>
          <table:table-cell office:value-type="float" office:value="0.0468112547461445" calcext:value-type="float">
            <text:p>0.0468112547461445</text:p>
          </table:table-cell>
          <table:table-cell office:value-type="float" office:value="0.650701754385965" calcext:value-type="float">
            <text:p>0.650701754385965</text:p>
          </table:table-cell>
          <table:table-cell office:value-type="float" office:value="0.0465646092502827" calcext:value-type="float">
            <text:p>0.04656460925028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530844711949015" calcext:value-type="float">
            <text:p>0.053084471194901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73377274030937" calcext:value-type="float">
            <text:p>0.0473377274030937</text:p>
          </table:table-cell>
          <table:table-cell office:value-type="float" office:value="0.654385964912281" calcext:value-type="float">
            <text:p>0.654385964912281</text:p>
          </table:table-cell>
          <table:table-cell office:value-type="float" office:value="0.0458980511587101" calcext:value-type="float">
            <text:p>0.0458980511587101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347079841537401" calcext:value-type="float">
            <text:p>0.0347079841537401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537248377911385" calcext:value-type="float">
            <text:p>0.0537248377911385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27840829496062" calcext:value-type="float">
            <text:p>0.0427840829496062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53074869439329" calcext:value-type="float">
            <text:p>0.0453074869439329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383475937093683" calcext:value-type="float">
            <text:p>0.0383475937093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67085990174035" calcext:value-type="float">
            <text:p>0.067085990174035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604916984373602" calcext:value-type="float">
            <text:p>0.060491698437360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32871332649302" calcext:value-type="float">
            <text:p>0.0332871332649302</text:p>
          </table:table-cell>
          <table:table-cell office:value-type="float" office:value="0.635087719298246" calcext:value-type="float">
            <text:p>0.635087719298246</text:p>
          </table:table-cell>
          <table:table-cell office:value-type="float" office:value="0.0471839596583492" calcext:value-type="float">
            <text:p>0.0471839596583492</text:p>
          </table:table-cell>
          <table:table-cell office:value-type="float" office:value="0.637719298245614" calcext:value-type="float">
            <text:p>0.637719298245614</text:p>
          </table:table-cell>
          <table:table-cell office:value-type="float" office:value="0.0604987648118294" calcext:value-type="float">
            <text:p>0.0604987648118294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491106222704836" calcext:value-type="float">
            <text:p>0.0491106222704836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2677602901145" calcext:value-type="float">
            <text:p>0.0482677602901145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379640202624" calcext:value-type="float">
            <text:p>0.053796402026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605552661221237" calcext:value-type="float">
            <text:p>0.0605552661221237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505179898923128" calcext:value-type="float">
            <text:p>0.0505179898923128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50709915040881" calcext:value-type="float">
            <text:p>0.0450709915040881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663719774825" calcext:value-type="float">
            <text:p>0.04663719774825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93104186756322" calcext:value-type="float">
            <text:p>0.0493104186756322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1390500586141" calcext:value-type="float">
            <text:p>0.051390500586141</text:p>
          </table:table-cell>
          <table:table-cell office:value-type="float" office:value="0.657017543859649" calcext:value-type="float">
            <text:p>0.657017543859649</text:p>
          </table:table-cell>
          <table:table-cell office:value-type="float" office:value="0.0573651124821638" calcext:value-type="float">
            <text:p>0.057365112482163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484445658648564" calcext:value-type="float">
            <text:p>0.048444565864856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532452848659182" calcext:value-type="float">
            <text:p>0.0532452848659182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45539128508579" calcext:value-type="float">
            <text:p>0.0545539128508579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44309767221764" calcext:value-type="float">
            <text:p>0.0444309767221764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62413750360746" calcext:value-type="float">
            <text:p>0.0462413750360746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455709047852824" calcext:value-type="float">
            <text:p>0.045570904785282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56739747129043" calcext:value-type="float">
            <text:p>0.045673974712904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45462822189781" calcext:value-type="float">
            <text:p>0.0445462822189781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55239776749206" calcext:value-type="float">
            <text:p>0.04552397767492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8771929824561" calcext:value-type="float">
            <text:p>0.658771929824561</text:p>
          </table:table-cell>
          <table:table-cell office:value-type="float" office:value="0.0459445961977051" calcext:value-type="float">
            <text:p>0.0459445961977051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19261949214852" calcext:value-type="float">
            <text:p>0.0419261949214852</text:p>
          </table:table-cell>
          <table:table-cell office:value-type="float" office:value="0.63859649122807" calcext:value-type="float">
            <text:p>0.63859649122807</text:p>
          </table:table-cell>
          <table:table-cell office:value-type="float" office:value="0.039403229305083" calcext:value-type="float">
            <text:p>0.039403229305083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406842739904703" calcext:value-type="float">
            <text:p>0.040684273990470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29834506787116" calcext:value-type="float">
            <text:p>0.0429834506787116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6195129024869" calcext:value-type="float">
            <text:p>0.04619512902486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79032688099939" calcext:value-type="float">
            <text:p>0.0479032688099939</text:p>
          </table:table-cell>
          <table:table-cell office:value-type="float" office:value="0.65" calcext:value-type="float">
            <text:p>0.65</text:p>
          </table:table-cell>
          <table:table-cell office:value-type="float" office:value="0.0448141746471747" calcext:value-type="float">
            <text:p>0.0448141746471747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09896585820015" calcext:value-type="float">
            <text:p>0.0509896585820015</text:p>
          </table:table-cell>
          <table:table-cell office:value-type="float" office:value="0.644736842105263" calcext:value-type="float">
            <text:p>0.644736842105263</text:p>
          </table:table-cell>
          <table:table-cell office:value-type="float" office:value="0.041195914630425" calcext:value-type="float">
            <text:p>0.041195914630425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87173464319497" calcext:value-type="float">
            <text:p>0.0487173464319497</text:p>
          </table:table-cell>
          <table:table-cell office:value-type="float" office:value="0.639473684210526" calcext:value-type="float">
            <text:p>0.639473684210526</text:p>
          </table:table-cell>
          <table:table-cell office:value-type="float" office:value="0.03888998811268" calcext:value-type="float">
            <text:p>0.03888998811268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524770310517196" calcext:value-type="float">
            <text:p>0.0524770310517196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60468296725837" calcext:value-type="float">
            <text:p>0.0460468296725837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03484659582531" calcext:value-type="float">
            <text:p>0.050348465958253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369972598547055" calcext:value-type="float">
            <text:p>0.0369972598547055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2973504259354" calcext:value-type="float">
            <text:p>0.04297350425935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91856504508794" calcext:value-type="float">
            <text:p>0.0391856504508794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64166896677998" calcext:value-type="float">
            <text:p>0.0464166896677998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3369581795881" calcext:value-type="float">
            <text:p>0.043369581795881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1977144259668" calcext:value-type="float">
            <text:p>0.041977144259668</text:p>
          </table:table-cell>
          <table:table-cell office:value-type="float" office:value="0.653508771929825" calcext:value-type="float">
            <text:p>0.653508771929825</text:p>
          </table:table-cell>
          <table:table-cell office:value-type="float" office:value="0.0515234215985558" calcext:value-type="float">
            <text:p>0.0515234215985558</text:p>
          </table:table-cell>
          <table:table-cell office:value-type="float" office:value="0.649122807017544" calcext:value-type="float">
            <text:p>0.649122807017544</text:p>
          </table:table-cell>
          <table:table-cell office:value-type="float" office:value="0.0417627393482038" calcext:value-type="float">
            <text:p>0.0417627393482038</text:p>
          </table:table-cell>
          <table:table-cell office:value-type="float" office:value="0.656140350877193" calcext:value-type="float">
            <text:p>0.656140350877193</text:p>
          </table:table-cell>
          <table:table-cell office:value-type="float" office:value="0.0490670806161474" calcext:value-type="float">
            <text:p>0.0490670806161474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04735823929784" calcext:value-type="float">
            <text:p>0.0404735823929784</text:p>
          </table:table-cell>
          <table:table-cell office:value-type="float" office:value="0.648245614035088" calcext:value-type="float">
            <text:p>0.648245614035088</text:p>
          </table:table-cell>
          <table:table-cell office:value-type="float" office:value="0.0461303067210769" calcext:value-type="float">
            <text:p>0.0461303067210769</text:p>
          </table:table-cell>
          <table:table-cell office:value-type="float" office:value="0.641228070175439" calcext:value-type="float">
            <text:p>0.641228070175439</text:p>
          </table:table-cell>
          <table:table-cell office:value-type="float" office:value="0.0455709047852825" calcext:value-type="float">
            <text:p>0.0455709047852825</text:p>
          </table:table-cell>
          <table:table-cell office:value-type="float" office:value="0.655263157894737" calcext:value-type="float">
            <text:p>0.655263157894737</text:p>
          </table:table-cell>
          <table:table-cell office:value-type="float" office:value="0.0521501700014702" calcext:value-type="float">
            <text:p>0.0521501700014702</text:p>
          </table:table-cell>
          <table:table-cell office:value-type="float" office:value="0.66140350877193" calcext:value-type="float">
            <text:p>0.66140350877193</text:p>
          </table:table-cell>
          <table:table-cell office:value-type="float" office:value="0.0432115864372191" calcext:value-type="float">
            <text:p>0.043211586437219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56739747129044" calcext:value-type="float">
            <text:p>0.045673974712904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0076842013285" calcext:value-type="float">
            <text:p>0.0420076842013285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33794373991888" calcext:value-type="float">
            <text:p>0.0433794373991888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19261949214851" calcext:value-type="float">
            <text:p>0.0419261949214851</text:p>
          </table:table-cell>
          <table:table-cell office:value-type="float" office:value="0.642105263157895" calcext:value-type="float">
            <text:p>0.642105263157895</text:p>
          </table:table-cell>
          <table:table-cell office:value-type="float" office:value="0.0357634733366564" calcext:value-type="float">
            <text:p>0.0357634733366564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38011305522198" calcext:value-type="float">
            <text:p>0.043801130552219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43828443532404" calcext:value-type="float">
            <text:p>0.0443828443532404</text:p>
          </table:table-cell>
          <table:table-cell office:value-type="float" office:value="0.65" calcext:value-type="float">
            <text:p>0.65</text:p>
          </table:table-cell>
          <table:table-cell office:value-type="float" office:value="0.039544013587846" calcext:value-type="float">
            <text:p>0.039544013587846</text:p>
          </table:table-cell>
          <table:table-cell office:value-type="float" office:value="0.650877192982456" calcext:value-type="float">
            <text:p>0.650877192982456</text:p>
          </table:table-cell>
          <table:table-cell office:value-type="float" office:value="0.0458234807582683" calcext:value-type="float">
            <text:p>0.0458234807582683</text:p>
          </table:table-cell>
          <table:table-cell office:value-type="float" office:value="0.652631578947368" calcext:value-type="float">
            <text:p>0.652631578947368</text:p>
          </table:table-cell>
          <table:table-cell office:value-type="float" office:value="0.0424127821391081" calcext:value-type="float">
            <text:p>0.0424127821391081</text:p>
          </table:table-cell>
          <table:table-cell office:value-type="float" office:value="0.657894736842105" calcext:value-type="float">
            <text:p>0.657894736842105</text:p>
          </table:table-cell>
          <table:table-cell office:value-type="float" office:value="0.0403042361172228" calcext:value-type="float">
            <text:p>0.0403042361172228</text:p>
          </table:table-cell>
          <table:table-cell office:value-type="float" office:value="0.646491228070175" calcext:value-type="float">
            <text:p>0.646491228070175</text:p>
          </table:table-cell>
          <table:table-cell office:value-type="float" office:value="0.0469751197855706" calcext:value-type="float">
            <text:p>0.0469751197855706</text:p>
          </table:table-cell>
          <table:table-cell office:value-type="float" office:value="0.642982456140351" calcext:value-type="float">
            <text:p>0.642982456140351</text:p>
          </table:table-cell>
          <table:table-cell office:value-type="float" office:value="0.0407367766242529" calcext:value-type="float">
            <text:p>0.0407367766242529</text:p>
          </table:table-cell>
          <table:table-cell office:value-type="float" office:value="0.643859649122807" calcext:value-type="float">
            <text:p>0.643859649122807</text:p>
          </table:table-cell>
          <table:table-cell office:value-type="float" office:value="0.0482589030076672" calcext:value-type="float">
            <text:p>0.0482589030076672</text:p>
          </table:table-cell>
          <table:table-cell office:value-type="float" office:value="0.647368421052632" calcext:value-type="float">
            <text:p>0.647368421052632</text:p>
          </table:table-cell>
          <table:table-cell office:value-type="float" office:value="0.0456365216728109" calcext:value-type="float">
            <text:p>0.0456365216728109</text:p>
          </table:table-cell>
          <table:table-cell office:value-type="float" office:value="0.659649122807018" calcext:value-type="float">
            <text:p>0.659649122807018</text:p>
          </table:table-cell>
          <table:table-cell office:value-type="float" office:value="0.0396196133004779" calcext:value-type="float">
            <text:p>0.0396196133004779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381688160750426" calcext:value-type="float">
            <text:p>0.038168816075042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ontraceptive_NS</text:p>
          </table:table-cell>
          <table:table-cell office:value-type="float" office:value="0.652105263157895" calcext:value-type="float">
            <text:p>0.652105263157895</text:p>
          </table:table-cell>
          <table:table-cell office:value-type="float" office:value="0.0477178555141529" calcext:value-type="float">
            <text:p>0.0477178555141529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49364482693856" calcext:value-type="float">
            <text:p>0.0449364482693856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28014165913296" calcext:value-type="float">
            <text:p>0.0428014165913296</text:p>
          </table:table-cell>
          <table:table-cell office:value-type="float" office:value="0.641578947368421" calcext:value-type="float">
            <text:p>0.641578947368421</text:p>
          </table:table-cell>
          <table:table-cell office:value-type="float" office:value="0.0391395069989218" calcext:value-type="float">
            <text:p>0.0391395069989218</text:p>
          </table:table-cell>
          <table:table-cell office:value-type="float" office:value="0.645614035087719" calcext:value-type="float">
            <text:p>0.645614035087719</text:p>
          </table:table-cell>
          <table:table-cell office:value-type="float" office:value="0.0467874701354521" calcext:value-type="float">
            <text:p>0.0467874701354521</text:p>
          </table:table-cell>
          <table:table-cell office:value-type="float" office:value="0.647543859649123" calcext:value-type="float">
            <text:p>0.647543859649123</text:p>
          </table:table-cell>
          <table:table-cell office:value-type="float" office:value="0.044982092072716" calcext:value-type="float">
            <text:p>0.044982092072716</text:p>
          </table:table-cell>
          <table:table-cell office:value-type="float" office:value="0.654035087719298" calcext:value-type="float">
            <text:p>0.654035087719298</text:p>
          </table:table-cell>
          <table:table-cell office:value-type="float" office:value="0.0460777772596959" calcext:value-type="float">
            <text:p>0.0460777772596959</text:p>
          </table:table-cell>
          <table:table-cell office:value-type="float" office:value="0.650526315789474" calcext:value-type="float">
            <text:p>0.650526315789474</text:p>
          </table:table-cell>
          <table:table-cell office:value-type="float" office:value="0.0464084661482085" calcext:value-type="float">
            <text:p>0.0464084661482085</text:p>
          </table:table-cell>
          <table:table-cell office:value-type="float" office:value="0.650350877192982" calcext:value-type="float">
            <text:p>0.650350877192982</text:p>
          </table:table-cell>
          <table:table-cell office:value-type="float" office:value="0.049864194234888" calcext:value-type="float">
            <text:p>0.049864194234888</text:p>
          </table:table-cell>
          <table:table-cell office:value-type="float" office:value="0.652280701754386" calcext:value-type="float">
            <text:p>0.652280701754386</text:p>
          </table:table-cell>
          <table:table-cell office:value-type="float" office:value="0.051081317320718" calcext:value-type="float">
            <text:p>0.051081317320718</text:p>
          </table:table-cell>
          <table:table-cell office:value-type="float" office:value="0.645087719298246" calcext:value-type="float">
            <text:p>0.645087719298246</text:p>
          </table:table-cell>
          <table:table-cell office:value-type="float" office:value="0.0412725453592161" calcext:value-type="float">
            <text:p>0.0412725453592161</text:p>
          </table:table-cell>
          <table:table-cell office:value-type="float" office:value="0.644035087719298" calcext:value-type="float">
            <text:p>0.644035087719298</text:p>
          </table:table-cell>
          <table:table-cell office:value-type="float" office:value="0.0458019528943407" calcext:value-type="float">
            <text:p>0.0458019528943407</text:p>
          </table:table-cell>
          <table:table-cell office:value-type="float" office:value="0.640350877192982" calcext:value-type="float">
            <text:p>0.640350877192982</text:p>
          </table:table-cell>
          <table:table-cell office:value-type="float" office:value="0.0477578931005483" calcext:value-type="float">
            <text:p>0.0477578931005483</text:p>
          </table:table-cell>
          <table:table-cell office:value-type="float" office:value="0.651754385964912" calcext:value-type="float">
            <text:p>0.651754385964912</text:p>
          </table:table-cell>
          <table:table-cell office:value-type="float" office:value="0.0490096639418777" calcext:value-type="float">
            <text:p>0.0490096639418777</text:p>
          </table:table-cell>
          <table:table-cell office:value-type="float" office:value="0.656842105263158" calcext:value-type="float">
            <text:p>0.656842105263158</text:p>
          </table:table-cell>
          <table:table-cell office:value-type="float" office:value="0.0443384143838747" calcext:value-type="float">
            <text:p>0.0443384143838747</text:p>
          </table:table-cell>
          <table:table-cell office:value-type="float" office:value="0.651228070175439" calcext:value-type="float">
            <text:p>0.651228070175439</text:p>
          </table:table-cell>
          <table:table-cell office:value-type="float" office:value="0.0467023272894721" calcext:value-type="float">
            <text:p>0.046702327289472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0.737" calcext:value-type="float">
            <text:p>0.737</text:p>
          </table:table-cell>
          <table:table-cell office:value-type="float" office:value="0.0432177946889678" calcext:value-type="float">
            <text:p>0.0432177946889678</text:p>
          </table:table-cell>
          <table:table-cell office:value-type="float" office:value="0.735" calcext:value-type="float">
            <text:p>0.735</text:p>
          </table:table-cell>
          <table:table-cell office:value-type="float" office:value="0.0377859468291821" calcext:value-type="float">
            <text:p>0.0377859468291821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38132124077753" calcext:value-type="float">
            <text:p>0.0338132124077753</text:p>
          </table:table-cell>
          <table:table-cell office:value-type="float" office:value="0.742" calcext:value-type="float">
            <text:p>0.742</text:p>
          </table:table-cell>
          <table:table-cell office:value-type="float" office:value="0.0407703596037884" calcext:value-type="float">
            <text:p>0.040770359603788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6533899905145" calcext:value-type="float">
            <text:p>0.0376533899905145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49761823721991" calcext:value-type="float">
            <text:p>0.0349761823721991</text:p>
          </table:table-cell>
          <table:table-cell office:value-type="float" office:value="0.741" calcext:value-type="float">
            <text:p>0.741</text:p>
          </table:table-cell>
          <table:table-cell office:value-type="float" office:value="0.0417532433869912" calcext:value-type="float">
            <text:p>0.041753243386991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13404247294484" calcext:value-type="float">
            <text:p>0.0313404247294484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8469293393829" calcext:value-type="float">
            <text:p>0.0398469293393829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42718872423572" calcext:value-type="float">
            <text:p>0.044271887242357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7" calcext:value-type="float">
            <text:p>0.747</text:p>
          </table:table-cell>
          <table:table-cell office:value-type="float" office:value="0.0434741302385683" calcext:value-type="float">
            <text:p>0.0434741302385683</text:p>
          </table:table-cell>
          <table:table-cell office:value-type="float" office:value="0.727" calcext:value-type="float">
            <text:p>0.727</text:p>
          </table:table-cell>
          <table:table-cell office:value-type="float" office:value="0.0377270901784558" calcext:value-type="float">
            <text:p>0.0377270901784558</text:p>
          </table:table-cell>
          <table:table-cell office:value-type="float" office:value="0.738" calcext:value-type="float">
            <text:p>0.738</text:p>
          </table:table-cell>
          <table:table-cell office:value-type="float" office:value="0.056134758493389" calcext:value-type="float">
            <text:p>0.056134758493389</text:p>
          </table:table-cell>
          <table:table-cell office:value-type="float" office:value="0.75" calcext:value-type="float">
            <text:p>0.75</text:p>
          </table:table-cell>
          <table:table-cell office:value-type="float" office:value="0.0305505046330389" calcext:value-type="float">
            <text:p>0.03055050463303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0.75" calcext:value-type="float">
            <text:p>0.75</text:p>
          </table:table-cell>
          <table:table-cell office:value-type="float" office:value="0.0483045891539648" calcext:value-type="float">
            <text:p>0.048304589153964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40601099101581" calcext:value-type="float">
            <text:p>0.0240601099101581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4546152771341" calcext:value-type="float">
            <text:p>0.039454615277134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59058123036339" calcext:value-type="float">
            <text:p>0.0259058123036339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47" calcext:value-type="float">
            <text:p>0.747</text:p>
          </table:table-cell>
          <table:table-cell office:value-type="float" office:value="0.0271006354989038" calcext:value-type="float">
            <text:p>0.027100635498903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51440295541948" calcext:value-type="float">
            <text:p>0.025144029554194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75499667110371" calcext:value-type="float">
            <text:p>0.037549966711037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03319558993444" calcext:value-type="float">
            <text:p>0.040331955899344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99814757623584" calcext:value-type="float">
            <text:p>0.0299814757623584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8528488738133" calcext:value-type="float">
            <text:p>0.038528488738133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896672875473" calcext:value-type="float">
            <text:p>0.034896672875473</text:p>
          </table:table-cell>
          <table:table-cell office:value-type="float" office:value="0.76" calcext:value-type="float">
            <text:p>0.76</text:p>
          </table:table-cell>
          <table:table-cell office:value-type="float" office:value="0.0408248290463863" calcext:value-type="float">
            <text:p>0.0408248290463863</text:p>
          </table:table-cell>
          <table:table-cell office:value-type="float" office:value="0.748" calcext:value-type="float">
            <text:p>0.748</text:p>
          </table:table-cell>
          <table:table-cell office:value-type="float" office:value="0.039665266081716" calcext:value-type="float">
            <text:p>0.03966526608171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45018514709691" calcext:value-type="float">
            <text:p>0.045018514709691</text:p>
          </table:table-cell>
          <table:table-cell office:value-type="float" office:value="0.76" calcext:value-type="float">
            <text:p>0.76</text:p>
          </table:table-cell>
          <table:table-cell office:value-type="float" office:value="0.0301846171271247" calcext:value-type="float">
            <text:p>0.03018461712712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0.753" calcext:value-type="float">
            <text:p>0.753</text:p>
          </table:table-cell>
          <table:table-cell office:value-type="float" office:value="0.0501220732035519" calcext:value-type="float">
            <text:p>0.0501220732035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13404247294484" calcext:value-type="float">
            <text:p>0.031340424729448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30823887354653" calcext:value-type="float">
            <text:p>0.0330823887354653</text:p>
          </table:table-cell>
          <table:table-cell office:value-type="float" office:value="0.749" calcext:value-type="float">
            <text:p>0.749</text:p>
          </table:table-cell>
          <table:table-cell office:value-type="float" office:value="0.027264140062238" calcext:value-type="float">
            <text:p>0.027264140062238</text:p>
          </table:table-cell>
          <table:table-cell office:value-type="float" office:value="0.77" calcext:value-type="float">
            <text:p>0.77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47211110933327" calcext:value-type="float">
            <text:p>0.034721111093332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47051068928543" calcext:value-type="float">
            <text:p>0.034705106892854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01248052954777" calcext:value-type="float">
            <text:p>0.040124805295477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84079883214881" calcext:value-type="float">
            <text:p>0.0484079883214881</text:p>
          </table:table-cell>
          <table:table-cell office:value-type="float" office:value="0.766" calcext:value-type="float">
            <text:p>0.766</text:p>
          </table:table-cell>
          <table:table-cell office:value-type="float" office:value="0.0250333111406914" calcext:value-type="float">
            <text:p>0.0250333111406914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7574633389072" calcext:value-type="float">
            <text:p>0.036757463338907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34757558155453" calcext:value-type="float">
            <text:p>0.02347575581554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79467296996248" calcext:value-type="float">
            <text:p>0.0479467296996248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0.753" calcext:value-type="float">
            <text:p>0.753</text:p>
          </table:table-cell>
          <table:table-cell office:value-type="float" office:value="0.0483160888777687" calcext:value-type="float">
            <text:p>0.0483160888777687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35124503255485" calcext:value-type="float">
            <text:p>0.0435124503255485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9496835316263" calcext:value-type="float">
            <text:p>0.0394968353162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35989417822777" calcext:value-type="float">
            <text:p>0.033598941782277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02581485810939" calcext:value-type="float">
            <text:p>0.0302581485810939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0840089349921" calcext:value-type="float">
            <text:p>0.030840089349921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62246079650591" calcext:value-type="float">
            <text:p>0.0362246079650591</text:p>
          </table:table-cell>
          <table:table-cell office:value-type="float" office:value="0.76" calcext:value-type="float">
            <text:p>0.76</text:p>
          </table:table-cell>
          <table:table-cell office:value-type="float" office:value="0.0371184290855335" calcext:value-type="float">
            <text:p>0.0371184290855335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3" calcext:value-type="float">
            <text:p>0.763</text:p>
          </table:table-cell>
          <table:table-cell office:value-type="float" office:value="0.0290784379834192" calcext:value-type="float">
            <text:p>0.0290784379834192</text:p>
          </table:table-cell>
          <table:table-cell office:value-type="float" office:value="0.772" calcext:value-type="float">
            <text:p>0.772</text:p>
          </table:table-cell>
          <table:table-cell office:value-type="float" office:value="0.039665266081716" calcext:value-type="float">
            <text:p>0.039665266081716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43834585552736" calcext:value-type="float">
            <text:p>0.034383458555273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404007700696684" calcext:value-type="float">
            <text:p>0.040400770069668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280673792466945" calcext:value-type="float">
            <text:p>0.0280673792466945</text:p>
          </table:table-cell>
          <table:table-cell office:value-type="float" office:value="0.77" calcext:value-type="float">
            <text:p>0.77</text:p>
          </table:table-cell>
          <table:table-cell office:value-type="float" office:value="0.0408248290463863" calcext:value-type="float">
            <text:p>0.0408248290463863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5213633723318" calcext:value-type="float">
            <text:p>0.0352136337233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0.756" calcext:value-type="float">
            <text:p>0.756</text:p>
          </table:table-cell>
          <table:table-cell office:value-type="float" office:value="0.047656176001764" calcext:value-type="float">
            <text:p>0.047656176001764</text:p>
          </table:table-cell>
          <table:table-cell office:value-type="float" office:value="0.748" calcext:value-type="float">
            <text:p>0.748</text:p>
          </table:table-cell>
          <table:table-cell office:value-type="float" office:value="0.0428952211790544" calcext:value-type="float">
            <text:p>0.0428952211790544</text:p>
          </table:table-cell>
          <table:table-cell office:value-type="float" office:value="0.765" calcext:value-type="float">
            <text:p>0.765</text:p>
          </table:table-cell>
          <table:table-cell office:value-type="float" office:value="0.0330823887354653" calcext:value-type="float">
            <text:p>0.0330823887354653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5" calcext:value-type="float">
            <text:p>0.765</text:p>
          </table:table-cell>
          <table:table-cell office:value-type="float" office:value="0.0400693842672376" calcext:value-type="float">
            <text:p>0.0400693842672376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09300285590987" calcext:value-type="float">
            <text:p>0.0309300285590987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33999334663342" calcext:value-type="float">
            <text:p>0.033399933466334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30151480384383" calcext:value-type="float">
            <text:p>0.0330151480384383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7" calcext:value-type="float">
            <text:p>0.77</text:p>
          </table:table-cell>
          <table:table-cell office:value-type="float" office:value="0.0449691252107734" calcext:value-type="float">
            <text:p>0.0449691252107734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24722103412201" calcext:value-type="float">
            <text:p>0.0324722103412201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74759181934805" calcext:value-type="float">
            <text:p>0.0374759181934805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71620650499511" calcext:value-type="float">
            <text:p>0.02716206504995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0398469293393829" calcext:value-type="float">
            <text:p>0.0398469293393829</text:p>
          </table:table-cell>
          <table:table-cell office:value-type="float" office:value="0.76" calcext:value-type="float">
            <text:p>0.76</text:p>
          </table:table-cell>
          <table:table-cell office:value-type="float" office:value="0.036514837167011" calcext:value-type="float">
            <text:p>0.0365148371670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0.7498" calcext:value-type="float">
            <text:p>0.7498</text:p>
          </table:table-cell>
          <table:table-cell office:value-type="float" office:value="0.0475233443852034" calcext:value-type="float">
            <text:p>0.0475233443852034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9188305946783" calcext:value-type="float">
            <text:p>0.0359188305946783</text:p>
          </table:table-cell>
          <table:table-cell office:value-type="float" office:value="0.7596" calcext:value-type="float">
            <text:p>0.7596</text:p>
          </table:table-cell>
          <table:table-cell office:value-type="float" office:value="0.0357858880944206" calcext:value-type="float">
            <text:p>0.0357858880944206</text:p>
          </table:table-cell>
          <table:table-cell office:value-type="float" office:value="0.7532" calcext:value-type="float">
            <text:p>0.7532</text:p>
          </table:table-cell>
          <table:table-cell office:value-type="float" office:value="0.0327772691896057" calcext:value-type="float">
            <text:p>0.0327772691896057</text:p>
          </table:table-cell>
          <table:table-cell office:value-type="float" office:value="0.7658" calcext:value-type="float">
            <text:p>0.7658</text:p>
          </table:table-cell>
          <table:table-cell office:value-type="float" office:value="0.0351708839598546" calcext:value-type="float">
            <text:p>0.035170883959854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17136093746911" calcext:value-type="float">
            <text:p>0.0317136093746911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42453842530867" calcext:value-type="float">
            <text:p>0.0342453842530867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6384276227992" calcext:value-type="float">
            <text:p>0.0366384276227992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95499732326512" calcext:value-type="float">
            <text:p>0.0395499732326512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5191987640036" calcext:value-type="float">
            <text:p>0.0315191987640036</text:p>
          </table:table-cell>
          <table:table-cell office:value-type="float" office:value="0.7614" calcext:value-type="float">
            <text:p>0.7614</text:p>
          </table:table-cell>
          <table:table-cell office:value-type="float" office:value="0.0387565747740344" calcext:value-type="float">
            <text:p>0.0387565747740344</text:p>
          </table:table-cell>
          <table:table-cell office:value-type="float" office:value="0.7626" calcext:value-type="float">
            <text:p>0.7626</text:p>
          </table:table-cell>
          <table:table-cell office:value-type="float" office:value="0.0348587035637111" calcext:value-type="float">
            <text:p>0.0348587035637111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97866221774021" calcext:value-type="float">
            <text:p>0.0397866221774021</text:p>
          </table:table-cell>
          <table:table-cell office:value-type="float" office:value="0.75" calcext:value-type="float">
            <text:p>0.75</text:p>
          </table:table-cell>
          <table:table-cell office:value-type="float" office:value="0.0312195112744725" calcext:value-type="float">
            <text:p>0.0312195112744725</text:p>
          </table:table-cell>
          <table:table-cell office:value-type="float" office:value="0.7608" calcext:value-type="float">
            <text:p>0.7608</text:p>
          </table:table-cell>
          <table:table-cell office:value-type="float" office:value="0.0459543522576948" calcext:value-type="float">
            <text:p>0.0459543522576948</text:p>
          </table:table-cell>
          <table:table-cell office:value-type="float" office:value="0.7584" calcext:value-type="float">
            <text:p>0.7584</text:p>
          </table:table-cell>
          <table:table-cell office:value-type="float" office:value="0.0331727052233654" calcext:value-type="float">
            <text:p>0.03317270522336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50238014308365" calcext:value-type="float">
            <text:p>0.035023801430836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87154864219589" calcext:value-type="float">
            <text:p>0.0387154864219589</text:p>
          </table:table-cell>
          <table:table-cell office:value-type="float" office:value="0.729" calcext:value-type="float">
            <text:p>0.729</text:p>
          </table:table-cell>
          <table:table-cell office:value-type="float" office:value="0.0425440947723652" calcext:value-type="float">
            <text:p>0.042544094772365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7142614436129" calcext:value-type="float">
            <text:p>0.0467142614436129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22490309931942" calcext:value-type="float">
            <text:p>0.0322490309931942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09300285590988" calcext:value-type="float">
            <text:p>0.0309300285590988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3350515007407" calcext:value-type="float">
            <text:p>0.0323350515007407</text:p>
          </table:table-cell>
          <table:table-cell office:value-type="float" office:value="0.731" calcext:value-type="float">
            <text:p>0.731</text:p>
          </table:table-cell>
          <table:table-cell office:value-type="float" office:value="0.0433205109234259" calcext:value-type="float">
            <text:p>0.0433205109234259</text:p>
          </table:table-cell>
          <table:table-cell office:value-type="float" office:value="0.75" calcext:value-type="float">
            <text:p>0.75</text:p>
          </table:table-cell>
          <table:table-cell office:value-type="float" office:value="0.0362092683040007" calcext:value-type="float">
            <text:p>0.0362092683040007</text:p>
          </table:table-cell>
          <table:table-cell office:value-type="float" office:value="0.743" calcext:value-type="float">
            <text:p>0.743</text:p>
          </table:table-cell>
          <table:table-cell office:value-type="float" office:value="0.0326768691550732" calcext:value-type="float">
            <text:p>0.0326768691550732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14192655120242" calcext:value-type="float">
            <text:p>0.0414192655120242</text:p>
          </table:table-cell>
          <table:table-cell office:value-type="float" office:value="0.744" calcext:value-type="float">
            <text:p>0.744</text:p>
          </table:table-cell>
          <table:table-cell office:value-type="float" office:value="0.0469515116310907" calcext:value-type="float">
            <text:p>0.0469515116310907</text:p>
          </table:table-cell>
          <table:table-cell office:value-type="float" office:value="0.741" calcext:value-type="float">
            <text:p>0.741</text:p>
          </table:table-cell>
          <table:table-cell office:value-type="float" office:value="0.0392852813828962" calcext:value-type="float">
            <text:p>0.0392852813828962</text:p>
          </table:table-cell>
          <table:table-cell office:value-type="float" office:value="0.73" calcext:value-type="float">
            <text:p>0.73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59165699921359" calcext:value-type="float">
            <text:p>0.03591656999213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5298221281347" calcext:value-type="float">
            <text:p>0.025298221281347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71522357193519" calcext:value-type="float">
            <text:p>0.0471522357193519</text:p>
          </table:table-cell>
          <table:table-cell office:value-type="float" office:value="0.744" calcext:value-type="float">
            <text:p>0.744</text:p>
          </table:table-cell>
          <table:table-cell office:value-type="float" office:value="0.0356526452189892" calcext:value-type="float">
            <text:p>0.0356526452189892</text:p>
          </table:table-cell>
          <table:table-cell office:value-type="float" office:value="0.76" calcext:value-type="float">
            <text:p>0.76</text:p>
          </table:table-cell>
          <table:table-cell office:value-type="float" office:value="0.0447213595499958" calcext:value-type="float">
            <text:p>0.0447213595499958</text:p>
          </table:table-cell>
          <table:table-cell office:value-type="float" office:value="0.756" calcext:value-type="float">
            <text:p>0.756</text:p>
          </table:table-cell>
          <table:table-cell office:value-type="float" office:value="0.0241292814278051" calcext:value-type="float">
            <text:p>0.0241292814278051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5" calcext:value-type="float">
            <text:p>0.755</text:p>
          </table:table-cell>
          <table:table-cell office:value-type="float" office:value="0.0380788655293195" calcext:value-type="float">
            <text:p>0.0380788655293195</text:p>
          </table:table-cell>
          <table:table-cell office:value-type="float" office:value="0.748" calcext:value-type="float">
            <text:p>0.748</text:p>
          </table:table-cell>
          <table:table-cell office:value-type="float" office:value="0.0239443799947573" calcext:value-type="float">
            <text:p>0.0239443799947573</text:p>
          </table:table-cell>
          <table:table-cell office:value-type="float" office:value="0.756" calcext:value-type="float">
            <text:p>0.756</text:p>
          </table:table-cell>
          <table:table-cell office:value-type="float" office:value="0.050155314330144" calcext:value-type="float">
            <text:p>0.050155314330144</text:p>
          </table:table-cell>
          <table:table-cell office:value-type="float" office:value="0.76" calcext:value-type="float">
            <text:p>0.76</text:p>
          </table:table-cell>
          <table:table-cell office:value-type="float" office:value="0.0316227766016838" calcext:value-type="float">
            <text:p>0.0316227766016838</text:p>
          </table:table-cell>
          <table:table-cell office:value-type="float" office:value="0.746" calcext:value-type="float">
            <text:p>0.746</text:p>
          </table:table-cell>
          <table:table-cell office:value-type="float" office:value="0.0362705880232945" calcext:value-type="float">
            <text:p>0.0362705880232945</text:p>
          </table:table-cell>
          <table:table-cell office:value-type="float" office:value="0.749" calcext:value-type="float">
            <text:p>0.749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044522154285504" calcext:value-type="float">
            <text:p>0.0445221542855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0450801754901444" calcext:value-type="float">
            <text:p>0.0450801754901444</text:p>
          </table:table-cell>
          <table:table-cell office:value-type="float" office:value="0.755" calcext:value-type="float">
            <text:p>0.755</text:p>
          </table:table-cell>
          <table:table-cell office:value-type="float" office:value="0.0275882422620781" calcext:value-type="float">
            <text:p>0.0275882422620781</text:p>
          </table:table-cell>
          <table:table-cell office:value-type="float" office:value="0.754" calcext:value-type="float">
            <text:p>0.754</text:p>
          </table:table-cell>
          <table:table-cell office:value-type="float" office:value="0.0427395211328656" calcext:value-type="float">
            <text:p>0.04273952113286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61618891604648" calcext:value-type="float">
            <text:p>0.0261618891604648</text:p>
          </table:table-cell>
          <table:table-cell office:value-type="float" office:value="0.754" calcext:value-type="float">
            <text:p>0.754</text:p>
          </table:table-cell>
          <table:table-cell office:value-type="float" office:value="0.0380642731296538" calcext:value-type="float">
            <text:p>0.0380642731296538</text:p>
          </table:table-cell>
          <table:table-cell office:value-type="float" office:value="0.758" calcext:value-type="float">
            <text:p>0.758</text:p>
          </table:table-cell>
          <table:table-cell office:value-type="float" office:value="0.0454116969758037" calcext:value-type="float">
            <text:p>0.0454116969758037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6" calcext:value-type="float">
            <text:p>0.76</text:p>
          </table:table-cell>
          <table:table-cell office:value-type="float" office:value="0.0323178657161088" calcext:value-type="float">
            <text:p>0.0323178657161088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19895816373602" calcext:value-type="float">
            <text:p>0.0319895816373602</text:p>
          </table:table-cell>
          <table:table-cell office:value-type="float" office:value="0.749" calcext:value-type="float">
            <text:p>0.749</text:p>
          </table:table-cell>
          <table:table-cell office:value-type="float" office:value="0.0406748625620842" calcext:value-type="float">
            <text:p>0.0406748625620842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70585122924994" calcext:value-type="float">
            <text:p>0.0370585122924994</text:p>
          </table:table-cell>
          <table:table-cell office:value-type="float" office:value="0.756" calcext:value-type="float">
            <text:p>0.756</text:p>
          </table:table-cell>
          <table:table-cell office:value-type="float" office:value="0.0383550663030467" calcext:value-type="float">
            <text:p>0.0383550663030467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4253953543107" calcext:value-type="float">
            <text:p>0.034253953543107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33499958354153" calcext:value-type="float">
            <text:p>0.0333499958354153</text:p>
          </table:table-cell>
          <table:table-cell office:value-type="float" office:value="0.767" calcext:value-type="float">
            <text:p>0.767</text:p>
          </table:table-cell>
          <table:table-cell office:value-type="float" office:value="0.0386005181312375" calcext:value-type="float">
            <text:p>0.0386005181312375</text:p>
          </table:table-cell>
          <table:table-cell office:value-type="float" office:value="0.76" calcext:value-type="float">
            <text:p>0.76</text:p>
          </table:table-cell>
          <table:table-cell office:value-type="float" office:value="0.032659863237109" calcext:value-type="float">
            <text:p>0.032659863237109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43834585552736" calcext:value-type="float">
            <text:p>0.034383458555273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64365067451978" calcext:value-type="float">
            <text:p>0.0264365067451978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21282153600573" calcext:value-type="float">
            <text:p>0.032128215360057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46570499481867" calcext:value-type="float">
            <text:p>0.034657049948186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4289321768617" calcext:value-type="float">
            <text:p>0.0314289321768617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82390143991999" calcext:value-type="float">
            <text:p>0.038239014399199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43349514181816" calcext:value-type="float">
            <text:p>0.0343349514181816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97352348538282" calcext:value-type="float">
            <text:p>0.0397352348538282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5213633723318" calcext:value-type="float">
            <text:p>0.035213633723318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59629438913631" calcext:value-type="float">
            <text:p>0.0359629438913631</text:p>
          </table:table-cell>
          <table:table-cell office:value-type="float" office:value="0.759" calcext:value-type="float">
            <text:p>0.759</text:p>
          </table:table-cell>
          <table:table-cell office:value-type="float" office:value="0.0372528895225293" calcext:value-type="float">
            <text:p>0.0372528895225293</text:p>
          </table:table-cell>
          <table:table-cell office:value-type="float" office:value="0.753" calcext:value-type="float">
            <text:p>0.753</text:p>
          </table:table-cell>
          <table:table-cell office:value-type="float" office:value="0.0371333931776896" calcext:value-type="float">
            <text:p>0.037133393177689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29309040939426" calcext:value-type="float">
            <text:p>0.0329309040939426</text:p>
          </table:table-cell>
          <table:table-cell office:value-type="float" office:value="0.758" calcext:value-type="float">
            <text:p>0.758</text:p>
          </table:table-cell>
          <table:table-cell office:value-type="float" office:value="0.0361478445646025" calcext:value-type="float">
            <text:p>0.0361478445646025</text:p>
          </table:table-cell>
          <table:table-cell office:value-type="float" office:value="0.76" calcext:value-type="float">
            <text:p>0.76</text:p>
          </table:table-cell>
          <table:table-cell office:value-type="float" office:value="0.0346410161513775" calcext:value-type="float">
            <text:p>0.0346410161513775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10733898304571" calcext:value-type="float">
            <text:p>0.0310733898304571</text:p>
          </table:table-cell>
          <table:table-cell office:value-type="float" office:value="0.768" calcext:value-type="float">
            <text:p>0.768</text:p>
          </table:table-cell>
          <table:table-cell office:value-type="float" office:value="0.034253953543107" calcext:value-type="float">
            <text:p>0.0342539535431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9" calcext:value-type="float">
            <text:p>0.759</text:p>
          </table:table-cell>
          <table:table-cell office:value-type="float" office:value="0.0292308816911916" calcext:value-type="float">
            <text:p>0.029230881691191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39280283999985" calcext:value-type="float">
            <text:p>0.03392802839999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0378447119452932" calcext:value-type="float">
            <text:p>0.0378447119452932</text:p>
          </table:table-cell>
          <table:table-cell office:value-type="float" office:value="0.758" calcext:value-type="float">
            <text:p>0.758</text:p>
          </table:table-cell>
          <table:table-cell office:value-type="float" office:value="0.0274064063881259" calcext:value-type="float">
            <text:p>0.0274064063881259</text:p>
          </table:table-cell>
          <table:table-cell office:value-type="float" office:value="0.763" calcext:value-type="float">
            <text:p>0.763</text:p>
          </table:table-cell>
          <table:table-cell office:value-type="float" office:value="0.0377270901784557" calcext:value-type="float">
            <text:p>0.0377270901784557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57304725222976" calcext:value-type="float">
            <text:p>0.0357304725222976</text:p>
          </table:table-cell>
          <table:table-cell office:value-type="float" office:value="0.752" calcext:value-type="float">
            <text:p>0.752</text:p>
          </table:table-cell>
          <table:table-cell office:value-type="float" office:value="0.0339280283999986" calcext:value-type="float">
            <text:p>0.0339280283999986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41402336775183" calcext:value-type="float">
            <text:p>0.0341402336775183</text:p>
          </table:table-cell>
          <table:table-cell office:value-type="float" office:value="0.76" calcext:value-type="float">
            <text:p>0.76</text:p>
          </table:table-cell>
          <table:table-cell office:value-type="float" office:value="0.034960294939005" calcext:value-type="float">
            <text:p>0.034960294939005</text:p>
          </table:table-cell>
          <table:table-cell office:value-type="float" office:value="0.757" calcext:value-type="float">
            <text:p>0.757</text:p>
          </table:table-cell>
          <table:table-cell office:value-type="float" office:value="0.0405654478042034" calcext:value-type="float">
            <text:p>0.0405654478042034</text:p>
          </table:table-cell>
          <table:table-cell office:value-type="float" office:value="0.76" calcext:value-type="float">
            <text:p>0.76</text:p>
          </table:table-cell>
          <table:table-cell office:value-type="float" office:value="0.0309120616516523" calcext:value-type="float">
            <text:p>0.0309120616516523</text:p>
          </table:table-cell>
          <table:table-cell office:value-type="float" office:value="0.762" calcext:value-type="float">
            <text:p>0.762</text:p>
          </table:table-cell>
          <table:table-cell office:value-type="float" office:value="0.0285968141193696" calcext:value-type="float">
            <text:p>0.0285968141193696</text:p>
          </table:table-cell>
          <table:table-cell office:value-type="float" office:value="0.762" calcext:value-type="float">
            <text:p>0.762</text:p>
          </table:table-cell>
          <table:table-cell office:value-type="float" office:value="0.0373571352696584" calcext:value-type="float">
            <text:p>0.0373571352696584</text:p>
          </table:table-cell>
          <table:table-cell office:value-type="float" office:value="0.764" calcext:value-type="float">
            <text:p>0.764</text:p>
          </table:table-cell>
          <table:table-cell office:value-type="float" office:value="0.0389301368550838" calcext:value-type="float">
            <text:p>0.0389301368550838</text:p>
          </table:table-cell>
          <table:table-cell office:value-type="float" office:value="0.761" calcext:value-type="float">
            <text:p>0.761</text:p>
          </table:table-cell>
          <table:table-cell office:value-type="float" office:value="0.0363470921960906" calcext:value-type="float">
            <text:p>0.0363470921960906</text:p>
          </table:table-cell>
          <table:table-cell office:value-type="float" office:value="0.766" calcext:value-type="float">
            <text:p>0.766</text:p>
          </table:table-cell>
          <table:table-cell office:value-type="float" office:value="0.0333999334663342" calcext:value-type="float">
            <text:p>0.033399933466334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credit-g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284302600618075" calcext:value-type="float">
            <text:p>0.0284302600618075</text:p>
          </table:table-cell>
          <table:table-cell office:value-type="float" office:value="0.7566" calcext:value-type="float">
            <text:p>0.7566</text:p>
          </table:table-cell>
          <table:table-cell office:value-type="float" office:value="0.0379976478062041" calcext:value-type="float">
            <text:p>0.03799764780620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0392220397721276" calcext:value-type="float">
            <text:p>0.0392220397721276</text:p>
          </table:table-cell>
          <table:table-cell office:value-type="float" office:value="0.7564" calcext:value-type="float">
            <text:p>0.7564</text:p>
          </table:table-cell>
          <table:table-cell office:value-type="float" office:value="0.0364798349837307" calcext:value-type="float">
            <text:p>0.0364798349837307</text:p>
          </table:table-cell>
          <table:table-cell office:value-type="float" office:value="0.7586" calcext:value-type="float">
            <text:p>0.7586</text:p>
          </table:table-cell>
          <table:table-cell office:value-type="float" office:value="0.0329324565429527" calcext:value-type="float">
            <text:p>0.0329324565429527</text:p>
          </table:table-cell>
          <table:table-cell office:value-type="float" office:value="0.7606" calcext:value-type="float">
            <text:p>0.7606</text:p>
          </table:table-cell>
          <table:table-cell office:value-type="float" office:value="0.0349520589717741" calcext:value-type="float">
            <text:p>0.0349520589717741</text:p>
          </table:table-cell>
          <table:table-cell office:value-type="float" office:value="0.7504" calcext:value-type="float">
            <text:p>0.7504</text:p>
          </table:table-cell>
          <table:table-cell office:value-type="float" office:value="0.0366694039808659" calcext:value-type="float">
            <text:p>0.036669403980865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0320548630095424" calcext:value-type="float">
            <text:p>0.0320548630095424</text:p>
          </table:table-cell>
          <table:table-cell office:value-type="float" office:value="0.7542" calcext:value-type="float">
            <text:p>0.7542</text:p>
          </table:table-cell>
          <table:table-cell office:value-type="float" office:value="0.039730603525409" calcext:value-type="float">
            <text:p>0.039730603525409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0365417789049833" calcext:value-type="float">
            <text:p>0.0365417789049833</text:p>
          </table:table-cell>
          <table:table-cell office:value-type="float" office:value="0.7516" calcext:value-type="float">
            <text:p>0.7516</text:p>
          </table:table-cell>
          <table:table-cell office:value-type="float" office:value="0.0350695956621513" calcext:value-type="float">
            <text:p>0.0350695956621513</text:p>
          </table:table-cell>
          <table:table-cell office:value-type="float" office:value="0.7562" calcext:value-type="float">
            <text:p>0.7562</text:p>
          </table:table-cell>
          <table:table-cell office:value-type="float" office:value="0.0336548654197801" calcext:value-type="float">
            <text:p>0.0336548654197801</text:p>
          </table:table-cell>
          <table:table-cell office:value-type="float" office:value="0.7526" calcext:value-type="float">
            <text:p>0.7526</text:p>
          </table:table-cell>
          <table:table-cell office:value-type="float" office:value="0.0396657283172542" calcext:value-type="float">
            <text:p>0.0396657283172542</text:p>
          </table:table-cell>
          <table:table-cell office:value-type="float" office:value="0.7582" calcext:value-type="float">
            <text:p>0.7582</text:p>
          </table:table-cell>
          <table:table-cell office:value-type="float" office:value="0.0393074256021479" calcext:value-type="float">
            <text:p>0.0393074256021479</text:p>
          </table:table-cell>
          <table:table-cell office:value-type="float" office:value="0.7534" calcext:value-type="float">
            <text:p>0.7534</text:p>
          </table:table-cell>
          <table:table-cell office:value-type="float" office:value="0.0317161298354774" calcext:value-type="float">
            <text:p>0.0317161298354774</text:p>
          </table:table-cell>
          <table:table-cell office:value-type="float" office:value="0.7602" calcext:value-type="float">
            <text:p>0.7602</text:p>
          </table:table-cell>
          <table:table-cell office:value-type="float" office:value="0.0361386873379433" calcext:value-type="float">
            <text:p>0.03613868733794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53793574846206" calcext:value-type="float">
            <text:p>0.753793574846206</text:p>
          </table:table-cell>
          <table:table-cell office:value-type="float" office:value="0.0547491543922711" calcext:value-type="float">
            <text:p>0.0547491543922711</text:p>
          </table:table-cell>
          <table:table-cell office:value-type="float" office:value="0.730502392344498" calcext:value-type="float">
            <text:p>0.730502392344498</text:p>
          </table:table-cell>
          <table:table-cell office:value-type="float" office:value="0.0479282236001287" calcext:value-type="float">
            <text:p>0.0479282236001287</text:p>
          </table:table-cell>
          <table:table-cell office:value-type="float" office:value="0.746035543403965" calcext:value-type="float">
            <text:p>0.746035543403965</text:p>
          </table:table-cell>
          <table:table-cell office:value-type="float" office:value="0.0534044154442836" calcext:value-type="float">
            <text:p>0.0534044154442836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620219123928283" calcext:value-type="float">
            <text:p>0.0620219123928283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693732412145136" calcext:value-type="float">
            <text:p>0.0693732412145136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01971001647101" calcext:value-type="float">
            <text:p>0.0401971001647101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570069559469952" calcext:value-type="float">
            <text:p>0.0570069559469952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643381550775595" calcext:value-type="float">
            <text:p>0.0643381550775595</text:p>
          </table:table-cell>
          <table:table-cell office:value-type="float" office:value="0.753861927546138" calcext:value-type="float">
            <text:p>0.753861927546138</text:p>
          </table:table-cell>
          <table:table-cell office:value-type="float" office:value="0.0448826408997865" calcext:value-type="float">
            <text:p>0.0448826408997865</text:p>
          </table:table-cell>
          <table:table-cell office:value-type="float" office:value="0.726520847573479" calcext:value-type="float">
            <text:p>0.726520847573479</text:p>
          </table:table-cell>
          <table:table-cell office:value-type="float" office:value="0.0608972412818118" calcext:value-type="float">
            <text:p>0.060897241281811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69047459287477" calcext:value-type="float">
            <text:p>0.0569047459287477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639721975241684" calcext:value-type="float">
            <text:p>0.0639721975241684</text:p>
          </table:table-cell>
          <table:table-cell office:value-type="float" office:value="0.746001367053999" calcext:value-type="float">
            <text:p>0.746001367053999</text:p>
          </table:table-cell>
          <table:table-cell office:value-type="float" office:value="0.0595825780063917" calcext:value-type="float">
            <text:p>0.0595825780063917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558551454131214" calcext:value-type="float">
            <text:p>0.0558551454131214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88019217150001" calcext:value-type="float">
            <text:p>0.0488019217150001</text:p>
          </table:table-cell>
          <table:table-cell office:value-type="float" office:value="0.746052631578947" calcext:value-type="float">
            <text:p>0.746052631578947</text:p>
          </table:table-cell>
          <table:table-cell office:value-type="float" office:value="0.061516609806099" calcext:value-type="float">
            <text:p>0.0615166098060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64268626110731" calcext:value-type="float">
            <text:p>0.764268626110731</text:p>
          </table:table-cell>
          <table:table-cell office:value-type="float" office:value="0.0557828372629032" calcext:value-type="float">
            <text:p>0.0557828372629032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527928465713975" calcext:value-type="float">
            <text:p>0.0527928465713975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988807103658" calcext:value-type="float">
            <text:p>0.0526988807103658</text:p>
          </table:table-cell>
          <table:table-cell office:value-type="float" office:value="0.761671223513329" calcext:value-type="float">
            <text:p>0.761671223513329</text:p>
          </table:table-cell>
          <table:table-cell office:value-type="float" office:value="0.0502070659622113" calcext:value-type="float">
            <text:p>0.0502070659622113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658737164797579" calcext:value-type="float">
            <text:p>0.0658737164797579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4964585886955" calcext:value-type="float">
            <text:p>0.04964585886955</text:p>
          </table:table-cell>
          <table:table-cell office:value-type="float" office:value="0.769446343130554" calcext:value-type="float">
            <text:p>0.769446343130554</text:p>
          </table:table-cell>
          <table:table-cell office:value-type="float" office:value="0.0616087522461251" calcext:value-type="float">
            <text:p>0.061608752246125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76880725198827" calcext:value-type="float">
            <text:p>0.0476880725198827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574518601008255" calcext:value-type="float">
            <text:p>0.0574518601008255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0182270633761" calcext:value-type="float">
            <text:p>0.050182270633761</text:p>
          </table:table-cell>
          <table:table-cell office:value-type="float" office:value="0.752546138072454" calcext:value-type="float">
            <text:p>0.752546138072454</text:p>
          </table:table-cell>
          <table:table-cell office:value-type="float" office:value="0.0620328970002489" calcext:value-type="float">
            <text:p>0.0620328970002489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544863902027626" calcext:value-type="float">
            <text:p>0.0544863902027626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3187350679186" calcext:value-type="float">
            <text:p>0.0563187350679186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76000887800398" calcext:value-type="float">
            <text:p>0.0476000887800398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5632877100324" calcext:value-type="float">
            <text:p>0.05563287710032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70070555468428" calcext:value-type="float">
            <text:p>0.057007055546842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69463431305536" calcext:value-type="float">
            <text:p>0.769463431305536</text:p>
          </table:table-cell>
          <table:table-cell office:value-type="float" office:value="0.0586664393026054" calcext:value-type="float">
            <text:p>0.0586664393026054</text:p>
          </table:table-cell>
          <table:table-cell office:value-type="float" office:value="0.747385509227614" calcext:value-type="float">
            <text:p>0.747385509227614</text:p>
          </table:table-cell>
          <table:table-cell office:value-type="float" office:value="0.0517395305740385" calcext:value-type="float">
            <text:p>0.0517395305740385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25827946267829" calcext:value-type="float">
            <text:p>0.0525827946267829</text:p>
          </table:table-cell>
          <table:table-cell office:value-type="float" office:value="0.768113465481887" calcext:value-type="float">
            <text:p>0.768113465481887</text:p>
          </table:table-cell>
          <table:table-cell office:value-type="float" office:value="0.0598540551467325" calcext:value-type="float">
            <text:p>0.0598540551467325</text:p>
          </table:table-cell>
          <table:table-cell office:value-type="float" office:value="0.769463431305537" calcext:value-type="float">
            <text:p>0.769463431305537</text:p>
          </table:table-cell>
          <table:table-cell office:value-type="float" office:value="0.05179007401617" calcext:value-type="float">
            <text:p>0.05179007401617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465956546069793" calcext:value-type="float">
            <text:p>0.0465956546069793</text:p>
          </table:table-cell>
          <table:table-cell office:value-type="float" office:value="0.764251537935748" calcext:value-type="float">
            <text:p>0.764251537935748</text:p>
          </table:table-cell>
          <table:table-cell office:value-type="float" office:value="0.0501744953315396" calcext:value-type="float">
            <text:p>0.0501744953315396</text:p>
          </table:table-cell>
          <table:table-cell office:value-type="float" office:value="0.765498974709501" calcext:value-type="float">
            <text:p>0.765498974709501</text:p>
          </table:table-cell>
          <table:table-cell office:value-type="float" office:value="0.0584538847220768" calcext:value-type="float">
            <text:p>0.0584538847220768</text:p>
          </table:table-cell>
          <table:table-cell office:value-type="float" office:value="0.772043745727956" calcext:value-type="float">
            <text:p>0.772043745727956</text:p>
          </table:table-cell>
          <table:table-cell office:value-type="float" office:value="0.046335885295609" calcext:value-type="float">
            <text:p>0.0463358852956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496448654933281" calcext:value-type="float">
            <text:p>0.0496448654933281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633849452064253" calcext:value-type="float">
            <text:p>0.0633849452064253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477869929911492" calcext:value-type="float">
            <text:p>0.0477869929911492</text:p>
          </table:table-cell>
          <table:table-cell office:value-type="float" office:value="0.765567327409433" calcext:value-type="float">
            <text:p>0.765567327409433</text:p>
          </table:table-cell>
          <table:table-cell office:value-type="float" office:value="0.0491141915021887" calcext:value-type="float">
            <text:p>0.0491141915021887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473427126336282" calcext:value-type="float">
            <text:p>0.0473427126336282</text:p>
          </table:table-cell>
          <table:table-cell office:value-type="float" office:value="0.749914559125086" calcext:value-type="float">
            <text:p>0.749914559125086</text:p>
          </table:table-cell>
          <table:table-cell office:value-type="float" office:value="0.0564322300094486" calcext:value-type="float">
            <text:p>0.0564322300094486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14319971508675" calcext:value-type="float">
            <text:p>0.051431997150867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69463431305536" calcext:value-type="float">
            <text:p>0.769463431305536</text:p>
          </table:table-cell>
          <table:table-cell office:value-type="float" office:value="0.0583461270650006" calcext:value-type="float">
            <text:p>0.0583461270650006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491851948519549" calcext:value-type="float">
            <text:p>0.0491851948519549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7070755267423" calcext:value-type="float">
            <text:p>0.057070755267423</text:p>
          </table:table-cell>
          <table:table-cell office:value-type="float" office:value="0.770727956254272" calcext:value-type="float">
            <text:p>0.770727956254272</text:p>
          </table:table-cell>
          <table:table-cell office:value-type="float" office:value="0.0556488311581041" calcext:value-type="float">
            <text:p>0.0556488311581041</text:p>
          </table:table-cell>
          <table:table-cell office:value-type="float" office:value="0.770727956254272" calcext:value-type="float">
            <text:p>0.770727956254272</text:p>
          </table:table-cell>
          <table:table-cell office:value-type="float" office:value="0.0553110463858902" calcext:value-type="float">
            <text:p>0.055311046385890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30349343169585" calcext:value-type="float">
            <text:p>0.0530349343169585</text:p>
          </table:table-cell>
          <table:table-cell office:value-type="float" office:value="0.770710868079289" calcext:value-type="float">
            <text:p>0.770710868079289</text:p>
          </table:table-cell>
          <table:table-cell office:value-type="float" office:value="0.0603251463746939" calcext:value-type="float">
            <text:p>0.0603251463746939</text:p>
          </table:table-cell>
          <table:table-cell office:value-type="float" office:value="0.764217361585783" calcext:value-type="float">
            <text:p>0.764217361585783</text:p>
          </table:table-cell>
          <table:table-cell office:value-type="float" office:value="0.0551221193651394" calcext:value-type="float">
            <text:p>0.0551221193651394</text:p>
          </table:table-cell>
          <table:table-cell office:value-type="float" office:value="0.773359535201641" calcext:value-type="float">
            <text:p>0.773359535201641</text:p>
          </table:table-cell>
          <table:table-cell office:value-type="float" office:value="0.0461670394203429" calcext:value-type="float">
            <text:p>0.0461670394203429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30802500312577" calcext:value-type="float">
            <text:p>0.0530802500312577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678925806054044" calcext:value-type="float">
            <text:p>0.0678925806054044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0703264556049" calcext:value-type="float">
            <text:p>0.0520703264556049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543262320730406" calcext:value-type="float">
            <text:p>0.0543262320730406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42794773117647" calcext:value-type="float">
            <text:p>0.0442794773117647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619361750355" calcext:value-type="float">
            <text:p>0.0561936175035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61204851329978" calcext:value-type="float">
            <text:p>0.05612048513299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66883116883117" calcext:value-type="float">
            <text:p>0.766883116883117</text:p>
          </table:table-cell>
          <table:table-cell office:value-type="float" office:value="0.0620460419723838" calcext:value-type="float">
            <text:p>0.0620460419723838</text:p>
          </table:table-cell>
          <table:table-cell office:value-type="float" office:value="0.742139439507861" calcext:value-type="float">
            <text:p>0.742139439507861</text:p>
          </table:table-cell>
          <table:table-cell office:value-type="float" office:value="0.0510300706910615" calcext:value-type="float">
            <text:p>0.0510300706910615</text:p>
          </table:table-cell>
          <table:table-cell office:value-type="float" office:value="0.765533151059467" calcext:value-type="float">
            <text:p>0.765533151059467</text:p>
          </table:table-cell>
          <table:table-cell office:value-type="float" office:value="0.058468225566205" calcext:value-type="float">
            <text:p>0.058468225566205</text:p>
          </table:table-cell>
          <table:table-cell office:value-type="float" office:value="0.769446343130554" calcext:value-type="float">
            <text:p>0.769446343130554</text:p>
          </table:table-cell>
          <table:table-cell office:value-type="float" office:value="0.060997354363958" calcext:value-type="float">
            <text:p>0.060997354363958</text:p>
          </table:table-cell>
          <table:table-cell office:value-type="float" office:value="0.773325358851675" calcext:value-type="float">
            <text:p>0.773325358851675</text:p>
          </table:table-cell>
          <table:table-cell office:value-type="float" office:value="0.0563542143767024" calcext:value-type="float">
            <text:p>0.0563542143767024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05157880039305" calcext:value-type="float">
            <text:p>0.0505157880039305</text:p>
          </table:table-cell>
          <table:table-cell office:value-type="float" office:value="0.769412166780588" calcext:value-type="float">
            <text:p>0.769412166780588</text:p>
          </table:table-cell>
          <table:table-cell office:value-type="float" office:value="0.0611871847573492" calcext:value-type="float">
            <text:p>0.0611871847573492</text:p>
          </table:table-cell>
          <table:table-cell office:value-type="float" office:value="0.769412166780588" calcext:value-type="float">
            <text:p>0.769412166780588</text:p>
          </table:table-cell>
          <table:table-cell office:value-type="float" office:value="0.0550612476817365" calcext:value-type="float">
            <text:p>0.0550612476817365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512440150359526" calcext:value-type="float">
            <text:p>0.0512440150359526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6208823042205" calcext:value-type="float">
            <text:p>0.0556208823042205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625054852490517" calcext:value-type="float">
            <text:p>0.0625054852490517</text:p>
          </table:table-cell>
          <table:table-cell office:value-type="float" office:value="0.769446343130554" calcext:value-type="float">
            <text:p>0.769446343130554</text:p>
          </table:table-cell>
          <table:table-cell office:value-type="float" office:value="0.0532800904658461" calcext:value-type="float">
            <text:p>0.0532800904658461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542983344195547" calcext:value-type="float">
            <text:p>0.0542983344195547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38451861468889" calcext:value-type="float">
            <text:p>0.0538451861468889</text:p>
          </table:table-cell>
          <table:table-cell office:value-type="float" office:value="0.757706766917293" calcext:value-type="float">
            <text:p>0.757706766917293</text:p>
          </table:table-cell>
          <table:table-cell office:value-type="float" office:value="0.0566772658954327" calcext:value-type="float">
            <text:p>0.056677265895432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42782685205056" calcext:value-type="float">
            <text:p>0.05427826852050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764774436090226" calcext:value-type="float">
            <text:p>0.764774436090226</text:p>
          </table:table-cell>
          <table:table-cell office:value-type="float" office:value="0.0579181199990328" calcext:value-type="float">
            <text:p>0.0579181199990328</text:p>
          </table:table-cell>
          <table:table-cell office:value-type="float" office:value="0.742946001367054" calcext:value-type="float">
            <text:p>0.742946001367054</text:p>
          </table:table-cell>
          <table:table-cell office:value-type="float" office:value="0.0505351732577162" calcext:value-type="float">
            <text:p>0.0505351732577162</text:p>
          </table:table-cell>
          <table:table-cell office:value-type="float" office:value="0.760338345864662" calcext:value-type="float">
            <text:p>0.760338345864662</text:p>
          </table:table-cell>
          <table:table-cell office:value-type="float" office:value="0.0548450143230121" calcext:value-type="float">
            <text:p>0.0548450143230121</text:p>
          </table:table-cell>
          <table:table-cell office:value-type="float" office:value="0.765287081339713" calcext:value-type="float">
            <text:p>0.765287081339713</text:p>
          </table:table-cell>
          <table:table-cell office:value-type="float" office:value="0.0577458438047668" calcext:value-type="float">
            <text:p>0.0577458438047668</text:p>
          </table:table-cell>
          <table:table-cell office:value-type="float" office:value="0.766056049213944" calcext:value-type="float">
            <text:p>0.766056049213944</text:p>
          </table:table-cell>
          <table:table-cell office:value-type="float" office:value="0.0597404584946068" calcext:value-type="float">
            <text:p>0.0597404584946068</text:p>
          </table:table-cell>
          <table:table-cell office:value-type="float" office:value="0.757488038277512" calcext:value-type="float">
            <text:p>0.757488038277512</text:p>
          </table:table-cell>
          <table:table-cell office:value-type="float" office:value="0.0479978671924257" calcext:value-type="float">
            <text:p>0.0479978671924257</text:p>
          </table:table-cell>
          <table:table-cell office:value-type="float" office:value="0.766305536568695" calcext:value-type="float">
            <text:p>0.766305536568695</text:p>
          </table:table-cell>
          <table:table-cell office:value-type="float" office:value="0.0580605069313406" calcext:value-type="float">
            <text:p>0.0580605069313406</text:p>
          </table:table-cell>
          <table:table-cell office:value-type="float" office:value="0.764996582365003" calcext:value-type="float">
            <text:p>0.764996582365003</text:p>
          </table:table-cell>
          <table:table-cell office:value-type="float" office:value="0.056132695873279" calcext:value-type="float">
            <text:p>0.056132695873279</text:p>
          </table:table-cell>
          <table:table-cell office:value-type="float" office:value="0.763212576896787" calcext:value-type="float">
            <text:p>0.763212576896787</text:p>
          </table:table-cell>
          <table:table-cell office:value-type="float" office:value="0.0492162881505033" calcext:value-type="float">
            <text:p>0.0492162881505033</text:p>
          </table:table-cell>
          <table:table-cell office:value-type="float" office:value="0.751237183868763" calcext:value-type="float">
            <text:p>0.751237183868763</text:p>
          </table:table-cell>
          <table:table-cell office:value-type="float" office:value="0.0538851019488758" calcext:value-type="float">
            <text:p>0.0538851019488758</text:p>
          </table:table-cell>
          <table:table-cell office:value-type="float" office:value="0.75772043745728" calcext:value-type="float">
            <text:p>0.75772043745728</text:p>
          </table:table-cell>
          <table:table-cell office:value-type="float" office:value="0.0625441307979756" calcext:value-type="float">
            <text:p>0.0625441307979756</text:p>
          </table:table-cell>
          <table:table-cell office:value-type="float" office:value="0.764767600820232" calcext:value-type="float">
            <text:p>0.764767600820232</text:p>
          </table:table-cell>
          <table:table-cell office:value-type="float" office:value="0.0543191995279062" calcext:value-type="float">
            <text:p>0.0543191995279062</text:p>
          </table:table-cell>
          <table:table-cell office:value-type="float" office:value="0.756701982228298" calcext:value-type="float">
            <text:p>0.756701982228298</text:p>
          </table:table-cell>
          <table:table-cell office:value-type="float" office:value="0.0547280142138189" calcext:value-type="float">
            <text:p>0.0547280142138189</text:p>
          </table:table-cell>
          <table:table-cell office:value-type="float" office:value="0.755416951469583" calcext:value-type="float">
            <text:p>0.755416951469583</text:p>
          </table:table-cell>
          <table:table-cell office:value-type="float" office:value="0.0497845220570886" calcext:value-type="float">
            <text:p>0.0497845220570886</text:p>
          </table:table-cell>
          <table:table-cell office:value-type="float" office:value="0.754094326725906" calcext:value-type="float">
            <text:p>0.754094326725906</text:p>
          </table:table-cell>
          <table:table-cell office:value-type="float" office:value="0.0547475824447511" calcext:value-type="float">
            <text:p>0.0547475824447511</text:p>
          </table:table-cell>
          <table:table-cell office:value-type="float" office:value="0.756695146958305" calcext:value-type="float">
            <text:p>0.756695146958305</text:p>
          </table:table-cell>
          <table:table-cell office:value-type="float" office:value="0.0560708832314626" calcext:value-type="float">
            <text:p>0.05607088323146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3961038961039" calcext:value-type="float">
            <text:p>0.73961038961039</text:p>
          </table:table-cell>
          <table:table-cell office:value-type="float" office:value="0.040450581374124" calcext:value-type="float">
            <text:p>0.040450581374124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90802780242634" calcext:value-type="float">
            <text:p>0.0390802780242634</text:p>
          </table:table-cell>
          <table:table-cell office:value-type="float" office:value="0.740772385509228" calcext:value-type="float">
            <text:p>0.740772385509228</text:p>
          </table:table-cell>
          <table:table-cell office:value-type="float" office:value="0.0486167838024432" calcext:value-type="float">
            <text:p>0.0486167838024432</text:p>
          </table:table-cell>
          <table:table-cell office:value-type="float" office:value="0.74741968557758" calcext:value-type="float">
            <text:p>0.74741968557758</text:p>
          </table:table-cell>
          <table:table-cell office:value-type="float" office:value="0.0547335456943937" calcext:value-type="float">
            <text:p>0.0547335456943937</text:p>
          </table:table-cell>
          <table:table-cell office:value-type="float" office:value="0.727836637047163" calcext:value-type="float">
            <text:p>0.727836637047163</text:p>
          </table:table-cell>
          <table:table-cell office:value-type="float" office:value="0.0510950116316062" calcext:value-type="float">
            <text:p>0.0510950116316062</text:p>
          </table:table-cell>
          <table:table-cell office:value-type="float" office:value="0.738277511961723" calcext:value-type="float">
            <text:p>0.738277511961723</text:p>
          </table:table-cell>
          <table:table-cell office:value-type="float" office:value="0.0429052129185094" calcext:value-type="float">
            <text:p>0.0429052129185094</text:p>
          </table:table-cell>
          <table:table-cell office:value-type="float" office:value="0.742241968557758" calcext:value-type="float">
            <text:p>0.742241968557758</text:p>
          </table:table-cell>
          <table:table-cell office:value-type="float" office:value="0.0487531485344875" calcext:value-type="float">
            <text:p>0.0487531485344875</text:p>
          </table:table-cell>
          <table:table-cell office:value-type="float" office:value="0.744856459330144" calcext:value-type="float">
            <text:p>0.744856459330144</text:p>
          </table:table-cell>
          <table:table-cell office:value-type="float" office:value="0.0523349952071225" calcext:value-type="float">
            <text:p>0.0523349952071225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44491009407193" calcext:value-type="float">
            <text:p>0.0544491009407193</text:p>
          </table:table-cell>
          <table:table-cell office:value-type="float" office:value="0.742173615857826" calcext:value-type="float">
            <text:p>0.742173615857826</text:p>
          </table:table-cell>
          <table:table-cell office:value-type="float" office:value="0.0444109799945948" calcext:value-type="float">
            <text:p>0.0444109799945948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6470431684499" calcext:value-type="float">
            <text:p>0.06470431684499</text:p>
          </table:table-cell>
          <table:table-cell office:value-type="float" office:value="0.744805194805195" calcext:value-type="float">
            <text:p>0.744805194805195</text:p>
          </table:table-cell>
          <table:table-cell office:value-type="float" office:value="0.0623172835231429" calcext:value-type="float">
            <text:p>0.0623172835231429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97569350025246" calcext:value-type="float">
            <text:p>0.0597569350025246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88249485901783" calcext:value-type="float">
            <text:p>0.0588249485901783</text:p>
          </table:table-cell>
          <table:table-cell office:value-type="float" office:value="0.744702665755297" calcext:value-type="float">
            <text:p>0.744702665755297</text:p>
          </table:table-cell>
          <table:table-cell office:value-type="float" office:value="0.0741284601825352" calcext:value-type="float">
            <text:p>0.0741284601825352</text:p>
          </table:table-cell>
          <table:table-cell office:value-type="float" office:value="0.747317156527683" calcext:value-type="float">
            <text:p>0.747317156527683</text:p>
          </table:table-cell>
          <table:table-cell office:value-type="float" office:value="0.0628089064140268" calcext:value-type="float">
            <text:p>0.06280890641402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67105123369844" calcext:value-type="float">
            <text:p>0.04671051233698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429910506980214" calcext:value-type="float">
            <text:p>0.0429910506980214</text:p>
          </table:table-cell>
          <table:table-cell office:value-type="float" office:value="0.753827751196172" calcext:value-type="float">
            <text:p>0.753827751196172</text:p>
          </table:table-cell>
          <table:table-cell office:value-type="float" office:value="0.0568844444420944" calcext:value-type="float">
            <text:p>0.056884444442094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66755006543388" calcext:value-type="float">
            <text:p>0.066755006543388</text:p>
          </table:table-cell>
          <table:table-cell office:value-type="float" office:value="0.751161995898838" calcext:value-type="float">
            <text:p>0.751161995898838</text:p>
          </table:table-cell>
          <table:table-cell office:value-type="float" office:value="0.0704921128914046" calcext:value-type="float">
            <text:p>0.0704921128914046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17639309663186" calcext:value-type="float">
            <text:p>0.0517639309663186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97266087743531" calcext:value-type="float">
            <text:p>0.0497266087743531</text:p>
          </table:table-cell>
          <table:table-cell office:value-type="float" office:value="0.76431989063568" calcext:value-type="float">
            <text:p>0.76431989063568</text:p>
          </table:table-cell>
          <table:table-cell office:value-type="float" office:value="0.0414642374034321" calcext:value-type="float">
            <text:p>0.0414642374034321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23028600326312" calcext:value-type="float">
            <text:p>0.0623028600326312</text:p>
          </table:table-cell>
          <table:table-cell office:value-type="float" office:value="0.76296992481203" calcext:value-type="float">
            <text:p>0.76296992481203</text:p>
          </table:table-cell>
          <table:table-cell office:value-type="float" office:value="0.0533912697949171" calcext:value-type="float">
            <text:p>0.0533912697949171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44796014072511" calcext:value-type="float">
            <text:p>0.0544796014072511</text:p>
          </table:table-cell>
          <table:table-cell office:value-type="float" office:value="0.756510594668489" calcext:value-type="float">
            <text:p>0.756510594668489</text:p>
          </table:table-cell>
          <table:table-cell office:value-type="float" office:value="0.0487993952879071" calcext:value-type="float">
            <text:p>0.0487993952879071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473608291245587" calcext:value-type="float">
            <text:p>0.0473608291245587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672332791551128" calcext:value-type="float">
            <text:p>0.0672332791551128</text:p>
          </table:table-cell>
          <table:table-cell office:value-type="float" office:value="0.747334244702666" calcext:value-type="float">
            <text:p>0.747334244702666</text:p>
          </table:table-cell>
          <table:table-cell office:value-type="float" office:value="0.0578997646674026" calcext:value-type="float">
            <text:p>0.0578997646674026</text:p>
          </table:table-cell>
          <table:table-cell office:value-type="float" office:value="0.749931647300068" calcext:value-type="float">
            <text:p>0.749931647300068</text:p>
          </table:table-cell>
          <table:table-cell office:value-type="float" office:value="0.0563799985169813" calcext:value-type="float">
            <text:p>0.056379998516981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7758031442242" calcext:value-type="float">
            <text:p>0.757758031442242</text:p>
          </table:table-cell>
          <table:table-cell office:value-type="float" office:value="0.054213262643397" calcext:value-type="float">
            <text:p>0.054213262643397</text:p>
          </table:table-cell>
          <table:table-cell office:value-type="float" office:value="0.753844839371155" calcext:value-type="float">
            <text:p>0.753844839371155</text:p>
          </table:table-cell>
          <table:table-cell office:value-type="float" office:value="0.0557443199298822" calcext:value-type="float">
            <text:p>0.0557443199298822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3702887545508" calcext:value-type="float">
            <text:p>0.0483702887545508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96872554977469" calcext:value-type="float">
            <text:p>0.0596872554977469</text:p>
          </table:table-cell>
          <table:table-cell office:value-type="float" office:value="0.751213260423787" calcext:value-type="float">
            <text:p>0.751213260423787</text:p>
          </table:table-cell>
          <table:table-cell office:value-type="float" office:value="0.0529036239756011" calcext:value-type="float">
            <text:p>0.0529036239756011</text:p>
          </table:table-cell>
          <table:table-cell office:value-type="float" office:value="0.749948735475051" calcext:value-type="float">
            <text:p>0.749948735475051</text:p>
          </table:table-cell>
          <table:table-cell office:value-type="float" office:value="0.0471685943684458" calcext:value-type="float">
            <text:p>0.0471685943684458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64888957123655" calcext:value-type="float">
            <text:p>0.0464888957123655</text:p>
          </table:table-cell>
          <table:table-cell office:value-type="float" office:value="0.756476418318524" calcext:value-type="float">
            <text:p>0.756476418318524</text:p>
          </table:table-cell>
          <table:table-cell office:value-type="float" office:value="0.0471501838171191" calcext:value-type="float">
            <text:p>0.0471501838171191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26045989767148" calcext:value-type="float">
            <text:p>0.0526045989767148</text:p>
          </table:table-cell>
          <table:table-cell office:value-type="float" office:value="0.75903964456596" calcext:value-type="float">
            <text:p>0.75903964456596</text:p>
          </table:table-cell>
          <table:table-cell office:value-type="float" office:value="0.0559451787993078" calcext:value-type="float">
            <text:p>0.0559451787993078</text:p>
          </table:table-cell>
          <table:table-cell office:value-type="float" office:value="0.76161995898838" calcext:value-type="float">
            <text:p>0.76161995898838</text:p>
          </table:table-cell>
          <table:table-cell office:value-type="float" office:value="0.0627036940915218" calcext:value-type="float">
            <text:p>0.0627036940915218</text:p>
          </table:table-cell>
          <table:table-cell office:value-type="float" office:value="0.764234449760766" calcext:value-type="float">
            <text:p>0.764234449760766</text:p>
          </table:table-cell>
          <table:table-cell office:value-type="float" office:value="0.052165573818541" calcext:value-type="float">
            <text:p>0.052165573818541</text:p>
          </table:table-cell>
          <table:table-cell office:value-type="float" office:value="0.756442241968558" calcext:value-type="float">
            <text:p>0.756442241968558</text:p>
          </table:table-cell>
          <table:table-cell office:value-type="float" office:value="0.0484445022398736" calcext:value-type="float">
            <text:p>0.0484445022398736</text:p>
          </table:table-cell>
          <table:table-cell office:value-type="float" office:value="0.761654135338346" calcext:value-type="float">
            <text:p>0.761654135338346</text:p>
          </table:table-cell>
          <table:table-cell office:value-type="float" office:value="0.0488477304111629" calcext:value-type="float">
            <text:p>0.0488477304111629</text:p>
          </table:table-cell>
          <table:table-cell office:value-type="float" office:value="0.752494873547505" calcext:value-type="float">
            <text:p>0.752494873547505</text:p>
          </table:table-cell>
          <table:table-cell office:value-type="float" office:value="0.0529334672804997" calcext:value-type="float">
            <text:p>0.0529334672804997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490139414709182" calcext:value-type="float">
            <text:p>0.04901394147091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1716709055352" calcext:value-type="float">
            <text:p>0.051716709055352</text:p>
          </table:table-cell>
          <table:table-cell office:value-type="float" office:value="0.760321257689679" calcext:value-type="float">
            <text:p>0.760321257689679</text:p>
          </table:table-cell>
          <table:table-cell office:value-type="float" office:value="0.0594699151304312" calcext:value-type="float">
            <text:p>0.0594699151304312</text:p>
          </table:table-cell>
          <table:table-cell office:value-type="float" office:value="0.761637047163363" calcext:value-type="float">
            <text:p>0.761637047163363</text:p>
          </table:table-cell>
          <table:table-cell office:value-type="float" office:value="0.0543566612137497" calcext:value-type="float">
            <text:p>0.0543566612137497</text:p>
          </table:table-cell>
          <table:table-cell office:value-type="float" office:value="0.766848940533151" calcext:value-type="float">
            <text:p>0.766848940533151</text:p>
          </table:table-cell>
          <table:table-cell office:value-type="float" office:value="0.0601604726503882" calcext:value-type="float">
            <text:p>0.0601604726503882</text:p>
          </table:table-cell>
          <table:table-cell office:value-type="float" office:value="0.756408065618592" calcext:value-type="float">
            <text:p>0.756408065618592</text:p>
          </table:table-cell>
          <table:table-cell office:value-type="float" office:value="0.0556069069855045" calcext:value-type="float">
            <text:p>0.055606906985504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8940773092481" calcext:value-type="float">
            <text:p>0.0528940773092481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63257399774515" calcext:value-type="float">
            <text:p>0.0563257399774515</text:p>
          </table:table-cell>
          <table:table-cell office:value-type="float" office:value="0.759022556390977" calcext:value-type="float">
            <text:p>0.759022556390977</text:p>
          </table:table-cell>
          <table:table-cell office:value-type="float" office:value="0.0527907416154565" calcext:value-type="float">
            <text:p>0.0527907416154565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499753116343278" calcext:value-type="float">
            <text:p>0.0499753116343278</text:p>
          </table:table-cell>
          <table:table-cell office:value-type="float" office:value="0.760304169514696" calcext:value-type="float">
            <text:p>0.760304169514696</text:p>
          </table:table-cell>
          <table:table-cell office:value-type="float" office:value="0.0605501475954747" calcext:value-type="float">
            <text:p>0.0605501475954747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626454659765589" calcext:value-type="float">
            <text:p>0.0626454659765589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55226218240198" calcext:value-type="float">
            <text:p>0.0555226218240198</text:p>
          </table:table-cell>
          <table:table-cell office:value-type="float" office:value="0.766831852358168" calcext:value-type="float">
            <text:p>0.766831852358168</text:p>
          </table:table-cell>
          <table:table-cell office:value-type="float" office:value="0.0510188316324478" calcext:value-type="float">
            <text:p>0.0510188316324478</text:p>
          </table:table-cell>
          <table:table-cell office:value-type="float" office:value="0.757723855092276" calcext:value-type="float">
            <text:p>0.757723855092276</text:p>
          </table:table-cell>
          <table:table-cell office:value-type="float" office:value="0.0516766427667402" calcext:value-type="float">
            <text:p>0.0516766427667402</text:p>
          </table:table-cell>
          <table:table-cell office:value-type="float" office:value="0.755109364319891" calcext:value-type="float">
            <text:p>0.755109364319891</text:p>
          </table:table-cell>
          <table:table-cell office:value-type="float" office:value="0.0509253386272555" calcext:value-type="float">
            <text:p>0.0509253386272555</text:p>
          </table:table-cell>
          <table:table-cell office:value-type="float" office:value="0.756459330143541" calcext:value-type="float">
            <text:p>0.756459330143541</text:p>
          </table:table-cell>
          <table:table-cell office:value-type="float" office:value="0.0487668957670149" calcext:value-type="float">
            <text:p>0.04876689576701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2935748462064" calcext:value-type="float">
            <text:p>0.762935748462064</text:p>
          </table:table-cell>
          <table:table-cell office:value-type="float" office:value="0.0514534158321145" calcext:value-type="float">
            <text:p>0.0514534158321145</text:p>
          </table:table-cell>
          <table:table-cell office:value-type="float" office:value="0.755126452494874" calcext:value-type="float">
            <text:p>0.755126452494874</text:p>
          </table:table-cell>
          <table:table-cell office:value-type="float" office:value="0.0576714021182213" calcext:value-type="float">
            <text:p>0.0576714021182213</text:p>
          </table:table-cell>
          <table:table-cell office:value-type="float" office:value="0.76555023923445" calcext:value-type="float">
            <text:p>0.76555023923445</text:p>
          </table:table-cell>
          <table:table-cell office:value-type="float" office:value="0.0606251158507353" calcext:value-type="float">
            <text:p>0.0606251158507353</text:p>
          </table:table-cell>
          <table:table-cell office:value-type="float" office:value="0.756390977443609" calcext:value-type="float">
            <text:p>0.756390977443609</text:p>
          </table:table-cell>
          <table:table-cell office:value-type="float" office:value="0.0599785583630706" calcext:value-type="float">
            <text:p>0.0599785583630706</text:p>
          </table:table-cell>
          <table:table-cell office:value-type="float" office:value="0.753810663021189" calcext:value-type="float">
            <text:p>0.753810663021189</text:p>
          </table:table-cell>
          <table:table-cell office:value-type="float" office:value="0.0574647346179754" calcext:value-type="float">
            <text:p>0.0574647346179754</text:p>
          </table:table-cell>
          <table:table-cell office:value-type="float" office:value="0.762918660287081" calcext:value-type="float">
            <text:p>0.762918660287081</text:p>
          </table:table-cell>
          <table:table-cell office:value-type="float" office:value="0.0547822359278611" calcext:value-type="float">
            <text:p>0.0547822359278611</text:p>
          </table:table-cell>
          <table:table-cell office:value-type="float" office:value="0.768147641831852" calcext:value-type="float">
            <text:p>0.768147641831852</text:p>
          </table:table-cell>
          <table:table-cell office:value-type="float" office:value="0.0495239302792602" calcext:value-type="float">
            <text:p>0.0495239302792602</text:p>
          </table:table-cell>
          <table:table-cell office:value-type="float" office:value="0.759005468215995" calcext:value-type="float">
            <text:p>0.759005468215995</text:p>
          </table:table-cell>
          <table:table-cell office:value-type="float" office:value="0.058661660813991" calcext:value-type="float">
            <text:p>0.058661660813991</text:p>
          </table:table-cell>
          <table:table-cell office:value-type="float" office:value="0.7642002734108" calcext:value-type="float">
            <text:p>0.7642002734108</text:p>
          </table:table-cell>
          <table:table-cell office:value-type="float" office:value="0.051672790775261" calcext:value-type="float">
            <text:p>0.05167279077526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82722106540111" calcext:value-type="float">
            <text:p>0.0582722106540111</text:p>
          </table:table-cell>
          <table:table-cell office:value-type="float" office:value="0.752511961722488" calcext:value-type="float">
            <text:p>0.752511961722488</text:p>
          </table:table-cell>
          <table:table-cell office:value-type="float" office:value="0.0578468334828719" calcext:value-type="float">
            <text:p>0.0578468334828719</text:p>
          </table:table-cell>
          <table:table-cell office:value-type="float" office:value="0.757740943267259" calcext:value-type="float">
            <text:p>0.757740943267259</text:p>
          </table:table-cell>
          <table:table-cell office:value-type="float" office:value="0.0526003800822782" calcext:value-type="float">
            <text:p>0.0526003800822782</text:p>
          </table:table-cell>
          <table:table-cell office:value-type="float" office:value="0.756425153793575" calcext:value-type="float">
            <text:p>0.756425153793575</text:p>
          </table:table-cell>
          <table:table-cell office:value-type="float" office:value="0.0508706292101607" calcext:value-type="float">
            <text:p>0.0508706292101607</text:p>
          </table:table-cell>
          <table:table-cell office:value-type="float" office:value="0.760355434039645" calcext:value-type="float">
            <text:p>0.760355434039645</text:p>
          </table:table-cell>
          <table:table-cell office:value-type="float" office:value="0.0500219137964188" calcext:value-type="float">
            <text:p>0.0500219137964188</text:p>
          </table:table-cell>
          <table:table-cell office:value-type="float" office:value="0.760372522214628" calcext:value-type="float">
            <text:p>0.760372522214628</text:p>
          </table:table-cell>
          <table:table-cell office:value-type="float" office:value="0.0518102174689155" calcext:value-type="float">
            <text:p>0.051810217468915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es</text:p>
          </table:table-cell>
          <table:table-cell office:value-type="float" office:value="0.755413533834586" calcext:value-type="float">
            <text:p>0.755413533834586</text:p>
          </table:table-cell>
          <table:table-cell office:value-type="float" office:value="0.0495746602675437" calcext:value-type="float">
            <text:p>0.0495746602675437</text:p>
          </table:table-cell>
          <table:table-cell office:value-type="float" office:value="0.757484620642515" calcext:value-type="float">
            <text:p>0.757484620642515</text:p>
          </table:table-cell>
          <table:table-cell office:value-type="float" office:value="0.0497477959229425" calcext:value-type="float">
            <text:p>0.0497477959229425</text:p>
          </table:table-cell>
          <table:table-cell office:value-type="float" office:value="0.754603554340396" calcext:value-type="float">
            <text:p>0.754603554340396</text:p>
          </table:table-cell>
          <table:table-cell office:value-type="float" office:value="0.0531799160662119" calcext:value-type="float">
            <text:p>0.0531799160662119</text:p>
          </table:table-cell>
          <table:table-cell office:value-type="float" office:value="0.759063568010937" calcext:value-type="float">
            <text:p>0.759063568010937</text:p>
          </table:table-cell>
          <table:table-cell office:value-type="float" office:value="0.0603922792473304" calcext:value-type="float">
            <text:p>0.0603922792473304</text:p>
          </table:table-cell>
          <table:table-cell office:value-type="float" office:value="0.748602187286398" calcext:value-type="float">
            <text:p>0.748602187286398</text:p>
          </table:table-cell>
          <table:table-cell office:value-type="float" office:value="0.0580152427694374" calcext:value-type="float">
            <text:p>0.0580152427694374</text:p>
          </table:table-cell>
          <table:table-cell office:value-type="float" office:value="0.750980861244019" calcext:value-type="float">
            <text:p>0.750980861244019</text:p>
          </table:table-cell>
          <table:table-cell office:value-type="float" office:value="0.0504393100360995" calcext:value-type="float">
            <text:p>0.0504393100360995</text:p>
          </table:table-cell>
          <table:table-cell office:value-type="float" office:value="0.757245386192755" calcext:value-type="float">
            <text:p>0.757245386192755</text:p>
          </table:table-cell>
          <table:table-cell office:value-type="float" office:value="0.0512153257853037" calcext:value-type="float">
            <text:p>0.0512153257853037</text:p>
          </table:table-cell>
          <table:table-cell office:value-type="float" office:value="0.758564593301435" calcext:value-type="float">
            <text:p>0.758564593301435</text:p>
          </table:table-cell>
          <table:table-cell office:value-type="float" office:value="0.0486528176644781" calcext:value-type="float">
            <text:p>0.0486528176644781</text:p>
          </table:table-cell>
          <table:table-cell office:value-type="float" office:value="0.761114149008886" calcext:value-type="float">
            <text:p>0.761114149008886</text:p>
          </table:table-cell>
          <table:table-cell office:value-type="float" office:value="0.0555987064796768" calcext:value-type="float">
            <text:p>0.0555987064796768</text:p>
          </table:table-cell>
          <table:table-cell office:value-type="float" office:value="0.757737525632262" calcext:value-type="float">
            <text:p>0.757737525632262</text:p>
          </table:table-cell>
          <table:table-cell office:value-type="float" office:value="0.0531940733919111" calcext:value-type="float">
            <text:p>0.0531940733919111</text:p>
          </table:table-cell>
          <table:table-cell office:value-type="float" office:value="0.758253588516747" calcext:value-type="float">
            <text:p>0.758253588516747</text:p>
          </table:table-cell>
          <table:table-cell office:value-type="float" office:value="0.0605610577948666" calcext:value-type="float">
            <text:p>0.0605610577948666</text:p>
          </table:table-cell>
          <table:table-cell office:value-type="float" office:value="0.755157211209843" calcext:value-type="float">
            <text:p>0.755157211209843</text:p>
          </table:table-cell>
          <table:table-cell office:value-type="float" office:value="0.0553303415872965" calcext:value-type="float">
            <text:p>0.0553303415872965</text:p>
          </table:table-cell>
          <table:table-cell office:value-type="float" office:value="0.757771701982228" calcext:value-type="float">
            <text:p>0.757771701982228</text:p>
          </table:table-cell>
          <table:table-cell office:value-type="float" office:value="0.0518362956163366" calcext:value-type="float">
            <text:p>0.0518362956163366</text:p>
          </table:table-cell>
          <table:table-cell office:value-type="float" office:value="0.756705399863295" calcext:value-type="float">
            <text:p>0.756705399863295</text:p>
          </table:table-cell>
          <table:table-cell office:value-type="float" office:value="0.055490646026671" calcext:value-type="float">
            <text:p>0.055490646026671</text:p>
          </table:table-cell>
          <table:table-cell office:value-type="float" office:value="0.751999316473001" calcext:value-type="float">
            <text:p>0.751999316473001</text:p>
          </table:table-cell>
          <table:table-cell office:value-type="float" office:value="0.0571817889108224" calcext:value-type="float">
            <text:p>0.0571817889108224</text:p>
          </table:table-cell>
          <table:table-cell office:value-type="float" office:value="0.755143540669857" calcext:value-type="float">
            <text:p>0.755143540669857</text:p>
          </table:table-cell>
          <table:table-cell office:value-type="float" office:value="0.0537559919275713" calcext:value-type="float">
            <text:p>0.053755991927571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5059970014993" calcext:value-type="float">
            <text:p>0.675059970014993</text:p>
          </table:table-cell>
          <table:table-cell office:value-type="float" office:value="0.0351127732801876" calcext:value-type="float">
            <text:p>0.0351127732801876</text:p>
          </table:table-cell>
          <table:table-cell office:value-type="float" office:value="0.630704647676162" calcext:value-type="float">
            <text:p>0.630704647676162</text:p>
          </table:table-cell>
          <table:table-cell office:value-type="float" office:value="0.0310322535193839" calcext:value-type="float">
            <text:p>0.0310322535193839</text:p>
          </table:table-cell>
          <table:table-cell office:value-type="float" office:value="0.68808095952024" calcext:value-type="float">
            <text:p>0.68808095952024</text:p>
          </table:table-cell>
          <table:table-cell office:value-type="float" office:value="0.0467459145079192" calcext:value-type="float">
            <text:p>0.0467459145079192</text:p>
          </table:table-cell>
          <table:table-cell office:value-type="float" office:value="0.65424287856072" calcext:value-type="float">
            <text:p>0.65424287856072</text:p>
          </table:table-cell>
          <table:table-cell office:value-type="float" office:value="0.0453271875636365" calcext:value-type="float">
            <text:p>0.045327187563636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368209036365303" calcext:value-type="float">
            <text:p>0.0368209036365303</text:p>
          </table:table-cell>
          <table:table-cell office:value-type="float" office:value="0.65852323838081" calcext:value-type="float">
            <text:p>0.65852323838081</text:p>
          </table:table-cell>
          <table:table-cell office:value-type="float" office:value="0.0471651084903261" calcext:value-type="float">
            <text:p>0.0471651084903261</text:p>
          </table:table-cell>
          <table:table-cell office:value-type="float" office:value="0.658553223388306" calcext:value-type="float">
            <text:p>0.658553223388306</text:p>
          </table:table-cell>
          <table:table-cell office:value-type="float" office:value="0.0428361724025324" calcext:value-type="float">
            <text:p>0.0428361724025324</text:p>
          </table:table-cell>
          <table:table-cell office:value-type="float" office:value="0.673343328335832" calcext:value-type="float">
            <text:p>0.673343328335832</text:p>
          </table:table-cell>
          <table:table-cell office:value-type="float" office:value="0.0539824894045319" calcext:value-type="float">
            <text:p>0.0539824894045319</text:p>
          </table:table-cell>
          <table:table-cell office:value-type="float" office:value="0.670689655172414" calcext:value-type="float">
            <text:p>0.670689655172414</text:p>
          </table:table-cell>
          <table:table-cell office:value-type="float" office:value="0.0436964117091968" calcext:value-type="float">
            <text:p>0.0436964117091968</text:p>
          </table:table-cell>
          <table:table-cell office:value-type="float" office:value="0.649017991004498" calcext:value-type="float">
            <text:p>0.649017991004498</text:p>
          </table:table-cell>
          <table:table-cell office:value-type="float" office:value="0.0495809860103416" calcext:value-type="float">
            <text:p>0.0495809860103416</text:p>
          </table:table-cell>
          <table:table-cell office:value-type="float" office:value="0.663778110944528" calcext:value-type="float">
            <text:p>0.663778110944528</text:p>
          </table:table-cell>
          <table:table-cell office:value-type="float" office:value="0.0444632828548667" calcext:value-type="float">
            <text:p>0.0444632828548667</text:p>
          </table:table-cell>
          <table:table-cell office:value-type="float" office:value="0.665532233883059" calcext:value-type="float">
            <text:p>0.665532233883059</text:p>
          </table:table-cell>
          <table:table-cell office:value-type="float" office:value="0.0452845563772127" calcext:value-type="float">
            <text:p>0.0452845563772127</text:p>
          </table:table-cell>
          <table:table-cell office:value-type="float" office:value="0.668995502248875" calcext:value-type="float">
            <text:p>0.668995502248875</text:p>
          </table:table-cell>
          <table:table-cell office:value-type="float" office:value="0.0625507428127333" calcext:value-type="float">
            <text:p>0.0625507428127333</text:p>
          </table:table-cell>
          <table:table-cell office:value-type="float" office:value="0.659415292353823" calcext:value-type="float">
            <text:p>0.659415292353823</text:p>
          </table:table-cell>
          <table:table-cell office:value-type="float" office:value="0.0348408676767387" calcext:value-type="float">
            <text:p>0.0348408676767387</text:p>
          </table:table-cell>
          <table:table-cell office:value-type="float" office:value="0.670674662668666" calcext:value-type="float">
            <text:p>0.670674662668666</text:p>
          </table:table-cell>
          <table:table-cell office:value-type="float" office:value="0.0517067379057938" calcext:value-type="float">
            <text:p>0.0517067379057938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569512406171386" calcext:value-type="float">
            <text:p>0.056951240617138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5104947526237" calcext:value-type="float">
            <text:p>0.675104947526237</text:p>
          </table:table-cell>
          <table:table-cell office:value-type="float" office:value="0.0507347356905607" calcext:value-type="float">
            <text:p>0.0507347356905607</text:p>
          </table:table-cell>
          <table:table-cell office:value-type="float" office:value="0.659437781109445" calcext:value-type="float">
            <text:p>0.659437781109445</text:p>
          </table:table-cell>
          <table:table-cell office:value-type="float" office:value="0.0328496756686146" calcext:value-type="float">
            <text:p>0.0328496756686146</text:p>
          </table:table-cell>
          <table:table-cell office:value-type="float" office:value="0.690674662668666" calcext:value-type="float">
            <text:p>0.690674662668666</text:p>
          </table:table-cell>
          <table:table-cell office:value-type="float" office:value="0.0432316383936366" calcext:value-type="float">
            <text:p>0.0432316383936366</text:p>
          </table:table-cell>
          <table:table-cell office:value-type="float" office:value="0.68116191904048" calcext:value-type="float">
            <text:p>0.68116191904048</text:p>
          </table:table-cell>
          <table:table-cell office:value-type="float" office:value="0.049755139128906" calcext:value-type="float">
            <text:p>0.049755139128906</text:p>
          </table:table-cell>
          <table:table-cell office:value-type="float" office:value="0.67592203898051" calcext:value-type="float">
            <text:p>0.67592203898051</text:p>
          </table:table-cell>
          <table:table-cell office:value-type="float" office:value="0.0379027574435346" calcext:value-type="float">
            <text:p>0.0379027574435346</text:p>
          </table:table-cell>
          <table:table-cell office:value-type="float" office:value="0.676859070464768" calcext:value-type="float">
            <text:p>0.676859070464768</text:p>
          </table:table-cell>
          <table:table-cell office:value-type="float" office:value="0.0477763216974772" calcext:value-type="float">
            <text:p>0.0477763216974772</text:p>
          </table:table-cell>
          <table:table-cell office:value-type="float" office:value="0.679415292353823" calcext:value-type="float">
            <text:p>0.679415292353823</text:p>
          </table:table-cell>
          <table:table-cell office:value-type="float" office:value="0.0412242693659347" calcext:value-type="float">
            <text:p>0.0412242693659347</text:p>
          </table:table-cell>
          <table:table-cell office:value-type="float" office:value="0.672481259370315" calcext:value-type="float">
            <text:p>0.672481259370315</text:p>
          </table:table-cell>
          <table:table-cell office:value-type="float" office:value="0.0605151639006028" calcext:value-type="float">
            <text:p>0.0605151639006028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76618122425246" calcext:value-type="float">
            <text:p>0.047661812242524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702046767223676" calcext:value-type="float">
            <text:p>0.0702046767223676</text:p>
          </table:table-cell>
          <table:table-cell office:value-type="float" office:value="0.685472263868066" calcext:value-type="float">
            <text:p>0.685472263868066</text:p>
          </table:table-cell>
          <table:table-cell office:value-type="float" office:value="0.03963358470109" calcext:value-type="float">
            <text:p>0.03963358470109</text:p>
          </table:table-cell>
          <table:table-cell office:value-type="float" office:value="0.685524737631184" calcext:value-type="float">
            <text:p>0.685524737631184</text:p>
          </table:table-cell>
          <table:table-cell office:value-type="float" office:value="0.0483562472827148" calcext:value-type="float">
            <text:p>0.0483562472827148</text:p>
          </table:table-cell>
          <table:table-cell office:value-type="float" office:value="0.685487256371814" calcext:value-type="float">
            <text:p>0.685487256371814</text:p>
          </table:table-cell>
          <table:table-cell office:value-type="float" office:value="0.0624239639444472" calcext:value-type="float">
            <text:p>0.0624239639444472</text:p>
          </table:table-cell>
          <table:table-cell office:value-type="float" office:value="0.669872563718141" calcext:value-type="float">
            <text:p>0.669872563718141</text:p>
          </table:table-cell>
          <table:table-cell office:value-type="float" office:value="0.0478033976447533" calcext:value-type="float">
            <text:p>0.0478033976447533</text:p>
          </table:table-cell>
          <table:table-cell office:value-type="float" office:value="0.689812593703149" calcext:value-type="float">
            <text:p>0.689812593703149</text:p>
          </table:table-cell>
          <table:table-cell office:value-type="float" office:value="0.0586703501945876" calcext:value-type="float">
            <text:p>0.0586703501945876</text:p>
          </table:table-cell>
          <table:table-cell office:value-type="float" office:value="0.688935532233883" calcext:value-type="float">
            <text:p>0.688935532233883</text:p>
          </table:table-cell>
          <table:table-cell office:value-type="float" office:value="0.0529543118151901" calcext:value-type="float">
            <text:p>0.05295431181519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8900299850075" calcext:value-type="float">
            <text:p>0.68900299850075</text:p>
          </table:table-cell>
          <table:table-cell office:value-type="float" office:value="0.0447200981143026" calcext:value-type="float">
            <text:p>0.0447200981143026</text:p>
          </table:table-cell>
          <table:table-cell office:value-type="float" office:value="0.659422788605697" calcext:value-type="float">
            <text:p>0.659422788605697</text:p>
          </table:table-cell>
          <table:table-cell office:value-type="float" office:value="0.0265397443164419" calcext:value-type="float">
            <text:p>0.0265397443164419</text:p>
          </table:table-cell>
          <table:table-cell office:value-type="float" office:value="0.690667166416792" calcext:value-type="float">
            <text:p>0.690667166416792</text:p>
          </table:table-cell>
          <table:table-cell office:value-type="float" office:value="0.0464603321167529" calcext:value-type="float">
            <text:p>0.0464603321167529</text:p>
          </table:table-cell>
          <table:table-cell office:value-type="float" office:value="0.68376311844078" calcext:value-type="float">
            <text:p>0.68376311844078</text:p>
          </table:table-cell>
          <table:table-cell office:value-type="float" office:value="0.0524508195718057" calcext:value-type="float">
            <text:p>0.0524508195718057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469742422123414" calcext:value-type="float">
            <text:p>0.0469742422123414</text:p>
          </table:table-cell>
          <table:table-cell office:value-type="float" office:value="0.686371814092954" calcext:value-type="float">
            <text:p>0.686371814092954</text:p>
          </table:table-cell>
          <table:table-cell office:value-type="float" office:value="0.0519925797191009" calcext:value-type="float">
            <text:p>0.0519925797191009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9676330301826" calcext:value-type="float">
            <text:p>0.0469676330301826</text:p>
          </table:table-cell>
          <table:table-cell office:value-type="float" office:value="0.675067466266867" calcext:value-type="float">
            <text:p>0.675067466266867</text:p>
          </table:table-cell>
          <table:table-cell office:value-type="float" office:value="0.0559129967469905" calcext:value-type="float">
            <text:p>0.0559129967469905</text:p>
          </table:table-cell>
          <table:table-cell office:value-type="float" office:value="0.673328335832084" calcext:value-type="float">
            <text:p>0.673328335832084</text:p>
          </table:table-cell>
          <table:table-cell office:value-type="float" office:value="0.0490390336565813" calcext:value-type="float">
            <text:p>0.0490390336565813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695896015161939" calcext:value-type="float">
            <text:p>0.0695896015161939</text:p>
          </table:table-cell>
          <table:table-cell office:value-type="float" office:value="0.685464767616192" calcext:value-type="float">
            <text:p>0.685464767616192</text:p>
          </table:table-cell>
          <table:table-cell office:value-type="float" office:value="0.0388333896709857" calcext:value-type="float">
            <text:p>0.0388333896709857</text:p>
          </table:table-cell>
          <table:table-cell office:value-type="float" office:value="0.688088455772114" calcext:value-type="float">
            <text:p>0.688088455772114</text:p>
          </table:table-cell>
          <table:table-cell office:value-type="float" office:value="0.0394804567647973" calcext:value-type="float">
            <text:p>0.0394804567647973</text:p>
          </table:table-cell>
          <table:table-cell office:value-type="float" office:value="0.689827586206897" calcext:value-type="float">
            <text:p>0.689827586206897</text:p>
          </table:table-cell>
          <table:table-cell office:value-type="float" office:value="0.0565480687468633" calcext:value-type="float">
            <text:p>0.0565480687468633</text:p>
          </table:table-cell>
          <table:table-cell office:value-type="float" office:value="0.684640179910045" calcext:value-type="float">
            <text:p>0.684640179910045</text:p>
          </table:table-cell>
          <table:table-cell office:value-type="float" office:value="0.0430301755004253" calcext:value-type="float">
            <text:p>0.0430301755004253</text:p>
          </table:table-cell>
          <table:table-cell office:value-type="float" office:value="0.695007496251874" calcext:value-type="float">
            <text:p>0.695007496251874</text:p>
          </table:table-cell>
          <table:table-cell office:value-type="float" office:value="0.0535720968690293" calcext:value-type="float">
            <text:p>0.0535720968690293</text:p>
          </table:table-cell>
          <table:table-cell office:value-type="float" office:value="0.688973013493253" calcext:value-type="float">
            <text:p>0.688973013493253</text:p>
          </table:table-cell>
          <table:table-cell office:value-type="float" office:value="0.0477096560683999" calcext:value-type="float">
            <text:p>0.0477096560683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82908545727136" calcext:value-type="float">
            <text:p>0.682908545727136</text:p>
          </table:table-cell>
          <table:table-cell office:value-type="float" office:value="0.0471131064597582" calcext:value-type="float">
            <text:p>0.0471131064597582</text:p>
          </table:table-cell>
          <table:table-cell office:value-type="float" office:value="0.665509745127436" calcext:value-type="float">
            <text:p>0.665509745127436</text:p>
          </table:table-cell>
          <table:table-cell office:value-type="float" office:value="0.0246403280203127" calcext:value-type="float">
            <text:p>0.0246403280203127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478283167196253" calcext:value-type="float">
            <text:p>0.0478283167196253</text:p>
          </table:table-cell>
          <table:table-cell office:value-type="float" office:value="0.686394302848576" calcext:value-type="float">
            <text:p>0.686394302848576</text:p>
          </table:table-cell>
          <table:table-cell office:value-type="float" office:value="0.0475882218356895" calcext:value-type="float">
            <text:p>0.0475882218356895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396028719972769" calcext:value-type="float">
            <text:p>0.0396028719972769</text:p>
          </table:table-cell>
          <table:table-cell office:value-type="float" office:value="0.68291604197901" calcext:value-type="float">
            <text:p>0.68291604197901</text:p>
          </table:table-cell>
          <table:table-cell office:value-type="float" office:value="0.0557118791019792" calcext:value-type="float">
            <text:p>0.0557118791019792</text:p>
          </table:table-cell>
          <table:table-cell office:value-type="float" office:value="0.687188905547226" calcext:value-type="float">
            <text:p>0.687188905547226</text:p>
          </table:table-cell>
          <table:table-cell office:value-type="float" office:value="0.0449730195158442" calcext:value-type="float">
            <text:p>0.0449730195158442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29380715786633" calcext:value-type="float">
            <text:p>0.0529380715786633</text:p>
          </table:table-cell>
          <table:table-cell office:value-type="float" office:value="0.674212893553223" calcext:value-type="float">
            <text:p>0.674212893553223</text:p>
          </table:table-cell>
          <table:table-cell office:value-type="float" office:value="0.0402557333903902" calcext:value-type="float">
            <text:p>0.0402557333903902</text:p>
          </table:table-cell>
          <table:table-cell office:value-type="float" office:value="0.687218890554723" calcext:value-type="float">
            <text:p>0.687218890554723</text:p>
          </table:table-cell>
          <table:table-cell office:value-type="float" office:value="0.0651165327671834" calcext:value-type="float">
            <text:p>0.0651165327671834</text:p>
          </table:table-cell>
          <table:table-cell office:value-type="float" office:value="0.681971514242879" calcext:value-type="float">
            <text:p>0.681971514242879</text:p>
          </table:table-cell>
          <table:table-cell office:value-type="float" office:value="0.0423483498075532" calcext:value-type="float">
            <text:p>0.0423483498075532</text:p>
          </table:table-cell>
          <table:table-cell office:value-type="float" office:value="0.687233883058471" calcext:value-type="float">
            <text:p>0.687233883058471</text:p>
          </table:table-cell>
          <table:table-cell office:value-type="float" office:value="0.0477560870307707" calcext:value-type="float">
            <text:p>0.0477560870307707</text:p>
          </table:table-cell>
          <table:table-cell office:value-type="float" office:value="0.69328335832084" calcext:value-type="float">
            <text:p>0.69328335832084</text:p>
          </table:table-cell>
          <table:table-cell office:value-type="float" office:value="0.0476270941043242" calcext:value-type="float">
            <text:p>0.0476270941043242</text:p>
          </table:table-cell>
          <table:table-cell office:value-type="float" office:value="0.688980509745127" calcext:value-type="float">
            <text:p>0.688980509745127</text:p>
          </table:table-cell>
          <table:table-cell office:value-type="float" office:value="0.0539360401429284" calcext:value-type="float">
            <text:p>0.0539360401429284</text:p>
          </table:table-cell>
          <table:table-cell office:value-type="float" office:value="0.700224887556222" calcext:value-type="float">
            <text:p>0.700224887556222</text:p>
          </table:table-cell>
          <table:table-cell office:value-type="float" office:value="0.0492657946723249" calcext:value-type="float">
            <text:p>0.0492657946723249</text:p>
          </table:table-cell>
          <table:table-cell office:value-type="float" office:value="0.679415292353823" calcext:value-type="float">
            <text:p>0.679415292353823</text:p>
          </table:table-cell>
          <table:table-cell office:value-type="float" office:value="0.052034910792187" calcext:value-type="float">
            <text:p>0.05203491079218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5967016491754" calcext:value-type="float">
            <text:p>0.675967016491754</text:p>
          </table:table-cell>
          <table:table-cell office:value-type="float" office:value="0.0512654020906217" calcext:value-type="float">
            <text:p>0.0512654020906217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261467252317922" calcext:value-type="float">
            <text:p>0.0261467252317922</text:p>
          </table:table-cell>
          <table:table-cell office:value-type="float" office:value="0.693298350824588" calcext:value-type="float">
            <text:p>0.693298350824588</text:p>
          </table:table-cell>
          <table:table-cell office:value-type="float" office:value="0.038556105937343" calcext:value-type="float">
            <text:p>0.038556105937343</text:p>
          </table:table-cell>
          <table:table-cell office:value-type="float" office:value="0.682031484257871" calcext:value-type="float">
            <text:p>0.682031484257871</text:p>
          </table:table-cell>
          <table:table-cell office:value-type="float" office:value="0.0524059204232638" calcext:value-type="float">
            <text:p>0.0524059204232638</text:p>
          </table:table-cell>
          <table:table-cell office:value-type="float" office:value="0.681986506746627" calcext:value-type="float">
            <text:p>0.681986506746627</text:p>
          </table:table-cell>
          <table:table-cell office:value-type="float" office:value="0.040426326398301" calcext:value-type="float">
            <text:p>0.040426326398301</text:p>
          </table:table-cell>
          <table:table-cell office:value-type="float" office:value="0.681169415292354" calcext:value-type="float">
            <text:p>0.681169415292354</text:p>
          </table:table-cell>
          <table:table-cell office:value-type="float" office:value="0.05738333668809" calcext:value-type="float">
            <text:p>0.05738333668809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0799217312857" calcext:value-type="float">
            <text:p>0.0430799217312857</text:p>
          </table:table-cell>
          <table:table-cell office:value-type="float" office:value="0.688973013493253" calcext:value-type="float">
            <text:p>0.688973013493253</text:p>
          </table:table-cell>
          <table:table-cell office:value-type="float" office:value="0.0530463330078155" calcext:value-type="float">
            <text:p>0.0530463330078155</text:p>
          </table:table-cell>
          <table:table-cell office:value-type="float" office:value="0.668980509745127" calcext:value-type="float">
            <text:p>0.668980509745127</text:p>
          </table:table-cell>
          <table:table-cell office:value-type="float" office:value="0.0406895097032522" calcext:value-type="float">
            <text:p>0.0406895097032522</text:p>
          </table:table-cell>
          <table:table-cell office:value-type="float" office:value="0.682016491754123" calcext:value-type="float">
            <text:p>0.682016491754123</text:p>
          </table:table-cell>
          <table:table-cell office:value-type="float" office:value="0.0579881418675112" calcext:value-type="float">
            <text:p>0.0579881418675112</text:p>
          </table:table-cell>
          <table:table-cell office:value-type="float" office:value="0.689805097451274" calcext:value-type="float">
            <text:p>0.689805097451274</text:p>
          </table:table-cell>
          <table:table-cell office:value-type="float" office:value="0.0447363739758566" calcext:value-type="float">
            <text:p>0.0447363739758566</text:p>
          </table:table-cell>
          <table:table-cell office:value-type="float" office:value="0.689850074962519" calcext:value-type="float">
            <text:p>0.689850074962519</text:p>
          </table:table-cell>
          <table:table-cell office:value-type="float" office:value="0.0480398984303759" calcext:value-type="float">
            <text:p>0.0480398984303759</text:p>
          </table:table-cell>
          <table:table-cell office:value-type="float" office:value="0.692428785607196" calcext:value-type="float">
            <text:p>0.692428785607196</text:p>
          </table:table-cell>
          <table:table-cell office:value-type="float" office:value="0.0463131817409399" calcext:value-type="float">
            <text:p>0.0463131817409399</text:p>
          </table:table-cell>
          <table:table-cell office:value-type="float" office:value="0.688965517241379" calcext:value-type="float">
            <text:p>0.688965517241379</text:p>
          </table:table-cell>
          <table:table-cell office:value-type="float" office:value="0.0535693066220795" calcext:value-type="float">
            <text:p>0.0535693066220795</text:p>
          </table:table-cell>
          <table:table-cell office:value-type="float" office:value="0.689805097451274" calcext:value-type="float">
            <text:p>0.689805097451274</text:p>
          </table:table-cell>
          <table:table-cell office:value-type="float" office:value="0.0434018525902009" calcext:value-type="float">
            <text:p>0.0434018525902009</text:p>
          </table:table-cell>
          <table:table-cell office:value-type="float" office:value="0.680292353823088" calcext:value-type="float">
            <text:p>0.680292353823088</text:p>
          </table:table-cell>
          <table:table-cell office:value-type="float" office:value="0.0556206448448147" calcext:value-type="float">
            <text:p>0.055620644844814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679608695652174" calcext:value-type="float">
            <text:p>0.679608695652174</text:p>
          </table:table-cell>
          <table:table-cell office:value-type="float" office:value="0.0457892231270862" calcext:value-type="float">
            <text:p>0.0457892231270862</text:p>
          </table:table-cell>
          <table:table-cell office:value-type="float" office:value="0.657328335832084" calcext:value-type="float">
            <text:p>0.657328335832084</text:p>
          </table:table-cell>
          <table:table-cell office:value-type="float" office:value="0.0282417453513091" calcext:value-type="float">
            <text:p>0.0282417453513091</text:p>
          </table:table-cell>
          <table:table-cell office:value-type="float" office:value="0.689983508245877" calcext:value-type="float">
            <text:p>0.689983508245877</text:p>
          </table:table-cell>
          <table:table-cell office:value-type="float" office:value="0.0445644615350554" calcext:value-type="float">
            <text:p>0.0445644615350554</text:p>
          </table:table-cell>
          <table:table-cell office:value-type="float" office:value="0.677518740629685" calcext:value-type="float">
            <text:p>0.677518740629685</text:p>
          </table:table-cell>
          <table:table-cell office:value-type="float" office:value="0.0495054577046603" calcext:value-type="float">
            <text:p>0.0495054577046603</text:p>
          </table:table-cell>
          <table:table-cell office:value-type="float" office:value="0.676262368815592" calcext:value-type="float">
            <text:p>0.676262368815592</text:p>
          </table:table-cell>
          <table:table-cell office:value-type="float" office:value="0.0403454203375968" calcext:value-type="float">
            <text:p>0.0403454203375968</text:p>
          </table:table-cell>
          <table:table-cell office:value-type="float" office:value="0.677167916041979" calcext:value-type="float">
            <text:p>0.677167916041979</text:p>
          </table:table-cell>
          <table:table-cell office:value-type="float" office:value="0.0520058451393947" calcext:value-type="float">
            <text:p>0.0520058451393947</text:p>
          </table:table-cell>
          <table:table-cell office:value-type="float" office:value="0.678346326836582" calcext:value-type="float">
            <text:p>0.678346326836582</text:p>
          </table:table-cell>
          <table:table-cell office:value-type="float" office:value="0.0438162032091559" calcext:value-type="float">
            <text:p>0.0438162032091559</text:p>
          </table:table-cell>
          <table:table-cell office:value-type="float" office:value="0.676640179910045" calcext:value-type="float">
            <text:p>0.676640179910045</text:p>
          </table:table-cell>
          <table:table-cell office:value-type="float" office:value="0.0552790109277208" calcext:value-type="float">
            <text:p>0.0552790109277208</text:p>
          </table:table-cell>
          <table:table-cell office:value-type="float" office:value="0.672628185907046" calcext:value-type="float">
            <text:p>0.672628185907046</text:p>
          </table:table-cell>
          <table:table-cell office:value-type="float" office:value="0.044268500140389" calcext:value-type="float">
            <text:p>0.044268500140389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624959877767195" calcext:value-type="float">
            <text:p>0.0624959877767195</text:p>
          </table:table-cell>
          <table:table-cell office:value-type="float" office:value="0.681298350824588" calcext:value-type="float">
            <text:p>0.681298350824588</text:p>
          </table:table-cell>
          <table:table-cell office:value-type="float" office:value="0.0420029962020704" calcext:value-type="float">
            <text:p>0.0420029962020704</text:p>
          </table:table-cell>
          <table:table-cell office:value-type="float" office:value="0.683245877061469" calcext:value-type="float">
            <text:p>0.683245877061469</text:p>
          </table:table-cell>
          <table:table-cell office:value-type="float" office:value="0.0457834491771743" calcext:value-type="float">
            <text:p>0.0457834491771743</text:p>
          </table:table-cell>
          <table:table-cell office:value-type="float" office:value="0.686004497751124" calcext:value-type="float">
            <text:p>0.686004497751124</text:p>
          </table:table-cell>
          <table:table-cell office:value-type="float" office:value="0.0550926102698616" calcext:value-type="float">
            <text:p>0.0550926102698616</text:p>
          </table:table-cell>
          <table:table-cell office:value-type="float" office:value="0.678374812593703" calcext:value-type="float">
            <text:p>0.678374812593703</text:p>
          </table:table-cell>
          <table:table-cell office:value-type="float" office:value="0.046635957517385" calcext:value-type="float">
            <text:p>0.046635957517385</text:p>
          </table:table-cell>
          <table:table-cell office:value-type="float" office:value="0.689104947526237" calcext:value-type="float">
            <text:p>0.689104947526237</text:p>
          </table:table-cell>
          <table:table-cell office:value-type="float" office:value="0.0513233664463873" calcext:value-type="float">
            <text:p>0.0513233664463873</text:p>
          </table:table-cell>
          <table:table-cell office:value-type="float" office:value="0.682184407796102" calcext:value-type="float">
            <text:p>0.682184407796102</text:p>
          </table:table-cell>
          <table:table-cell office:value-type="float" office:value="0.0530541528275461" calcext:value-type="float">
            <text:p>0.053054152827546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0292353823088" calcext:value-type="float">
            <text:p>0.660292353823088</text:p>
          </table:table-cell>
          <table:table-cell office:value-type="float" office:value="0.0404832158062485" calcext:value-type="float">
            <text:p>0.0404832158062485</text:p>
          </table:table-cell>
          <table:table-cell office:value-type="float" office:value="0.672428785607196" calcext:value-type="float">
            <text:p>0.672428785607196</text:p>
          </table:table-cell>
          <table:table-cell office:value-type="float" office:value="0.0362430457225542" calcext:value-type="float">
            <text:p>0.0362430457225542</text:p>
          </table:table-cell>
          <table:table-cell office:value-type="float" office:value="0.660284857571214" calcext:value-type="float">
            <text:p>0.660284857571214</text:p>
          </table:table-cell>
          <table:table-cell office:value-type="float" office:value="0.0397130297382084" calcext:value-type="float">
            <text:p>0.0397130297382084</text:p>
          </table:table-cell>
          <table:table-cell office:value-type="float" office:value="0.668088455772114" calcext:value-type="float">
            <text:p>0.668088455772114</text:p>
          </table:table-cell>
          <table:table-cell office:value-type="float" office:value="0.0403318484307087" calcext:value-type="float">
            <text:p>0.0403318484307087</text:p>
          </table:table-cell>
          <table:table-cell office:value-type="float" office:value="0.670727136431784" calcext:value-type="float">
            <text:p>0.670727136431784</text:p>
          </table:table-cell>
          <table:table-cell office:value-type="float" office:value="0.0380430864186469" calcext:value-type="float">
            <text:p>0.0380430864186469</text:p>
          </table:table-cell>
          <table:table-cell office:value-type="float" office:value="0.674160419790105" calcext:value-type="float">
            <text:p>0.674160419790105</text:p>
          </table:table-cell>
          <table:table-cell office:value-type="float" office:value="0.0374724635689687" calcext:value-type="float">
            <text:p>0.0374724635689687</text:p>
          </table:table-cell>
          <table:table-cell office:value-type="float" office:value="0.66547976011994" calcext:value-type="float">
            <text:p>0.66547976011994</text:p>
          </table:table-cell>
          <table:table-cell office:value-type="float" office:value="0.0552015270812841" calcext:value-type="float">
            <text:p>0.0552015270812841</text:p>
          </table:table-cell>
          <table:table-cell office:value-type="float" office:value="0.643740629685157" calcext:value-type="float">
            <text:p>0.643740629685157</text:p>
          </table:table-cell>
          <table:table-cell office:value-type="float" office:value="0.0317126649457083" calcext:value-type="float">
            <text:p>0.0317126649457083</text:p>
          </table:table-cell>
          <table:table-cell office:value-type="float" office:value="0.679377811094453" calcext:value-type="float">
            <text:p>0.679377811094453</text:p>
          </table:table-cell>
          <table:table-cell office:value-type="float" office:value="0.05747554956538" calcext:value-type="float">
            <text:p>0.05747554956538</text:p>
          </table:table-cell>
          <table:table-cell office:value-type="float" office:value="0.664617691154423" calcext:value-type="float">
            <text:p>0.664617691154423</text:p>
          </table:table-cell>
          <table:table-cell office:value-type="float" office:value="0.0500451781295263" calcext:value-type="float">
            <text:p>0.0500451781295263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86716482677705" calcext:value-type="float">
            <text:p>0.0386716482677705</text:p>
          </table:table-cell>
          <table:table-cell office:value-type="float" office:value="0.646416791604198" calcext:value-type="float">
            <text:p>0.646416791604198</text:p>
          </table:table-cell>
          <table:table-cell office:value-type="float" office:value="0.0658249344456546" calcext:value-type="float">
            <text:p>0.0658249344456546</text:p>
          </table:table-cell>
          <table:table-cell office:value-type="float" office:value="0.662863568215892" calcext:value-type="float">
            <text:p>0.662863568215892</text:p>
          </table:table-cell>
          <table:table-cell office:value-type="float" office:value="0.0514026007326582" calcext:value-type="float">
            <text:p>0.0514026007326582</text:p>
          </table:table-cell>
          <table:table-cell office:value-type="float" office:value="0.659392803598201" calcext:value-type="float">
            <text:p>0.659392803598201</text:p>
          </table:table-cell>
          <table:table-cell office:value-type="float" office:value="0.0594179155742327" calcext:value-type="float">
            <text:p>0.0594179155742327</text:p>
          </table:table-cell>
          <table:table-cell office:value-type="float" office:value="0.671559220389805" calcext:value-type="float">
            <text:p>0.671559220389805</text:p>
          </table:table-cell>
          <table:table-cell office:value-type="float" office:value="0.0477957659594188" calcext:value-type="float">
            <text:p>0.0477957659594188</text:p>
          </table:table-cell>
          <table:table-cell office:value-type="float" office:value="0.667271364317841" calcext:value-type="float">
            <text:p>0.667271364317841</text:p>
          </table:table-cell>
          <table:table-cell office:value-type="float" office:value="0.0352073909815847" calcext:value-type="float">
            <text:p>0.03520739098158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350234963708741" calcext:value-type="float">
            <text:p>0.0350234963708741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22437165124273" calcext:value-type="float">
            <text:p>0.0422437165124273</text:p>
          </table:table-cell>
          <table:table-cell office:value-type="float" office:value="0.683718140929535" calcext:value-type="float">
            <text:p>0.683718140929535</text:p>
          </table:table-cell>
          <table:table-cell office:value-type="float" office:value="0.0434682187533248" calcext:value-type="float">
            <text:p>0.0434682187533248</text:p>
          </table:table-cell>
          <table:table-cell office:value-type="float" office:value="0.686319340329835" calcext:value-type="float">
            <text:p>0.686319340329835</text:p>
          </table:table-cell>
          <table:table-cell office:value-type="float" office:value="0.051825741514614" calcext:value-type="float">
            <text:p>0.051825741514614</text:p>
          </table:table-cell>
          <table:table-cell office:value-type="float" office:value="0.66811844077961" calcext:value-type="float">
            <text:p>0.66811844077961</text:p>
          </table:table-cell>
          <table:table-cell office:value-type="float" office:value="0.0491185741346021" calcext:value-type="float">
            <text:p>0.0491185741346021</text:p>
          </table:table-cell>
          <table:table-cell office:value-type="float" office:value="0.679392803598201" calcext:value-type="float">
            <text:p>0.679392803598201</text:p>
          </table:table-cell>
          <table:table-cell office:value-type="float" office:value="0.0431999289591945" calcext:value-type="float">
            <text:p>0.0431999289591945</text:p>
          </table:table-cell>
          <table:table-cell office:value-type="float" office:value="0.6671964017991" calcext:value-type="float">
            <text:p>0.6671964017991</text:p>
          </table:table-cell>
          <table:table-cell office:value-type="float" office:value="0.0459805856551354" calcext:value-type="float">
            <text:p>0.0459805856551354</text:p>
          </table:table-cell>
          <table:table-cell office:value-type="float" office:value="0.667218890554723" calcext:value-type="float">
            <text:p>0.667218890554723</text:p>
          </table:table-cell>
          <table:table-cell office:value-type="float" office:value="0.0386903120692624" calcext:value-type="float">
            <text:p>0.0386903120692624</text:p>
          </table:table-cell>
          <table:table-cell office:value-type="float" office:value="0.682001499250375" calcext:value-type="float">
            <text:p>0.682001499250375</text:p>
          </table:table-cell>
          <table:table-cell office:value-type="float" office:value="0.045962593207799" calcext:value-type="float">
            <text:p>0.045962593207799</text:p>
          </table:table-cell>
          <table:table-cell office:value-type="float" office:value="0.671551724137931" calcext:value-type="float">
            <text:p>0.671551724137931</text:p>
          </table:table-cell>
          <table:table-cell office:value-type="float" office:value="0.0436136897433419" calcext:value-type="float">
            <text:p>0.0436136897433419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397833815728535" calcext:value-type="float">
            <text:p>0.0397833815728535</text:p>
          </table:table-cell>
          <table:table-cell office:value-type="float" office:value="0.665472263868066" calcext:value-type="float">
            <text:p>0.665472263868066</text:p>
          </table:table-cell>
          <table:table-cell office:value-type="float" office:value="0.0434990529707113" calcext:value-type="float">
            <text:p>0.0434990529707113</text:p>
          </table:table-cell>
          <table:table-cell office:value-type="float" office:value="0.676784107946027" calcext:value-type="float">
            <text:p>0.676784107946027</text:p>
          </table:table-cell>
          <table:table-cell office:value-type="float" office:value="0.0459225506110582" calcext:value-type="float">
            <text:p>0.0459225506110582</text:p>
          </table:table-cell>
          <table:table-cell office:value-type="float" office:value="0.667263868065967" calcext:value-type="float">
            <text:p>0.667263868065967</text:p>
          </table:table-cell>
          <table:table-cell office:value-type="float" office:value="0.0572640818283031" calcext:value-type="float">
            <text:p>0.0572640818283031</text:p>
          </table:table-cell>
          <table:table-cell office:value-type="float" office:value="0.681994002998501" calcext:value-type="float">
            <text:p>0.681994002998501</text:p>
          </table:table-cell>
          <table:table-cell office:value-type="float" office:value="0.0470960047332016" calcext:value-type="float">
            <text:p>0.0470960047332016</text:p>
          </table:table-cell>
          <table:table-cell office:value-type="float" office:value="0.667256371814093" calcext:value-type="float">
            <text:p>0.667256371814093</text:p>
          </table:table-cell>
          <table:table-cell office:value-type="float" office:value="0.0485915555466661" calcext:value-type="float">
            <text:p>0.04859155554666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69835082458771" calcext:value-type="float">
            <text:p>0.669835082458771</text:p>
          </table:table-cell>
          <table:table-cell office:value-type="float" office:value="0.0421366000415751" calcext:value-type="float">
            <text:p>0.0421366000415751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43390302758185" calcext:value-type="float">
            <text:p>0.043390302758185</text:p>
          </table:table-cell>
          <table:table-cell office:value-type="float" office:value="0.688928035982009" calcext:value-type="float">
            <text:p>0.688928035982009</text:p>
          </table:table-cell>
          <table:table-cell office:value-type="float" office:value="0.0479996668581096" calcext:value-type="float">
            <text:p>0.0479996668581096</text:p>
          </table:table-cell>
          <table:table-cell office:value-type="float" office:value="0.673313343328336" calcext:value-type="float">
            <text:p>0.673313343328336</text:p>
          </table:table-cell>
          <table:table-cell office:value-type="float" office:value="0.0419519319628242" calcext:value-type="float">
            <text:p>0.0419519319628242</text:p>
          </table:table-cell>
          <table:table-cell office:value-type="float" office:value="0.674175412293853" calcext:value-type="float">
            <text:p>0.674175412293853</text:p>
          </table:table-cell>
          <table:table-cell office:value-type="float" office:value="0.0536106961084826" calcext:value-type="float">
            <text:p>0.0536106961084826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509029516995885" calcext:value-type="float">
            <text:p>0.0509029516995885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394834511833366" calcext:value-type="float">
            <text:p>0.0394834511833366</text:p>
          </table:table-cell>
          <table:table-cell office:value-type="float" office:value="0.675892053973014" calcext:value-type="float">
            <text:p>0.675892053973014</text:p>
          </table:table-cell>
          <table:table-cell office:value-type="float" office:value="0.0453780708700995" calcext:value-type="float">
            <text:p>0.0453780708700995</text:p>
          </table:table-cell>
          <table:table-cell office:value-type="float" office:value="0.686349325337331" calcext:value-type="float">
            <text:p>0.686349325337331</text:p>
          </table:table-cell>
          <table:table-cell office:value-type="float" office:value="0.0475967912951573" calcext:value-type="float">
            <text:p>0.0475967912951573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5126529334188" calcext:value-type="float">
            <text:p>0.045126529334188</text:p>
          </table:table-cell>
          <table:table-cell office:value-type="float" office:value="0.684610194902549" calcext:value-type="float">
            <text:p>0.684610194902549</text:p>
          </table:table-cell>
          <table:table-cell office:value-type="float" office:value="0.0360827558778004" calcext:value-type="float">
            <text:p>0.0360827558778004</text:p>
          </table:table-cell>
          <table:table-cell office:value-type="float" office:value="0.682856071964018" calcext:value-type="float">
            <text:p>0.682856071964018</text:p>
          </table:table-cell>
          <table:table-cell office:value-type="float" office:value="0.0466084988735393" calcext:value-type="float">
            <text:p>0.0466084988735393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43441221553654" calcext:value-type="float">
            <text:p>0.0443441221553654</text:p>
          </table:table-cell>
          <table:table-cell office:value-type="float" office:value="0.673335832083958" calcext:value-type="float">
            <text:p>0.673335832083958</text:p>
          </table:table-cell>
          <table:table-cell office:value-type="float" office:value="0.0590878187051957" calcext:value-type="float">
            <text:p>0.0590878187051957</text:p>
          </table:table-cell>
          <table:table-cell office:value-type="float" office:value="0.678530734632684" calcext:value-type="float">
            <text:p>0.678530734632684</text:p>
          </table:table-cell>
          <table:table-cell office:value-type="float" office:value="0.0369729854974276" calcext:value-type="float">
            <text:p>0.0369729854974276</text:p>
          </table:table-cell>
          <table:table-cell office:value-type="float" office:value="0.682023988005997" calcext:value-type="float">
            <text:p>0.682023988005997</text:p>
          </table:table-cell>
          <table:table-cell office:value-type="float" office:value="0.0523009194945316" calcext:value-type="float">
            <text:p>0.05230091949453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7676161919041" calcext:value-type="float">
            <text:p>0.677676161919041</text:p>
          </table:table-cell>
          <table:table-cell office:value-type="float" office:value="0.036938833650363" calcext:value-type="float">
            <text:p>0.036938833650363</text:p>
          </table:table-cell>
          <table:table-cell office:value-type="float" office:value="0.678508245877061" calcext:value-type="float">
            <text:p>0.678508245877061</text:p>
          </table:table-cell>
          <table:table-cell office:value-type="float" office:value="0.0353039075036107" calcext:value-type="float">
            <text:p>0.0353039075036107</text:p>
          </table:table-cell>
          <table:table-cell office:value-type="float" office:value="0.676776611694153" calcext:value-type="float">
            <text:p>0.676776611694153</text:p>
          </table:table-cell>
          <table:table-cell office:value-type="float" office:value="0.0546554140859578" calcext:value-type="float">
            <text:p>0.0546554140859578</text:p>
          </table:table-cell>
          <table:table-cell office:value-type="float" office:value="0.676761619190405" calcext:value-type="float">
            <text:p>0.676761619190405</text:p>
          </table:table-cell>
          <table:table-cell office:value-type="float" office:value="0.0422569982332729" calcext:value-type="float">
            <text:p>0.0422569982332729</text:p>
          </table:table-cell>
          <table:table-cell office:value-type="float" office:value="0.682863568215892" calcext:value-type="float">
            <text:p>0.682863568215892</text:p>
          </table:table-cell>
          <table:table-cell office:value-type="float" office:value="0.046380691496184" calcext:value-type="float">
            <text:p>0.046380691496184</text:p>
          </table:table-cell>
          <table:table-cell office:value-type="float" office:value="0.680269865067466" calcext:value-type="float">
            <text:p>0.680269865067466</text:p>
          </table:table-cell>
          <table:table-cell office:value-type="float" office:value="0.0502197008269092" calcext:value-type="float">
            <text:p>0.0502197008269092</text:p>
          </table:table-cell>
          <table:table-cell office:value-type="float" office:value="0.675884557721139" calcext:value-type="float">
            <text:p>0.675884557721139</text:p>
          </table:table-cell>
          <table:table-cell office:value-type="float" office:value="0.0463343571567439" calcext:value-type="float">
            <text:p>0.0463343571567439</text:p>
          </table:table-cell>
          <table:table-cell office:value-type="float" office:value="0.677653673163418" calcext:value-type="float">
            <text:p>0.677653673163418</text:p>
          </table:table-cell>
          <table:table-cell office:value-type="float" office:value="0.0469394471630429" calcext:value-type="float">
            <text:p>0.0469394471630429</text:p>
          </table:table-cell>
          <table:table-cell office:value-type="float" office:value="0.68287856071964" calcext:value-type="float">
            <text:p>0.68287856071964</text:p>
          </table:table-cell>
          <table:table-cell office:value-type="float" office:value="0.0430800144890842" calcext:value-type="float">
            <text:p>0.0430800144890842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508295161729451" calcext:value-type="float">
            <text:p>0.0508295161729451</text:p>
          </table:table-cell>
          <table:table-cell office:value-type="float" office:value="0.684595202398801" calcext:value-type="float">
            <text:p>0.684595202398801</text:p>
          </table:table-cell>
          <table:table-cell office:value-type="float" office:value="0.0335594627995922" calcext:value-type="float">
            <text:p>0.0335594627995922</text:p>
          </table:table-cell>
          <table:table-cell office:value-type="float" office:value="0.6871964017991" calcext:value-type="float">
            <text:p>0.6871964017991</text:p>
          </table:table-cell>
          <table:table-cell office:value-type="float" office:value="0.0528360072150673" calcext:value-type="float">
            <text:p>0.0528360072150673</text:p>
          </table:table-cell>
          <table:table-cell office:value-type="float" office:value="0.67503748125937" calcext:value-type="float">
            <text:p>0.67503748125937</text:p>
          </table:table-cell>
          <table:table-cell office:value-type="float" office:value="0.0397926174275475" calcext:value-type="float">
            <text:p>0.0397926174275475</text:p>
          </table:table-cell>
          <table:table-cell office:value-type="float" office:value="0.671566716641679" calcext:value-type="float">
            <text:p>0.671566716641679</text:p>
          </table:table-cell>
          <table:table-cell office:value-type="float" office:value="0.0522842303027544" calcext:value-type="float">
            <text:p>0.0522842303027544</text:p>
          </table:table-cell>
          <table:table-cell office:value-type="float" office:value="0.683748125937032" calcext:value-type="float">
            <text:p>0.683748125937032</text:p>
          </table:table-cell>
          <table:table-cell office:value-type="float" office:value="0.0430642079964108" calcext:value-type="float">
            <text:p>0.0430642079964108</text:p>
          </table:table-cell>
          <table:table-cell office:value-type="float" office:value="0.681131934032983" calcext:value-type="float">
            <text:p>0.681131934032983</text:p>
          </table:table-cell>
          <table:table-cell office:value-type="float" office:value="0.0489510036943791" calcext:value-type="float">
            <text:p>0.048951003694379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5929535232384" calcext:value-type="float">
            <text:p>0.675929535232384</text:p>
          </table:table-cell>
          <table:table-cell office:value-type="float" office:value="0.0438038959626101" calcext:value-type="float">
            <text:p>0.0438038959626101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39357646570097" calcext:value-type="float">
            <text:p>0.0439357646570097</text:p>
          </table:table-cell>
          <table:table-cell office:value-type="float" office:value="0.673305847076462" calcext:value-type="float">
            <text:p>0.673305847076462</text:p>
          </table:table-cell>
          <table:table-cell office:value-type="float" office:value="0.0486793363994237" calcext:value-type="float">
            <text:p>0.0486793363994237</text:p>
          </table:table-cell>
          <table:table-cell office:value-type="float" office:value="0.678493253373313" calcext:value-type="float">
            <text:p>0.678493253373313</text:p>
          </table:table-cell>
          <table:table-cell office:value-type="float" office:value="0.0440800071427913" calcext:value-type="float">
            <text:p>0.0440800071427913</text:p>
          </table:table-cell>
          <table:table-cell office:value-type="float" office:value="0.674182908545727" calcext:value-type="float">
            <text:p>0.674182908545727</text:p>
          </table:table-cell>
          <table:table-cell office:value-type="float" office:value="0.0491488330310063" calcext:value-type="float">
            <text:p>0.0491488330310063</text:p>
          </table:table-cell>
          <table:table-cell office:value-type="float" office:value="0.67332083958021" calcext:value-type="float">
            <text:p>0.67332083958021</text:p>
          </table:table-cell>
          <table:table-cell office:value-type="float" office:value="0.054139645625883" calcext:value-type="float">
            <text:p>0.054139645625883</text:p>
          </table:table-cell>
          <table:table-cell office:value-type="float" office:value="0.679385307346327" calcext:value-type="float">
            <text:p>0.679385307346327</text:p>
          </table:table-cell>
          <table:table-cell office:value-type="float" office:value="0.0420716743392967" calcext:value-type="float">
            <text:p>0.0420716743392967</text:p>
          </table:table-cell>
          <table:table-cell office:value-type="float" office:value="0.682848575712144" calcext:value-type="float">
            <text:p>0.682848575712144</text:p>
          </table:table-cell>
          <table:table-cell office:value-type="float" office:value="0.0417080448367655" calcext:value-type="float">
            <text:p>0.0417080448367655</text:p>
          </table:table-cell>
          <table:table-cell office:value-type="float" office:value="0.682886056971514" calcext:value-type="float">
            <text:p>0.682886056971514</text:p>
          </table:table-cell>
          <table:table-cell office:value-type="float" office:value="0.0458550907477041" calcext:value-type="float">
            <text:p>0.0458550907477041</text:p>
          </table:table-cell>
          <table:table-cell office:value-type="float" office:value="0.677661169415292" calcext:value-type="float">
            <text:p>0.677661169415292</text:p>
          </table:table-cell>
          <table:table-cell office:value-type="float" office:value="0.0474220474800503" calcext:value-type="float">
            <text:p>0.0474220474800503</text:p>
          </table:table-cell>
          <table:table-cell office:value-type="float" office:value="0.683703148425787" calcext:value-type="float">
            <text:p>0.683703148425787</text:p>
          </table:table-cell>
          <table:table-cell office:value-type="float" office:value="0.0377669637363694" calcext:value-type="float">
            <text:p>0.0377669637363694</text:p>
          </table:table-cell>
          <table:table-cell office:value-type="float" office:value="0.684580209895053" calcext:value-type="float">
            <text:p>0.684580209895053</text:p>
          </table:table-cell>
          <table:table-cell office:value-type="float" office:value="0.0528933517222809" calcext:value-type="float">
            <text:p>0.0528933517222809</text:p>
          </table:table-cell>
          <table:table-cell office:value-type="float" office:value="0.681124437781109" calcext:value-type="float">
            <text:p>0.681124437781109</text:p>
          </table:table-cell>
          <table:table-cell office:value-type="float" office:value="0.0472526071546836" calcext:value-type="float">
            <text:p>0.0472526071546836</text:p>
          </table:table-cell>
          <table:table-cell office:value-type="float" office:value="0.672451274362819" calcext:value-type="float">
            <text:p>0.672451274362819</text:p>
          </table:table-cell>
          <table:table-cell office:value-type="float" office:value="0.0533394858474876" calcext:value-type="float">
            <text:p>0.0533394858474876</text:p>
          </table:table-cell>
          <table:table-cell office:value-type="float" office:value="0.683740629685157" calcext:value-type="float">
            <text:p>0.683740629685157</text:p>
          </table:table-cell>
          <table:table-cell office:value-type="float" office:value="0.0438943147793917" calcext:value-type="float">
            <text:p>0.0438943147793917</text:p>
          </table:table-cell>
          <table:table-cell office:value-type="float" office:value="0.677668665667166" calcext:value-type="float">
            <text:p>0.677668665667166</text:p>
          </table:table-cell>
          <table:table-cell office:value-type="float" office:value="0.0516117343772885" calcext:value-type="float">
            <text:p>0.0516117343772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diabetic_retinopathy</text:p>
          </table:table-cell>
          <table:table-cell office:value-type="float" office:value="0.673145427286357" calcext:value-type="float">
            <text:p>0.673145427286357</text:p>
          </table:table-cell>
          <table:table-cell office:value-type="float" office:value="0.0396772083663342" calcext:value-type="float">
            <text:p>0.0396772083663342</text:p>
          </table:table-cell>
          <table:table-cell office:value-type="float" office:value="0.67555772113943" calcext:value-type="float">
            <text:p>0.67555772113943</text:p>
          </table:table-cell>
          <table:table-cell office:value-type="float" office:value="0.0402233474307574" calcext:value-type="float">
            <text:p>0.0402233474307574</text:p>
          </table:table-cell>
          <table:table-cell office:value-type="float" office:value="0.676602698650675" calcext:value-type="float">
            <text:p>0.676602698650675</text:p>
          </table:table-cell>
          <table:table-cell office:value-type="float" office:value="0.0469031331670049" calcext:value-type="float">
            <text:p>0.0469031331670049</text:p>
          </table:table-cell>
          <table:table-cell office:value-type="float" office:value="0.676595202398801" calcext:value-type="float">
            <text:p>0.676595202398801</text:p>
          </table:table-cell>
          <table:table-cell office:value-type="float" office:value="0.0440893054568422" calcext:value-type="float">
            <text:p>0.0440893054568422</text:p>
          </table:table-cell>
          <table:table-cell office:value-type="float" office:value="0.674013493253373" calcext:value-type="float">
            <text:p>0.674013493253373</text:p>
          </table:table-cell>
          <table:table-cell office:value-type="float" office:value="0.0472603762377844" calcext:value-type="float">
            <text:p>0.0472603762377844</text:p>
          </table:table-cell>
          <table:table-cell office:value-type="float" office:value="0.676964017991004" calcext:value-type="float">
            <text:p>0.676964017991004</text:p>
          </table:table-cell>
          <table:table-cell office:value-type="float" office:value="0.0471869381361088" calcext:value-type="float">
            <text:p>0.0471869381361088</text:p>
          </table:table-cell>
          <table:table-cell office:value-type="float" office:value="0.672944527736132" calcext:value-type="float">
            <text:p>0.672944527736132</text:p>
          </table:table-cell>
          <table:table-cell office:value-type="float" office:value="0.0458143190831593" calcext:value-type="float">
            <text:p>0.0458143190831593</text:p>
          </table:table-cell>
          <table:table-cell office:value-type="float" office:value="0.669470764617691" calcext:value-type="float">
            <text:p>0.669470764617691</text:p>
          </table:table-cell>
          <table:table-cell office:value-type="float" office:value="0.0408857079769757" calcext:value-type="float">
            <text:p>0.0408857079769757</text:p>
          </table:table-cell>
          <table:table-cell office:value-type="float" office:value="0.682698650674663" calcext:value-type="float">
            <text:p>0.682698650674663</text:p>
          </table:table-cell>
          <table:table-cell office:value-type="float" office:value="0.0479940078610249" calcext:value-type="float">
            <text:p>0.0479940078610249</text:p>
          </table:table-cell>
          <table:table-cell office:value-type="float" office:value="0.672788605697151" calcext:value-type="float">
            <text:p>0.672788605697151</text:p>
          </table:table-cell>
          <table:table-cell office:value-type="float" office:value="0.0474073921720103" calcext:value-type="float">
            <text:p>0.0474073921720103</text:p>
          </table:table-cell>
          <table:table-cell office:value-type="float" office:value="0.682166416791604" calcext:value-type="float">
            <text:p>0.682166416791604</text:p>
          </table:table-cell>
          <table:table-cell office:value-type="float" office:value="0.0371728424508772" calcext:value-type="float">
            <text:p>0.0371728424508772</text:p>
          </table:table-cell>
          <table:table-cell office:value-type="float" office:value="0.673304347826087" calcext:value-type="float">
            <text:p>0.673304347826087</text:p>
          </table:table-cell>
          <table:table-cell office:value-type="float" office:value="0.0523323690454507" calcext:value-type="float">
            <text:p>0.0523323690454507</text:p>
          </table:table-cell>
          <table:table-cell office:value-type="float" office:value="0.673823088455772" calcext:value-type="float">
            <text:p>0.673823088455772</text:p>
          </table:table-cell>
          <table:table-cell office:value-type="float" office:value="0.0457428996162626" calcext:value-type="float">
            <text:p>0.0457428996162626</text:p>
          </table:table-cell>
          <table:table-cell office:value-type="float" office:value="0.668802098950525" calcext:value-type="float">
            <text:p>0.668802098950525</text:p>
          </table:table-cell>
          <table:table-cell office:value-type="float" office:value="0.0562787064515947" calcext:value-type="float">
            <text:p>0.0562787064515947</text:p>
          </table:table-cell>
          <table:table-cell office:value-type="float" office:value="0.679914542728636" calcext:value-type="float">
            <text:p>0.679914542728636</text:p>
          </table:table-cell>
          <table:table-cell office:value-type="float" office:value="0.0437646557931701" calcext:value-type="float">
            <text:p>0.0437646557931701</text:p>
          </table:table-cell>
          <table:table-cell office:value-type="float" office:value="0.675070464767616" calcext:value-type="float">
            <text:p>0.675070464767616</text:p>
          </table:table-cell>
          <table:table-cell office:value-type="float" office:value="0.04733252081889" calcext:value-type="float">
            <text:p>0.0473325208188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0712640563609" calcext:value-type="float">
            <text:p>0.590712640563609</text:p>
          </table:table-cell>
          <table:table-cell office:value-type="float" office:value="0.0504429603296669" calcext:value-type="float">
            <text:p>0.0504429603296669</text:p>
          </table:table-cell>
          <table:table-cell office:value-type="float" office:value="0.625287901368378" calcext:value-type="float">
            <text:p>0.625287901368378</text:p>
          </table:table-cell>
          <table:table-cell office:value-type="float" office:value="0.0469929137790264" calcext:value-type="float">
            <text:p>0.0469929137790264</text:p>
          </table:table-cell>
          <table:table-cell office:value-type="float" office:value="0.605561577022084" calcext:value-type="float">
            <text:p>0.605561577022084</text:p>
          </table:table-cell>
          <table:table-cell office:value-type="float" office:value="0.0382334474827347" calcext:value-type="float">
            <text:p>0.0382334474827347</text:p>
          </table:table-cell>
          <table:table-cell office:value-type="float" office:value="0.598123560493158" calcext:value-type="float">
            <text:p>0.598123560493158</text:p>
          </table:table-cell>
          <table:table-cell office:value-type="float" office:value="0.0333359034830816" calcext:value-type="float">
            <text:p>0.0333359034830816</text:p>
          </table:table-cell>
          <table:table-cell office:value-type="float" office:value="0.625335320417288" calcext:value-type="float">
            <text:p>0.625335320417288</text:p>
          </table:table-cell>
          <table:table-cell office:value-type="float" office:value="0.0404549899554689" calcext:value-type="float">
            <text:p>0.0404549899554689</text:p>
          </table:table-cell>
          <table:table-cell office:value-type="float" office:value="0.609639615228289" calcext:value-type="float">
            <text:p>0.609639615228289</text:p>
          </table:table-cell>
          <table:table-cell office:value-type="float" office:value="0.0561400921961333" calcext:value-type="float">
            <text:p>0.0561400921961333</text:p>
          </table:table-cell>
          <table:table-cell office:value-type="float" office:value="0.605568351171928" calcext:value-type="float">
            <text:p>0.605568351171928</text:p>
          </table:table-cell>
          <table:table-cell office:value-type="float" office:value="0.0504928566850411" calcext:value-type="float">
            <text:p>0.0504928566850411</text:p>
          </table:table-cell>
          <table:table-cell office:value-type="float" office:value="0.615499254843517" calcext:value-type="float">
            <text:p>0.615499254843517</text:p>
          </table:table-cell>
          <table:table-cell office:value-type="float" office:value="0.0481528502863739" calcext:value-type="float">
            <text:p>0.0481528502863739</text:p>
          </table:table-cell>
          <table:table-cell office:value-type="float" office:value="0.619516325701124" calcext:value-type="float">
            <text:p>0.619516325701124</text:p>
          </table:table-cell>
          <table:table-cell office:value-type="float" office:value="0.0554550960226205" calcext:value-type="float">
            <text:p>0.0554550960226205</text:p>
          </table:table-cell>
          <table:table-cell office:value-type="float" office:value="0.623702750304837" calcext:value-type="float">
            <text:p>0.623702750304837</text:p>
          </table:table-cell>
          <table:table-cell office:value-type="float" office:value="0.0391684451303589" calcext:value-type="float">
            <text:p>0.0391684451303589</text:p>
          </table:table-cell>
          <table:table-cell office:value-type="float" office:value="0.61791085218805" calcext:value-type="float">
            <text:p>0.61791085218805</text:p>
          </table:table-cell>
          <table:table-cell office:value-type="float" office:value="0.0493777876505456" calcext:value-type="float">
            <text:p>0.0493777876505456</text:p>
          </table:table-cell>
          <table:table-cell office:value-type="float" office:value="0.622070180192386" calcext:value-type="float">
            <text:p>0.622070180192386</text:p>
          </table:table-cell>
          <table:table-cell office:value-type="float" office:value="0.0394645636899461" calcext:value-type="float">
            <text:p>0.0394645636899461</text:p>
          </table:table-cell>
          <table:table-cell office:value-type="float" office:value="0.61955697060019" calcext:value-type="float">
            <text:p>0.61955697060019</text:p>
          </table:table-cell>
          <table:table-cell office:value-type="float" office:value="0.0556790288610039" calcext:value-type="float">
            <text:p>0.0556790288610039</text:p>
          </table:table-cell>
          <table:table-cell office:value-type="float" office:value="0.615458609944452" calcext:value-type="float">
            <text:p>0.615458609944452</text:p>
          </table:table-cell>
          <table:table-cell office:value-type="float" office:value="0.0365095911644664" calcext:value-type="float">
            <text:p>0.0365095911644664</text:p>
          </table:table-cell>
          <table:table-cell office:value-type="float" office:value="0.617064083457526" calcext:value-type="float">
            <text:p>0.617064083457526</text:p>
          </table:table-cell>
          <table:table-cell office:value-type="float" office:value="0.0610735554639853" calcext:value-type="float">
            <text:p>0.0610735554639853</text:p>
          </table:table-cell>
          <table:table-cell office:value-type="float" office:value="0.611299281940117" calcext:value-type="float">
            <text:p>0.611299281940117</text:p>
          </table:table-cell>
          <table:table-cell office:value-type="float" office:value="0.0526486608237426" calcext:value-type="float">
            <text:p>0.052648660823742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5657769949871" calcext:value-type="float">
            <text:p>0.595657769949871</text:p>
          </table:table-cell>
          <table:table-cell office:value-type="float" office:value="0.037916154476866" calcext:value-type="float">
            <text:p>0.037916154476866</text:p>
          </table:table-cell>
          <table:table-cell office:value-type="float" office:value="0.640963284107844" calcext:value-type="float">
            <text:p>0.640963284107844</text:p>
          </table:table-cell>
          <table:table-cell office:value-type="float" office:value="0.0511488582701093" calcext:value-type="float">
            <text:p>0.0511488582701093</text:p>
          </table:table-cell>
          <table:table-cell office:value-type="float" office:value="0.617091180056903" calcext:value-type="float">
            <text:p>0.617091180056903</text:p>
          </table:table-cell>
          <table:table-cell office:value-type="float" office:value="0.0484393478088066" calcext:value-type="float">
            <text:p>0.0484393478088066</text:p>
          </table:table-cell>
          <table:table-cell office:value-type="float" office:value="0.629481100121935" calcext:value-type="float">
            <text:p>0.629481100121935</text:p>
          </table:table-cell>
          <table:table-cell office:value-type="float" office:value="0.0321607705405083" calcext:value-type="float">
            <text:p>0.0321607705405083</text:p>
          </table:table-cell>
          <table:table-cell office:value-type="float" office:value="0.630246579054329" calcext:value-type="float">
            <text:p>0.630246579054329</text:p>
          </table:table-cell>
          <table:table-cell office:value-type="float" office:value="0.0546585797130324" calcext:value-type="float">
            <text:p>0.0546585797130324</text:p>
          </table:table-cell>
          <table:table-cell office:value-type="float" office:value="0.629467551822246" calcext:value-type="float">
            <text:p>0.629467551822246</text:p>
          </table:table-cell>
          <table:table-cell office:value-type="float" office:value="0.0524846375262618" calcext:value-type="float">
            <text:p>0.0524846375262618</text:p>
          </table:table-cell>
          <table:table-cell office:value-type="float" office:value="0.629460777672402" calcext:value-type="float">
            <text:p>0.629460777672402</text:p>
          </table:table-cell>
          <table:table-cell office:value-type="float" office:value="0.0486130249896864" calcext:value-type="float">
            <text:p>0.0486130249896864</text:p>
          </table:table-cell>
          <table:table-cell office:value-type="float" office:value="0.621223411461862" calcext:value-type="float">
            <text:p>0.621223411461862</text:p>
          </table:table-cell>
          <table:table-cell office:value-type="float" office:value="0.0413101860480329" calcext:value-type="float">
            <text:p>0.0413101860480329</text:p>
          </table:table-cell>
          <table:table-cell office:value-type="float" office:value="0.624481777536919" calcext:value-type="float">
            <text:p>0.624481777536919</text:p>
          </table:table-cell>
          <table:table-cell office:value-type="float" office:value="0.0650725114546101" calcext:value-type="float">
            <text:p>0.0650725114546101</text:p>
          </table:table-cell>
          <table:table-cell office:value-type="float" office:value="0.629467551822246" calcext:value-type="float">
            <text:p>0.629467551822246</text:p>
          </table:table-cell>
          <table:table-cell office:value-type="float" office:value="0.0379093406691102" calcext:value-type="float">
            <text:p>0.0379093406691102</text:p>
          </table:table-cell>
          <table:table-cell office:value-type="float" office:value="0.629413358623493" calcext:value-type="float">
            <text:p>0.629413358623493</text:p>
          </table:table-cell>
          <table:table-cell office:value-type="float" office:value="0.0623047433276443" calcext:value-type="float">
            <text:p>0.0623047433276443</text:p>
          </table:table-cell>
          <table:table-cell office:value-type="float" office:value="0.631946890665221" calcext:value-type="float">
            <text:p>0.631946890665221</text:p>
          </table:table-cell>
          <table:table-cell office:value-type="float" office:value="0.0503819148600883" calcext:value-type="float">
            <text:p>0.0503819148600883</text:p>
          </table:table-cell>
          <table:table-cell office:value-type="float" office:value="0.617870207288985" calcext:value-type="float">
            <text:p>0.617870207288985</text:p>
          </table:table-cell>
          <table:table-cell office:value-type="float" office:value="0.0681818770728122" calcext:value-type="float">
            <text:p>0.0681818770728122</text:p>
          </table:table-cell>
          <table:table-cell office:value-type="float" office:value="0.622889852323533" calcext:value-type="float">
            <text:p>0.622889852323533</text:p>
          </table:table-cell>
          <table:table-cell office:value-type="float" office:value="0.0430915741450302" calcext:value-type="float">
            <text:p>0.0430915741450302</text:p>
          </table:table-cell>
          <table:table-cell office:value-type="float" office:value="0.625314997967755" calcext:value-type="float">
            <text:p>0.625314997967755</text:p>
          </table:table-cell>
          <table:table-cell office:value-type="float" office:value="0.063615550710491" calcext:value-type="float">
            <text:p>0.063615550710491</text:p>
          </table:table-cell>
          <table:table-cell office:value-type="float" office:value="0.623682427855304" calcext:value-type="float">
            <text:p>0.623682427855304</text:p>
          </table:table-cell>
          <table:table-cell office:value-type="float" office:value="0.0557396215380742" calcext:value-type="float">
            <text:p>0.055739621538074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7303888362011" calcext:value-type="float">
            <text:p>0.597303888362011</text:p>
          </table:table-cell>
          <table:table-cell office:value-type="float" office:value="0.0406176453007914" calcext:value-type="float">
            <text:p>0.0406176453007914</text:p>
          </table:table-cell>
          <table:table-cell office:value-type="float" office:value="0.633504945129386" calcext:value-type="float">
            <text:p>0.633504945129386</text:p>
          </table:table-cell>
          <table:table-cell office:value-type="float" office:value="0.057437909605008" calcext:value-type="float">
            <text:p>0.057437909605008</text:p>
          </table:table-cell>
          <table:table-cell office:value-type="float" office:value="0.629467551822246" calcext:value-type="float">
            <text:p>0.629467551822246</text:p>
          </table:table-cell>
          <table:table-cell office:value-type="float" office:value="0.045714061422717" calcext:value-type="float">
            <text:p>0.045714061422717</text:p>
          </table:table-cell>
          <table:table-cell office:value-type="float" office:value="0.627022083728492" calcext:value-type="float">
            <text:p>0.627022083728492</text:p>
          </table:table-cell>
          <table:table-cell office:value-type="float" office:value="0.029859386477406" calcext:value-type="float">
            <text:p>0.029859386477406</text:p>
          </table:table-cell>
          <table:table-cell office:value-type="float" office:value="0.642616176669828" calcext:value-type="float">
            <text:p>0.642616176669828</text:p>
          </table:table-cell>
          <table:table-cell office:value-type="float" office:value="0.060366033879507" calcext:value-type="float">
            <text:p>0.060366033879507</text:p>
          </table:table-cell>
          <table:table-cell office:value-type="float" office:value="0.624529196585829" calcext:value-type="float">
            <text:p>0.624529196585829</text:p>
          </table:table-cell>
          <table:table-cell office:value-type="float" office:value="0.0446008485847819" calcext:value-type="float">
            <text:p>0.0446008485847819</text:p>
          </table:table-cell>
          <table:table-cell office:value-type="float" office:value="0.621169218263108" calcext:value-type="float">
            <text:p>0.621169218263108</text:p>
          </table:table-cell>
          <table:table-cell office:value-type="float" office:value="0.072505600926276" calcext:value-type="float">
            <text:p>0.072505600926276</text:p>
          </table:table-cell>
          <table:table-cell office:value-type="float" office:value="0.635259449939033" calcext:value-type="float">
            <text:p>0.635259449939033</text:p>
          </table:table-cell>
          <table:table-cell office:value-type="float" office:value="0.0456407705482585" calcext:value-type="float">
            <text:p>0.0456407705482585</text:p>
          </table:table-cell>
          <table:table-cell office:value-type="float" office:value="0.629433681073025" calcext:value-type="float">
            <text:p>0.629433681073025</text:p>
          </table:table-cell>
          <table:table-cell office:value-type="float" office:value="0.0628281210975189" calcext:value-type="float">
            <text:p>0.0628281210975189</text:p>
          </table:table-cell>
          <table:table-cell office:value-type="float" office:value="0.631946890665221" calcext:value-type="float">
            <text:p>0.631946890665221</text:p>
          </table:table-cell>
          <table:table-cell office:value-type="float" office:value="0.0502187242203371" calcext:value-type="float">
            <text:p>0.0502187242203371</text:p>
          </table:table-cell>
          <table:table-cell office:value-type="float" office:value="0.624502099986452" calcext:value-type="float">
            <text:p>0.624502099986452</text:p>
          </table:table-cell>
          <table:table-cell office:value-type="float" office:value="0.0599997690005935" calcext:value-type="float">
            <text:p>0.0599997690005935</text:p>
          </table:table-cell>
          <table:table-cell office:value-type="float" office:value="0.636898794201328" calcext:value-type="float">
            <text:p>0.636898794201328</text:p>
          </table:table-cell>
          <table:table-cell office:value-type="float" office:value="0.0414128878303941" calcext:value-type="float">
            <text:p>0.0414128878303941</text:p>
          </table:table-cell>
          <table:table-cell office:value-type="float" office:value="0.630239804904485" calcext:value-type="float">
            <text:p>0.630239804904485</text:p>
          </table:table-cell>
          <table:table-cell office:value-type="float" office:value="0.059474379749367" calcext:value-type="float">
            <text:p>0.059474379749367</text:p>
          </table:table-cell>
          <table:table-cell office:value-type="float" office:value="0.624522422435984" calcext:value-type="float">
            <text:p>0.624522422435984</text:p>
          </table:table-cell>
          <table:table-cell office:value-type="float" office:value="0.0477625316982528" calcext:value-type="float">
            <text:p>0.0477625316982528</text:p>
          </table:table-cell>
          <table:table-cell office:value-type="float" office:value="0.630273675653706" calcext:value-type="float">
            <text:p>0.630273675653706</text:p>
          </table:table-cell>
          <table:table-cell office:value-type="float" office:value="0.0620684039927228" calcext:value-type="float">
            <text:p>0.0620684039927228</text:p>
          </table:table-cell>
          <table:table-cell office:value-type="float" office:value="0.623662105405772" calcext:value-type="float">
            <text:p>0.623662105405772</text:p>
          </table:table-cell>
          <table:table-cell office:value-type="float" office:value="0.0585240656320764" calcext:value-type="float">
            <text:p>0.058524065632076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2365533125593" calcext:value-type="float">
            <text:p>0.592365533125593</text:p>
          </table:table-cell>
          <table:table-cell office:value-type="float" office:value="0.0392356208005182" calcext:value-type="float">
            <text:p>0.0392356208005182</text:p>
          </table:table-cell>
          <table:table-cell office:value-type="float" office:value="0.631025606286411" calcext:value-type="float">
            <text:p>0.631025606286411</text:p>
          </table:table-cell>
          <table:table-cell office:value-type="float" office:value="0.0656886003373561" calcext:value-type="float">
            <text:p>0.0656886003373561</text:p>
          </table:table-cell>
          <table:table-cell office:value-type="float" office:value="0.631113670234386" calcext:value-type="float">
            <text:p>0.631113670234386</text:p>
          </table:table-cell>
          <table:table-cell office:value-type="float" office:value="0.0461787197121247" calcext:value-type="float">
            <text:p>0.0461787197121247</text:p>
          </table:table-cell>
          <table:table-cell office:value-type="float" office:value="0.623723072754369" calcext:value-type="float">
            <text:p>0.623723072754369</text:p>
          </table:table-cell>
          <table:table-cell office:value-type="float" office:value="0.0342157563160773" calcext:value-type="float">
            <text:p>0.0342157563160773</text:p>
          </table:table-cell>
          <table:table-cell office:value-type="float" office:value="0.629406584473649" calcext:value-type="float">
            <text:p>0.629406584473649</text:p>
          </table:table-cell>
          <table:table-cell office:value-type="float" office:value="0.064014374325699" calcext:value-type="float">
            <text:p>0.064014374325699</text:p>
          </table:table-cell>
          <table:table-cell office:value-type="float" office:value="0.628661427990787" calcext:value-type="float">
            <text:p>0.628661427990787</text:p>
          </table:table-cell>
          <table:table-cell office:value-type="float" office:value="0.0396229032934818" calcext:value-type="float">
            <text:p>0.0396229032934818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2133496722322" calcext:value-type="float">
            <text:p>0.062133496722322</text:p>
          </table:table-cell>
          <table:table-cell office:value-type="float" office:value="0.63028044980355" calcext:value-type="float">
            <text:p>0.63028044980355</text:p>
          </table:table-cell>
          <table:table-cell office:value-type="float" office:value="0.0460051818056337" calcext:value-type="float">
            <text:p>0.0460051818056337</text:p>
          </table:table-cell>
          <table:table-cell office:value-type="float" office:value="0.636864923452107" calcext:value-type="float">
            <text:p>0.636864923452107</text:p>
          </table:table-cell>
          <table:table-cell office:value-type="float" office:value="0.0623713797253649" calcext:value-type="float">
            <text:p>0.0623713797253649</text:p>
          </table:table-cell>
          <table:table-cell office:value-type="float" office:value="0.641017477306598" calcext:value-type="float">
            <text:p>0.641017477306598</text:p>
          </table:table-cell>
          <table:table-cell office:value-type="float" office:value="0.0454813195222602" calcext:value-type="float">
            <text:p>0.0454813195222602</text:p>
          </table:table-cell>
          <table:table-cell office:value-type="float" office:value="0.624488551686763" calcext:value-type="float">
            <text:p>0.624488551686763</text:p>
          </table:table-cell>
          <table:table-cell office:value-type="float" office:value="0.0580141508707773" calcext:value-type="float">
            <text:p>0.0580141508707773</text:p>
          </table:table-cell>
          <table:table-cell office:value-type="float" office:value="0.640204579325295" calcext:value-type="float">
            <text:p>0.640204579325295</text:p>
          </table:table-cell>
          <table:table-cell office:value-type="float" office:value="0.0406622578807172" calcext:value-type="float">
            <text:p>0.0406622578807172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32238615717164" calcext:value-type="float">
            <text:p>0.0532238615717164</text:p>
          </table:table-cell>
          <table:table-cell office:value-type="float" office:value="0.633586234927517" calcext:value-type="float">
            <text:p>0.633586234927517</text:p>
          </table:table-cell>
          <table:table-cell office:value-type="float" office:value="0.0419002570417547" calcext:value-type="float">
            <text:p>0.0419002570417547</text:p>
          </table:table-cell>
          <table:table-cell office:value-type="float" office:value="0.634405907058664" calcext:value-type="float">
            <text:p>0.634405907058664</text:p>
          </table:table-cell>
          <table:table-cell office:value-type="float" office:value="0.0561586641639135" calcext:value-type="float">
            <text:p>0.0561586641639135</text:p>
          </table:table-cell>
          <table:table-cell office:value-type="float" office:value="0.628600460642189" calcext:value-type="float">
            <text:p>0.628600460642189</text:p>
          </table:table-cell>
          <table:table-cell office:value-type="float" office:value="0.0594506361354459" calcext:value-type="float">
            <text:p>0.059450636135445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5678092399404" calcext:value-type="float">
            <text:p>0.595678092399404</text:p>
          </table:table-cell>
          <table:table-cell office:value-type="float" office:value="0.0377004847027189" calcext:value-type="float">
            <text:p>0.0377004847027189</text:p>
          </table:table-cell>
          <table:table-cell office:value-type="float" office:value="0.633498170979542" calcext:value-type="float">
            <text:p>0.633498170979542</text:p>
          </table:table-cell>
          <table:table-cell office:value-type="float" office:value="0.0641932270317962" calcext:value-type="float">
            <text:p>0.0641932270317962</text:p>
          </table:table-cell>
          <table:table-cell office:value-type="float" office:value="0.633572686627828" calcext:value-type="float">
            <text:p>0.633572686627828</text:p>
          </table:table-cell>
          <table:table-cell office:value-type="float" office:value="0.0548365168113685" calcext:value-type="float">
            <text:p>0.0548365168113685</text:p>
          </table:table-cell>
          <table:table-cell office:value-type="float" office:value="0.629501422571467" calcext:value-type="float">
            <text:p>0.629501422571467</text:p>
          </table:table-cell>
          <table:table-cell office:value-type="float" office:value="0.0384062906528681" calcext:value-type="float">
            <text:p>0.0384062906528681</text:p>
          </table:table-cell>
          <table:table-cell office:value-type="float" office:value="0.631052702885788" calcext:value-type="float">
            <text:p>0.631052702885788</text:p>
          </table:table-cell>
          <table:table-cell office:value-type="float" office:value="0.066192000286097" calcext:value-type="float">
            <text:p>0.066192000286097</text:p>
          </table:table-cell>
          <table:table-cell office:value-type="float" office:value="0.632807207695434" calcext:value-type="float">
            <text:p>0.632807207695434</text:p>
          </table:table-cell>
          <table:table-cell office:value-type="float" office:value="0.0408055460537707" calcext:value-type="float">
            <text:p>0.0408055460537707</text:p>
          </table:table-cell>
          <table:table-cell office:value-type="float" office:value="0.628614008941878" calcext:value-type="float">
            <text:p>0.628614008941878</text:p>
          </table:table-cell>
          <table:table-cell office:value-type="float" office:value="0.0665766886903883" calcext:value-type="float">
            <text:p>0.0665766886903883</text:p>
          </table:table-cell>
          <table:table-cell office:value-type="float" office:value="0.63196043896491" calcext:value-type="float">
            <text:p>0.63196043896491</text:p>
          </table:table-cell>
          <table:table-cell office:value-type="float" office:value="0.0398628772944256" calcext:value-type="float">
            <text:p>0.0398628772944256</text:p>
          </table:table-cell>
          <table:table-cell office:value-type="float" office:value="0.636878471751795" calcext:value-type="float">
            <text:p>0.636878471751795</text:p>
          </table:table-cell>
          <table:table-cell office:value-type="float" office:value="0.0584124675484563" calcext:value-type="float">
            <text:p>0.0584124675484563</text:p>
          </table:table-cell>
          <table:table-cell office:value-type="float" office:value="0.641037799756131" calcext:value-type="float">
            <text:p>0.641037799756131</text:p>
          </table:table-cell>
          <table:table-cell office:value-type="float" office:value="0.0431169774381736" calcext:value-type="float">
            <text:p>0.043116977438173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608738505060701" calcext:value-type="float">
            <text:p>0.0608738505060701</text:p>
          </table:table-cell>
          <table:table-cell office:value-type="float" office:value="0.641864246037122" calcext:value-type="float">
            <text:p>0.641864246037122</text:p>
          </table:table-cell>
          <table:table-cell office:value-type="float" office:value="0.0362372598592385" calcext:value-type="float">
            <text:p>0.0362372598592385</text:p>
          </table:table-cell>
          <table:table-cell office:value-type="float" office:value="0.629420132773337" calcext:value-type="float">
            <text:p>0.629420132773337</text:p>
          </table:table-cell>
          <table:table-cell office:value-type="float" office:value="0.059021497247673" calcext:value-type="float">
            <text:p>0.059021497247673</text:p>
          </table:table-cell>
          <table:table-cell office:value-type="float" office:value="0.631953664815066" calcext:value-type="float">
            <text:p>0.631953664815066</text:p>
          </table:table-cell>
          <table:table-cell office:value-type="float" office:value="0.0408253488532679" calcext:value-type="float">
            <text:p>0.0408253488532679</text:p>
          </table:table-cell>
          <table:table-cell office:value-type="float" office:value="0.633565912477984" calcext:value-type="float">
            <text:p>0.633565912477984</text:p>
          </table:table-cell>
          <table:table-cell office:value-type="float" office:value="0.0573215490444394" calcext:value-type="float">
            <text:p>0.0573215490444394</text:p>
          </table:table-cell>
          <table:table-cell office:value-type="float" office:value="0.631100121934697" calcext:value-type="float">
            <text:p>0.631100121934697</text:p>
          </table:table-cell>
          <table:table-cell office:value-type="float" office:value="0.0500447249854771" calcext:value-type="float">
            <text:p>0.050044724985477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594343584880098" calcext:value-type="float">
            <text:p>0.594343584880098</text:p>
          </table:table-cell>
          <table:table-cell office:value-type="float" office:value="0.0411825731221123" calcext:value-type="float">
            <text:p>0.0411825731221123</text:p>
          </table:table-cell>
          <table:table-cell office:value-type="float" office:value="0.632855981574312" calcext:value-type="float">
            <text:p>0.632855981574312</text:p>
          </table:table-cell>
          <table:table-cell office:value-type="float" office:value="0.0570923018046592" calcext:value-type="float">
            <text:p>0.0570923018046592</text:p>
          </table:table-cell>
          <table:table-cell office:value-type="float" office:value="0.623361333152689" calcext:value-type="float">
            <text:p>0.623361333152689</text:p>
          </table:table-cell>
          <table:table-cell office:value-type="float" office:value="0.0466804186475503" calcext:value-type="float">
            <text:p>0.0466804186475503</text:p>
          </table:table-cell>
          <table:table-cell office:value-type="float" office:value="0.621570247933884" calcext:value-type="float">
            <text:p>0.621570247933884</text:p>
          </table:table-cell>
          <table:table-cell office:value-type="float" office:value="0.0335956214939883" calcext:value-type="float">
            <text:p>0.0335956214939883</text:p>
          </table:table-cell>
          <table:table-cell office:value-type="float" office:value="0.631731472700176" calcext:value-type="float">
            <text:p>0.631731472700176</text:p>
          </table:table-cell>
          <table:table-cell office:value-type="float" office:value="0.0571371956319609" calcext:value-type="float">
            <text:p>0.0571371956319609</text:p>
          </table:table-cell>
          <table:table-cell office:value-type="float" office:value="0.625020999864517" calcext:value-type="float">
            <text:p>0.625020999864517</text:p>
          </table:table-cell>
          <table:table-cell office:value-type="float" office:value="0.0467308055308859" calcext:value-type="float">
            <text:p>0.0467308055308859</text:p>
          </table:table-cell>
          <table:table-cell office:value-type="float" office:value="0.623179785936865" calcext:value-type="float">
            <text:p>0.623179785936865</text:p>
          </table:table-cell>
          <table:table-cell office:value-type="float" office:value="0.0600643336027428" calcext:value-type="float">
            <text:p>0.0600643336027428</text:p>
          </table:table-cell>
          <table:table-cell office:value-type="float" office:value="0.626844601002574" calcext:value-type="float">
            <text:p>0.626844601002574</text:p>
          </table:table-cell>
          <table:table-cell office:value-type="float" office:value="0.0441943731965449" calcext:value-type="float">
            <text:p>0.0441943731965449</text:p>
          </table:table-cell>
          <table:table-cell office:value-type="float" office:value="0.629435035902994" calcext:value-type="float">
            <text:p>0.629435035902994</text:p>
          </table:table-cell>
          <table:table-cell office:value-type="float" office:value="0.0608279151697141" calcext:value-type="float">
            <text:p>0.0608279151697141</text:p>
          </table:table-cell>
          <table:table-cell office:value-type="float" office:value="0.633434493971007" calcext:value-type="float">
            <text:p>0.633434493971007</text:p>
          </table:table-cell>
          <table:table-cell office:value-type="float" office:value="0.043178961396048" calcext:value-type="float">
            <text:p>0.043178961396048</text:p>
          </table:table-cell>
          <table:table-cell office:value-type="float" office:value="0.62449261617667" calcext:value-type="float">
            <text:p>0.62449261617667</text:p>
          </table:table-cell>
          <table:table-cell office:value-type="float" office:value="0.0581140602711262" calcext:value-type="float">
            <text:p>0.0581140602711262</text:p>
          </table:table-cell>
          <table:table-cell office:value-type="float" office:value="0.63459693808427" calcext:value-type="float">
            <text:p>0.63459693808427</text:p>
          </table:table-cell>
          <table:table-cell office:value-type="float" office:value="0.0416317768240768" calcext:value-type="float">
            <text:p>0.0416317768240768</text:p>
          </table:table-cell>
          <table:table-cell office:value-type="float" office:value="0.625800027096599" calcext:value-type="float">
            <text:p>0.625800027096599</text:p>
          </table:table-cell>
          <table:table-cell office:value-type="float" office:value="0.0591161289005145" calcext:value-type="float">
            <text:p>0.0591161289005145</text:p>
          </table:table-cell>
          <table:table-cell office:value-type="float" office:value="0.62568215688931" calcext:value-type="float">
            <text:p>0.62568215688931</text:p>
          </table:table-cell>
          <table:table-cell office:value-type="float" office:value="0.0420178605805544" calcext:value-type="float">
            <text:p>0.0420178605805544</text:p>
          </table:table-cell>
          <table:table-cell office:value-type="float" office:value="0.628124915323127" calcext:value-type="float">
            <text:p>0.628124915323127</text:p>
          </table:table-cell>
          <table:table-cell office:value-type="float" office:value="0.0600475446751104" calcext:value-type="float">
            <text:p>0.0600475446751104</text:p>
          </table:table-cell>
          <table:table-cell office:value-type="float" office:value="0.623668879555616" calcext:value-type="float">
            <text:p>0.623668879555616</text:p>
          </table:table-cell>
          <table:table-cell office:value-type="float" office:value="0.0552815418229632" calcext:value-type="float">
            <text:p>0.05528154182296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09659937677821" calcext:value-type="float">
            <text:p>0.609659937677821</text:p>
          </table:table-cell>
          <table:table-cell office:value-type="float" office:value="0.0649818112960903" calcext:value-type="float">
            <text:p>0.0649818112960903</text:p>
          </table:table-cell>
          <table:table-cell office:value-type="float" office:value="0.61875084676873" calcext:value-type="float">
            <text:p>0.61875084676873</text:p>
          </table:table-cell>
          <table:table-cell office:value-type="float" office:value="0.0516512822881499" calcext:value-type="float">
            <text:p>0.0516512822881499</text:p>
          </table:table-cell>
          <table:table-cell office:value-type="float" office:value="0.615465384094296" calcext:value-type="float">
            <text:p>0.615465384094296</text:p>
          </table:table-cell>
          <table:table-cell office:value-type="float" office:value="0.0530627828986148" calcext:value-type="float">
            <text:p>0.0530627828986148</text:p>
          </table:table-cell>
          <table:table-cell office:value-type="float" office:value="0.605527706272863" calcext:value-type="float">
            <text:p>0.605527706272863</text:p>
          </table:table-cell>
          <table:table-cell office:value-type="float" office:value="0.0564420061981775" calcext:value-type="float">
            <text:p>0.0564420061981775</text:p>
          </table:table-cell>
          <table:table-cell office:value-type="float" office:value="0.615411190895543" calcext:value-type="float">
            <text:p>0.615411190895543</text:p>
          </table:table-cell>
          <table:table-cell office:value-type="float" office:value="0.0552126417105326" calcext:value-type="float">
            <text:p>0.0552126417105326</text:p>
          </table:table-cell>
          <table:table-cell office:value-type="float" office:value="0.617944722937271" calcext:value-type="float">
            <text:p>0.617944722937271</text:p>
          </table:table-cell>
          <table:table-cell office:value-type="float" office:value="0.0532823089853748" calcext:value-type="float">
            <text:p>0.0532823089853748</text:p>
          </table:table-cell>
          <table:table-cell office:value-type="float" office:value="0.613798943232624" calcext:value-type="float">
            <text:p>0.613798943232624</text:p>
          </table:table-cell>
          <table:table-cell office:value-type="float" office:value="0.0447417021920212" calcext:value-type="float">
            <text:p>0.0447417021920212</text:p>
          </table:table-cell>
          <table:table-cell office:value-type="float" office:value="0.617924400487739" calcext:value-type="float">
            <text:p>0.617924400487739</text:p>
          </table:table-cell>
          <table:table-cell office:value-type="float" office:value="0.052573860339572" calcext:value-type="float">
            <text:p>0.052573860339572</text:p>
          </table:table-cell>
          <table:table-cell office:value-type="float" office:value="0.628627557241566" calcext:value-type="float">
            <text:p>0.628627557241566</text:p>
          </table:table-cell>
          <table:table-cell office:value-type="float" office:value="0.0518100474669797" calcext:value-type="float">
            <text:p>0.0518100474669797</text:p>
          </table:table-cell>
          <table:table-cell office:value-type="float" office:value="0.619523099850969" calcext:value-type="float">
            <text:p>0.619523099850969</text:p>
          </table:table-cell>
          <table:table-cell office:value-type="float" office:value="0.0574638992661237" calcext:value-type="float">
            <text:p>0.0574638992661237</text:p>
          </table:table-cell>
          <table:table-cell office:value-type="float" office:value="0.62207695434223" calcext:value-type="float">
            <text:p>0.62207695434223</text:p>
          </table:table-cell>
          <table:table-cell office:value-type="float" office:value="0.0562601330668232" calcext:value-type="float">
            <text:p>0.0562601330668232</text:p>
          </table:table-cell>
          <table:table-cell office:value-type="float" office:value="0.622022761143476" calcext:value-type="float">
            <text:p>0.622022761143476</text:p>
          </table:table-cell>
          <table:table-cell office:value-type="float" office:value="0.0577802645423865" calcext:value-type="float">
            <text:p>0.0577802645423865</text:p>
          </table:table-cell>
          <table:table-cell office:value-type="float" office:value="0.621216637312017" calcext:value-type="float">
            <text:p>0.621216637312017</text:p>
          </table:table-cell>
          <table:table-cell office:value-type="float" office:value="0.0498641566116022" calcext:value-type="float">
            <text:p>0.0498641566116022</text:p>
          </table:table-cell>
          <table:table-cell office:value-type="float" office:value="0.61051348055819" calcext:value-type="float">
            <text:p>0.61051348055819</text:p>
          </table:table-cell>
          <table:table-cell office:value-type="float" office:value="0.0548405836777374" calcext:value-type="float">
            <text:p>0.0548405836777374</text:p>
          </table:table-cell>
          <table:table-cell office:value-type="float" office:value="0.61211217992142" calcext:value-type="float">
            <text:p>0.61211217992142</text:p>
          </table:table-cell>
          <table:table-cell office:value-type="float" office:value="0.0526538224396048" calcext:value-type="float">
            <text:p>0.0526538224396048</text:p>
          </table:table-cell>
          <table:table-cell office:value-type="float" office:value="0.626927245630673" calcext:value-type="float">
            <text:p>0.626927245630673</text:p>
          </table:table-cell>
          <table:table-cell office:value-type="float" office:value="0.0670741796781382" calcext:value-type="float">
            <text:p>0.067074179678138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15424739195231" calcext:value-type="float">
            <text:p>0.615424739195231</text:p>
          </table:table-cell>
          <table:table-cell office:value-type="float" office:value="0.0600148255945767" calcext:value-type="float">
            <text:p>0.0600148255945767</text:p>
          </table:table-cell>
          <table:table-cell office:value-type="float" office:value="0.638531364313779" calcext:value-type="float">
            <text:p>0.638531364313779</text:p>
          </table:table-cell>
          <table:table-cell office:value-type="float" office:value="0.0497521838573539" calcext:value-type="float">
            <text:p>0.0497521838573539</text:p>
          </table:table-cell>
          <table:table-cell office:value-type="float" office:value="0.626154992548435" calcext:value-type="float">
            <text:p>0.626154992548435</text:p>
          </table:table-cell>
          <table:table-cell office:value-type="float" office:value="0.0573319197531472" calcext:value-type="float">
            <text:p>0.0573319197531472</text:p>
          </table:table-cell>
          <table:table-cell office:value-type="float" office:value="0.630287223953394" calcext:value-type="float">
            <text:p>0.630287223953394</text:p>
          </table:table-cell>
          <table:table-cell office:value-type="float" office:value="0.0474456224747736" calcext:value-type="float">
            <text:p>0.0474456224747736</text:p>
          </table:table-cell>
          <table:table-cell office:value-type="float" office:value="0.629454003522558" calcext:value-type="float">
            <text:p>0.629454003522558</text:p>
          </table:table-cell>
          <table:table-cell office:value-type="float" office:value="0.0463004318247866" calcext:value-type="float">
            <text:p>0.0463004318247866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535759455625665" calcext:value-type="float">
            <text:p>0.0535759455625665</text:p>
          </table:table-cell>
          <table:table-cell office:value-type="float" office:value="0.637650724834033" calcext:value-type="float">
            <text:p>0.637650724834033</text:p>
          </table:table-cell>
          <table:table-cell office:value-type="float" office:value="0.0605914370429656" calcext:value-type="float">
            <text:p>0.0605914370429656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65432094731786" calcext:value-type="float">
            <text:p>0.0665432094731786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60924713415497" calcext:value-type="float">
            <text:p>0.060924713415497</text:p>
          </table:table-cell>
          <table:table-cell office:value-type="float" office:value="0.634344939710066" calcext:value-type="float">
            <text:p>0.634344939710066</text:p>
          </table:table-cell>
          <table:table-cell office:value-type="float" office:value="0.0614561951617819" calcext:value-type="float">
            <text:p>0.0614561951617819</text:p>
          </table:table-cell>
          <table:table-cell office:value-type="float" office:value="0.633579460777672" calcext:value-type="float">
            <text:p>0.633579460777672</text:p>
          </table:table-cell>
          <table:table-cell office:value-type="float" office:value="0.0610926373927576" calcext:value-type="float">
            <text:p>0.0610926373927576</text:p>
          </table:table-cell>
          <table:table-cell office:value-type="float" office:value="0.626148218398591" calcext:value-type="float">
            <text:p>0.626148218398591</text:p>
          </table:table-cell>
          <table:table-cell office:value-type="float" office:value="0.0585699401050174" calcext:value-type="float">
            <text:p>0.0585699401050174</text:p>
          </table:table-cell>
          <table:table-cell office:value-type="float" office:value="0.641823601138057" calcext:value-type="float">
            <text:p>0.641823601138057</text:p>
          </table:table-cell>
          <table:table-cell office:value-type="float" office:value="0.0619872113451785" calcext:value-type="float">
            <text:p>0.0619872113451785</text:p>
          </table:table-cell>
          <table:table-cell office:value-type="float" office:value="0.616224088876846" calcext:value-type="float">
            <text:p>0.616224088876846</text:p>
          </table:table-cell>
          <table:table-cell office:value-type="float" office:value="0.0598727046994206" calcext:value-type="float">
            <text:p>0.0598727046994206</text:p>
          </table:table-cell>
          <table:table-cell office:value-type="float" office:value="0.628620783091722" calcext:value-type="float">
            <text:p>0.628620783091722</text:p>
          </table:table-cell>
          <table:table-cell office:value-type="float" office:value="0.0503681013177647" calcext:value-type="float">
            <text:p>0.0503681013177647</text:p>
          </table:table-cell>
          <table:table-cell office:value-type="float" office:value="0.626940793930362" calcext:value-type="float">
            <text:p>0.626940793930362</text:p>
          </table:table-cell>
          <table:table-cell office:value-type="float" office:value="0.0602384623545844" calcext:value-type="float">
            <text:p>0.06023846235458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594096056767188" calcext:value-type="float">
            <text:p>0.0594096056767188</text:p>
          </table:table-cell>
          <table:table-cell office:value-type="float" office:value="0.633552364178296" calcext:value-type="float">
            <text:p>0.633552364178296</text:p>
          </table:table-cell>
          <table:table-cell office:value-type="float" office:value="0.0569479592546474" calcext:value-type="float">
            <text:p>0.0569479592546474</text:p>
          </table:table-cell>
          <table:table-cell office:value-type="float" office:value="0.632759788646525" calcext:value-type="float">
            <text:p>0.632759788646525</text:p>
          </table:table-cell>
          <table:table-cell office:value-type="float" office:value="0.0610535602051568" calcext:value-type="float">
            <text:p>0.0610535602051568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26318113563927" calcext:value-type="float">
            <text:p>0.0526318113563927</text:p>
          </table:table-cell>
          <table:table-cell office:value-type="float" office:value="0.636851375152418" calcext:value-type="float">
            <text:p>0.636851375152418</text:p>
          </table:table-cell>
          <table:table-cell office:value-type="float" office:value="0.0532435901021685" calcext:value-type="float">
            <text:p>0.0532435901021685</text:p>
          </table:table-cell>
          <table:table-cell office:value-type="float" office:value="0.633545590028451" calcext:value-type="float">
            <text:p>0.633545590028451</text:p>
          </table:table-cell>
          <table:table-cell office:value-type="float" office:value="0.0562093829597409" calcext:value-type="float">
            <text:p>0.0562093829597409</text:p>
          </table:table-cell>
          <table:table-cell office:value-type="float" office:value="0.629426906923181" calcext:value-type="float">
            <text:p>0.629426906923181</text:p>
          </table:table-cell>
          <table:table-cell office:value-type="float" office:value="0.0547163309234673" calcext:value-type="float">
            <text:p>0.0547163309234673</text:p>
          </table:table-cell>
          <table:table-cell office:value-type="float" office:value="0.631079799485165" calcext:value-type="float">
            <text:p>0.631079799485165</text:p>
          </table:table-cell>
          <table:table-cell office:value-type="float" office:value="0.0608221503488663" calcext:value-type="float">
            <text:p>0.060822150348866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96077222181181" calcext:value-type="float">
            <text:p>0.0596077222181181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48257322045334" calcext:value-type="float">
            <text:p>0.0548257322045334</text:p>
          </table:table-cell>
          <table:table-cell office:value-type="float" office:value="0.636038477171115" calcext:value-type="float">
            <text:p>0.636038477171115</text:p>
          </table:table-cell>
          <table:table-cell office:value-type="float" office:value="0.065633435488802" calcext:value-type="float">
            <text:p>0.065633435488802</text:p>
          </table:table-cell>
          <table:table-cell office:value-type="float" office:value="0.630266901503861" calcext:value-type="float">
            <text:p>0.630266901503861</text:p>
          </table:table-cell>
          <table:table-cell office:value-type="float" office:value="0.0670239207183252" calcext:value-type="float">
            <text:p>0.0670239207183252</text:p>
          </table:table-cell>
          <table:table-cell office:value-type="float" office:value="0.643449397100664" calcext:value-type="float">
            <text:p>0.643449397100664</text:p>
          </table:table-cell>
          <table:table-cell office:value-type="float" office:value="0.0668582561677114" calcext:value-type="float">
            <text:p>0.0668582561677114</text:p>
          </table:table-cell>
          <table:table-cell office:value-type="float" office:value="0.634385584609132" calcext:value-type="float">
            <text:p>0.634385584609132</text:p>
          </table:table-cell>
          <table:table-cell office:value-type="float" office:value="0.0553007431982169" calcext:value-type="float">
            <text:p>0.0553007431982169</text:p>
          </table:table-cell>
          <table:table-cell office:value-type="float" office:value="0.631093347784853" calcext:value-type="float">
            <text:p>0.631093347784853</text:p>
          </table:table-cell>
          <table:table-cell office:value-type="float" office:value="0.05581964143546" calcext:value-type="float">
            <text:p>0.05581964143546</text:p>
          </table:table-cell>
          <table:table-cell office:value-type="float" office:value="0.627787562660886" calcext:value-type="float">
            <text:p>0.627787562660886</text:p>
          </table:table-cell>
          <table:table-cell office:value-type="float" office:value="0.0607229324055216" calcext:value-type="float">
            <text:p>0.060722932405521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47868553430586" calcext:value-type="float">
            <text:p>0.0647868553430586</text:p>
          </table:table-cell>
          <table:table-cell office:value-type="float" office:value="0.636858149302262" calcext:value-type="float">
            <text:p>0.636858149302262</text:p>
          </table:table-cell>
          <table:table-cell office:value-type="float" office:value="0.0563532550539617" calcext:value-type="float">
            <text:p>0.0563532550539617</text:p>
          </table:table-cell>
          <table:table-cell office:value-type="float" office:value="0.638524590163934" calcext:value-type="float">
            <text:p>0.638524590163934</text:p>
          </table:table-cell>
          <table:table-cell office:value-type="float" office:value="0.0549186942473504" calcext:value-type="float">
            <text:p>0.0549186942473504</text:p>
          </table:table-cell>
          <table:table-cell office:value-type="float" office:value="0.63851781601409" calcext:value-type="float">
            <text:p>0.63851781601409</text:p>
          </table:table-cell>
          <table:table-cell office:value-type="float" office:value="0.0469020489088361" calcext:value-type="float">
            <text:p>0.0469020489088361</text:p>
          </table:table-cell>
          <table:table-cell office:value-type="float" office:value="0.642629724969516" calcext:value-type="float">
            <text:p>0.642629724969516</text:p>
          </table:table-cell>
          <table:table-cell office:value-type="float" office:value="0.0564059724497927" calcext:value-type="float">
            <text:p>0.0564059724497927</text:p>
          </table:table-cell>
          <table:table-cell office:value-type="float" office:value="0.635212030890123" calcext:value-type="float">
            <text:p>0.635212030890123</text:p>
          </table:table-cell>
          <table:table-cell office:value-type="float" office:value="0.0531581215793591" calcext:value-type="float">
            <text:p>0.0531581215793591</text:p>
          </table:table-cell>
          <table:table-cell office:value-type="float" office:value="0.636844601002574" calcext:value-type="float">
            <text:p>0.636844601002574</text:p>
          </table:table-cell>
          <table:table-cell office:value-type="float" office:value="0.0596995136681864" calcext:value-type="float">
            <text:p>0.0596995136681864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65052936434641" calcext:value-type="float">
            <text:p>0.0565052936434641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92815830501538" calcext:value-type="float">
            <text:p>0.0592815830501538</text:p>
          </table:table-cell>
          <table:table-cell office:value-type="float" office:value="0.645095515512803" calcext:value-type="float">
            <text:p>0.645095515512803</text:p>
          </table:table-cell>
          <table:table-cell office:value-type="float" office:value="0.0575005265561274" calcext:value-type="float">
            <text:p>0.0575005265561274</text:p>
          </table:table-cell>
          <table:table-cell office:value-type="float" office:value="0.643469719550197" calcext:value-type="float">
            <text:p>0.643469719550197</text:p>
          </table:table-cell>
          <table:table-cell office:value-type="float" office:value="0.0651651811695263" calcext:value-type="float">
            <text:p>0.0651651811695263</text:p>
          </table:table-cell>
          <table:table-cell office:value-type="float" office:value="0.631086573635009" calcext:value-type="float">
            <text:p>0.631086573635009</text:p>
          </table:table-cell>
          <table:table-cell office:value-type="float" office:value="0.0602735453010227" calcext:value-type="float">
            <text:p>0.0602735453010227</text:p>
          </table:table-cell>
          <table:table-cell office:value-type="float" office:value="0.632725917897304" calcext:value-type="float">
            <text:p>0.632725917897304</text:p>
          </table:table-cell>
          <table:table-cell office:value-type="float" office:value="0.0618463685093312" calcext:value-type="float">
            <text:p>0.0618463685093312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46062594707083" calcext:value-type="float">
            <text:p>0.0546062594707083</text:p>
          </table:table-cell>
          <table:table-cell office:value-type="float" office:value="0.631926568215689" calcext:value-type="float">
            <text:p>0.631926568215689</text:p>
          </table:table-cell>
          <table:table-cell office:value-type="float" office:value="0.0588178040697454" calcext:value-type="float">
            <text:p>0.0588178040697454</text:p>
          </table:table-cell>
          <table:table-cell office:value-type="float" office:value="0.633518493429075" calcext:value-type="float">
            <text:p>0.633518493429075</text:p>
          </table:table-cell>
          <table:table-cell office:value-type="float" office:value="0.0685720955840661" calcext:value-type="float">
            <text:p>0.06857209558406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31059477035632" calcext:value-type="float">
            <text:p>0.631059477035632</text:p>
          </table:table-cell>
          <table:table-cell office:value-type="float" office:value="0.063117000273188" calcext:value-type="float">
            <text:p>0.063117000273188</text:p>
          </table:table-cell>
          <table:table-cell office:value-type="float" office:value="0.638504267714402" calcext:value-type="float">
            <text:p>0.638504267714402</text:p>
          </table:table-cell>
          <table:table-cell office:value-type="float" office:value="0.0556735226607672" calcext:value-type="float">
            <text:p>0.0556735226607672</text:p>
          </table:table-cell>
          <table:table-cell office:value-type="float" office:value="0.641816826988213" calcext:value-type="float">
            <text:p>0.641816826988213</text:p>
          </table:table-cell>
          <table:table-cell office:value-type="float" office:value="0.0560926809396487" calcext:value-type="float">
            <text:p>0.0560926809396487</text:p>
          </table:table-cell>
          <table:table-cell office:value-type="float" office:value="0.644289391681344" calcext:value-type="float">
            <text:p>0.644289391681344</text:p>
          </table:table-cell>
          <table:table-cell office:value-type="float" office:value="0.0493864174336078" calcext:value-type="float">
            <text:p>0.0493864174336078</text:p>
          </table:table-cell>
          <table:table-cell office:value-type="float" office:value="0.640970058257689" calcext:value-type="float">
            <text:p>0.640970058257689</text:p>
          </table:table-cell>
          <table:table-cell office:value-type="float" office:value="0.0628349941084538" calcext:value-type="float">
            <text:p>0.0628349941084538</text:p>
          </table:table-cell>
          <table:table-cell office:value-type="float" office:value="0.631913019916001" calcext:value-type="float">
            <text:p>0.631913019916001</text:p>
          </table:table-cell>
          <table:table-cell office:value-type="float" office:value="0.0526457171203476" calcext:value-type="float">
            <text:p>0.0526457171203476</text:p>
          </table:table-cell>
          <table:table-cell office:value-type="float" office:value="0.639337488145238" calcext:value-type="float">
            <text:p>0.639337488145238</text:p>
          </table:table-cell>
          <table:table-cell office:value-type="float" office:value="0.0556893392160044" calcext:value-type="float">
            <text:p>0.0556893392160044</text:p>
          </table:table-cell>
          <table:table-cell office:value-type="float" office:value="0.638511041864246" calcext:value-type="float">
            <text:p>0.638511041864246</text:p>
          </table:table-cell>
          <table:table-cell office:value-type="float" office:value="0.0555358380455602" calcext:value-type="float">
            <text:p>0.0555358380455602</text:p>
          </table:table-cell>
          <table:table-cell office:value-type="float" office:value="0.630260127354017" calcext:value-type="float">
            <text:p>0.630260127354017</text:p>
          </table:table-cell>
          <table:table-cell office:value-type="float" office:value="0.0587399345654066" calcext:value-type="float">
            <text:p>0.0587399345654066</text:p>
          </table:table-cell>
          <table:table-cell office:value-type="float" office:value="0.636858149302263" calcext:value-type="float">
            <text:p>0.636858149302263</text:p>
          </table:table-cell>
          <table:table-cell office:value-type="float" office:value="0.0595267369713833" calcext:value-type="float">
            <text:p>0.0595267369713833</text:p>
          </table:table-cell>
          <table:table-cell office:value-type="float" office:value="0.644275843381656" calcext:value-type="float">
            <text:p>0.644275843381656</text:p>
          </table:table-cell>
          <table:table-cell office:value-type="float" office:value="0.0593532008987623" calcext:value-type="float">
            <text:p>0.0593532008987623</text:p>
          </table:table-cell>
          <table:table-cell office:value-type="float" office:value="0.631906245766156" calcext:value-type="float">
            <text:p>0.631906245766156</text:p>
          </table:table-cell>
          <table:table-cell office:value-type="float" office:value="0.0605587341304769" calcext:value-type="float">
            <text:p>0.0605587341304769</text:p>
          </table:table-cell>
          <table:table-cell office:value-type="float" office:value="0.630253353204173" calcext:value-type="float">
            <text:p>0.630253353204173</text:p>
          </table:table-cell>
          <table:table-cell office:value-type="float" office:value="0.0634911110638065" calcext:value-type="float">
            <text:p>0.0634911110638065</text:p>
          </table:table-cell>
          <table:table-cell office:value-type="float" office:value="0.636024928871427" calcext:value-type="float">
            <text:p>0.636024928871427</text:p>
          </table:table-cell>
          <table:table-cell office:value-type="float" office:value="0.0566293176696846" calcext:value-type="float">
            <text:p>0.0566293176696846</text:p>
          </table:table-cell>
          <table:table-cell office:value-type="float" office:value="0.62695434223005" calcext:value-type="float">
            <text:p>0.62695434223005</text:p>
          </table:table-cell>
          <table:table-cell office:value-type="float" office:value="0.0590209892800159" calcext:value-type="float">
            <text:p>0.0590209892800159</text:p>
          </table:table-cell>
          <table:table-cell office:value-type="float" office:value="0.636011380571738" calcext:value-type="float">
            <text:p>0.636011380571738</text:p>
          </table:table-cell>
          <table:table-cell office:value-type="float" office:value="0.0608048602357632" calcext:value-type="float">
            <text:p>0.06080486023576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.623330172063406" calcext:value-type="float">
            <text:p>0.623330172063406</text:p>
          </table:table-cell>
          <table:table-cell office:value-type="float" office:value="0.0624620196367265" calcext:value-type="float">
            <text:p>0.0624620196367265</text:p>
          </table:table-cell>
          <table:table-cell office:value-type="float" office:value="0.633239398455494" calcext:value-type="float">
            <text:p>0.633239398455494</text:p>
          </table:table-cell>
          <table:table-cell office:value-type="float" office:value="0.054075640622976" calcext:value-type="float">
            <text:p>0.054075640622976</text:p>
          </table:table-cell>
          <table:table-cell office:value-type="float" office:value="0.630944316488281" calcext:value-type="float">
            <text:p>0.630944316488281</text:p>
          </table:table-cell>
          <table:table-cell office:value-type="float" office:value="0.0564919276087836" calcext:value-type="float">
            <text:p>0.0564919276087836</text:p>
          </table:table-cell>
          <table:table-cell office:value-type="float" office:value="0.629115296030348" calcext:value-type="float">
            <text:p>0.629115296030348</text:p>
          </table:table-cell>
          <table:table-cell office:value-type="float" office:value="0.0505615812743575" calcext:value-type="float">
            <text:p>0.0505615812743575</text:p>
          </table:table-cell>
          <table:table-cell office:value-type="float" office:value="0.633063270559545" calcext:value-type="float">
            <text:p>0.633063270559545</text:p>
          </table:table-cell>
          <table:table-cell office:value-type="float" office:value="0.0547995260391468" calcext:value-type="float">
            <text:p>0.0547995260391468</text:p>
          </table:table-cell>
          <table:table-cell office:value-type="float" office:value="0.629776453055142" calcext:value-type="float">
            <text:p>0.629776453055142</text:p>
          </table:table-cell>
          <table:table-cell office:value-type="float" office:value="0.0537742952414778" calcext:value-type="float">
            <text:p>0.0537742952414778</text:p>
          </table:table-cell>
          <table:table-cell office:value-type="float" office:value="0.63141173282753" calcext:value-type="float">
            <text:p>0.63141173282753</text:p>
          </table:table-cell>
          <table:table-cell office:value-type="float" office:value="0.055087664608529" calcext:value-type="float">
            <text:p>0.055087664608529</text:p>
          </table:table-cell>
          <table:table-cell office:value-type="float" office:value="0.629936322991465" calcext:value-type="float">
            <text:p>0.629936322991465</text:p>
          </table:table-cell>
          <table:table-cell office:value-type="float" office:value="0.0583960703701282" calcext:value-type="float">
            <text:p>0.0583960703701282</text:p>
          </table:table-cell>
          <table:table-cell office:value-type="float" office:value="0.631422571467281" calcext:value-type="float">
            <text:p>0.631422571467281</text:p>
          </table:table-cell>
          <table:table-cell office:value-type="float" office:value="0.058072800143231" calcext:value-type="float">
            <text:p>0.058072800143231</text:p>
          </table:table-cell>
          <table:table-cell office:value-type="float" office:value="0.634866549248069" calcext:value-type="float">
            <text:p>0.634866549248069</text:p>
          </table:table-cell>
          <table:table-cell office:value-type="float" office:value="0.0581546180319899" calcext:value-type="float">
            <text:p>0.0581546180319899</text:p>
          </table:table-cell>
          <table:table-cell office:value-type="float" office:value="0.635888091044574" calcext:value-type="float">
            <text:p>0.635888091044574</text:p>
          </table:table-cell>
          <table:table-cell office:value-type="float" office:value="0.0615009176033343" calcext:value-type="float">
            <text:p>0.0615009176033343</text:p>
          </table:table-cell>
          <table:table-cell office:value-type="float" office:value="0.628286140089419" calcext:value-type="float">
            <text:p>0.628286140089419</text:p>
          </table:table-cell>
          <table:table-cell office:value-type="float" office:value="0.0608412809594457" calcext:value-type="float">
            <text:p>0.0608412809594457</text:p>
          </table:table-cell>
          <table:table-cell office:value-type="float" office:value="0.633893781330443" calcext:value-type="float">
            <text:p>0.633893781330443</text:p>
          </table:table-cell>
          <table:table-cell office:value-type="float" office:value="0.060809420739526" calcext:value-type="float">
            <text:p>0.060809420739526</text:p>
          </table:table-cell>
          <table:table-cell office:value-type="float" office:value="0.626801246443571" calcext:value-type="float">
            <text:p>0.626801246443571</text:p>
          </table:table-cell>
          <table:table-cell office:value-type="float" office:value="0.0562499217431536" calcext:value-type="float">
            <text:p>0.0562499217431536</text:p>
          </table:table-cell>
          <table:table-cell office:value-type="float" office:value="0.626141444248747" calcext:value-type="float">
            <text:p>0.626141444248747</text:p>
          </table:table-cell>
          <table:table-cell office:value-type="float" office:value="0.0553360717085182" calcext:value-type="float">
            <text:p>0.0553360717085182</text:p>
          </table:table-cell>
          <table:table-cell office:value-type="float" office:value="0.630237095244547" calcext:value-type="float">
            <text:p>0.630237095244547</text:p>
          </table:table-cell>
          <table:table-cell office:value-type="float" office:value="0.0634825060516147" calcext:value-type="float">
            <text:p>0.063482506051614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16817906836056" calcext:value-type="float">
            <text:p>0.716817906836056</text:p>
          </table:table-cell>
          <table:table-cell office:value-type="float" office:value="0.0627662373436837" calcext:value-type="float">
            <text:p>0.0627662373436837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435239673151634" calcext:value-type="float">
            <text:p>0.0435239673151634</text:p>
          </table:table-cell>
          <table:table-cell office:value-type="float" office:value="0.695977011494253" calcext:value-type="float">
            <text:p>0.695977011494253</text:p>
          </table:table-cell>
          <table:table-cell office:value-type="float" office:value="0.0471941388285862" calcext:value-type="float">
            <text:p>0.0471941388285862</text:p>
          </table:table-cell>
          <table:table-cell office:value-type="float" office:value="0.723593466424682" calcext:value-type="float">
            <text:p>0.723593466424682</text:p>
          </table:table-cell>
          <table:table-cell office:value-type="float" office:value="0.0331907914356214" calcext:value-type="float">
            <text:p>0.0331907914356214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328750349521297" calcext:value-type="float">
            <text:p>0.0328750349521297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545227837711142" calcext:value-type="float">
            <text:p>0.0545227837711142</text:p>
          </table:table-cell>
          <table:table-cell office:value-type="float" office:value="0.723714458560194" calcext:value-type="float">
            <text:p>0.723714458560194</text:p>
          </table:table-cell>
          <table:table-cell office:value-type="float" office:value="0.0418680576869062" calcext:value-type="float">
            <text:p>0.0418680576869062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398980625102703" calcext:value-type="float">
            <text:p>0.0398980625102703</text:p>
          </table:table-cell>
          <table:table-cell office:value-type="float" office:value="0.708136721113128" calcext:value-type="float">
            <text:p>0.708136721113128</text:p>
          </table:table-cell>
          <table:table-cell office:value-type="float" office:value="0.0365589755374522" calcext:value-type="float">
            <text:p>0.0365589755374522</text:p>
          </table:table-cell>
          <table:table-cell office:value-type="float" office:value="0.690713853599516" calcext:value-type="float">
            <text:p>0.690713853599516</text:p>
          </table:table-cell>
          <table:table-cell office:value-type="float" office:value="0.0569513796847843" calcext:value-type="float">
            <text:p>0.0569513796847843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350370520271491" calcext:value-type="float">
            <text:p>0.0350370520271491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77046114240164" calcext:value-type="float">
            <text:p>0.0477046114240164</text:p>
          </table:table-cell>
          <table:table-cell office:value-type="float" office:value="0.713339382940109" calcext:value-type="float">
            <text:p>0.713339382940109</text:p>
          </table:table-cell>
          <table:table-cell office:value-type="float" office:value="0.0370768598947748" calcext:value-type="float">
            <text:p>0.0370768598947748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76150328918227" calcext:value-type="float">
            <text:p>0.07615032891822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79221155445724" calcext:value-type="float">
            <text:p>0.0679221155445724</text:p>
          </table:table-cell>
          <table:table-cell office:value-type="float" office:value="0.727071990320629" calcext:value-type="float">
            <text:p>0.727071990320629</text:p>
          </table:table-cell>
          <table:table-cell office:value-type="float" office:value="0.0552429640150824" calcext:value-type="float">
            <text:p>0.05524296401508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2020568663037" calcext:value-type="float">
            <text:p>0.722020568663037</text:p>
          </table:table-cell>
          <table:table-cell office:value-type="float" office:value="0.0450820875009877" calcext:value-type="float">
            <text:p>0.0450820875009877</text:p>
          </table:table-cell>
          <table:table-cell office:value-type="float" office:value="0.70453720508167" calcext:value-type="float">
            <text:p>0.70453720508167</text:p>
          </table:table-cell>
          <table:table-cell office:value-type="float" office:value="0.0629292879816817" calcext:value-type="float">
            <text:p>0.0629292879816817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493644144223265" calcext:value-type="float">
            <text:p>0.0493644144223265</text:p>
          </table:table-cell>
          <table:table-cell office:value-type="float" office:value="0.692437991530551" calcext:value-type="float">
            <text:p>0.692437991530551</text:p>
          </table:table-cell>
          <table:table-cell office:value-type="float" office:value="0.0376759874004549" calcext:value-type="float">
            <text:p>0.0376759874004549</text:p>
          </table:table-cell>
          <table:table-cell office:value-type="float" office:value="0.718481548699335" calcext:value-type="float">
            <text:p>0.718481548699335</text:p>
          </table:table-cell>
          <table:table-cell office:value-type="float" office:value="0.0281565168237889" calcext:value-type="float">
            <text:p>0.0281565168237889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439937176710582" calcext:value-type="float">
            <text:p>0.0439937176710582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55576964285343" calcext:value-type="float">
            <text:p>0.045557696428534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82210964675931" calcext:value-type="float">
            <text:p>0.0482210964675931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295559047757519" calcext:value-type="float">
            <text:p>0.0295559047757519</text:p>
          </table:table-cell>
          <table:table-cell office:value-type="float" office:value="0.695856019358742" calcext:value-type="float">
            <text:p>0.695856019358742</text:p>
          </table:table-cell>
          <table:table-cell office:value-type="float" office:value="0.0565747407058562" calcext:value-type="float">
            <text:p>0.0565747407058562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568161900066046" calcext:value-type="float">
            <text:p>0.0568161900066046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358109128938243" calcext:value-type="float">
            <text:p>0.0358109128938243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7459926650602" calcext:value-type="float">
            <text:p>0.047459926650602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430241467044175" calcext:value-type="float">
            <text:p>0.0430241467044175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538447572488181" calcext:value-type="float">
            <text:p>0.0538447572488181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382042367241758" calcext:value-type="float">
            <text:p>0.038204236724175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1990320629159" calcext:value-type="float">
            <text:p>0.721990320629159</text:p>
          </table:table-cell>
          <table:table-cell office:value-type="float" office:value="0.0494128274462412" calcext:value-type="float">
            <text:p>0.0494128274462412</text:p>
          </table:table-cell>
          <table:table-cell office:value-type="float" office:value="0.706261343012704" calcext:value-type="float">
            <text:p>0.706261343012704</text:p>
          </table:table-cell>
          <table:table-cell office:value-type="float" office:value="0.0511040509985968" calcext:value-type="float">
            <text:p>0.051104050998596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02343196751629" calcext:value-type="float">
            <text:p>0.0402343196751629</text:p>
          </table:table-cell>
          <table:table-cell office:value-type="float" office:value="0.708076225045372" calcext:value-type="float">
            <text:p>0.708076225045372</text:p>
          </table:table-cell>
          <table:table-cell office:value-type="float" office:value="0.0352802828727237" calcext:value-type="float">
            <text:p>0.0352802828727237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373320052822148" calcext:value-type="float">
            <text:p>0.0373320052822148</text:p>
          </table:table-cell>
          <table:table-cell office:value-type="float" office:value="0.727041742286751" calcext:value-type="float">
            <text:p>0.727041742286751</text:p>
          </table:table-cell>
          <table:table-cell office:value-type="float" office:value="0.0385868182308267" calcext:value-type="float">
            <text:p>0.0385868182308267</text:p>
          </table:table-cell>
          <table:table-cell office:value-type="float" office:value="0.716696914700545" calcext:value-type="float">
            <text:p>0.716696914700545</text:p>
          </table:table-cell>
          <table:table-cell office:value-type="float" office:value="0.0465127824237458" calcext:value-type="float">
            <text:p>0.0465127824237458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15859315998982" calcext:value-type="float">
            <text:p>0.0415859315998982</text:p>
          </table:table-cell>
          <table:table-cell office:value-type="float" office:value="0.716606170598911" calcext:value-type="float">
            <text:p>0.716606170598911</text:p>
          </table:table-cell>
          <table:table-cell office:value-type="float" office:value="0.0550980204713109" calcext:value-type="float">
            <text:p>0.055098020471310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21281747353362" calcext:value-type="float">
            <text:p>0.0421281747353362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62567407536195" calcext:value-type="float">
            <text:p>0.0362567407536195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545523102302726" calcext:value-type="float">
            <text:p>0.0545523102302726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74467835014762" calcext:value-type="float">
            <text:p>0.0474467835014762</text:p>
          </table:table-cell>
          <table:table-cell office:value-type="float" office:value="0.725226860254083" calcext:value-type="float">
            <text:p>0.725226860254083</text:p>
          </table:table-cell>
          <table:table-cell office:value-type="float" office:value="0.046964979729253" calcext:value-type="float">
            <text:p>0.046964979729253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505170239501575" calcext:value-type="float">
            <text:p>0.0505170239501575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504429838525529" calcext:value-type="float">
            <text:p>0.050442983852552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16817906836056" calcext:value-type="float">
            <text:p>0.716817906836056</text:p>
          </table:table-cell>
          <table:table-cell office:value-type="float" office:value="0.0360172676345017" calcext:value-type="float">
            <text:p>0.0360172676345017</text:p>
          </table:table-cell>
          <table:table-cell office:value-type="float" office:value="0.714882032667876" calcext:value-type="float">
            <text:p>0.714882032667876</text:p>
          </table:table-cell>
          <table:table-cell office:value-type="float" office:value="0.0459547180644478" calcext:value-type="float">
            <text:p>0.0459547180644478</text:p>
          </table:table-cell>
          <table:table-cell office:value-type="float" office:value="0.709770114942529" calcext:value-type="float">
            <text:p>0.709770114942529</text:p>
          </table:table-cell>
          <table:table-cell office:value-type="float" office:value="0.0426863600673509" calcext:value-type="float">
            <text:p>0.0426863600673509</text:p>
          </table:table-cell>
          <table:table-cell office:value-type="float" office:value="0.713278886872353" calcext:value-type="float">
            <text:p>0.713278886872353</text:p>
          </table:table-cell>
          <table:table-cell office:value-type="float" office:value="0.0348252398079563" calcext:value-type="float">
            <text:p>0.0348252398079563</text:p>
          </table:table-cell>
          <table:table-cell office:value-type="float" office:value="0.720145190562613" calcext:value-type="float">
            <text:p>0.720145190562613</text:p>
          </table:table-cell>
          <table:table-cell office:value-type="float" office:value="0.030856552942374" calcext:value-type="float">
            <text:p>0.030856552942374</text:p>
          </table:table-cell>
          <table:table-cell office:value-type="float" office:value="0.721960072595281" calcext:value-type="float">
            <text:p>0.721960072595281</text:p>
          </table:table-cell>
          <table:table-cell office:value-type="float" office:value="0.0391410025890541" calcext:value-type="float">
            <text:p>0.0391410025890541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438567632959001" calcext:value-type="float">
            <text:p>0.0438567632959001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74848532868342" calcext:value-type="float">
            <text:p>0.0474848532868342</text:p>
          </table:table-cell>
          <table:table-cell office:value-type="float" office:value="0.725257108287961" calcext:value-type="float">
            <text:p>0.725257108287961</text:p>
          </table:table-cell>
          <table:table-cell office:value-type="float" office:value="0.041398461527097" calcext:value-type="float">
            <text:p>0.041398461527097</text:p>
          </table:table-cell>
          <table:table-cell office:value-type="float" office:value="0.716696914700545" calcext:value-type="float">
            <text:p>0.716696914700545</text:p>
          </table:table-cell>
          <table:table-cell office:value-type="float" office:value="0.0584684401660603" calcext:value-type="float">
            <text:p>0.058468440166060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22643174017175" calcext:value-type="float">
            <text:p>0.0322643174017175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438567632959002" calcext:value-type="float">
            <text:p>0.0438567632959002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30678965967889" calcext:value-type="float">
            <text:p>0.0430678965967889</text:p>
          </table:table-cell>
          <table:table-cell office:value-type="float" office:value="0.713127646702964" calcext:value-type="float">
            <text:p>0.713127646702964</text:p>
          </table:table-cell>
          <table:table-cell office:value-type="float" office:value="0.0541275867667053" calcext:value-type="float">
            <text:p>0.0541275867667053</text:p>
          </table:table-cell>
          <table:table-cell office:value-type="float" office:value="0.718390804597701" calcext:value-type="float">
            <text:p>0.718390804597701</text:p>
          </table:table-cell>
          <table:table-cell office:value-type="float" office:value="0.0430075561698154" calcext:value-type="float">
            <text:p>0.043007556169815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510935763527043" calcext:value-type="float">
            <text:p>0.051093576352704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21990320629159" calcext:value-type="float">
            <text:p>0.721990320629159</text:p>
          </table:table-cell>
          <table:table-cell office:value-type="float" office:value="0.0363128875015465" calcext:value-type="float">
            <text:p>0.0363128875015465</text:p>
          </table:table-cell>
          <table:table-cell office:value-type="float" office:value="0.701058681185723" calcext:value-type="float">
            <text:p>0.701058681185723</text:p>
          </table:table-cell>
          <table:table-cell office:value-type="float" office:value="0.0526300433447027" calcext:value-type="float">
            <text:p>0.0526300433447027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438502607971449" calcext:value-type="float">
            <text:p>0.0438502607971449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37039825984963" calcext:value-type="float">
            <text:p>0.037039825984963</text:p>
          </table:table-cell>
          <table:table-cell office:value-type="float" office:value="0.721869328493648" calcext:value-type="float">
            <text:p>0.721869328493648</text:p>
          </table:table-cell>
          <table:table-cell office:value-type="float" office:value="0.0336045991029996" calcext:value-type="float">
            <text:p>0.0336045991029996</text:p>
          </table:table-cell>
          <table:table-cell office:value-type="float" office:value="0.720175438596491" calcext:value-type="float">
            <text:p>0.720175438596491</text:p>
          </table:table-cell>
          <table:table-cell office:value-type="float" office:value="0.0430678965967889" calcext:value-type="float">
            <text:p>0.0430678965967889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39944491339549" calcext:value-type="float">
            <text:p>0.0539944491339549</text:p>
          </table:table-cell>
          <table:table-cell office:value-type="float" office:value="0.706352087114338" calcext:value-type="float">
            <text:p>0.706352087114338</text:p>
          </table:table-cell>
          <table:table-cell office:value-type="float" office:value="0.0547400834431615" calcext:value-type="float">
            <text:p>0.0547400834431615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84388051696858" calcext:value-type="float">
            <text:p>0.0484388051696858</text:p>
          </table:table-cell>
          <table:table-cell office:value-type="float" office:value="0.697640653357532" calcext:value-type="float">
            <text:p>0.697640653357532</text:p>
          </table:table-cell>
          <table:table-cell office:value-type="float" office:value="0.0583838770986877" calcext:value-type="float">
            <text:p>0.0583838770986877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39510578841244" calcext:value-type="float">
            <text:p>0.039510578841244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26260161568651" calcext:value-type="float">
            <text:p>0.0426260161568651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11485563475996" calcext:value-type="float">
            <text:p>0.0411485563475996</text:p>
          </table:table-cell>
          <table:table-cell office:value-type="float" office:value="0.723563218390805" calcext:value-type="float">
            <text:p>0.723563218390805</text:p>
          </table:table-cell>
          <table:table-cell office:value-type="float" office:value="0.0406789387797388" calcext:value-type="float">
            <text:p>0.0406789387797388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8392033183956" calcext:value-type="float">
            <text:p>0.048392033183956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495879591894072" calcext:value-type="float">
            <text:p>0.049587959189407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719927404718693" calcext:value-type="float">
            <text:p>0.719927404718693</text:p>
          </table:table-cell>
          <table:table-cell office:value-type="float" office:value="0.0459182614853922" calcext:value-type="float">
            <text:p>0.0459182614853922</text:p>
          </table:table-cell>
          <table:table-cell office:value-type="float" office:value="0.710066545674531" calcext:value-type="float">
            <text:p>0.710066545674531</text:p>
          </table:table-cell>
          <table:table-cell office:value-type="float" office:value="0.0512284135409185" calcext:value-type="float">
            <text:p>0.0512284135409185</text:p>
          </table:table-cell>
          <table:table-cell office:value-type="float" office:value="0.7070296430732" calcext:value-type="float">
            <text:p>0.7070296430732</text:p>
          </table:table-cell>
          <table:table-cell office:value-type="float" office:value="0.0446658987581143" calcext:value-type="float">
            <text:p>0.0446658987581143</text:p>
          </table:table-cell>
          <table:table-cell office:value-type="float" office:value="0.710471869328494" calcext:value-type="float">
            <text:p>0.710471869328494</text:p>
          </table:table-cell>
          <table:table-cell office:value-type="float" office:value="0.0356024255003439" calcext:value-type="float">
            <text:p>0.0356024255003439</text:p>
          </table:table-cell>
          <table:table-cell office:value-type="float" office:value="0.71395039322444" calcext:value-type="float">
            <text:p>0.71395039322444</text:p>
          </table:table-cell>
          <table:table-cell office:value-type="float" office:value="0.0325649418207014" calcext:value-type="float">
            <text:p>0.0325649418207014</text:p>
          </table:table-cell>
          <table:table-cell office:value-type="float" office:value="0.721222020568663" calcext:value-type="float">
            <text:p>0.721222020568663</text:p>
          </table:table-cell>
          <table:table-cell office:value-type="float" office:value="0.0438624437717684" calcext:value-type="float">
            <text:p>0.0438624437717684</text:p>
          </table:table-cell>
          <table:table-cell office:value-type="float" office:value="0.717749546279492" calcext:value-type="float">
            <text:p>0.717749546279492</text:p>
          </table:table-cell>
          <table:table-cell office:value-type="float" office:value="0.0463579497938083" calcext:value-type="float">
            <text:p>0.0463579497938083</text:p>
          </table:table-cell>
          <table:table-cell office:value-type="float" office:value="0.70875983061101" calcext:value-type="float">
            <text:p>0.70875983061101</text:p>
          </table:table-cell>
          <table:table-cell office:value-type="float" office:value="0.0463860054615515" calcext:value-type="float">
            <text:p>0.0463860054615515</text:p>
          </table:table-cell>
          <table:table-cell office:value-type="float" office:value="0.715287356321839" calcext:value-type="float">
            <text:p>0.715287356321839</text:p>
          </table:table-cell>
          <table:table-cell office:value-type="float" office:value="0.0422100334962596" calcext:value-type="float">
            <text:p>0.0422100334962596</text:p>
          </table:table-cell>
          <table:table-cell office:value-type="float" office:value="0.702480338777979" calcext:value-type="float">
            <text:p>0.702480338777979</text:p>
          </table:table-cell>
          <table:table-cell office:value-type="float" office:value="0.0545013224781449" calcext:value-type="float">
            <text:p>0.0545013224781449</text:p>
          </table:table-cell>
          <table:table-cell office:value-type="float" office:value="0.714283121597096" calcext:value-type="float">
            <text:p>0.714283121597096</text:p>
          </table:table-cell>
          <table:table-cell office:value-type="float" office:value="0.0399769758060669" calcext:value-type="float">
            <text:p>0.0399769758060669</text:p>
          </table:table-cell>
          <table:table-cell office:value-type="float" office:value="0.712885662431942" calcext:value-type="float">
            <text:p>0.712885662431942</text:p>
          </table:table-cell>
          <table:table-cell office:value-type="float" office:value="0.0449101228001757" calcext:value-type="float">
            <text:p>0.0449101228001757</text:p>
          </table:table-cell>
          <table:table-cell office:value-type="float" office:value="0.715003024803388" calcext:value-type="float">
            <text:p>0.715003024803388</text:p>
          </table:table-cell>
          <table:table-cell office:value-type="float" office:value="0.0432400045982483" calcext:value-type="float">
            <text:p>0.0432400045982483</text:p>
          </table:table-cell>
          <table:table-cell office:value-type="float" office:value="0.713865698729583" calcext:value-type="float">
            <text:p>0.713865698729583</text:p>
          </table:table-cell>
          <table:table-cell office:value-type="float" office:value="0.0521891961796683" calcext:value-type="float">
            <text:p>0.0521891961796683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527366972194639" calcext:value-type="float">
            <text:p>0.0527366972194639</text:p>
          </table:table-cell>
          <table:table-cell office:value-type="float" office:value="0.718402903811252" calcext:value-type="float">
            <text:p>0.718402903811252</text:p>
          </table:table-cell>
          <table:table-cell office:value-type="float" office:value="0.0489143440267845" calcext:value-type="float">
            <text:p>0.048914344026784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24016938899" calcext:value-type="float">
            <text:p>0.70124016938899</text:p>
          </table:table-cell>
          <table:table-cell office:value-type="float" office:value="0.0351661635035189" calcext:value-type="float">
            <text:p>0.0351661635035189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2308771735369" calcext:value-type="float">
            <text:p>0.042308771735369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522425666429564" calcext:value-type="float">
            <text:p>0.0522425666429564</text:p>
          </table:table-cell>
          <table:table-cell office:value-type="float" office:value="0.713248638838475" calcext:value-type="float">
            <text:p>0.713248638838475</text:p>
          </table:table-cell>
          <table:table-cell office:value-type="float" office:value="0.0549366253558052" calcext:value-type="float">
            <text:p>0.0549366253558052</text:p>
          </table:table-cell>
          <table:table-cell office:value-type="float" office:value="0.718360556563823" calcext:value-type="float">
            <text:p>0.718360556563823</text:p>
          </table:table-cell>
          <table:table-cell office:value-type="float" office:value="0.0529257908444434" calcext:value-type="float">
            <text:p>0.0529257908444434</text:p>
          </table:table-cell>
          <table:table-cell office:value-type="float" office:value="0.713309134906231" calcext:value-type="float">
            <text:p>0.713309134906231</text:p>
          </table:table-cell>
          <table:table-cell office:value-type="float" office:value="0.0563494161967344" calcext:value-type="float">
            <text:p>0.0563494161967344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618013055351756" calcext:value-type="float">
            <text:p>0.06180130553517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28714922237668" calcext:value-type="float">
            <text:p>0.0628714922237668</text:p>
          </table:table-cell>
          <table:table-cell office:value-type="float" office:value="0.713399879007864" calcext:value-type="float">
            <text:p>0.713399879007864</text:p>
          </table:table-cell>
          <table:table-cell office:value-type="float" office:value="0.0553650579338714" calcext:value-type="float">
            <text:p>0.0553650579338714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621745374825022" calcext:value-type="float">
            <text:p>0.0621745374825022</text:p>
          </table:table-cell>
          <table:table-cell office:value-type="float" office:value="0.699395039322444" calcext:value-type="float">
            <text:p>0.699395039322444</text:p>
          </table:table-cell>
          <table:table-cell office:value-type="float" office:value="0.0283510848354909" calcext:value-type="float">
            <text:p>0.0283510848354909</text:p>
          </table:table-cell>
          <table:table-cell office:value-type="float" office:value="0.68914095583787" calcext:value-type="float">
            <text:p>0.68914095583787</text:p>
          </table:table-cell>
          <table:table-cell office:value-type="float" office:value="0.0601347092217994" calcext:value-type="float">
            <text:p>0.0601347092217994</text:p>
          </table:table-cell>
          <table:table-cell office:value-type="float" office:value="0.695946763460375" calcext:value-type="float">
            <text:p>0.695946763460375</text:p>
          </table:table-cell>
          <table:table-cell office:value-type="float" office:value="0.0557782274455698" calcext:value-type="float">
            <text:p>0.0557782274455698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615819810119182" calcext:value-type="float">
            <text:p>0.0615819810119182</text:p>
          </table:table-cell>
          <table:table-cell office:value-type="float" office:value="0.711584996975197" calcext:value-type="float">
            <text:p>0.711584996975197</text:p>
          </table:table-cell>
          <table:table-cell office:value-type="float" office:value="0.0280244945938636" calcext:value-type="float">
            <text:p>0.0280244945938636</text:p>
          </table:table-cell>
          <table:table-cell office:value-type="float" office:value="0.701300665456745" calcext:value-type="float">
            <text:p>0.701300665456745</text:p>
          </table:table-cell>
          <table:table-cell office:value-type="float" office:value="0.0686133828579718" calcext:value-type="float">
            <text:p>0.06861338285797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810647307925" calcext:value-type="float">
            <text:p>0.70810647307925</text:p>
          </table:table-cell>
          <table:table-cell office:value-type="float" office:value="0.030970402406549" calcext:value-type="float">
            <text:p>0.030970402406549</text:p>
          </table:table-cell>
          <table:table-cell office:value-type="float" office:value="0.709800362976406" calcext:value-type="float">
            <text:p>0.709800362976406</text:p>
          </table:table-cell>
          <table:table-cell office:value-type="float" office:value="0.0365508410168394" calcext:value-type="float">
            <text:p>0.0365508410168394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5286031795033" calcext:value-type="float">
            <text:p>0.05286031795033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502339618009475" calcext:value-type="float">
            <text:p>0.0502339618009475</text:p>
          </table:table-cell>
          <table:table-cell office:value-type="float" office:value="0.718451300665457" calcext:value-type="float">
            <text:p>0.718451300665457</text:p>
          </table:table-cell>
          <table:table-cell office:value-type="float" office:value="0.0366185318312245" calcext:value-type="float">
            <text:p>0.0366185318312245</text:p>
          </table:table-cell>
          <table:table-cell office:value-type="float" office:value="0.725317604355717" calcext:value-type="float">
            <text:p>0.725317604355717</text:p>
          </table:table-cell>
          <table:table-cell office:value-type="float" office:value="0.0690411621738517" calcext:value-type="float">
            <text:p>0.0690411621738517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618118652470685" calcext:value-type="float">
            <text:p>0.0618118652470685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448904669956489" calcext:value-type="float">
            <text:p>0.0448904669956489</text:p>
          </table:table-cell>
          <table:table-cell office:value-type="float" office:value="0.711494252873563" calcext:value-type="float">
            <text:p>0.711494252873563</text:p>
          </table:table-cell>
          <table:table-cell office:value-type="float" office:value="0.0451554958424094" calcext:value-type="float">
            <text:p>0.045155495842409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458210957851785" calcext:value-type="float">
            <text:p>0.0458210957851785</text:p>
          </table:table-cell>
          <table:table-cell office:value-type="float" office:value="0.694252873563218" calcext:value-type="float">
            <text:p>0.694252873563218</text:p>
          </table:table-cell>
          <table:table-cell office:value-type="float" office:value="0.0394282473783538" calcext:value-type="float">
            <text:p>0.0394282473783538</text:p>
          </table:table-cell>
          <table:table-cell office:value-type="float" office:value="0.71497277676951" calcext:value-type="float">
            <text:p>0.71497277676951</text:p>
          </table:table-cell>
          <table:table-cell office:value-type="float" office:value="0.0573380983400817" calcext:value-type="float">
            <text:p>0.0573380983400817</text:p>
          </table:table-cell>
          <table:table-cell office:value-type="float" office:value="0.723532970356927" calcext:value-type="float">
            <text:p>0.723532970356927</text:p>
          </table:table-cell>
          <table:table-cell office:value-type="float" office:value="0.0553987875276251" calcext:value-type="float">
            <text:p>0.0553987875276251</text:p>
          </table:table-cell>
          <table:table-cell office:value-type="float" office:value="0.697580157289776" calcext:value-type="float">
            <text:p>0.697580157289776</text:p>
          </table:table-cell>
          <table:table-cell office:value-type="float" office:value="0.0627161696684606" calcext:value-type="float">
            <text:p>0.0627161696684606</text:p>
          </table:table-cell>
          <table:table-cell office:value-type="float" office:value="0.692528735632184" calcext:value-type="float">
            <text:p>0.692528735632184</text:p>
          </table:table-cell>
          <table:table-cell office:value-type="float" office:value="0.042427652471935" calcext:value-type="float">
            <text:p>0.042427652471935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508439368506777" calcext:value-type="float">
            <text:p>0.05084393685067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1179673321234" calcext:value-type="float">
            <text:p>0.701179673321234</text:p>
          </table:table-cell>
          <table:table-cell office:value-type="float" office:value="0.0432495057793096" calcext:value-type="float">
            <text:p>0.0432495057793096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45541320535961" calcext:value-type="float">
            <text:p>0.0445541320535961</text:p>
          </table:table-cell>
          <table:table-cell office:value-type="float" office:value="0.704658197217181" calcext:value-type="float">
            <text:p>0.704658197217181</text:p>
          </table:table-cell>
          <table:table-cell office:value-type="float" office:value="0.0490766931308083" calcext:value-type="float">
            <text:p>0.0490766931308083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390917270212558" calcext:value-type="float">
            <text:p>0.0390917270212558</text:p>
          </table:table-cell>
          <table:table-cell office:value-type="float" office:value="0.711524500907441" calcext:value-type="float">
            <text:p>0.711524500907441</text:p>
          </table:table-cell>
          <table:table-cell office:value-type="float" office:value="0.0517275871532254" calcext:value-type="float">
            <text:p>0.0517275871532254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543754999026152" calcext:value-type="float">
            <text:p>0.0543754999026152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45874359623984" calcext:value-type="float">
            <text:p>0.0545874359623984</text:p>
          </table:table-cell>
          <table:table-cell office:value-type="float" office:value="0.706291591046582" calcext:value-type="float">
            <text:p>0.706291591046582</text:p>
          </table:table-cell>
          <table:table-cell office:value-type="float" office:value="0.057533318935661" calcext:value-type="float">
            <text:p>0.057533318935661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352250876459563" calcext:value-type="float">
            <text:p>0.0352250876459563</text:p>
          </table:table-cell>
          <table:table-cell office:value-type="float" office:value="0.726981246218996" calcext:value-type="float">
            <text:p>0.726981246218996</text:p>
          </table:table-cell>
          <table:table-cell office:value-type="float" office:value="0.0565028091137467" calcext:value-type="float">
            <text:p>0.0565028091137467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4353802338413" calcext:value-type="float">
            <text:p>0.044353802338413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89439920841874" calcext:value-type="float">
            <text:p>0.0489439920841874</text:p>
          </table:table-cell>
          <table:table-cell office:value-type="float" office:value="0.720114942528736" calcext:value-type="float">
            <text:p>0.720114942528736</text:p>
          </table:table-cell>
          <table:table-cell office:value-type="float" office:value="0.0531622139223179" calcext:value-type="float">
            <text:p>0.0531622139223179</text:p>
          </table:table-cell>
          <table:table-cell office:value-type="float" office:value="0.716636418632789" calcext:value-type="float">
            <text:p>0.716636418632789</text:p>
          </table:table-cell>
          <table:table-cell office:value-type="float" office:value="0.0491159523050047" calcext:value-type="float">
            <text:p>0.0491159523050047</text:p>
          </table:table-cell>
          <table:table-cell office:value-type="float" office:value="0.697731397459165" calcext:value-type="float">
            <text:p>0.697731397459165</text:p>
          </table:table-cell>
          <table:table-cell office:value-type="float" office:value="0.0367571489097995" calcext:value-type="float">
            <text:p>0.0367571489097995</text:p>
          </table:table-cell>
          <table:table-cell office:value-type="float" office:value="0.706382335148215" calcext:value-type="float">
            <text:p>0.706382335148215</text:p>
          </table:table-cell>
          <table:table-cell office:value-type="float" office:value="0.0414750072386726" calcext:value-type="float">
            <text:p>0.0414750072386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4627949183303" calcext:value-type="float">
            <text:p>0.704627949183303</text:p>
          </table:table-cell>
          <table:table-cell office:value-type="float" office:value="0.0436017827913337" calcext:value-type="float">
            <text:p>0.0436017827913337</text:p>
          </table:table-cell>
          <table:table-cell office:value-type="float" office:value="0.708045977011494" calcext:value-type="float">
            <text:p>0.708045977011494</text:p>
          </table:table-cell>
          <table:table-cell office:value-type="float" office:value="0.0453986612830609" calcext:value-type="float">
            <text:p>0.0453986612830609</text:p>
          </table:table-cell>
          <table:table-cell office:value-type="float" office:value="0.6994555353902" calcext:value-type="float">
            <text:p>0.6994555353902</text:p>
          </table:table-cell>
          <table:table-cell office:value-type="float" office:value="0.0523173827405951" calcext:value-type="float">
            <text:p>0.0523173827405951</text:p>
          </table:table-cell>
          <table:table-cell office:value-type="float" office:value="0.713218390804598" calcext:value-type="float">
            <text:p>0.713218390804598</text:p>
          </table:table-cell>
          <table:table-cell office:value-type="float" office:value="0.0460129170143634" calcext:value-type="float">
            <text:p>0.0460129170143634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25347852389595" calcext:value-type="float">
            <text:p>0.725347852389595</text:p>
          </table:table-cell>
          <table:table-cell office:value-type="float" office:value="0.0519268682699052" calcext:value-type="float">
            <text:p>0.0519268682699052</text:p>
          </table:table-cell>
          <table:table-cell office:value-type="float" office:value="0.69767090139141" calcext:value-type="float">
            <text:p>0.69767090139141</text:p>
          </table:table-cell>
          <table:table-cell office:value-type="float" office:value="0.0475191060617799" calcext:value-type="float">
            <text:p>0.0475191060617799</text:p>
          </table:table-cell>
          <table:table-cell office:value-type="float" office:value="0.707985480943739" calcext:value-type="float">
            <text:p>0.707985480943739</text:p>
          </table:table-cell>
          <table:table-cell office:value-type="float" office:value="0.0557332644503863" calcext:value-type="float">
            <text:p>0.0557332644503863</text:p>
          </table:table-cell>
          <table:table-cell office:value-type="float" office:value="0.709830611010284" calcext:value-type="float">
            <text:p>0.709830611010284</text:p>
          </table:table-cell>
          <table:table-cell office:value-type="float" office:value="0.0343865293531313" calcext:value-type="float">
            <text:p>0.0343865293531313</text:p>
          </table:table-cell>
          <table:table-cell office:value-type="float" office:value="0.725287356321839" calcext:value-type="float">
            <text:p>0.725287356321839</text:p>
          </table:table-cell>
          <table:table-cell office:value-type="float" office:value="0.0491258863596156" calcext:value-type="float">
            <text:p>0.0491258863596156</text:p>
          </table:table-cell>
          <table:table-cell office:value-type="float" office:value="0.702843315184513" calcext:value-type="float">
            <text:p>0.702843315184513</text:p>
          </table:table-cell>
          <table:table-cell office:value-type="float" office:value="0.0499952817184541" calcext:value-type="float">
            <text:p>0.0499952817184541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584495284999342" calcext:value-type="float">
            <text:p>0.0584495284999342</text:p>
          </table:table-cell>
          <table:table-cell office:value-type="float" office:value="0.713248638838476" calcext:value-type="float">
            <text:p>0.713248638838476</text:p>
          </table:table-cell>
          <table:table-cell office:value-type="float" office:value="0.0531023166330996" calcext:value-type="float">
            <text:p>0.053102316633099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8589087748626" calcext:value-type="float">
            <text:p>0.0498589087748626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38423313120662" calcext:value-type="float">
            <text:p>0.0438423313120662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87736850108901" calcext:value-type="float">
            <text:p>0.03877368501089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2903811252269" calcext:value-type="float">
            <text:p>0.702903811252269</text:p>
          </table:table-cell>
          <table:table-cell office:value-type="float" office:value="0.0407174939876479" calcext:value-type="float">
            <text:p>0.0407174939876479</text:p>
          </table:table-cell>
          <table:table-cell office:value-type="float" office:value="0.70632183908046" calcext:value-type="float">
            <text:p>0.70632183908046</text:p>
          </table:table-cell>
          <table:table-cell office:value-type="float" office:value="0.0499151523889761" calcext:value-type="float">
            <text:p>0.0499151523889761</text:p>
          </table:table-cell>
          <table:table-cell office:value-type="float" office:value="0.706412583182093" calcext:value-type="float">
            <text:p>0.706412583182093</text:p>
          </table:table-cell>
          <table:table-cell office:value-type="float" office:value="0.0458004911045996" calcext:value-type="float">
            <text:p>0.0458004911045996</text:p>
          </table:table-cell>
          <table:table-cell office:value-type="float" office:value="0.711464004839685" calcext:value-type="float">
            <text:p>0.711464004839685</text:p>
          </table:table-cell>
          <table:table-cell office:value-type="float" office:value="0.0408517587255336" calcext:value-type="float">
            <text:p>0.0408517587255336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523272627130576" calcext:value-type="float">
            <text:p>0.0523272627130576</text:p>
          </table:table-cell>
          <table:table-cell office:value-type="float" office:value="0.716727162734422" calcext:value-type="float">
            <text:p>0.716727162734422</text:p>
          </table:table-cell>
          <table:table-cell office:value-type="float" office:value="0.049717776008574" calcext:value-type="float">
            <text:p>0.049717776008574</text:p>
          </table:table-cell>
          <table:table-cell office:value-type="float" office:value="0.708015728977616" calcext:value-type="float">
            <text:p>0.708015728977616</text:p>
          </table:table-cell>
          <table:table-cell office:value-type="float" office:value="0.0456837782385989" calcext:value-type="float">
            <text:p>0.0456837782385989</text:p>
          </table:table-cell>
          <table:table-cell office:value-type="float" office:value="0.709709618874773" calcext:value-type="float">
            <text:p>0.709709618874773</text:p>
          </table:table-cell>
          <table:table-cell office:value-type="float" office:value="0.0535491871227038" calcext:value-type="float">
            <text:p>0.0535491871227038</text:p>
          </table:table-cell>
          <table:table-cell office:value-type="float" office:value="0.702934059286146" calcext:value-type="float">
            <text:p>0.702934059286146</text:p>
          </table:table-cell>
          <table:table-cell office:value-type="float" office:value="0.0436027620376772" calcext:value-type="float">
            <text:p>0.0436027620376772</text:p>
          </table:table-cell>
          <table:table-cell office:value-type="float" office:value="0.721808832425892" calcext:value-type="float">
            <text:p>0.721808832425892</text:p>
          </table:table-cell>
          <table:table-cell office:value-type="float" office:value="0.0562360493201812" calcext:value-type="float">
            <text:p>0.0562360493201812</text:p>
          </table:table-cell>
          <table:table-cell office:value-type="float" office:value="0.702873563218391" calcext:value-type="float">
            <text:p>0.702873563218391</text:p>
          </table:table-cell>
          <table:table-cell office:value-type="float" office:value="0.0455801840434445" calcext:value-type="float">
            <text:p>0.0455801840434445</text:p>
          </table:table-cell>
          <table:table-cell office:value-type="float" office:value="0.699425287356322" calcext:value-type="float">
            <text:p>0.699425287356322</text:p>
          </table:table-cell>
          <table:table-cell office:value-type="float" office:value="0.0479348473726226" calcext:value-type="float">
            <text:p>0.0479348473726226</text:p>
          </table:table-cell>
          <table:table-cell office:value-type="float" office:value="0.718421052631579" calcext:value-type="float">
            <text:p>0.718421052631579</text:p>
          </table:table-cell>
          <table:table-cell office:value-type="float" office:value="0.0491919897916253" calcext:value-type="float">
            <text:p>0.0491919897916253</text:p>
          </table:table-cell>
          <table:table-cell office:value-type="float" office:value="0.716666666666667" calcext:value-type="float">
            <text:p>0.716666666666667</text:p>
          </table:table-cell>
          <table:table-cell office:value-type="float" office:value="0.0345943278099868" calcext:value-type="float">
            <text:p>0.0345943278099868</text:p>
          </table:table-cell>
          <table:table-cell office:value-type="float" office:value="0.714942528735632" calcext:value-type="float">
            <text:p>0.714942528735632</text:p>
          </table:table-cell>
          <table:table-cell office:value-type="float" office:value="0.0446158670590333" calcext:value-type="float">
            <text:p>0.0446158670590333</text:p>
          </table:table-cell>
          <table:table-cell office:value-type="float" office:value="0.721899576527526" calcext:value-type="float">
            <text:p>0.721899576527526</text:p>
          </table:table-cell>
          <table:table-cell office:value-type="float" office:value="0.03961638012091" calcext:value-type="float">
            <text:p>0.03961638012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lpd</text:p>
          </table:table-cell>
          <table:table-cell office:value-type="float" office:value="0.703611615245009" calcext:value-type="float">
            <text:p>0.703611615245009</text:p>
          </table:table-cell>
          <table:table-cell office:value-type="float" office:value="0.0387410696936718" calcext:value-type="float">
            <text:p>0.0387410696936718</text:p>
          </table:table-cell>
          <table:table-cell office:value-type="float" office:value="0.708058076225045" calcext:value-type="float">
            <text:p>0.708058076225045</text:p>
          </table:table-cell>
          <table:table-cell office:value-type="float" office:value="0.0437455116955683" calcext:value-type="float">
            <text:p>0.0437455116955683</text:p>
          </table:table-cell>
          <table:table-cell office:value-type="float" office:value="0.706031457955233" calcext:value-type="float">
            <text:p>0.706031457955233</text:p>
          </table:table-cell>
          <table:table-cell office:value-type="float" office:value="0.0504594903138579" calcext:value-type="float">
            <text:p>0.0504594903138579</text:p>
          </table:table-cell>
          <table:table-cell office:value-type="float" office:value="0.712183908045977" calcext:value-type="float">
            <text:p>0.712183908045977</text:p>
          </table:table-cell>
          <table:table-cell office:value-type="float" office:value="0.0462253979835811" calcext:value-type="float">
            <text:p>0.0462253979835811</text:p>
          </table:table-cell>
          <table:table-cell office:value-type="float" office:value="0.710822746521476" calcext:value-type="float">
            <text:p>0.710822746521476</text:p>
          </table:table-cell>
          <table:table-cell office:value-type="float" office:value="0.0468633333059198" calcext:value-type="float">
            <text:p>0.0468633333059198</text:p>
          </table:table-cell>
          <table:table-cell office:value-type="float" office:value="0.720520266182698" calcext:value-type="float">
            <text:p>0.720520266182698</text:p>
          </table:table-cell>
          <table:table-cell office:value-type="float" office:value="0.0562821445103361" calcext:value-type="float">
            <text:p>0.0562821445103361</text:p>
          </table:table-cell>
          <table:table-cell office:value-type="float" office:value="0.708033877797943" calcext:value-type="float">
            <text:p>0.708033877797943</text:p>
          </table:table-cell>
          <table:table-cell office:value-type="float" office:value="0.0542806982090043" calcext:value-type="float">
            <text:p>0.0542806982090043</text:p>
          </table:table-cell>
          <table:table-cell office:value-type="float" office:value="0.70767090139141" calcext:value-type="float">
            <text:p>0.70767090139141</text:p>
          </table:table-cell>
          <table:table-cell office:value-type="float" office:value="0.0549155459456334" calcext:value-type="float">
            <text:p>0.0549155459456334</text:p>
          </table:table-cell>
          <table:table-cell office:value-type="float" office:value="0.711554748941319" calcext:value-type="float">
            <text:p>0.711554748941319</text:p>
          </table:table-cell>
          <table:table-cell office:value-type="float" office:value="0.0427469865626091" calcext:value-type="float">
            <text:p>0.0427469865626091</text:p>
          </table:table-cell>
          <table:table-cell office:value-type="float" office:value="0.72216575922565" calcext:value-type="float">
            <text:p>0.72216575922565</text:p>
          </table:table-cell>
          <table:table-cell office:value-type="float" office:value="0.0539720756122448" calcext:value-type="float">
            <text:p>0.0539720756122448</text:p>
          </table:table-cell>
          <table:table-cell office:value-type="float" office:value="0.700459770114943" calcext:value-type="float">
            <text:p>0.700459770114943</text:p>
          </table:table-cell>
          <table:table-cell office:value-type="float" office:value="0.0415417200628313" calcext:value-type="float">
            <text:p>0.0415417200628313</text:p>
          </table:table-cell>
          <table:table-cell office:value-type="float" office:value="0.704264972776769" calcext:value-type="float">
            <text:p>0.704264972776769</text:p>
          </table:table-cell>
          <table:table-cell office:value-type="float" office:value="0.0545602351037251" calcext:value-type="float">
            <text:p>0.0545602351037251</text:p>
          </table:table-cell>
          <table:table-cell office:value-type="float" office:value="0.714252873563218" calcext:value-type="float">
            <text:p>0.714252873563218</text:p>
          </table:table-cell>
          <table:table-cell office:value-type="float" office:value="0.0533267070640475" calcext:value-type="float">
            <text:p>0.0533267070640475</text:p>
          </table:table-cell>
          <table:table-cell office:value-type="float" office:value="0.711802782819117" calcext:value-type="float">
            <text:p>0.711802782819117</text:p>
          </table:table-cell>
          <table:table-cell office:value-type="float" office:value="0.0515734679140466" calcext:value-type="float">
            <text:p>0.0515734679140466</text:p>
          </table:table-cell>
          <table:table-cell office:value-type="float" office:value="0.703938294010889" calcext:value-type="float">
            <text:p>0.703938294010889</text:p>
          </table:table-cell>
          <table:table-cell office:value-type="float" office:value="0.0391334988693395" calcext:value-type="float">
            <text:p>0.0391334988693395</text:p>
          </table:table-cell>
          <table:table-cell office:value-type="float" office:value="0.713284936479129" calcext:value-type="float">
            <text:p>0.713284936479129</text:p>
          </table:table-cell>
          <table:table-cell office:value-type="float" office:value="0.0478644784158244" calcext:value-type="float">
            <text:p>0.04786447841582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31821888760864" calcext:value-type="float">
            <text:p>0.0431821888760864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73431158915739" calcext:value-type="float">
            <text:p>0.0473431158915739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6356272564205" calcext:value-type="float">
            <text:p>0.046356272564205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568976219203977" calcext:value-type="float">
            <text:p>0.0568976219203977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56773439802099" calcext:value-type="float">
            <text:p>0.0456773439802099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440000458095457" calcext:value-type="float">
            <text:p>0.0440000458095457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391785455040838" calcext:value-type="float">
            <text:p>0.0391785455040838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04008872253909" calcext:value-type="float">
            <text:p>0.0504008872253909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518497597029602" calcext:value-type="float">
            <text:p>0.0518497597029602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381026778449614" calcext:value-type="float">
            <text:p>0.0381026778449614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386736837795727" calcext:value-type="float">
            <text:p>0.0386736837795727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35286892474828" calcext:value-type="float">
            <text:p>0.0435286892474828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33423445482565" calcext:value-type="float">
            <text:p>0.0433423445482565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33423445482565" calcext:value-type="float">
            <text:p>0.04334234454825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17222222222222" calcext:value-type="float">
            <text:p>0.917222222222222</text:p>
          </table:table-cell>
          <table:table-cell office:value-type="float" office:value="0.0494928932803566" calcext:value-type="float">
            <text:p>0.0494928932803566</text:p>
          </table:table-cell>
          <table:table-cell office:value-type="float" office:value="0.906111111111111" calcext:value-type="float">
            <text:p>0.906111111111111</text:p>
          </table:table-cell>
          <table:table-cell office:value-type="float" office:value="0.0482295520934759" calcext:value-type="float">
            <text:p>0.0482295520934759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30982342786104" calcext:value-type="float">
            <text:p>0.043098234278610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30982342786104" calcext:value-type="float">
            <text:p>0.043098234278610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386239762250158" calcext:value-type="float">
            <text:p>0.0386239762250158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479459677410452" calcext:value-type="float">
            <text:p>0.047945967741045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87542209926452" calcext:value-type="float">
            <text:p>0.0387542209926452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56773439802099" calcext:value-type="float">
            <text:p>0.0456773439802099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468462423334134" calcext:value-type="float">
            <text:p>0.046846242333413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20079365079365" calcext:value-type="float">
            <text:p>0.920079365079365</text:p>
          </table:table-cell>
          <table:table-cell office:value-type="float" office:value="0.0519031842874658" calcext:value-type="float">
            <text:p>0.0519031842874658</text:p>
          </table:table-cell>
          <table:table-cell office:value-type="float" office:value="0.906111111111111" calcext:value-type="float">
            <text:p>0.906111111111111</text:p>
          </table:table-cell>
          <table:table-cell office:value-type="float" office:value="0.0463107309318877" calcext:value-type="float">
            <text:p>0.0463107309318877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451223805500708" calcext:value-type="float">
            <text:p>0.04512238055007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409049805662121" calcext:value-type="float">
            <text:p>0.0409049805662121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62399505945905" calcext:value-type="float">
            <text:p>0.0462399505945905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34365079365079" calcext:value-type="float">
            <text:p>0.934365079365079</text:p>
          </table:table-cell>
          <table:table-cell office:value-type="float" office:value="0.0405997181347706" calcext:value-type="float">
            <text:p>0.0405997181347706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87542209926452" calcext:value-type="float">
            <text:p>0.0387542209926452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87542209926452" calcext:value-type="float">
            <text:p>0.0387542209926452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22621842154856" calcext:value-type="float">
            <text:p>0.04226218421548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505705666583252" calcext:value-type="float">
            <text:p>0.0505705666583252</text:p>
          </table:table-cell>
          <table:table-cell office:value-type="float" office:value="0.906111111111111" calcext:value-type="float">
            <text:p>0.906111111111111</text:p>
          </table:table-cell>
          <table:table-cell office:value-type="float" office:value="0.0422122258127012" calcext:value-type="float">
            <text:p>0.0422122258127012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336005914835939" calcext:value-type="float">
            <text:p>0.0336005914835939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34365079365079" calcext:value-type="float">
            <text:p>0.934365079365079</text:p>
          </table:table-cell>
          <table:table-cell office:value-type="float" office:value="0.0427754954186907" calcext:value-type="float">
            <text:p>0.0427754954186907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8162143628853" calcext:value-type="float">
            <text:p>0.038162143628853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31507936507936" calcext:value-type="float">
            <text:p>0.931507936507936</text:p>
          </table:table-cell>
          <table:table-cell office:value-type="float" office:value="0.0430982342786104" calcext:value-type="float">
            <text:p>0.043098234278610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456773439802099" calcext:value-type="float">
            <text:p>0.0456773439802099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387542209926452" calcext:value-type="float">
            <text:p>0.0387542209926452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22936507936508" calcext:value-type="float">
            <text:p>0.922936507936508</text:p>
          </table:table-cell>
          <table:table-cell office:value-type="float" office:value="0.0505705666583252" calcext:value-type="float">
            <text:p>0.0505705666583252</text:p>
          </table:table-cell>
          <table:table-cell office:value-type="float" office:value="0.903253968253968" calcext:value-type="float">
            <text:p>0.903253968253968</text:p>
          </table:table-cell>
          <table:table-cell office:value-type="float" office:value="0.0356003473532273" calcext:value-type="float">
            <text:p>0.0356003473532273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37222222222222" calcext:value-type="float">
            <text:p>0.937222222222222</text:p>
          </table:table-cell>
          <table:table-cell office:value-type="float" office:value="0.0400310096479481" calcext:value-type="float">
            <text:p>0.0400310096479481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30887334680081" calcext:value-type="float">
            <text:p>0.0430887334680081</text:p>
          </table:table-cell>
          <table:table-cell office:value-type="float" office:value="0.934365079365079" calcext:value-type="float">
            <text:p>0.934365079365079</text:p>
          </table:table-cell>
          <table:table-cell office:value-type="float" office:value="0.0427754954186907" calcext:value-type="float">
            <text:p>0.0427754954186907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31587301587302" calcext:value-type="float">
            <text:p>0.931587301587302</text:p>
          </table:table-cell>
          <table:table-cell office:value-type="float" office:value="0.0409049805662121" calcext:value-type="float">
            <text:p>0.040904980566212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68321221966093" calcext:value-type="float">
            <text:p>0.0468321221966093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06082501760826" calcext:value-type="float">
            <text:p>0.0406082501760826</text:p>
          </table:table-cell>
          <table:table-cell office:value-type="float" office:value="0.928650793650794" calcext:value-type="float">
            <text:p>0.928650793650794</text:p>
          </table:table-cell>
          <table:table-cell office:value-type="float" office:value="0.0452596718246607" calcext:value-type="float">
            <text:p>0.0452596718246607</text:p>
          </table:table-cell>
          <table:table-cell office:value-type="float" office:value="0.928730158730159" calcext:value-type="float">
            <text:p>0.928730158730159</text:p>
          </table:table-cell>
          <table:table-cell office:value-type="float" office:value="0.0410279848449615" calcext:value-type="float">
            <text:p>0.0410279848449615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793650793651" calcext:value-type="float">
            <text:p>0.925793650793651</text:p>
          </table:table-cell>
          <table:table-cell office:value-type="float" office:value="0.047130429659073" calcext:value-type="float">
            <text:p>0.04713042965907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922380952380953" calcext:value-type="float">
            <text:p>0.922380952380953</text:p>
          </table:table-cell>
          <table:table-cell office:value-type="float" office:value="0.0491438799521118" calcext:value-type="float">
            <text:p>0.0491438799521118</text:p>
          </table:table-cell>
          <table:table-cell office:value-type="float" office:value="0.906666666666667" calcext:value-type="float">
            <text:p>0.906666666666667</text:p>
          </table:table-cell>
          <table:table-cell office:value-type="float" office:value="0.0439391944165732" calcext:value-type="float">
            <text:p>0.0439391944165732</text:p>
          </table:table-cell>
          <table:table-cell office:value-type="float" office:value="0.927571428571429" calcext:value-type="float">
            <text:p>0.927571428571429</text:p>
          </table:table-cell>
          <table:table-cell office:value-type="float" office:value="0.04250769227554" calcext:value-type="float">
            <text:p>0.04250769227554</text:p>
          </table:table-cell>
          <table:table-cell office:value-type="float" office:value="0.929888888888889" calcext:value-type="float">
            <text:p>0.929888888888889</text:p>
          </table:table-cell>
          <table:table-cell office:value-type="float" office:value="0.040435000834956" calcext:value-type="float">
            <text:p>0.040435000834956</text:p>
          </table:table-cell>
          <table:table-cell office:value-type="float" office:value="0.923587301587302" calcext:value-type="float">
            <text:p>0.923587301587302</text:p>
          </table:table-cell>
          <table:table-cell office:value-type="float" office:value="0.0473478666499265" calcext:value-type="float">
            <text:p>0.0473478666499265</text:p>
          </table:table-cell>
          <table:table-cell office:value-type="float" office:value="0.929825396825397" calcext:value-type="float">
            <text:p>0.929825396825397</text:p>
          </table:table-cell>
          <table:table-cell office:value-type="float" office:value="0.0430463099324828" calcext:value-type="float">
            <text:p>0.0430463099324828</text:p>
          </table:table-cell>
          <table:table-cell office:value-type="float" office:value="0.925349206349206" calcext:value-type="float">
            <text:p>0.925349206349206</text:p>
          </table:table-cell>
          <table:table-cell office:value-type="float" office:value="0.041461378519266" calcext:value-type="float">
            <text:p>0.041461378519266</text:p>
          </table:table-cell>
          <table:table-cell office:value-type="float" office:value="0.926460317460317" calcext:value-type="float">
            <text:p>0.926460317460317</text:p>
          </table:table-cell>
          <table:table-cell office:value-type="float" office:value="0.0401526943970469" calcext:value-type="float">
            <text:p>0.0401526943970469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47650209990849" calcext:value-type="float">
            <text:p>0.047650209990849</text:p>
          </table:table-cell>
          <table:table-cell office:value-type="float" office:value="0.921349206349206" calcext:value-type="float">
            <text:p>0.921349206349206</text:p>
          </table:table-cell>
          <table:table-cell office:value-type="float" office:value="0.0428599523952989" calcext:value-type="float">
            <text:p>0.0428599523952989</text:p>
          </table:table-cell>
          <table:table-cell office:value-type="float" office:value="0.923587301587302" calcext:value-type="float">
            <text:p>0.923587301587302</text:p>
          </table:table-cell>
          <table:table-cell office:value-type="float" office:value="0.0420296133563442" calcext:value-type="float">
            <text:p>0.0420296133563442</text:p>
          </table:table-cell>
          <table:table-cell office:value-type="float" office:value="0.929825396825397" calcext:value-type="float">
            <text:p>0.929825396825397</text:p>
          </table:table-cell>
          <table:table-cell office:value-type="float" office:value="0.0408855211765753" calcext:value-type="float">
            <text:p>0.0408855211765753</text:p>
          </table:table-cell>
          <table:table-cell office:value-type="float" office:value="0.923634920634921" calcext:value-type="float">
            <text:p>0.923634920634921</text:p>
          </table:table-cell>
          <table:table-cell office:value-type="float" office:value="0.0415847326832527" calcext:value-type="float">
            <text:p>0.0415847326832527</text:p>
          </table:table-cell>
          <table:table-cell office:value-type="float" office:value="0.917349206349206" calcext:value-type="float">
            <text:p>0.917349206349206</text:p>
          </table:table-cell>
          <table:table-cell office:value-type="float" office:value="0.0441886227783741" calcext:value-type="float">
            <text:p>0.0441886227783741</text:p>
          </table:table-cell>
          <table:table-cell office:value-type="float" office:value="0.924746031746032" calcext:value-type="float">
            <text:p>0.924746031746032</text:p>
          </table:table-cell>
          <table:table-cell office:value-type="float" office:value="0.0409781240338565" calcext:value-type="float">
            <text:p>0.0409781240338565</text:p>
          </table:table-cell>
          <table:table-cell office:value-type="float" office:value="0.920730158730159" calcext:value-type="float">
            <text:p>0.920730158730159</text:p>
          </table:table-cell>
          <table:table-cell office:value-type="float" office:value="0.0448869519931154" calcext:value-type="float">
            <text:p>0.04488695199311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14290275472063" calcext:value-type="float">
            <text:p>0.0414290275472063</text:p>
          </table:table-cell>
          <table:table-cell office:value-type="float" office:value="0.92031746031746" calcext:value-type="float">
            <text:p>0.92031746031746</text:p>
          </table:table-cell>
          <table:table-cell office:value-type="float" office:value="0.0396634874898679" calcext:value-type="float">
            <text:p>0.0396634874898679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897460317460318" calcext:value-type="float">
            <text:p>0.897460317460318</text:p>
          </table:table-cell>
          <table:table-cell office:value-type="float" office:value="0.0469691095691231" calcext:value-type="float">
            <text:p>0.04696910956912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34549934019168" calcext:value-type="float">
            <text:p>0.0334549934019168</text:p>
          </table:table-cell>
          <table:table-cell office:value-type="float" office:value="0.920396825396825" calcext:value-type="float">
            <text:p>0.920396825396825</text:p>
          </table:table-cell>
          <table:table-cell office:value-type="float" office:value="0.0476249996280226" calcext:value-type="float">
            <text:p>0.0476249996280226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9" calcext:value-type="float">
            <text:p>0.0429518354239809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41924436804024" calcext:value-type="float">
            <text:p>0.0341924436804024</text:p>
          </table:table-cell>
          <table:table-cell office:value-type="float" office:value="0.908809523809524" calcext:value-type="float">
            <text:p>0.908809523809524</text:p>
          </table:table-cell>
          <table:table-cell office:value-type="float" office:value="0.0443032052845872" calcext:value-type="float">
            <text:p>0.0443032052845872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55648184819773" calcext:value-type="float">
            <text:p>0.0455648184819773</text:p>
          </table:table-cell>
          <table:table-cell office:value-type="float" office:value="0.903174603174603" calcext:value-type="float">
            <text:p>0.903174603174603</text:p>
          </table:table-cell>
          <table:table-cell office:value-type="float" office:value="0.0469261761876015" calcext:value-type="float">
            <text:p>0.0469261761876015</text:p>
          </table:table-cell>
          <table:table-cell office:value-type="float" office:value="0.917301587301587" calcext:value-type="float">
            <text:p>0.917301587301587</text:p>
          </table:table-cell>
          <table:table-cell office:value-type="float" office:value="0.0368889708492928" calcext:value-type="float">
            <text:p>0.0368889708492928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504458579122098" calcext:value-type="float">
            <text:p>0.05044585791220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897539682539682" calcext:value-type="float">
            <text:p>0.897539682539682</text:p>
          </table:table-cell>
          <table:table-cell office:value-type="float" office:value="0.0485886731500069" calcext:value-type="float">
            <text:p>0.04858867315000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  <table:table-cell office:value-type="float" office:value="0.923174603174603" calcext:value-type="float">
            <text:p>0.923174603174603</text:p>
          </table:table-cell>
          <table:table-cell office:value-type="float" office:value="0.040206070346635" calcext:value-type="float">
            <text:p>0.040206070346635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14603174603174" calcext:value-type="float">
            <text:p>0.914603174603174</text:p>
          </table:table-cell>
          <table:table-cell office:value-type="float" office:value="0.0353651363597044" calcext:value-type="float">
            <text:p>0.035365136359704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452380952381" calcext:value-type="float">
            <text:p>0.91452380952381</text:p>
          </table:table-cell>
          <table:table-cell office:value-type="float" office:value="0.0521694865682822" calcext:value-type="float">
            <text:p>0.0521694865682822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57063483243189" calcext:value-type="float">
            <text:p>0.0357063483243189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294667908186301" calcext:value-type="float">
            <text:p>0.0294667908186301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358638842149047" calcext:value-type="float">
            <text:p>0.035863884214904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453868342873943" calcext:value-type="float">
            <text:p>0.045386834287394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746031746032" calcext:value-type="float">
            <text:p>0.911746031746032</text:p>
          </table:table-cell>
          <table:table-cell office:value-type="float" office:value="0.0527786728650677" calcext:value-type="float">
            <text:p>0.0527786728650677</text:p>
          </table:table-cell>
          <table:table-cell office:value-type="float" office:value="0.917460317460317" calcext:value-type="float">
            <text:p>0.917460317460317</text:p>
          </table:table-cell>
          <table:table-cell office:value-type="float" office:value="0.0388807895679869" calcext:value-type="float">
            <text:p>0.0388807895679869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5873015873016" calcext:value-type="float">
            <text:p>0.925873015873016</text:p>
          </table:table-cell>
          <table:table-cell office:value-type="float" office:value="0.0409296109947973" calcext:value-type="float">
            <text:p>0.04092961099479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13925221738458" calcext:value-type="float">
            <text:p>0.041392522173845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11666666666667" calcext:value-type="float">
            <text:p>0.911666666666667</text:p>
          </table:table-cell>
          <table:table-cell office:value-type="float" office:value="0.0494164740372441" calcext:value-type="float">
            <text:p>0.049416474037244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3015873015873" calcext:value-type="float">
            <text:p>0.923015873015873</text:p>
          </table:table-cell>
          <table:table-cell office:value-type="float" office:value="0.0448535592093485" calcext:value-type="float">
            <text:p>0.0448535592093485</text:p>
          </table:table-cell>
          <table:table-cell office:value-type="float" office:value="0.908888888888889" calcext:value-type="float">
            <text:p>0.908888888888889</text:p>
          </table:table-cell>
          <table:table-cell office:value-type="float" office:value="0.0397649937018964" calcext:value-type="float">
            <text:p>0.0397649937018964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04691870691865" calcext:value-type="float">
            <text:p>0.040469187069186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391399411882633" calcext:value-type="float">
            <text:p>0.0391399411882633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426516236236374" calcext:value-type="float">
            <text:p>0.0426516236236374</text:p>
          </table:table-cell>
          <table:table-cell office:value-type="float" office:value="0.917380952380952" calcext:value-type="float">
            <text:p>0.917380952380952</text:p>
          </table:table-cell>
          <table:table-cell office:value-type="float" office:value="0.0475137725189986" calcext:value-type="float">
            <text:p>0.0475137725189986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429518354239808" calcext:value-type="float">
            <text:p>0.0429518354239808</text:p>
          </table:table-cell>
          <table:table-cell office:value-type="float" office:value="0.92015873015873" calcext:value-type="float">
            <text:p>0.92015873015873</text:p>
          </table:table-cell>
          <table:table-cell office:value-type="float" office:value="0.0400585361561307" calcext:value-type="float">
            <text:p>0.0400585361561307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5952380952381" calcext:value-type="float">
            <text:p>0.925952380952381</text:p>
          </table:table-cell>
          <table:table-cell office:value-type="float" office:value="0.0384973814032268" calcext:value-type="float">
            <text:p>0.0384973814032268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50870852669771" calcext:value-type="float">
            <text:p>0.035087085266977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42349085598531" calcext:value-type="float">
            <text:p>0.044234908559853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ionosphere</text:p>
          </table:table-cell>
          <table:table-cell office:value-type="float" office:value="0.923095238095238" calcext:value-type="float">
            <text:p>0.923095238095238</text:p>
          </table:table-cell>
          <table:table-cell office:value-type="float" office:value="0.0390837106320227" calcext:value-type="float">
            <text:p>0.0390837106320227</text:p>
          </table:table-cell>
          <table:table-cell office:value-type="float" office:value="0.918539682539683" calcext:value-type="float">
            <text:p>0.918539682539683</text:p>
          </table:table-cell>
          <table:table-cell office:value-type="float" office:value="0.0423889263861657" calcext:value-type="float">
            <text:p>0.0423889263861657</text:p>
          </table:table-cell>
          <table:table-cell office:value-type="float" office:value="0.920793650793651" calcext:value-type="float">
            <text:p>0.920793650793651</text:p>
          </table:table-cell>
          <table:table-cell office:value-type="float" office:value="0.0446977544943381" calcext:value-type="float">
            <text:p>0.0446977544943381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419097585967198" calcext:value-type="float">
            <text:p>0.0419097585967198</text:p>
          </table:table-cell>
          <table:table-cell office:value-type="float" office:value="0.907142857142857" calcext:value-type="float">
            <text:p>0.907142857142857</text:p>
          </table:table-cell>
          <table:table-cell office:value-type="float" office:value="0.0483809006625234" calcext:value-type="float">
            <text:p>0.0483809006625234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257812301325" calcext:value-type="float">
            <text:p>0.0413257812301325</text:p>
          </table:table-cell>
          <table:table-cell office:value-type="float" office:value="0.924285714285714" calcext:value-type="float">
            <text:p>0.924285714285714</text:p>
          </table:table-cell>
          <table:table-cell office:value-type="float" office:value="0.04333731524932" calcext:value-type="float">
            <text:p>0.04333731524932</text:p>
          </table:table-cell>
          <table:table-cell office:value-type="float" office:value="0.923603174603175" calcext:value-type="float">
            <text:p>0.923603174603175</text:p>
          </table:table-cell>
          <table:table-cell office:value-type="float" office:value="0.0427294201987212" calcext:value-type="float">
            <text:p>0.0427294201987212</text:p>
          </table:table-cell>
          <table:table-cell office:value-type="float" office:value="0.914571428571428" calcext:value-type="float">
            <text:p>0.914571428571428</text:p>
          </table:table-cell>
          <table:table-cell office:value-type="float" office:value="0.0397888633178501" calcext:value-type="float">
            <text:p>0.0397888633178501</text:p>
          </table:table-cell>
          <table:table-cell office:value-type="float" office:value="0.921952380952381" calcext:value-type="float">
            <text:p>0.921952380952381</text:p>
          </table:table-cell>
          <table:table-cell office:value-type="float" office:value="0.0413802854277318" calcext:value-type="float">
            <text:p>0.0413802854277318</text:p>
          </table:table-cell>
          <table:table-cell office:value-type="float" office:value="0.920222222222222" calcext:value-type="float">
            <text:p>0.920222222222222</text:p>
          </table:table-cell>
          <table:table-cell office:value-type="float" office:value="0.0383272489781721" calcext:value-type="float">
            <text:p>0.0383272489781721</text:p>
          </table:table-cell>
          <table:table-cell office:value-type="float" office:value="0.920809523809524" calcext:value-type="float">
            <text:p>0.920809523809524</text:p>
          </table:table-cell>
          <table:table-cell office:value-type="float" office:value="0.0438675765697917" calcext:value-type="float">
            <text:p>0.0438675765697917</text:p>
          </table:table-cell>
          <table:table-cell office:value-type="float" office:value="0.913984126984127" calcext:value-type="float">
            <text:p>0.913984126984127</text:p>
          </table:table-cell>
          <table:table-cell office:value-type="float" office:value="0.0480688305481315" calcext:value-type="float">
            <text:p>0.0480688305481315</text:p>
          </table:table-cell>
          <table:table-cell office:value-type="float" office:value="0.920238095238095" calcext:value-type="float">
            <text:p>0.920238095238095</text:p>
          </table:table-cell>
          <table:table-cell office:value-type="float" office:value="0.0396725281850178" calcext:value-type="float">
            <text:p>0.0396725281850178</text:p>
          </table:table-cell>
          <table:table-cell office:value-type="float" office:value="0.91968253968254" calcext:value-type="float">
            <text:p>0.91968253968254</text:p>
          </table:table-cell>
          <table:table-cell office:value-type="float" office:value="0.0391906735843356" calcext:value-type="float">
            <text:p>0.0391906735843356</text:p>
          </table:table-cell>
          <table:table-cell office:value-type="float" office:value="0.923063492063492" calcext:value-type="float">
            <text:p>0.923063492063492</text:p>
          </table:table-cell>
          <table:table-cell office:value-type="float" office:value="0.0423886897501903" calcext:value-type="float">
            <text:p>0.0423886897501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91466877524509" calcext:value-type="float">
            <text:p>0.0591466877524509</text:p>
          </table:table-cell>
          <table:table-cell office:value-type="float" office:value="0.762650602409639" calcext:value-type="float">
            <text:p>0.762650602409639</text:p>
          </table:table-cell>
          <table:table-cell office:value-type="float" office:value="0.0341010919122149" calcext:value-type="float">
            <text:p>0.0341010919122149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29145994923714" calcext:value-type="float">
            <text:p>0.0529145994923714</text:p>
          </table:table-cell>
          <table:table-cell office:value-type="float" office:value="0.8" calcext:value-type="float">
            <text:p>0.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61551998912987" calcext:value-type="float">
            <text:p>0.061551998912987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553721913902784" calcext:value-type="float">
            <text:p>0.0553721913902784</text:p>
          </table:table-cell>
          <table:table-cell office:value-type="float" office:value="0.801204819277108" calcext:value-type="float">
            <text:p>0.801204819277108</text:p>
          </table:table-cell>
          <table:table-cell office:value-type="float" office:value="0.0667802777040798" calcext:value-type="float">
            <text:p>0.0667802777040798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63308766146323" calcext:value-type="float">
            <text:p>0.063308766146323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82596590708427" calcext:value-type="float">
            <text:p>0.0482596590708427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628485186090343" calcext:value-type="float">
            <text:p>0.062848518609034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395332520556617" calcext:value-type="float">
            <text:p>0.0395332520556617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99591803211602" calcext:value-type="float">
            <text:p>0.0599591803211602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336008042784769" calcext:value-type="float">
            <text:p>0.0336008042784769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00802408028101" calcext:value-type="float">
            <text:p>0.04008024080281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617090195735132" calcext:value-type="float">
            <text:p>0.0617090195735132</text:p>
          </table:table-cell>
          <table:table-cell office:value-type="float" office:value="0.766265060240964" calcext:value-type="float">
            <text:p>0.766265060240964</text:p>
          </table:table-cell>
          <table:table-cell office:value-type="float" office:value="0.0279398026199615" calcext:value-type="float">
            <text:p>0.0279398026199615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53339623183563" calcext:value-type="float">
            <text:p>0.053339623183563</text:p>
          </table:table-cell>
          <table:table-cell office:value-type="float" office:value="0.813253012048193" calcext:value-type="float">
            <text:p>0.813253012048193</text:p>
          </table:table-cell>
          <table:table-cell office:value-type="float" office:value="0.0536561815899091" calcext:value-type="float">
            <text:p>0.0536561815899091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91209151852872" calcext:value-type="float">
            <text:p>0.0491209151852872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476712071509202" calcext:value-type="float">
            <text:p>0.0476712071509202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27466889018622" calcext:value-type="float">
            <text:p>0.0527466889018622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23014316340552" calcext:value-type="float">
            <text:p>0.0523014316340552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73608709119907" calcext:value-type="float">
            <text:p>0.0573608709119907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73316643167424" calcext:value-type="float">
            <text:p>0.0473316643167424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65110332508846" calcext:value-type="float">
            <text:p>0.0565110332508846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72060124676928" calcext:value-type="float">
            <text:p>0.0572060124676928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54543255162117" calcext:value-type="float">
            <text:p>0.0454543255162117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391231449894218" calcext:value-type="float">
            <text:p>0.0391231449894218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16588031482407" calcext:value-type="float">
            <text:p>0.0416588031482407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584195872962833" calcext:value-type="float">
            <text:p>0.05841958729628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607608092234203" calcext:value-type="float">
            <text:p>0.0607608092234203</text:p>
          </table:table-cell>
          <table:table-cell office:value-type="float" office:value="0.763855421686747" calcext:value-type="float">
            <text:p>0.763855421686747</text:p>
          </table:table-cell>
          <table:table-cell office:value-type="float" office:value="0.0317243657158738" calcext:value-type="float">
            <text:p>0.0317243657158738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532185342119757" calcext:value-type="float">
            <text:p>0.0532185342119757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584195872962833" calcext:value-type="float">
            <text:p>0.058419587296283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28078090717316" calcext:value-type="float">
            <text:p>0.0528078090717316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20541421558864" calcext:value-type="float">
            <text:p>0.0520541421558864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77894772068868" calcext:value-type="float">
            <text:p>0.0477894772068868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519921360086176" calcext:value-type="float">
            <text:p>0.0519921360086176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505609570763621" calcext:value-type="float">
            <text:p>0.0505609570763621</text:p>
          </table:table-cell>
          <table:table-cell office:value-type="float" office:value="0.808433734939759" calcext:value-type="float">
            <text:p>0.808433734939759</text:p>
          </table:table-cell>
          <table:table-cell office:value-type="float" office:value="0.0509423147644227" calcext:value-type="float">
            <text:p>0.0509423147644227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483431389102141" calcext:value-type="float">
            <text:p>0.0483431389102141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92520794112639" calcext:value-type="float">
            <text:p>0.0492520794112639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94481734027996" calcext:value-type="float">
            <text:p>0.0494481734027996</text:p>
          </table:table-cell>
          <table:table-cell office:value-type="float" office:value="0.8" calcext:value-type="float">
            <text:p>0.8</text:p>
          </table:table-cell>
          <table:table-cell office:value-type="float" office:value="0.0530363823910656" calcext:value-type="float">
            <text:p>0.05303638239106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620088644678515" calcext:value-type="float">
            <text:p>0.0620088644678515</text:p>
          </table:table-cell>
          <table:table-cell office:value-type="float" office:value="0.765060240963855" calcext:value-type="float">
            <text:p>0.765060240963855</text:p>
          </table:table-cell>
          <table:table-cell office:value-type="float" office:value="0.0351262162340078" calcext:value-type="float">
            <text:p>0.0351262162340078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57784917444711" calcext:value-type="float">
            <text:p>0.0557784917444711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79205024170922" calcext:value-type="float">
            <text:p>0.0579205024170922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92684503870895" calcext:value-type="float">
            <text:p>0.0492684503870895</text:p>
          </table:table-cell>
          <table:table-cell office:value-type="float" office:value="0.809638554216867" calcext:value-type="float">
            <text:p>0.809638554216867</text:p>
          </table:table-cell>
          <table:table-cell office:value-type="float" office:value="0.0516809893723547" calcext:value-type="float">
            <text:p>0.0516809893723547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812048192771084" calcext:value-type="float">
            <text:p>0.812048192771084</text:p>
          </table:table-cell>
          <table:table-cell office:value-type="float" office:value="0.0620088644678515" calcext:value-type="float">
            <text:p>0.0620088644678515</text:p>
          </table:table-cell>
          <table:table-cell office:value-type="float" office:value="0.8" calcext:value-type="float">
            <text:p>0.8</text:p>
          </table:table-cell>
          <table:table-cell office:value-type="float" office:value="0.0458605700357275" calcext:value-type="float">
            <text:p>0.0458605700357275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2029338017406" calcext:value-type="float">
            <text:p>0.0492029338017406</text:p>
          </table:table-cell>
          <table:table-cell office:value-type="float" office:value="0.803614457831325" calcext:value-type="float">
            <text:p>0.803614457831325</text:p>
          </table:table-cell>
          <table:table-cell office:value-type="float" office:value="0.0514463944735738" calcext:value-type="float">
            <text:p>0.0514463944735738</text:p>
          </table:table-cell>
          <table:table-cell office:value-type="float" office:value="0.8" calcext:value-type="float">
            <text:p>0.8</text:p>
          </table:table-cell>
          <table:table-cell office:value-type="float" office:value="0.0495784718458184" calcext:value-type="float">
            <text:p>0.0495784718458184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59484087870315" calcext:value-type="float">
            <text:p>0.0459484087870315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72634630359029" calcext:value-type="float">
            <text:p>0.0472634630359029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0455252371435929" calcext:value-type="float">
            <text:p>0.0455252371435929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428045384561421" calcext:value-type="float">
            <text:p>0.042804538456142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802409638554217" calcext:value-type="float">
            <text:p>0.802409638554217</text:p>
          </table:table-cell>
          <table:table-cell office:value-type="float" office:value="0.0604280895543904" calcext:value-type="float">
            <text:p>0.0604280895543904</text:p>
          </table:table-cell>
          <table:table-cell office:value-type="float" office:value="0.765060240963855" calcext:value-type="float">
            <text:p>0.765060240963855</text:p>
          </table:table-cell>
          <table:table-cell office:value-type="float" office:value="0.0337205936219812" calcext:value-type="float">
            <text:p>0.0337205936219812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538961209939624" calcext:value-type="float">
            <text:p>0.0538961209939624</text:p>
          </table:table-cell>
          <table:table-cell office:value-type="float" office:value="0.810843373493976" calcext:value-type="float">
            <text:p>0.810843373493976</text:p>
          </table:table-cell>
          <table:table-cell office:value-type="float" office:value="0.0582121552744201" calcext:value-type="float">
            <text:p>0.0582121552744201</text:p>
          </table:table-cell>
          <table:table-cell office:value-type="float" office:value="0.796385542168675" calcext:value-type="float">
            <text:p>0.796385542168675</text:p>
          </table:table-cell>
          <table:table-cell office:value-type="float" office:value="0.0569233723370345" calcext:value-type="float">
            <text:p>0.0569233723370345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495133654856945" calcext:value-type="float">
            <text:p>0.0495133654856945</text:p>
          </table:table-cell>
          <table:table-cell office:value-type="float" office:value="0.8" calcext:value-type="float">
            <text:p>0.8</text:p>
          </table:table-cell>
          <table:table-cell office:value-type="float" office:value="0.0521160745301472" calcext:value-type="float">
            <text:p>0.0521160745301472</text:p>
          </table:table-cell>
          <table:table-cell office:value-type="float" office:value="0.807228915662651" calcext:value-type="float">
            <text:p>0.807228915662651</text:p>
          </table:table-cell>
          <table:table-cell office:value-type="float" office:value="0.0526701889502168" calcext:value-type="float">
            <text:p>0.0526701889502168</text:p>
          </table:table-cell>
          <table:table-cell office:value-type="float" office:value="0.797590361445783" calcext:value-type="float">
            <text:p>0.797590361445783</text:p>
          </table:table-cell>
          <table:table-cell office:value-type="float" office:value="0.0467660293269386" calcext:value-type="float">
            <text:p>0.0467660293269386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7518713117266" calcext:value-type="float">
            <text:p>0.047518713117266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98795180722892" calcext:value-type="float">
            <text:p>0.798795180722892</text:p>
          </table:table-cell>
          <table:table-cell office:value-type="float" office:value="0.0495296500990228" calcext:value-type="float">
            <text:p>0.0495296500990228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436256244626514" calcext:value-type="float">
            <text:p>0.0436256244626514</text:p>
          </table:table-cell>
          <table:table-cell office:value-type="float" office:value="0.804819277108434" calcext:value-type="float">
            <text:p>0.804819277108434</text:p>
          </table:table-cell>
          <table:table-cell office:value-type="float" office:value="0.041269823545912" calcext:value-type="float">
            <text:p>0.0412698235459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804096385542169" calcext:value-type="float">
            <text:p>0.804096385542169</text:p>
          </table:table-cell>
          <table:table-cell office:value-type="float" office:value="0.0608106941143253" calcext:value-type="float">
            <text:p>0.0608106941143253</text:p>
          </table:table-cell>
          <table:table-cell office:value-type="float" office:value="0.764578313253012" calcext:value-type="float">
            <text:p>0.764578313253012</text:p>
          </table:table-cell>
          <table:table-cell office:value-type="float" office:value="0.0325224140208078" calcext:value-type="float">
            <text:p>0.0325224140208078</text:p>
          </table:table-cell>
          <table:table-cell office:value-type="float" office:value="0.795180722891566" calcext:value-type="float">
            <text:p>0.795180722891566</text:p>
          </table:table-cell>
          <table:table-cell office:value-type="float" office:value="0.0538294739252687" calcext:value-type="float">
            <text:p>0.0538294739252687</text:p>
          </table:table-cell>
          <table:table-cell office:value-type="float" office:value="0.808192771084337" calcext:value-type="float">
            <text:p>0.808192771084337</text:p>
          </table:table-cell>
          <table:table-cell office:value-type="float" office:value="0.0560028197711857" calcext:value-type="float">
            <text:p>0.0560028197711857</text:p>
          </table:table-cell>
          <table:table-cell office:value-type="float" office:value="0.793734939759036" calcext:value-type="float">
            <text:p>0.793734939759036</text:p>
          </table:table-cell>
          <table:table-cell office:value-type="float" office:value="0.053934509178826" calcext:value-type="float">
            <text:p>0.053934509178826</text:p>
          </table:table-cell>
          <table:table-cell office:value-type="float" office:value="0.806987951807229" calcext:value-type="float">
            <text:p>0.806987951807229</text:p>
          </table:table-cell>
          <table:table-cell office:value-type="float" office:value="0.0494261254843077" calcext:value-type="float">
            <text:p>0.0494261254843077</text:p>
          </table:table-cell>
          <table:table-cell office:value-type="float" office:value="0.794457831325301" calcext:value-type="float">
            <text:p>0.794457831325301</text:p>
          </table:table-cell>
          <table:table-cell office:value-type="float" office:value="0.051445473166183" calcext:value-type="float">
            <text:p>0.051445473166183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71505797529642" calcext:value-type="float">
            <text:p>0.0571505797529642</text:p>
          </table:table-cell>
          <table:table-cell office:value-type="float" office:value="0.794698795180723" calcext:value-type="float">
            <text:p>0.794698795180723</text:p>
          </table:table-cell>
          <table:table-cell office:value-type="float" office:value="0.0536752756703767" calcext:value-type="float">
            <text:p>0.0536752756703767</text:p>
          </table:table-cell>
          <table:table-cell office:value-type="float" office:value="0.793012048192771" calcext:value-type="float">
            <text:p>0.793012048192771</text:p>
          </table:table-cell>
          <table:table-cell office:value-type="float" office:value="0.0485747854765908" calcext:value-type="float">
            <text:p>0.0485747854765908</text:p>
          </table:table-cell>
          <table:table-cell office:value-type="float" office:value="0.806024096385542" calcext:value-type="float">
            <text:p>0.806024096385542</text:p>
          </table:table-cell>
          <table:table-cell office:value-type="float" office:value="0.0539748102462146" calcext:value-type="float">
            <text:p>0.0539748102462146</text:p>
          </table:table-cell>
          <table:table-cell office:value-type="float" office:value="0.796626506024096" calcext:value-type="float">
            <text:p>0.796626506024096</text:p>
          </table:table-cell>
          <table:table-cell office:value-type="float" office:value="0.048838105075682" calcext:value-type="float">
            <text:p>0.048838105075682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491959048289442" calcext:value-type="float">
            <text:p>0.0491959048289442</text:p>
          </table:table-cell>
          <table:table-cell office:value-type="float" office:value="0.792530120481928" calcext:value-type="float">
            <text:p>0.792530120481928</text:p>
          </table:table-cell>
          <table:table-cell office:value-type="float" office:value="0.0395599119773711" calcext:value-type="float">
            <text:p>0.0395599119773711</text:p>
          </table:table-cell>
          <table:table-cell office:value-type="float" office:value="0.789879518072289" calcext:value-type="float">
            <text:p>0.789879518072289</text:p>
          </table:table-cell>
          <table:table-cell office:value-type="float" office:value="0.0445557674274835" calcext:value-type="float">
            <text:p>0.0445557674274835</text:p>
          </table:table-cell>
          <table:table-cell office:value-type="float" office:value="0.8" calcext:value-type="float">
            <text:p>0.8</text:p>
          </table:table-cell>
          <table:table-cell office:value-type="float" office:value="0.0471221144984426" calcext:value-type="float">
            <text:p>0.0471221144984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43770557319237" calcext:value-type="float">
            <text:p>0.0443770557319237</text:p>
          </table:table-cell>
          <table:table-cell office:value-type="float" office:value="0.792771084337349" calcext:value-type="float">
            <text:p>0.792771084337349</text:p>
          </table:table-cell>
          <table:table-cell office:value-type="float" office:value="0.0375883018692292" calcext:value-type="float">
            <text:p>0.0375883018692292</text:p>
          </table:table-cell>
          <table:table-cell office:value-type="float" office:value="0.791566265060241" calcext:value-type="float">
            <text:p>0.791566265060241</text:p>
          </table:table-cell>
          <table:table-cell office:value-type="float" office:value="0.0550801419309034" calcext:value-type="float">
            <text:p>0.055080141930903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8771426506006" calcext:value-type="float">
            <text:p>0.0408771426506006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275034436437974" calcext:value-type="float">
            <text:p>0.02750344364379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73749282264799" calcext:value-type="float">
            <text:p>0.0573749282264799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4311251683006" calcext:value-type="float">
            <text:p>0.039431125168300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529907466025566" calcext:value-type="float">
            <text:p>0.0529907466025566</text:p>
          </table:table-cell>
          <table:table-cell office:value-type="float" office:value="0.790361445783133" calcext:value-type="float">
            <text:p>0.790361445783133</text:p>
          </table:table-cell>
          <table:table-cell office:value-type="float" office:value="0.0447930714653773" calcext:value-type="float">
            <text:p>0.04479307146537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09559800288577" calcext:value-type="float">
            <text:p>0.0409559800288577</text:p>
          </table:table-cell>
          <table:table-cell office:value-type="float" office:value="0.76144578313253" calcext:value-type="float">
            <text:p>0.76144578313253</text:p>
          </table:table-cell>
          <table:table-cell office:value-type="float" office:value="0.0408771426506007" calcext:value-type="float">
            <text:p>0.0408771426506007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1084337349398" calcext:value-type="float">
            <text:p>0.771084337349398</text:p>
          </table:table-cell>
          <table:table-cell office:value-type="float" office:value="0.0481927710843373" calcext:value-type="float">
            <text:p>0.0481927710843373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04811449396648" calcext:value-type="float">
            <text:p>0.050481144939664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419097039299423" calcext:value-type="float">
            <text:p>0.0419097039299423</text:p>
          </table:table-cell>
          <table:table-cell office:value-type="float" office:value="0.793975903614458" calcext:value-type="float">
            <text:p>0.793975903614458</text:p>
          </table:table-cell>
          <table:table-cell office:value-type="float" office:value="0.0557784917444712" calcext:value-type="float">
            <text:p>0.055778491744471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39937797192904" calcext:value-type="float">
            <text:p>0.043993779719290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1208372759097" calcext:value-type="float">
            <text:p>0.0421208372759097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4012106643526" calcext:value-type="float">
            <text:p>0.04401210664352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68521705480799" calcext:value-type="float">
            <text:p>0.0468521705480799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4496859863025" calcext:value-type="float">
            <text:p>0.044449685986302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397772867932992" calcext:value-type="float">
            <text:p>0.0397772867932992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90058585085352" calcext:value-type="float">
            <text:p>0.0490058585085352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6488099909632" calcext:value-type="float">
            <text:p>0.0446488099909632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4893048304828" calcext:value-type="float">
            <text:p>0.046489304830482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02408836943786" calcext:value-type="float">
            <text:p>0.040240883694378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92029338017406" calcext:value-type="float">
            <text:p>0.0492029338017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6441059819988" calcext:value-type="float">
            <text:p>0.0436441059819988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518056722782236" calcext:value-type="float">
            <text:p>0.0518056722782236</text:p>
          </table:table-cell>
          <table:table-cell office:value-type="float" office:value="0.787951807228916" calcext:value-type="float">
            <text:p>0.787951807228916</text:p>
          </table:table-cell>
          <table:table-cell office:value-type="float" office:value="0.0469037793434745" calcext:value-type="float">
            <text:p>0.0469037793434745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32729758941397" calcext:value-type="float">
            <text:p>0.043272975894139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69896680426626" calcext:value-type="float">
            <text:p>0.0469896680426626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5516199573524" calcext:value-type="float">
            <text:p>0.043551619957352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75356810567881" calcext:value-type="float">
            <text:p>0.0475356810567881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21399787616857" calcext:value-type="float">
            <text:p>0.0421399787616857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389578933743864" calcext:value-type="float">
            <text:p>0.0389578933743864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53655301090536" calcext:value-type="float">
            <text:p>0.045365530109053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37780899040616" calcext:value-type="float">
            <text:p>0.037780899040616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388542542086677" calcext:value-type="float">
            <text:p>0.0388542542086677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05801384066478" calcext:value-type="float">
            <text:p>0.040580138406647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62109232566828" calcext:value-type="float">
            <text:p>0.046210923256682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538811560843323" calcext:value-type="float">
            <text:p>0.053881156084332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24260647268891" calcext:value-type="float">
            <text:p>0.04242606472688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1796949581224" calcext:value-type="float">
            <text:p>0.0431796949581224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28798323374751" calcext:value-type="float">
            <text:p>0.042879832337475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78569288667188" calcext:value-type="float">
            <text:p>0.0478569288667188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68349549786771" calcext:value-type="float">
            <text:p>0.0468349549786771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15230747809247" calcext:value-type="float">
            <text:p>0.0415230747809247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9737641747644" calcext:value-type="float">
            <text:p>0.0429737641747644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55075195958724" calcext:value-type="float">
            <text:p>0.045507519595872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3674113472067" calcext:value-type="float">
            <text:p>0.0413674113472067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37916773446875" calcext:value-type="float">
            <text:p>0.0437916773446875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14258536810526" calcext:value-type="float">
            <text:p>0.0414258536810526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22164579149169" calcext:value-type="float">
            <text:p>0.0422164579149169</text:p>
          </table:table-cell>
          <table:table-cell office:value-type="float" office:value="0.773493975903614" calcext:value-type="float">
            <text:p>0.773493975903614</text:p>
          </table:table-cell>
          <table:table-cell office:value-type="float" office:value="0.0420441841873169" calcext:value-type="float">
            <text:p>0.042044184187316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69037793434744" calcext:value-type="float">
            <text:p>0.0469037793434744</text:p>
          </table:table-cell>
          <table:table-cell office:value-type="float" office:value="0.781927710843373" calcext:value-type="float">
            <text:p>0.781927710843373</text:p>
          </table:table-cell>
          <table:table-cell office:value-type="float" office:value="0.0503051125144473" calcext:value-type="float">
            <text:p>0.0503051125144473</text:p>
          </table:table-cell>
          <table:table-cell office:value-type="float" office:value="0.785542168674699" calcext:value-type="float">
            <text:p>0.785542168674699</text:p>
          </table:table-cell>
          <table:table-cell office:value-type="float" office:value="0.0481257901331574" calcext:value-type="float">
            <text:p>0.0481257901331574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58077859360927" calcext:value-type="float">
            <text:p>0.0458077859360927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37916773446874" calcext:value-type="float">
            <text:p>0.0437916773446874</text:p>
          </table:table-cell>
          <table:table-cell office:value-type="float" office:value="0.774698795180723" calcext:value-type="float">
            <text:p>0.774698795180723</text:p>
          </table:table-cell>
          <table:table-cell office:value-type="float" office:value="0.0432729758941396" calcext:value-type="float">
            <text:p>0.0432729758941396</text:p>
          </table:table-cell>
          <table:table-cell office:value-type="float" office:value="0.786746987951807" calcext:value-type="float">
            <text:p>0.786746987951807</text:p>
          </table:table-cell>
          <table:table-cell office:value-type="float" office:value="0.0425209989801331" calcext:value-type="float">
            <text:p>0.0425209989801331</text:p>
          </table:table-cell>
          <table:table-cell office:value-type="float" office:value="0.783132530120482" calcext:value-type="float">
            <text:p>0.783132530120482</text:p>
          </table:table-cell>
          <table:table-cell office:value-type="float" office:value="0.0488575303638411" calcext:value-type="float">
            <text:p>0.0488575303638411</text:p>
          </table:table-cell>
          <table:table-cell office:value-type="float" office:value="0.77710843373494" calcext:value-type="float">
            <text:p>0.77710843373494</text:p>
          </table:table-cell>
          <table:table-cell office:value-type="float" office:value="0.0440853381528115" calcext:value-type="float">
            <text:p>0.0440853381528115</text:p>
          </table:table-cell>
          <table:table-cell office:value-type="float" office:value="0.78433734939759" calcext:value-type="float">
            <text:p>0.78433734939759</text:p>
          </table:table-cell>
          <table:table-cell office:value-type="float" office:value="0.0445221977571585" calcext:value-type="float">
            <text:p>0.0445221977571585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675788064991" calcext:value-type="float">
            <text:p>0.039675788064991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390199447437465" calcext:value-type="float">
            <text:p>0.0390199447437465</text:p>
          </table:table-cell>
          <table:table-cell office:value-type="float" office:value="0.781927710843374" calcext:value-type="float">
            <text:p>0.781927710843374</text:p>
          </table:table-cell>
          <table:table-cell office:value-type="float" office:value="0.0415230747809248" calcext:value-type="float">
            <text:p>0.041523074780924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04806527497322" calcext:value-type="float">
            <text:p>0.0404806527497322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29549942397459" calcext:value-type="float">
            <text:p>0.0429549942397459</text:p>
          </table:table-cell>
          <table:table-cell office:value-type="float" office:value="0.775903614457831" calcext:value-type="float">
            <text:p>0.775903614457831</text:p>
          </table:table-cell>
          <table:table-cell office:value-type="float" office:value="0.0433288480618833" calcext:value-type="float">
            <text:p>0.04332884806188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mammographic</text:p>
          </table:table-cell>
          <table:table-cell office:value-type="float" office:value="0.776626506024096" calcext:value-type="float">
            <text:p>0.776626506024096</text:p>
          </table:table-cell>
          <table:table-cell office:value-type="float" office:value="0.0453887300500345" calcext:value-type="float">
            <text:p>0.0453887300500345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470979893352349" calcext:value-type="float">
            <text:p>0.0470979893352349</text:p>
          </table:table-cell>
          <table:table-cell office:value-type="float" office:value="0.788915662650602" calcext:value-type="float">
            <text:p>0.788915662650602</text:p>
          </table:table-cell>
          <table:table-cell office:value-type="float" office:value="0.0496628535757791" calcext:value-type="float">
            <text:p>0.0496628535757791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32758804488478" calcext:value-type="float">
            <text:p>0.0432758804488478</text:p>
          </table:table-cell>
          <table:table-cell office:value-type="float" office:value="0.783614457831325" calcext:value-type="float">
            <text:p>0.783614457831325</text:p>
          </table:table-cell>
          <table:table-cell office:value-type="float" office:value="0.0398950971119984" calcext:value-type="float">
            <text:p>0.0398950971119984</text:p>
          </table:table-cell>
          <table:table-cell office:value-type="float" office:value="0.778313253012048" calcext:value-type="float">
            <text:p>0.778313253012048</text:p>
          </table:table-cell>
          <table:table-cell office:value-type="float" office:value="0.0471579831050008" calcext:value-type="float">
            <text:p>0.0471579831050008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445508152590339" calcext:value-type="float">
            <text:p>0.0445508152590339</text:p>
          </table:table-cell>
          <table:table-cell office:value-type="float" office:value="0.78144578313253" calcext:value-type="float">
            <text:p>0.78144578313253</text:p>
          </table:table-cell>
          <table:table-cell office:value-type="float" office:value="0.0466081831621859" calcext:value-type="float">
            <text:p>0.0466081831621859</text:p>
          </table:table-cell>
          <table:table-cell office:value-type="float" office:value="0.778072289156627" calcext:value-type="float">
            <text:p>0.778072289156627</text:p>
          </table:table-cell>
          <table:table-cell office:value-type="float" office:value="0.0428983066879063" calcext:value-type="float">
            <text:p>0.0428983066879063</text:p>
          </table:table-cell>
          <table:table-cell office:value-type="float" office:value="0.778795180722892" calcext:value-type="float">
            <text:p>0.778795180722892</text:p>
          </table:table-cell>
          <table:table-cell office:value-type="float" office:value="0.046066686361135" calcext:value-type="float">
            <text:p>0.046066686361135</text:p>
          </table:table-cell>
          <table:table-cell office:value-type="float" office:value="0.78289156626506" calcext:value-type="float">
            <text:p>0.78289156626506</text:p>
          </table:table-cell>
          <table:table-cell office:value-type="float" office:value="0.0433964216295592" calcext:value-type="float">
            <text:p>0.0433964216295592</text:p>
          </table:table-cell>
          <table:table-cell office:value-type="float" office:value="0.780722891566265" calcext:value-type="float">
            <text:p>0.780722891566265</text:p>
          </table:table-cell>
          <table:table-cell office:value-type="float" office:value="0.0398642348475888" calcext:value-type="float">
            <text:p>0.0398642348475888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3241246975246" calcext:value-type="float">
            <text:p>0.043241246975246</text:p>
          </table:table-cell>
          <table:table-cell office:value-type="float" office:value="0.779518072289157" calcext:value-type="float">
            <text:p>0.779518072289157</text:p>
          </table:table-cell>
          <table:table-cell office:value-type="float" office:value="0.0412835187992524" calcext:value-type="float">
            <text:p>0.0412835187992524</text:p>
          </table:table-cell>
          <table:table-cell office:value-type="float" office:value="0.77566265060241" calcext:value-type="float">
            <text:p>0.77566265060241</text:p>
          </table:table-cell>
          <table:table-cell office:value-type="float" office:value="0.0424918722284093" calcext:value-type="float">
            <text:p>0.0424918722284093</text:p>
          </table:table-cell>
          <table:table-cell office:value-type="float" office:value="0.777349397590361" calcext:value-type="float">
            <text:p>0.777349397590361</text:p>
          </table:table-cell>
          <table:table-cell office:value-type="float" office:value="0.0451274498794507" calcext:value-type="float">
            <text:p>0.04512744987945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0.874915109194222" calcext:value-type="float">
            <text:p>0.874915109194222</text:p>
          </table:table-cell>
          <table:table-cell office:value-type="float" office:value="0.0147064547555393" calcext:value-type="float">
            <text:p>0.0147064547555393</text:p>
          </table:table-cell>
          <table:table-cell office:value-type="float" office:value="0.905438488395974" calcext:value-type="float">
            <text:p>0.905438488395974</text:p>
          </table:table-cell>
          <table:table-cell office:value-type="float" office:value="0.0159258724127472" calcext:value-type="float">
            <text:p>0.0159258724127472</text:p>
          </table:table-cell>
          <table:table-cell office:value-type="float" office:value="0.901192578900527" calcext:value-type="float">
            <text:p>0.901192578900527</text:p>
          </table:table-cell>
          <table:table-cell office:value-type="float" office:value="0.0182887230967229" calcext:value-type="float">
            <text:p>0.0182887230967229</text:p>
          </table:table-cell>
          <table:table-cell office:value-type="float" office:value="0.89378517149312" calcext:value-type="float">
            <text:p>0.89378517149312</text:p>
          </table:table-cell>
          <table:table-cell office:value-type="float" office:value="0.0149347791894248" calcext:value-type="float">
            <text:p>0.0149347791894248</text:p>
          </table:table-cell>
          <table:table-cell office:value-type="float" office:value="0.901558499349627" calcext:value-type="float">
            <text:p>0.901558499349627</text:p>
          </table:table-cell>
          <table:table-cell office:value-type="float" office:value="0.0111908175826746" calcext:value-type="float">
            <text:p>0.0111908175826746</text:p>
          </table:table-cell>
          <table:table-cell office:value-type="float" office:value="0.897857534059013" calcext:value-type="float">
            <text:p>0.897857534059013</text:p>
          </table:table-cell>
          <table:table-cell office:value-type="float" office:value="0.0107402432402228" calcext:value-type="float">
            <text:p>0.0107402432402228</text:p>
          </table:table-cell>
          <table:table-cell office:value-type="float" office:value="0.901188471280893" calcext:value-type="float">
            <text:p>0.901188471280893</text:p>
          </table:table-cell>
          <table:table-cell office:value-type="float" office:value="0.010352554171053" calcext:value-type="float">
            <text:p>0.010352554171053</text:p>
          </table:table-cell>
          <table:table-cell office:value-type="float" office:value="0.897669268159102" calcext:value-type="float">
            <text:p>0.897669268159102</text:p>
          </table:table-cell>
          <table:table-cell office:value-type="float" office:value="0.0139948249323814" calcext:value-type="float">
            <text:p>0.0139948249323814</text:p>
          </table:table-cell>
          <table:table-cell office:value-type="float" office:value="0.904148695830766" calcext:value-type="float">
            <text:p>0.904148695830766</text:p>
          </table:table-cell>
          <table:table-cell office:value-type="float" office:value="0.0143763633624406" calcext:value-type="float">
            <text:p>0.0143763633624406</text:p>
          </table:table-cell>
          <table:table-cell office:value-type="float" office:value="0.901558841651263" calcext:value-type="float">
            <text:p>0.901558841651263</text:p>
          </table:table-cell>
          <table:table-cell office:value-type="float" office:value="0.0143167278391943" calcext:value-type="float">
            <text:p>0.0143167278391943</text:p>
          </table:table-cell>
          <table:table-cell office:value-type="float" office:value="0.902114739508455" calcext:value-type="float">
            <text:p>0.902114739508455</text:p>
          </table:table-cell>
          <table:table-cell office:value-type="float" office:value="0.0164034577371279" calcext:value-type="float">
            <text:p>0.0164034577371279</text:p>
          </table:table-cell>
          <table:table-cell office:value-type="float" office:value="0.907478606147737" calcext:value-type="float">
            <text:p>0.907478606147737</text:p>
          </table:table-cell>
          <table:table-cell office:value-type="float" office:value="0.0115750207837523" calcext:value-type="float">
            <text:p>0.0115750207837523</text:p>
          </table:table-cell>
          <table:table-cell office:value-type="float" office:value="0.900449099746697" calcext:value-type="float">
            <text:p>0.900449099746697</text:p>
          </table:table-cell>
          <table:table-cell office:value-type="float" office:value="0.0157541045431643" calcext:value-type="float">
            <text:p>0.0157541045431643</text:p>
          </table:table-cell>
          <table:table-cell office:value-type="float" office:value="0.897669610460738" calcext:value-type="float">
            <text:p>0.897669610460738</text:p>
          </table:table-cell>
          <table:table-cell office:value-type="float" office:value="0.0113683837548524" calcext:value-type="float">
            <text:p>0.0113683837548524</text:p>
          </table:table-cell>
          <table:table-cell office:value-type="float" office:value="0.902296501677278" calcext:value-type="float">
            <text:p>0.902296501677278</text:p>
          </table:table-cell>
          <table:table-cell office:value-type="float" office:value="0.015556096733669" calcext:value-type="float">
            <text:p>0.015556096733669</text:p>
          </table:table-cell>
          <table:table-cell office:value-type="float" office:value="0.896932292736359" calcext:value-type="float">
            <text:p>0.896932292736359</text:p>
          </table:table-cell>
          <table:table-cell office:value-type="float" office:value="0.0118195564623501" calcext:value-type="float">
            <text:p>0.01181955646235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0.882500513452454" calcext:value-type="float">
            <text:p>0.882500513452454</text:p>
          </table:table-cell>
          <table:table-cell office:value-type="float" office:value="0.015408586902572" calcext:value-type="float">
            <text:p>0.015408586902572</text:p>
          </table:table-cell>
          <table:table-cell office:value-type="float" office:value="0.909324638871774" calcext:value-type="float">
            <text:p>0.909324638871774</text:p>
          </table:table-cell>
          <table:table-cell office:value-type="float" office:value="0.0121582319691052" calcext:value-type="float">
            <text:p>0.0121582319691052</text:p>
          </table:table-cell>
          <table:table-cell office:value-type="float" office:value="0.902114739508455" calcext:value-type="float">
            <text:p>0.902114739508455</text:p>
          </table:table-cell>
          <table:table-cell office:value-type="float" office:value="0.0159825043537558" calcext:value-type="float">
            <text:p>0.0159825043537558</text:p>
          </table:table-cell>
          <table:table-cell office:value-type="float" office:value="0.89952146231259" calcext:value-type="float">
            <text:p>0.89952146231259</text:p>
          </table:table-cell>
          <table:table-cell office:value-type="float" office:value="0.012099834049349" calcext:value-type="float">
            <text:p>0.012099834049349</text:p>
          </table:table-cell>
          <table:table-cell office:value-type="float" office:value="0.906555760936537" calcext:value-type="float">
            <text:p>0.906555760936537</text:p>
          </table:table-cell>
          <table:table-cell office:value-type="float" office:value="0.0119555892836125" calcext:value-type="float">
            <text:p>0.0119555892836125</text:p>
          </table:table-cell>
          <table:table-cell office:value-type="float" office:value="0.905260149243513" calcext:value-type="float">
            <text:p>0.905260149243513</text:p>
          </table:table-cell>
          <table:table-cell office:value-type="float" office:value="0.0119473923267602" calcext:value-type="float">
            <text:p>0.0119473923267602</text:p>
          </table:table-cell>
          <table:table-cell office:value-type="float" office:value="0.908403847470391" calcext:value-type="float">
            <text:p>0.908403847470391</text:p>
          </table:table-cell>
          <table:table-cell office:value-type="float" office:value="0.0151356049878175" calcext:value-type="float">
            <text:p>0.0151356049878175</text:p>
          </table:table-cell>
          <table:table-cell office:value-type="float" office:value="0.90636715273499" calcext:value-type="float">
            <text:p>0.90636715273499</text:p>
          </table:table-cell>
          <table:table-cell office:value-type="float" office:value="0.0096602723171237" calcext:value-type="float">
            <text:p>0.0096602723171237</text:p>
          </table:table-cell>
          <table:table-cell office:value-type="float" office:value="0.909328746491408" calcext:value-type="float">
            <text:p>0.909328746491408</text:p>
          </table:table-cell>
          <table:table-cell office:value-type="float" office:value="0.0131208960642568" calcext:value-type="float">
            <text:p>0.0131208960642568</text:p>
          </table:table-cell>
          <table:table-cell office:value-type="float" office:value="0.909329088793044" calcext:value-type="float">
            <text:p>0.909329088793044</text:p>
          </table:table-cell>
          <table:table-cell office:value-type="float" office:value="0.0118086757639474" calcext:value-type="float">
            <text:p>0.0118086757639474</text:p>
          </table:table-cell>
          <table:table-cell office:value-type="float" office:value="0.906553364825084" calcext:value-type="float">
            <text:p>0.906553364825084</text:p>
          </table:table-cell>
          <table:table-cell office:value-type="float" office:value="0.0149601396853113" calcext:value-type="float">
            <text:p>0.0149601396853113</text:p>
          </table:table-cell>
          <table:table-cell office:value-type="float" office:value="0.909332511809406" calcext:value-type="float">
            <text:p>0.909332511809406</text:p>
          </table:table-cell>
          <table:table-cell office:value-type="float" office:value="0.0117429782661855" calcext:value-type="float">
            <text:p>0.0117429782661855</text:p>
          </table:table-cell>
          <table:table-cell office:value-type="float" office:value="0.908405558978572" calcext:value-type="float">
            <text:p>0.908405558978572</text:p>
          </table:table-cell>
          <table:table-cell office:value-type="float" office:value="0.0145931418240142" calcext:value-type="float">
            <text:p>0.0145931418240142</text:p>
          </table:table-cell>
          <table:table-cell office:value-type="float" office:value="0.905812624084343" calcext:value-type="float">
            <text:p>0.905812624084343</text:p>
          </table:table-cell>
          <table:table-cell office:value-type="float" office:value="0.015358085864939" calcext:value-type="float">
            <text:p>0.015358085864939</text:p>
          </table:table-cell>
          <table:table-cell office:value-type="float" office:value="0.909142876702951" calcext:value-type="float">
            <text:p>0.909142876702951</text:p>
          </table:table-cell>
          <table:table-cell office:value-type="float" office:value="0.0150794688541092" calcext:value-type="float">
            <text:p>0.0150794688541092</text:p>
          </table:table-cell>
          <table:table-cell office:value-type="float" office:value="0.906000205380982" calcext:value-type="float">
            <text:p>0.906000205380982</text:p>
          </table:table-cell>
          <table:table-cell office:value-type="float" office:value="0.0153393422026891" calcext:value-type="float">
            <text:p>0.01533934220268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0.88342643937838" calcext:value-type="float">
            <text:p>0.88342643937838</text:p>
          </table:table-cell>
          <table:table-cell office:value-type="float" office:value="0.0156660563907151" calcext:value-type="float">
            <text:p>0.0156660563907151</text:p>
          </table:table-cell>
          <table:table-cell office:value-type="float" office:value="0.910990620935168" calcext:value-type="float">
            <text:p>0.910990620935168</text:p>
          </table:table-cell>
          <table:table-cell office:value-type="float" office:value="0.0097767334198461" calcext:value-type="float">
            <text:p>0.0097767334198461</text:p>
          </table:table-cell>
          <table:table-cell office:value-type="float" office:value="0.903040323132745" calcext:value-type="float">
            <text:p>0.903040323132745</text:p>
          </table:table-cell>
          <table:table-cell office:value-type="float" office:value="0.0138035989451802" calcext:value-type="float">
            <text:p>0.013803598945180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14291273693963" calcext:value-type="float">
            <text:p>0.0114291273693963</text:p>
          </table:table-cell>
          <table:table-cell office:value-type="float" office:value="0.906739576915177" calcext:value-type="float">
            <text:p>0.906739576915177</text:p>
          </table:table-cell>
          <table:table-cell office:value-type="float" office:value="0.0143424073720631" calcext:value-type="float">
            <text:p>0.0143424073720631</text:p>
          </table:table-cell>
          <table:table-cell office:value-type="float" office:value="0.906370918052988" calcext:value-type="float">
            <text:p>0.906370918052988</text:p>
          </table:table-cell>
          <table:table-cell office:value-type="float" office:value="0.0122364390997692" calcext:value-type="float">
            <text:p>0.0122364390997692</text:p>
          </table:table-cell>
          <table:table-cell office:value-type="float" office:value="0.907850003423016" calcext:value-type="float">
            <text:p>0.907850003423016</text:p>
          </table:table-cell>
          <table:table-cell office:value-type="float" office:value="0.0143451236214617" calcext:value-type="float">
            <text:p>0.0143451236214617</text:p>
          </table:table-cell>
          <table:table-cell office:value-type="float" office:value="0.905629492708975" calcext:value-type="float">
            <text:p>0.905629492708975</text:p>
          </table:table-cell>
          <table:table-cell office:value-type="float" office:value="0.010569403734392" calcext:value-type="float">
            <text:p>0.010569403734392</text:p>
          </table:table-cell>
          <table:table-cell office:value-type="float" office:value="0.908957691517765" calcext:value-type="float">
            <text:p>0.908957691517765</text:p>
          </table:table-cell>
          <table:table-cell office:value-type="float" office:value="0.0135499168135055" calcext:value-type="float">
            <text:p>0.0135499168135055</text:p>
          </table:table-cell>
          <table:table-cell office:value-type="float" office:value="0.908402820565482" calcext:value-type="float">
            <text:p>0.908402820565482</text:p>
          </table:table-cell>
          <table:table-cell office:value-type="float" office:value="0.0101992812154958" calcext:value-type="float">
            <text:p>0.0101992812154958</text:p>
          </table:table-cell>
          <table:table-cell office:value-type="float" office:value="0.907664133634559" calcext:value-type="float">
            <text:p>0.907664133634559</text:p>
          </table:table-cell>
          <table:table-cell office:value-type="float" office:value="0.0145542232415971" calcext:value-type="float">
            <text:p>0.0145542232415971</text:p>
          </table:table-cell>
          <table:table-cell office:value-type="float" office:value="0.90951598548641" calcext:value-type="float">
            <text:p>0.90951598548641</text:p>
          </table:table-cell>
          <table:table-cell office:value-type="float" office:value="0.0139593618741279" calcext:value-type="float">
            <text:p>0.0139593618741279</text:p>
          </table:table-cell>
          <table:table-cell office:value-type="float" office:value="0.910072910248511" calcext:value-type="float">
            <text:p>0.910072910248511</text:p>
          </table:table-cell>
          <table:table-cell office:value-type="float" office:value="0.0149660591848514" calcext:value-type="float">
            <text:p>0.0149660591848514</text:p>
          </table:table-cell>
          <table:table-cell office:value-type="float" office:value="0.911363729718628" calcext:value-type="float">
            <text:p>0.911363729718628</text:p>
          </table:table-cell>
          <table:table-cell office:value-type="float" office:value="0.0104677343770495" calcext:value-type="float">
            <text:p>0.0104677343770495</text:p>
          </table:table-cell>
          <table:table-cell office:value-type="float" office:value="0.911550626411994" calcext:value-type="float">
            <text:p>0.911550626411994</text:p>
          </table:table-cell>
          <table:table-cell office:value-type="float" office:value="0.014924766403893" calcext:value-type="float">
            <text:p>0.014924766403893</text:p>
          </table:table-cell>
          <table:table-cell office:value-type="float" office:value="0.910070856438694" calcext:value-type="float">
            <text:p>0.910070856438694</text:p>
          </table:table-cell>
          <table:table-cell office:value-type="float" office:value="0.0127323288322994" calcext:value-type="float">
            <text:p>0.012732328832299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0.884350996097761" calcext:value-type="float">
            <text:p>0.884350996097761</text:p>
          </table:table-cell>
          <table:table-cell office:value-type="float" office:value="0.0161332232089201" calcext:value-type="float">
            <text:p>0.0161332232089201</text:p>
          </table:table-cell>
          <table:table-cell office:value-type="float" office:value="0.909509139453686" calcext:value-type="float">
            <text:p>0.909509139453686</text:p>
          </table:table-cell>
          <table:table-cell office:value-type="float" office:value="0.0106801161665753" calcext:value-type="float">
            <text:p>0.0106801161665753</text:p>
          </table:table-cell>
          <table:table-cell office:value-type="float" office:value="0.903412405011296" calcext:value-type="float">
            <text:p>0.903412405011296</text:p>
          </table:table-cell>
          <table:table-cell office:value-type="float" office:value="0.0141581911253054" calcext:value-type="float">
            <text:p>0.0141581911253054</text:p>
          </table:table-cell>
          <table:table-cell office:value-type="float" office:value="0.903779010063668" calcext:value-type="float">
            <text:p>0.903779010063668</text:p>
          </table:table-cell>
          <table:table-cell office:value-type="float" office:value="0.0133978004130809" calcext:value-type="float">
            <text:p>0.0133978004130809</text:p>
          </table:table-cell>
          <table:table-cell office:value-type="float" office:value="0.90747929075101" calcext:value-type="float">
            <text:p>0.90747929075101</text:p>
          </table:table-cell>
          <table:table-cell office:value-type="float" office:value="0.0143877870510771" calcext:value-type="float">
            <text:p>0.0143877870510771</text:p>
          </table:table-cell>
          <table:table-cell office:value-type="float" office:value="0.906370918052988" calcext:value-type="float">
            <text:p>0.906370918052988</text:p>
          </table:table-cell>
          <table:table-cell office:value-type="float" office:value="0.0132795674352756" calcext:value-type="float">
            <text:p>0.0132795674352756</text:p>
          </table:table-cell>
          <table:table-cell office:value-type="float" office:value="0.90803621551311" calcext:value-type="float">
            <text:p>0.90803621551311</text:p>
          </table:table-cell>
          <table:table-cell office:value-type="float" office:value="0.0150692370480908" calcext:value-type="float">
            <text:p>0.0150692370480908</text:p>
          </table:table-cell>
          <table:table-cell office:value-type="float" office:value="0.906000547682618" calcext:value-type="float">
            <text:p>0.906000547682618</text:p>
          </table:table-cell>
          <table:table-cell office:value-type="float" office:value="0.012500564458961" calcext:value-type="float">
            <text:p>0.012500564458961</text:p>
          </table:table-cell>
          <table:table-cell office:value-type="float" office:value="0.907478606147737" calcext:value-type="float">
            <text:p>0.907478606147737</text:p>
          </table:table-cell>
          <table:table-cell office:value-type="float" office:value="0.0141204676042365" calcext:value-type="float">
            <text:p>0.0141204676042365</text:p>
          </table:table-cell>
          <table:table-cell office:value-type="float" office:value="0.909142534401314" calcext:value-type="float">
            <text:p>0.909142534401314</text:p>
          </table:table-cell>
          <table:table-cell office:value-type="float" office:value="0.0116388555885059" calcext:value-type="float">
            <text:p>0.0116388555885059</text:p>
          </table:table-cell>
          <table:table-cell office:value-type="float" office:value="0.908959745327583" calcext:value-type="float">
            <text:p>0.908959745327583</text:p>
          </table:table-cell>
          <table:table-cell office:value-type="float" office:value="0.0142178524755161" calcext:value-type="float">
            <text:p>0.0142178524755161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29862530553243" calcext:value-type="float">
            <text:p>0.0129862530553243</text:p>
          </table:table-cell>
          <table:table-cell office:value-type="float" office:value="0.910071883343603" calcext:value-type="float">
            <text:p>0.910071883343603</text:p>
          </table:table-cell>
          <table:table-cell office:value-type="float" office:value="0.0139491490176884" calcext:value-type="float">
            <text:p>0.0139491490176884</text:p>
          </table:table-cell>
          <table:table-cell office:value-type="float" office:value="0.908403505168755" calcext:value-type="float">
            <text:p>0.908403505168755</text:p>
          </table:table-cell>
          <table:table-cell office:value-type="float" office:value="0.0102718800374839" calcext:value-type="float">
            <text:p>0.0102718800374839</text:p>
          </table:table-cell>
          <table:table-cell office:value-type="float" office:value="0.911551995618539" calcext:value-type="float">
            <text:p>0.911551995618539</text:p>
          </table:table-cell>
          <table:table-cell office:value-type="float" office:value="0.0146055176562402" calcext:value-type="float">
            <text:p>0.0146055176562402</text:p>
          </table:table-cell>
          <table:table-cell office:value-type="float" office:value="0.908961114534127" calcext:value-type="float">
            <text:p>0.908961114534127</text:p>
          </table:table-cell>
          <table:table-cell office:value-type="float" office:value="0.0135550869220177" calcext:value-type="float">
            <text:p>0.013555086922017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0.883980968029027" calcext:value-type="float">
            <text:p>0.883980968029027</text:p>
          </table:table-cell>
          <table:table-cell office:value-type="float" office:value="0.0145665421560695" calcext:value-type="float">
            <text:p>0.0145665421560695</text:p>
          </table:table-cell>
          <table:table-cell office:value-type="float" office:value="0.910806804956528" calcext:value-type="float">
            <text:p>0.910806804956528</text:p>
          </table:table-cell>
          <table:table-cell office:value-type="float" office:value="0.0099692253086343" calcext:value-type="float">
            <text:p>0.0099692253086343</text:p>
          </table:table-cell>
          <table:table-cell office:value-type="float" office:value="0.902858218662285" calcext:value-type="float">
            <text:p>0.902858218662285</text:p>
          </table:table-cell>
          <table:table-cell office:value-type="float" office:value="0.0143232330241568" calcext:value-type="float">
            <text:p>0.0143232330241568</text:p>
          </table:table-cell>
          <table:table-cell office:value-type="float" office:value="0.904704251386322" calcext:value-type="float">
            <text:p>0.904704251386322</text:p>
          </table:table-cell>
          <table:table-cell office:value-type="float" office:value="0.0121230548924249" calcext:value-type="float">
            <text:p>0.0121230548924249</text:p>
          </table:table-cell>
          <table:table-cell office:value-type="float" office:value="0.908221400698295" calcext:value-type="float">
            <text:p>0.908221400698295</text:p>
          </table:table-cell>
          <table:table-cell office:value-type="float" office:value="0.0161490071125871" calcext:value-type="float">
            <text:p>0.0161490071125871</text:p>
          </table:table-cell>
          <table:table-cell office:value-type="float" office:value="0.906925446703635" calcext:value-type="float">
            <text:p>0.906925446703635</text:p>
          </table:table-cell>
          <table:table-cell office:value-type="float" office:value="0.0133370104266187" calcext:value-type="float">
            <text:p>0.0133370104266187</text:p>
          </table:table-cell>
          <table:table-cell office:value-type="float" office:value="0.909146642020949" calcext:value-type="float">
            <text:p>0.909146642020949</text:p>
          </table:table-cell>
          <table:table-cell office:value-type="float" office:value="0.015226291895011" calcext:value-type="float">
            <text:p>0.015226291895011</text:p>
          </table:table-cell>
          <table:table-cell office:value-type="float" office:value="0.906925104401999" calcext:value-type="float">
            <text:p>0.906925104401999</text:p>
          </table:table-cell>
          <table:table-cell office:value-type="float" office:value="0.0119857943643484" calcext:value-type="float">
            <text:p>0.0119857943643484</text:p>
          </table:table-cell>
          <table:table-cell office:value-type="float" office:value="0.907108235777367" calcext:value-type="float">
            <text:p>0.907108235777367</text:p>
          </table:table-cell>
          <table:table-cell office:value-type="float" office:value="0.0140640598118695" calcext:value-type="float">
            <text:p>0.0140640598118695</text:p>
          </table:table-cell>
          <table:table-cell office:value-type="float" office:value="0.909697063051961" calcext:value-type="float">
            <text:p>0.909697063051961</text:p>
          </table:table-cell>
          <table:table-cell office:value-type="float" office:value="0.0117557132936438" calcext:value-type="float">
            <text:p>0.0117557132936438</text:p>
          </table:table-cell>
          <table:table-cell office:value-type="float" office:value="0.910070514137058" calcext:value-type="float">
            <text:p>0.910070514137058</text:p>
          </table:table-cell>
          <table:table-cell office:value-type="float" office:value="0.0148761141436845" calcext:value-type="float">
            <text:p>0.0148761141436845</text:p>
          </table:table-cell>
          <table:table-cell office:value-type="float" office:value="0.909144930512768" calcext:value-type="float">
            <text:p>0.909144930512768</text:p>
          </table:table-cell>
          <table:table-cell office:value-type="float" office:value="0.0130670172583207" calcext:value-type="float">
            <text:p>0.0130670172583207</text:p>
          </table:table-cell>
          <table:table-cell office:value-type="float" office:value="0.911551995618539" calcext:value-type="float">
            <text:p>0.911551995618539</text:p>
          </table:table-cell>
          <table:table-cell office:value-type="float" office:value="0.0138832638208564" calcext:value-type="float">
            <text:p>0.0138832638208564</text:p>
          </table:table-cell>
          <table:table-cell office:value-type="float" office:value="0.909142192099678" calcext:value-type="float">
            <text:p>0.909142192099678</text:p>
          </table:table-cell>
          <table:table-cell office:value-type="float" office:value="0.0100304452979881" calcext:value-type="float">
            <text:p>0.0100304452979881</text:p>
          </table:table-cell>
          <table:table-cell office:value-type="float" office:value="0.91136715273499" calcext:value-type="float">
            <text:p>0.91136715273499</text:p>
          </table:table-cell>
          <table:table-cell office:value-type="float" office:value="0.0146967720115479" calcext:value-type="float">
            <text:p>0.0146967720115479</text:p>
          </table:table-cell>
          <table:table-cell office:value-type="float" office:value="0.90859142876703" calcext:value-type="float">
            <text:p>0.90859142876703</text:p>
          </table:table-cell>
          <table:table-cell office:value-type="float" office:value="0.0139774140947579" calcext:value-type="float">
            <text:p>0.01397741409475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0.881834805230369" calcext:value-type="float">
            <text:p>0.881834805230369</text:p>
          </table:table-cell>
          <table:table-cell office:value-type="float" office:value="0.0152961726827632" calcext:value-type="float">
            <text:p>0.0152961726827632</text:p>
          </table:table-cell>
          <table:table-cell office:value-type="float" office:value="0.909213938522626" calcext:value-type="float">
            <text:p>0.909213938522626</text:p>
          </table:table-cell>
          <table:table-cell office:value-type="float" office:value="0.0117020358553816" calcext:value-type="float">
            <text:p>0.0117020358553816</text:p>
          </table:table-cell>
          <table:table-cell office:value-type="float" office:value="0.902523653043061" calcext:value-type="float">
            <text:p>0.902523653043061</text:p>
          </table:table-cell>
          <table:table-cell office:value-type="float" office:value="0.0153112501090242" calcext:value-type="float">
            <text:p>0.0153112501090242</text:p>
          </table:table-cell>
          <table:table-cell office:value-type="float" office:value="0.900669610460738" calcext:value-type="float">
            <text:p>0.900669610460738</text:p>
          </table:table-cell>
          <table:table-cell office:value-type="float" office:value="0.0127969191827352" calcext:value-type="float">
            <text:p>0.0127969191827352</text:p>
          </table:table-cell>
          <table:table-cell office:value-type="float" office:value="0.906110905730129" calcext:value-type="float">
            <text:p>0.906110905730129</text:p>
          </table:table-cell>
          <table:table-cell office:value-type="float" office:value="0.0136051216804029" calcext:value-type="float">
            <text:p>0.0136051216804029</text:p>
          </table:table-cell>
          <table:table-cell office:value-type="float" office:value="0.904556993222428" calcext:value-type="float">
            <text:p>0.904556993222428</text:p>
          </table:table-cell>
          <table:table-cell office:value-type="float" office:value="0.0123081305057293" calcext:value-type="float">
            <text:p>0.0123081305057293</text:p>
          </table:table-cell>
          <table:table-cell office:value-type="float" office:value="0.906925035941672" calcext:value-type="float">
            <text:p>0.906925035941672</text:p>
          </table:table-cell>
          <table:table-cell office:value-type="float" office:value="0.0140257623446868" calcext:value-type="float">
            <text:p>0.0140257623446868</text:p>
          </table:table-cell>
          <table:table-cell office:value-type="float" office:value="0.904518313137537" calcext:value-type="float">
            <text:p>0.904518313137537</text:p>
          </table:table-cell>
          <table:table-cell office:value-type="float" office:value="0.0117421719614413" calcext:value-type="float">
            <text:p>0.0117421719614413</text:p>
          </table:table-cell>
          <table:table-cell office:value-type="float" office:value="0.907404395153009" calcext:value-type="float">
            <text:p>0.907404395153009</text:p>
          </table:table-cell>
          <table:table-cell office:value-type="float" office:value="0.0138463407312618" calcext:value-type="float">
            <text:p>0.0138463407312618</text:p>
          </table:table-cell>
          <table:table-cell office:value-type="float" office:value="0.907626069692613" calcext:value-type="float">
            <text:p>0.907626069692613</text:p>
          </table:table-cell>
          <table:table-cell office:value-type="float" office:value="0.0119438507401574" calcext:value-type="float">
            <text:p>0.0119438507401574</text:p>
          </table:table-cell>
          <table:table-cell office:value-type="float" office:value="0.907072499486548" calcext:value-type="float">
            <text:p>0.907072499486548</text:p>
          </table:table-cell>
          <table:table-cell office:value-type="float" office:value="0.0150023574566474" calcext:value-type="float">
            <text:p>0.0150023574566474</text:p>
          </table:table-cell>
          <table:table-cell office:value-type="float" office:value="0.909034504004929" calcext:value-type="float">
            <text:p>0.909034504004929</text:p>
          </table:table-cell>
          <table:table-cell office:value-type="float" office:value="0.0126661262475421" calcext:value-type="float">
            <text:p>0.0126661262475421</text:p>
          </table:table-cell>
          <table:table-cell office:value-type="float" office:value="0.908110289587184" calcext:value-type="float">
            <text:p>0.908110289587184</text:p>
          </table:table-cell>
          <table:table-cell office:value-type="float" office:value="0.0146291436781149" calcext:value-type="float">
            <text:p>0.0146291436781149</text:p>
          </table:table-cell>
          <table:table-cell office:value-type="float" office:value="0.906478332306429" calcext:value-type="float">
            <text:p>0.906478332306429</text:p>
          </table:table-cell>
          <table:table-cell office:value-type="float" office:value="0.0114993058664626" calcext:value-type="float">
            <text:p>0.0114993058664626</text:p>
          </table:table-cell>
          <table:table-cell office:value-type="float" office:value="0.90918183062915" calcext:value-type="float">
            <text:p>0.90918183062915</text:p>
          </table:table-cell>
          <table:table-cell office:value-type="float" office:value="0.0149725243318919" calcext:value-type="float">
            <text:p>0.0149725243318919</text:p>
          </table:table-cell>
          <table:table-cell office:value-type="float" office:value="0.906111179571438" calcext:value-type="float">
            <text:p>0.906111179571438</text:p>
          </table:table-cell>
          <table:table-cell office:value-type="float" office:value="0.0134847457028228" calcext:value-type="float">
            <text:p>0.013484745702822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0599678236462" calcext:value-type="float">
            <text:p>0.90599678236462</text:p>
          </table:table-cell>
          <table:table-cell office:value-type="float" office:value="0.0121294206250204" calcext:value-type="float">
            <text:p>0.0121294206250204</text:p>
          </table:table-cell>
          <table:table-cell office:value-type="float" office:value="0.903220373793387" calcext:value-type="float">
            <text:p>0.903220373793387</text:p>
          </table:table-cell>
          <table:table-cell office:value-type="float" office:value="0.0132198763822265" calcext:value-type="float">
            <text:p>0.0132198763822265</text:p>
          </table:table-cell>
          <table:table-cell office:value-type="float" office:value="0.907107551174095" calcext:value-type="float">
            <text:p>0.907107551174095</text:p>
          </table:table-cell>
          <table:table-cell office:value-type="float" office:value="0.0111760909580346" calcext:value-type="float">
            <text:p>0.0111760909580346</text:p>
          </table:table-cell>
          <table:table-cell office:value-type="float" office:value="0.903780036968577" calcext:value-type="float">
            <text:p>0.903780036968577</text:p>
          </table:table-cell>
          <table:table-cell office:value-type="float" office:value="0.0152408092470888" calcext:value-type="float">
            <text:p>0.0152408092470888</text:p>
          </table:table-cell>
          <table:table-cell office:value-type="float" office:value="0.899338330937222" calcext:value-type="float">
            <text:p>0.899338330937222</text:p>
          </table:table-cell>
          <table:table-cell office:value-type="float" office:value="0.0126999037914958" calcext:value-type="float">
            <text:p>0.0126999037914958</text:p>
          </table:table-cell>
          <table:table-cell office:value-type="float" office:value="0.905625385089341" calcext:value-type="float">
            <text:p>0.905625385089341</text:p>
          </table:table-cell>
          <table:table-cell office:value-type="float" office:value="0.0130303989025782" calcext:value-type="float">
            <text:p>0.0130303989025782</text:p>
          </table:table-cell>
          <table:table-cell office:value-type="float" office:value="0.903219346888478" calcext:value-type="float">
            <text:p>0.903219346888478</text:p>
          </table:table-cell>
          <table:table-cell office:value-type="float" office:value="0.0166059183745109" calcext:value-type="float">
            <text:p>0.0166059183745109</text:p>
          </table:table-cell>
          <table:table-cell office:value-type="float" office:value="0.902298213185459" calcext:value-type="float">
            <text:p>0.902298213185459</text:p>
          </table:table-cell>
          <table:table-cell office:value-type="float" office:value="0.0115291205752069" calcext:value-type="float">
            <text:p>0.0115291205752069</text:p>
          </table:table-cell>
          <table:table-cell office:value-type="float" office:value="0.901372629561169" calcext:value-type="float">
            <text:p>0.901372629561169</text:p>
          </table:table-cell>
          <table:table-cell office:value-type="float" office:value="0.0147218722931657" calcext:value-type="float">
            <text:p>0.0147218722931657</text:p>
          </table:table-cell>
          <table:table-cell office:value-type="float" office:value="0.899519750804409" calcext:value-type="float">
            <text:p>0.899519750804409</text:p>
          </table:table-cell>
          <table:table-cell office:value-type="float" office:value="0.0132486780072042" calcext:value-type="float">
            <text:p>0.0132486780072042</text:p>
          </table:table-cell>
          <table:table-cell office:value-type="float" office:value="0.901558157047991" calcext:value-type="float">
            <text:p>0.901558157047991</text:p>
          </table:table-cell>
          <table:table-cell office:value-type="float" office:value="0.0149188446047784" calcext:value-type="float">
            <text:p>0.0149188446047784</text:p>
          </table:table-cell>
          <table:table-cell office:value-type="float" office:value="0.900260491545149" calcext:value-type="float">
            <text:p>0.900260491545149</text:p>
          </table:table-cell>
          <table:table-cell office:value-type="float" office:value="0.017260409554644" calcext:value-type="float">
            <text:p>0.017260409554644</text:p>
          </table:table-cell>
          <table:table-cell office:value-type="float" office:value="0.903407270486753" calcext:value-type="float">
            <text:p>0.903407270486753</text:p>
          </table:table-cell>
          <table:table-cell office:value-type="float" office:value="0.0118622217605533" calcext:value-type="float">
            <text:p>0.0118622217605533</text:p>
          </table:table-cell>
          <table:table-cell office:value-type="float" office:value="0.90526049154515" calcext:value-type="float">
            <text:p>0.90526049154515</text:p>
          </table:table-cell>
          <table:table-cell office:value-type="float" office:value="0.01488509446395" calcext:value-type="float">
            <text:p>0.01488509446395</text:p>
          </table:table-cell>
          <table:table-cell office:value-type="float" office:value="0.903034504004929" calcext:value-type="float">
            <text:p>0.903034504004929</text:p>
          </table:table-cell>
          <table:table-cell office:value-type="float" office:value="0.0109015361159635" calcext:value-type="float">
            <text:p>0.0109015361159635</text:p>
          </table:table-cell>
          <table:table-cell office:value-type="float" office:value="0.904700143766687" calcext:value-type="float">
            <text:p>0.904700143766687</text:p>
          </table:table-cell>
          <table:table-cell office:value-type="float" office:value="0.0137614696222023" calcext:value-type="float">
            <text:p>0.013761469622202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438830697611" calcext:value-type="float">
            <text:p>0.910438830697611</text:p>
          </table:table-cell>
          <table:table-cell office:value-type="float" office:value="0.0115229220783784" calcext:value-type="float">
            <text:p>0.0115229220783784</text:p>
          </table:table-cell>
          <table:table-cell office:value-type="float" office:value="0.908585609639214" calcext:value-type="float">
            <text:p>0.908585609639214</text:p>
          </table:table-cell>
          <table:table-cell office:value-type="float" office:value="0.0129459803038831" calcext:value-type="float">
            <text:p>0.0129459803038831</text:p>
          </table:table-cell>
          <table:table-cell office:value-type="float" office:value="0.911920312179092" calcext:value-type="float">
            <text:p>0.911920312179092</text:p>
          </table:table-cell>
          <table:table-cell office:value-type="float" office:value="0.0130885987635571" calcext:value-type="float">
            <text:p>0.0130885987635571</text:p>
          </table:table-cell>
          <table:table-cell office:value-type="float" office:value="0.910440542205792" calcext:value-type="float">
            <text:p>0.910440542205792</text:p>
          </table:table-cell>
          <table:table-cell office:value-type="float" office:value="0.0121843818147436" calcext:value-type="float">
            <text:p>0.0121843818147436</text:p>
          </table:table-cell>
          <table:table-cell office:value-type="float" office:value="0.908774560142398" calcext:value-type="float">
            <text:p>0.908774560142398</text:p>
          </table:table-cell>
          <table:table-cell office:value-type="float" office:value="0.0119313446217591" calcext:value-type="float">
            <text:p>0.0119313446217591</text:p>
          </table:table-cell>
          <table:table-cell office:value-type="float" office:value="0.908034161703293" calcext:value-type="float">
            <text:p>0.908034161703293</text:p>
          </table:table-cell>
          <table:table-cell office:value-type="float" office:value="0.0111075473229684" calcext:value-type="float">
            <text:p>0.0111075473229684</text:p>
          </table:table-cell>
          <table:table-cell office:value-type="float" office:value="0.910440884507428" calcext:value-type="float">
            <text:p>0.910440884507428</text:p>
          </table:table-cell>
          <table:table-cell office:value-type="float" office:value="0.0136804777038564" calcext:value-type="float">
            <text:p>0.0136804777038564</text:p>
          </table:table-cell>
          <table:table-cell office:value-type="float" office:value="0.911363387416992" calcext:value-type="float">
            <text:p>0.911363387416992</text:p>
          </table:table-cell>
          <table:table-cell office:value-type="float" office:value="0.0127050732432567" calcext:value-type="float">
            <text:p>0.0127050732432567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24400527589547" calcext:value-type="float">
            <text:p>0.0124400527589547</text:p>
          </table:table-cell>
          <table:table-cell office:value-type="float" office:value="0.910438146094338" calcext:value-type="float">
            <text:p>0.910438146094338</text:p>
          </table:table-cell>
          <table:table-cell office:value-type="float" office:value="0.0124251763038397" calcext:value-type="float">
            <text:p>0.0124251763038397</text:p>
          </table:table-cell>
          <table:table-cell office:value-type="float" office:value="0.908773533237489" calcext:value-type="float">
            <text:p>0.908773533237489</text:p>
          </table:table-cell>
          <table:table-cell office:value-type="float" office:value="0.0123747551173898" calcext:value-type="float">
            <text:p>0.0123747551173898</text:p>
          </table:table-cell>
          <table:table-cell office:value-type="float" office:value="0.910439515300883" calcext:value-type="float">
            <text:p>0.910439515300883</text:p>
          </table:table-cell>
          <table:table-cell office:value-type="float" office:value="0.0151146222684032" calcext:value-type="float">
            <text:p>0.0151146222684032</text:p>
          </table:table-cell>
          <table:table-cell office:value-type="float" office:value="0.909328061888136" calcext:value-type="float">
            <text:p>0.909328061888136</text:p>
          </table:table-cell>
          <table:table-cell office:value-type="float" office:value="0.0114525296730307" calcext:value-type="float">
            <text:p>0.0114525296730307</text:p>
          </table:table-cell>
          <table:table-cell office:value-type="float" office:value="0.908958376121038" calcext:value-type="float">
            <text:p>0.908958376121038</text:p>
          </table:table-cell>
          <table:table-cell office:value-type="float" office:value="0.0141726520519427" calcext:value-type="float">
            <text:p>0.0141726520519427</text:p>
          </table:table-cell>
          <table:table-cell office:value-type="float" office:value="0.908220373793387" calcext:value-type="float">
            <text:p>0.908220373793387</text:p>
          </table:table-cell>
          <table:table-cell office:value-type="float" office:value="0.010244241458925" calcext:value-type="float">
            <text:p>0.010244241458925</text:p>
          </table:table-cell>
          <table:table-cell office:value-type="float" office:value="0.907476210036284" calcext:value-type="float">
            <text:p>0.907476210036284</text:p>
          </table:table-cell>
          <table:table-cell office:value-type="float" office:value="0.0116324149524173" calcext:value-type="float">
            <text:p>0.011632414952417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992674744985" calcext:value-type="float">
            <text:p>0.910992674744985</text:p>
          </table:table-cell>
          <table:table-cell office:value-type="float" office:value="0.0111723940290516" calcext:value-type="float">
            <text:p>0.0111723940290516</text:p>
          </table:table-cell>
          <table:table-cell office:value-type="float" office:value="0.912289655644554" calcext:value-type="float">
            <text:p>0.912289655644554</text:p>
          </table:table-cell>
          <table:table-cell office:value-type="float" office:value="0.0133855332278449" calcext:value-type="float">
            <text:p>0.0133855332278449</text:p>
          </table:table-cell>
          <table:table-cell office:value-type="float" office:value="0.911549941808722" calcext:value-type="float">
            <text:p>0.911549941808722</text:p>
          </table:table-cell>
          <table:table-cell office:value-type="float" office:value="0.013953949680883" calcext:value-type="float">
            <text:p>0.013953949680883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17578221435743" calcext:value-type="float">
            <text:p>0.0117578221435743</text:p>
          </table:table-cell>
          <table:table-cell office:value-type="float" office:value="0.909329431094681" calcext:value-type="float">
            <text:p>0.909329431094681</text:p>
          </table:table-cell>
          <table:table-cell office:value-type="float" office:value="0.0111044533977941" calcext:value-type="float">
            <text:p>0.0111044533977941</text:p>
          </table:table-cell>
          <table:table-cell office:value-type="float" office:value="0.913398712945848" calcext:value-type="float">
            <text:p>0.913398712945848</text:p>
          </table:table-cell>
          <table:table-cell office:value-type="float" office:value="0.0116169085415175" calcext:value-type="float">
            <text:p>0.0116169085415175</text:p>
          </table:table-cell>
          <table:table-cell office:value-type="float" office:value="0.912106524269186" calcext:value-type="float">
            <text:p>0.912106524269186</text:p>
          </table:table-cell>
          <table:table-cell office:value-type="float" office:value="0.0143571797975176" calcext:value-type="float">
            <text:p>0.0143571797975176</text:p>
          </table:table-cell>
          <table:table-cell office:value-type="float" office:value="0.912657972205107" calcext:value-type="float">
            <text:p>0.912657972205107</text:p>
          </table:table-cell>
          <table:table-cell office:value-type="float" office:value="0.0139153196303645" calcext:value-type="float">
            <text:p>0.0139153196303645</text:p>
          </table:table-cell>
          <table:table-cell office:value-type="float" office:value="0.913770110221127" calcext:value-type="float">
            <text:p>0.913770110221127</text:p>
          </table:table-cell>
          <table:table-cell office:value-type="float" office:value="0.012409356766511" calcext:value-type="float">
            <text:p>0.012409356766511</text:p>
          </table:table-cell>
          <table:table-cell office:value-type="float" office:value="0.911734100088998" calcext:value-type="float">
            <text:p>0.911734100088998</text:p>
          </table:table-cell>
          <table:table-cell office:value-type="float" office:value="0.0113524448742217" calcext:value-type="float">
            <text:p>0.0113524448742217</text:p>
          </table:table-cell>
          <table:table-cell office:value-type="float" office:value="0.910069829533785" calcext:value-type="float">
            <text:p>0.910069829533785</text:p>
          </table:table-cell>
          <table:table-cell office:value-type="float" office:value="0.0121225706349232" calcext:value-type="float">
            <text:p>0.0121225706349232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4572054104104" calcext:value-type="float">
            <text:p>0.014572054104104</text:p>
          </table:table-cell>
          <table:table-cell office:value-type="float" office:value="0.908220031491751" calcext:value-type="float">
            <text:p>0.908220031491751</text:p>
          </table:table-cell>
          <table:table-cell office:value-type="float" office:value="0.0144649872965801" calcext:value-type="float">
            <text:p>0.0144649872965801</text:p>
          </table:table-cell>
          <table:table-cell office:value-type="float" office:value="0.907665502841104" calcext:value-type="float">
            <text:p>0.907665502841104</text:p>
          </table:table-cell>
          <table:table-cell office:value-type="float" office:value="0.0133990033700732" calcext:value-type="float">
            <text:p>0.0133990033700732</text:p>
          </table:table-cell>
          <table:table-cell office:value-type="float" office:value="0.909884302046964" calcext:value-type="float">
            <text:p>0.909884302046964</text:p>
          </table:table-cell>
          <table:table-cell office:value-type="float" office:value="0.0117431307055266" calcext:value-type="float">
            <text:p>0.0117431307055266</text:p>
          </table:table-cell>
          <table:table-cell office:value-type="float" office:value="0.908586978845759" calcext:value-type="float">
            <text:p>0.908586978845759</text:p>
          </table:table-cell>
          <table:table-cell office:value-type="float" office:value="0.0140069196755789" calcext:value-type="float">
            <text:p>0.01400691967557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1549599507086" calcext:value-type="float">
            <text:p>0.911549599507086</text:p>
          </table:table-cell>
          <table:table-cell office:value-type="float" office:value="0.0109612440044521" calcext:value-type="float">
            <text:p>0.010961244004452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33200720819638" calcext:value-type="float">
            <text:p>0.0133200720819638</text:p>
          </table:table-cell>
          <table:table-cell office:value-type="float" office:value="0.911364756623537" calcext:value-type="float">
            <text:p>0.911364756623537</text:p>
          </table:table-cell>
          <table:table-cell office:value-type="float" office:value="0.013999839293611" calcext:value-type="float">
            <text:p>0.013999839293611</text:p>
          </table:table-cell>
          <table:table-cell office:value-type="float" office:value="0.910993701649894" calcext:value-type="float">
            <text:p>0.910993701649894</text:p>
          </table:table-cell>
          <table:table-cell office:value-type="float" office:value="0.0137343879201835" calcext:value-type="float">
            <text:p>0.0137343879201835</text:p>
          </table:table-cell>
          <table:table-cell office:value-type="float" office:value="0.909700486068323" calcext:value-type="float">
            <text:p>0.909700486068323</text:p>
          </table:table-cell>
          <table:table-cell office:value-type="float" office:value="0.0135588394429631" calcext:value-type="float">
            <text:p>0.0135588394429631</text:p>
          </table:table-cell>
          <table:table-cell office:value-type="float" office:value="0.91210344355446" calcext:value-type="float">
            <text:p>0.91210344355446</text:p>
          </table:table-cell>
          <table:table-cell office:value-type="float" office:value="0.0137544704392906" calcext:value-type="float">
            <text:p>0.0137544704392906</text:p>
          </table:table-cell>
          <table:table-cell office:value-type="float" office:value="0.91099678236462" calcext:value-type="float">
            <text:p>0.91099678236462</text:p>
          </table:table-cell>
          <table:table-cell office:value-type="float" office:value="0.0137645300839861" calcext:value-type="float">
            <text:p>0.0137645300839861</text:p>
          </table:table-cell>
          <table:table-cell office:value-type="float" office:value="0.913584582734305" calcext:value-type="float">
            <text:p>0.913584582734305</text:p>
          </table:table-cell>
          <table:table-cell office:value-type="float" office:value="0.014938979936727" calcext:value-type="float">
            <text:p>0.014938979936727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28797867377037" calcext:value-type="float">
            <text:p>0.0128797867377037</text:p>
          </table:table-cell>
          <table:table-cell office:value-type="float" office:value="0.910439857602519" calcext:value-type="float">
            <text:p>0.910439857602519</text:p>
          </table:table-cell>
          <table:table-cell office:value-type="float" office:value="0.0129738165960832" calcext:value-type="float">
            <text:p>0.0129738165960832</text:p>
          </table:table-cell>
          <table:table-cell office:value-type="float" office:value="0.912474498528103" calcext:value-type="float">
            <text:p>0.912474498528103</text:p>
          </table:table-cell>
          <table:table-cell office:value-type="float" office:value="0.0119055287792551" calcext:value-type="float">
            <text:p>0.0119055287792551</text:p>
          </table:table-cell>
          <table:table-cell office:value-type="float" office:value="0.913030054083658" calcext:value-type="float">
            <text:p>0.913030054083658</text:p>
          </table:table-cell>
          <table:table-cell office:value-type="float" office:value="0.014016498156995" calcext:value-type="float">
            <text:p>0.014016498156995</text:p>
          </table:table-cell>
          <table:table-cell office:value-type="float" office:value="0.911365098925173" calcext:value-type="float">
            <text:p>0.911365098925173</text:p>
          </table:table-cell>
          <table:table-cell office:value-type="float" office:value="0.0136952703284632" calcext:value-type="float">
            <text:p>0.0136952703284632</text:p>
          </table:table-cell>
          <table:table-cell office:value-type="float" office:value="0.908589032655576" calcext:value-type="float">
            <text:p>0.908589032655576</text:p>
          </table:table-cell>
          <table:table-cell office:value-type="float" office:value="0.014232278628536" calcext:value-type="float">
            <text:p>0.014232278628536</text:p>
          </table:table-cell>
          <table:table-cell office:value-type="float" office:value="0.911919969877456" calcext:value-type="float">
            <text:p>0.911919969877456</text:p>
          </table:table-cell>
          <table:table-cell office:value-type="float" office:value="0.0135544595054897" calcext:value-type="float">
            <text:p>0.0135544595054897</text:p>
          </table:table-cell>
          <table:table-cell office:value-type="float" office:value="0.910623331279523" calcext:value-type="float">
            <text:p>0.910623331279523</text:p>
          </table:table-cell>
          <table:table-cell office:value-type="float" office:value="0.0124751369134463" calcext:value-type="float">
            <text:p>0.012475136913446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2103785856096" calcext:value-type="float">
            <text:p>0.912103785856096</text:p>
          </table:table-cell>
          <table:table-cell office:value-type="float" office:value="0.012385224804696" calcext:value-type="float">
            <text:p>0.012385224804696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38852196510334" calcext:value-type="float">
            <text:p>0.0138852196510334</text:p>
          </table:table-cell>
          <table:table-cell office:value-type="float" office:value="0.913584925035942" calcext:value-type="float">
            <text:p>0.913584925035942</text:p>
          </table:table-cell>
          <table:table-cell office:value-type="float" office:value="0.0127707603188612" calcext:value-type="float">
            <text:p>0.0127707603188612</text:p>
          </table:table-cell>
          <table:table-cell office:value-type="float" office:value="0.912105155062641" calcext:value-type="float">
            <text:p>0.912105155062641</text:p>
          </table:table-cell>
          <table:table-cell office:value-type="float" office:value="0.0142881752917638" calcext:value-type="float">
            <text:p>0.0142881752917638</text:p>
          </table:table-cell>
          <table:table-cell office:value-type="float" office:value="0.910255357020607" calcext:value-type="float">
            <text:p>0.910255357020607</text:p>
          </table:table-cell>
          <table:table-cell office:value-type="float" office:value="0.0119660335703455" calcext:value-type="float">
            <text:p>0.0119660335703455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22020159477135" calcext:value-type="float">
            <text:p>0.0122020159477135</text:p>
          </table:table-cell>
          <table:table-cell office:value-type="float" office:value="0.910995755459711" calcext:value-type="float">
            <text:p>0.910995755459711</text:p>
          </table:table-cell>
          <table:table-cell office:value-type="float" office:value="0.014099830573686" calcext:value-type="float">
            <text:p>0.014099830573686</text:p>
          </table:table-cell>
          <table:table-cell office:value-type="float" office:value="0.912843499691929" calcext:value-type="float">
            <text:p>0.912843499691929</text:p>
          </table:table-cell>
          <table:table-cell office:value-type="float" office:value="0.0133458727526591" calcext:value-type="float">
            <text:p>0.0133458727526591</text:p>
          </table:table-cell>
          <table:table-cell office:value-type="float" office:value="0.912845895803382" calcext:value-type="float">
            <text:p>0.912845895803382</text:p>
          </table:table-cell>
          <table:table-cell office:value-type="float" office:value="0.0142353631871277" calcext:value-type="float">
            <text:p>0.0142353631871277</text:p>
          </table:table-cell>
          <table:table-cell office:value-type="float" office:value="0.911180256041624" calcext:value-type="float">
            <text:p>0.911180256041624</text:p>
          </table:table-cell>
          <table:table-cell office:value-type="float" office:value="0.0126070502539552" calcext:value-type="float">
            <text:p>0.0126070502539552</text:p>
          </table:table-cell>
          <table:table-cell office:value-type="float" office:value="0.913771821729308" calcext:value-type="float">
            <text:p>0.913771821729308</text:p>
          </table:table-cell>
          <table:table-cell office:value-type="float" office:value="0.0142225563265368" calcext:value-type="float">
            <text:p>0.0142225563265368</text:p>
          </table:table-cell>
          <table:table-cell office:value-type="float" office:value="0.912844526596837" calcext:value-type="float">
            <text:p>0.912844526596837</text:p>
          </table:table-cell>
          <table:table-cell office:value-type="float" office:value="0.0144594793193061" calcext:value-type="float">
            <text:p>0.0144594793193061</text:p>
          </table:table-cell>
          <table:table-cell office:value-type="float" office:value="0.912290682549462" calcext:value-type="float">
            <text:p>0.912290682549462</text:p>
          </table:table-cell>
          <table:table-cell office:value-type="float" office:value="0.0132360163045875" calcext:value-type="float">
            <text:p>0.0132360163045875</text:p>
          </table:table-cell>
          <table:table-cell office:value-type="float" office:value="0.910808858766345" calcext:value-type="float">
            <text:p>0.910808858766345</text:p>
          </table:table-cell>
          <table:table-cell office:value-type="float" office:value="0.0133171525700893" calcext:value-type="float">
            <text:p>0.0133171525700893</text:p>
          </table:table-cell>
          <table:table-cell office:value-type="float" office:value="0.911735469295543" calcext:value-type="float">
            <text:p>0.911735469295543</text:p>
          </table:table-cell>
          <table:table-cell office:value-type="float" office:value="0.0135998144715788" calcext:value-type="float">
            <text:p>0.0135998144715788</text:p>
          </table:table-cell>
          <table:table-cell office:value-type="float" office:value="0.909512904771685" calcext:value-type="float">
            <text:p>0.909512904771685</text:p>
          </table:table-cell>
          <table:table-cell office:value-type="float" office:value="0.0129665328161762" calcext:value-type="float">
            <text:p>0.012966532816176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honeme</text:p>
          </table:table-cell>
          <table:table-cell office:value-type="float" office:value="0.910216334634079" calcext:value-type="float">
            <text:p>0.910216334634079</text:p>
          </table:table-cell>
          <table:table-cell office:value-type="float" office:value="0.0116342411083197" calcext:value-type="float">
            <text:p>0.0116342411083197</text:p>
          </table:table-cell>
          <table:table-cell office:value-type="float" office:value="0.910142123639351" calcext:value-type="float">
            <text:p>0.910142123639351</text:p>
          </table:table-cell>
          <table:table-cell office:value-type="float" office:value="0.0133513363293903" calcext:value-type="float">
            <text:p>0.0133513363293903</text:p>
          </table:table-cell>
          <table:table-cell office:value-type="float" office:value="0.911105497364277" calcext:value-type="float">
            <text:p>0.911105497364277</text:p>
          </table:table-cell>
          <table:table-cell office:value-type="float" office:value="0.0129978478029894" calcext:value-type="float">
            <text:p>0.0129978478029894</text:p>
          </table:table-cell>
          <table:table-cell office:value-type="float" office:value="0.909736838502088" calcext:value-type="float">
            <text:p>0.909736838502088</text:p>
          </table:table-cell>
          <table:table-cell office:value-type="float" office:value="0.0134411152834708" calcext:value-type="float">
            <text:p>0.0134411152834708</text:p>
          </table:table-cell>
          <table:table-cell office:value-type="float" office:value="0.907479633052646" calcext:value-type="float">
            <text:p>0.907479633052646</text:p>
          </table:table-cell>
          <table:table-cell office:value-type="float" office:value="0.0122521149648715" calcext:value-type="float">
            <text:p>0.0122521149648715</text:p>
          </table:table-cell>
          <table:table-cell office:value-type="float" office:value="0.910401245977956" calcext:value-type="float">
            <text:p>0.910401245977956</text:p>
          </table:table-cell>
          <table:table-cell office:value-type="float" office:value="0.0123422682308136" calcext:value-type="float">
            <text:p>0.0123422682308136</text:p>
          </table:table-cell>
          <table:table-cell office:value-type="float" office:value="0.909551858697884" calcext:value-type="float">
            <text:p>0.909551858697884</text:p>
          </table:table-cell>
          <table:table-cell office:value-type="float" office:value="0.0145015873067114" calcext:value-type="float">
            <text:p>0.0145015873067114</text:p>
          </table:table-cell>
          <table:table-cell office:value-type="float" office:value="0.910549531046759" calcext:value-type="float">
            <text:p>0.910549531046759</text:p>
          </table:table-cell>
          <table:table-cell office:value-type="float" office:value="0.0132868732276428" calcext:value-type="float">
            <text:p>0.0132868732276428</text:p>
          </table:table-cell>
          <table:table-cell office:value-type="float" office:value="0.910291640994044" calcext:value-type="float">
            <text:p>0.910291640994044</text:p>
          </table:table-cell>
          <table:table-cell office:value-type="float" office:value="0.0133372863486926" calcext:value-type="float">
            <text:p>0.0133372863486926</text:p>
          </table:table-cell>
          <table:table-cell office:value-type="float" office:value="0.908662422126378" calcext:value-type="float">
            <text:p>0.908662422126378</text:p>
          </table:table-cell>
          <table:table-cell office:value-type="float" office:value="0.0125214332070608" calcext:value-type="float">
            <text:p>0.0125214332070608</text:p>
          </table:table-cell>
          <table:table-cell office:value-type="float" office:value="0.909329568015335" calcext:value-type="float">
            <text:p>0.909329568015335</text:p>
          </table:table-cell>
          <table:table-cell office:value-type="float" office:value="0.0131088510925767" calcext:value-type="float">
            <text:p>0.0131088510925767</text:p>
          </table:table-cell>
          <table:table-cell office:value-type="float" office:value="0.909662011364414" calcext:value-type="float">
            <text:p>0.909662011364414</text:p>
          </table:table-cell>
          <table:table-cell office:value-type="float" office:value="0.0150846126806905" calcext:value-type="float">
            <text:p>0.0150846126806905</text:p>
          </table:table-cell>
          <table:table-cell office:value-type="float" office:value="0.908922229068255" calcext:value-type="float">
            <text:p>0.908922229068255</text:p>
          </table:table-cell>
          <table:table-cell office:value-type="float" office:value="0.012942205072643" calcext:value-type="float">
            <text:p>0.012942205072643</text:p>
          </table:table-cell>
          <table:table-cell office:value-type="float" office:value="0.908256452385843" calcext:value-type="float">
            <text:p>0.908256452385843</text:p>
          </table:table-cell>
          <table:table-cell office:value-type="float" office:value="0.0140012362169182" calcext:value-type="float">
            <text:p>0.0140012362169182</text:p>
          </table:table-cell>
          <table:table-cell office:value-type="float" office:value="0.908958923803656" calcext:value-type="float">
            <text:p>0.908958923803656</text:p>
          </table:table-cell>
          <table:table-cell office:value-type="float" office:value="0.0120086364514967" calcext:value-type="float">
            <text:p>0.0120086364514967</text:p>
          </table:table-cell>
          <table:table-cell office:value-type="float" office:value="0.908179913739988" calcext:value-type="float">
            <text:p>0.908179913739988</text:p>
          </table:table-cell>
          <table:table-cell office:value-type="float" office:value="0.0129684947959642" calcext:value-type="float">
            <text:p>0.0129684947959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57911825017088" calcext:value-type="float">
            <text:p>0.757911825017088</text:p>
          </table:table-cell>
          <table:table-cell office:value-type="float" office:value="0.0367473070263527" calcext:value-type="float">
            <text:p>0.0367473070263527</text:p>
          </table:table-cell>
          <table:table-cell office:value-type="float" office:value="0.730451127819549" calcext:value-type="float">
            <text:p>0.730451127819549</text:p>
          </table:table-cell>
          <table:table-cell office:value-type="float" office:value="0.0358982931218807" calcext:value-type="float">
            <text:p>0.0358982931218807</text:p>
          </table:table-cell>
          <table:table-cell office:value-type="float" office:value="0.743438140806562" calcext:value-type="float">
            <text:p>0.743438140806562</text:p>
          </table:table-cell>
          <table:table-cell office:value-type="float" office:value="0.0298854978880409" calcext:value-type="float">
            <text:p>0.0298854978880409</text:p>
          </table:table-cell>
          <table:table-cell office:value-type="float" office:value="0.756578947368421" calcext:value-type="float">
            <text:p>0.756578947368421</text:p>
          </table:table-cell>
          <table:table-cell office:value-type="float" office:value="0.03832674865658" calcext:value-type="float">
            <text:p>0.03832674865658</text:p>
          </table:table-cell>
          <table:table-cell office:value-type="float" office:value="0.753998632946001" calcext:value-type="float">
            <text:p>0.753998632946001</text:p>
          </table:table-cell>
          <table:table-cell office:value-type="float" office:value="0.0442706653080539" calcext:value-type="float">
            <text:p>0.0442706653080539</text:p>
          </table:table-cell>
          <table:table-cell office:value-type="float" office:value="0.747351332877649" calcext:value-type="float">
            <text:p>0.747351332877649</text:p>
          </table:table-cell>
          <table:table-cell office:value-type="float" office:value="0.0419079144702206" calcext:value-type="float">
            <text:p>0.0419079144702206</text:p>
          </table:table-cell>
          <table:table-cell office:value-type="float" office:value="0.756613123718387" calcext:value-type="float">
            <text:p>0.756613123718387</text:p>
          </table:table-cell>
          <table:table-cell office:value-type="float" office:value="0.0390977086775369" calcext:value-type="float">
            <text:p>0.0390977086775369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07370367992917" calcext:value-type="float">
            <text:p>0.0407370367992917</text:p>
          </table:table-cell>
          <table:table-cell office:value-type="float" office:value="0.743489405331511" calcext:value-type="float">
            <text:p>0.743489405331511</text:p>
          </table:table-cell>
          <table:table-cell office:value-type="float" office:value="0.0523289193443958" calcext:value-type="float">
            <text:p>0.0523289193443958</text:p>
          </table:table-cell>
          <table:table-cell office:value-type="float" office:value="0.743438140806562" calcext:value-type="float">
            <text:p>0.743438140806562</text:p>
          </table:table-cell>
          <table:table-cell office:value-type="float" office:value="0.0457440794723267" calcext:value-type="float">
            <text:p>0.0457440794723267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331218861393677" calcext:value-type="float">
            <text:p>0.0331218861393677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4030125973645" calcext:value-type="float">
            <text:p>0.0454030125973645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6601192804437" calcext:value-type="float">
            <text:p>0.036601192804437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396071024043793" calcext:value-type="float">
            <text:p>0.0396071024043793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543331594619788" calcext:value-type="float">
            <text:p>0.0543331594619788</text:p>
          </table:table-cell>
          <table:table-cell office:value-type="float" office:value="0.75258031442242" calcext:value-type="float">
            <text:p>0.75258031442242</text:p>
          </table:table-cell>
          <table:table-cell office:value-type="float" office:value="0.0314375413371694" calcext:value-type="float">
            <text:p>0.03143754133716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69565960355434" calcext:value-type="float">
            <text:p>0.769565960355434</text:p>
          </table:table-cell>
          <table:table-cell office:value-type="float" office:value="0.03899626947524" calcext:value-type="float">
            <text:p>0.03899626947524</text:p>
          </table:table-cell>
          <table:table-cell office:value-type="float" office:value="0.750068352699932" calcext:value-type="float">
            <text:p>0.750068352699932</text:p>
          </table:table-cell>
          <table:table-cell office:value-type="float" office:value="0.0405553112815869" calcext:value-type="float">
            <text:p>0.0405553112815869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302271359311854" calcext:value-type="float">
            <text:p>0.0302271359311854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35026885103602" calcext:value-type="float">
            <text:p>0.0435026885103602</text:p>
          </table:table-cell>
          <table:table-cell office:value-type="float" office:value="0.756596035543404" calcext:value-type="float">
            <text:p>0.756596035543404</text:p>
          </table:table-cell>
          <table:table-cell office:value-type="float" office:value="0.0462110227788456" calcext:value-type="float">
            <text:p>0.0462110227788456</text:p>
          </table:table-cell>
          <table:table-cell office:value-type="float" office:value="0.762952836637047" calcext:value-type="float">
            <text:p>0.762952836637047</text:p>
          </table:table-cell>
          <table:table-cell office:value-type="float" office:value="0.0258313324891432" calcext:value-type="float">
            <text:p>0.0258313324891432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25640756513" calcext:value-type="float">
            <text:p>0.04525640756513</text:p>
          </table:table-cell>
          <table:table-cell office:value-type="float" office:value="0.766968557758031" calcext:value-type="float">
            <text:p>0.766968557758031</text:p>
          </table:table-cell>
          <table:table-cell office:value-type="float" office:value="0.0436720956092995" calcext:value-type="float">
            <text:p>0.0436720956092995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61628608215739" calcext:value-type="float">
            <text:p>0.0361628608215739</text:p>
          </table:table-cell>
          <table:table-cell office:value-type="float" office:value="0.751247436773753" calcext:value-type="float">
            <text:p>0.751247436773753</text:p>
          </table:table-cell>
          <table:table-cell office:value-type="float" office:value="0.0479418689989091" calcext:value-type="float">
            <text:p>0.0479418689989091</text:p>
          </table:table-cell>
          <table:table-cell office:value-type="float" office:value="0.753896103896104" calcext:value-type="float">
            <text:p>0.753896103896104</text:p>
          </table:table-cell>
          <table:table-cell office:value-type="float" office:value="0.0399473468224892" calcext:value-type="float">
            <text:p>0.0399473468224892</text:p>
          </table:table-cell>
          <table:table-cell office:value-type="float" office:value="0.772129186602871" calcext:value-type="float">
            <text:p>0.772129186602871</text:p>
          </table:table-cell>
          <table:table-cell office:value-type="float" office:value="0.0407717831135853" calcext:value-type="float">
            <text:p>0.0407717831135853</text:p>
          </table:table-cell>
          <table:table-cell office:value-type="float" office:value="0.766951469583048" calcext:value-type="float">
            <text:p>0.766951469583048</text:p>
          </table:table-cell>
          <table:table-cell office:value-type="float" office:value="0.0367773803569964" calcext:value-type="float">
            <text:p>0.0367773803569964</text:p>
          </table:table-cell>
          <table:table-cell office:value-type="float" office:value="0.740892002734108" calcext:value-type="float">
            <text:p>0.740892002734108</text:p>
          </table:table-cell>
          <table:table-cell office:value-type="float" office:value="0.0425728482693965" calcext:value-type="float">
            <text:p>0.0425728482693965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325443932402148" calcext:value-type="float">
            <text:p>0.0325443932402148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344859571153594" calcext:value-type="float">
            <text:p>0.034485957115359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72163362952837" calcext:value-type="float">
            <text:p>0.772163362952837</text:p>
          </table:table-cell>
          <table:table-cell office:value-type="float" office:value="0.0500793386014986" calcext:value-type="float">
            <text:p>0.0500793386014986</text:p>
          </table:table-cell>
          <table:table-cell office:value-type="float" office:value="0.752563226247437" calcext:value-type="float">
            <text:p>0.752563226247437</text:p>
          </table:table-cell>
          <table:table-cell office:value-type="float" office:value="0.0413451445370307" calcext:value-type="float">
            <text:p>0.0413451445370307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396661821736993" calcext:value-type="float">
            <text:p>0.0396661821736993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39739631015733" calcext:value-type="float">
            <text:p>0.0339739631015733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408610348074054" calcext:value-type="float">
            <text:p>0.0408610348074054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81515549113401" calcext:value-type="float">
            <text:p>0.0381515549113401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58053905746057" calcext:value-type="float">
            <text:p>0.0458053905746057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13187532432554" calcext:value-type="float">
            <text:p>0.0413187532432554</text:p>
          </table:table-cell>
          <table:table-cell office:value-type="float" office:value="0.764336978810663" calcext:value-type="float">
            <text:p>0.764336978810663</text:p>
          </table:table-cell>
          <table:table-cell office:value-type="float" office:value="0.0378498211260701" calcext:value-type="float">
            <text:p>0.0378498211260701</text:p>
          </table:table-cell>
          <table:table-cell office:value-type="float" office:value="0.755177717019822" calcext:value-type="float">
            <text:p>0.755177717019822</text:p>
          </table:table-cell>
          <table:table-cell office:value-type="float" office:value="0.0411681251213889" calcext:value-type="float">
            <text:p>0.0411681251213889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33575040073991" calcext:value-type="float">
            <text:p>0.0433575040073991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3981870304964" calcext:value-type="float">
            <text:p>0.03981870304964</text:p>
          </table:table-cell>
          <table:table-cell office:value-type="float" office:value="0.759107997265892" calcext:value-type="float">
            <text:p>0.759107997265892</text:p>
          </table:table-cell>
          <table:table-cell office:value-type="float" office:value="0.0421067834663621" calcext:value-type="float">
            <text:p>0.0421067834663621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46403211067919" calcext:value-type="float">
            <text:p>0.046403211067919</text:p>
          </table:table-cell>
          <table:table-cell office:value-type="float" office:value="0.757809295967191" calcext:value-type="float">
            <text:p>0.757809295967191</text:p>
          </table:table-cell>
          <table:table-cell office:value-type="float" office:value="0.0416149242189414" calcext:value-type="float">
            <text:p>0.0416149242189414</text:p>
          </table:table-cell>
          <table:table-cell office:value-type="float" office:value="0.755194805194805" calcext:value-type="float">
            <text:p>0.755194805194805</text:p>
          </table:table-cell>
          <table:table-cell office:value-type="float" office:value="0.0367073020358443" calcext:value-type="float">
            <text:p>0.036707302035844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73462064251538" calcext:value-type="float">
            <text:p>0.773462064251538</text:p>
          </table:table-cell>
          <table:table-cell office:value-type="float" office:value="0.0437261470818605" calcext:value-type="float">
            <text:p>0.043726147081860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375134678056356" calcext:value-type="float">
            <text:p>0.0375134678056356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42552025062888" calcext:value-type="float">
            <text:p>0.0442552025062888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328608808876874" calcext:value-type="float">
            <text:p>0.032860880887687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0787514820231" calcext:value-type="float">
            <text:p>0.0440787514820231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391946597180015" calcext:value-type="float">
            <text:p>0.0391946597180015</text:p>
          </table:table-cell>
          <table:table-cell office:value-type="float" office:value="0.764336978810663" calcext:value-type="float">
            <text:p>0.764336978810663</text:p>
          </table:table-cell>
          <table:table-cell office:value-type="float" office:value="0.0411700480689911" calcext:value-type="float">
            <text:p>0.0411700480689911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078751482023" calcext:value-type="float">
            <text:p>0.044078751482023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399239690383494" calcext:value-type="float">
            <text:p>0.0399239690383494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94730423833037" calcext:value-type="float">
            <text:p>0.0494730423833037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437209341762486" calcext:value-type="float">
            <text:p>0.0437209341762486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38452671846238" calcext:value-type="float">
            <text:p>0.038452671846238</text:p>
          </table:table-cell>
          <table:table-cell office:value-type="float" office:value="0.76173957621326" calcext:value-type="float">
            <text:p>0.76173957621326</text:p>
          </table:table-cell>
          <table:table-cell office:value-type="float" office:value="0.0436051811190237" calcext:value-type="float">
            <text:p>0.0436051811190237</text:p>
          </table:table-cell>
          <table:table-cell office:value-type="float" office:value="0.761688311688312" calcext:value-type="float">
            <text:p>0.761688311688312</text:p>
          </table:table-cell>
          <table:table-cell office:value-type="float" office:value="0.0468159307697428" calcext:value-type="float">
            <text:p>0.0468159307697428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45644256548073" calcext:value-type="float">
            <text:p>0.0445644256548073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91235249644266" calcext:value-type="float">
            <text:p>0.039123524964426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74794941900205" calcext:value-type="float">
            <text:p>0.774794941900205</text:p>
          </table:table-cell>
          <table:table-cell office:value-type="float" office:value="0.0438956194062101" calcext:value-type="float">
            <text:p>0.0438956194062101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8289551223428" calcext:value-type="float">
            <text:p>0.0408289551223428</text:p>
          </table:table-cell>
          <table:table-cell office:value-type="float" office:value="0.766917293233083" calcext:value-type="float">
            <text:p>0.766917293233083</text:p>
          </table:table-cell>
          <table:table-cell office:value-type="float" office:value="0.0468846156004264" calcext:value-type="float">
            <text:p>0.0468846156004264</text:p>
          </table:table-cell>
          <table:table-cell office:value-type="float" office:value="0.752614490772386" calcext:value-type="float">
            <text:p>0.752614490772386</text:p>
          </table:table-cell>
          <table:table-cell office:value-type="float" office:value="0.0355983184647837" calcext:value-type="float">
            <text:p>0.0355983184647837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57461540513659" calcext:value-type="float">
            <text:p>0.0457461540513659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440378953412262" calcext:value-type="float">
            <text:p>0.0440378953412262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39148893273846" calcext:value-type="float">
            <text:p>0.039148893273846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7421045427863" calcext:value-type="float">
            <text:p>0.047421045427863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387097519278405" calcext:value-type="float">
            <text:p>0.038709751927840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77008241724237" calcext:value-type="float">
            <text:p>0.0477008241724237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1012694957733" calcext:value-type="float">
            <text:p>0.0441012694957733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70922533645861" calcext:value-type="float">
            <text:p>0.0370922533645861</text:p>
          </table:table-cell>
          <table:table-cell office:value-type="float" office:value="0.76038961038961" calcext:value-type="float">
            <text:p>0.76038961038961</text:p>
          </table:table-cell>
          <table:table-cell office:value-type="float" office:value="0.0435274873428551" calcext:value-type="float">
            <text:p>0.043527487342855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1813522327037" calcext:value-type="float">
            <text:p>0.0491813522327037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53944186958165" calcext:value-type="float">
            <text:p>0.0453944186958165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0394476246817" calcext:value-type="float">
            <text:p>0.04039447624681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76957963089542" calcext:value-type="float">
            <text:p>0.76957963089542</text:p>
          </table:table-cell>
          <table:table-cell office:value-type="float" office:value="0.0426889363182324" calcext:value-type="float">
            <text:p>0.0426889363182324</text:p>
          </table:table-cell>
          <table:table-cell office:value-type="float" office:value="0.748185235816815" calcext:value-type="float">
            <text:p>0.748185235816815</text:p>
          </table:table-cell>
          <table:table-cell office:value-type="float" office:value="0.0392282343736953" calcext:value-type="float">
            <text:p>0.0392282343736953</text:p>
          </table:table-cell>
          <table:table-cell office:value-type="float" office:value="0.757792207792208" calcext:value-type="float">
            <text:p>0.757792207792208</text:p>
          </table:table-cell>
          <table:table-cell office:value-type="float" office:value="0.0381837268199282" calcext:value-type="float">
            <text:p>0.0381837268199282</text:p>
          </table:table-cell>
          <table:table-cell office:value-type="float" office:value="0.754976076555024" calcext:value-type="float">
            <text:p>0.754976076555024</text:p>
          </table:table-cell>
          <table:table-cell office:value-type="float" office:value="0.0368525199241969" calcext:value-type="float">
            <text:p>0.0368525199241969</text:p>
          </table:table-cell>
          <table:table-cell office:value-type="float" office:value="0.757344497607656" calcext:value-type="float">
            <text:p>0.757344497607656</text:p>
          </table:table-cell>
          <table:table-cell office:value-type="float" office:value="0.0442335256855388" calcext:value-type="float">
            <text:p>0.0442335256855388</text:p>
          </table:table-cell>
          <table:table-cell office:value-type="float" office:value="0.757282980177717" calcext:value-type="float">
            <text:p>0.757282980177717</text:p>
          </table:table-cell>
          <table:table-cell office:value-type="float" office:value="0.0378246713859863" calcext:value-type="float">
            <text:p>0.0378246713859863</text:p>
          </table:table-cell>
          <table:table-cell office:value-type="float" office:value="0.760194805194805" calcext:value-type="float">
            <text:p>0.760194805194805</text:p>
          </table:table-cell>
          <table:table-cell office:value-type="float" office:value="0.0420956896320219" calcext:value-type="float">
            <text:p>0.0420956896320219</text:p>
          </table:table-cell>
          <table:table-cell office:value-type="float" office:value="0.760177717019822" calcext:value-type="float">
            <text:p>0.760177717019822</text:p>
          </table:table-cell>
          <table:table-cell office:value-type="float" office:value="0.0434455365123465" calcext:value-type="float">
            <text:p>0.0434455365123465</text:p>
          </table:table-cell>
          <table:table-cell office:value-type="float" office:value="0.758345864661654" calcext:value-type="float">
            <text:p>0.758345864661654</text:p>
          </table:table-cell>
          <table:table-cell office:value-type="float" office:value="0.0409950644516459" calcext:value-type="float">
            <text:p>0.0409950644516459</text:p>
          </table:table-cell>
          <table:table-cell office:value-type="float" office:value="0.753096377306904" calcext:value-type="float">
            <text:p>0.753096377306904</text:p>
          </table:table-cell>
          <table:table-cell office:value-type="float" office:value="0.0464055880296704" calcext:value-type="float">
            <text:p>0.0464055880296704</text:p>
          </table:table-cell>
          <table:table-cell office:value-type="float" office:value="0.753643198906357" calcext:value-type="float">
            <text:p>0.753643198906357</text:p>
          </table:table-cell>
          <table:table-cell office:value-type="float" office:value="0.0408497881282556" calcext:value-type="float">
            <text:p>0.0408497881282556</text:p>
          </table:table-cell>
          <table:table-cell office:value-type="float" office:value="0.761708817498291" calcext:value-type="float">
            <text:p>0.761708817498291</text:p>
          </table:table-cell>
          <table:table-cell office:value-type="float" office:value="0.0403076847942828" calcext:value-type="float">
            <text:p>0.0403076847942828</text:p>
          </table:table-cell>
          <table:table-cell office:value-type="float" office:value="0.761206425153794" calcext:value-type="float">
            <text:p>0.761206425153794</text:p>
          </table:table-cell>
          <table:table-cell office:value-type="float" office:value="0.0405236050179349" calcext:value-type="float">
            <text:p>0.0405236050179349</text:p>
          </table:table-cell>
          <table:table-cell office:value-type="float" office:value="0.755215311004785" calcext:value-type="float">
            <text:p>0.755215311004785</text:p>
          </table:table-cell>
          <table:table-cell office:value-type="float" office:value="0.0449160889488283" calcext:value-type="float">
            <text:p>0.0449160889488283</text:p>
          </table:table-cell>
          <table:table-cell office:value-type="float" office:value="0.758339029391661" calcext:value-type="float">
            <text:p>0.758339029391661</text:p>
          </table:table-cell>
          <table:table-cell office:value-type="float" office:value="0.0436902642543518" calcext:value-type="float">
            <text:p>0.0436902642543518</text:p>
          </table:table-cell>
          <table:table-cell office:value-type="float" office:value="0.758082706766917" calcext:value-type="float">
            <text:p>0.758082706766917</text:p>
          </table:table-cell>
          <table:table-cell office:value-type="float" office:value="0.0364297603399233" calcext:value-type="float">
            <text:p>0.036429760339923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4753930280246" calcext:value-type="float">
            <text:p>0.744753930280246</text:p>
          </table:table-cell>
          <table:table-cell office:value-type="float" office:value="0.0345254489459883" calcext:value-type="float">
            <text:p>0.0345254489459883</text:p>
          </table:table-cell>
          <table:table-cell office:value-type="float" office:value="0.736978810663021" calcext:value-type="float">
            <text:p>0.736978810663021</text:p>
          </table:table-cell>
          <table:table-cell office:value-type="float" office:value="0.0436590739118142" calcext:value-type="float">
            <text:p>0.0436590739118142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426658723453016" calcext:value-type="float">
            <text:p>0.0426658723453016</text:p>
          </table:table-cell>
          <table:table-cell office:value-type="float" office:value="0.735748462064252" calcext:value-type="float">
            <text:p>0.735748462064252</text:p>
          </table:table-cell>
          <table:table-cell office:value-type="float" office:value="0.0466695408044083" calcext:value-type="float">
            <text:p>0.0466695408044083</text:p>
          </table:table-cell>
          <table:table-cell office:value-type="float" office:value="0.742276144907724" calcext:value-type="float">
            <text:p>0.742276144907724</text:p>
          </table:table-cell>
          <table:table-cell office:value-type="float" office:value="0.0408919706000429" calcext:value-type="float">
            <text:p>0.0408919706000429</text:p>
          </table:table-cell>
          <table:table-cell office:value-type="float" office:value="0.740874914559125" calcext:value-type="float">
            <text:p>0.740874914559125</text:p>
          </table:table-cell>
          <table:table-cell office:value-type="float" office:value="0.0456762225603686" calcext:value-type="float">
            <text:p>0.0456762225603686</text:p>
          </table:table-cell>
          <table:table-cell office:value-type="float" office:value="0.738311688311688" calcext:value-type="float">
            <text:p>0.738311688311688</text:p>
          </table:table-cell>
          <table:table-cell office:value-type="float" office:value="0.0410457188437526" calcext:value-type="float">
            <text:p>0.0410457188437526</text:p>
          </table:table-cell>
          <table:table-cell office:value-type="float" office:value="0.740943267259057" calcext:value-type="float">
            <text:p>0.740943267259057</text:p>
          </table:table-cell>
          <table:table-cell office:value-type="float" office:value="0.056054597155198" calcext:value-type="float">
            <text:p>0.056054597155198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448248305348338" calcext:value-type="float">
            <text:p>0.0448248305348338</text:p>
          </table:table-cell>
          <table:table-cell office:value-type="float" office:value="0.729203691045796" calcext:value-type="float">
            <text:p>0.729203691045796</text:p>
          </table:table-cell>
          <table:table-cell office:value-type="float" office:value="0.0458924211840673" calcext:value-type="float">
            <text:p>0.0458924211840673</text:p>
          </table:table-cell>
          <table:table-cell office:value-type="float" office:value="0.736961722488038" calcext:value-type="float">
            <text:p>0.736961722488038</text:p>
          </table:table-cell>
          <table:table-cell office:value-type="float" office:value="0.0335472255449185" calcext:value-type="float">
            <text:p>0.0335472255449185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11069510631167" calcext:value-type="float">
            <text:p>0.0311069510631167</text:p>
          </table:table-cell>
          <table:table-cell office:value-type="float" office:value="0.75134996582365" calcext:value-type="float">
            <text:p>0.75134996582365</text:p>
          </table:table-cell>
          <table:table-cell office:value-type="float" office:value="0.0465504560086246" calcext:value-type="float">
            <text:p>0.0465504560086246</text:p>
          </table:table-cell>
          <table:table-cell office:value-type="float" office:value="0.743557758031442" calcext:value-type="float">
            <text:p>0.743557758031442</text:p>
          </table:table-cell>
          <table:table-cell office:value-type="float" office:value="0.0370455843020613" calcext:value-type="float">
            <text:p>0.0370455843020613</text:p>
          </table:table-cell>
          <table:table-cell office:value-type="float" office:value="0.746120984278879" calcext:value-type="float">
            <text:p>0.746120984278879</text:p>
          </table:table-cell>
          <table:table-cell office:value-type="float" office:value="0.0340151558599015" calcext:value-type="float">
            <text:p>0.0340151558599015</text:p>
          </table:table-cell>
          <table:table-cell office:value-type="float" office:value="0.74876965140123" calcext:value-type="float">
            <text:p>0.74876965140123</text:p>
          </table:table-cell>
          <table:table-cell office:value-type="float" office:value="0.0357854654769844" calcext:value-type="float">
            <text:p>0.035785465476984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4606971975393" calcext:value-type="float">
            <text:p>0.74606971975393</text:p>
          </table:table-cell>
          <table:table-cell office:value-type="float" office:value="0.0375774109574288" calcext:value-type="float">
            <text:p>0.0375774109574288</text:p>
          </table:table-cell>
          <table:table-cell office:value-type="float" office:value="0.748667122351333" calcext:value-type="float">
            <text:p>0.748667122351333</text:p>
          </table:table-cell>
          <table:table-cell office:value-type="float" office:value="0.0559697833198072" calcext:value-type="float">
            <text:p>0.0559697833198072</text:p>
          </table:table-cell>
          <table:table-cell office:value-type="float" office:value="0.749982911825017" calcext:value-type="float">
            <text:p>0.749982911825017</text:p>
          </table:table-cell>
          <table:table-cell office:value-type="float" office:value="0.0458409523682217" calcext:value-type="float">
            <text:p>0.0458409523682217</text:p>
          </table:table-cell>
          <table:table-cell office:value-type="float" office:value="0.759193438140807" calcext:value-type="float">
            <text:p>0.759193438140807</text:p>
          </table:table-cell>
          <table:table-cell office:value-type="float" office:value="0.04550988772965" calcext:value-type="float">
            <text:p>0.04550988772965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629079238737" calcext:value-type="float">
            <text:p>0.0395629079238737</text:p>
          </table:table-cell>
          <table:table-cell office:value-type="float" office:value="0.748752563226248" calcext:value-type="float">
            <text:p>0.748752563226248</text:p>
          </table:table-cell>
          <table:table-cell office:value-type="float" office:value="0.0584880660734818" calcext:value-type="float">
            <text:p>0.0584880660734818</text:p>
          </table:table-cell>
          <table:table-cell office:value-type="float" office:value="0.752597402597403" calcext:value-type="float">
            <text:p>0.752597402597403</text:p>
          </table:table-cell>
          <table:table-cell office:value-type="float" office:value="0.0466874459511359" calcext:value-type="float">
            <text:p>0.0466874459511359</text:p>
          </table:table-cell>
          <table:table-cell office:value-type="float" office:value="0.746086807928913" calcext:value-type="float">
            <text:p>0.746086807928913</text:p>
          </table:table-cell>
          <table:table-cell office:value-type="float" office:value="0.0487324638231485" calcext:value-type="float">
            <text:p>0.0487324638231485</text:p>
          </table:table-cell>
          <table:table-cell office:value-type="float" office:value="0.75393028024607" calcext:value-type="float">
            <text:p>0.75393028024607</text:p>
          </table:table-cell>
          <table:table-cell office:value-type="float" office:value="0.0392335632561905" calcext:value-type="float">
            <text:p>0.0392335632561905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03550517278663" calcext:value-type="float">
            <text:p>0.0403550517278663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337160658036964" calcext:value-type="float">
            <text:p>0.0337160658036964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76295426082852" calcext:value-type="float">
            <text:p>0.0476295426082852</text:p>
          </table:table-cell>
          <table:table-cell office:value-type="float" office:value="0.761705399863295" calcext:value-type="float">
            <text:p>0.761705399863295</text:p>
          </table:table-cell>
          <table:table-cell office:value-type="float" office:value="0.0402394370897265" calcext:value-type="float">
            <text:p>0.0402394370897265</text:p>
          </table:table-cell>
          <table:table-cell office:value-type="float" office:value="0.755246069719754" calcext:value-type="float">
            <text:p>0.755246069719754</text:p>
          </table:table-cell>
          <table:table-cell office:value-type="float" office:value="0.0459809911628509" calcext:value-type="float">
            <text:p>0.0459809911628509</text:p>
          </table:table-cell>
          <table:table-cell office:value-type="float" office:value="0.759056732740943" calcext:value-type="float">
            <text:p>0.759056732740943</text:p>
          </table:table-cell>
          <table:table-cell office:value-type="float" office:value="0.0392461312261966" calcext:value-type="float">
            <text:p>0.0392461312261966</text:p>
          </table:table-cell>
          <table:table-cell office:value-type="float" office:value="0.747436773752563" calcext:value-type="float">
            <text:p>0.747436773752563</text:p>
          </table:table-cell>
          <table:table-cell office:value-type="float" office:value="0.0380402034439936" calcext:value-type="float">
            <text:p>0.03804020344399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913192071087" calcext:value-type="float">
            <text:p>0.753913192071087</text:p>
          </table:table-cell>
          <table:table-cell office:value-type="float" office:value="0.0348275144746378" calcext:value-type="float">
            <text:p>0.0348275144746378</text:p>
          </table:table-cell>
          <table:table-cell office:value-type="float" office:value="0.761722488038277" calcext:value-type="float">
            <text:p>0.761722488038277</text:p>
          </table:table-cell>
          <table:table-cell office:value-type="float" office:value="0.0470167574017542" calcext:value-type="float">
            <text:p>0.0470167574017542</text:p>
          </table:table-cell>
          <table:table-cell office:value-type="float" office:value="0.757826384142174" calcext:value-type="float">
            <text:p>0.757826384142174</text:p>
          </table:table-cell>
          <table:table-cell office:value-type="float" office:value="0.047799996549885" calcext:value-type="float">
            <text:p>0.047799996549885</text:p>
          </table:table-cell>
          <table:table-cell office:value-type="float" office:value="0.755263157894737" calcext:value-type="float">
            <text:p>0.755263157894737</text:p>
          </table:table-cell>
          <table:table-cell office:value-type="float" office:value="0.0547790139631985" calcext:value-type="float">
            <text:p>0.0547790139631985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8519818086863" calcext:value-type="float">
            <text:p>0.0408519818086863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02956596136061" calcext:value-type="float">
            <text:p>0.050295659613606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7933785555581" calcext:value-type="float">
            <text:p>0.0517933785555581</text:p>
          </table:table-cell>
          <table:table-cell office:value-type="float" office:value="0.750034176349966" calcext:value-type="float">
            <text:p>0.750034176349966</text:p>
          </table:table-cell>
          <table:table-cell office:value-type="float" office:value="0.0490928724548769" calcext:value-type="float">
            <text:p>0.0490928724548769</text:p>
          </table:table-cell>
          <table:table-cell office:value-type="float" office:value="0.760475051264525" calcext:value-type="float">
            <text:p>0.760475051264525</text:p>
          </table:table-cell>
          <table:table-cell office:value-type="float" office:value="0.0434711924092862" calcext:value-type="float">
            <text:p>0.0434711924092862</text:p>
          </table:table-cell>
          <table:table-cell office:value-type="float" office:value="0.751315789473684" calcext:value-type="float">
            <text:p>0.751315789473684</text:p>
          </table:table-cell>
          <table:table-cell office:value-type="float" office:value="0.0538507444974331" calcext:value-type="float">
            <text:p>0.0538507444974331</text:p>
          </table:table-cell>
          <table:table-cell office:value-type="float" office:value="0.757843472317157" calcext:value-type="float">
            <text:p>0.757843472317157</text:p>
          </table:table-cell>
          <table:table-cell office:value-type="float" office:value="0.03810628538169" calcext:value-type="float">
            <text:p>0.03810628538169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94631090932694" calcext:value-type="float">
            <text:p>0.0494631090932694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681039507383" calcext:value-type="float">
            <text:p>0.043681039507383</text:p>
          </table:table-cell>
          <table:table-cell office:value-type="float" office:value="0.759090909090909" calcext:value-type="float">
            <text:p>0.759090909090909</text:p>
          </table:table-cell>
          <table:table-cell office:value-type="float" office:value="0.0408626823962397" calcext:value-type="float">
            <text:p>0.0408626823962397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36873608574446" calcext:value-type="float">
            <text:p>0.03687360857444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1773752563226" calcext:value-type="float">
            <text:p>0.761773752563226</text:p>
          </table:table-cell>
          <table:table-cell office:value-type="float" office:value="0.0402912649646292" calcext:value-type="float">
            <text:p>0.0402912649646292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90929649796521" calcext:value-type="float">
            <text:p>0.0490929649796521</text:p>
          </table:table-cell>
          <table:table-cell office:value-type="float" office:value="0.763055365686945" calcext:value-type="float">
            <text:p>0.763055365686945</text:p>
          </table:table-cell>
          <table:table-cell office:value-type="float" office:value="0.048709738795566" calcext:value-type="float">
            <text:p>0.048709738795566</text:p>
          </table:table-cell>
          <table:table-cell office:value-type="float" office:value="0.759159261790841" calcext:value-type="float">
            <text:p>0.759159261790841</text:p>
          </table:table-cell>
          <table:table-cell office:value-type="float" office:value="0.0456686214228351" calcext:value-type="float">
            <text:p>0.0456686214228351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84458517413351" calcext:value-type="float">
            <text:p>0.0484458517413351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82032246746252" calcext:value-type="float">
            <text:p>0.0482032246746252</text:p>
          </table:table-cell>
          <table:table-cell office:value-type="float" office:value="0.751332877648667" calcext:value-type="float">
            <text:p>0.751332877648667</text:p>
          </table:table-cell>
          <table:table-cell office:value-type="float" office:value="0.0551263571484954" calcext:value-type="float">
            <text:p>0.0551263571484954</text:p>
          </table:table-cell>
          <table:table-cell office:value-type="float" office:value="0.756493506493507" calcext:value-type="float">
            <text:p>0.756493506493507</text:p>
          </table:table-cell>
          <table:table-cell office:value-type="float" office:value="0.047913297881339" calcext:value-type="float">
            <text:p>0.047913297881339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43446975645244" calcext:value-type="float">
            <text:p>0.0443446975645244</text:p>
          </table:table-cell>
          <table:table-cell office:value-type="float" office:value="0.752631578947368" calcext:value-type="float">
            <text:p>0.752631578947368</text:p>
          </table:table-cell>
          <table:table-cell office:value-type="float" office:value="0.0460577091395269" calcext:value-type="float">
            <text:p>0.0460577091395269</text:p>
          </table:table-cell>
          <table:table-cell office:value-type="float" office:value="0.763038277511962" calcext:value-type="float">
            <text:p>0.763038277511962</text:p>
          </table:table-cell>
          <table:table-cell office:value-type="float" office:value="0.0403906407566921" calcext:value-type="float">
            <text:p>0.0403906407566921</text:p>
          </table:table-cell>
          <table:table-cell office:value-type="float" office:value="0.761756664388243" calcext:value-type="float">
            <text:p>0.761756664388243</text:p>
          </table:table-cell>
          <table:table-cell office:value-type="float" office:value="0.0495509146730502" calcext:value-type="float">
            <text:p>0.0495509146730502</text:p>
          </table:table-cell>
          <table:table-cell office:value-type="float" office:value="0.765652768284347" calcext:value-type="float">
            <text:p>0.765652768284347</text:p>
          </table:table-cell>
          <table:table-cell office:value-type="float" office:value="0.0408822419417234" calcext:value-type="float">
            <text:p>0.0408822419417234</text:p>
          </table:table-cell>
          <table:table-cell office:value-type="float" office:value="0.753947368421053" calcext:value-type="float">
            <text:p>0.753947368421053</text:p>
          </table:table-cell>
          <table:table-cell office:value-type="float" office:value="0.0432498861904223" calcext:value-type="float">
            <text:p>0.0432498861904223</text:p>
          </table:table-cell>
          <table:table-cell office:value-type="float" office:value="0.763004101161996" calcext:value-type="float">
            <text:p>0.763004101161996</text:p>
          </table:table-cell>
          <table:table-cell office:value-type="float" office:value="0.0458139073849581" calcext:value-type="float">
            <text:p>0.0458139073849581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395378052560841" calcext:value-type="float">
            <text:p>0.03953780525608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376571452076751" calcext:value-type="float">
            <text:p>0.0376571452076751</text:p>
          </table:table-cell>
          <table:table-cell office:value-type="float" office:value="0.765635680109364" calcext:value-type="float">
            <text:p>0.765635680109364</text:p>
          </table:table-cell>
          <table:table-cell office:value-type="float" office:value="0.0469527473435445" calcext:value-type="float">
            <text:p>0.0469527473435445</text:p>
          </table:table-cell>
          <table:table-cell office:value-type="float" office:value="0.764371155160629" calcext:value-type="float">
            <text:p>0.764371155160629</text:p>
          </table:table-cell>
          <table:table-cell office:value-type="float" office:value="0.0489003505603881" calcext:value-type="float">
            <text:p>0.0489003505603881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510645958397518" calcext:value-type="float">
            <text:p>0.0510645958397518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41577163499798" calcext:value-type="float">
            <text:p>0.0441577163499798</text:p>
          </table:table-cell>
          <table:table-cell office:value-type="float" office:value="0.763021189336979" calcext:value-type="float">
            <text:p>0.763021189336979</text:p>
          </table:table-cell>
          <table:table-cell office:value-type="float" office:value="0.0522559756198364" calcext:value-type="float">
            <text:p>0.0522559756198364</text:p>
          </table:table-cell>
          <table:table-cell office:value-type="float" office:value="0.756527682843472" calcext:value-type="float">
            <text:p>0.756527682843472</text:p>
          </table:table-cell>
          <table:table-cell office:value-type="float" office:value="0.0496871840063066" calcext:value-type="float">
            <text:p>0.0496871840063066</text:p>
          </table:table-cell>
          <table:table-cell office:value-type="float" office:value="0.751298701298701" calcext:value-type="float">
            <text:p>0.751298701298701</text:p>
          </table:table-cell>
          <table:table-cell office:value-type="float" office:value="0.0468053261325558" calcext:value-type="float">
            <text:p>0.0468053261325558</text:p>
          </table:table-cell>
          <table:table-cell office:value-type="float" office:value="0.759142173615858" calcext:value-type="float">
            <text:p>0.759142173615858</text:p>
          </table:table-cell>
          <table:table-cell office:value-type="float" office:value="0.0445018751197635" calcext:value-type="float">
            <text:p>0.0445018751197635</text:p>
          </table:table-cell>
          <table:table-cell office:value-type="float" office:value="0.756544771018455" calcext:value-type="float">
            <text:p>0.756544771018455</text:p>
          </table:table-cell>
          <table:table-cell office:value-type="float" office:value="0.0539118033945027" calcext:value-type="float">
            <text:p>0.0539118033945027</text:p>
          </table:table-cell>
          <table:table-cell office:value-type="float" office:value="0.76566985645933" calcext:value-type="float">
            <text:p>0.76566985645933</text:p>
          </table:table-cell>
          <table:table-cell office:value-type="float" office:value="0.0348440556442482" calcext:value-type="float">
            <text:p>0.0348440556442482</text:p>
          </table:table-cell>
          <table:table-cell office:value-type="float" office:value="0.759125085440875" calcext:value-type="float">
            <text:p>0.759125085440875</text:p>
          </table:table-cell>
          <table:table-cell office:value-type="float" office:value="0.0446053523312429" calcext:value-type="float">
            <text:p>0.0446053523312429</text:p>
          </table:table-cell>
          <table:table-cell office:value-type="float" office:value="0.764354066985646" calcext:value-type="float">
            <text:p>0.764354066985646</text:p>
          </table:table-cell>
          <table:table-cell office:value-type="float" office:value="0.0458130256764072" calcext:value-type="float">
            <text:p>0.0458130256764072</text:p>
          </table:table-cell>
          <table:table-cell office:value-type="float" office:value="0.755228981544771" calcext:value-type="float">
            <text:p>0.755228981544771</text:p>
          </table:table-cell>
          <table:table-cell office:value-type="float" office:value="0.0483968035221578" calcext:value-type="float">
            <text:p>0.0483968035221578</text:p>
          </table:table-cell>
          <table:table-cell office:value-type="float" office:value="0.772146274777854" calcext:value-type="float">
            <text:p>0.772146274777854</text:p>
          </table:table-cell>
          <table:table-cell office:value-type="float" office:value="0.0441755085193519" calcext:value-type="float">
            <text:p>0.0441755085193519</text:p>
          </table:table-cell>
          <table:table-cell office:value-type="float" office:value="0.760406698564593" calcext:value-type="float">
            <text:p>0.760406698564593</text:p>
          </table:table-cell>
          <table:table-cell office:value-type="float" office:value="0.0421061978497322" calcext:value-type="float">
            <text:p>0.042106197849732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pima</text:p>
          </table:table-cell>
          <table:table-cell office:value-type="float" office:value="0.75339029391661" calcext:value-type="float">
            <text:p>0.75339029391661</text:p>
          </table:table-cell>
          <table:table-cell office:value-type="float" office:value="0.0369757569100718" calcext:value-type="float">
            <text:p>0.0369757569100718</text:p>
          </table:table-cell>
          <table:table-cell office:value-type="float" office:value="0.755211893369788" calcext:value-type="float">
            <text:p>0.755211893369788</text:p>
          </table:table-cell>
          <table:table-cell office:value-type="float" office:value="0.0485382653913144" calcext:value-type="float">
            <text:p>0.0485382653913144</text:p>
          </table:table-cell>
          <table:table-cell office:value-type="float" office:value="0.756261107313739" calcext:value-type="float">
            <text:p>0.756261107313739</text:p>
          </table:table-cell>
          <table:table-cell office:value-type="float" office:value="0.0467833821238725" calcext:value-type="float">
            <text:p>0.0467833821238725</text:p>
          </table:table-cell>
          <table:table-cell office:value-type="float" office:value="0.752918660287081" calcext:value-type="float">
            <text:p>0.752918660287081</text:p>
          </table:table-cell>
          <table:table-cell office:value-type="float" office:value="0.0487383319519687" calcext:value-type="float">
            <text:p>0.0487383319519687</text:p>
          </table:table-cell>
          <table:table-cell office:value-type="float" office:value="0.758106630211893" calcext:value-type="float">
            <text:p>0.758106630211893</text:p>
          </table:table-cell>
          <table:table-cell office:value-type="float" office:value="0.0427820856847836" calcext:value-type="float">
            <text:p>0.042782085684783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509838297083836" calcext:value-type="float">
            <text:p>0.0509838297083836</text:p>
          </table:table-cell>
          <table:table-cell office:value-type="float" office:value="0.7507997265892" calcext:value-type="float">
            <text:p>0.7507997265892</text:p>
          </table:table-cell>
          <table:table-cell office:value-type="float" office:value="0.0488680169010497" calcext:value-type="float">
            <text:p>0.0488680169010497</text:p>
          </table:table-cell>
          <table:table-cell office:value-type="float" office:value="0.748971291866029" calcext:value-type="float">
            <text:p>0.748971291866029</text:p>
          </table:table-cell>
          <table:table-cell office:value-type="float" office:value="0.0497197114894236" calcext:value-type="float">
            <text:p>0.0497197114894236</text:p>
          </table:table-cell>
          <table:table-cell office:value-type="float" office:value="0.755242652084757" calcext:value-type="float">
            <text:p>0.755242652084757</text:p>
          </table:table-cell>
          <table:table-cell office:value-type="float" office:value="0.0432752317769197" calcext:value-type="float">
            <text:p>0.0432752317769197</text:p>
          </table:table-cell>
          <table:table-cell office:value-type="float" office:value="0.748198906356801" calcext:value-type="float">
            <text:p>0.748198906356801</text:p>
          </table:table-cell>
          <table:table-cell office:value-type="float" office:value="0.0480135459886793" calcext:value-type="float">
            <text:p>0.0480135459886793</text:p>
          </table:table-cell>
          <table:table-cell office:value-type="float" office:value="0.757313738892686" calcext:value-type="float">
            <text:p>0.757313738892686</text:p>
          </table:table-cell>
          <table:table-cell office:value-type="float" office:value="0.036120854626249" calcext:value-type="float">
            <text:p>0.036120854626249</text:p>
          </table:table-cell>
          <table:table-cell office:value-type="float" office:value="0.757306903622693" calcext:value-type="float">
            <text:p>0.757306903622693</text:p>
          </table:table-cell>
          <table:table-cell office:value-type="float" office:value="0.0444711739537929" calcext:value-type="float">
            <text:p>0.0444711739537929</text:p>
          </table:table-cell>
          <table:table-cell office:value-type="float" office:value="0.760440874914559" calcext:value-type="float">
            <text:p>0.760440874914559</text:p>
          </table:table-cell>
          <table:table-cell office:value-type="float" office:value="0.043597407167249" calcext:value-type="float">
            <text:p>0.043597407167249</text:p>
          </table:table-cell>
          <table:table-cell office:value-type="float" office:value="0.752385509227614" calcext:value-type="float">
            <text:p>0.752385509227614</text:p>
          </table:table-cell>
          <table:table-cell office:value-type="float" office:value="0.0436708609369751" calcext:value-type="float">
            <text:p>0.0436708609369751</text:p>
          </table:table-cell>
          <table:table-cell office:value-type="float" office:value="0.759883800410116" calcext:value-type="float">
            <text:p>0.759883800410116</text:p>
          </table:table-cell>
          <table:table-cell office:value-type="float" office:value="0.0408226770773296" calcext:value-type="float">
            <text:p>0.0408226770773296</text:p>
          </table:table-cell>
          <table:table-cell office:value-type="float" office:value="0.753663704716336" calcext:value-type="float">
            <text:p>0.753663704716336</text:p>
          </table:table-cell>
          <table:table-cell office:value-type="float" office:value="0.0384686561202481" calcext:value-type="float">
            <text:p>0.03846865612024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6709956709957" calcext:value-type="float">
            <text:p>0.956709956709957</text:p>
          </table:table-cell>
          <table:table-cell office:value-type="float" office:value="0.0142849854785161" calcext:value-type="float">
            <text:p>0.0142849854785161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089419528916765" calcext:value-type="float">
            <text:p>0.0089419528916765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58336123801964" calcext:value-type="float">
            <text:p>0.0158336123801964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7673206567821" calcext:value-type="float">
            <text:p>0.0117673206567821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659058662279" calcext:value-type="float">
            <text:p>0.01365905866227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03655324652629" calcext:value-type="float">
            <text:p>0.0103655324652629</text:p>
          </table:table-cell>
          <table:table-cell office:value-type="float" office:value="0.968831168831169" calcext:value-type="float">
            <text:p>0.968831168831169</text:p>
          </table:table-cell>
          <table:table-cell office:value-type="float" office:value="0.0153799856790467" calcext:value-type="float">
            <text:p>0.015379985679046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0995670995671" calcext:value-type="float">
            <text:p>0.970995670995671</text:p>
          </table:table-cell>
          <table:table-cell office:value-type="float" office:value="0.0108080711752231" calcext:value-type="float">
            <text:p>0.0108080711752231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38783434788393" calcext:value-type="float">
            <text:p>0.013878343478839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4129293375149" calcext:value-type="float">
            <text:p>0.0134129293375149</text:p>
          </table:table-cell>
          <table:table-cell office:value-type="float" office:value="0.97056277056277" calcext:value-type="float">
            <text:p>0.97056277056277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51618188012279" calcext:value-type="float">
            <text:p>0.015161818801227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7115241244128" calcext:value-type="float">
            <text:p>0.012711524124412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60606060606061" calcext:value-type="float">
            <text:p>0.960606060606061</text:p>
          </table:table-cell>
          <table:table-cell office:value-type="float" office:value="0.0131384469149668" calcext:value-type="float">
            <text:p>0.01313844691496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67288620446631" calcext:value-type="float">
            <text:p>0.0167288620446631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15800303883052" calcext:value-type="float">
            <text:p>0.011580030388305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090805960880532" calcext:value-type="float">
            <text:p>0.009080596088053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32331965577031" calcext:value-type="float">
            <text:p>0.013233196557703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934241343801" calcext:value-type="float">
            <text:p>0.01193424134380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1401206727958" calcext:value-type="float">
            <text:p>0.0111401206727958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6248970049771" calcext:value-type="float">
            <text:p>0.0116248970049771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098399579343332" calcext:value-type="float">
            <text:p>0.0098399579343332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03655324652628" calcext:value-type="float">
            <text:p>0.01036553246526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9307359307359" calcext:value-type="float">
            <text:p>0.959307359307359</text:p>
          </table:table-cell>
          <table:table-cell office:value-type="float" office:value="0.014884614093192" calcext:value-type="float">
            <text:p>0.01488461409319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659058662279" calcext:value-type="float">
            <text:p>0.01365905866227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05645051761749" calcext:value-type="float">
            <text:p>0.0105645051761749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35749550665416" calcext:value-type="float">
            <text:p>0.0135749550665416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5078799638539" calcext:value-type="float">
            <text:p>0.011507879963853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7115241244128" calcext:value-type="float">
            <text:p>0.012711524124412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0274015437476" calcext:value-type="float">
            <text:p>0.0110274015437476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17584697185935" calcext:value-type="float">
            <text:p>0.0117584697185935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8465341835302" calcext:value-type="float">
            <text:p>0.010846534183530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808071175223" calcext:value-type="float">
            <text:p>0.01080807117522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1938002316449" calcext:value-type="float">
            <text:p>0.013193800231644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60606060606061" calcext:value-type="float">
            <text:p>0.960606060606061</text:p>
          </table:table-cell>
          <table:table-cell office:value-type="float" office:value="0.0140572339139481" calcext:value-type="float">
            <text:p>0.0140572339139481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6918519785528" calcext:value-type="float">
            <text:p>0.0106918519785528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1428571428571" calcext:value-type="float">
            <text:p>0.971428571428571</text:p>
          </table:table-cell>
          <table:table-cell office:value-type="float" office:value="0.0134129293375148" calcext:value-type="float">
            <text:p>0.0134129293375148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2914661376776" calcext:value-type="float">
            <text:p>0.01291466137677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4215522174068" calcext:value-type="float">
            <text:p>0.01242155221740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6540613381781" calcext:value-type="float">
            <text:p>0.0126540613381781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3987980710715" calcext:value-type="float">
            <text:p>0.0113987980710715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2" calcext:value-type="float">
            <text:p>0.0102442939967092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2239171616912" calcext:value-type="float">
            <text:p>0.0112239171616912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7056277056277" calcext:value-type="float">
            <text:p>0.977056277056277</text:p>
          </table:table-cell>
          <table:table-cell office:value-type="float" office:value="0.0109990412699333" calcext:value-type="float">
            <text:p>0.010999041269933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39904180589215" calcext:value-type="float">
            <text:p>0.01399041805892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974025974026" calcext:value-type="float">
            <text:p>0.95974025974026</text:p>
          </table:table-cell>
          <table:table-cell office:value-type="float" office:value="0.0142922718781118" calcext:value-type="float">
            <text:p>0.014292271878111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084140719983337" calcext:value-type="float">
            <text:p>0.0084140719983337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19429620182156" calcext:value-type="float">
            <text:p>0.011942962018215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2102140267279" calcext:value-type="float">
            <text:p>0.012210214026727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6540613381781" calcext:value-type="float">
            <text:p>0.0126540613381781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15890176076543" calcext:value-type="float">
            <text:p>0.011589017607654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4215522174068" calcext:value-type="float">
            <text:p>0.01242155221740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3655324652629" calcext:value-type="float">
            <text:p>0.010365532465262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2102140267279" calcext:value-type="float">
            <text:p>0.0122102140267279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5797949308532" calcext:value-type="float">
            <text:p>0.012579794930853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.959393939393939" calcext:value-type="float">
            <text:p>0.959393939393939</text:p>
          </table:table-cell>
          <table:table-cell office:value-type="float" office:value="0.014131510455747" calcext:value-type="float">
            <text:p>0.0141315104557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9165899533311" calcext:value-type="float">
            <text:p>0.0099165899533311</text:p>
          </table:table-cell>
          <table:table-cell office:value-type="float" office:value="0.973506493506493" calcext:value-type="float">
            <text:p>0.973506493506493</text:p>
          </table:table-cell>
          <table:table-cell office:value-type="float" office:value="0.0141763969067279" calcext:value-type="float">
            <text:p>0.0141763969067279</text:p>
          </table:table-cell>
          <table:table-cell office:value-type="float" office:value="0.972121212121212" calcext:value-type="float">
            <text:p>0.972121212121212</text:p>
          </table:table-cell>
          <table:table-cell office:value-type="float" office:value="0.0118535495153985" calcext:value-type="float">
            <text:p>0.011853549515398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31810111841972" calcext:value-type="float">
            <text:p>0.0131810111841972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08166286126683" calcext:value-type="float">
            <text:p>0.0108166286126683</text:p>
          </table:table-cell>
          <table:table-cell office:value-type="float" office:value="0.973506493506493" calcext:value-type="float">
            <text:p>0.973506493506493</text:p>
          </table:table-cell>
          <table:table-cell office:value-type="float" office:value="0.013236406029401" calcext:value-type="float">
            <text:p>0.01323640602940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5230096165752" calcext:value-type="float">
            <text:p>0.0125230096165752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459771340845" calcext:value-type="float">
            <text:p>0.0115459771340845</text:p>
          </table:table-cell>
          <table:table-cell office:value-type="float" office:value="0.975844155844156" calcext:value-type="float">
            <text:p>0.975844155844156</text:p>
          </table:table-cell>
          <table:table-cell office:value-type="float" office:value="0.0107026790589596" calcext:value-type="float">
            <text:p>0.0107026790589596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23541415396546" calcext:value-type="float">
            <text:p>0.0123541415396546</text:p>
          </table:table-cell>
          <table:table-cell office:value-type="float" office:value="0.974458874458875" calcext:value-type="float">
            <text:p>0.974458874458875</text:p>
          </table:table-cell>
          <table:table-cell office:value-type="float" office:value="0.01158369333669" calcext:value-type="float">
            <text:p>0.01158369333669</text:p>
          </table:table-cell>
          <table:table-cell office:value-type="float" office:value="0.974718614718615" calcext:value-type="float">
            <text:p>0.974718614718615</text:p>
          </table:table-cell>
          <table:table-cell office:value-type="float" office:value="0.0113132490011297" calcext:value-type="float">
            <text:p>0.0113132490011297</text:p>
          </table:table-cell>
          <table:table-cell office:value-type="float" office:value="0.975064935064935" calcext:value-type="float">
            <text:p>0.975064935064935</text:p>
          </table:table-cell>
          <table:table-cell office:value-type="float" office:value="0.0104730438303663" calcext:value-type="float">
            <text:p>0.0104730438303663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6923439696048" calcext:value-type="float">
            <text:p>0.012692343969604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675484140472" calcext:value-type="float">
            <text:p>0.012767548414047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094513840656928" calcext:value-type="float">
            <text:p>0.009451384065692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3622047244037" calcext:value-type="float">
            <text:p>0.0113622047244037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0389766989472" calcext:value-type="float">
            <text:p>0.0100389766989472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58138738156392" calcext:value-type="float">
            <text:p>0.015813873815639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2959878785448" calcext:value-type="float">
            <text:p>0.013295987878544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00906976837212" calcext:value-type="float">
            <text:p>0.0100906976837212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094072184779259" calcext:value-type="float">
            <text:p>0.009407218477925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112146373608804" calcext:value-type="float">
            <text:p>0.0112146373608804</text:p>
          </table:table-cell>
          <table:table-cell office:value-type="float" office:value="0.976623376623377" calcext:value-type="float">
            <text:p>0.976623376623377</text:p>
          </table:table-cell>
          <table:table-cell office:value-type="float" office:value="0.0076899928395233" calcext:value-type="float">
            <text:p>0.007689992839523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4609276140921" calcext:value-type="float">
            <text:p>0.014609276140921</text:p>
          </table:table-cell>
          <table:table-cell office:value-type="float" office:value="0.969264069264069" calcext:value-type="float">
            <text:p>0.969264069264069</text:p>
          </table:table-cell>
          <table:table-cell office:value-type="float" office:value="0.0119777812233461" calcext:value-type="float">
            <text:p>0.0119777812233461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5442424591715" calcext:value-type="float">
            <text:p>0.01354424245917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7524104446093" calcext:value-type="float">
            <text:p>0.0127524104446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09228442687053" calcext:value-type="float">
            <text:p>0.00922844268705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3" calcext:value-type="float">
            <text:p>0.0118992947348273</text:p>
          </table:table-cell>
          <table:table-cell office:value-type="float" office:value="0.971861471861472" calcext:value-type="float">
            <text:p>0.971861471861472</text:p>
          </table:table-cell>
          <table:table-cell office:value-type="float" office:value="0.0126211079975006" calcext:value-type="float">
            <text:p>0.01262110799750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41089830436713" calcext:value-type="float">
            <text:p>0.014108983043671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7199010955321" calcext:value-type="float">
            <text:p>0.013719901095532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2442939967093" calcext:value-type="float">
            <text:p>0.0102442939967093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074507275238" calcext:value-type="float">
            <text:p>0.011074507275238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5078799638538" calcext:value-type="float">
            <text:p>0.011507879963853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906597272726" calcext:value-type="float">
            <text:p>0.01290659727272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260959893291" calcext:value-type="float">
            <text:p>0.01126095989329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2782380295426" calcext:value-type="float">
            <text:p>0.0122782380295426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29388235333101" calcext:value-type="float">
            <text:p>0.0129388235333101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07984340166636" calcext:value-type="float">
            <text:p>0.01079843401666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4516839092888" calcext:value-type="float">
            <text:p>0.0134516839092888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3506880302688" calcext:value-type="float">
            <text:p>0.0133506880302688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2544519506146" calcext:value-type="float">
            <text:p>0.010254451950614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3795732118483" calcext:value-type="float">
            <text:p>0.0123795732118483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7318768393522" calcext:value-type="float">
            <text:p>0.011731876839352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4884251217424" calcext:value-type="float">
            <text:p>0.0124884251217424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19080410018919" calcext:value-type="float">
            <text:p>0.011908041001891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51610944306" calcext:value-type="float">
            <text:p>0.010951610944306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6874209127368" calcext:value-type="float">
            <text:p>0.011687420912736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4443752143713" calcext:value-type="float">
            <text:p>0.01144437521437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13713641009209" calcext:value-type="float">
            <text:p>0.0113713641009209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25466465334973" calcext:value-type="float">
            <text:p>0.0125466465334973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381066218067" calcext:value-type="float">
            <text:p>0.01381066218067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34516839092887" calcext:value-type="float">
            <text:p>0.01345168390928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8175572820793" calcext:value-type="float">
            <text:p>0.0128175572820793</text:p>
          </table:table-cell>
          <table:table-cell office:value-type="float" office:value="0.975757575757576" calcext:value-type="float">
            <text:p>0.975757575757576</text:p>
          </table:table-cell>
          <table:table-cell office:value-type="float" office:value="0.0106430527645516" calcext:value-type="float">
            <text:p>0.0106430527645516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1977781223346" calcext:value-type="float">
            <text:p>0.011977781223346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5440115440115" calcext:value-type="float">
            <text:p>0.0115440115440115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2567781562549" calcext:value-type="float">
            <text:p>0.013256778156254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28742903452787" calcext:value-type="float">
            <text:p>0.0128742903452787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9789938365188" calcext:value-type="float">
            <text:p>0.0129789938365188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25880683910905" calcext:value-type="float">
            <text:p>0.0125880683910905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4131677735102" calcext:value-type="float">
            <text:p>0.012413167773510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21503806262746" calcext:value-type="float">
            <text:p>0.012150380626274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6190476190476" calcext:value-type="float">
            <text:p>0.976190476190476</text:p>
          </table:table-cell>
          <table:table-cell office:value-type="float" office:value="0.0106528304907888" calcext:value-type="float">
            <text:p>0.0106528304907888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7442436743547" calcext:value-type="float">
            <text:p>0.0127442436743547</text:p>
          </table:table-cell>
          <table:table-cell office:value-type="float" office:value="0.972294372294372" calcext:value-type="float">
            <text:p>0.972294372294372</text:p>
          </table:table-cell>
          <table:table-cell office:value-type="float" office:value="0.0130987656195211" calcext:value-type="float">
            <text:p>0.0130987656195211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4204588400952" calcext:value-type="float">
            <text:p>0.01420458840095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4145830803062" calcext:value-type="float">
            <text:p>0.01414583080306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36055983449618" calcext:value-type="float">
            <text:p>0.0136055983449618</text:p>
          </table:table-cell>
          <table:table-cell office:value-type="float" office:value="0.974458874458874" calcext:value-type="float">
            <text:p>0.974458874458874</text:p>
          </table:table-cell>
          <table:table-cell office:value-type="float" office:value="0.0108848612788722" calcext:value-type="float">
            <text:p>0.0108848612788722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20816367612897" calcext:value-type="float">
            <text:p>0.0120816367612897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13254931430583" calcext:value-type="float">
            <text:p>0.0113254931430583</text:p>
          </table:table-cell>
          <table:table-cell office:value-type="float" office:value="0.972727272727273" calcext:value-type="float">
            <text:p>0.972727272727273</text:p>
          </table:table-cell>
          <table:table-cell office:value-type="float" office:value="0.0138483037391169" calcext:value-type="float">
            <text:p>0.0138483037391169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30350242893347" calcext:value-type="float">
            <text:p>0.0130350242893347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18992947348272" calcext:value-type="float">
            <text:p>0.0118992947348272</text:p>
          </table:table-cell>
          <table:table-cell office:value-type="float" office:value="0.973593073593074" calcext:value-type="float">
            <text:p>0.973593073593074</text:p>
          </table:table-cell>
          <table:table-cell office:value-type="float" office:value="0.0114443752143713" calcext:value-type="float">
            <text:p>0.0114443752143713</text:p>
          </table:table-cell>
          <table:table-cell office:value-type="float" office:value="0.975324675324675" calcext:value-type="float">
            <text:p>0.975324675324675</text:p>
          </table:table-cell>
          <table:table-cell office:value-type="float" office:value="0.0106136655402212" calcext:value-type="float">
            <text:p>0.0106136655402212</text:p>
          </table:table-cell>
          <table:table-cell office:value-type="float" office:value="0.974025974025974" calcext:value-type="float">
            <text:p>0.974025974025974</text:p>
          </table:table-cell>
          <table:table-cell office:value-type="float" office:value="0.0122442732672995" calcext:value-type="float">
            <text:p>0.0122442732672995</text:p>
          </table:table-cell>
          <table:table-cell office:value-type="float" office:value="0.973160173160173" calcext:value-type="float">
            <text:p>0.973160173160173</text:p>
          </table:table-cell>
          <table:table-cell office:value-type="float" office:value="0.0118642451896649" calcext:value-type="float">
            <text:p>0.011864245189664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egment</text:p>
          </table:table-cell>
          <table:table-cell office:value-type="float" office:value="0.974891774891775" calcext:value-type="float">
            <text:p>0.974891774891775</text:p>
          </table:table-cell>
          <table:table-cell office:value-type="float" office:value="0.0109155140455966" calcext:value-type="float">
            <text:p>0.0109155140455966</text:p>
          </table:table-cell>
          <table:table-cell office:value-type="float" office:value="0.974112554112554" calcext:value-type="float">
            <text:p>0.974112554112554</text:p>
          </table:table-cell>
          <table:table-cell office:value-type="float" office:value="0.0121405540586715" calcext:value-type="float">
            <text:p>0.0121405540586715</text:p>
          </table:table-cell>
          <table:table-cell office:value-type="float" office:value="0.972987012987013" calcext:value-type="float">
            <text:p>0.972987012987013</text:p>
          </table:table-cell>
          <table:table-cell office:value-type="float" office:value="0.0121531313874764" calcext:value-type="float">
            <text:p>0.0121531313874764</text:p>
          </table:table-cell>
          <table:table-cell office:value-type="float" office:value="0.974545454545455" calcext:value-type="float">
            <text:p>0.974545454545455</text:p>
          </table:table-cell>
          <table:table-cell office:value-type="float" office:value="0.0142389771194375" calcext:value-type="float">
            <text:p>0.0142389771194375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36130175191433" calcext:value-type="float">
            <text:p>0.0136130175191433</text:p>
          </table:table-cell>
          <table:table-cell office:value-type="float" office:value="0.973852813852814" calcext:value-type="float">
            <text:p>0.973852813852814</text:p>
          </table:table-cell>
          <table:table-cell office:value-type="float" office:value="0.0127264103748684" calcext:value-type="float">
            <text:p>0.0127264103748684</text:p>
          </table:table-cell>
          <table:table-cell office:value-type="float" office:value="0.975151515151515" calcext:value-type="float">
            <text:p>0.975151515151515</text:p>
          </table:table-cell>
          <table:table-cell office:value-type="float" office:value="0.0104234715348938" calcext:value-type="float">
            <text:p>0.0104234715348938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3841433899296" calcext:value-type="float">
            <text:p>0.0113841433899296</text:p>
          </table:table-cell>
          <table:table-cell office:value-type="float" office:value="0.974545454545454" calcext:value-type="float">
            <text:p>0.974545454545454</text:p>
          </table:table-cell>
          <table:table-cell office:value-type="float" office:value="0.0115217634215344" calcext:value-type="float">
            <text:p>0.0115217634215344</text:p>
          </table:table-cell>
          <table:table-cell office:value-type="float" office:value="0.973419913419913" calcext:value-type="float">
            <text:p>0.973419913419913</text:p>
          </table:table-cell>
          <table:table-cell office:value-type="float" office:value="0.012527932897339" calcext:value-type="float">
            <text:p>0.012527932897339</text:p>
          </table:table-cell>
          <table:table-cell office:value-type="float" office:value="0.974199134199134" calcext:value-type="float">
            <text:p>0.974199134199134</text:p>
          </table:table-cell>
          <table:table-cell office:value-type="float" office:value="0.0118500296842435" calcext:value-type="float">
            <text:p>0.0118500296842435</text:p>
          </table:table-cell>
          <table:table-cell office:value-type="float" office:value="0.973333333333333" calcext:value-type="float">
            <text:p>0.973333333333333</text:p>
          </table:table-cell>
          <table:table-cell office:value-type="float" office:value="0.0126473899454601" calcext:value-type="float">
            <text:p>0.0126473899454601</text:p>
          </table:table-cell>
          <table:table-cell office:value-type="float" office:value="0.972554112554113" calcext:value-type="float">
            <text:p>0.972554112554113</text:p>
          </table:table-cell>
          <table:table-cell office:value-type="float" office:value="0.0117606254219144" calcext:value-type="float">
            <text:p>0.0117606254219144</text:p>
          </table:table-cell>
          <table:table-cell office:value-type="float" office:value="0.974805194805195" calcext:value-type="float">
            <text:p>0.974805194805195</text:p>
          </table:table-cell>
          <table:table-cell office:value-type="float" office:value="0.0118938787469062" calcext:value-type="float">
            <text:p>0.0118938787469062</text:p>
          </table:table-cell>
          <table:table-cell office:value-type="float" office:value="0.974285714285714" calcext:value-type="float">
            <text:p>0.974285714285714</text:p>
          </table:table-cell>
          <table:table-cell office:value-type="float" office:value="0.0124072191862932" calcext:value-type="float">
            <text:p>0.0124072191862932</text:p>
          </table:table-cell>
          <table:table-cell office:value-type="float" office:value="0.973939393939394" calcext:value-type="float">
            <text:p>0.973939393939394</text:p>
          </table:table-cell>
          <table:table-cell office:value-type="float" office:value="0.0110971755468055" calcext:value-type="float">
            <text:p>0.011097175546805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6312068877483" calcext:value-type="float">
            <text:p>0.0826312068877483</text:p>
          </table:table-cell>
          <table:table-cell office:value-type="float" office:value="0.764285714285714" calcext:value-type="float">
            <text:p>0.764285714285714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0.0865334169551683" calcext:value-type="float">
            <text:p>0.0865334169551683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38373763192383" calcext:value-type="float">
            <text:p>0.0538373763192383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978507380851803" calcext:value-type="float">
            <text:p>0.0978507380851803</text:p>
          </table:table-cell>
          <table:table-cell office:value-type="float" office:value="0.831190476190476" calcext:value-type="float">
            <text:p>0.831190476190476</text:p>
          </table:table-cell>
          <table:table-cell office:value-type="float" office:value="0.0832875913765013" calcext:value-type="float">
            <text:p>0.0832875913765013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818176600964199" calcext:value-type="float">
            <text:p>0.0818176600964199</text:p>
          </table:table-cell>
          <table:table-cell office:value-type="float" office:value="0.750476190476191" calcext:value-type="float">
            <text:p>0.750476190476191</text:p>
          </table:table-cell>
          <table:table-cell office:value-type="float" office:value="0.107097580086423" calcext:value-type="float">
            <text:p>0.107097580086423</text:p>
          </table:table-cell>
          <table:table-cell office:value-type="float" office:value="0.832380952380952" calcext:value-type="float">
            <text:p>0.832380952380952</text:p>
          </table:table-cell>
          <table:table-cell office:value-type="float" office:value="0.0776253770912342" calcext:value-type="float">
            <text:p>0.0776253770912342</text:p>
          </table:table-cell>
          <table:table-cell office:value-type="float" office:value="0.797380952380952" calcext:value-type="float">
            <text:p>0.797380952380952</text:p>
          </table:table-cell>
          <table:table-cell office:value-type="float" office:value="0.0796854644375646" calcext:value-type="float">
            <text:p>0.0796854644375646</text:p>
          </table:table-cell>
          <table:table-cell office:value-type="float" office:value="0.778809523809524" calcext:value-type="float">
            <text:p>0.778809523809524</text:p>
          </table:table-cell>
          <table:table-cell office:value-type="float" office:value="0.0904096803714219" calcext:value-type="float">
            <text:p>0.090409680371421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779702833095088" calcext:value-type="float">
            <text:p>0.0779702833095088</text:p>
          </table:table-cell>
          <table:table-cell office:value-type="float" office:value="0.74452380952381" calcext:value-type="float">
            <text:p>0.74452380952381</text:p>
          </table:table-cell>
          <table:table-cell office:value-type="float" office:value="0.0867663970633795" calcext:value-type="float">
            <text:p>0.0867663970633795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59761904761905" calcext:value-type="float">
            <text:p>0.759761904761905</text:p>
          </table:table-cell>
          <table:table-cell office:value-type="float" office:value="0.0772450984892553" calcext:value-type="float">
            <text:p>0.0772450984892553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819764820726088" calcext:value-type="float">
            <text:p>0.08197648207260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956080776396645" calcext:value-type="float">
            <text:p>0.0956080776396645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27991191348293" calcext:value-type="float">
            <text:p>0.0827991191348293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991171027138633" calcext:value-type="float">
            <text:p>0.0991171027138633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684976270984286" calcext:value-type="float">
            <text:p>0.0684976270984286</text:p>
          </table:table-cell>
          <table:table-cell office:value-type="float" office:value="0.807857142857143" calcext:value-type="float">
            <text:p>0.807857142857143</text:p>
          </table:table-cell>
          <table:table-cell office:value-type="float" office:value="0.1000758719479" calcext:value-type="float">
            <text:p>0.1000758719479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606138291248716" calcext:value-type="float">
            <text:p>0.0606138291248716</text:p>
          </table:table-cell>
          <table:table-cell office:value-type="float" office:value="0.783333333333333" calcext:value-type="float">
            <text:p>0.783333333333333</text:p>
          </table:table-cell>
          <table:table-cell office:value-type="float" office:value="0.0729122798594022" calcext:value-type="float">
            <text:p>0.0729122798594022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812857142857143" calcext:value-type="float">
            <text:p>0.812857142857143</text:p>
          </table:table-cell>
          <table:table-cell office:value-type="float" office:value="0.0754611254639514" calcext:value-type="float">
            <text:p>0.0754611254639514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856098717355302" calcext:value-type="float">
            <text:p>0.0856098717355302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59357439454071" calcext:value-type="float">
            <text:p>0.05935743945407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787791866032807" calcext:value-type="float">
            <text:p>0.078779186603280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604426436973326" calcext:value-type="float">
            <text:p>0.0604426436973326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658495846642445" calcext:value-type="float">
            <text:p>0.0658495846642445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719421571353891" calcext:value-type="float">
            <text:p>0.0719421571353891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2689392227359" calcext:value-type="float">
            <text:p>0.069268939222735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60549520626349" calcext:value-type="float">
            <text:p>0.0860549520626349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684240221910345" calcext:value-type="float">
            <text:p>0.0684240221910345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627742157799891" calcext:value-type="float">
            <text:p>0.0627742157799891</text:p>
          </table:table-cell>
          <table:table-cell office:value-type="float" office:value="0.811904761904762" calcext:value-type="float">
            <text:p>0.811904761904762</text:p>
          </table:table-cell>
          <table:table-cell office:value-type="float" office:value="0.0814101591238242" calcext:value-type="float">
            <text:p>0.0814101591238242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465007578835985" calcext:value-type="float">
            <text:p>0.0465007578835985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635916877137547" calcext:value-type="float">
            <text:p>0.0635916877137547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722531766910639" calcext:value-type="float">
            <text:p>0.0722531766910639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65385200734516" calcext:value-type="float">
            <text:p>0.0665385200734516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867518768271383" calcext:value-type="float">
            <text:p>0.0867518768271383</text:p>
          </table:table-cell>
          <table:table-cell office:value-type="float" office:value="0.793571428571429" calcext:value-type="float">
            <text:p>0.793571428571429</text:p>
          </table:table-cell>
          <table:table-cell office:value-type="float" office:value="0.0627742157799891" calcext:value-type="float">
            <text:p>0.0627742157799891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589277029490809" calcext:value-type="float">
            <text:p>0.058927702949080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576919168413865" calcext:value-type="float">
            <text:p>0.057691916841386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60717657339726" calcext:value-type="float">
            <text:p>0.0607176573397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69047619047619" calcext:value-type="float">
            <text:p>0.769047619047619</text:p>
          </table:table-cell>
          <table:table-cell office:value-type="float" office:value="0.0746284995853818" calcext:value-type="float">
            <text:p>0.0746284995853818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3" calcext:value-type="float">
            <text:p>0.0710997723386383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67706908727042" calcext:value-type="float">
            <text:p>0.0767706908727042</text:p>
          </table:table-cell>
          <table:table-cell office:value-type="float" office:value="0.816666666666667" calcext:value-type="float">
            <text:p>0.816666666666667</text:p>
          </table:table-cell>
          <table:table-cell office:value-type="float" office:value="0.075958641993685" calcext:value-type="float">
            <text:p>0.075958641993685</text:p>
          </table:table-cell>
          <table:table-cell office:value-type="float" office:value="0.817380952380952" calcext:value-type="float">
            <text:p>0.817380952380952</text:p>
          </table:table-cell>
          <table:table-cell office:value-type="float" office:value="0.0735834564918431" calcext:value-type="float">
            <text:p>0.0735834564918431</text:p>
          </table:table-cell>
          <table:table-cell office:value-type="float" office:value="0.797380952380952" calcext:value-type="float">
            <text:p>0.797380952380952</text:p>
          </table:table-cell>
          <table:table-cell office:value-type="float" office:value="0.0764582760518464" calcext:value-type="float">
            <text:p>0.076458276051846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88571428571429" calcext:value-type="float">
            <text:p>0.788571428571429</text:p>
          </table:table-cell>
          <table:table-cell office:value-type="float" office:value="0.0601271014564484" calcext:value-type="float">
            <text:p>0.0601271014564484</text:p>
          </table:table-cell>
          <table:table-cell office:value-type="float" office:value="0.807857142857143" calcext:value-type="float">
            <text:p>0.807857142857143</text:p>
          </table:table-cell>
          <table:table-cell office:value-type="float" office:value="0.0629945787858938" calcext:value-type="float">
            <text:p>0.0629945787858938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646369982826335" calcext:value-type="float">
            <text:p>0.0646369982826335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7535401181839" calcext:value-type="float">
            <text:p>0.08753540118183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6957063364857" calcext:value-type="float">
            <text:p>0.06957063364857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07556485658979" calcext:value-type="float">
            <text:p>0.070755648565897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98994166317019" calcext:value-type="float">
            <text:p>0.0698994166317019</text:p>
          </table:table-cell>
          <table:table-cell office:value-type="float" office:value="0.787857142857143" calcext:value-type="float">
            <text:p>0.787857142857143</text:p>
          </table:table-cell>
          <table:table-cell office:value-type="float" office:value="0.0630585397917296" calcext:value-type="float">
            <text:p>0.0630585397917296</text:p>
          </table:table-cell>
          <table:table-cell office:value-type="float" office:value="0.788333333333333" calcext:value-type="float">
            <text:p>0.788333333333333</text:p>
          </table:table-cell>
          <table:table-cell office:value-type="float" office:value="0.0563933428756028" calcext:value-type="float">
            <text:p>0.056393342875602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788954358370518" calcext:value-type="float">
            <text:p>0.078895435837051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156602479796" calcext:value-type="float">
            <text:p>0.06156602479796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43143027579142" calcext:value-type="float">
            <text:p>0.094314302757914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693707091536894" calcext:value-type="float">
            <text:p>0.0693707091536894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46331002020122" calcext:value-type="float">
            <text:p>0.0646331002020122</text:p>
          </table:table-cell>
          <table:table-cell office:value-type="float" office:value="0.797380952380952" calcext:value-type="float">
            <text:p>0.797380952380952</text:p>
          </table:table-cell>
          <table:table-cell office:value-type="float" office:value="0.0695561459915678" calcext:value-type="float">
            <text:p>0.0695561459915678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43048178552378" calcext:value-type="float">
            <text:p>0.0643048178552378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5843863768474" calcext:value-type="float">
            <text:p>0.067584386376847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616580349825045" calcext:value-type="float">
            <text:p>0.0616580349825045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09403196741549" calcext:value-type="float">
            <text:p>0.0809403196741549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4620732721331" calcext:value-type="float">
            <text:p>0.071462073272133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46331002020122" calcext:value-type="float">
            <text:p>0.0646331002020122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642200330739728" calcext:value-type="float">
            <text:p>0.0642200330739728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43048178552378" calcext:value-type="float">
            <text:p>0.0643048178552378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787471979769212" calcext:value-type="float">
            <text:p>0.078747197976921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535752497167502" calcext:value-type="float">
            <text:p>0.05357524971675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.777714285714286" calcext:value-type="float">
            <text:p>0.777714285714286</text:p>
          </table:table-cell>
          <table:table-cell office:value-type="float" office:value="0.0807410754170471" calcext:value-type="float">
            <text:p>0.0807410754170471</text:p>
          </table:table-cell>
          <table:table-cell office:value-type="float" office:value="0.799" calcext:value-type="float">
            <text:p>0.799</text:p>
          </table:table-cell>
          <table:table-cell office:value-type="float" office:value="0.072272248070009" calcext:value-type="float">
            <text:p>0.072272248070009</text:p>
          </table:table-cell>
          <table:table-cell office:value-type="float" office:value="0.798714285714286" calcext:value-type="float">
            <text:p>0.798714285714286</text:p>
          </table:table-cell>
          <table:table-cell office:value-type="float" office:value="0.088558093072457" calcext:value-type="float">
            <text:p>0.088558093072457</text:p>
          </table:table-cell>
          <table:table-cell office:value-type="float" office:value="0.80352380952381" calcext:value-type="float">
            <text:p>0.80352380952381</text:p>
          </table:table-cell>
          <table:table-cell office:value-type="float" office:value="0.0672176753512152" calcext:value-type="float">
            <text:p>0.0672176753512152</text:p>
          </table:table-cell>
          <table:table-cell office:value-type="float" office:value="0.803952380952381" calcext:value-type="float">
            <text:p>0.803952380952381</text:p>
          </table:table-cell>
          <table:table-cell office:value-type="float" office:value="0.079783476501385" calcext:value-type="float">
            <text:p>0.079783476501385</text:p>
          </table:table-cell>
          <table:table-cell office:value-type="float" office:value="0.809047619047619" calcext:value-type="float">
            <text:p>0.809047619047619</text:p>
          </table:table-cell>
          <table:table-cell office:value-type="float" office:value="0.0742652003337223" calcext:value-type="float">
            <text:p>0.0742652003337223</text:p>
          </table:table-cell>
          <table:table-cell office:value-type="float" office:value="0.787142857142857" calcext:value-type="float">
            <text:p>0.787142857142857</text:p>
          </table:table-cell>
          <table:table-cell office:value-type="float" office:value="0.0655266603719593" calcext:value-type="float">
            <text:p>0.0655266603719593</text:p>
          </table:table-cell>
          <table:table-cell office:value-type="float" office:value="0.782952380952381" calcext:value-type="float">
            <text:p>0.782952380952381</text:p>
          </table:table-cell>
          <table:table-cell office:value-type="float" office:value="0.0706176841954278" calcext:value-type="float">
            <text:p>0.0706176841954278</text:p>
          </table:table-cell>
          <table:table-cell office:value-type="float" office:value="0.813714285714286" calcext:value-type="float">
            <text:p>0.813714285714286</text:p>
          </table:table-cell>
          <table:table-cell office:value-type="float" office:value="0.0699984586029296" calcext:value-type="float">
            <text:p>0.0699984586029296</text:p>
          </table:table-cell>
          <table:table-cell office:value-type="float" office:value="0.801571428571429" calcext:value-type="float">
            <text:p>0.801571428571429</text:p>
          </table:table-cell>
          <table:table-cell office:value-type="float" office:value="0.0695447123223727" calcext:value-type="float">
            <text:p>0.0695447123223727</text:p>
          </table:table-cell>
          <table:table-cell office:value-type="float" office:value="0.797" calcext:value-type="float">
            <text:p>0.797</text:p>
          </table:table-cell>
          <table:table-cell office:value-type="float" office:value="0.0839250378507498" calcext:value-type="float">
            <text:p>0.0839250378507498</text:p>
          </table:table-cell>
          <table:table-cell office:value-type="float" office:value="0.79252380952381" calcext:value-type="float">
            <text:p>0.79252380952381</text:p>
          </table:table-cell>
          <table:table-cell office:value-type="float" office:value="0.0716566666882601" calcext:value-type="float">
            <text:p>0.0716566666882601</text:p>
          </table:table-cell>
          <table:table-cell office:value-type="float" office:value="0.778857142857143" calcext:value-type="float">
            <text:p>0.778857142857143</text:p>
          </table:table-cell>
          <table:table-cell office:value-type="float" office:value="0.072659096217304" calcext:value-type="float">
            <text:p>0.072659096217304</text:p>
          </table:table-cell>
          <table:table-cell office:value-type="float" office:value="0.794904761904762" calcext:value-type="float">
            <text:p>0.794904761904762</text:p>
          </table:table-cell>
          <table:table-cell office:value-type="float" office:value="0.0608184368382097" calcext:value-type="float">
            <text:p>0.0608184368382097</text:p>
          </table:table-cell>
          <table:table-cell office:value-type="float" office:value="0.789285714285714" calcext:value-type="float">
            <text:p>0.789285714285714</text:p>
          </table:table-cell>
          <table:table-cell office:value-type="float" office:value="0.0685184675527074" calcext:value-type="float">
            <text:p>0.0685184675527074</text:p>
          </table:table-cell>
          <table:table-cell office:value-type="float" office:value="0.786523809523809" calcext:value-type="float">
            <text:p>0.786523809523809</text:p>
          </table:table-cell>
          <table:table-cell office:value-type="float" office:value="0.0666075313102216" calcext:value-type="float">
            <text:p>0.06660753131022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738398128669265" calcext:value-type="float">
            <text:p>0.07383981286692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58770899639999" calcext:value-type="float">
            <text:p>0.05877089963999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886764041959511" calcext:value-type="float">
            <text:p>0.0886764041959511</text:p>
          </table:table-cell>
          <table:table-cell office:value-type="float" office:value="0.773809523809524" calcext:value-type="float">
            <text:p>0.773809523809524</text:p>
          </table:table-cell>
          <table:table-cell office:value-type="float" office:value="0.0462773959908357" calcext:value-type="float">
            <text:p>0.0462773959908357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66520410644421" calcext:value-type="float">
            <text:p>0.0766520410644421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684792332885404" calcext:value-type="float">
            <text:p>0.0684792332885404</text:p>
          </table:table-cell>
          <table:table-cell office:value-type="float" office:value="0.789047619047619" calcext:value-type="float">
            <text:p>0.789047619047619</text:p>
          </table:table-cell>
          <table:table-cell office:value-type="float" office:value="0.0585281812204733" calcext:value-type="float">
            <text:p>0.0585281812204733</text:p>
          </table:table-cell>
          <table:table-cell office:value-type="float" office:value="0.798809523809524" calcext:value-type="float">
            <text:p>0.798809523809524</text:p>
          </table:table-cell>
          <table:table-cell office:value-type="float" office:value="0.088129194085094" calcext:value-type="float">
            <text:p>0.088129194085094</text:p>
          </table:table-cell>
          <table:table-cell office:value-type="float" office:value="0.783095238095238" calcext:value-type="float">
            <text:p>0.783095238095238</text:p>
          </table:table-cell>
          <table:table-cell office:value-type="float" office:value="0.100103561894952" calcext:value-type="float">
            <text:p>0.100103561894952</text:p>
          </table:table-cell>
          <table:table-cell office:value-type="float" office:value="0.806904761904762" calcext:value-type="float">
            <text:p>0.806904761904762</text:p>
          </table:table-cell>
          <table:table-cell office:value-type="float" office:value="0.0837250807156465" calcext:value-type="float">
            <text:p>0.0837250807156465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976725882339331" calcext:value-type="float">
            <text:p>0.0976725882339331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620977861651382" calcext:value-type="float">
            <text:p>0.0620977861651382</text:p>
          </table:table-cell>
          <table:table-cell office:value-type="float" office:value="0.754047619047619" calcext:value-type="float">
            <text:p>0.754047619047619</text:p>
          </table:table-cell>
          <table:table-cell office:value-type="float" office:value="0.0613533644045632" calcext:value-type="float">
            <text:p>0.0613533644045632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04826083036267" calcext:value-type="float">
            <text:p>0.0804826083036267</text:p>
          </table:table-cell>
          <table:table-cell office:value-type="float" office:value="0.808095238095238" calcext:value-type="float">
            <text:p>0.808095238095238</text:p>
          </table:table-cell>
          <table:table-cell office:value-type="float" office:value="0.0803761000566552" calcext:value-type="float">
            <text:p>0.0803761000566552</text:p>
          </table:table-cell>
          <table:table-cell office:value-type="float" office:value="0.763809523809524" calcext:value-type="float">
            <text:p>0.763809523809524</text:p>
          </table:table-cell>
          <table:table-cell office:value-type="float" office:value="0.0764282005628147" calcext:value-type="float">
            <text:p>0.07642820056281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45592575902967" calcext:value-type="float">
            <text:p>0.0745592575902967</text:p>
          </table:table-cell>
          <table:table-cell office:value-type="float" office:value="0.802380952380952" calcext:value-type="float">
            <text:p>0.802380952380952</text:p>
          </table:table-cell>
          <table:table-cell office:value-type="float" office:value="0.0711723800680805" calcext:value-type="float">
            <text:p>0.0711723800680805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775510949993674" calcext:value-type="float">
            <text:p>0.0775510949993674</text:p>
          </table:table-cell>
          <table:table-cell office:value-type="float" office:value="0.768809523809524" calcext:value-type="float">
            <text:p>0.768809523809524</text:p>
          </table:table-cell>
          <table:table-cell office:value-type="float" office:value="0.0645589919505638" calcext:value-type="float">
            <text:p>0.064558991950563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96407655815802" calcext:value-type="float">
            <text:p>0.0696407655815802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574506700662027" calcext:value-type="float">
            <text:p>0.0574506700662027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718159688629476" calcext:value-type="float">
            <text:p>0.0718159688629476</text:p>
          </table:table-cell>
          <table:table-cell office:value-type="float" office:value="0.784047619047619" calcext:value-type="float">
            <text:p>0.784047619047619</text:p>
          </table:table-cell>
          <table:table-cell office:value-type="float" office:value="0.0924189225409937" calcext:value-type="float">
            <text:p>0.0924189225409937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783570910081677" calcext:value-type="float">
            <text:p>0.0783570910081677</text:p>
          </table:table-cell>
          <table:table-cell office:value-type="float" office:value="0.822619047619047" calcext:value-type="float">
            <text:p>0.822619047619047</text:p>
          </table:table-cell>
          <table:table-cell office:value-type="float" office:value="0.0702302479698511" calcext:value-type="float">
            <text:p>0.0702302479698511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803749245464204" calcext:value-type="float">
            <text:p>0.0803749245464204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802142857142857" calcext:value-type="float">
            <text:p>0.802142857142857</text:p>
          </table:table-cell>
          <table:table-cell office:value-type="float" office:value="0.0906462478675015" calcext:value-type="float">
            <text:p>0.0906462478675015</text:p>
          </table:table-cell>
          <table:table-cell office:value-type="float" office:value="0.816904761904762" calcext:value-type="float">
            <text:p>0.816904761904762</text:p>
          </table:table-cell>
          <table:table-cell office:value-type="float" office:value="0.0821300120314812" calcext:value-type="float">
            <text:p>0.0821300120314812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706465123358217" calcext:value-type="float">
            <text:p>0.070646512335821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97328779213288" calcext:value-type="float">
            <text:p>0.079732877921328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666671390761795" calcext:value-type="float">
            <text:p>0.0666671390761795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0722265828092282" calcext:value-type="float">
            <text:p>0.0722265828092282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706344747622809" calcext:value-type="float">
            <text:p>0.0706344747622809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72011829671879" calcext:value-type="float">
            <text:p>0.0672011829671879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559222591440587" calcext:value-type="float">
            <text:p>0.055922259144058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818996091648519" calcext:value-type="float">
            <text:p>0.0818996091648519</text:p>
          </table:table-cell>
          <table:table-cell office:value-type="float" office:value="0.798333333333333" calcext:value-type="float">
            <text:p>0.798333333333333</text:p>
          </table:table-cell>
          <table:table-cell office:value-type="float" office:value="0.0914735476896667" calcext:value-type="float">
            <text:p>0.091473547689666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98477387009887" calcext:value-type="float">
            <text:p>0.0798477387009887</text:p>
          </table:table-cell>
          <table:table-cell office:value-type="float" office:value="0.826904761904762" calcext:value-type="float">
            <text:p>0.826904761904762</text:p>
          </table:table-cell>
          <table:table-cell office:value-type="float" office:value="0.0717457683658601" calcext:value-type="float">
            <text:p>0.0717457683658601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754264770432335" calcext:value-type="float">
            <text:p>0.0754264770432335</text:p>
          </table:table-cell>
          <table:table-cell office:value-type="float" office:value="0.778571428571429" calcext:value-type="float">
            <text:p>0.778571428571429</text:p>
          </table:table-cell>
          <table:table-cell office:value-type="float" office:value="0.0856334127586914" calcext:value-type="float">
            <text:p>0.0856334127586914</text:p>
          </table:table-cell>
          <table:table-cell office:value-type="float" office:value="0.807619047619048" calcext:value-type="float">
            <text:p>0.807619047619048</text:p>
          </table:table-cell>
          <table:table-cell office:value-type="float" office:value="0.0710997723386382" calcext:value-type="float">
            <text:p>0.0710997723386382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784265941032467" calcext:value-type="float">
            <text:p>0.0784265941032467</text:p>
          </table:table-cell>
          <table:table-cell office:value-type="float" office:value="0.76452380952381" calcext:value-type="float">
            <text:p>0.76452380952381</text:p>
          </table:table-cell>
          <table:table-cell office:value-type="float" office:value="0.0648121692581772" calcext:value-type="float">
            <text:p>0.0648121692581772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951322162779155" calcext:value-type="float">
            <text:p>0.09513221627791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3571428571428" calcext:value-type="float">
            <text:p>0.793571428571428</text:p>
          </table:table-cell>
          <table:table-cell office:value-type="float" office:value="0.0586233477462914" calcext:value-type="float">
            <text:p>0.058623347746291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62714516784875" calcext:value-type="float">
            <text:p>0.0762714516784875</text:p>
          </table:table-cell>
          <table:table-cell office:value-type="float" office:value="0.807380952380952" calcext:value-type="float">
            <text:p>0.807380952380952</text:p>
          </table:table-cell>
          <table:table-cell office:value-type="float" office:value="0.082466771826781" calcext:value-type="float">
            <text:p>0.082466771826781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505176030576955" calcext:value-type="float">
            <text:p>0.0505176030576955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24307994606329" calcext:value-type="float">
            <text:p>0.0724307994606329</text:p>
          </table:table-cell>
          <table:table-cell office:value-type="float" office:value="0.793809523809524" calcext:value-type="float">
            <text:p>0.793809523809524</text:p>
          </table:table-cell>
          <table:table-cell office:value-type="float" office:value="0.0534899439078911" calcext:value-type="float">
            <text:p>0.0534899439078911</text:p>
          </table:table-cell>
          <table:table-cell office:value-type="float" office:value="0.802619047619048" calcext:value-type="float">
            <text:p>0.802619047619048</text:p>
          </table:table-cell>
          <table:table-cell office:value-type="float" office:value="0.0669725597475061" calcext:value-type="float">
            <text:p>0.0669725597475061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802682734136298" calcext:value-type="float">
            <text:p>0.0802682734136298</text:p>
          </table:table-cell>
          <table:table-cell office:value-type="float" office:value="0.822380952380952" calcext:value-type="float">
            <text:p>0.822380952380952</text:p>
          </table:table-cell>
          <table:table-cell office:value-type="float" office:value="0.0835650595260684" calcext:value-type="float">
            <text:p>0.0835650595260684</text:p>
          </table:table-cell>
          <table:table-cell office:value-type="float" office:value="0.802857142857143" calcext:value-type="float">
            <text:p>0.802857142857143</text:p>
          </table:table-cell>
          <table:table-cell office:value-type="float" office:value="0.0795062236994934" calcext:value-type="float">
            <text:p>0.0795062236994934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829431530716755" calcext:value-type="float">
            <text:p>0.0829431530716755</text:p>
          </table:table-cell>
          <table:table-cell office:value-type="float" office:value="0.783571428571429" calcext:value-type="float">
            <text:p>0.783571428571429</text:p>
          </table:table-cell>
          <table:table-cell office:value-type="float" office:value="0.0849350974185264" calcext:value-type="float">
            <text:p>0.0849350974185264</text:p>
          </table:table-cell>
          <table:table-cell office:value-type="float" office:value="0.822142857142857" calcext:value-type="float">
            <text:p>0.822142857142857</text:p>
          </table:table-cell>
          <table:table-cell office:value-type="float" office:value="0.0674561156487888" calcext:value-type="float">
            <text:p>0.0674561156487888</text:p>
          </table:table-cell>
          <table:table-cell office:value-type="float" office:value="0.774285714285714" calcext:value-type="float">
            <text:p>0.774285714285714</text:p>
          </table:table-cell>
          <table:table-cell office:value-type="float" office:value="0.063111957453365" calcext:value-type="float">
            <text:p>0.063111957453365</text:p>
          </table:table-cell>
          <table:table-cell office:value-type="float" office:value="0.798095238095238" calcext:value-type="float">
            <text:p>0.798095238095238</text:p>
          </table:table-cell>
          <table:table-cell office:value-type="float" office:value="0.0814395549385652" calcext:value-type="float">
            <text:p>0.08143955493856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803095238095238" calcext:value-type="float">
            <text:p>0.803095238095238</text:p>
          </table:table-cell>
          <table:table-cell office:value-type="float" office:value="0.0606096722966997" calcext:value-type="float">
            <text:p>0.0606096722966997</text:p>
          </table:table-cell>
          <table:table-cell office:value-type="float" office:value="0.788095238095238" calcext:value-type="float">
            <text:p>0.788095238095238</text:p>
          </table:table-cell>
          <table:table-cell office:value-type="float" office:value="0.0766273848558813" calcext:value-type="float">
            <text:p>0.0766273848558813</text:p>
          </table:table-cell>
          <table:table-cell office:value-type="float" office:value="0.812142857142857" calcext:value-type="float">
            <text:p>0.812142857142857</text:p>
          </table:table-cell>
          <table:table-cell office:value-type="float" office:value="0.0673102906921088" calcext:value-type="float">
            <text:p>0.0673102906921088</text:p>
          </table:table-cell>
          <table:table-cell office:value-type="float" office:value="0.788809523809524" calcext:value-type="float">
            <text:p>0.788809523809524</text:p>
          </table:table-cell>
          <table:table-cell office:value-type="float" office:value="0.0546876653436653" calcext:value-type="float">
            <text:p>0.0546876653436653</text:p>
          </table:table-cell>
          <table:table-cell office:value-type="float" office:value="0.788571428571428" calcext:value-type="float">
            <text:p>0.788571428571428</text:p>
          </table:table-cell>
          <table:table-cell office:value-type="float" office:value="0.0902796528673227" calcext:value-type="float">
            <text:p>0.0902796528673227</text:p>
          </table:table-cell>
          <table:table-cell office:value-type="float" office:value="0.793333333333333" calcext:value-type="float">
            <text:p>0.793333333333333</text:p>
          </table:table-cell>
          <table:table-cell office:value-type="float" office:value="0.0633410903472575" calcext:value-type="float">
            <text:p>0.0633410903472575</text:p>
          </table:table-cell>
          <table:table-cell office:value-type="float" office:value="0.812619047619048" calcext:value-type="float">
            <text:p>0.812619047619048</text:p>
          </table:table-cell>
          <table:table-cell office:value-type="float" office:value="0.0656963590301708" calcext:value-type="float">
            <text:p>0.0656963590301708</text:p>
          </table:table-cell>
          <table:table-cell office:value-type="float" office:value="0.783809523809524" calcext:value-type="float">
            <text:p>0.783809523809524</text:p>
          </table:table-cell>
          <table:table-cell office:value-type="float" office:value="0.0842377228629597" calcext:value-type="float">
            <text:p>0.0842377228629597</text:p>
          </table:table-cell>
          <table:table-cell office:value-type="float" office:value="0.797857142857143" calcext:value-type="float">
            <text:p>0.797857142857143</text:p>
          </table:table-cell>
          <table:table-cell office:value-type="float" office:value="0.0846081626928246" calcext:value-type="float">
            <text:p>0.0846081626928246</text:p>
          </table:table-cell>
          <table:table-cell office:value-type="float" office:value="0.817619047619048" calcext:value-type="float">
            <text:p>0.817619047619048</text:p>
          </table:table-cell>
          <table:table-cell office:value-type="float" office:value="0.0763820343244961" calcext:value-type="float">
            <text:p>0.0763820343244961</text:p>
          </table:table-cell>
          <table:table-cell office:value-type="float" office:value="0.817142857142857" calcext:value-type="float">
            <text:p>0.817142857142857</text:p>
          </table:table-cell>
          <table:table-cell office:value-type="float" office:value="0.059452867777967" calcext:value-type="float">
            <text:p>0.059452867777967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7171415572267" calcext:value-type="float">
            <text:p>0.07171415572267</text:p>
          </table:table-cell>
          <table:table-cell office:value-type="float" office:value="0.807142857142857" calcext:value-type="float">
            <text:p>0.807142857142857</text:p>
          </table:table-cell>
          <table:table-cell office:value-type="float" office:value="0.088519641229198" calcext:value-type="float">
            <text:p>0.088519641229198</text:p>
          </table:table-cell>
          <table:table-cell office:value-type="float" office:value="0.812380952380952" calcext:value-type="float">
            <text:p>0.812380952380952</text:p>
          </table:table-cell>
          <table:table-cell office:value-type="float" office:value="0.0659236752993838" calcext:value-type="float">
            <text:p>0.0659236752993838</text:p>
          </table:table-cell>
          <table:table-cell office:value-type="float" office:value="0.779047619047619" calcext:value-type="float">
            <text:p>0.779047619047619</text:p>
          </table:table-cell>
          <table:table-cell office:value-type="float" office:value="0.0747701609703319" calcext:value-type="float">
            <text:p>0.0747701609703319</text:p>
          </table:table-cell>
          <table:table-cell office:value-type="float" office:value="0.793095238095238" calcext:value-type="float">
            <text:p>0.793095238095238</text:p>
          </table:table-cell>
          <table:table-cell office:value-type="float" office:value="0.0688644715705885" calcext:value-type="float">
            <text:p>0.068864471570588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onar</text:p>
          </table:table-cell>
          <table:table-cell office:value-type="float" office:value="0.798285714285714" calcext:value-type="float">
            <text:p>0.798285714285714</text:p>
          </table:table-cell>
          <table:table-cell office:value-type="float" office:value="0.0668598459152788" calcext:value-type="float">
            <text:p>0.0668598459152788</text:p>
          </table:table-cell>
          <table:table-cell office:value-type="float" office:value="0.797809523809524" calcext:value-type="float">
            <text:p>0.797809523809524</text:p>
          </table:table-cell>
          <table:table-cell office:value-type="float" office:value="0.0710137398103353" calcext:value-type="float">
            <text:p>0.0710137398103353</text:p>
          </table:table-cell>
          <table:table-cell office:value-type="float" office:value="0.801857142857143" calcext:value-type="float">
            <text:p>0.801857142857143</text:p>
          </table:table-cell>
          <table:table-cell office:value-type="float" office:value="0.0773278072952978" calcext:value-type="float">
            <text:p>0.0773278072952978</text:p>
          </table:table-cell>
          <table:table-cell office:value-type="float" office:value="0.783619047619048" calcext:value-type="float">
            <text:p>0.783619047619048</text:p>
          </table:table-cell>
          <table:table-cell office:value-type="float" office:value="0.0566485678619896" calcext:value-type="float">
            <text:p>0.0566485678619896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729851036236073" calcext:value-type="float">
            <text:p>0.0729851036236073</text:p>
          </table:table-cell>
          <table:table-cell office:value-type="float" office:value="0.797904761904762" calcext:value-type="float">
            <text:p>0.797904761904762</text:p>
          </table:table-cell>
          <table:table-cell office:value-type="float" office:value="0.0630383474141049" calcext:value-type="float">
            <text:p>0.0630383474141049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689825356051899" calcext:value-type="float">
            <text:p>0.0689825356051899</text:p>
          </table:table-cell>
          <table:table-cell office:value-type="float" office:value="0.789714285714286" calcext:value-type="float">
            <text:p>0.789714285714286</text:p>
          </table:table-cell>
          <table:table-cell office:value-type="float" office:value="0.0882388969194481" calcext:value-type="float">
            <text:p>0.08823889691944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0846369655421125" calcext:value-type="float">
            <text:p>0.0846369655421125</text:p>
          </table:table-cell>
          <table:table-cell office:value-type="float" office:value="0.819285714285714" calcext:value-type="float">
            <text:p>0.819285714285714</text:p>
          </table:table-cell>
          <table:table-cell office:value-type="float" office:value="0.0771296381803844" calcext:value-type="float">
            <text:p>0.0771296381803844</text:p>
          </table:table-cell>
          <table:table-cell office:value-type="float" office:value="0.805809523809524" calcext:value-type="float">
            <text:p>0.805809523809524</text:p>
          </table:table-cell>
          <table:table-cell office:value-type="float" office:value="0.0784866162602095" calcext:value-type="float">
            <text:p>0.0784866162602095</text:p>
          </table:table-cell>
          <table:table-cell office:value-type="float" office:value="0.782476190476191" calcext:value-type="float">
            <text:p>0.782476190476191</text:p>
          </table:table-cell>
          <table:table-cell office:value-type="float" office:value="0.0734401353952705" calcext:value-type="float">
            <text:p>0.0734401353952705</text:p>
          </table:table-cell>
          <table:table-cell office:value-type="float" office:value="0.790904761904762" calcext:value-type="float">
            <text:p>0.790904761904762</text:p>
          </table:table-cell>
          <table:table-cell office:value-type="float" office:value="0.0793108246516855" calcext:value-type="float">
            <text:p>0.0793108246516855</text:p>
          </table:table-cell>
          <table:table-cell office:value-type="float" office:value="0.80947619047619" calcext:value-type="float">
            <text:p>0.80947619047619</text:p>
          </table:table-cell>
          <table:table-cell office:value-type="float" office:value="0.0748838010773054" calcext:value-type="float">
            <text:p>0.0748838010773054</text:p>
          </table:table-cell>
          <table:table-cell office:value-type="float" office:value="0.780047619047619" calcext:value-type="float">
            <text:p>0.780047619047619</text:p>
          </table:table-cell>
          <table:table-cell office:value-type="float" office:value="0.0707433800148702" calcext:value-type="float">
            <text:p>0.0707433800148702</text:p>
          </table:table-cell>
          <table:table-cell office:value-type="float" office:value="0.788190476190476" calcext:value-type="float">
            <text:p>0.788190476190476</text:p>
          </table:table-cell>
          <table:table-cell office:value-type="float" office:value="0.0803194642542426" calcext:value-type="float">
            <text:p>0.080319464254242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.935170502983802" calcext:value-type="float">
            <text:p>0.935170502983802</text:p>
          </table:table-cell>
          <table:table-cell office:value-type="float" office:value="0.0118930326404187" calcext:value-type="float">
            <text:p>0.0118930326404187</text:p>
          </table:table-cell>
          <table:table-cell office:value-type="float" office:value="0.946702661741025" calcext:value-type="float">
            <text:p>0.946702661741025</text:p>
          </table:table-cell>
          <table:table-cell office:value-type="float" office:value="0.0101178014595363" calcext:value-type="float">
            <text:p>0.0101178014595363</text:p>
          </table:table-cell>
          <table:table-cell office:value-type="float" office:value="0.942355309273468" calcext:value-type="float">
            <text:p>0.942355309273468</text:p>
          </table:table-cell>
          <table:table-cell office:value-type="float" office:value="0.0132066654589813" calcext:value-type="float">
            <text:p>0.0132066654589813</text:p>
          </table:table-cell>
          <table:table-cell office:value-type="float" office:value="0.939961636828644" calcext:value-type="float">
            <text:p>0.939961636828644</text:p>
          </table:table-cell>
          <table:table-cell office:value-type="float" office:value="0.0153126031279892" calcext:value-type="float">
            <text:p>0.0153126031279892</text:p>
          </table:table-cell>
          <table:table-cell office:value-type="float" office:value="0.94082788671024" calcext:value-type="float">
            <text:p>0.94082788671024</text:p>
          </table:table-cell>
          <table:table-cell office:value-type="float" office:value="0.0119168631480232" calcext:value-type="float">
            <text:p>0.0119168631480232</text:p>
          </table:table-cell>
          <table:table-cell office:value-type="float" office:value="0.94126740551293" calcext:value-type="float">
            <text:p>0.94126740551293</text:p>
          </table:table-cell>
          <table:table-cell office:value-type="float" office:value="0.0127962197608857" calcext:value-type="float">
            <text:p>0.0127962197608857</text:p>
          </table:table-cell>
          <table:table-cell office:value-type="float" office:value="0.943441318556408" calcext:value-type="float">
            <text:p>0.943441318556408</text:p>
          </table:table-cell>
          <table:table-cell office:value-type="float" office:value="0.0099389057744551" calcext:value-type="float">
            <text:p>0.0099389057744551</text:p>
          </table:table-cell>
          <table:table-cell office:value-type="float" office:value="0.942138391588519" calcext:value-type="float">
            <text:p>0.942138391588519</text:p>
          </table:table-cell>
          <table:table-cell office:value-type="float" office:value="0.0106479398649332" calcext:value-type="float">
            <text:p>0.0106479398649332</text:p>
          </table:table-cell>
          <table:table-cell office:value-type="float" office:value="0.946050487827982" calcext:value-type="float">
            <text:p>0.946050487827982</text:p>
          </table:table-cell>
          <table:table-cell office:value-type="float" office:value="0.0134016804686943" calcext:value-type="float">
            <text:p>0.0134016804686943</text:p>
          </table:table-cell>
          <table:table-cell office:value-type="float" office:value="0.942569858861419" calcext:value-type="float">
            <text:p>0.942569858861419</text:p>
          </table:table-cell>
          <table:table-cell office:value-type="float" office:value="0.0128574158930065" calcext:value-type="float">
            <text:p>0.0128574158930065</text:p>
          </table:table-cell>
          <table:table-cell office:value-type="float" office:value="0.942351046698873" calcext:value-type="float">
            <text:p>0.942351046698873</text:p>
          </table:table-cell>
          <table:table-cell office:value-type="float" office:value="0.0103820234010745" calcext:value-type="float">
            <text:p>0.0103820234010745</text:p>
          </table:table-cell>
          <table:table-cell office:value-type="float" office:value="0.94343989769821" calcext:value-type="float">
            <text:p>0.94343989769821</text:p>
          </table:table-cell>
          <table:table-cell office:value-type="float" office:value="0.0136813608568011" calcext:value-type="float">
            <text:p>0.0136813608568011</text:p>
          </table:table-cell>
          <table:table-cell office:value-type="float" office:value="0.943005588708914" calcext:value-type="float">
            <text:p>0.943005588708914</text:p>
          </table:table-cell>
          <table:table-cell office:value-type="float" office:value="0.0169627852703159" calcext:value-type="float">
            <text:p>0.0169627852703159</text:p>
          </table:table-cell>
          <table:table-cell office:value-type="float" office:value="0.938867576015914" calcext:value-type="float">
            <text:p>0.938867576015914</text:p>
          </table:table-cell>
          <table:table-cell office:value-type="float" office:value="0.0124365709234711" calcext:value-type="float">
            <text:p>0.0124365709234711</text:p>
          </table:table-cell>
          <table:table-cell office:value-type="float" office:value="0.941479587003884" calcext:value-type="float">
            <text:p>0.941479587003884</text:p>
          </table:table-cell>
          <table:table-cell office:value-type="float" office:value="0.0122126053806253" calcext:value-type="float">
            <text:p>0.0122126053806253</text:p>
          </table:table-cell>
          <table:table-cell office:value-type="float" office:value="0.94626740551293" calcext:value-type="float">
            <text:p>0.94626740551293</text:p>
          </table:table-cell>
          <table:table-cell office:value-type="float" office:value="0.0114714891101866" calcext:value-type="float">
            <text:p>0.011471489110186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.937565122667424" calcext:value-type="float">
            <text:p>0.937565122667424</text:p>
          </table:table-cell>
          <table:table-cell office:value-type="float" office:value="0.0134248484671288" calcext:value-type="float">
            <text:p>0.0134248484671288</text:p>
          </table:table-cell>
          <table:table-cell office:value-type="float" office:value="0.949311357393199" calcext:value-type="float">
            <text:p>0.949311357393199</text:p>
          </table:table-cell>
          <table:table-cell office:value-type="float" office:value="0.0110114470338243" calcext:value-type="float">
            <text:p>0.0110114470338243</text:p>
          </table:table-cell>
          <table:table-cell office:value-type="float" office:value="0.945617126077484" calcext:value-type="float">
            <text:p>0.945617126077484</text:p>
          </table:table-cell>
          <table:table-cell office:value-type="float" office:value="0.0120381493291592" calcext:value-type="float">
            <text:p>0.0120381493291592</text:p>
          </table:table-cell>
          <table:table-cell office:value-type="float" office:value="0.942573174197215" calcext:value-type="float">
            <text:p>0.942573174197215</text:p>
          </table:table-cell>
          <table:table-cell office:value-type="float" office:value="0.0139799303286478" calcext:value-type="float">
            <text:p>0.0139799303286478</text:p>
          </table:table-cell>
          <table:table-cell office:value-type="float" office:value="0.945612863502889" calcext:value-type="float">
            <text:p>0.945612863502889</text:p>
          </table:table-cell>
          <table:table-cell office:value-type="float" office:value="0.0154258816804218" calcext:value-type="float">
            <text:p>0.0154258816804218</text:p>
          </table:table-cell>
          <table:table-cell office:value-type="float" office:value="0.945399261153737" calcext:value-type="float">
            <text:p>0.945399261153737</text:p>
          </table:table-cell>
          <table:table-cell office:value-type="float" office:value="0.0125287868210186" calcext:value-type="float">
            <text:p>0.0125287868210186</text:p>
          </table:table-cell>
          <table:table-cell office:value-type="float" office:value="0.948006062328313" calcext:value-type="float">
            <text:p>0.948006062328313</text:p>
          </table:table-cell>
          <table:table-cell office:value-type="float" office:value="0.0113608718440896" calcext:value-type="float">
            <text:p>0.0113608718440896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10658001716202" calcext:value-type="float">
            <text:p>0.0110658001716202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23062059695721" calcext:value-type="float">
            <text:p>0.0123062059695721</text:p>
          </table:table-cell>
          <table:table-cell office:value-type="float" office:value="0.944528748697547" calcext:value-type="float">
            <text:p>0.944528748697547</text:p>
          </table:table-cell>
          <table:table-cell office:value-type="float" office:value="0.0130555557920412" calcext:value-type="float">
            <text:p>0.0130555557920412</text:p>
          </table:table-cell>
          <table:table-cell office:value-type="float" office:value="0.943657289002558" calcext:value-type="float">
            <text:p>0.943657289002558</text:p>
          </table:table-cell>
          <table:table-cell office:value-type="float" office:value="0.0118480011087103" calcext:value-type="float">
            <text:p>0.0118480011087103</text:p>
          </table:table-cell>
          <table:table-cell office:value-type="float" office:value="0.94822440087146" calcext:value-type="float">
            <text:p>0.94822440087146</text:p>
          </table:table-cell>
          <table:table-cell office:value-type="float" office:value="0.0137561990568151" calcext:value-type="float">
            <text:p>0.0137561990568151</text:p>
          </table:table-cell>
          <table:table-cell office:value-type="float" office:value="0.946050487827981" calcext:value-type="float">
            <text:p>0.946050487827981</text:p>
          </table:table-cell>
          <table:table-cell office:value-type="float" office:value="0.0136335677461567" calcext:value-type="float">
            <text:p>0.0136335677461567</text:p>
          </table:table-cell>
          <table:table-cell office:value-type="float" office:value="0.946265037415933" calcext:value-type="float">
            <text:p>0.946265037415933</text:p>
          </table:table-cell>
          <table:table-cell office:value-type="float" office:value="0.0115756974115178" calcext:value-type="float">
            <text:p>0.0115756974115178</text:p>
          </table:table-cell>
          <table:table-cell office:value-type="float" office:value="0.943658709860756" calcext:value-type="float">
            <text:p>0.943658709860756</text:p>
          </table:table-cell>
          <table:table-cell office:value-type="float" office:value="0.0120604136693568" calcext:value-type="float">
            <text:p>0.0120604136693568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3538146715187" calcext:value-type="float">
            <text:p>0.0123538146715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.937130813678128" calcext:value-type="float">
            <text:p>0.937130813678128</text:p>
          </table:table-cell>
          <table:table-cell office:value-type="float" office:value="0.0118139164517882" calcext:value-type="float">
            <text:p>0.0118139164517882</text:p>
          </table:table-cell>
          <table:table-cell office:value-type="float" office:value="0.94909491332765" calcext:value-type="float">
            <text:p>0.94909491332765</text:p>
          </table:table-cell>
          <table:table-cell office:value-type="float" office:value="0.0128199480568878" calcext:value-type="float">
            <text:p>0.0128199480568878</text:p>
          </table:table-cell>
          <table:table-cell office:value-type="float" office:value="0.944963531306242" calcext:value-type="float">
            <text:p>0.944963531306242</text:p>
          </table:table-cell>
          <table:table-cell office:value-type="float" office:value="0.0123043336677686" calcext:value-type="float">
            <text:p>0.0123043336677686</text:p>
          </table:table-cell>
          <table:table-cell office:value-type="float" office:value="0.943441792175808" calcext:value-type="float">
            <text:p>0.943441792175808</text:p>
          </table:table-cell>
          <table:table-cell office:value-type="float" office:value="0.0147124726600354" calcext:value-type="float">
            <text:p>0.0147124726600354</text:p>
          </table:table-cell>
          <table:table-cell office:value-type="float" office:value="0.946267879132329" calcext:value-type="float">
            <text:p>0.946267879132329</text:p>
          </table:table-cell>
          <table:table-cell office:value-type="float" office:value="0.0160180291974163" calcext:value-type="float">
            <text:p>0.0160180291974163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09082670008315" calcext:value-type="float">
            <text:p>0.0109082670008315</text:p>
          </table:table-cell>
          <table:table-cell office:value-type="float" office:value="0.946484323197879" calcext:value-type="float">
            <text:p>0.946484323197879</text:p>
          </table:table-cell>
          <table:table-cell office:value-type="float" office:value="0.0129446977899725" calcext:value-type="float">
            <text:p>0.0129446977899725</text:p>
          </table:table-cell>
          <table:table-cell office:value-type="float" office:value="0.948876574784503" calcext:value-type="float">
            <text:p>0.948876574784503</text:p>
          </table:table-cell>
          <table:table-cell office:value-type="float" office:value="0.0118947856163624" calcext:value-type="float">
            <text:p>0.0118947856163624</text:p>
          </table:table-cell>
          <table:table-cell office:value-type="float" office:value="0.944092545230653" calcext:value-type="float">
            <text:p>0.944092545230653</text:p>
          </table:table-cell>
          <table:table-cell office:value-type="float" office:value="0.0139874833420383" calcext:value-type="float">
            <text:p>0.0139874833420383</text:p>
          </table:table-cell>
          <table:table-cell office:value-type="float" office:value="0.946268352751729" calcext:value-type="float">
            <text:p>0.946268352751729</text:p>
          </table:table-cell>
          <table:table-cell office:value-type="float" office:value="0.0120022508159823" calcext:value-type="float">
            <text:p>0.0120022508159823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36405070858633" calcext:value-type="float">
            <text:p>0.0136405070858633</text:p>
          </table:table-cell>
          <table:table-cell office:value-type="float" office:value="0.946703608979824" calcext:value-type="float">
            <text:p>0.946703608979824</text:p>
          </table:table-cell>
          <table:table-cell office:value-type="float" office:value="0.0151120213732718" calcext:value-type="float">
            <text:p>0.0151120213732718</text:p>
          </table:table-cell>
          <table:table-cell office:value-type="float" office:value="0.946920526664772" calcext:value-type="float">
            <text:p>0.946920526664772</text:p>
          </table:table-cell>
          <table:table-cell office:value-type="float" office:value="0.0144726829241426" calcext:value-type="float">
            <text:p>0.0144726829241426</text:p>
          </table:table-cell>
          <table:table-cell office:value-type="float" office:value="0.9447418774273" calcext:value-type="float">
            <text:p>0.9447418774273</text:p>
          </table:table-cell>
          <table:table-cell office:value-type="float" office:value="0.0132363489500485" calcext:value-type="float">
            <text:p>0.0132363489500485</text:p>
          </table:table-cell>
          <table:table-cell office:value-type="float" office:value="0.946267879132329" calcext:value-type="float">
            <text:p>0.946267879132329</text:p>
          </table:table-cell>
          <table:table-cell office:value-type="float" office:value="0.0149291410939642" calcext:value-type="float">
            <text:p>0.0149291410939642</text:p>
          </table:table-cell>
          <table:table-cell office:value-type="float" office:value="0.94713791796912" calcext:value-type="float">
            <text:p>0.94713791796912</text:p>
          </table:table-cell>
          <table:table-cell office:value-type="float" office:value="0.0130129754973313" calcext:value-type="float">
            <text:p>0.013012975497331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.937130340058729" calcext:value-type="float">
            <text:p>0.937130340058729</text:p>
          </table:table-cell>
          <table:table-cell office:value-type="float" office:value="0.0125508187753806" calcext:value-type="float">
            <text:p>0.0125508187753806</text:p>
          </table:table-cell>
          <table:table-cell office:value-type="float" office:value="0.949747087240694" calcext:value-type="float">
            <text:p>0.949747087240694</text:p>
          </table:table-cell>
          <table:table-cell office:value-type="float" office:value="0.0127082948017686" calcext:value-type="float">
            <text:p>0.0127082948017686</text:p>
          </table:table-cell>
          <table:table-cell office:value-type="float" office:value="0.946485270436677" calcext:value-type="float">
            <text:p>0.946485270436677</text:p>
          </table:table-cell>
          <table:table-cell office:value-type="float" office:value="0.0130610196669832" calcext:value-type="float">
            <text:p>0.0130610196669832</text:p>
          </table:table-cell>
          <table:table-cell office:value-type="float" office:value="0.94235388841527" calcext:value-type="float">
            <text:p>0.94235388841527</text:p>
          </table:table-cell>
          <table:table-cell office:value-type="float" office:value="0.0122685328036937" calcext:value-type="float">
            <text:p>0.0122685328036937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46524774042257" calcext:value-type="float">
            <text:p>0.0146524774042257</text:p>
          </table:table-cell>
          <table:table-cell office:value-type="float" office:value="0.944744719143696" calcext:value-type="float">
            <text:p>0.944744719143696</text:p>
          </table:table-cell>
          <table:table-cell office:value-type="float" office:value="0.0107242953708986" calcext:value-type="float">
            <text:p>0.0107242953708986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43334077779745" calcext:value-type="float">
            <text:p>0.0143334077779745</text:p>
          </table:table-cell>
          <table:table-cell office:value-type="float" office:value="0.948660130718954" calcext:value-type="float">
            <text:p>0.948660130718954</text:p>
          </table:table-cell>
          <table:table-cell office:value-type="float" office:value="0.012532420059183" calcext:value-type="float">
            <text:p>0.012532420059183</text:p>
          </table:table-cell>
          <table:table-cell office:value-type="float" office:value="0.945397840295538" calcext:value-type="float">
            <text:p>0.945397840295538</text:p>
          </table:table-cell>
          <table:table-cell office:value-type="float" office:value="0.0138880608579805" calcext:value-type="float">
            <text:p>0.0138880608579805</text:p>
          </table:table-cell>
          <table:table-cell office:value-type="float" office:value="0.946486217675476" calcext:value-type="float">
            <text:p>0.946486217675476</text:p>
          </table:table-cell>
          <table:table-cell office:value-type="float" office:value="0.0115157142401213" calcext:value-type="float">
            <text:p>0.0115157142401213</text:p>
          </table:table-cell>
          <table:table-cell office:value-type="float" office:value="0.945613810741688" calcext:value-type="float">
            <text:p>0.945613810741688</text:p>
          </table:table-cell>
          <table:table-cell office:value-type="float" office:value="0.0122701910825941" calcext:value-type="float">
            <text:p>0.0122701910825941</text:p>
          </table:table-cell>
          <table:table-cell office:value-type="float" office:value="0.946703608979824" calcext:value-type="float">
            <text:p>0.946703608979824</text:p>
          </table:table-cell>
          <table:table-cell office:value-type="float" office:value="0.0137664740250897" calcext:value-type="float">
            <text:p>0.0137664740250897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290364079746" calcext:value-type="float">
            <text:p>0.01290364079746</text:p>
          </table:table-cell>
          <table:table-cell office:value-type="float" office:value="0.944524012503552" calcext:value-type="float">
            <text:p>0.944524012503552</text:p>
          </table:table-cell>
          <table:table-cell office:value-type="float" office:value="0.0138606743223503" calcext:value-type="float">
            <text:p>0.0138606743223503</text:p>
          </table:table-cell>
          <table:table-cell office:value-type="float" office:value="0.946920053045373" calcext:value-type="float">
            <text:p>0.946920053045373</text:p>
          </table:table-cell>
          <table:table-cell office:value-type="float" office:value="0.0119261659610102" calcext:value-type="float">
            <text:p>0.0119261659610102</text:p>
          </table:table-cell>
          <table:table-cell office:value-type="float" office:value="0.946920526664772" calcext:value-type="float">
            <text:p>0.946920526664772</text:p>
          </table:table-cell>
          <table:table-cell office:value-type="float" office:value="0.0116120373586825" calcext:value-type="float">
            <text:p>0.01161203735868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.936695083830634" calcext:value-type="float">
            <text:p>0.936695083830634</text:p>
          </table:table-cell>
          <table:table-cell office:value-type="float" office:value="0.0124261027069926" calcext:value-type="float">
            <text:p>0.0124261027069926</text:p>
          </table:table-cell>
          <table:table-cell office:value-type="float" office:value="0.949095386947049" calcext:value-type="float">
            <text:p>0.949095386947049</text:p>
          </table:table-cell>
          <table:table-cell office:value-type="float" office:value="0.011925790398177" calcext:value-type="float">
            <text:p>0.011925790398177</text:p>
          </table:table-cell>
          <table:table-cell office:value-type="float" office:value="0.945397840295538" calcext:value-type="float">
            <text:p>0.945397840295538</text:p>
          </table:table-cell>
          <table:table-cell office:value-type="float" office:value="0.0125780724513328" calcext:value-type="float">
            <text:p>0.0125780724513328</text:p>
          </table:table-cell>
          <table:table-cell office:value-type="float" office:value="0.942789618262764" calcext:value-type="float">
            <text:p>0.942789618262764</text:p>
          </table:table-cell>
          <table:table-cell office:value-type="float" office:value="0.01312587424701" calcext:value-type="float">
            <text:p>0.01312587424701</text:p>
          </table:table-cell>
          <table:table-cell office:value-type="float" office:value="0.947355309273468" calcext:value-type="float">
            <text:p>0.947355309273468</text:p>
          </table:table-cell>
          <table:table-cell office:value-type="float" office:value="0.0140899057307634" calcext:value-type="float">
            <text:p>0.0140899057307634</text:p>
          </table:table-cell>
          <table:table-cell office:value-type="float" office:value="0.944745192763096" calcext:value-type="float">
            <text:p>0.944745192763096</text:p>
          </table:table-cell>
          <table:table-cell office:value-type="float" office:value="0.0110588727385134" calcext:value-type="float">
            <text:p>0.0110588727385134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51802149232073" calcext:value-type="float">
            <text:p>0.0151802149232073</text:p>
          </table:table-cell>
          <table:table-cell office:value-type="float" office:value="0.948225348110258" calcext:value-type="float">
            <text:p>0.948225348110258</text:p>
          </table:table-cell>
          <table:table-cell office:value-type="float" office:value="0.0128044511099097" calcext:value-type="float">
            <text:p>0.0128044511099097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32641402887849" calcext:value-type="float">
            <text:p>0.0132641402887849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1892518424109" calcext:value-type="float">
            <text:p>0.011892518424109</text:p>
          </table:table-cell>
          <table:table-cell office:value-type="float" office:value="0.945830254807237" calcext:value-type="float">
            <text:p>0.945830254807237</text:p>
          </table:table-cell>
          <table:table-cell office:value-type="float" office:value="0.0130423915623288" calcext:value-type="float">
            <text:p>0.0130423915623288</text:p>
          </table:table-cell>
          <table:table-cell office:value-type="float" office:value="0.94800890404471" calcext:value-type="float">
            <text:p>0.94800890404471</text:p>
          </table:table-cell>
          <table:table-cell office:value-type="float" office:value="0.0133846049325356" calcext:value-type="float">
            <text:p>0.0133846049325356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32238363978455" calcext:value-type="float">
            <text:p>0.0132238363978455</text:p>
          </table:table-cell>
          <table:table-cell office:value-type="float" office:value="0.944524012503552" calcext:value-type="float">
            <text:p>0.944524012503552</text:p>
          </table:table-cell>
          <table:table-cell office:value-type="float" office:value="0.0129606113417219" calcext:value-type="float">
            <text:p>0.0129606113417219</text:p>
          </table:table-cell>
          <table:table-cell office:value-type="float" office:value="0.945613810741688" calcext:value-type="float">
            <text:p>0.945613810741688</text:p>
          </table:table-cell>
          <table:table-cell office:value-type="float" office:value="0.0133370356617196" calcext:value-type="float">
            <text:p>0.0133370356617196</text:p>
          </table:table-cell>
          <table:table-cell office:value-type="float" office:value="0.947572700577816" calcext:value-type="float">
            <text:p>0.947572700577816</text:p>
          </table:table-cell>
          <table:table-cell office:value-type="float" office:value="0.0114446850648011" calcext:value-type="float">
            <text:p>0.011444685064801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.936738372643744" calcext:value-type="float">
            <text:p>0.936738372643744</text:p>
          </table:table-cell>
          <table:table-cell office:value-type="float" office:value="0.0124217438083418" calcext:value-type="float">
            <text:p>0.0124217438083418</text:p>
          </table:table-cell>
          <table:table-cell office:value-type="float" office:value="0.948790281329923" calcext:value-type="float">
            <text:p>0.948790281329923</text:p>
          </table:table-cell>
          <table:table-cell office:value-type="float" office:value="0.0117166563500388" calcext:value-type="float">
            <text:p>0.0117166563500388</text:p>
          </table:table-cell>
          <table:table-cell office:value-type="float" office:value="0.944963815477882" calcext:value-type="float">
            <text:p>0.944963815477882</text:p>
          </table:table-cell>
          <table:table-cell office:value-type="float" office:value="0.012637648114845" calcext:value-type="float">
            <text:p>0.012637648114845</text:p>
          </table:table-cell>
          <table:table-cell office:value-type="float" office:value="0.94222402197594" calcext:value-type="float">
            <text:p>0.94222402197594</text:p>
          </table:table-cell>
          <table:table-cell office:value-type="float" office:value="0.0138798826334752" calcext:value-type="float">
            <text:p>0.0138798826334752</text:p>
          </table:table-cell>
          <table:table-cell office:value-type="float" office:value="0.945266079378611" calcext:value-type="float">
            <text:p>0.945266079378611</text:p>
          </table:table-cell>
          <table:table-cell office:value-type="float" office:value="0.0144206314321701" calcext:value-type="float">
            <text:p>0.0144206314321701</text:p>
          </table:table-cell>
          <table:table-cell office:value-type="float" office:value="0.94422383252818" calcext:value-type="float">
            <text:p>0.94422383252818</text:p>
          </table:table-cell>
          <table:table-cell office:value-type="float" office:value="0.0116032883384296" calcext:value-type="float">
            <text:p>0.0116032883384296</text:p>
          </table:table-cell>
          <table:table-cell office:value-type="float" office:value="0.946223358908781" calcext:value-type="float">
            <text:p>0.946223358908781</text:p>
          </table:table-cell>
          <table:table-cell office:value-type="float" office:value="0.0127516196219398" calcext:value-type="float">
            <text:p>0.0127516196219398</text:p>
          </table:table-cell>
          <table:table-cell office:value-type="float" office:value="0.946963910201762" calcext:value-type="float">
            <text:p>0.946963910201762</text:p>
          </table:table-cell>
          <table:table-cell office:value-type="float" office:value="0.0117890793644017" calcext:value-type="float">
            <text:p>0.0117890793644017</text:p>
          </table:table-cell>
          <table:table-cell office:value-type="float" office:value="0.945527801458748" calcext:value-type="float">
            <text:p>0.945527801458748</text:p>
          </table:table-cell>
          <table:table-cell office:value-type="float" office:value="0.013369514185414" calcext:value-type="float">
            <text:p>0.013369514185414</text:p>
          </table:table-cell>
          <table:table-cell office:value-type="float" office:value="0.945050108932462" calcext:value-type="float">
            <text:p>0.945050108932462</text:p>
          </table:table-cell>
          <table:table-cell office:value-type="float" office:value="0.0122646910330521" calcext:value-type="float">
            <text:p>0.0122646910330521</text:p>
          </table:table-cell>
          <table:table-cell office:value-type="float" office:value="0.944700293644028" calcext:value-type="float">
            <text:p>0.944700293644028</text:p>
          </table:table-cell>
          <table:table-cell office:value-type="float" office:value="0.0122366228481142" calcext:value-type="float">
            <text:p>0.0122366228481142</text:p>
          </table:table-cell>
          <table:table-cell office:value-type="float" office:value="0.946616084114805" calcext:value-type="float">
            <text:p>0.946616084114805</text:p>
          </table:table-cell>
          <table:table-cell office:value-type="float" office:value="0.0139401320489027" calcext:value-type="float">
            <text:p>0.0139401320489027</text:p>
          </table:table-cell>
          <table:table-cell office:value-type="float" office:value="0.945876195888984" calcext:value-type="float">
            <text:p>0.945876195888984</text:p>
          </table:table-cell>
          <table:table-cell office:value-type="float" office:value="0.0142393026271841" calcext:value-type="float">
            <text:p>0.0142393026271841</text:p>
          </table:table-cell>
          <table:table-cell office:value-type="float" office:value="0.94378450317325" calcext:value-type="float">
            <text:p>0.94378450317325</text:p>
          </table:table-cell>
          <table:table-cell office:value-type="float" office:value="0.0128139805898219" calcext:value-type="float">
            <text:p>0.0128139805898219</text:p>
          </table:table-cell>
          <table:table-cell office:value-type="float" office:value="0.944788007956806" calcext:value-type="float">
            <text:p>0.944788007956806</text:p>
          </table:table-cell>
          <table:table-cell office:value-type="float" office:value="0.0128930723533352" calcext:value-type="float">
            <text:p>0.0128930723533352</text:p>
          </table:table-cell>
          <table:table-cell office:value-type="float" office:value="0.946702567017145" calcext:value-type="float">
            <text:p>0.946702567017145</text:p>
          </table:table-cell>
          <table:table-cell office:value-type="float" office:value="0.011979000340504" calcext:value-type="float">
            <text:p>0.0119790003405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43257969598376" calcext:value-type="float">
            <text:p>0.0143257969598376</text:p>
          </table:table-cell>
          <table:table-cell office:value-type="float" office:value="0.943872785829308" calcext:value-type="float">
            <text:p>0.943872785829308</text:p>
          </table:table-cell>
          <table:table-cell office:value-type="float" office:value="0.011563283554033" calcext:value-type="float">
            <text:p>0.011563283554033</text:p>
          </table:table-cell>
          <table:table-cell office:value-type="float" office:value="0.942568438003221" calcext:value-type="float">
            <text:p>0.942568438003221</text:p>
          </table:table-cell>
          <table:table-cell office:value-type="float" office:value="0.0130670194102314" calcext:value-type="float">
            <text:p>0.0130670194102314</text:p>
          </table:table-cell>
          <table:table-cell office:value-type="float" office:value="0.941916737709577" calcext:value-type="float">
            <text:p>0.941916737709577</text:p>
          </table:table-cell>
          <table:table-cell office:value-type="float" office:value="0.0133736356067973" calcext:value-type="float">
            <text:p>0.0133736356067973</text:p>
          </table:table-cell>
          <table:table-cell office:value-type="float" office:value="0.942566069906224" calcext:value-type="float">
            <text:p>0.942566069906224</text:p>
          </table:table-cell>
          <table:table-cell office:value-type="float" office:value="0.01554107648506" calcext:value-type="float">
            <text:p>0.01554107648506</text:p>
          </table:table-cell>
          <table:table-cell office:value-type="float" office:value="0.941047172492185" calcext:value-type="float">
            <text:p>0.941047172492185</text:p>
          </table:table-cell>
          <table:table-cell office:value-type="float" office:value="0.0150187171913693" calcext:value-type="float">
            <text:p>0.0150187171913693</text:p>
          </table:table-cell>
          <table:table-cell office:value-type="float" office:value="0.943656341763759" calcext:value-type="float">
            <text:p>0.943656341763759</text:p>
          </table:table-cell>
          <table:table-cell office:value-type="float" office:value="0.0120734686385198" calcext:value-type="float">
            <text:p>0.0120734686385198</text:p>
          </table:table-cell>
          <table:table-cell office:value-type="float" office:value="0.942787250165767" calcext:value-type="float">
            <text:p>0.942787250165767</text:p>
          </table:table-cell>
          <table:table-cell office:value-type="float" office:value="0.0123103487499341" calcext:value-type="float">
            <text:p>0.0123103487499341</text:p>
          </table:table-cell>
          <table:table-cell office:value-type="float" office:value="0.940611442644691" calcext:value-type="float">
            <text:p>0.940611442644691</text:p>
          </table:table-cell>
          <table:table-cell office:value-type="float" office:value="0.0152126962415244" calcext:value-type="float">
            <text:p>0.0152126962415244</text:p>
          </table:table-cell>
          <table:table-cell office:value-type="float" office:value="0.940613337122289" calcext:value-type="float">
            <text:p>0.940613337122289</text:p>
          </table:table-cell>
          <table:table-cell office:value-type="float" office:value="0.0123866856732705" calcext:value-type="float">
            <text:p>0.0123866856732705</text:p>
          </table:table-cell>
          <table:table-cell office:value-type="float" office:value="0.94169792554703" calcext:value-type="float">
            <text:p>0.94169792554703</text:p>
          </table:table-cell>
          <table:table-cell office:value-type="float" office:value="0.0147905656237681" calcext:value-type="float">
            <text:p>0.0147905656237681</text:p>
          </table:table-cell>
          <table:table-cell office:value-type="float" office:value="0.942786776546367" calcext:value-type="float">
            <text:p>0.942786776546367</text:p>
          </table:table-cell>
          <table:table-cell office:value-type="float" office:value="0.0141755748231656" calcext:value-type="float">
            <text:p>0.0141755748231656</text:p>
          </table:table-cell>
          <table:table-cell office:value-type="float" office:value="0.942133181775126" calcext:value-type="float">
            <text:p>0.942133181775126</text:p>
          </table:table-cell>
          <table:table-cell office:value-type="float" office:value="0.0129882901156614" calcext:value-type="float">
            <text:p>0.0129882901156614</text:p>
          </table:table-cell>
          <table:table-cell office:value-type="float" office:value="0.943005115089514" calcext:value-type="float">
            <text:p>0.943005115089514</text:p>
          </table:table-cell>
          <table:table-cell office:value-type="float" office:value="0.0104483191050498" calcext:value-type="float">
            <text:p>0.0104483191050498</text:p>
          </table:table-cell>
          <table:table-cell office:value-type="float" office:value="0.940393577720943" calcext:value-type="float">
            <text:p>0.940393577720943</text:p>
          </table:table-cell>
          <table:table-cell office:value-type="float" office:value="0.0127849862546315" calcext:value-type="float">
            <text:p>0.0127849862546315</text:p>
          </table:table-cell>
          <table:table-cell office:value-type="float" office:value="0.944312304631998" calcext:value-type="float">
            <text:p>0.944312304631998</text:p>
          </table:table-cell>
          <table:table-cell office:value-type="float" office:value="0.0109482950672368" calcext:value-type="float">
            <text:p>0.010948295067236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395945817941" calcext:value-type="float">
            <text:p>0.945395945817941</text:p>
          </table:table-cell>
          <table:table-cell office:value-type="float" office:value="0.0136671694039285" calcext:value-type="float">
            <text:p>0.0136671694039285</text:p>
          </table:table-cell>
          <table:table-cell office:value-type="float" office:value="0.944308989296201" calcext:value-type="float">
            <text:p>0.944308989296201</text:p>
          </table:table-cell>
          <table:table-cell office:value-type="float" office:value="0.0150795538042893" calcext:value-type="float">
            <text:p>0.0150795538042893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4253234018014" calcext:value-type="float">
            <text:p>0.0134253234018014</text:p>
          </table:table-cell>
          <table:table-cell office:value-type="float" office:value="0.94605143506678" calcext:value-type="float">
            <text:p>0.94605143506678</text:p>
          </table:table-cell>
          <table:table-cell office:value-type="float" office:value="0.0115869613563891" calcext:value-type="float">
            <text:p>0.0115869613563891</text:p>
          </table:table-cell>
          <table:table-cell office:value-type="float" office:value="0.943875627545704" calcext:value-type="float">
            <text:p>0.943875627545704</text:p>
          </table:table-cell>
          <table:table-cell office:value-type="float" office:value="0.0138977177050215" calcext:value-type="float">
            <text:p>0.0138977177050215</text:p>
          </table:table-cell>
          <table:table-cell office:value-type="float" office:value="0.945397366676139" calcext:value-type="float">
            <text:p>0.945397366676139</text:p>
          </table:table-cell>
          <table:table-cell office:value-type="float" office:value="0.0134297465588512" calcext:value-type="float">
            <text:p>0.0134297465588512</text:p>
          </table:table-cell>
          <table:table-cell office:value-type="float" office:value="0.946049066969783" calcext:value-type="float">
            <text:p>0.946049066969783</text:p>
          </table:table-cell>
          <table:table-cell office:value-type="float" office:value="0.012431929311434" calcext:value-type="float">
            <text:p>0.012431929311434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0239999680232" calcext:value-type="float">
            <text:p>0.0130239999680232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8187421107989" calcext:value-type="float">
            <text:p>0.0128187421107989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53023800304256" calcext:value-type="float">
            <text:p>0.0153023800304256</text:p>
          </table:table-cell>
          <table:table-cell office:value-type="float" office:value="0.945829781187837" calcext:value-type="float">
            <text:p>0.945829781187837</text:p>
          </table:table-cell>
          <table:table-cell office:value-type="float" office:value="0.0115959543862955" calcext:value-type="float">
            <text:p>0.0115959543862955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27452300297018" calcext:value-type="float">
            <text:p>0.0127452300297018</text:p>
          </table:table-cell>
          <table:table-cell office:value-type="float" office:value="0.943437055981813" calcext:value-type="float">
            <text:p>0.943437055981813</text:p>
          </table:table-cell>
          <table:table-cell office:value-type="float" office:value="0.0135033724073372" calcext:value-type="float">
            <text:p>0.0135033724073372</text:p>
          </table:table-cell>
          <table:table-cell office:value-type="float" office:value="0.944089703514256" calcext:value-type="float">
            <text:p>0.944089703514256</text:p>
          </table:table-cell>
          <table:table-cell office:value-type="float" office:value="0.0130285278185512" calcext:value-type="float">
            <text:p>0.0130285278185512</text:p>
          </table:table-cell>
          <table:table-cell office:value-type="float" office:value="0.945180448991191" calcext:value-type="float">
            <text:p>0.945180448991191</text:p>
          </table:table-cell>
          <table:table-cell office:value-type="float" office:value="0.0131612763162715" calcext:value-type="float">
            <text:p>0.0131612763162715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19157298271" calcext:value-type="float">
            <text:p>0.014031915729827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3771904897" calcext:value-type="float">
            <text:p>0.944743771904897</text:p>
          </table:table-cell>
          <table:table-cell office:value-type="float" office:value="0.0134623708829663" calcext:value-type="float">
            <text:p>0.0134623708829663</text:p>
          </table:table-cell>
          <table:table-cell office:value-type="float" office:value="0.946700767263427" calcext:value-type="float">
            <text:p>0.946700767263427</text:p>
          </table:table-cell>
          <table:table-cell office:value-type="float" office:value="0.0142257717228506" calcext:value-type="float">
            <text:p>0.0142257717228506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42664215903386" calcext:value-type="float">
            <text:p>0.0142664215903386</text:p>
          </table:table-cell>
          <table:table-cell office:value-type="float" office:value="0.944744245524297" calcext:value-type="float">
            <text:p>0.944744245524297</text:p>
          </table:table-cell>
          <table:table-cell office:value-type="float" office:value="0.013460192052274" calcext:value-type="float">
            <text:p>0.013460192052274</text:p>
          </table:table-cell>
          <table:table-cell office:value-type="float" office:value="0.944962584067443" calcext:value-type="float">
            <text:p>0.944962584067443</text:p>
          </table:table-cell>
          <table:table-cell office:value-type="float" office:value="0.0116952788277627" calcext:value-type="float">
            <text:p>0.0116952788277627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9293715333693" calcext:value-type="float">
            <text:p>0.0129293715333693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9966548811811" calcext:value-type="float">
            <text:p>0.0139966548811811</text:p>
          </table:table-cell>
          <table:table-cell office:value-type="float" office:value="0.946048593350384" calcext:value-type="float">
            <text:p>0.946048593350384</text:p>
          </table:table-cell>
          <table:table-cell office:value-type="float" office:value="0.0142076787538437" calcext:value-type="float">
            <text:p>0.0142076787538437</text:p>
          </table:table-cell>
          <table:table-cell office:value-type="float" office:value="0.944090650753055" calcext:value-type="float">
            <text:p>0.944090650753055</text:p>
          </table:table-cell>
          <table:table-cell office:value-type="float" office:value="0.0127802409528488" calcext:value-type="float">
            <text:p>0.0127802409528488</text:p>
          </table:table-cell>
          <table:table-cell office:value-type="float" office:value="0.947789144643364" calcext:value-type="float">
            <text:p>0.947789144643364</text:p>
          </table:table-cell>
          <table:table-cell office:value-type="float" office:value="0.0151441472914785" calcext:value-type="float">
            <text:p>0.0151441472914785</text:p>
          </table:table-cell>
          <table:table-cell office:value-type="float" office:value="0.945614284361088" calcext:value-type="float">
            <text:p>0.945614284361088</text:p>
          </table:table-cell>
          <table:table-cell office:value-type="float" office:value="0.0128128424580678" calcext:value-type="float">
            <text:p>0.01281284245806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32501193780875" calcext:value-type="float">
            <text:p>0.0132501193780875</text:p>
          </table:table-cell>
          <table:table-cell office:value-type="float" office:value="0.944090177133655" calcext:value-type="float">
            <text:p>0.944090177133655</text:p>
          </table:table-cell>
          <table:table-cell office:value-type="float" office:value="0.0122355167239753" calcext:value-type="float">
            <text:p>0.0122355167239753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40304465321064" calcext:value-type="float">
            <text:p>0.0140304465321064</text:p>
          </table:table-cell>
          <table:table-cell office:value-type="float" office:value="0.946919579425973" calcext:value-type="float">
            <text:p>0.946919579425973</text:p>
          </table:table-cell>
          <table:table-cell office:value-type="float" office:value="0.0150792391023344" calcext:value-type="float">
            <text:p>0.0150792391023344</text:p>
          </table:table-cell>
          <table:table-cell office:value-type="float" office:value="0.94452590698115" calcext:value-type="float">
            <text:p>0.94452590698115</text:p>
          </table:table-cell>
          <table:table-cell office:value-type="float" office:value="0.0129892506699391" calcext:value-type="float">
            <text:p>0.01298925066993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2509672364795" calcext:value-type="float">
            <text:p>0.0132509672364795</text:p>
          </table:table-cell>
          <table:table-cell office:value-type="float" office:value="0.94539641943734" calcext:value-type="float">
            <text:p>0.94539641943734</text:p>
          </table:table-cell>
          <table:table-cell office:value-type="float" office:value="0.0151235521902191" calcext:value-type="float">
            <text:p>0.0151235521902191</text:p>
          </table:table-cell>
          <table:table-cell office:value-type="float" office:value="0.944960215970446" calcext:value-type="float">
            <text:p>0.944960215970446</text:p>
          </table:table-cell>
          <table:table-cell office:value-type="float" office:value="0.0131857134941519" calcext:value-type="float">
            <text:p>0.0131857134941519</text:p>
          </table:table-cell>
          <table:table-cell office:value-type="float" office:value="0.945179975371791" calcext:value-type="float">
            <text:p>0.945179975371791</text:p>
          </table:table-cell>
          <table:table-cell office:value-type="float" office:value="0.0133231601857757" calcext:value-type="float">
            <text:p>0.0133231601857757</text:p>
          </table:table-cell>
          <table:table-cell office:value-type="float" office:value="0.944961636828644" calcext:value-type="float">
            <text:p>0.944961636828644</text:p>
          </table:table-cell>
          <table:table-cell office:value-type="float" office:value="0.0128965590954632" calcext:value-type="float">
            <text:p>0.0128965590954632</text:p>
          </table:table-cell>
          <table:table-cell office:value-type="float" office:value="0.94648242872028" calcext:value-type="float">
            <text:p>0.94648242872028</text:p>
          </table:table-cell>
          <table:table-cell office:value-type="float" office:value="0.0143756726532745" calcext:value-type="float">
            <text:p>0.0143756726532745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32648836278419" calcext:value-type="float">
            <text:p>0.0132648836278419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43699094252804" calcext:value-type="float">
            <text:p>0.0143699094252804</text:p>
          </table:table-cell>
          <table:table-cell office:value-type="float" office:value="0.943438003220612" calcext:value-type="float">
            <text:p>0.943438003220612</text:p>
          </table:table-cell>
          <table:table-cell office:value-type="float" office:value="0.0126949971672677" calcext:value-type="float">
            <text:p>0.0126949971672677</text:p>
          </table:table-cell>
          <table:table-cell office:value-type="float" office:value="0.946919105806574" calcext:value-type="float">
            <text:p>0.946919105806574</text:p>
          </table:table-cell>
          <table:table-cell office:value-type="float" office:value="0.0127405991906916" calcext:value-type="float">
            <text:p>0.0127405991906916</text:p>
          </table:table-cell>
          <table:table-cell office:value-type="float" office:value="0.945614757980487" calcext:value-type="float">
            <text:p>0.945614757980487</text:p>
          </table:table-cell>
          <table:table-cell office:value-type="float" office:value="0.0137964284981641" calcext:value-type="float">
            <text:p>0.0137964284981641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43273918092111" calcext:value-type="float">
            <text:p>0.0143273918092111</text:p>
          </table:table-cell>
          <table:table-cell office:value-type="float" office:value="0.946266458274131" calcext:value-type="float">
            <text:p>0.946266458274131</text:p>
          </table:table-cell>
          <table:table-cell office:value-type="float" office:value="0.0138029772382208" calcext:value-type="float">
            <text:p>0.0138029772382208</text:p>
          </table:table-cell>
          <table:table-cell office:value-type="float" office:value="0.945830728426636" calcext:value-type="float">
            <text:p>0.945830728426636</text:p>
          </table:table-cell>
          <table:table-cell office:value-type="float" office:value="0.0125891778331339" calcext:value-type="float">
            <text:p>0.0125891778331339</text:p>
          </table:table-cell>
          <table:table-cell office:value-type="float" office:value="0.947789618262764" calcext:value-type="float">
            <text:p>0.947789618262764</text:p>
          </table:table-cell>
          <table:table-cell office:value-type="float" office:value="0.0119642828897389" calcext:value-type="float">
            <text:p>0.011964282889738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23162603391794" calcext:value-type="float">
            <text:p>0.012316260339179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42351046699" calcext:value-type="float">
            <text:p>0.944742351046699</text:p>
          </table:table-cell>
          <table:table-cell office:value-type="float" office:value="0.0127485739715109" calcext:value-type="float">
            <text:p>0.0127485739715109</text:p>
          </table:table-cell>
          <table:table-cell office:value-type="float" office:value="0.945613337122289" calcext:value-type="float">
            <text:p>0.945613337122289</text:p>
          </table:table-cell>
          <table:table-cell office:value-type="float" office:value="0.0137651417732169" calcext:value-type="float">
            <text:p>0.0137651417732169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190423378" calcext:value-type="float">
            <text:p>0.0129190423378</text:p>
          </table:table-cell>
          <table:table-cell office:value-type="float" office:value="0.945179028132992" calcext:value-type="float">
            <text:p>0.945179028132992</text:p>
          </table:table-cell>
          <table:table-cell office:value-type="float" office:value="0.0124727961241482" calcext:value-type="float">
            <text:p>0.0124727961241482</text:p>
          </table:table-cell>
          <table:table-cell office:value-type="float" office:value="0.944961163209245" calcext:value-type="float">
            <text:p>0.944961163209245</text:p>
          </table:table-cell>
          <table:table-cell office:value-type="float" office:value="0.0133003926430951" calcext:value-type="float">
            <text:p>0.0133003926430951</text:p>
          </table:table-cell>
          <table:table-cell office:value-type="float" office:value="0.94561191626409" calcext:value-type="float">
            <text:p>0.94561191626409</text:p>
          </table:table-cell>
          <table:table-cell office:value-type="float" office:value="0.0136586105576339" calcext:value-type="float">
            <text:p>0.0136586105576339</text:p>
          </table:table-cell>
          <table:table-cell office:value-type="float" office:value="0.946701240882827" calcext:value-type="float">
            <text:p>0.946701240882827</text:p>
          </table:table-cell>
          <table:table-cell office:value-type="float" office:value="0.0133079860145491" calcext:value-type="float">
            <text:p>0.0133079860145491</text:p>
          </table:table-cell>
          <table:table-cell office:value-type="float" office:value="0.94539689305674" calcext:value-type="float">
            <text:p>0.94539689305674</text:p>
          </table:table-cell>
          <table:table-cell office:value-type="float" office:value="0.0133513103266414" calcext:value-type="float">
            <text:p>0.0133513103266414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9601542242625" calcext:value-type="float">
            <text:p>0.0129601542242625</text:p>
          </table:table-cell>
          <table:table-cell office:value-type="float" office:value="0.946918632187174" calcext:value-type="float">
            <text:p>0.946918632187174</text:p>
          </table:table-cell>
          <table:table-cell office:value-type="float" office:value="0.0133075614222167" calcext:value-type="float">
            <text:p>0.0133075614222167</text:p>
          </table:table-cell>
          <table:table-cell office:value-type="float" office:value="0.947136023491522" calcext:value-type="float">
            <text:p>0.947136023491522</text:p>
          </table:table-cell>
          <table:table-cell office:value-type="float" office:value="0.0135371031773506" calcext:value-type="float">
            <text:p>0.0135371031773506</text:p>
          </table:table-cell>
          <table:table-cell office:value-type="float" office:value="0.944743298285498" calcext:value-type="float">
            <text:p>0.944743298285498</text:p>
          </table:table-cell>
          <table:table-cell office:value-type="float" office:value="0.0138498732653325" calcext:value-type="float">
            <text:p>0.0138498732653325</text:p>
          </table:table-cell>
          <table:table-cell office:value-type="float" office:value="0.945831202046036" calcext:value-type="float">
            <text:p>0.945831202046036</text:p>
          </table:table-cell>
          <table:table-cell office:value-type="float" office:value="0.0140078918867746" calcext:value-type="float">
            <text:p>0.0140078918867746</text:p>
          </table:table-cell>
          <table:table-cell office:value-type="float" office:value="0.945395472198541" calcext:value-type="float">
            <text:p>0.945395472198541</text:p>
          </table:table-cell>
          <table:table-cell office:value-type="float" office:value="0.0127970621380464" calcext:value-type="float">
            <text:p>0.0127970621380464</text:p>
          </table:table-cell>
          <table:table-cell office:value-type="float" office:value="0.946484796817277" calcext:value-type="float">
            <text:p>0.946484796817277</text:p>
          </table:table-cell>
          <table:table-cell office:value-type="float" office:value="0.0126119738263579" calcext:value-type="float">
            <text:p>0.0126119738263579</text:p>
          </table:table-cell>
          <table:table-cell office:value-type="float" office:value="0.945614284361087" calcext:value-type="float">
            <text:p>0.945614284361087</text:p>
          </table:table-cell>
          <table:table-cell office:value-type="float" office:value="0.0130557192453046" calcext:value-type="float">
            <text:p>0.01305571924530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pambase</text:p>
          </table:table-cell>
          <table:table-cell office:value-type="float" office:value="0.944786681822487" calcext:value-type="float">
            <text:p>0.944786681822487</text:p>
          </table:table-cell>
          <table:table-cell office:value-type="float" office:value="0.0134909756909446" calcext:value-type="float">
            <text:p>0.0134909756909446</text:p>
          </table:table-cell>
          <table:table-cell office:value-type="float" office:value="0.945178459789713" calcext:value-type="float">
            <text:p>0.945178459789713</text:p>
          </table:table-cell>
          <table:table-cell office:value-type="float" office:value="0.0139514606089218" calcext:value-type="float">
            <text:p>0.0139514606089218</text:p>
          </table:table-cell>
          <table:table-cell office:value-type="float" office:value="0.944612768779009" calcext:value-type="float">
            <text:p>0.944612768779009</text:p>
          </table:table-cell>
          <table:table-cell office:value-type="float" office:value="0.0133727040468647" calcext:value-type="float">
            <text:p>0.0133727040468647</text:p>
          </table:table-cell>
          <table:table-cell office:value-type="float" office:value="0.944614284361088" calcext:value-type="float">
            <text:p>0.944614284361088</text:p>
          </table:table-cell>
          <table:table-cell office:value-type="float" office:value="0.0128433490650769" calcext:value-type="float">
            <text:p>0.0128433490650769</text:p>
          </table:table-cell>
          <table:table-cell office:value-type="float" office:value="0.944265416311452" calcext:value-type="float">
            <text:p>0.944265416311452</text:p>
          </table:table-cell>
          <table:table-cell office:value-type="float" office:value="0.0134662049512805" calcext:value-type="float">
            <text:p>0.0134662049512805</text:p>
          </table:table-cell>
          <table:table-cell office:value-type="float" office:value="0.944743582457138" calcext:value-type="float">
            <text:p>0.944743582457138</text:p>
          </table:table-cell>
          <table:table-cell office:value-type="float" office:value="0.0138824236988996" calcext:value-type="float">
            <text:p>0.0138824236988996</text:p>
          </table:table-cell>
          <table:table-cell office:value-type="float" office:value="0.946048972245903" calcext:value-type="float">
            <text:p>0.946048972245903</text:p>
          </table:table-cell>
          <table:table-cell office:value-type="float" office:value="0.0130149844947052" calcext:value-type="float">
            <text:p>0.0130149844947052</text:p>
          </table:table-cell>
          <table:table-cell office:value-type="float" office:value="0.944744056076537" calcext:value-type="float">
            <text:p>0.944744056076537</text:p>
          </table:table-cell>
          <table:table-cell office:value-type="float" office:value="0.0134526494447446" calcext:value-type="float">
            <text:p>0.0134526494447446</text:p>
          </table:table-cell>
          <table:table-cell office:value-type="float" office:value="0.943829781187838" calcext:value-type="float">
            <text:p>0.943829781187838</text:p>
          </table:table-cell>
          <table:table-cell office:value-type="float" office:value="0.0132933661393405" calcext:value-type="float">
            <text:p>0.0132933661393405</text:p>
          </table:table-cell>
          <table:table-cell office:value-type="float" office:value="0.945484133750118" calcext:value-type="float">
            <text:p>0.945484133750118</text:p>
          </table:table-cell>
          <table:table-cell office:value-type="float" office:value="0.0137762747216166" calcext:value-type="float">
            <text:p>0.0137762747216166</text:p>
          </table:table-cell>
          <table:table-cell office:value-type="float" office:value="0.945178554513593" calcext:value-type="float">
            <text:p>0.945178554513593</text:p>
          </table:table-cell>
          <table:table-cell office:value-type="float" office:value="0.0133065788287292" calcext:value-type="float">
            <text:p>0.0133065788287292</text:p>
          </table:table-cell>
          <table:table-cell office:value-type="float" office:value="0.94448271289192" calcext:value-type="float">
            <text:p>0.94448271289192</text:p>
          </table:table-cell>
          <table:table-cell office:value-type="float" office:value="0.0136696378610997" calcext:value-type="float">
            <text:p>0.0136696378610997</text:p>
          </table:table-cell>
          <table:table-cell office:value-type="float" office:value="0.944351615042152" calcext:value-type="float">
            <text:p>0.944351615042152</text:p>
          </table:table-cell>
          <table:table-cell office:value-type="float" office:value="0.0133076096743939" calcext:value-type="float">
            <text:p>0.0133076096743939</text:p>
          </table:table-cell>
          <table:table-cell office:value-type="float" office:value="0.944786871270247" calcext:value-type="float">
            <text:p>0.944786871270247</text:p>
          </table:table-cell>
          <table:table-cell office:value-type="float" office:value="0.0125787066853775" calcext:value-type="float">
            <text:p>0.0125787066853775</text:p>
          </table:table-cell>
          <table:table-cell office:value-type="float" office:value="0.94535360424363" calcext:value-type="float">
            <text:p>0.94535360424363</text:p>
          </table:table-cell>
          <table:table-cell office:value-type="float" office:value="0.0131203516778668" calcext:value-type="float">
            <text:p>0.0131203516778668</text:p>
          </table:table-cell>
          <table:table-cell office:value-type="float" office:value="0.945135834043762" calcext:value-type="float">
            <text:p>0.945135834043762</text:p>
          </table:table-cell>
          <table:table-cell office:value-type="float" office:value="0.0126682882102974" calcext:value-type="float">
            <text:p>0.012668288210297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.612727272727273" calcext:value-type="float">
            <text:p>0.612727272727273</text:p>
          </table:table-cell>
          <table:table-cell office:value-type="float" office:value="0.147036848139314" calcext:value-type="float">
            <text:p>0.147036848139314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883269658290263" calcext:value-type="float">
            <text:p>0.0883269658290263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115966018897894" calcext:value-type="float">
            <text:p>0.115966018897894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19230005899117" calcext:value-type="float">
            <text:p>0.119230005899117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0948876867384919" calcext:value-type="float">
            <text:p>0.0948876867384919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0871758721811361" calcext:value-type="float">
            <text:p>0.0871758721811361</text:p>
          </table:table-cell>
          <table:table-cell office:value-type="float" office:value="0.652727272727273" calcext:value-type="float">
            <text:p>0.652727272727273</text:p>
          </table:table-cell>
          <table:table-cell office:value-type="float" office:value="0.152168289226426" calcext:value-type="float">
            <text:p>0.15216828922642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106604665175976" calcext:value-type="float">
            <text:p>0.106604665175976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44087642954411" calcext:value-type="float">
            <text:p>0.14408764295441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114387417032601" calcext:value-type="float">
            <text:p>0.1143874170326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.613636363636364" calcext:value-type="float">
            <text:p>0.613636363636364</text:p>
          </table:table-cell>
          <table:table-cell office:value-type="float" office:value="0.137219536152577" calcext:value-type="float">
            <text:p>0.137219536152577</text:p>
          </table:table-cell>
          <table:table-cell office:value-type="float" office:value="0.712727272727273" calcext:value-type="float">
            <text:p>0.712727272727273</text:p>
          </table:table-cell>
          <table:table-cell office:value-type="float" office:value="0.119779411578186" calcext:value-type="float">
            <text:p>0.119779411578186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08262850561741" calcext:value-type="float">
            <text:p>0.10826285056174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72150490619277" calcext:value-type="float">
            <text:p>0.072150490619277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0861853555937701" calcext:value-type="float">
            <text:p>0.086185355593770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702727272727273" calcext:value-type="float">
            <text:p>0.702727272727273</text:p>
          </table:table-cell>
          <table:table-cell office:value-type="float" office:value="0.1250197413245" calcext:value-type="float">
            <text:p>0.125019741324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133828282447084" calcext:value-type="float">
            <text:p>0.133828282447084</text:p>
          </table:table-cell>
          <table:table-cell office:value-type="float" office:value="0.732727272727273" calcext:value-type="float">
            <text:p>0.732727272727273</text:p>
          </table:table-cell>
          <table:table-cell office:value-type="float" office:value="0.12473663716061" calcext:value-type="float">
            <text:p>0.1247366371606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42727272727273" calcext:value-type="float">
            <text:p>0.642727272727273</text:p>
          </table:table-cell>
          <table:table-cell office:value-type="float" office:value="0.109515168284951" calcext:value-type="float">
            <text:p>0.10951516828495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702727272727273" calcext:value-type="float">
            <text:p>0.702727272727273</text:p>
          </table:table-cell>
          <table:table-cell office:value-type="float" office:value="0.1250197413245" calcext:value-type="float">
            <text:p>0.1250197413245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133828282447084" calcext:value-type="float">
            <text:p>0.133828282447084</text:p>
          </table:table-cell>
          <table:table-cell office:value-type="float" office:value="0.712727272727273" calcext:value-type="float">
            <text:p>0.712727272727273</text:p>
          </table:table-cell>
          <table:table-cell office:value-type="float" office:value="0.128721908237249" calcext:value-type="float">
            <text:p>0.12872190823724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108262850561741" calcext:value-type="float">
            <text:p>0.10826285056174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642038191609943" calcext:value-type="float">
            <text:p>0.0642038191609943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801112633075" calcext:value-type="float">
            <text:p>0.08011126330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.603636363636364" calcext:value-type="float">
            <text:p>0.603636363636364</text:p>
          </table:table-cell>
          <table:table-cell office:value-type="float" office:value="0.133828282447084" calcext:value-type="float">
            <text:p>0.133828282447084</text:p>
          </table:table-cell>
          <table:table-cell office:value-type="float" office:value="0.712727272727273" calcext:value-type="float">
            <text:p>0.712727272727273</text:p>
          </table:table-cell>
          <table:table-cell office:value-type="float" office:value="0.128721908237249" calcext:value-type="float">
            <text:p>0.128721908237249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0647733918094566" calcext:value-type="float">
            <text:p>0.0647733918094566</text:p>
          </table:table-cell>
          <table:table-cell office:value-type="float" office:value="0.622727272727273" calcext:value-type="float">
            <text:p>0.622727272727273</text:p>
          </table:table-cell>
          <table:table-cell office:value-type="float" office:value="0.105952325679073" calcext:value-type="float">
            <text:p>0.105952325679073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693668069227854" calcext:value-type="float">
            <text:p>0.0693668069227854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0746955866858261" calcext:value-type="float">
            <text:p>0.0746955866858261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.607454545454545" calcext:value-type="float">
            <text:p>0.607454545454545</text:p>
          </table:table-cell>
          <table:table-cell office:value-type="float" office:value="0.137148246326629" calcext:value-type="float">
            <text:p>0.137148246326629</text:p>
          </table:table-cell>
          <table:table-cell office:value-type="float" office:value="0.712727272727273" calcext:value-type="float">
            <text:p>0.712727272727273</text:p>
          </table:table-cell>
          <table:table-cell office:value-type="float" office:value="0.118057366208464" calcext:value-type="float">
            <text:p>0.118057366208464</text:p>
          </table:table-cell>
          <table:table-cell office:value-type="float" office:value="0.676727272727273" calcext:value-type="float">
            <text:p>0.676727272727273</text:p>
          </table:table-cell>
          <table:table-cell office:value-type="float" office:value="0.0756035352259714" calcext:value-type="float">
            <text:p>0.0756035352259714</text:p>
          </table:table-cell>
          <table:table-cell office:value-type="float" office:value="0.630727272727273" calcext:value-type="float">
            <text:p>0.630727272727273</text:p>
          </table:table-cell>
          <table:table-cell office:value-type="float" office:value="0.10959184279708" calcext:value-type="float">
            <text:p>0.10959184279708</text:p>
          </table:table-cell>
          <table:table-cell office:value-type="float" office:value="0.677090909090909" calcext:value-type="float">
            <text:p>0.677090909090909</text:p>
          </table:table-cell>
          <table:table-cell office:value-type="float" office:value="0.0798678889474473" calcext:value-type="float">
            <text:p>0.0798678889474473</text:p>
          </table:table-cell>
          <table:table-cell office:value-type="float" office:value="0.676727272727273" calcext:value-type="float">
            <text:p>0.676727272727273</text:p>
          </table:table-cell>
          <table:table-cell office:value-type="float" office:value="0.0736645894766713" calcext:value-type="float">
            <text:p>0.0736645894766713</text:p>
          </table:table-cell>
          <table:table-cell office:value-type="float" office:value="0.677090909090909" calcext:value-type="float">
            <text:p>0.677090909090909</text:p>
          </table:table-cell>
          <table:table-cell office:value-type="float" office:value="0.068813055373442" calcext:value-type="float">
            <text:p>0.068813055373442</text:p>
          </table:table-cell>
          <table:table-cell office:value-type="float" office:value="0.670727272727273" calcext:value-type="float">
            <text:p>0.670727272727273</text:p>
          </table:table-cell>
          <table:table-cell office:value-type="float" office:value="0.0800432563872923" calcext:value-type="float">
            <text:p>0.0800432563872923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52958918826658" calcext:value-type="float">
            <text:p>0.0752958918826658</text:p>
          </table:table-cell>
          <table:table-cell office:value-type="float" office:value="0.676727272727273" calcext:value-type="float">
            <text:p>0.676727272727273</text:p>
          </table:table-cell>
          <table:table-cell office:value-type="float" office:value="0.0877330816714858" calcext:value-type="float">
            <text:p>0.0877330816714858</text:p>
          </table:table-cell>
          <table:table-cell office:value-type="float" office:value="0.678727272727273" calcext:value-type="float">
            <text:p>0.678727272727273</text:p>
          </table:table-cell>
          <table:table-cell office:value-type="float" office:value="0.0712383268590664" calcext:value-type="float">
            <text:p>0.0712383268590664</text:p>
          </table:table-cell>
          <table:table-cell office:value-type="float" office:value="0.682727272727273" calcext:value-type="float">
            <text:p>0.682727272727273</text:p>
          </table:table-cell>
          <table:table-cell office:value-type="float" office:value="0.10242122877035" calcext:value-type="float">
            <text:p>0.10242122877035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65636363636364" calcext:value-type="float">
            <text:p>0.665636363636364</text:p>
          </table:table-cell>
          <table:table-cell office:value-type="float" office:value="0.076212684024595" calcext:value-type="float">
            <text:p>0.076212684024595</text:p>
          </table:table-cell>
          <table:table-cell office:value-type="float" office:value="0.671272727272727" calcext:value-type="float">
            <text:p>0.671272727272727</text:p>
          </table:table-cell>
          <table:table-cell office:value-type="float" office:value="0.0958502230308539" calcext:value-type="float">
            <text:p>0.0958502230308539</text:p>
          </table:table-cell>
          <table:table-cell office:value-type="float" office:value="0.687090909090909" calcext:value-type="float">
            <text:p>0.687090909090909</text:p>
          </table:table-cell>
          <table:table-cell office:value-type="float" office:value="0.0829762117385427" calcext:value-type="float">
            <text:p>0.082976211738542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2727272727273" calcext:value-type="float">
            <text:p>0.672727272727273</text:p>
          </table:table-cell>
          <table:table-cell office:value-type="float" office:value="0.0962091385841669" calcext:value-type="float">
            <text:p>0.0962091385841669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974608772253342" calcext:value-type="float">
            <text:p>0.09746087722533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822100604015184" calcext:value-type="float">
            <text:p>0.0822100604015184</text:p>
          </table:table-cell>
          <table:table-cell office:value-type="float" office:value="0.662727272727273" calcext:value-type="float">
            <text:p>0.662727272727273</text:p>
          </table:table-cell>
          <table:table-cell office:value-type="float" office:value="0.108960359595906" calcext:value-type="float">
            <text:p>0.108960359595906</text:p>
          </table:table-cell>
          <table:table-cell office:value-type="float" office:value="0.632727272727273" calcext:value-type="float">
            <text:p>0.632727272727273</text:p>
          </table:table-cell>
          <table:table-cell office:value-type="float" office:value="0.0710927432660129" calcext:value-type="float">
            <text:p>0.071092743266012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831871996934472" calcext:value-type="float">
            <text:p>0.0831871996934472</text:p>
          </table:table-cell>
          <table:table-cell office:value-type="float" office:value="0.633636363636364" calcext:value-type="float">
            <text:p>0.633636363636364</text:p>
          </table:table-cell>
          <table:table-cell office:value-type="float" office:value="0.0942857739138542" calcext:value-type="float">
            <text:p>0.0942857739138542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956155448400504" calcext:value-type="float">
            <text:p>0.0956155448400504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925557931158396" calcext:value-type="float">
            <text:p>0.0925557931158396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95773876633259" calcext:value-type="float">
            <text:p>0.095773876633259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93636363636364" calcext:value-type="float">
            <text:p>0.693636363636364</text:p>
          </table:table-cell>
          <table:table-cell office:value-type="float" office:value="0.0696376559207042" calcext:value-type="float">
            <text:p>0.0696376559207042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8336913831353" calcext:value-type="float">
            <text:p>0.0833691383135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106746698626163" calcext:value-type="float">
            <text:p>0.106746698626163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43636363636364" calcext:value-type="float">
            <text:p>0.643636363636364</text:p>
          </table:table-cell>
          <table:table-cell office:value-type="float" office:value="0.0497560624285425" calcext:value-type="float">
            <text:p>0.049756062428542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53636363636364" calcext:value-type="float">
            <text:p>0.653636363636364</text:p>
          </table:table-cell>
          <table:table-cell office:value-type="float" office:value="0.0687618426230585" calcext:value-type="float">
            <text:p>0.0687618426230585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  <table:table-cell office:value-type="float" office:value="0.663636363636364" calcext:value-type="float">
            <text:p>0.663636363636364</text:p>
          </table:table-cell>
          <table:table-cell office:value-type="float" office:value="0.0673518508208875" calcext:value-type="float">
            <text:p>0.0673518508208875</text:p>
          </table:table-cell>
          <table:table-cell office:value-type="float" office:value="0.683636363636364" calcext:value-type="float">
            <text:p>0.683636363636364</text:p>
          </table:table-cell>
          <table:table-cell office:value-type="float" office:value="0.0755512341442299" calcext:value-type="float">
            <text:p>0.075551234144229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796514445385637" calcext:value-type="float">
            <text:p>0.079651444538563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H</text:p>
          </table:table-cell>
          <table:table-cell office:value-type="float" office:value="0.665454545454545" calcext:value-type="float">
            <text:p>0.665454545454545</text:p>
          </table:table-cell>
          <table:table-cell office:value-type="float" office:value="0.0786071425814823" calcext:value-type="float">
            <text:p>0.0786071425814823</text:p>
          </table:table-cell>
          <table:table-cell office:value-type="float" office:value="0.659454545454545" calcext:value-type="float">
            <text:p>0.659454545454545</text:p>
          </table:table-cell>
          <table:table-cell office:value-type="float" office:value="0.0814969510873758" calcext:value-type="float">
            <text:p>0.0814969510873758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5230835534211" calcext:value-type="float">
            <text:p>0.0785230835534211</text:p>
          </table:table-cell>
          <table:table-cell office:value-type="float" office:value="0.679454545454545" calcext:value-type="float">
            <text:p>0.679454545454545</text:p>
          </table:table-cell>
          <table:table-cell office:value-type="float" office:value="0.082233059234565" calcext:value-type="float">
            <text:p>0.082233059234565</text:p>
          </table:table-cell>
          <table:table-cell office:value-type="float" office:value="0.661454545454545" calcext:value-type="float">
            <text:p>0.661454545454545</text:p>
          </table:table-cell>
          <table:table-cell office:value-type="float" office:value="0.0833587551015735" calcext:value-type="float">
            <text:p>0.083358755101573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743795191475362" calcext:value-type="float">
            <text:p>0.0743795191475362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1758268334755" calcext:value-type="float">
            <text:p>0.081758268334755</text:p>
          </table:table-cell>
          <table:table-cell office:value-type="float" office:value="0.667636363636364" calcext:value-type="float">
            <text:p>0.667636363636364</text:p>
          </table:table-cell>
          <table:table-cell office:value-type="float" office:value="0.082844264598861" calcext:value-type="float">
            <text:p>0.082844264598861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22323142540189" calcext:value-type="float">
            <text:p>0.0822323142540189</text:p>
          </table:table-cell>
          <table:table-cell office:value-type="float" office:value="0.673636363636364" calcext:value-type="float">
            <text:p>0.673636363636364</text:p>
          </table:table-cell>
          <table:table-cell office:value-type="float" office:value="0.0812358467997692" calcext:value-type="float">
            <text:p>0.0812358467997692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806076113959114" calcext:value-type="float">
            <text:p>0.0806076113959114</text:p>
          </table:table-cell>
          <table:table-cell office:value-type="float" office:value="0.669636363636364" calcext:value-type="float">
            <text:p>0.669636363636364</text:p>
          </table:table-cell>
          <table:table-cell office:value-type="float" office:value="0.0774735241554627" calcext:value-type="float">
            <text:p>0.0774735241554627</text:p>
          </table:table-cell>
          <table:table-cell office:value-type="float" office:value="0.679636363636364" calcext:value-type="float">
            <text:p>0.679636363636364</text:p>
          </table:table-cell>
          <table:table-cell office:value-type="float" office:value="0.076828644736125" calcext:value-type="float">
            <text:p>0.076828644736125</text:p>
          </table:table-cell>
          <table:table-cell office:value-type="float" office:value="0.661636363636364" calcext:value-type="float">
            <text:p>0.661636363636364</text:p>
          </table:table-cell>
          <table:table-cell office:value-type="float" office:value="0.0662926118859537" calcext:value-type="float">
            <text:p>0.0662926118859537</text:p>
          </table:table-cell>
          <table:table-cell office:value-type="float" office:value="0.677636363636364" calcext:value-type="float">
            <text:p>0.677636363636364</text:p>
          </table:table-cell>
          <table:table-cell office:value-type="float" office:value="0.0771148149780899" calcext:value-type="float">
            <text:p>0.0771148149780899</text:p>
          </table:table-cell>
          <table:table-cell office:value-type="float" office:value="0.675636363636364" calcext:value-type="float">
            <text:p>0.675636363636364</text:p>
          </table:table-cell>
          <table:table-cell office:value-type="float" office:value="0.0788314024596969" calcext:value-type="float">
            <text:p>0.07883140245969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57762127549323" calcext:value-type="float">
            <text:p>0.157762127549323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2673487442319" calcext:value-type="float">
            <text:p>0.1267348744231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594444444444444" calcext:value-type="float">
            <text:p>0.594444444444444</text:p>
          </table:table-cell>
          <table:table-cell office:value-type="float" office:value="0.130762247732665" calcext:value-type="float">
            <text:p>0.130762247732665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76666666666667" calcext:value-type="float">
            <text:p>0.676666666666667</text:p>
          </table:table-cell>
          <table:table-cell office:value-type="float" office:value="0.0916919157145678" calcext:value-type="float">
            <text:p>0.0916919157145678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5319639617977" calcext:value-type="float">
            <text:p>0.15319639617977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48905471713342" calcext:value-type="float">
            <text:p>0.148905471713342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33148019368402" calcext:value-type="float">
            <text:p>0.133148019368402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33148019368402" calcext:value-type="float">
            <text:p>0.133148019368402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37930023410513" calcext:value-type="float">
            <text:p>0.137930023410513</text:p>
          </table:table-cell>
          <table:table-cell office:value-type="float" office:value="0.584444444444444" calcext:value-type="float">
            <text:p>0.584444444444444</text:p>
          </table:table-cell>
          <table:table-cell office:value-type="float" office:value="0.134072027813319" calcext:value-type="float">
            <text:p>0.134072027813319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34072027813319" calcext:value-type="float">
            <text:p>0.134072027813319</text:p>
          </table:table-cell>
          <table:table-cell office:value-type="float" office:value="0.595555555555556" calcext:value-type="float">
            <text:p>0.595555555555556</text:p>
          </table:table-cell>
          <table:table-cell office:value-type="float" office:value="0.134072027813319" calcext:value-type="float">
            <text:p>0.13407202781331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0974362723039721" calcext:value-type="float">
            <text:p>0.09743627230397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.563333333333333" calcext:value-type="float">
            <text:p>0.563333333333333</text:p>
          </table:table-cell>
          <table:table-cell office:value-type="float" office:value="0.16588706555521" calcext:value-type="float">
            <text:p>0.16588706555521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17641430511702" calcext:value-type="float">
            <text:p>0.117641430511702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37167105440097" calcext:value-type="float">
            <text:p>0.137167105440097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35582875206948" calcext:value-type="float">
            <text:p>0.1355828752069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.563333333333333" calcext:value-type="float">
            <text:p>0.563333333333333</text:p>
          </table:table-cell>
          <table:table-cell office:value-type="float" office:value="0.16588706555521" calcext:value-type="float">
            <text:p>0.16588706555521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07726219053696" calcext:value-type="float">
            <text:p>0.107726219053696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24523784232195" calcext:value-type="float">
            <text:p>0.124523784232195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14444444444444" calcext:value-type="float">
            <text:p>0.614444444444444</text:p>
          </table:table-cell>
          <table:table-cell office:value-type="float" office:value="0.153518406826569" calcext:value-type="float">
            <text:p>0.153518406826569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.574444444444444" calcext:value-type="float">
            <text:p>0.574444444444444</text:p>
          </table:table-cell>
          <table:table-cell office:value-type="float" office:value="0.144401703078086" calcext:value-type="float">
            <text:p>0.144401703078086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07726219053696" calcext:value-type="float">
            <text:p>0.10772621905369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24523784232195" calcext:value-type="float">
            <text:p>0.124523784232195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24444444444444" calcext:value-type="float">
            <text:p>0.624444444444444</text:p>
          </table:table-cell>
          <table:table-cell office:value-type="float" office:value="0.132590523468234" calcext:value-type="float">
            <text:p>0.13259052346823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.574444444444444" calcext:value-type="float">
            <text:p>0.574444444444444</text:p>
          </table:table-cell>
          <table:table-cell office:value-type="float" office:value="0.144401703078086" calcext:value-type="float">
            <text:p>0.144401703078086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07726219053696" calcext:value-type="float">
            <text:p>0.10772621905369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24523784232195" calcext:value-type="float">
            <text:p>0.124523784232195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11166652784718" calcext:value-type="float">
            <text:p>0.11116665278471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082407011374" calcext:value-type="float">
            <text:p>0.1082407011374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20697561013336" calcext:value-type="float">
            <text:p>0.12069756101333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.576" calcext:value-type="float">
            <text:p>0.576</text:p>
          </table:table-cell>
          <table:table-cell office:value-type="float" office:value="0.155667932963183" calcext:value-type="float">
            <text:p>0.155667932963183</text:p>
          </table:table-cell>
          <table:table-cell office:value-type="float" office:value="0.648444444444445" calcext:value-type="float">
            <text:p>0.648444444444445</text:p>
          </table:table-cell>
          <table:table-cell office:value-type="float" office:value="0.113510992419196" calcext:value-type="float">
            <text:p>0.113510992419196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13146183177563" calcext:value-type="float">
            <text:p>0.113146183177563</text:p>
          </table:table-cell>
          <table:table-cell office:value-type="float" office:value="0.615333333333333" calcext:value-type="float">
            <text:p>0.615333333333333</text:p>
          </table:table-cell>
          <table:table-cell office:value-type="float" office:value="0.128300141173869" calcext:value-type="float">
            <text:p>0.128300141173869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17399512667596" calcext:value-type="float">
            <text:p>0.117399512667596</text:p>
          </table:table-cell>
          <table:table-cell office:value-type="float" office:value="0.649777777777778" calcext:value-type="float">
            <text:p>0.649777777777778</text:p>
          </table:table-cell>
          <table:table-cell office:value-type="float" office:value="0.108998510487084" calcext:value-type="float">
            <text:p>0.108998510487084</text:p>
          </table:table-cell>
          <table:table-cell office:value-type="float" office:value="0.633555555555556" calcext:value-type="float">
            <text:p>0.633555555555556</text:p>
          </table:table-cell>
          <table:table-cell office:value-type="float" office:value="0.121950917375605" calcext:value-type="float">
            <text:p>0.121950917375605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22847501188755" calcext:value-type="float">
            <text:p>0.122847501188755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12412934464842" calcext:value-type="float">
            <text:p>0.112412934464842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6694314447682" calcext:value-type="float">
            <text:p>0.116694314447682</text:p>
          </table:table-cell>
          <table:table-cell office:value-type="float" office:value="0.629555555555556" calcext:value-type="float">
            <text:p>0.629555555555556</text:p>
          </table:table-cell>
          <table:table-cell office:value-type="float" office:value="0.119877361675802" calcext:value-type="float">
            <text:p>0.119877361675802</text:p>
          </table:table-cell>
          <table:table-cell office:value-type="float" office:value="0.637555555555556" calcext:value-type="float">
            <text:p>0.637555555555556</text:p>
          </table:table-cell>
          <table:table-cell office:value-type="float" office:value="0.119479634991616" calcext:value-type="float">
            <text:p>0.119479634991616</text:p>
          </table:table-cell>
          <table:table-cell office:value-type="float" office:value="0.617333333333333" calcext:value-type="float">
            <text:p>0.617333333333333</text:p>
          </table:table-cell>
          <table:table-cell office:value-type="float" office:value="0.119298820238888" calcext:value-type="float">
            <text:p>0.119298820238888</text:p>
          </table:table-cell>
          <table:table-cell office:value-type="float" office:value="0.619111111111111" calcext:value-type="float">
            <text:p>0.619111111111111</text:p>
          </table:table-cell>
          <table:table-cell office:value-type="float" office:value="0.131623579032114" calcext:value-type="float">
            <text:p>0.131623579032114</text:p>
          </table:table-cell>
          <table:table-cell office:value-type="float" office:value="0.629555555555556" calcext:value-type="float">
            <text:p>0.629555555555556</text:p>
          </table:table-cell>
          <table:table-cell office:value-type="float" office:value="0.117095326966768" calcext:value-type="float">
            <text:p>0.117095326966768</text:p>
          </table:table-cell>
          <table:table-cell office:value-type="float" office:value="0.627555555555556" calcext:value-type="float">
            <text:p>0.627555555555556</text:p>
          </table:table-cell>
          <table:table-cell office:value-type="float" office:value="0.110252048698156" calcext:value-type="float">
            <text:p>0.1102520486981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54444444444444" calcext:value-type="float">
            <text:p>0.654444444444444</text:p>
          </table:table-cell>
          <table:table-cell office:value-type="float" office:value="0.135218159347345" calcext:value-type="float">
            <text:p>0.135218159347345</text:p>
          </table:table-cell>
          <table:table-cell office:value-type="float" office:value="0.655555555555556" calcext:value-type="float">
            <text:p>0.655555555555556</text:p>
          </table:table-cell>
          <table:table-cell office:value-type="float" office:value="0.153156097245447" calcext:value-type="float">
            <text:p>0.15315609724544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04444444444444" calcext:value-type="float">
            <text:p>0.604444444444444</text:p>
          </table:table-cell>
          <table:table-cell office:value-type="float" office:value="0.126491106406735" calcext:value-type="float">
            <text:p>0.126491106406735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5729189661499" calcext:value-type="float">
            <text:p>0.15729189661499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45041501085162" calcext:value-type="float">
            <text:p>0.145041501085162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59513148186739" calcext:value-type="float">
            <text:p>0.159513148186739</text:p>
          </table:table-cell>
          <table:table-cell office:value-type="float" office:value="0.665555555555555" calcext:value-type="float">
            <text:p>0.665555555555555</text:p>
          </table:table-cell>
          <table:table-cell office:value-type="float" office:value="0.119721899973786" calcext:value-type="float">
            <text:p>0.11972189997378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9876479637877" calcext:value-type="float">
            <text:p>0.119876479637877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05555555555555" calcext:value-type="float">
            <text:p>0.605555555555555</text:p>
          </table:table-cell>
          <table:table-cell office:value-type="float" office:value="0.15335748602047" calcext:value-type="float">
            <text:p>0.1533574860204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9624338516354" calcext:value-type="float">
            <text:p>0.129624338516354</text:p>
          </table:table-cell>
          <table:table-cell office:value-type="float" office:value="0.634444444444444" calcext:value-type="float">
            <text:p>0.634444444444444</text:p>
          </table:table-cell>
          <table:table-cell office:value-type="float" office:value="0.116587274573997" calcext:value-type="float">
            <text:p>0.116587274573997</text:p>
          </table:table-cell>
          <table:table-cell office:value-type="float" office:value="0.645555555555556" calcext:value-type="float">
            <text:p>0.645555555555556</text:p>
          </table:table-cell>
          <table:table-cell office:value-type="float" office:value="0.120748693216864" calcext:value-type="float">
            <text:p>0.12074869321686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6666666666667" calcext:value-type="float">
            <text:p>0.626666666666667</text:p>
          </table:table-cell>
          <table:table-cell office:value-type="float" office:value="0.11417984514369" calcext:value-type="float">
            <text:p>0.11417984514369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27123930977454" calcext:value-type="float">
            <text:p>0.12712393097745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56666666666667" calcext:value-type="float">
            <text:p>0.656666666666667</text:p>
          </table:table-cell>
          <table:table-cell office:value-type="float" office:value="0.134302036607927" calcext:value-type="float">
            <text:p>0.134302036607927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16746004769455" calcext:value-type="float">
            <text:p>0.116746004769455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28812237743906" calcext:value-type="float">
            <text:p>0.128812237743906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15555555555556" calcext:value-type="float">
            <text:p>0.615555555555556</text:p>
          </table:table-cell>
          <table:table-cell office:value-type="float" office:value="0.115256022043466" calcext:value-type="float">
            <text:p>0.115256022043466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5555555555556" calcext:value-type="float">
            <text:p>0.635555555555556</text:p>
          </table:table-cell>
          <table:table-cell office:value-type="float" office:value="0.110218637934553" calcext:value-type="float">
            <text:p>0.11021863793455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05934990547138" calcext:value-type="float">
            <text:p>0.10593499054713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2590413754858" calcext:value-type="float">
            <text:p>0.12590413754858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  <table:table-cell office:value-type="float" office:value="0.625555555555555" calcext:value-type="float">
            <text:p>0.625555555555555</text:p>
          </table:table-cell>
          <table:table-cell office:value-type="float" office:value="0.118060457414573" calcext:value-type="float">
            <text:p>0.118060457414573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595018087284" calcext:value-type="float">
            <text:p>0.11595018087284</text:p>
          </table:table-cell>
          <table:table-cell office:value-type="float" office:value="0.646666666666667" calcext:value-type="float">
            <text:p>0.646666666666667</text:p>
          </table:table-cell>
          <table:table-cell office:value-type="float" office:value="0.106805465250648" calcext:value-type="float">
            <text:p>0.10680546525064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LM</text:p>
          </table:table-cell>
          <table:table-cell office:value-type="float" office:value="0.631555555555556" calcext:value-type="float">
            <text:p>0.631555555555556</text:p>
          </table:table-cell>
          <table:table-cell office:value-type="float" office:value="0.120715875346951" calcext:value-type="float">
            <text:p>0.120715875346951</text:p>
          </table:table-cell>
          <table:table-cell office:value-type="float" office:value="0.638" calcext:value-type="float">
            <text:p>0.638</text:p>
          </table:table-cell>
          <table:table-cell office:value-type="float" office:value="0.124192449412217" calcext:value-type="float">
            <text:p>0.124192449412217</text:p>
          </table:table-cell>
          <table:table-cell office:value-type="float" office:value="0.644666666666667" calcext:value-type="float">
            <text:p>0.644666666666667</text:p>
          </table:table-cell>
          <table:table-cell office:value-type="float" office:value="0.106631370309946" calcext:value-type="float">
            <text:p>0.106631370309946</text:p>
          </table:table-cell>
          <table:table-cell office:value-type="float" office:value="0.632" calcext:value-type="float">
            <text:p>0.632</text:p>
          </table:table-cell>
          <table:table-cell office:value-type="float" office:value="0.114822535039089" calcext:value-type="float">
            <text:p>0.114822535039089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7888895168288" calcext:value-type="float">
            <text:p>0.127888895168288</text:p>
          </table:table-cell>
          <table:table-cell office:value-type="float" office:value="0.631777777777778" calcext:value-type="float">
            <text:p>0.631777777777778</text:p>
          </table:table-cell>
          <table:table-cell office:value-type="float" office:value="0.122898242244889" calcext:value-type="float">
            <text:p>0.122898242244889</text:p>
          </table:table-cell>
          <table:table-cell office:value-type="float" office:value="0.64" calcext:value-type="float">
            <text:p>0.64</text:p>
          </table:table-cell>
          <table:table-cell office:value-type="float" office:value="0.130894850334027" calcext:value-type="float">
            <text:p>0.130894850334027</text:p>
          </table:table-cell>
          <table:table-cell office:value-type="float" office:value="0.644444444444444" calcext:value-type="float">
            <text:p>0.644444444444444</text:p>
          </table:table-cell>
          <table:table-cell office:value-type="float" office:value="0.122833831211182" calcext:value-type="float">
            <text:p>0.122833831211182</text:p>
          </table:table-cell>
          <table:table-cell office:value-type="float" office:value="0.644222222222222" calcext:value-type="float">
            <text:p>0.644222222222222</text:p>
          </table:table-cell>
          <table:table-cell office:value-type="float" office:value="0.121267727402391" calcext:value-type="float">
            <text:p>0.121267727402391</text:p>
          </table:table-cell>
          <table:table-cell office:value-type="float" office:value="0.640222222222222" calcext:value-type="float">
            <text:p>0.640222222222222</text:p>
          </table:table-cell>
          <table:table-cell office:value-type="float" office:value="0.117567676643346" calcext:value-type="float">
            <text:p>0.117567676643346</text:p>
          </table:table-cell>
          <table:table-cell office:value-type="float" office:value="0.642666666666667" calcext:value-type="float">
            <text:p>0.642666666666667</text:p>
          </table:table-cell>
          <table:table-cell office:value-type="float" office:value="0.121922554878284" calcext:value-type="float">
            <text:p>0.121922554878284</text:p>
          </table:table-cell>
          <table:table-cell office:value-type="float" office:value="0.636666666666667" calcext:value-type="float">
            <text:p>0.636666666666667</text:p>
          </table:table-cell>
          <table:table-cell office:value-type="float" office:value="0.113767170602572" calcext:value-type="float">
            <text:p>0.113767170602572</text:p>
          </table:table-cell>
          <table:table-cell office:value-type="float" office:value="0.621555555555555" calcext:value-type="float">
            <text:p>0.621555555555555</text:p>
          </table:table-cell>
          <table:table-cell office:value-type="float" office:value="0.125119863135752" calcext:value-type="float">
            <text:p>0.125119863135752</text:p>
          </table:table-cell>
          <table:table-cell office:value-type="float" office:value="0.642444444444444" calcext:value-type="float">
            <text:p>0.642444444444444</text:p>
          </table:table-cell>
          <table:table-cell office:value-type="float" office:value="0.120834968516014" calcext:value-type="float">
            <text:p>0.120834968516014</text:p>
          </table:table-cell>
          <table:table-cell office:value-type="float" office:value="0.636222222222222" calcext:value-type="float">
            <text:p>0.636222222222222</text:p>
          </table:table-cell>
          <table:table-cell office:value-type="float" office:value="0.116077599613072" calcext:value-type="float">
            <text:p>0.116077599613072</text:p>
          </table:table-cell>
          <table:table-cell office:value-type="float" office:value="0.639777777777778" calcext:value-type="float">
            <text:p>0.639777777777778</text:p>
          </table:table-cell>
          <table:table-cell office:value-type="float" office:value="0.111642014454234" calcext:value-type="float">
            <text:p>0.11164201445423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.69" calcext:value-type="float">
            <text:p>0.69</text:p>
          </table:table-cell>
          <table:table-cell office:value-type="float" office:value="0.198083100239649" calcext:value-type="float">
            <text:p>0.198083100239649</text:p>
          </table:table-cell>
          <table:table-cell office:value-type="float" office:value="0.746363636363636" calcext:value-type="float">
            <text:p>0.746363636363636</text:p>
          </table:table-cell>
          <table:table-cell office:value-type="float" office:value="0.138763396014446" calcext:value-type="float">
            <text:p>0.138763396014446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796563396246" calcext:value-type="float">
            <text:p>0.1796563396246</text:p>
          </table:table-cell>
          <table:table-cell office:value-type="float" office:value="0.692727272727273" calcext:value-type="float">
            <text:p>0.692727272727273</text:p>
          </table:table-cell>
          <table:table-cell office:value-type="float" office:value="0.211418750281557" calcext:value-type="float">
            <text:p>0.211418750281557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19432442628408" calcext:value-type="float">
            <text:p>0.219432442628408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681818181818182" calcext:value-type="float">
            <text:p>0.681818181818182</text:p>
          </table:table-cell>
          <table:table-cell office:value-type="float" office:value="0.223627330030243" calcext:value-type="float">
            <text:p>0.223627330030243</text:p>
          </table:table-cell>
          <table:table-cell office:value-type="float" office:value="0.7" calcext:value-type="float">
            <text:p>0.7</text:p>
          </table:table-cell>
          <table:table-cell office:value-type="float" office:value="0.183827283492159" calcext:value-type="float">
            <text:p>0.18382728349215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8600352821498" calcext:value-type="float">
            <text:p>0.168600352821498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" calcext:value-type="float">
            <text:p>0.7</text:p>
          </table:table-cell>
          <table:table-cell office:value-type="float" office:value="0.177680184415382" calcext:value-type="float">
            <text:p>0.177680184415382</text:p>
          </table:table-cell>
          <table:table-cell office:value-type="float" office:value="0.73" calcext:value-type="float">
            <text:p>0.73</text:p>
          </table:table-cell>
          <table:table-cell office:value-type="float" office:value="0.165036100900836" calcext:value-type="float">
            <text:p>0.165036100900836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221773881981421" calcext:value-type="float">
            <text:p>0.22177388198142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.64" calcext:value-type="float">
            <text:p>0.64</text:p>
          </table:table-cell>
          <table:table-cell office:value-type="float" office:value="0.200330305757663" calcext:value-type="float">
            <text:p>0.200330305757663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77835160619651" calcext:value-type="float">
            <text:p>0.17783516061965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3170825593366" calcext:value-type="float">
            <text:p>0.193170825593366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3676042310339" calcext:value-type="float">
            <text:p>0.20367604231033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690909090909091" calcext:value-type="float">
            <text:p>0.690909090909091</text:p>
          </table:table-cell>
          <table:table-cell office:value-type="float" office:value="0.194270550603935" calcext:value-type="float">
            <text:p>0.194270550603935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194933531559746" calcext:value-type="float">
            <text:p>0.194933531559746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691818181818182" calcext:value-type="float">
            <text:p>0.691818181818182</text:p>
          </table:table-cell>
          <table:table-cell office:value-type="float" office:value="0.195140692340584" calcext:value-type="float">
            <text:p>0.19514069234058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.65" calcext:value-type="float">
            <text:p>0.65</text:p>
          </table:table-cell>
          <table:table-cell office:value-type="float" office:value="0.206071746579418" calcext:value-type="float">
            <text:p>0.206071746579418</text:p>
          </table:table-cell>
          <table:table-cell office:value-type="float" office:value="0.698181818181818" calcext:value-type="float">
            <text:p>0.698181818181818</text:p>
          </table:table-cell>
          <table:table-cell office:value-type="float" office:value="0.159129865360299" calcext:value-type="float">
            <text:p>0.15912986536029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39223184211095" calcext:value-type="float">
            <text:p>0.239223184211095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2727272727273" calcext:value-type="float">
            <text:p>0.712727272727273</text:p>
          </table:table-cell>
          <table:table-cell office:value-type="float" office:value="0.235982598851089" calcext:value-type="float">
            <text:p>0.235982598851089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3676042310339" calcext:value-type="float">
            <text:p>0.20367604231033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.65" calcext:value-type="float">
            <text:p>0.65</text:p>
          </table:table-cell>
          <table:table-cell office:value-type="float" office:value="0.206071746579418" calcext:value-type="float">
            <text:p>0.206071746579418</text:p>
          </table:table-cell>
          <table:table-cell office:value-type="float" office:value="0.698181818181818" calcext:value-type="float">
            <text:p>0.698181818181818</text:p>
          </table:table-cell>
          <table:table-cell office:value-type="float" office:value="0.159129865360299" calcext:value-type="float">
            <text:p>0.15912986536029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749058194963" calcext:value-type="float">
            <text:p>0.2074905819496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11342727324649" calcext:value-type="float">
            <text:p>0.21134272732464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3676042310339" calcext:value-type="float">
            <text:p>0.20367604231033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.640909090909091" calcext:value-type="float">
            <text:p>0.640909090909091</text:p>
          </table:table-cell>
          <table:table-cell office:value-type="float" office:value="0.221533597872255" calcext:value-type="float">
            <text:p>0.221533597872255</text:p>
          </table:table-cell>
          <table:table-cell office:value-type="float" office:value="0.698181818181818" calcext:value-type="float">
            <text:p>0.698181818181818</text:p>
          </table:table-cell>
          <table:table-cell office:value-type="float" office:value="0.159129865360299" calcext:value-type="float">
            <text:p>0.159129865360299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202892309504817" calcext:value-type="float">
            <text:p>0.202892309504817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216705866341654" calcext:value-type="float">
            <text:p>0.216705866341654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11342727324649" calcext:value-type="float">
            <text:p>0.21134272732464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84428235649217" calcext:value-type="float">
            <text:p>0.184428235649217</text:p>
          </table:table-cell>
          <table:table-cell office:value-type="float" office:value="0.720909090909091" calcext:value-type="float">
            <text:p>0.720909090909091</text:p>
          </table:table-cell>
          <table:table-cell office:value-type="float" office:value="0.196107670806441" calcext:value-type="float">
            <text:p>0.196107670806441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3676042310339" calcext:value-type="float">
            <text:p>0.20367604231033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185873956325346" calcext:value-type="float">
            <text:p>0.18587395632534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.654181818181818" calcext:value-type="float">
            <text:p>0.654181818181818</text:p>
          </table:table-cell>
          <table:table-cell office:value-type="float" office:value="0.206418099405681" calcext:value-type="float">
            <text:p>0.206418099405681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158797630542999" calcext:value-type="float">
            <text:p>0.158797630542999</text:p>
          </table:table-cell>
          <table:table-cell office:value-type="float" office:value="0.708909090909091" calcext:value-type="float">
            <text:p>0.708909090909091</text:p>
          </table:table-cell>
          <table:table-cell office:value-type="float" office:value="0.193397877449124" calcext:value-type="float">
            <text:p>0.193397877449124</text:p>
          </table:table-cell>
          <table:table-cell office:value-type="float" office:value="0.713454545454545" calcext:value-type="float">
            <text:p>0.713454545454545</text:p>
          </table:table-cell>
          <table:table-cell office:value-type="float" office:value="0.21360184167546" calcext:value-type="float">
            <text:p>0.21360184167546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99219715449586" calcext:value-type="float">
            <text:p>0.199219715449586</text:p>
          </table:table-cell>
          <table:table-cell office:value-type="float" office:value="0.709636363636364" calcext:value-type="float">
            <text:p>0.709636363636364</text:p>
          </table:table-cell>
          <table:table-cell office:value-type="float" office:value="0.207310188659719" calcext:value-type="float">
            <text:p>0.207310188659719</text:p>
          </table:table-cell>
          <table:table-cell office:value-type="float" office:value="0.714909090909091" calcext:value-type="float">
            <text:p>0.714909090909091</text:p>
          </table:table-cell>
          <table:table-cell office:value-type="float" office:value="0.194942988515505" calcext:value-type="float">
            <text:p>0.194942988515505</text:p>
          </table:table-cell>
          <table:table-cell office:value-type="float" office:value="0.705454545454545" calcext:value-type="float">
            <text:p>0.705454545454545</text:p>
          </table:table-cell>
          <table:table-cell office:value-type="float" office:value="0.206792600179001" calcext:value-type="float">
            <text:p>0.206792600179001</text:p>
          </table:table-cell>
          <table:table-cell office:value-type="float" office:value="0.704727272727273" calcext:value-type="float">
            <text:p>0.704727272727273</text:p>
          </table:table-cell>
          <table:table-cell office:value-type="float" office:value="0.192119487012147" calcext:value-type="float">
            <text:p>0.19211948701214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8595590207313" calcext:value-type="float">
            <text:p>0.18595590207313</text:p>
          </table:table-cell>
          <table:table-cell office:value-type="float" office:value="0.718545454545455" calcext:value-type="float">
            <text:p>0.718545454545455</text:p>
          </table:table-cell>
          <table:table-cell office:value-type="float" office:value="0.18772184559708" calcext:value-type="float">
            <text:p>0.18772184559708</text:p>
          </table:table-cell>
          <table:table-cell office:value-type="float" office:value="0.718727272727273" calcext:value-type="float">
            <text:p>0.718727272727273</text:p>
          </table:table-cell>
          <table:table-cell office:value-type="float" office:value="0.193020792842322" calcext:value-type="float">
            <text:p>0.193020792842322</text:p>
          </table:table-cell>
          <table:table-cell office:value-type="float" office:value="0.708727272727273" calcext:value-type="float">
            <text:p>0.708727272727273</text:p>
          </table:table-cell>
          <table:table-cell office:value-type="float" office:value="0.190869263806981" calcext:value-type="float">
            <text:p>0.190869263806981</text:p>
          </table:table-cell>
          <table:table-cell office:value-type="float" office:value="0.709454545454545" calcext:value-type="float">
            <text:p>0.709454545454545</text:p>
          </table:table-cell>
          <table:table-cell office:value-type="float" office:value="0.19419955187832" calcext:value-type="float">
            <text:p>0.19419955187832</text:p>
          </table:table-cell>
          <table:table-cell office:value-type="float" office:value="0.708909090909091" calcext:value-type="float">
            <text:p>0.708909090909091</text:p>
          </table:table-cell>
          <table:table-cell office:value-type="float" office:value="0.192480836585648" calcext:value-type="float">
            <text:p>0.192480836585648</text:p>
          </table:table-cell>
          <table:table-cell office:value-type="float" office:value="0.715090909090909" calcext:value-type="float">
            <text:p>0.715090909090909</text:p>
          </table:table-cell>
          <table:table-cell office:value-type="float" office:value="0.197450672739939" calcext:value-type="float">
            <text:p>0.19745067273993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980706947897" calcext:value-type="float">
            <text:p>0.19980706947897</text:p>
          </table:table-cell>
          <table:table-cell office:value-type="float" office:value="0.7" calcext:value-type="float">
            <text:p>0.7</text:p>
          </table:table-cell>
          <table:table-cell office:value-type="float" office:value="0.201144566973043" calcext:value-type="float">
            <text:p>0.201144566973043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1" calcext:value-type="float">
            <text:p>0.71</text:p>
          </table:table-cell>
          <table:table-cell office:value-type="float" office:value="0.192392027845045" calcext:value-type="float">
            <text:p>0.192392027845045</text:p>
          </table:table-cell>
          <table:table-cell office:value-type="float" office:value="0.711818181818182" calcext:value-type="float">
            <text:p>0.711818181818182</text:p>
          </table:table-cell>
          <table:table-cell office:value-type="float" office:value="0.221608196683845" calcext:value-type="float">
            <text:p>0.221608196683845</text:p>
          </table:table-cell>
          <table:table-cell office:value-type="float" office:value="0.73" calcext:value-type="float">
            <text:p>0.73</text:p>
          </table:table-cell>
          <table:table-cell office:value-type="float" office:value="0.184129251525165" calcext:value-type="float">
            <text:p>0.184129251525165</text:p>
          </table:table-cell>
          <table:table-cell office:value-type="float" office:value="0.730909090909091" calcext:value-type="float">
            <text:p>0.730909090909091</text:p>
          </table:table-cell>
          <table:table-cell office:value-type="float" office:value="0.20841788917683" calcext:value-type="float">
            <text:p>0.20841788917683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88357162245904" calcext:value-type="float">
            <text:p>0.18835716224590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90152420618392" calcext:value-type="float">
            <text:p>0.190152420618392</text:p>
          </table:table-cell>
          <table:table-cell office:value-type="float" office:value="0.71" calcext:value-type="float">
            <text:p>0.71</text:p>
          </table:table-cell>
          <table:table-cell office:value-type="float" office:value="0.167707493838051" calcext:value-type="float">
            <text:p>0.167707493838051</text:p>
          </table:table-cell>
          <table:table-cell office:value-type="float" office:value="0.74" calcext:value-type="float">
            <text:p>0.74</text:p>
          </table:table-cell>
          <table:table-cell office:value-type="float" office:value="0.178926499933153" calcext:value-type="float">
            <text:p>0.178926499933153</text:p>
          </table:table-cell>
          <table:table-cell office:value-type="float" office:value="0.737272727272727" calcext:value-type="float">
            <text:p>0.737272727272727</text:p>
          </table:table-cell>
          <table:table-cell office:value-type="float" office:value="0.163549359586396" calcext:value-type="float">
            <text:p>0.163549359586396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8181818181818" calcext:value-type="float">
            <text:p>0.728181818181818</text:p>
          </table:table-cell>
          <table:table-cell office:value-type="float" office:value="0.142614315463794" calcext:value-type="float">
            <text:p>0.14261431546379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0909090909091" calcext:value-type="float">
            <text:p>0.700909090909091</text:p>
          </table:table-cell>
          <table:table-cell office:value-type="float" office:value="0.185738048308718" calcext:value-type="float">
            <text:p>0.185738048308718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01818181818182" calcext:value-type="float">
            <text:p>0.701818181818182</text:p>
          </table:table-cell>
          <table:table-cell office:value-type="float" office:value="0.20906016462594" calcext:value-type="float">
            <text:p>0.20906016462594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9090909090909" calcext:value-type="float">
            <text:p>0.719090909090909</text:p>
          </table:table-cell>
          <table:table-cell office:value-type="float" office:value="0.161287860996056" calcext:value-type="float">
            <text:p>0.161287860996056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" calcext:value-type="float">
            <text:p>0.71</text:p>
          </table:table-cell>
          <table:table-cell office:value-type="float" office:value="0.17420684748787" calcext:value-type="float">
            <text:p>0.17420684748787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38181818181818" calcext:value-type="float">
            <text:p>0.738181818181818</text:p>
          </table:table-cell>
          <table:table-cell office:value-type="float" office:value="0.161022901028541" calcext:value-type="float">
            <text:p>0.161022901028541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  <table:table-cell office:value-type="float" office:value="0.709090909090909" calcext:value-type="float">
            <text:p>0.709090909090909</text:p>
          </table:table-cell>
          <table:table-cell office:value-type="float" office:value="0.151636315190264" calcext:value-type="float">
            <text:p>0.15163631519026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39090909090909" calcext:value-type="float">
            <text:p>0.739090909090909</text:p>
          </table:table-cell>
          <table:table-cell office:value-type="float" office:value="0.170778480073452" calcext:value-type="float">
            <text:p>0.1707784800734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10909090909091" calcext:value-type="float">
            <text:p>0.710909090909091</text:p>
          </table:table-cell>
          <table:table-cell office:value-type="float" office:value="0.194166533654881" calcext:value-type="float">
            <text:p>0.194166533654881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  <table:table-cell office:value-type="float" office:value="0.72" calcext:value-type="float">
            <text:p>0.72</text:p>
          </table:table-cell>
          <table:table-cell office:value-type="float" office:value="0.182614418137402" calcext:value-type="float">
            <text:p>0.182614418137402</text:p>
          </table:table-cell>
          <table:table-cell office:value-type="float" office:value="0.729090909090909" calcext:value-type="float">
            <text:p>0.729090909090909</text:p>
          </table:table-cell>
          <table:table-cell office:value-type="float" office:value="0.169740254219979" calcext:value-type="float">
            <text:p>0.1697402542199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eaching_assistant_MH</text:p>
          </table:table-cell>
          <table:table-cell office:value-type="float" office:value="0.718181818181818" calcext:value-type="float">
            <text:p>0.718181818181818</text:p>
          </table:table-cell>
          <table:table-cell office:value-type="float" office:value="0.184924841240898" calcext:value-type="float">
            <text:p>0.184924841240898</text:p>
          </table:table-cell>
          <table:table-cell office:value-type="float" office:value="0.716363636363636" calcext:value-type="float">
            <text:p>0.716363636363636</text:p>
          </table:table-cell>
          <table:table-cell office:value-type="float" office:value="0.188363371509212" calcext:value-type="float">
            <text:p>0.188363371509212</text:p>
          </table:table-cell>
          <table:table-cell office:value-type="float" office:value="0.706727272727273" calcext:value-type="float">
            <text:p>0.706727272727273</text:p>
          </table:table-cell>
          <table:table-cell office:value-type="float" office:value="0.193876443249281" calcext:value-type="float">
            <text:p>0.193876443249281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77464752570433" calcext:value-type="float">
            <text:p>0.177464752570433</text:p>
          </table:table-cell>
          <table:table-cell office:value-type="float" office:value="0.725636363636364" calcext:value-type="float">
            <text:p>0.725636363636364</text:p>
          </table:table-cell>
          <table:table-cell office:value-type="float" office:value="0.177767719247986" calcext:value-type="float">
            <text:p>0.177767719247986</text:p>
          </table:table-cell>
          <table:table-cell office:value-type="float" office:value="0.716181818181818" calcext:value-type="float">
            <text:p>0.716181818181818</text:p>
          </table:table-cell>
          <table:table-cell office:value-type="float" office:value="0.186880363182427" calcext:value-type="float">
            <text:p>0.186880363182427</text:p>
          </table:table-cell>
          <table:table-cell office:value-type="float" office:value="0.716545454545455" calcext:value-type="float">
            <text:p>0.716545454545455</text:p>
          </table:table-cell>
          <table:table-cell office:value-type="float" office:value="0.193127490360914" calcext:value-type="float">
            <text:p>0.193127490360914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618053681016" calcext:value-type="float">
            <text:p>0.172618053681016</text:p>
          </table:table-cell>
          <table:table-cell office:value-type="float" office:value="0.720363636363636" calcext:value-type="float">
            <text:p>0.720363636363636</text:p>
          </table:table-cell>
          <table:table-cell office:value-type="float" office:value="0.190085535448784" calcext:value-type="float">
            <text:p>0.190085535448784</text:p>
          </table:table-cell>
          <table:table-cell office:value-type="float" office:value="0.719818181818182" calcext:value-type="float">
            <text:p>0.719818181818182</text:p>
          </table:table-cell>
          <table:table-cell office:value-type="float" office:value="0.176922822747349" calcext:value-type="float">
            <text:p>0.176922822747349</text:p>
          </table:table-cell>
          <table:table-cell office:value-type="float" office:value="0.723636363636364" calcext:value-type="float">
            <text:p>0.723636363636364</text:p>
          </table:table-cell>
          <table:table-cell office:value-type="float" office:value="0.181547185850116" calcext:value-type="float">
            <text:p>0.181547185850116</text:p>
          </table:table-cell>
          <table:table-cell office:value-type="float" office:value="0.721454545454545" calcext:value-type="float">
            <text:p>0.721454545454545</text:p>
          </table:table-cell>
          <table:table-cell office:value-type="float" office:value="0.170227020797171" calcext:value-type="float">
            <text:p>0.170227020797171</text:p>
          </table:table-cell>
          <table:table-cell office:value-type="float" office:value="0.724" calcext:value-type="float">
            <text:p>0.724</text:p>
          </table:table-cell>
          <table:table-cell office:value-type="float" office:value="0.181876834496553" calcext:value-type="float">
            <text:p>0.181876834496553</text:p>
          </table:table-cell>
          <table:table-cell office:value-type="float" office:value="0.732545454545455" calcext:value-type="float">
            <text:p>0.732545454545455</text:p>
          </table:table-cell>
          <table:table-cell office:value-type="float" office:value="0.166758604654975" calcext:value-type="float">
            <text:p>0.166758604654975</text:p>
          </table:table-cell>
          <table:table-cell office:value-type="float" office:value="0.729272727272727" calcext:value-type="float">
            <text:p>0.729272727272727</text:p>
          </table:table-cell>
          <table:table-cell office:value-type="float" office:value="0.172522732174158" calcext:value-type="float">
            <text:p>0.172522732174158</text:p>
          </table:table-cell>
          <table:table-cell office:value-type="float" office:value="0.726909090909091" calcext:value-type="float">
            <text:p>0.726909090909091</text:p>
          </table:table-cell>
          <table:table-cell office:value-type="float" office:value="0.160901923833494" calcext:value-type="float">
            <text:p>0.16090192383349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799864944216089" calcext:value-type="float">
            <text:p>0.799864944216089</text:p>
          </table:table-cell>
          <table:table-cell office:value-type="float" office:value="0.0392959575060826" calcext:value-type="float">
            <text:p>0.0392959575060826</text:p>
          </table:table-cell>
          <table:table-cell office:value-type="float" office:value="0.760088079859072" calcext:value-type="float">
            <text:p>0.760088079859072</text:p>
          </table:table-cell>
          <table:table-cell office:value-type="float" office:value="0.033143467737868" calcext:value-type="float">
            <text:p>0.033143467737868</text:p>
          </table:table-cell>
          <table:table-cell office:value-type="float" office:value="0.796770405167352" calcext:value-type="float">
            <text:p>0.796770405167352</text:p>
          </table:table-cell>
          <table:table-cell office:value-type="float" office:value="0.0179956261737332" calcext:value-type="float">
            <text:p>0.0179956261737332</text:p>
          </table:table-cell>
          <table:table-cell office:value-type="float" office:value="0.774650616559014" calcext:value-type="float">
            <text:p>0.774650616559014</text:p>
          </table:table-cell>
          <table:table-cell office:value-type="float" office:value="0.0199547495770209" calcext:value-type="float">
            <text:p>0.0199547495770209</text:p>
          </table:table-cell>
          <table:table-cell office:value-type="float" office:value="0.799089841456254" calcext:value-type="float">
            <text:p>0.799089841456254</text:p>
          </table:table-cell>
          <table:table-cell office:value-type="float" office:value="0.029193778445163" calcext:value-type="float">
            <text:p>0.029193778445163</text:p>
          </table:table-cell>
          <table:table-cell office:value-type="float" office:value="0.79525543159131" calcext:value-type="float">
            <text:p>0.79525543159131</text:p>
          </table:table-cell>
          <table:table-cell office:value-type="float" office:value="0.0246909396434656" calcext:value-type="float">
            <text:p>0.0246909396434656</text:p>
          </table:table-cell>
          <table:table-cell office:value-type="float" office:value="0.792953611274222" calcext:value-type="float">
            <text:p>0.792953611274222</text:p>
          </table:table-cell>
          <table:table-cell office:value-type="float" office:value="0.0358305853606447" calcext:value-type="float">
            <text:p>0.0358305853606447</text:p>
          </table:table-cell>
          <table:table-cell office:value-type="float" office:value="0.79223135642983" calcext:value-type="float">
            <text:p>0.79223135642983</text:p>
          </table:table-cell>
          <table:table-cell office:value-type="float" office:value="0.028804028285544" calcext:value-type="float">
            <text:p>0.028804028285544</text:p>
          </table:table-cell>
          <table:table-cell office:value-type="float" office:value="0.789160305343511" calcext:value-type="float">
            <text:p>0.789160305343511</text:p>
          </table:table-cell>
          <table:table-cell office:value-type="float" office:value="0.0261723110787976" calcext:value-type="float">
            <text:p>0.0261723110787976</text:p>
          </table:table-cell>
          <table:table-cell office:value-type="float" office:value="0.784574280681151" calcext:value-type="float">
            <text:p>0.784574280681151</text:p>
          </table:table-cell>
          <table:table-cell office:value-type="float" office:value="0.0280060513839218" calcext:value-type="float">
            <text:p>0.0280060513839218</text:p>
          </table:table-cell>
          <table:table-cell office:value-type="float" office:value="0.787598355842631" calcext:value-type="float">
            <text:p>0.787598355842631</text:p>
          </table:table-cell>
          <table:table-cell office:value-type="float" office:value="0.0287568086220358" calcext:value-type="float">
            <text:p>0.0287568086220358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276714998519739" calcext:value-type="float">
            <text:p>0.0276714998519739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52510010042845" calcext:value-type="float">
            <text:p>0.025251001004284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7281816984456" calcext:value-type="float">
            <text:p>0.0327281816984456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61225496963943" calcext:value-type="float">
            <text:p>0.0261225496963943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401174820077" calcext:value-type="float">
            <text:p>0.0294011748200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801385789782736" calcext:value-type="float">
            <text:p>0.801385789782736</text:p>
          </table:table-cell>
          <table:table-cell office:value-type="float" office:value="0.0355590306142074" calcext:value-type="float">
            <text:p>0.0355590306142074</text:p>
          </table:table-cell>
          <table:table-cell office:value-type="float" office:value="0.766200822078685" calcext:value-type="float">
            <text:p>0.766200822078685</text:p>
          </table:table-cell>
          <table:table-cell office:value-type="float" office:value="0.0302638342342289" calcext:value-type="float">
            <text:p>0.0302638342342289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263439165277536" calcext:value-type="float">
            <text:p>0.0263439165277536</text:p>
          </table:table-cell>
          <table:table-cell office:value-type="float" office:value="0.796776277157957" calcext:value-type="float">
            <text:p>0.796776277157957</text:p>
          </table:table-cell>
          <table:table-cell office:value-type="float" office:value="0.0226899479809202" calcext:value-type="float">
            <text:p>0.0226899479809202</text:p>
          </table:table-cell>
          <table:table-cell office:value-type="float" office:value="0.799823840281855" calcext:value-type="float">
            <text:p>0.799823840281855</text:p>
          </table:table-cell>
          <table:table-cell office:value-type="float" office:value="0.0302576280868552" calcext:value-type="float">
            <text:p>0.0302576280868552</text:p>
          </table:table-cell>
          <table:table-cell office:value-type="float" office:value="0.799089841456254" calcext:value-type="float">
            <text:p>0.799089841456254</text:p>
          </table:table-cell>
          <table:table-cell office:value-type="float" office:value="0.0273620655882452" calcext:value-type="float">
            <text:p>0.0273620655882452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39284596148656" calcext:value-type="float">
            <text:p>0.0339284596148656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54435580660582" calcext:value-type="float">
            <text:p>0.0254435580660582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297027815034022" calcext:value-type="float">
            <text:p>0.0297027815034022</text:p>
          </table:table-cell>
          <table:table-cell office:value-type="float" office:value="0.796799765120376" calcext:value-type="float">
            <text:p>0.796799765120376</text:p>
          </table:table-cell>
          <table:table-cell office:value-type="float" office:value="0.0230160934517174" calcext:value-type="float">
            <text:p>0.0230160934517174</text:p>
          </table:table-cell>
          <table:table-cell office:value-type="float" office:value="0.792190252495596" calcext:value-type="float">
            <text:p>0.792190252495596</text:p>
          </table:table-cell>
          <table:table-cell office:value-type="float" office:value="0.0351605919366987" calcext:value-type="float">
            <text:p>0.0351605919366987</text:p>
          </table:table-cell>
          <table:table-cell office:value-type="float" office:value="0.7952436876101" calcext:value-type="float">
            <text:p>0.7952436876101</text:p>
          </table:table-cell>
          <table:table-cell office:value-type="float" office:value="0.0260891631381661" calcext:value-type="float">
            <text:p>0.0260891631381661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320922948995763" calcext:value-type="float">
            <text:p>0.0320922948995763</text:p>
          </table:table-cell>
          <table:table-cell office:value-type="float" office:value="0.792977099236641" calcext:value-type="float">
            <text:p>0.792977099236641</text:p>
          </table:table-cell>
          <table:table-cell office:value-type="float" office:value="0.023111274470408" calcext:value-type="float">
            <text:p>0.023111274470408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97262335322141" calcext:value-type="float">
            <text:p>0.0297262335322141</text:p>
          </table:table-cell>
          <table:table-cell office:value-type="float" office:value="0.796793893129771" calcext:value-type="float">
            <text:p>0.796793893129771</text:p>
          </table:table-cell>
          <table:table-cell office:value-type="float" office:value="0.0309760253071212" calcext:value-type="float">
            <text:p>0.03097602530712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802924251321198" calcext:value-type="float">
            <text:p>0.802924251321198</text:p>
          </table:table-cell>
          <table:table-cell office:value-type="float" office:value="0.0337895494958707" calcext:value-type="float">
            <text:p>0.0337895494958707</text:p>
          </table:table-cell>
          <table:table-cell office:value-type="float" office:value="0.766200822078685" calcext:value-type="float">
            <text:p>0.766200822078685</text:p>
          </table:table-cell>
          <table:table-cell office:value-type="float" office:value="0.0268637448541421" calcext:value-type="float">
            <text:p>0.0268637448541421</text:p>
          </table:table-cell>
          <table:table-cell office:value-type="float" office:value="0.801362301820317" calcext:value-type="float">
            <text:p>0.801362301820317</text:p>
          </table:table-cell>
          <table:table-cell office:value-type="float" office:value="0.0340342835810493" calcext:value-type="float">
            <text:p>0.0340342835810493</text:p>
          </table:table-cell>
          <table:table-cell office:value-type="float" office:value="0.798302994715209" calcext:value-type="float">
            <text:p>0.798302994715209</text:p>
          </table:table-cell>
          <table:table-cell office:value-type="float" office:value="0.0189742028961179" calcext:value-type="float">
            <text:p>0.0189742028961179</text:p>
          </table:table-cell>
          <table:table-cell office:value-type="float" office:value="0.798297122724604" calcext:value-type="float">
            <text:p>0.798297122724604</text:p>
          </table:table-cell>
          <table:table-cell office:value-type="float" office:value="0.0348989834281227" calcext:value-type="float">
            <text:p>0.0348989834281227</text:p>
          </table:table-cell>
          <table:table-cell office:value-type="float" office:value="0.798326482677628" calcext:value-type="float">
            <text:p>0.798326482677628</text:p>
          </table:table-cell>
          <table:table-cell office:value-type="float" office:value="0.0212730593988775" calcext:value-type="float">
            <text:p>0.0212730593988775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327514629720252" calcext:value-type="float">
            <text:p>0.0327514629720252</text:p>
          </table:table-cell>
          <table:table-cell office:value-type="float" office:value="0.800598943041691" calcext:value-type="float">
            <text:p>0.800598943041691</text:p>
          </table:table-cell>
          <table:table-cell office:value-type="float" office:value="0.0278460583940518" calcext:value-type="float">
            <text:p>0.0278460583940518</text:p>
          </table:table-cell>
          <table:table-cell office:value-type="float" office:value="0.792971227246036" calcext:value-type="float">
            <text:p>0.792971227246036</text:p>
          </table:table-cell>
          <table:table-cell office:value-type="float" office:value="0.0306293353038876" calcext:value-type="float">
            <text:p>0.0306293353038876</text:p>
          </table:table-cell>
          <table:table-cell office:value-type="float" office:value="0.800610687022901" calcext:value-type="float">
            <text:p>0.800610687022901</text:p>
          </table:table-cell>
          <table:table-cell office:value-type="float" office:value="0.0277454051921197" calcext:value-type="float">
            <text:p>0.0277454051921197</text:p>
          </table:table-cell>
          <table:table-cell office:value-type="float" office:value="0.796770405167352" calcext:value-type="float">
            <text:p>0.796770405167352</text:p>
          </table:table-cell>
          <table:table-cell office:value-type="float" office:value="0.0341400696091065" calcext:value-type="float">
            <text:p>0.0341400696091065</text:p>
          </table:table-cell>
          <table:table-cell office:value-type="float" office:value="0.797557251908397" calcext:value-type="float">
            <text:p>0.797557251908397</text:p>
          </table:table-cell>
          <table:table-cell office:value-type="float" office:value="0.0274450807725343" calcext:value-type="float">
            <text:p>0.0274450807725343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67750244659407" calcext:value-type="float">
            <text:p>0.0267750244659407</text:p>
          </table:table-cell>
          <table:table-cell office:value-type="float" office:value="0.798326482677628" calcext:value-type="float">
            <text:p>0.798326482677628</text:p>
          </table:table-cell>
          <table:table-cell office:value-type="float" office:value="0.0283226593230818" calcext:value-type="float">
            <text:p>0.0283226593230818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230250669505976" calcext:value-type="float">
            <text:p>0.0230250669505976</text:p>
          </table:table-cell>
          <table:table-cell office:value-type="float" office:value="0.79602466236054" calcext:value-type="float">
            <text:p>0.79602466236054</text:p>
          </table:table-cell>
          <table:table-cell office:value-type="float" office:value="0.0290414781656369" calcext:value-type="float">
            <text:p>0.029041478165636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801397533763946" calcext:value-type="float">
            <text:p>0.801397533763946</text:p>
          </table:table-cell>
          <table:table-cell office:value-type="float" office:value="0.0312337136105281" calcext:value-type="float">
            <text:p>0.0312337136105281</text:p>
          </table:table-cell>
          <table:table-cell office:value-type="float" office:value="0.768490898414562" calcext:value-type="float">
            <text:p>0.768490898414562</text:p>
          </table:table-cell>
          <table:table-cell office:value-type="float" office:value="0.0321181628261416" calcext:value-type="float">
            <text:p>0.0321181628261416</text:p>
          </table:table-cell>
          <table:table-cell office:value-type="float" office:value="0.797545507927187" calcext:value-type="float">
            <text:p>0.797545507927187</text:p>
          </table:table-cell>
          <table:table-cell office:value-type="float" office:value="0.0329010590704633" calcext:value-type="float">
            <text:p>0.0329010590704633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15400333574249" calcext:value-type="float">
            <text:p>0.0215400333574249</text:p>
          </table:table-cell>
          <table:table-cell office:value-type="float" office:value="0.795237815619495" calcext:value-type="float">
            <text:p>0.795237815619495</text:p>
          </table:table-cell>
          <table:table-cell office:value-type="float" office:value="0.0333376310223934" calcext:value-type="float">
            <text:p>0.0333376310223934</text:p>
          </table:table-cell>
          <table:table-cell office:value-type="float" office:value="0.79985320023488" calcext:value-type="float">
            <text:p>0.79985320023488</text:p>
          </table:table-cell>
          <table:table-cell office:value-type="float" office:value="0.0232057365660226" calcext:value-type="float">
            <text:p>0.0232057365660226</text:p>
          </table:table-cell>
          <table:table-cell office:value-type="float" office:value="0.796007046388726" calcext:value-type="float">
            <text:p>0.796007046388726</text:p>
          </table:table-cell>
          <table:table-cell office:value-type="float" office:value="0.0291979611476049" calcext:value-type="float">
            <text:p>0.0291979611476049</text:p>
          </table:table-cell>
          <table:table-cell office:value-type="float" office:value="0.799835584263065" calcext:value-type="float">
            <text:p>0.799835584263065</text:p>
          </table:table-cell>
          <table:table-cell office:value-type="float" office:value="0.0269788670643049" calcext:value-type="float">
            <text:p>0.0269788670643049</text:p>
          </table:table-cell>
          <table:table-cell office:value-type="float" office:value="0.795255431591309" calcext:value-type="float">
            <text:p>0.795255431591309</text:p>
          </table:table-cell>
          <table:table-cell office:value-type="float" office:value="0.0281235153761842" calcext:value-type="float">
            <text:p>0.0281235153761842</text:p>
          </table:table-cell>
          <table:table-cell office:value-type="float" office:value="0.804433352906635" calcext:value-type="float">
            <text:p>0.804433352906635</text:p>
          </table:table-cell>
          <table:table-cell office:value-type="float" office:value="0.0259744613304778" calcext:value-type="float">
            <text:p>0.0259744613304778</text:p>
          </table:table-cell>
          <table:table-cell office:value-type="float" office:value="0.792190252495596" calcext:value-type="float">
            <text:p>0.792190252495596</text:p>
          </table:table-cell>
          <table:table-cell office:value-type="float" office:value="0.0297764546310648" calcext:value-type="float">
            <text:p>0.0297764546310648</text:p>
          </table:table-cell>
          <table:table-cell office:value-type="float" office:value="0.793734586024662" calcext:value-type="float">
            <text:p>0.793734586024662</text:p>
          </table:table-cell>
          <table:table-cell office:value-type="float" office:value="0.027878430032352" calcext:value-type="float">
            <text:p>0.027878430032352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73337500957468" calcext:value-type="float">
            <text:p>0.0273337500957468</text:p>
          </table:table-cell>
          <table:table-cell office:value-type="float" office:value="0.796030534351145" calcext:value-type="float">
            <text:p>0.796030534351145</text:p>
          </table:table-cell>
          <table:table-cell office:value-type="float" office:value="0.0243871592572133" calcext:value-type="float">
            <text:p>0.0243871592572133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0693956371383" calcext:value-type="float">
            <text:p>0.0300693956371383</text:p>
          </table:table-cell>
          <table:table-cell office:value-type="float" office:value="0.800604815032296" calcext:value-type="float">
            <text:p>0.800604815032296</text:p>
          </table:table-cell>
          <table:table-cell office:value-type="float" office:value="0.026603740198355" calcext:value-type="float">
            <text:p>0.02660374019835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801397533763946" calcext:value-type="float">
            <text:p>0.801397533763946</text:p>
          </table:table-cell>
          <table:table-cell office:value-type="float" office:value="0.032652559994939" calcext:value-type="float">
            <text:p>0.032652559994939</text:p>
          </table:table-cell>
          <table:table-cell office:value-type="float" office:value="0.768490898414562" calcext:value-type="float">
            <text:p>0.768490898414562</text:p>
          </table:table-cell>
          <table:table-cell office:value-type="float" office:value="0.0331107637330021" calcext:value-type="float">
            <text:p>0.0331107637330021</text:p>
          </table:table-cell>
          <table:table-cell office:value-type="float" office:value="0.802131532589548" calcext:value-type="float">
            <text:p>0.802131532589548</text:p>
          </table:table-cell>
          <table:table-cell office:value-type="float" office:value="0.0291674257769559" calcext:value-type="float">
            <text:p>0.0291674257769559</text:p>
          </table:table-cell>
          <table:table-cell office:value-type="float" office:value="0.803652378156195" calcext:value-type="float">
            <text:p>0.803652378156195</text:p>
          </table:table-cell>
          <table:table-cell office:value-type="float" office:value="0.0226352319744672" calcext:value-type="float">
            <text:p>0.0226352319744672</text:p>
          </table:table-cell>
          <table:table-cell office:value-type="float" office:value="0.796764533176747" calcext:value-type="float">
            <text:p>0.796764533176747</text:p>
          </table:table-cell>
          <table:table-cell office:value-type="float" office:value="0.0324414647307164" calcext:value-type="float">
            <text:p>0.0324414647307164</text:p>
          </table:table-cell>
          <table:table-cell office:value-type="float" office:value="0.800616559013506" calcext:value-type="float">
            <text:p>0.800616559013506</text:p>
          </table:table-cell>
          <table:table-cell office:value-type="float" office:value="0.0222570262694884" calcext:value-type="float">
            <text:p>0.0222570262694884</text:p>
          </table:table-cell>
          <table:table-cell office:value-type="float" office:value="0.796770405167352" calcext:value-type="float">
            <text:p>0.796770405167352</text:p>
          </table:table-cell>
          <table:table-cell office:value-type="float" office:value="0.0285642149895889" calcext:value-type="float">
            <text:p>0.0285642149895889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46254924556342" calcext:value-type="float">
            <text:p>0.024625492455634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97761130276334" calcext:value-type="float">
            <text:p>0.0297761130276334</text:p>
          </table:table-cell>
          <table:table-cell office:value-type="float" office:value="0.801374045801527" calcext:value-type="float">
            <text:p>0.801374045801527</text:p>
          </table:table-cell>
          <table:table-cell office:value-type="float" office:value="0.0238746822643578" calcext:value-type="float">
            <text:p>0.0238746822643578</text:p>
          </table:table-cell>
          <table:table-cell office:value-type="float" office:value="0.792190252495596" calcext:value-type="float">
            <text:p>0.792190252495596</text:p>
          </table:table-cell>
          <table:table-cell office:value-type="float" office:value="0.0318767914588051" calcext:value-type="float">
            <text:p>0.0318767914588051</text:p>
          </table:table-cell>
          <table:table-cell office:value-type="float" office:value="0.799847328244275" calcext:value-type="float">
            <text:p>0.799847328244275</text:p>
          </table:table-cell>
          <table:table-cell office:value-type="float" office:value="0.0321413430203032" calcext:value-type="float">
            <text:p>0.0321413430203032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282944250221298" calcext:value-type="float">
            <text:p>0.0282944250221298</text:p>
          </table:table-cell>
          <table:table-cell office:value-type="float" office:value="0.794497944803288" calcext:value-type="float">
            <text:p>0.794497944803288</text:p>
          </table:table-cell>
          <table:table-cell office:value-type="float" office:value="0.0217375429499949" calcext:value-type="float">
            <text:p>0.0217375429499949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79465691071239" calcext:value-type="float">
            <text:p>0.0279465691071239</text:p>
          </table:table-cell>
          <table:table-cell office:value-type="float" office:value="0.799072225484439" calcext:value-type="float">
            <text:p>0.799072225484439</text:p>
          </table:table-cell>
          <table:table-cell office:value-type="float" office:value="0.0279752517214527" calcext:value-type="float">
            <text:p>0.02797525172145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801394010569583" calcext:value-type="float">
            <text:p>0.801394010569583</text:p>
          </table:table-cell>
          <table:table-cell office:value-type="float" office:value="0.0345061622443256" calcext:value-type="float">
            <text:p>0.0345061622443256</text:p>
          </table:table-cell>
          <table:table-cell office:value-type="float" office:value="0.765894304169113" calcext:value-type="float">
            <text:p>0.765894304169113</text:p>
          </table:table-cell>
          <table:table-cell office:value-type="float" office:value="0.0310999946770765" calcext:value-type="float">
            <text:p>0.0310999946770765</text:p>
          </table:table-cell>
          <table:table-cell office:value-type="float" office:value="0.799071051086318" calcext:value-type="float">
            <text:p>0.799071051086318</text:p>
          </table:table-cell>
          <table:table-cell office:value-type="float" office:value="0.0280884622259911" calcext:value-type="float">
            <text:p>0.0280884622259911</text:p>
          </table:table-cell>
          <table:table-cell office:value-type="float" office:value="0.794184380504991" calcext:value-type="float">
            <text:p>0.794184380504991</text:p>
          </table:table-cell>
          <table:table-cell office:value-type="float" office:value="0.0211588331571902" calcext:value-type="float">
            <text:p>0.0211588331571902</text:p>
          </table:table-cell>
          <table:table-cell office:value-type="float" office:value="0.797842630651791" calcext:value-type="float">
            <text:p>0.797842630651791</text:p>
          </table:table-cell>
          <table:table-cell office:value-type="float" office:value="0.0320258971426501" calcext:value-type="float">
            <text:p>0.0320258971426501</text:p>
          </table:table-cell>
          <table:table-cell office:value-type="float" office:value="0.798628302994715" calcext:value-type="float">
            <text:p>0.798628302994715</text:p>
          </table:table-cell>
          <table:table-cell office:value-type="float" office:value="0.0237577654932199" calcext:value-type="float">
            <text:p>0.0237577654932199</text:p>
          </table:table-cell>
          <table:table-cell office:value-type="float" office:value="0.79493951849677" calcext:value-type="float">
            <text:p>0.79493951849677</text:p>
          </table:table-cell>
          <table:table-cell office:value-type="float" office:value="0.0320545368169459" calcext:value-type="float">
            <text:p>0.0320545368169459</text:p>
          </table:table-cell>
          <table:table-cell office:value-type="float" office:value="0.796481503229595" calcext:value-type="float">
            <text:p>0.796481503229595</text:p>
          </table:table-cell>
          <table:table-cell office:value-type="float" office:value="0.0267396008531186" calcext:value-type="float">
            <text:p>0.0267396008531186</text:p>
          </table:table-cell>
          <table:table-cell office:value-type="float" office:value="0.79342689371697" calcext:value-type="float">
            <text:p>0.79342689371697</text:p>
          </table:table-cell>
          <table:table-cell office:value-type="float" office:value="0.028880811257981" calcext:value-type="float">
            <text:p>0.028880811257981</text:p>
          </table:table-cell>
          <table:table-cell office:value-type="float" office:value="0.797558426306518" calcext:value-type="float">
            <text:p>0.797558426306518</text:p>
          </table:table-cell>
          <table:table-cell office:value-type="float" office:value="0.0257233387245189" calcext:value-type="float">
            <text:p>0.0257233387245189</text:p>
          </table:table-cell>
          <table:table-cell office:value-type="float" office:value="0.792187903699354" calcext:value-type="float">
            <text:p>0.792187903699354</text:p>
          </table:table-cell>
          <table:table-cell office:value-type="float" office:value="0.0319421432515422" calcext:value-type="float">
            <text:p>0.0319421432515422</text:p>
          </table:table-cell>
          <table:table-cell office:value-type="float" office:value="0.796481503229595" calcext:value-type="float">
            <text:p>0.796481503229595</text:p>
          </table:table-cell>
          <table:table-cell office:value-type="float" office:value="0.0282451033630659" calcext:value-type="float">
            <text:p>0.0282451033630659</text:p>
          </table:table-cell>
          <table:table-cell office:value-type="float" office:value="0.788833822665884" calcext:value-type="float">
            <text:p>0.788833822665884</text:p>
          </table:table-cell>
          <table:table-cell office:value-type="float" office:value="0.0279492990975356" calcext:value-type="float">
            <text:p>0.0279492990975356</text:p>
          </table:table-cell>
          <table:table-cell office:value-type="float" office:value="0.793736934820904" calcext:value-type="float">
            <text:p>0.793736934820904</text:p>
          </table:table-cell>
          <table:table-cell office:value-type="float" office:value="0.0260573635398287" calcext:value-type="float">
            <text:p>0.0260573635398287</text:p>
          </table:table-cell>
          <table:table-cell office:value-type="float" office:value="0.791276570757487" calcext:value-type="float">
            <text:p>0.791276570757487</text:p>
          </table:table-cell>
          <table:table-cell office:value-type="float" office:value="0.0273779629846936" calcext:value-type="float">
            <text:p>0.0273779629846936</text:p>
          </table:table-cell>
          <table:table-cell office:value-type="float" office:value="0.796637698179683" calcext:value-type="float">
            <text:p>0.796637698179683</text:p>
          </table:table-cell>
          <table:table-cell office:value-type="float" office:value="0.0287995340425286" calcext:value-type="float">
            <text:p>0.028799534042528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20972402796763" calcext:value-type="float">
            <text:p>0.0220972402796763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40338861051511" calcext:value-type="float">
            <text:p>0.0240338861051511</text:p>
          </table:table-cell>
          <table:table-cell office:value-type="float" office:value="0.779976512037581" calcext:value-type="float">
            <text:p>0.779976512037581</text:p>
          </table:table-cell>
          <table:table-cell office:value-type="float" office:value="0.0264682143172532" calcext:value-type="float">
            <text:p>0.0264682143172532</text:p>
          </table:table-cell>
          <table:table-cell office:value-type="float" office:value="0.784562536699941" calcext:value-type="float">
            <text:p>0.784562536699941</text:p>
          </table:table-cell>
          <table:table-cell office:value-type="float" office:value="0.0356235650722865" calcext:value-type="float">
            <text:p>0.0356235650722865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40980728240992" calcext:value-type="float">
            <text:p>0.0240980728240992</text:p>
          </table:table-cell>
          <table:table-cell office:value-type="float" office:value="0.790692894891368" calcext:value-type="float">
            <text:p>0.790692894891368</text:p>
          </table:table-cell>
          <table:table-cell office:value-type="float" office:value="0.0296205729035067" calcext:value-type="float">
            <text:p>0.0296205729035067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30170713534765" calcext:value-type="float">
            <text:p>0.0230170713534765</text:p>
          </table:table-cell>
          <table:table-cell office:value-type="float" office:value="0.785337639459777" calcext:value-type="float">
            <text:p>0.785337639459777</text:p>
          </table:table-cell>
          <table:table-cell office:value-type="float" office:value="0.0303729725493082" calcext:value-type="float">
            <text:p>0.0303729725493082</text:p>
          </table:table-cell>
          <table:table-cell office:value-type="float" office:value="0.779970640046976" calcext:value-type="float">
            <text:p>0.779970640046976</text:p>
          </table:table-cell>
          <table:table-cell office:value-type="float" office:value="0.0295319351227772" calcext:value-type="float">
            <text:p>0.0295319351227772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234128930197322" calcext:value-type="float">
            <text:p>0.0234128930197322</text:p>
          </table:table-cell>
          <table:table-cell office:value-type="float" office:value="0.783018203170875" calcext:value-type="float">
            <text:p>0.783018203170875</text:p>
          </table:table-cell>
          <table:table-cell office:value-type="float" office:value="0.0303457747953425" calcext:value-type="float">
            <text:p>0.0303457747953425</text:p>
          </table:table-cell>
          <table:table-cell office:value-type="float" office:value="0.791432765707575" calcext:value-type="float">
            <text:p>0.791432765707575</text:p>
          </table:table-cell>
          <table:table-cell office:value-type="float" office:value="0.0204993772055474" calcext:value-type="float">
            <text:p>0.0204993772055474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81079813727051" calcext:value-type="float">
            <text:p>0.0281079813727051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17656788217319" calcext:value-type="float">
            <text:p>0.0317656788217319</text:p>
          </table:table-cell>
          <table:table-cell office:value-type="float" office:value="0.783775689958896" calcext:value-type="float">
            <text:p>0.783775689958896</text:p>
          </table:table-cell>
          <table:table-cell office:value-type="float" office:value="0.0367456939313887" calcext:value-type="float">
            <text:p>0.0367456939313887</text:p>
          </table:table-cell>
          <table:table-cell office:value-type="float" office:value="0.786077510275984" calcext:value-type="float">
            <text:p>0.786077510275984</text:p>
          </table:table-cell>
          <table:table-cell office:value-type="float" office:value="0.0232489708847745" calcext:value-type="float">
            <text:p>0.023248970884774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1961357382039" calcext:value-type="float">
            <text:p>0.021961357382039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89201541691229" calcext:value-type="float">
            <text:p>0.0289201541691229</text:p>
          </table:table-cell>
          <table:table-cell office:value-type="float" office:value="0.79142689371697" calcext:value-type="float">
            <text:p>0.79142689371697</text:p>
          </table:table-cell>
          <table:table-cell office:value-type="float" office:value="0.0256220429704216" calcext:value-type="float">
            <text:p>0.0256220429704216</text:p>
          </table:table-cell>
          <table:table-cell office:value-type="float" office:value="0.789125073399883" calcext:value-type="float">
            <text:p>0.789125073399883</text:p>
          </table:table-cell>
          <table:table-cell office:value-type="float" office:value="0.0334313465282591" calcext:value-type="float">
            <text:p>0.0334313465282591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92370468499211" calcext:value-type="float">
            <text:p>0.0292370468499211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244875823359182" calcext:value-type="float">
            <text:p>0.0244875823359182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7865428958509" calcext:value-type="float">
            <text:p>0.0257865428958509</text:p>
          </table:table-cell>
          <table:table-cell office:value-type="float" office:value="0.788391074574281" calcext:value-type="float">
            <text:p>0.788391074574281</text:p>
          </table:table-cell>
          <table:table-cell office:value-type="float" office:value="0.0305182371872632" calcext:value-type="float">
            <text:p>0.03051823718726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29232905780311" calcext:value-type="float">
            <text:p>0.029232905780311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244713003954163" calcext:value-type="float">
            <text:p>0.0244713003954163</text:p>
          </table:table-cell>
          <table:table-cell office:value-type="float" office:value="0.785314151497358" calcext:value-type="float">
            <text:p>0.785314151497358</text:p>
          </table:table-cell>
          <table:table-cell office:value-type="float" office:value="0.0294917697285957" calcext:value-type="float">
            <text:p>0.0294917697285957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60658545560036" calcext:value-type="float">
            <text:p>0.0260658545560036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313035354684887" calcext:value-type="float">
            <text:p>0.0313035354684887</text:p>
          </table:table-cell>
          <table:table-cell office:value-type="float" office:value="0.795249559600705" calcext:value-type="float">
            <text:p>0.795249559600705</text:p>
          </table:table-cell>
          <table:table-cell office:value-type="float" office:value="0.0242233740401872" calcext:value-type="float">
            <text:p>0.0242233740401872</text:p>
          </table:table-cell>
          <table:table-cell office:value-type="float" office:value="0.789894304169113" calcext:value-type="float">
            <text:p>0.789894304169113</text:p>
          </table:table-cell>
          <table:table-cell office:value-type="float" office:value="0.0254733189526912" calcext:value-type="float">
            <text:p>0.0254733189526912</text:p>
          </table:table-cell>
          <table:table-cell office:value-type="float" office:value="0.791421021726365" calcext:value-type="float">
            <text:p>0.791421021726365</text:p>
          </table:table-cell>
          <table:table-cell office:value-type="float" office:value="0.0233093037253835" calcext:value-type="float">
            <text:p>0.02330930372538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225415276413576" calcext:value-type="float">
            <text:p>0.0225415276413576</text:p>
          </table:table-cell>
          <table:table-cell office:value-type="float" office:value="0.78302407516148" calcext:value-type="float">
            <text:p>0.78302407516148</text:p>
          </table:table-cell>
          <table:table-cell office:value-type="float" office:value="0.0266497597953129" calcext:value-type="float">
            <text:p>0.0266497597953129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6509971160272" calcext:value-type="float">
            <text:p>0.0316509971160272</text:p>
          </table:table-cell>
          <table:table-cell office:value-type="float" office:value="0.797539635936583" calcext:value-type="float">
            <text:p>0.797539635936583</text:p>
          </table:table-cell>
          <table:table-cell office:value-type="float" office:value="0.0276008329341208" calcext:value-type="float">
            <text:p>0.027600832934120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32655364073727" calcext:value-type="float">
            <text:p>0.032655364073727</text:p>
          </table:table-cell>
          <table:table-cell office:value-type="float" office:value="0.787604227833235" calcext:value-type="float">
            <text:p>0.787604227833235</text:p>
          </table:table-cell>
          <table:table-cell office:value-type="float" office:value="0.0275441421572439" calcext:value-type="float">
            <text:p>0.0275441421572439</text:p>
          </table:table-cell>
          <table:table-cell office:value-type="float" office:value="0.780733998825602" calcext:value-type="float">
            <text:p>0.780733998825602</text:p>
          </table:table-cell>
          <table:table-cell office:value-type="float" office:value="0.0312933757101231" calcext:value-type="float">
            <text:p>0.0312933757101231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31854903496479" calcext:value-type="float">
            <text:p>0.031854903496479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7085709367342" calcext:value-type="float">
            <text:p>0.0307085709367342</text:p>
          </table:table-cell>
          <table:table-cell office:value-type="float" office:value="0.787615971814445" calcext:value-type="float">
            <text:p>0.787615971814445</text:p>
          </table:table-cell>
          <table:table-cell office:value-type="float" office:value="0.0241636745795451" calcext:value-type="float">
            <text:p>0.0241636745795451</text:p>
          </table:table-cell>
          <table:table-cell office:value-type="float" office:value="0.784550792718732" calcext:value-type="float">
            <text:p>0.784550792718732</text:p>
          </table:table-cell>
          <table:table-cell office:value-type="float" office:value="0.0328812418474994" calcext:value-type="float">
            <text:p>0.0328812418474994</text:p>
          </table:table-cell>
          <table:table-cell office:value-type="float" office:value="0.789136817381092" calcext:value-type="float">
            <text:p>0.789136817381092</text:p>
          </table:table-cell>
          <table:table-cell office:value-type="float" office:value="0.0313251727192892" calcext:value-type="float">
            <text:p>0.0313251727192892</text:p>
          </table:table-cell>
          <table:table-cell office:value-type="float" office:value="0.786089254257193" calcext:value-type="float">
            <text:p>0.786089254257193</text:p>
          </table:table-cell>
          <table:table-cell office:value-type="float" office:value="0.0307973134865021" calcext:value-type="float">
            <text:p>0.0307973134865021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61718755902844" calcext:value-type="float">
            <text:p>0.0261718755902844</text:p>
          </table:table-cell>
          <table:table-cell office:value-type="float" office:value="0.786834997064005" calcext:value-type="float">
            <text:p>0.786834997064005</text:p>
          </table:table-cell>
          <table:table-cell office:value-type="float" office:value="0.0260703127923437" calcext:value-type="float">
            <text:p>0.0260703127923437</text:p>
          </table:table-cell>
          <table:table-cell office:value-type="float" office:value="0.793716970052848" calcext:value-type="float">
            <text:p>0.793716970052848</text:p>
          </table:table-cell>
          <table:table-cell office:value-type="float" office:value="0.0251165203305384" calcext:value-type="float">
            <text:p>0.025116520330538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91444509688785" calcext:value-type="float">
            <text:p>0.791444509688785</text:p>
          </table:table-cell>
          <table:table-cell office:value-type="float" office:value="0.0292359887051724" calcext:value-type="float">
            <text:p>0.0292359887051724</text:p>
          </table:table-cell>
          <table:table-cell office:value-type="float" office:value="0.788379330593071" calcext:value-type="float">
            <text:p>0.788379330593071</text:p>
          </table:table-cell>
          <table:table-cell office:value-type="float" office:value="0.0284173669341535" calcext:value-type="float">
            <text:p>0.0284173669341535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11053019698674" calcext:value-type="float">
            <text:p>0.0311053019698674</text:p>
          </table:table-cell>
          <table:table-cell office:value-type="float" office:value="0.794486200822079" calcext:value-type="float">
            <text:p>0.794486200822079</text:p>
          </table:table-cell>
          <table:table-cell office:value-type="float" office:value="0.0300945543194304" calcext:value-type="float">
            <text:p>0.0300945543194304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4307047773082" calcext:value-type="float">
            <text:p>0.0334307047773082</text:p>
          </table:table-cell>
          <table:table-cell office:value-type="float" office:value="0.793722842043453" calcext:value-type="float">
            <text:p>0.793722842043453</text:p>
          </table:table-cell>
          <table:table-cell office:value-type="float" office:value="0.0284415428035651" calcext:value-type="float">
            <text:p>0.0284415428035651</text:p>
          </table:table-cell>
          <table:table-cell office:value-type="float" office:value="0.786858485026424" calcext:value-type="float">
            <text:p>0.786858485026424</text:p>
          </table:table-cell>
          <table:table-cell office:value-type="float" office:value="0.0308491856760727" calcext:value-type="float">
            <text:p>0.0308491856760727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313990149963823" calcext:value-type="float">
            <text:p>0.0313990149963823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79551268911557" calcext:value-type="float">
            <text:p>0.0279551268911557</text:p>
          </table:table-cell>
          <table:table-cell office:value-type="float" office:value="0.789911920140928" calcext:value-type="float">
            <text:p>0.789911920140928</text:p>
          </table:table-cell>
          <table:table-cell office:value-type="float" office:value="0.0242408498272281" calcext:value-type="float">
            <text:p>0.0242408498272281</text:p>
          </table:table-cell>
          <table:table-cell office:value-type="float" office:value="0.784556664709336" calcext:value-type="float">
            <text:p>0.784556664709336</text:p>
          </table:table-cell>
          <table:table-cell office:value-type="float" office:value="0.0336107849998342" calcext:value-type="float">
            <text:p>0.0336107849998342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333734936008963" calcext:value-type="float">
            <text:p>0.0333734936008963</text:p>
          </table:table-cell>
          <table:table-cell office:value-type="float" office:value="0.785325895478567" calcext:value-type="float">
            <text:p>0.785325895478567</text:p>
          </table:table-cell>
          <table:table-cell office:value-type="float" office:value="0.0273280932899609" calcext:value-type="float">
            <text:p>0.0273280932899609</text:p>
          </table:table-cell>
          <table:table-cell office:value-type="float" office:value="0.796018790369935" calcext:value-type="float">
            <text:p>0.796018790369935</text:p>
          </table:table-cell>
          <table:table-cell office:value-type="float" office:value="0.02628410683569" calcext:value-type="float">
            <text:p>0.02628410683569</text:p>
          </table:table-cell>
          <table:table-cell office:value-type="float" office:value="0.783787433940106" calcext:value-type="float">
            <text:p>0.783787433940106</text:p>
          </table:table-cell>
          <table:table-cell office:value-type="float" office:value="0.0268612240364393" calcext:value-type="float">
            <text:p>0.0268612240364393</text:p>
          </table:table-cell>
          <table:table-cell office:value-type="float" office:value="0.794492072812684" calcext:value-type="float">
            <text:p>0.794492072812684</text:p>
          </table:table-cell>
          <table:table-cell office:value-type="float" office:value="0.0245933192749335" calcext:value-type="float">
            <text:p>0.02459331927493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917792131533" calcext:value-type="float">
            <text:p>0.789917792131533</text:p>
          </table:table-cell>
          <table:table-cell office:value-type="float" office:value="0.0247135405531606" calcext:value-type="float">
            <text:p>0.0247135405531606</text:p>
          </table:table-cell>
          <table:table-cell office:value-type="float" office:value="0.790663534938344" calcext:value-type="float">
            <text:p>0.790663534938344</text:p>
          </table:table-cell>
          <table:table-cell office:value-type="float" office:value="0.0302839530496595" calcext:value-type="float">
            <text:p>0.0302839530496595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280850625834377" calcext:value-type="float">
            <text:p>0.02808506258343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302994013451659" calcext:value-type="float">
            <text:p>0.0302994013451659</text:p>
          </table:table-cell>
          <table:table-cell office:value-type="float" office:value="0.789906048150323" calcext:value-type="float">
            <text:p>0.789906048150323</text:p>
          </table:table-cell>
          <table:table-cell office:value-type="float" office:value="0.0291472486912777" calcext:value-type="float">
            <text:p>0.0291472486912777</text:p>
          </table:table-cell>
          <table:table-cell office:value-type="float" office:value="0.792959483264827" calcext:value-type="float">
            <text:p>0.792959483264827</text:p>
          </table:table-cell>
          <table:table-cell office:value-type="float" office:value="0.0256723305379715" calcext:value-type="float">
            <text:p>0.0256723305379715</text:p>
          </table:table-cell>
          <table:table-cell office:value-type="float" office:value="0.789148561362302" calcext:value-type="float">
            <text:p>0.789148561362302</text:p>
          </table:table-cell>
          <table:table-cell office:value-type="float" office:value="0.0332364673751033" calcext:value-type="float">
            <text:p>0.0332364673751033</text:p>
          </table:table-cell>
          <table:table-cell office:value-type="float" office:value="0.786852613035819" calcext:value-type="float">
            <text:p>0.786852613035819</text:p>
          </table:table-cell>
          <table:table-cell office:value-type="float" office:value="0.0323300999167032" calcext:value-type="float">
            <text:p>0.0323300999167032</text:p>
          </table:table-cell>
          <table:table-cell office:value-type="float" office:value="0.792201996476806" calcext:value-type="float">
            <text:p>0.792201996476806</text:p>
          </table:table-cell>
          <table:table-cell office:value-type="float" office:value="0.0311625753964848" calcext:value-type="float">
            <text:p>0.0311625753964848</text:p>
          </table:table-cell>
          <table:table-cell office:value-type="float" office:value="0.790675278919554" calcext:value-type="float">
            <text:p>0.790675278919554</text:p>
          </table:table-cell>
          <table:table-cell office:value-type="float" office:value="0.0255342228428501" calcext:value-type="float">
            <text:p>0.0255342228428501</text:p>
          </table:table-cell>
          <table:table-cell office:value-type="float" office:value="0.785320023487962" calcext:value-type="float">
            <text:p>0.785320023487962</text:p>
          </table:table-cell>
          <table:table-cell office:value-type="float" office:value="0.0329636721548719" calcext:value-type="float">
            <text:p>0.0329636721548719</text:p>
          </table:table-cell>
          <table:table-cell office:value-type="float" office:value="0.78761009982384" calcext:value-type="float">
            <text:p>0.78761009982384</text:p>
          </table:table-cell>
          <table:table-cell office:value-type="float" office:value="0.0301785154178902" calcext:value-type="float">
            <text:p>0.0301785154178902</text:p>
          </table:table-cell>
          <table:table-cell office:value-type="float" office:value="0.788385202583676" calcext:value-type="float">
            <text:p>0.788385202583676</text:p>
          </table:table-cell>
          <table:table-cell office:value-type="float" office:value="0.0292644077239016" calcext:value-type="float">
            <text:p>0.0292644077239016</text:p>
          </table:table-cell>
          <table:table-cell office:value-type="float" office:value="0.79143863769818" calcext:value-type="float">
            <text:p>0.79143863769818</text:p>
          </table:table-cell>
          <table:table-cell office:value-type="float" office:value="0.0279253583299025" calcext:value-type="float">
            <text:p>0.0279253583299025</text:p>
          </table:table-cell>
          <table:table-cell office:value-type="float" office:value="0.786071638285379" calcext:value-type="float">
            <text:p>0.786071638285379</text:p>
          </table:table-cell>
          <table:table-cell office:value-type="float" office:value="0.0271709694991442" calcext:value-type="float">
            <text:p>0.027170969499144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7057022199479" calcext:value-type="float">
            <text:p>0.0270570221994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titanic</text:p>
          </table:table-cell>
          <table:table-cell office:value-type="float" office:value="0.789300058719906" calcext:value-type="float">
            <text:p>0.789300058719906</text:p>
          </table:table-cell>
          <table:table-cell office:value-type="float" office:value="0.0241099309122812" calcext:value-type="float">
            <text:p>0.0241099309122812</text:p>
          </table:table-cell>
          <table:table-cell office:value-type="float" office:value="0.787915443335291" calcext:value-type="float">
            <text:p>0.787915443335291</text:p>
          </table:table-cell>
          <table:table-cell office:value-type="float" office:value="0.02766102401068" calcext:value-type="float">
            <text:p>0.02766102401068</text:p>
          </table:table-cell>
          <table:table-cell office:value-type="float" office:value="0.786391074574281" calcext:value-type="float">
            <text:p>0.786391074574281</text:p>
          </table:table-cell>
          <table:table-cell office:value-type="float" office:value="0.0285863237914014" calcext:value-type="float">
            <text:p>0.0285863237914014</text:p>
          </table:table-cell>
          <table:table-cell office:value-type="float" office:value="0.791734586024662" calcext:value-type="float">
            <text:p>0.791734586024662</text:p>
          </table:table-cell>
          <table:table-cell office:value-type="float" office:value="0.0314099400398525" calcext:value-type="float">
            <text:p>0.0314099400398525</text:p>
          </table:table-cell>
          <table:table-cell office:value-type="float" office:value="0.787765120375807" calcext:value-type="float">
            <text:p>0.787765120375807</text:p>
          </table:table-cell>
          <table:table-cell office:value-type="float" office:value="0.0297136874432666" calcext:value-type="float">
            <text:p>0.0297136874432666</text:p>
          </table:table-cell>
          <table:table-cell office:value-type="float" office:value="0.790825601879037" calcext:value-type="float">
            <text:p>0.790825601879037</text:p>
          </table:table-cell>
          <table:table-cell office:value-type="float" office:value="0.0271532341476411" calcext:value-type="float">
            <text:p>0.0271532341476411</text:p>
          </table:table-cell>
          <table:table-cell office:value-type="float" office:value="0.786547269524369" calcext:value-type="float">
            <text:p>0.786547269524369</text:p>
          </table:table-cell>
          <table:table-cell office:value-type="float" office:value="0.0288365286021253" calcext:value-type="float">
            <text:p>0.0288365286021253</text:p>
          </table:table-cell>
          <table:table-cell office:value-type="float" office:value="0.787469172049325" calcext:value-type="float">
            <text:p>0.787469172049325</text:p>
          </table:table-cell>
          <table:table-cell office:value-type="float" office:value="0.0312950456292272" calcext:value-type="float">
            <text:p>0.0312950456292272</text:p>
          </table:table-cell>
          <table:table-cell office:value-type="float" office:value="0.789142689371697" calcext:value-type="float">
            <text:p>0.789142689371697</text:p>
          </table:table-cell>
          <table:table-cell office:value-type="float" office:value="0.0297182228254926" calcext:value-type="float">
            <text:p>0.0297182228254926</text:p>
          </table:table-cell>
          <table:table-cell office:value-type="float" office:value="0.788380504991192" calcext:value-type="float">
            <text:p>0.788380504991192</text:p>
          </table:table-cell>
          <table:table-cell office:value-type="float" office:value="0.0243645881329544" calcext:value-type="float">
            <text:p>0.0243645881329544</text:p>
          </table:table-cell>
          <table:table-cell office:value-type="float" office:value="0.784551967116853" calcext:value-type="float">
            <text:p>0.784551967116853</text:p>
          </table:table-cell>
          <table:table-cell office:value-type="float" office:value="0.0318586487052287" calcext:value-type="float">
            <text:p>0.0318586487052287</text:p>
          </table:table-cell>
          <table:table-cell office:value-type="float" office:value="0.789594832648268" calcext:value-type="float">
            <text:p>0.789594832648268</text:p>
          </table:table-cell>
          <table:table-cell office:value-type="float" office:value="0.0282884826999253" calcext:value-type="float">
            <text:p>0.0282884826999253</text:p>
          </table:table-cell>
          <table:table-cell office:value-type="float" office:value="0.786239577216676" calcext:value-type="float">
            <text:p>0.786239577216676</text:p>
          </table:table-cell>
          <table:table-cell office:value-type="float" office:value="0.0293602662683117" calcext:value-type="float">
            <text:p>0.0293602662683117</text:p>
          </table:table-cell>
          <table:table-cell office:value-type="float" office:value="0.792811509101585" calcext:value-type="float">
            <text:p>0.792811509101585</text:p>
          </table:table-cell>
          <table:table-cell office:value-type="float" office:value="0.0272740787235592" calcext:value-type="float">
            <text:p>0.0272740787235592</text:p>
          </table:table-cell>
          <table:table-cell office:value-type="float" office:value="0.7860728126835" calcext:value-type="float">
            <text:p>0.7860728126835</text:p>
          </table:table-cell>
          <table:table-cell office:value-type="float" office:value="0.0284643038424014" calcext:value-type="float">
            <text:p>0.0284643038424014</text:p>
          </table:table-cell>
          <table:table-cell office:value-type="float" office:value="0.790970052847915" calcext:value-type="float">
            <text:p>0.790970052847915</text:p>
          </table:table-cell>
          <table:table-cell office:value-type="float" office:value="0.0246650272830218" calcext:value-type="float">
            <text:p>0.024665027283021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06451612903226" calcext:value-type="float">
            <text:p>0.806451612903226</text:p>
          </table:table-cell>
          <table:table-cell office:value-type="float" office:value="0.0526771987695307" calcext:value-type="float">
            <text:p>0.052677198769530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76132577747036" calcext:value-type="float">
            <text:p>0.0776132577747036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1449519306212" calcext:value-type="float">
            <text:p>0.043144951930621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03225806451613" calcext:value-type="float">
            <text:p>0.803225806451613</text:p>
          </table:table-cell>
          <table:table-cell office:value-type="float" office:value="0.0557690429242577" calcext:value-type="float">
            <text:p>0.0557690429242577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887341119818398" calcext:value-type="float">
            <text:p>0.088734111981839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29282793884437" calcext:value-type="float">
            <text:p>0.0729282793884437</text:p>
          </table:table-cell>
          <table:table-cell office:value-type="float" office:value="0.793548387096774" calcext:value-type="float">
            <text:p>0.793548387096774</text:p>
          </table:table-cell>
          <table:table-cell office:value-type="float" office:value="0.0666319715476544" calcext:value-type="float">
            <text:p>0.066631971547654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66319715476545" calcext:value-type="float">
            <text:p>0.066631971547654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4" calcext:value-type="float">
            <text:p>0.056999390454617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46056726270959" calcext:value-type="float">
            <text:p>0.064605672627095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74032841525292" calcext:value-type="float">
            <text:p>0.0374032841525292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843931908402089" calcext:value-type="float">
            <text:p>0.084393190840208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2236377640822" calcext:value-type="float">
            <text:p>0.05223637764082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00989505935768" calcext:value-type="float">
            <text:p>0.070098950593576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8" calcext:value-type="float">
            <text:p>0.0592862311917858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89929751584739" calcext:value-type="float">
            <text:p>0.0589929751584739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801778575583107" calcext:value-type="float">
            <text:p>0.0801778575583107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74032841525292" calcext:value-type="float">
            <text:p>0.037403284152529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87226030869811" calcext:value-type="float">
            <text:p>0.0787226030869811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29282793884437" calcext:value-type="float">
            <text:p>0.0729282793884437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31143614418428" calcext:value-type="float">
            <text:p>0.053114361441842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480874833870922" calcext:value-type="float">
            <text:p>0.048087483387092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86848663340721" calcext:value-type="float">
            <text:p>0.0486848663340721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93527548240735" calcext:value-type="float">
            <text:p>0.069352754824073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467463766006111" calcext:value-type="float">
            <text:p>0.04674637660061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53176023590857" calcext:value-type="float">
            <text:p>0.065317602359085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424697153938311" calcext:value-type="float">
            <text:p>0.0424697153938311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35450682393905" calcext:value-type="float">
            <text:p>0.043545068239390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13252643087182" calcext:value-type="float">
            <text:p>0.0713252643087182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44047769491334" calcext:value-type="float">
            <text:p>0.054404776949133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16129032258064" calcext:value-type="float">
            <text:p>0.816129032258064</text:p>
          </table:table-cell>
          <table:table-cell office:value-type="float" office:value="0.0374032841525292" calcext:value-type="float">
            <text:p>0.037403284152529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713252643087182" calcext:value-type="float">
            <text:p>0.071325264308718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31449519306212" calcext:value-type="float">
            <text:p>0.043144951930621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52483121663016" calcext:value-type="float">
            <text:p>0.0552483121663016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88948986564694" calcext:value-type="float">
            <text:p>0.058894898656469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1299754037588" calcext:value-type="float">
            <text:p>0.06129975403758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36558062360199" calcext:value-type="float">
            <text:p>0.053655806236019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700164326713965" calcext:value-type="float">
            <text:p>0.0700164326713965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48281668128256" calcext:value-type="float">
            <text:p>0.0548281668128256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66319715476544" calcext:value-type="float">
            <text:p>0.066631971547654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.814838709677419" calcext:value-type="float">
            <text:p>0.814838709677419</text:p>
          </table:table-cell>
          <table:table-cell office:value-type="float" office:value="0.0422021889936074" calcext:value-type="float">
            <text:p>0.0422021889936074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758237372920257" calcext:value-type="float">
            <text:p>0.0758237372920257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0769130800649" calcext:value-type="float">
            <text:p>0.0520769130800649</text:p>
          </table:table-cell>
          <table:table-cell office:value-type="float" office:value="0.831612903225807" calcext:value-type="float">
            <text:p>0.831612903225807</text:p>
          </table:table-cell>
          <table:table-cell office:value-type="float" office:value="0.0624808227677258" calcext:value-type="float">
            <text:p>0.062480822767725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527087384922388" calcext:value-type="float">
            <text:p>0.0527087384922388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543424075844868" calcext:value-type="float">
            <text:p>0.0543424075844868</text:p>
          </table:table-cell>
          <table:table-cell office:value-type="float" office:value="0.824516129032258" calcext:value-type="float">
            <text:p>0.824516129032258</text:p>
          </table:table-cell>
          <table:table-cell office:value-type="float" office:value="0.051994296186797" calcext:value-type="float">
            <text:p>0.051994296186797</text:p>
          </table:table-cell>
          <table:table-cell office:value-type="float" office:value="0.825161290322581" calcext:value-type="float">
            <text:p>0.825161290322581</text:p>
          </table:table-cell>
          <table:table-cell office:value-type="float" office:value="0.0596504569873444" calcext:value-type="float">
            <text:p>0.0596504569873444</text:p>
          </table:table-cell>
          <table:table-cell office:value-type="float" office:value="0.821290322580645" calcext:value-type="float">
            <text:p>0.821290322580645</text:p>
          </table:table-cell>
          <table:table-cell office:value-type="float" office:value="0.067035356749143" calcext:value-type="float">
            <text:p>0.067035356749143</text:p>
          </table:table-cell>
          <table:table-cell office:value-type="float" office:value="0.843225806451613" calcext:value-type="float">
            <text:p>0.843225806451613</text:p>
          </table:table-cell>
          <table:table-cell office:value-type="float" office:value="0.0649827245629527" calcext:value-type="float">
            <text:p>0.0649827245629527</text:p>
          </table:table-cell>
          <table:table-cell office:value-type="float" office:value="0.818709677419355" calcext:value-type="float">
            <text:p>0.818709677419355</text:p>
          </table:table-cell>
          <table:table-cell office:value-type="float" office:value="0.058171575848818" calcext:value-type="float">
            <text:p>0.05817157584881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0325434439963" calcext:value-type="float">
            <text:p>0.0600325434439963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718434929108402" calcext:value-type="float">
            <text:p>0.0718434929108402</text:p>
          </table:table-cell>
          <table:table-cell office:value-type="float" office:value="0.83741935483871" calcext:value-type="float">
            <text:p>0.83741935483871</text:p>
          </table:table-cell>
          <table:table-cell office:value-type="float" office:value="0.0534766975532642" calcext:value-type="float">
            <text:p>0.0534766975532642</text:p>
          </table:table-cell>
          <table:table-cell office:value-type="float" office:value="0.821935483870968" calcext:value-type="float">
            <text:p>0.821935483870968</text:p>
          </table:table-cell>
          <table:table-cell office:value-type="float" office:value="0.0619118409434538" calcext:value-type="float">
            <text:p>0.0619118409434538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61243416231838" calcext:value-type="float">
            <text:p>0.066124341623183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80059711864167" calcext:value-type="float">
            <text:p>0.0680059711864167</text:p>
          </table:table-cell>
          <table:table-cell office:value-type="float" office:value="0.796774193548387" calcext:value-type="float">
            <text:p>0.796774193548387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805375626282752" calcext:value-type="float">
            <text:p>0.0805375626282752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1" calcext:value-type="float">
            <text:p>0.0623285021341481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346763774120368" calcext:value-type="float">
            <text:p>0.03467637741203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67142321795138" calcext:value-type="float">
            <text:p>0.0767142321795138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76650869787194" calcext:value-type="float">
            <text:p>0.067665086978719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45743693952675" calcext:value-type="float">
            <text:p>0.07457436939526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26105075962758" calcext:value-type="float">
            <text:p>0.072610507596275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82068668643792" calcext:value-type="float">
            <text:p>0.078206866864379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49394307876623" calcext:value-type="float">
            <text:p>0.084939430787662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79" calcext:value-type="float">
            <text:p>0.046249060575497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57690429242577" calcext:value-type="float">
            <text:p>0.05576904292425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1205374067775" calcext:value-type="float">
            <text:p>0.061205374067775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71000318362233" calcext:value-type="float">
            <text:p>0.07100031836223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61238937409187" calcext:value-type="float">
            <text:p>0.0461238937409187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30075062226578" calcext:value-type="float">
            <text:p>0.073007506222657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704280554572594" calcext:value-type="float">
            <text:p>0.070428055457259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889293467876788" calcext:value-type="float">
            <text:p>0.088929346787678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83451551917019" calcext:value-type="float">
            <text:p>0.068345155191701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59342353408855" calcext:value-type="float">
            <text:p>0.0659342353408855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53528502203602" calcext:value-type="float">
            <text:p>0.055352850220360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04345780626175" calcext:value-type="float">
            <text:p>0.050434578062617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97682933226164" calcext:value-type="float">
            <text:p>0.069768293322616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585009484246685" calcext:value-type="float">
            <text:p>0.058500948424668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593836613827272" calcext:value-type="float">
            <text:p>0.0593836613827272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764122064707091" calcext:value-type="float">
            <text:p>0.0764122064707091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564900023078008" calcext:value-type="float">
            <text:p>0.056490002307800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30661432198502" calcext:value-type="float">
            <text:p>0.063066143219850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49335044062142" calcext:value-type="float">
            <text:p>0.054933504406214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16758296761289" calcext:value-type="float">
            <text:p>0.061675829676128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35228193021158" calcext:value-type="float">
            <text:p>0.0635228193021158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4516129032258" calcext:value-type="float">
            <text:p>0.064516129032258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32258064516129" calcext:value-type="float">
            <text:p>0.832258064516129</text:p>
          </table:table-cell>
          <table:table-cell office:value-type="float" office:value="0.062328502134148" calcext:value-type="float">
            <text:p>0.0623285021341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80909255870432" calcext:value-type="float">
            <text:p>0.068090925587043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92862311917859" calcext:value-type="float">
            <text:p>0.0592862311917859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648735618451542" calcext:value-type="float">
            <text:p>0.0648735618451542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09213568783453" calcext:value-type="float">
            <text:p>0.060921356878345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714062697457375" calcext:value-type="float">
            <text:p>0.0714062697457375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578050755084542" calcext:value-type="float">
            <text:p>0.05780507550845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08910088868784" calcext:value-type="float">
            <text:p>0.05089100888687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526771987695307" calcext:value-type="float">
            <text:p>0.052677198769530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5161290322581" calcext:value-type="float">
            <text:p>0.845161290322581</text:p>
          </table:table-cell>
          <table:table-cell office:value-type="float" office:value="0.0604450293443234" calcext:value-type="float">
            <text:p>0.0604450293443234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687667826035246" calcext:value-type="float">
            <text:p>0.0687667826035246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41935483870968" calcext:value-type="float">
            <text:p>0.841935483870968</text:p>
          </table:table-cell>
          <table:table-cell office:value-type="float" office:value="0.0670643704495168" calcext:value-type="float">
            <text:p>0.0670643704495168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46249060575498" calcext:value-type="float">
            <text:p>0.04624906057549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46056726270959" calcext:value-type="float">
            <text:p>0.0646056726270959</text:p>
          </table:table-cell>
          <table:table-cell office:value-type="float" office:value="0.835483870967742" calcext:value-type="float">
            <text:p>0.835483870967742</text:p>
          </table:table-cell>
          <table:table-cell office:value-type="float" office:value="0.0597717940201604" calcext:value-type="float">
            <text:p>0.059771794020160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9993904546175" calcext:value-type="float">
            <text:p>0.0569993904546175</text:p>
          </table:table-cell>
          <table:table-cell office:value-type="float" office:value="0.82258064516129" calcext:value-type="float">
            <text:p>0.82258064516129</text:p>
          </table:table-cell>
          <table:table-cell office:value-type="float" office:value="0.0649626127612611" calcext:value-type="float">
            <text:p>0.0649626127612611</text:p>
          </table:table-cell>
          <table:table-cell office:value-type="float" office:value="0.838709677419355" calcext:value-type="float">
            <text:p>0.838709677419355</text:p>
          </table:table-cell>
          <table:table-cell office:value-type="float" office:value="0.0626984074714548" calcext:value-type="float">
            <text:p>0.0626984074714548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27868288543379" calcext:value-type="float">
            <text:p>0.0527868288543379</text:p>
          </table:table-cell>
          <table:table-cell office:value-type="float" office:value="0.812903225806452" calcext:value-type="float">
            <text:p>0.812903225806452</text:p>
          </table:table-cell>
          <table:table-cell office:value-type="float" office:value="0.064156704903984" calcext:value-type="float">
            <text:p>0.064156704903984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627905433146513" calcext:value-type="float">
            <text:p>0.0627905433146513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485659775941342" calcext:value-type="float">
            <text:p>0.0485659775941342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73028498687063" calcext:value-type="float">
            <text:p>0.0573028498687063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482075521966879" calcext:value-type="float">
            <text:p>0.048207552196687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vertebral_column</text:p>
          </table:table-cell>
          <table:table-cell office:value-type="float" office:value="0.840645161290322" calcext:value-type="float">
            <text:p>0.840645161290322</text:p>
          </table:table-cell>
          <table:table-cell office:value-type="float" office:value="0.0626184481017743" calcext:value-type="float">
            <text:p>0.062618448101774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626981400208238" calcext:value-type="float">
            <text:p>0.0626981400208238</text:p>
          </table:table-cell>
          <table:table-cell office:value-type="float" office:value="0.832903225806452" calcext:value-type="float">
            <text:p>0.832903225806452</text:p>
          </table:table-cell>
          <table:table-cell office:value-type="float" office:value="0.0691915096789541" calcext:value-type="float">
            <text:p>0.0691915096789541</text:p>
          </table:table-cell>
          <table:table-cell office:value-type="float" office:value="0.834838709677419" calcext:value-type="float">
            <text:p>0.834838709677419</text:p>
          </table:table-cell>
          <table:table-cell office:value-type="float" office:value="0.0595675941730592" calcext:value-type="float">
            <text:p>0.0595675941730592</text:p>
          </table:table-cell>
          <table:table-cell office:value-type="float" office:value="0.819354838709677" calcext:value-type="float">
            <text:p>0.819354838709677</text:p>
          </table:table-cell>
          <table:table-cell office:value-type="float" office:value="0.056862942313088" calcext:value-type="float">
            <text:p>0.05686294231308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569507977978118" calcext:value-type="float">
            <text:p>0.0569507977978118</text:p>
          </table:table-cell>
          <table:table-cell office:value-type="float" office:value="0.829677419354839" calcext:value-type="float">
            <text:p>0.829677419354839</text:p>
          </table:table-cell>
          <table:table-cell office:value-type="float" office:value="0.0684916039709059" calcext:value-type="float">
            <text:p>0.0684916039709059</text:p>
          </table:table-cell>
          <table:table-cell office:value-type="float" office:value="0.830967741935484" calcext:value-type="float">
            <text:p>0.830967741935484</text:p>
          </table:table-cell>
          <table:table-cell office:value-type="float" office:value="0.0594351660004783" calcext:value-type="float">
            <text:p>0.0594351660004783</text:p>
          </table:table-cell>
          <table:table-cell office:value-type="float" office:value="0.826451612903226" calcext:value-type="float">
            <text:p>0.826451612903226</text:p>
          </table:table-cell>
          <table:table-cell office:value-type="float" office:value="0.0678104798338907" calcext:value-type="float">
            <text:p>0.0678104798338907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650318551656008" calcext:value-type="float">
            <text:p>0.0650318551656008</text:p>
          </table:table-cell>
          <table:table-cell office:value-type="float" office:value="0.830322580645161" calcext:value-type="float">
            <text:p>0.830322580645161</text:p>
          </table:table-cell>
          <table:table-cell office:value-type="float" office:value="0.0601938522928473" calcext:value-type="float">
            <text:p>0.0601938522928473</text:p>
          </table:table-cell>
          <table:table-cell office:value-type="float" office:value="0.823225806451613" calcext:value-type="float">
            <text:p>0.823225806451613</text:p>
          </table:table-cell>
          <table:table-cell office:value-type="float" office:value="0.0771687917391543" calcext:value-type="float">
            <text:p>0.0771687917391543</text:p>
          </table:table-cell>
          <table:table-cell office:value-type="float" office:value="0.833548387096774" calcext:value-type="float">
            <text:p>0.833548387096774</text:p>
          </table:table-cell>
          <table:table-cell office:value-type="float" office:value="0.0587993507833485" calcext:value-type="float">
            <text:p>0.0587993507833485</text:p>
          </table:table-cell>
          <table:table-cell office:value-type="float" office:value="0.829032258064516" calcext:value-type="float">
            <text:p>0.829032258064516</text:p>
          </table:table-cell>
          <table:table-cell office:value-type="float" office:value="0.0562095518804275" calcext:value-type="float">
            <text:p>0.0562095518804275</text:p>
          </table:table-cell>
          <table:table-cell office:value-type="float" office:value="0.825806451612903" calcext:value-type="float">
            <text:p>0.825806451612903</text:p>
          </table:table-cell>
          <table:table-cell office:value-type="float" office:value="0.0584949480397112" calcext:value-type="float">
            <text:p>0.0584949480397112</text:p>
          </table:table-cell>
          <table:table-cell office:value-type="float" office:value="0.834193548387097" calcext:value-type="float">
            <text:p>0.834193548387097</text:p>
          </table:table-cell>
          <table:table-cell office:value-type="float" office:value="0.0548571411536291" calcext:value-type="float">
            <text:p>0.05485714115362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0225563909774" calcext:value-type="float">
            <text:p>0.940225563909774</text:p>
          </table:table-cell>
          <table:table-cell office:value-type="float" office:value="0.0390064643605121" calcext:value-type="float">
            <text:p>0.0390064643605121</text:p>
          </table:table-cell>
          <table:table-cell office:value-type="float" office:value="0.947243107769424" calcext:value-type="float">
            <text:p>0.947243107769424</text:p>
          </table:table-cell>
          <table:table-cell office:value-type="float" office:value="0.0249121770442286" calcext:value-type="float">
            <text:p>0.0249121770442286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86795144674743" calcext:value-type="float">
            <text:p>0.0286795144674743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49034425234002" calcext:value-type="float">
            <text:p>0.0249034425234002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36522713068953" calcext:value-type="float">
            <text:p>0.0236522713068953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19209712805123" calcext:value-type="float">
            <text:p>0.0219209712805123</text:p>
          </table:table-cell>
          <table:table-cell office:value-type="float" office:value="0.945520050125313" calcext:value-type="float">
            <text:p>0.945520050125313</text:p>
          </table:table-cell>
          <table:table-cell office:value-type="float" office:value="0.0225672420834764" calcext:value-type="float">
            <text:p>0.0225672420834764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12013753558713" calcext:value-type="float">
            <text:p>0.0312013753558713</text:p>
          </table:table-cell>
          <table:table-cell office:value-type="float" office:value="0.948997493734336" calcext:value-type="float">
            <text:p>0.948997493734336</text:p>
          </table:table-cell>
          <table:table-cell office:value-type="float" office:value="0.0315256940485464" calcext:value-type="float">
            <text:p>0.0315256940485464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96024359228133" calcext:value-type="float">
            <text:p>0.029602435922813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40225563909774" calcext:value-type="float">
            <text:p>0.940225563909774</text:p>
          </table:table-cell>
          <table:table-cell office:value-type="float" office:value="0.0264714732911912" calcext:value-type="float">
            <text:p>0.0264714732911912</text:p>
          </table:table-cell>
          <table:table-cell office:value-type="float" office:value="0.954354636591479" calcext:value-type="float">
            <text:p>0.954354636591479</text:p>
          </table:table-cell>
          <table:table-cell office:value-type="float" office:value="0.0250461385625515" calcext:value-type="float">
            <text:p>0.0250461385625515</text:p>
          </table:table-cell>
          <table:table-cell office:value-type="float" office:value="0.947305764411028" calcext:value-type="float">
            <text:p>0.947305764411028</text:p>
          </table:table-cell>
          <table:table-cell office:value-type="float" office:value="0.0273854843767384" calcext:value-type="float">
            <text:p>0.0273854843767384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51158800298011" calcext:value-type="float">
            <text:p>0.0251158800298011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8870520316647" calcext:value-type="float">
            <text:p>0.0288705203166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3734335839599" calcext:value-type="float">
            <text:p>0.943734335839599</text:p>
          </table:table-cell>
          <table:table-cell office:value-type="float" office:value="0.0349504515494066" calcext:value-type="float">
            <text:p>0.0349504515494066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2568922305764" calcext:value-type="float">
            <text:p>0.952568922305764</text:p>
          </table:table-cell>
          <table:table-cell office:value-type="float" office:value="0.0248459898004618" calcext:value-type="float">
            <text:p>0.0248459898004618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64424761191755" calcext:value-type="float">
            <text:p>0.0264424761191755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31153335332901" calcext:value-type="float">
            <text:p>0.023115333533290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65139739025302" calcext:value-type="float">
            <text:p>0.0265139739025302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251158800298011" calcext:value-type="float">
            <text:p>0.0251158800298011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300845415001119" calcext:value-type="float">
            <text:p>0.0300845415001119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41262198904341" calcext:value-type="float">
            <text:p>0.0241262198904341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302282492400618" calcext:value-type="float">
            <text:p>0.030228249240061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3734335839599" calcext:value-type="float">
            <text:p>0.943734335839599</text:p>
          </table:table-cell>
          <table:table-cell office:value-type="float" office:value="0.0318801305295634" calcext:value-type="float">
            <text:p>0.0318801305295634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6077694235589" calcext:value-type="float">
            <text:p>0.956077694235589</text:p>
          </table:table-cell>
          <table:table-cell office:value-type="float" office:value="0.0277179618656991" calcext:value-type="float">
            <text:p>0.027717961865699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64563294795548" calcext:value-type="float">
            <text:p>0.0264563294795548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75398135294175" calcext:value-type="float">
            <text:p>0.0275398135294175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31628392691401" calcext:value-type="float">
            <text:p>0.023162839269140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3734335839599" calcext:value-type="float">
            <text:p>0.943734335839599</text:p>
          </table:table-cell>
          <table:table-cell office:value-type="float" office:value="0.0296571828618025" calcext:value-type="float">
            <text:p>0.0296571828618025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76606187514329" calcext:value-type="float">
            <text:p>0.0276606187514329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49034425234002" calcext:value-type="float">
            <text:p>0.02490344252340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87547986060917" calcext:value-type="float">
            <text:p>0.028754798606091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26482791033267" calcext:value-type="float">
            <text:p>0.022648279103326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31628392691401" calcext:value-type="float">
            <text:p>0.023162839269140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10424333801411" calcext:value-type="float">
            <text:p>0.0310424333801411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3734335839599" calcext:value-type="float">
            <text:p>0.943734335839599</text:p>
          </table:table-cell>
          <table:table-cell office:value-type="float" office:value="0.0296571828618025" calcext:value-type="float">
            <text:p>0.0296571828618025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89790448322173" calcext:value-type="float">
            <text:p>0.0289790448322173</text:p>
          </table:table-cell>
          <table:table-cell office:value-type="float" office:value="0.95078320802005" calcext:value-type="float">
            <text:p>0.95078320802005</text:p>
          </table:table-cell>
          <table:table-cell office:value-type="float" office:value="0.0271939328762991" calcext:value-type="float">
            <text:p>0.027193932876299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48862710263265" calcext:value-type="float">
            <text:p>0.0248862710263265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51304646970356" calcext:value-type="float">
            <text:p>0.025130464697035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310424333801411" calcext:value-type="float">
            <text:p>0.0310424333801411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0.943032581453634" calcext:value-type="float">
            <text:p>0.943032581453634</text:p>
          </table:table-cell>
          <table:table-cell office:value-type="float" office:value="0.0330302824326174" calcext:value-type="float">
            <text:p>0.0330302824326174</text:p>
          </table:table-cell>
          <table:table-cell office:value-type="float" office:value="0.95499373433584" calcext:value-type="float">
            <text:p>0.95499373433584</text:p>
          </table:table-cell>
          <table:table-cell office:value-type="float" office:value="0.0250102427955775" calcext:value-type="float">
            <text:p>0.0250102427955775</text:p>
          </table:table-cell>
          <table:table-cell office:value-type="float" office:value="0.955018796992481" calcext:value-type="float">
            <text:p>0.955018796992481</text:p>
          </table:table-cell>
          <table:table-cell office:value-type="float" office:value="0.0275766259434571" calcext:value-type="float">
            <text:p>0.0275766259434571</text:p>
          </table:table-cell>
          <table:table-cell office:value-type="float" office:value="0.953239348370927" calcext:value-type="float">
            <text:p>0.953239348370927</text:p>
          </table:table-cell>
          <table:table-cell office:value-type="float" office:value="0.0257268874593292" calcext:value-type="float">
            <text:p>0.0257268874593292</text:p>
          </table:table-cell>
          <table:table-cell office:value-type="float" office:value="0.956052631578947" calcext:value-type="float">
            <text:p>0.956052631578947</text:p>
          </table:table-cell>
          <table:table-cell office:value-type="float" office:value="0.0266750059794183" calcext:value-type="float">
            <text:p>0.0266750059794183</text:p>
          </table:table-cell>
          <table:table-cell office:value-type="float" office:value="0.958157894736842" calcext:value-type="float">
            <text:p>0.958157894736842</text:p>
          </table:table-cell>
          <table:table-cell office:value-type="float" office:value="0.0245676017571853" calcext:value-type="float">
            <text:p>0.0245676017571853</text:p>
          </table:table-cell>
          <table:table-cell office:value-type="float" office:value="0.954642857142857" calcext:value-type="float">
            <text:p>0.954642857142857</text:p>
          </table:table-cell>
          <table:table-cell office:value-type="float" office:value="0.0239694065817085" calcext:value-type="float">
            <text:p>0.0239694065817085</text:p>
          </table:table-cell>
          <table:table-cell office:value-type="float" office:value="0.960256892230576" calcext:value-type="float">
            <text:p>0.960256892230576</text:p>
          </table:table-cell>
          <table:table-cell office:value-type="float" office:value="0.0259838480251101" calcext:value-type="float">
            <text:p>0.0259838480251101</text:p>
          </table:table-cell>
          <table:table-cell office:value-type="float" office:value="0.957092731829574" calcext:value-type="float">
            <text:p>0.957092731829574</text:p>
          </table:table-cell>
          <table:table-cell office:value-type="float" office:value="0.0272947174411113" calcext:value-type="float">
            <text:p>0.0272947174411113</text:p>
          </table:table-cell>
          <table:table-cell office:value-type="float" office:value="0.960607769423559" calcext:value-type="float">
            <text:p>0.960607769423559</text:p>
          </table:table-cell>
          <table:table-cell office:value-type="float" office:value="0.0259420735019075" calcext:value-type="float">
            <text:p>0.0259420735019075</text:p>
          </table:table-cell>
          <table:table-cell office:value-type="float" office:value="0.959906015037594" calcext:value-type="float">
            <text:p>0.959906015037594</text:p>
          </table:table-cell>
          <table:table-cell office:value-type="float" office:value="0.0249106058641318" calcext:value-type="float">
            <text:p>0.0249106058641318</text:p>
          </table:table-cell>
          <table:table-cell office:value-type="float" office:value="0.953934837092732" calcext:value-type="float">
            <text:p>0.953934837092732</text:p>
          </table:table-cell>
          <table:table-cell office:value-type="float" office:value="0.0247962959192882" calcext:value-type="float">
            <text:p>0.0247962959192882</text:p>
          </table:table-cell>
          <table:table-cell office:value-type="float" office:value="0.957468671679198" calcext:value-type="float">
            <text:p>0.957468671679198</text:p>
          </table:table-cell>
          <table:table-cell office:value-type="float" office:value="0.0292283720096706" calcext:value-type="float">
            <text:p>0.0292283720096706</text:p>
          </table:table-cell>
          <table:table-cell office:value-type="float" office:value="0.960964912280702" calcext:value-type="float">
            <text:p>0.960964912280702</text:p>
          </table:table-cell>
          <table:table-cell office:value-type="float" office:value="0.0254247025983746" calcext:value-type="float">
            <text:p>0.0254247025983746</text:p>
          </table:table-cell>
          <table:table-cell office:value-type="float" office:value="0.957794486215539" calcext:value-type="float">
            <text:p>0.957794486215539</text:p>
          </table:table-cell>
          <table:table-cell office:value-type="float" office:value="0.0278002977748719" calcext:value-type="float">
            <text:p>0.0278002977748719</text:p>
          </table:table-cell>
          <table:table-cell office:value-type="float" office:value="0.959912280701754" calcext:value-type="float">
            <text:p>0.959912280701754</text:p>
          </table:table-cell>
          <table:table-cell office:value-type="float" office:value="0.025470701048968" calcext:value-type="float">
            <text:p>0.02547070104896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54291979949875" calcext:value-type="float">
            <text:p>0.954291979949875</text:p>
          </table:table-cell>
          <table:table-cell office:value-type="float" office:value="0.0300731754930965" calcext:value-type="float">
            <text:p>0.0300731754930965</text:p>
          </table:table-cell>
          <table:table-cell office:value-type="float" office:value="0.95250626566416" calcext:value-type="float">
            <text:p>0.95250626566416</text:p>
          </table:table-cell>
          <table:table-cell office:value-type="float" office:value="0.0332307368063498" calcext:value-type="float">
            <text:p>0.0332307368063498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300853570770927" calcext:value-type="float">
            <text:p>0.030085357077092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32351705873247" calcext:value-type="float">
            <text:p>0.032351705873247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3" calcext:value-type="float">
            <text:p>0.0223114201963623</text:p>
          </table:table-cell>
          <table:table-cell office:value-type="float" office:value="0.954323308270677" calcext:value-type="float">
            <text:p>0.954323308270677</text:p>
          </table:table-cell>
          <table:table-cell office:value-type="float" office:value="0.0221592604644916" calcext:value-type="float">
            <text:p>0.0221592604644916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05490860021014" calcext:value-type="float">
            <text:p>0.020549086002101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15557667574112" calcext:value-type="float">
            <text:p>0.0215557667574112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7948856862235" calcext:value-type="float">
            <text:p>0.0237948856862235</text:p>
          </table:table-cell>
          <table:table-cell office:value-type="float" office:value="0.957769423558897" calcext:value-type="float">
            <text:p>0.957769423558897</text:p>
          </table:table-cell>
          <table:table-cell office:value-type="float" office:value="0.0207854745376742" calcext:value-type="float">
            <text:p>0.0207854745376742</text:p>
          </table:table-cell>
          <table:table-cell office:value-type="float" office:value="0.957832080200501" calcext:value-type="float">
            <text:p>0.957832080200501</text:p>
          </table:table-cell>
          <table:table-cell office:value-type="float" office:value="0.0205699844798945" calcext:value-type="float">
            <text:p>0.0205699844798945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1" calcext:value-type="float">
            <text:p>0.0251911432543711</text:p>
          </table:table-cell>
          <table:table-cell office:value-type="float" office:value="0.949028822055138" calcext:value-type="float">
            <text:p>0.949028822055138</text:p>
          </table:table-cell>
          <table:table-cell office:value-type="float" office:value="0.0210146645899956" calcext:value-type="float">
            <text:p>0.0210146645899956</text:p>
          </table:table-cell>
          <table:table-cell office:value-type="float" office:value="0.954229323308271" calcext:value-type="float">
            <text:p>0.954229323308271</text:p>
          </table:table-cell>
          <table:table-cell office:value-type="float" office:value="0.0253802154399343" calcext:value-type="float">
            <text:p>0.025380215439934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6541353383458" calcext:value-type="float">
            <text:p>0.966541353383458</text:p>
          </table:table-cell>
          <table:table-cell office:value-type="float" office:value="0.0269289145490977" calcext:value-type="float">
            <text:p>0.0269289145490977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49328518615797" calcext:value-type="float">
            <text:p>0.0249328518615797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54899739824464" calcext:value-type="float">
            <text:p>0.0254899739824464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19394595099114" calcext:value-type="float">
            <text:p>0.019394595099114</text:p>
          </table:table-cell>
          <table:table-cell office:value-type="float" office:value="0.966572681704261" calcext:value-type="float">
            <text:p>0.966572681704261</text:p>
          </table:table-cell>
          <table:table-cell office:value-type="float" office:value="0.0211016648375897" calcext:value-type="float">
            <text:p>0.0211016648375897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21508927396519" calcext:value-type="float">
            <text:p>0.0221508927396519</text:p>
          </table:table-cell>
          <table:table-cell office:value-type="float" office:value="0.959586466165413" calcext:value-type="float">
            <text:p>0.959586466165413</text:p>
          </table:table-cell>
          <table:table-cell office:value-type="float" office:value="0.0248656451914706" calcext:value-type="float">
            <text:p>0.0248656451914706</text:p>
          </table:table-cell>
          <table:table-cell office:value-type="float" office:value="0.956015037593985" calcext:value-type="float">
            <text:p>0.956015037593985</text:p>
          </table:table-cell>
          <table:table-cell office:value-type="float" office:value="0.0290749022092507" calcext:value-type="float">
            <text:p>0.02907490220925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40364430275104" calcext:value-type="float">
            <text:p>0.0240364430275104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245243819042095" calcext:value-type="float">
            <text:p>0.0245243819042095</text:p>
          </table:table-cell>
          <table:table-cell office:value-type="float" office:value="0.963032581453634" calcext:value-type="float">
            <text:p>0.963032581453634</text:p>
          </table:table-cell>
          <table:table-cell office:value-type="float" office:value="0.0256084404743309" calcext:value-type="float">
            <text:p>0.0256084404743309</text:p>
          </table:table-cell>
          <table:table-cell office:value-type="float" office:value="0.961340852130326" calcext:value-type="float">
            <text:p>0.961340852130326</text:p>
          </table:table-cell>
          <table:table-cell office:value-type="float" office:value="0.0199061288767582" calcext:value-type="float">
            <text:p>0.01990612887675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186563299548508" calcext:value-type="float">
            <text:p>0.0186563299548508</text:p>
          </table:table-cell>
          <table:table-cell office:value-type="float" office:value="0.952537593984962" calcext:value-type="float">
            <text:p>0.952537593984962</text:p>
          </table:table-cell>
          <table:table-cell office:value-type="float" office:value="0.028729301948389" calcext:value-type="float">
            <text:p>0.028729301948389</text:p>
          </table:table-cell>
          <table:table-cell office:value-type="float" office:value="0.959555137844611" calcext:value-type="float">
            <text:p>0.959555137844611</text:p>
          </table:table-cell>
          <table:table-cell office:value-type="float" office:value="0.0220193749835882" calcext:value-type="float">
            <text:p>0.02201937498358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99204872373211" calcext:value-type="float">
            <text:p>0.02992048723732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72343251051579" calcext:value-type="float">
            <text:p>0.0272343251051579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4786967418546" calcext:value-type="float">
            <text:p>0.964786967418546</text:p>
          </table:table-cell>
          <table:table-cell office:value-type="float" office:value="0.0276097138790657" calcext:value-type="float">
            <text:p>0.0276097138790657</text:p>
          </table:table-cell>
          <table:table-cell office:value-type="float" office:value="0.954260651629073" calcext:value-type="float">
            <text:p>0.954260651629073</text:p>
          </table:table-cell>
          <table:table-cell office:value-type="float" office:value="0.0252240002984907" calcext:value-type="float">
            <text:p>0.0252240002984907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59523809523809" calcext:value-type="float">
            <text:p>0.959523809523809</text:p>
          </table:table-cell>
          <table:table-cell office:value-type="float" office:value="0.0250490773572036" calcext:value-type="float">
            <text:p>0.0250490773572036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54194356164049" calcext:value-type="float">
            <text:p>0.0254194356164049</text:p>
          </table:table-cell>
          <table:table-cell office:value-type="float" office:value="0.963095238095238" calcext:value-type="float">
            <text:p>0.963095238095238</text:p>
          </table:table-cell>
          <table:table-cell office:value-type="float" office:value="0.0209989610726613" calcext:value-type="float">
            <text:p>0.0209989610726613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03503106774899" calcext:value-type="float">
            <text:p>0.0203503106774899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22428871463519" calcext:value-type="float">
            <text:p>0.0222428871463519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89263132254072" calcext:value-type="float">
            <text:p>0.028926313225407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77188470750961" calcext:value-type="float">
            <text:p>0.02771884707509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62686926890792" calcext:value-type="float">
            <text:p>0.0262686926890792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37306372069346" calcext:value-type="float">
            <text:p>0.023730637206934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23114201963622" calcext:value-type="float">
            <text:p>0.0223114201963622</text:p>
          </table:table-cell>
          <table:table-cell office:value-type="float" office:value="0.968327067669173" calcext:value-type="float">
            <text:p>0.968327067669173</text:p>
          </table:table-cell>
          <table:table-cell office:value-type="float" office:value="0.0231944557048274" calcext:value-type="float">
            <text:p>0.0231944557048274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35212667241727" calcext:value-type="float">
            <text:p>0.0235212667241727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59482436841422" calcext:value-type="float">
            <text:p>0.02594824368414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67980575278806" calcext:value-type="float">
            <text:p>0.0267980575278806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84623536900102" calcext:value-type="float">
            <text:p>0.028462353690010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45950043026998" calcext:value-type="float">
            <text:p>0.024595004302699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10842935072622" calcext:value-type="float">
            <text:p>0.021084293507262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51911432543712" calcext:value-type="float">
            <text:p>0.0251911432543712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9555137844612" calcext:value-type="float">
            <text:p>0.959555137844612</text:p>
          </table:table-cell>
          <table:table-cell office:value-type="float" office:value="0.0220193749835882" calcext:value-type="float">
            <text:p>0.0220193749835882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34718847124378" calcext:value-type="float">
            <text:p>0.02347188471243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111027767061" calcext:value-type="float">
            <text:p>0.024111027767061</text:p>
          </table:table-cell>
          <table:table-cell office:value-type="float" office:value="0.957800751879699" calcext:value-type="float">
            <text:p>0.957800751879699</text:p>
          </table:table-cell>
          <table:table-cell office:value-type="float" office:value="0.0206482182031172" calcext:value-type="float">
            <text:p>0.0206482182031172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199930711929011" calcext:value-type="float">
            <text:p>0.0199930711929011</text:p>
          </table:table-cell>
          <table:table-cell office:value-type="float" office:value="0.961309523809524" calcext:value-type="float">
            <text:p>0.961309523809524</text:p>
          </table:table-cell>
          <table:table-cell office:value-type="float" office:value="0.0216360811924483" calcext:value-type="float">
            <text:p>0.0216360811924483</text:p>
          </table:table-cell>
          <table:table-cell office:value-type="float" office:value="0.964818295739348" calcext:value-type="float">
            <text:p>0.964818295739348</text:p>
          </table:table-cell>
          <table:table-cell office:value-type="float" office:value="0.0262244847277802" calcext:value-type="float">
            <text:p>0.026224484727780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wdbc</text:p>
          </table:table-cell>
          <table:table-cell office:value-type="float" office:value="0.963408521303258" calcext:value-type="float">
            <text:p>0.963408521303258</text:p>
          </table:table-cell>
          <table:table-cell office:value-type="float" office:value="0.0260541562113624" calcext:value-type="float">
            <text:p>0.0260541562113624</text:p>
          </table:table-cell>
          <table:table-cell office:value-type="float" office:value="0.958853383458647" calcext:value-type="float">
            <text:p>0.958853383458647</text:p>
          </table:table-cell>
          <table:table-cell office:value-type="float" office:value="0.0279315121942173" calcext:value-type="float">
            <text:p>0.0279315121942173</text:p>
          </table:table-cell>
          <table:table-cell office:value-type="float" office:value="0.959197994987469" calcext:value-type="float">
            <text:p>0.959197994987469</text:p>
          </table:table-cell>
          <table:table-cell office:value-type="float" office:value="0.0278952706844122" calcext:value-type="float">
            <text:p>0.0278952706844122</text:p>
          </table:table-cell>
          <table:table-cell office:value-type="float" office:value="0.962362155388471" calcext:value-type="float">
            <text:p>0.962362155388471</text:p>
          </table:table-cell>
          <table:table-cell office:value-type="float" office:value="0.0209333701208978" calcext:value-type="float">
            <text:p>0.0209333701208978</text:p>
          </table:table-cell>
          <table:table-cell office:value-type="float" office:value="0.963063909774436" calcext:value-type="float">
            <text:p>0.963063909774436</text:p>
          </table:table-cell>
          <table:table-cell office:value-type="float" office:value="0.0245761924322484" calcext:value-type="float">
            <text:p>0.0245761924322484</text:p>
          </table:table-cell>
          <table:table-cell office:value-type="float" office:value="0.961992481203007" calcext:value-type="float">
            <text:p>0.961992481203007</text:p>
          </table:table-cell>
          <table:table-cell office:value-type="float" office:value="0.027181074544297" calcext:value-type="float">
            <text:p>0.027181074544297</text:p>
          </table:table-cell>
          <table:table-cell office:value-type="float" office:value="0.956735588972431" calcext:value-type="float">
            <text:p>0.956735588972431</text:p>
          </table:table-cell>
          <table:table-cell office:value-type="float" office:value="0.0245192607127944" calcext:value-type="float">
            <text:p>0.0245192607127944</text:p>
          </table:table-cell>
          <table:table-cell office:value-type="float" office:value="0.95922305764411" calcext:value-type="float">
            <text:p>0.95922305764411</text:p>
          </table:table-cell>
          <table:table-cell office:value-type="float" office:value="0.0232966182479087" calcext:value-type="float">
            <text:p>0.0232966182479087</text:p>
          </table:table-cell>
          <table:table-cell office:value-type="float" office:value="0.95953634085213" calcext:value-type="float">
            <text:p>0.95953634085213</text:p>
          </table:table-cell>
          <table:table-cell office:value-type="float" office:value="0.0250105572049392" calcext:value-type="float">
            <text:p>0.0250105572049392</text:p>
          </table:table-cell>
          <table:table-cell office:value-type="float" office:value="0.960977443609023" calcext:value-type="float">
            <text:p>0.960977443609023</text:p>
          </table:table-cell>
          <table:table-cell office:value-type="float" office:value="0.0233523315183699" calcext:value-type="float">
            <text:p>0.0233523315183699</text:p>
          </table:table-cell>
          <table:table-cell office:value-type="float" office:value="0.961322055137845" calcext:value-type="float">
            <text:p>0.961322055137845</text:p>
          </table:table-cell>
          <table:table-cell office:value-type="float" office:value="0.0237476714119349" calcext:value-type="float">
            <text:p>0.0237476714119349</text:p>
          </table:table-cell>
          <table:table-cell office:value-type="float" office:value="0.961296992481203" calcext:value-type="float">
            <text:p>0.961296992481203</text:p>
          </table:table-cell>
          <table:table-cell office:value-type="float" office:value="0.0241769326470413" calcext:value-type="float">
            <text:p>0.0241769326470413</text:p>
          </table:table-cell>
          <table:table-cell office:value-type="float" office:value="0.958515037593985" calcext:value-type="float">
            <text:p>0.958515037593985</text:p>
          </table:table-cell>
          <table:table-cell office:value-type="float" office:value="0.0219408888890423" calcext:value-type="float">
            <text:p>0.0219408888890423</text:p>
          </table:table-cell>
          <table:table-cell office:value-type="float" office:value="0.962011278195489" calcext:value-type="float">
            <text:p>0.962011278195489</text:p>
          </table:table-cell>
          <table:table-cell office:value-type="float" office:value="0.0214770621568881" calcext:value-type="float">
            <text:p>0.0214770621568881</text:p>
          </table:table-cell>
          <table:table-cell office:value-type="float" office:value="0.956046365914787" calcext:value-type="float">
            <text:p>0.956046365914787</text:p>
          </table:table-cell>
          <table:table-cell office:value-type="float" office:value="0.0234288403202715" calcext:value-type="float">
            <text:p>0.0234288403202715</text:p>
          </table:table-cell>
          <table:table-cell office:value-type="float" office:value="0.960244360902256" calcext:value-type="float">
            <text:p>0.960244360902256</text:p>
          </table:table-cell>
          <table:table-cell office:value-type="float" office:value="0.0248334646276289" calcext:value-type="float">
            <text:p>0.0248334646276289</text:p>
          </table:table-cell>
        </table:table-row>
      </table:table>
      <table:table table:name="DifAccurac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8" table:number-columns-repeated="3" table:default-cell-style-name="Default"/>
        <table:table-column table:style-name="co8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-0.0394228544991904" calcext:value-type="float">
            <text:p>-0.0394228544991904</text:p>
          </table:table-cell>
          <table:table-cell office:value-type="float" office:value="0.000780707841776529" calcext:value-type="float">
            <text:p>0.000780707841776529</text:p>
          </table:table-cell>
          <table:table-cell office:value-type="float" office:value="0.0128787878787878" calcext:value-type="float">
            <text:p>0.0128787878787878</text:p>
          </table:table-cell>
          <table:table-cell office:value-type="float" office:value="0.000740226694425195" calcext:value-type="float">
            <text:p>0.000740226694425195</text:p>
          </table:table-cell>
          <table:table-cell office:value-type="float" office:value="0.00152093453620172" calcext:value-type="float">
            <text:p>0.00152093453620172</text:p>
          </table:table-cell>
          <table:table-cell office:value-type="float" office:value="0.00530881332408051" calcext:value-type="float">
            <text:p>0.00530881332408051</text:p>
          </table:table-cell>
          <table:table-cell office:value-type="float" office:value="0.00453967152440438" calcext:value-type="float">
            <text:p>0.00453967152440438</text:p>
          </table:table-cell>
          <table:table-cell office:value-type="float" office:value="-0.00986005089058528" calcext:value-type="float">
            <text:p>-0.00986005089058528</text:p>
          </table:table-cell>
          <table:table-cell office:value-type="float" office:value="-0.00303608605135319" calcext:value-type="float">
            <text:p>-0.00303608605135319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0.0197085357390701" calcext:value-type="float">
            <text:p>0.0197085357390701</text:p>
          </table:table-cell>
          <table:table-cell office:value-type="float" office:value="-0.0189393939393939" calcext:value-type="float">
            <text:p>-0.0189393939393939</text:p>
          </table:table-cell>
          <table:table-cell office:value-type="float" office:value="0.00378209576682864" calcext:value-type="float">
            <text:p>0.00378209576682864</text:p>
          </table:table-cell>
          <table:table-cell office:value-type="float" office:value="0.0166782327087671" calcext:value-type="float">
            <text:p>0.0166782327087671</text:p>
          </table:table-cell>
          <table:table-cell office:value-type="float" office:value="-0.00382257691417998" calcext:value-type="float">
            <text:p>-0.0038225769141799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-0.0424762896136942" calcext:value-type="float">
            <text:p>-0.0424762896136942</text:p>
          </table:table-cell>
          <table:table-cell office:value-type="float" office:value="-0.0113925514688874" calcext:value-type="float">
            <text:p>-0.0113925514688874</text:p>
          </table:table-cell>
          <table:table-cell office:value-type="float" office:value="-0.0136652787416146" calcext:value-type="float">
            <text:p>-0.0136652787416146</text:p>
          </table:table-cell>
          <table:table-cell office:value-type="float" office:value="-0.00154406662040252" calcext:value-type="float">
            <text:p>-0.00154406662040252</text:p>
          </table:table-cell>
          <table:table-cell office:value-type="float" office:value="-0.00154984964145266" calcext:value-type="float">
            <text:p>-0.00154984964145266</text:p>
          </table:table-cell>
          <table:table-cell office:value-type="float" office:value="-0.00381101087207958" calcext:value-type="float">
            <text:p>-0.00381101087207958</text:p>
          </table:table-cell>
          <table:table-cell office:value-type="float" office:value="0.00377631274577839" calcext:value-type="float">
            <text:p>0.00377631274577839</text:p>
          </table:table-cell>
          <table:table-cell office:value-type="float" office:value="-0.00684709692343277" calcext:value-type="float">
            <text:p>-0.00684709692343277</text:p>
          </table:table-cell>
          <table:table-cell office:value-type="float" office:value="-0.00836803145963449" calcext:value-type="float">
            <text:p>-0.00836803145963449</text:p>
          </table:table-cell>
          <table:table-cell office:value-type="float" office:value="-0.00759888965995836" calcext:value-type="float">
            <text:p>-0.00759888965995836</text:p>
          </table:table-cell>
          <table:table-cell office:value-type="float" office:value="-0.00683553088133249" calcext:value-type="float">
            <text:p>-0.00683553088133249</text:p>
          </table:table-cell>
          <table:table-cell office:value-type="float" office:value="-0.00685287994448303" calcext:value-type="float">
            <text:p>-0.00685287994448303</text:p>
          </table:table-cell>
          <table:table-cell office:value-type="float" office:value="-0.00913139023826048" calcext:value-type="float">
            <text:p>-0.00913139023826048</text:p>
          </table:table-cell>
          <table:table-cell office:value-type="float" office:value="0.00073444367337494" calcext:value-type="float">
            <text:p>0.00073444367337494</text:p>
          </table:table-cell>
          <table:table-cell office:value-type="float" office:value="-0.0000173490631506512" calcext:value-type="float">
            <text:p>-1.73490631506512E-05</text:p>
          </table:table-cell>
          <table:table-cell office:value-type="float" office:value="-0.00152671755725187" calcext:value-type="float">
            <text:p>-0.0015267175572518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-0.029585935692806" calcext:value-type="float">
            <text:p>-0.029585935692806</text:p>
          </table:table-cell>
          <table:table-cell office:value-type="float" office:value="0.0030129539671524" calcext:value-type="float">
            <text:p>0.0030129539671524</text:p>
          </table:table-cell>
          <table:table-cell office:value-type="float" office:value="-0.00152671755725187" calcext:value-type="float">
            <text:p>-0.00152671755725187</text:p>
          </table:table-cell>
          <table:table-cell office:value-type="float" office:value="-0.000803839925977434" calcext:value-type="float">
            <text:p>-0.000803839925977434</text:p>
          </table:table-cell>
          <table:table-cell office:value-type="float" office:value="0.003001387925052" calcext:value-type="float">
            <text:p>0.003001387925052</text:p>
          </table:table-cell>
          <table:table-cell office:value-type="float" office:value="-0.0000173490631506512" calcext:value-type="float">
            <text:p>-1.73490631506512E-05</text:p>
          </table:table-cell>
          <table:table-cell office:value-type="float" office:value="0.00226694425167706" calcext:value-type="float">
            <text:p>0.00226694425167706</text:p>
          </table:table-cell>
          <table:table-cell office:value-type="float" office:value="0.00378787878787878" calcext:value-type="float">
            <text:p>0.00378787878787878</text:p>
          </table:table-cell>
          <table:table-cell office:value-type="float" office:value="-0.00381679389312983" calcext:value-type="float">
            <text:p>-0.00381679389312983</text:p>
          </table:table-cell>
          <table:table-cell office:value-type="float" office:value="0.00224959518852652" calcext:value-type="float">
            <text:p>0.00224959518852652</text:p>
          </table:table-cell>
          <table:table-cell office:value-type="float" office:value="0.00303030303030305" calcext:value-type="float">
            <text:p>0.00303030303030305</text:p>
          </table:table-cell>
          <table:table-cell office:value-type="float" office:value="0.00375318066157748" calcext:value-type="float">
            <text:p>0.00375318066157748</text:p>
          </table:table-cell>
          <table:table-cell office:value-type="float" office:value="-0.00305921813555399" calcext:value-type="float">
            <text:p>-0.00305921813555399</text:p>
          </table:table-cell>
          <table:table-cell office:value-type="float" office:value="0.00681818181818172" calcext:value-type="float">
            <text:p>0.00681818181818172</text:p>
          </table:table-cell>
          <table:table-cell office:value-type="float" office:value="0.00224959518852652" calcext:value-type="float">
            <text:p>0.00224959518852652</text:p>
          </table:table-cell>
          <table:table-cell office:value-type="float" office:value="0.00379366180892904" calcext:value-type="float">
            <text:p>0.0037936618089290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-0.0409437890353921" calcext:value-type="float">
            <text:p>-0.0409437890353921</text:p>
          </table:table-cell>
          <table:table-cell office:value-type="float" office:value="-0.0083448993754337" calcext:value-type="float">
            <text:p>-0.0083448993754337</text:p>
          </table:table-cell>
          <table:table-cell office:value-type="float" office:value="-0.000769141799676021" calcext:value-type="float">
            <text:p>-0.000769141799676021</text:p>
          </table:table-cell>
          <table:table-cell office:value-type="float" office:value="0.000740226694425306" calcext:value-type="float">
            <text:p>0.000740226694425306</text:p>
          </table:table-cell>
          <table:table-cell office:value-type="float" office:value="-0.00532616238723105" calcext:value-type="float">
            <text:p>-0.00532616238723105</text:p>
          </table:table-cell>
          <table:table-cell office:value-type="float" office:value="-0.00531459634513065" calcext:value-type="float">
            <text:p>-0.00531459634513065</text:p>
          </table:table-cell>
          <table:table-cell office:value-type="float" office:value="-0.00379366180892893" calcext:value-type="float">
            <text:p>-0.00379366180892893</text:p>
          </table:table-cell>
          <table:table-cell office:value-type="float" office:value="0.000769141799676243" calcext:value-type="float">
            <text:p>0.000769141799676243</text:p>
          </table:table-cell>
          <table:table-cell office:value-type="float" office:value="-0.00380522785102932" calcext:value-type="float">
            <text:p>-0.00380522785102932</text:p>
          </table:table-cell>
          <table:table-cell office:value-type="float" office:value="-0.00457436965070546" calcext:value-type="float">
            <text:p>-0.00457436965070546</text:p>
          </table:table-cell>
          <table:table-cell office:value-type="float" office:value="-0.000746009715475338" calcext:value-type="float">
            <text:p>-0.000746009715475338</text:p>
          </table:table-cell>
          <table:table-cell office:value-type="float" office:value="-0.00304765209345348" calcext:value-type="float">
            <text:p>-0.00304765209345348</text:p>
          </table:table-cell>
          <table:table-cell office:value-type="float" office:value="-0.00456280360860506" calcext:value-type="float">
            <text:p>-0.00456280360860506</text:p>
          </table:table-cell>
          <table:table-cell office:value-type="float" office:value="-0.00455123756650466" calcext:value-type="float">
            <text:p>-0.00455123756650466</text:p>
          </table:table-cell>
          <table:table-cell office:value-type="float" office:value="0.00226694425167706" calcext:value-type="float">
            <text:p>0.00226694425167706</text:p>
          </table:table-cell>
          <table:table-cell office:value-type="float" office:value="-0.00607217210270639" calcext:value-type="float">
            <text:p>-0.0060721721027063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-0.0386768447837151" calcext:value-type="float">
            <text:p>-0.0386768447837151</text:p>
          </table:table-cell>
          <table:table-cell office:value-type="float" office:value="-0.00153828359935237" calcext:value-type="float">
            <text:p>-0.00153828359935237</text:p>
          </table:table-cell>
          <table:table-cell office:value-type="float" office:value="-0.00230164237797836" calcext:value-type="float">
            <text:p>-0.00230164237797836</text:p>
          </table:table-cell>
          <table:table-cell office:value-type="float" office:value="0.00298982188295149" calcext:value-type="float">
            <text:p>0.00298982188295149</text:p>
          </table:table-cell>
          <table:table-cell office:value-type="float" office:value="-0.000780707841776529" calcext:value-type="float">
            <text:p>-0.000780707841776529</text:p>
          </table:table-cell>
          <table:table-cell office:value-type="float" office:value="-0.00533194540828141" calcext:value-type="float">
            <text:p>-0.00533194540828141</text:p>
          </table:table-cell>
          <table:table-cell office:value-type="float" office:value="-0.0000173490631506512" calcext:value-type="float">
            <text:p>-1.73490631506512E-05</text:p>
          </table:table-cell>
          <table:table-cell office:value-type="float" office:value="0.000740226694425084" calcext:value-type="float">
            <text:p>0.000740226694425084</text:p>
          </table:table-cell>
          <table:table-cell office:value-type="float" office:value="0.00452232246125384" calcext:value-type="float">
            <text:p>0.00452232246125384</text:p>
          </table:table-cell>
          <table:table-cell office:value-type="float" office:value="-0.0000115660421005082" calcext:value-type="float">
            <text:p>-1.15660421005082E-05</text:p>
          </table:table-cell>
          <table:table-cell office:value-type="float" office:value="0.00454545454545441" calcext:value-type="float">
            <text:p>0.00454545454545441</text:p>
          </table:table-cell>
          <table:table-cell office:value-type="float" office:value="-0.0030476520934537" calcext:value-type="float">
            <text:p>-0.0030476520934537</text:p>
          </table:table-cell>
          <table:table-cell office:value-type="float" office:value="-0.00229585935692811" calcext:value-type="float">
            <text:p>-0.00229585935692811</text:p>
          </table:table-cell>
          <table:table-cell office:value-type="float" office:value="-0.0000173490631506512" calcext:value-type="float">
            <text:p>-1.73490631506512E-05</text:p>
          </table:table-cell>
          <table:table-cell office:value-type="float" office:value="0.00149780245200093" calcext:value-type="float">
            <text:p>0.00149780245200093</text:p>
          </table:table-cell>
          <table:table-cell office:value-type="float" office:value="-0.00303030303030305" calcext:value-type="float">
            <text:p>-0.003030303030303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-0.0382211427249595" calcext:value-type="float">
            <text:p>-0.0382211427249595</text:p>
          </table:table-cell>
          <table:table-cell office:value-type="float" office:value="-0.00349641452694882" calcext:value-type="float">
            <text:p>-0.00349641452694882</text:p>
          </table:table-cell>
          <table:table-cell office:value-type="float" office:value="-0.00107679851954656" calcext:value-type="float">
            <text:p>-0.00107679851954656</text:p>
          </table:table-cell>
          <table:table-cell office:value-type="float" office:value="0.000424473745084475" calcext:value-type="float">
            <text:p>0.000424473745084475</text:p>
          </table:table-cell>
          <table:table-cell office:value-type="float" office:value="-0.000626879481841147" calcext:value-type="float">
            <text:p>-0.000626879481841147</text:p>
          </table:table-cell>
          <table:table-cell office:value-type="float" office:value="-0.00183321767291222" calcext:value-type="float">
            <text:p>-0.00183321767291222</text:p>
          </table:table-cell>
          <table:table-cell office:value-type="float" office:value="0.0013543835299562" calcext:value-type="float">
            <text:p>0.0013543835299562</text:p>
          </table:table-cell>
          <table:table-cell office:value-type="float" office:value="-0.00228198010640757" calcext:value-type="float">
            <text:p>-0.00228198010640757</text:p>
          </table:table-cell>
          <table:table-cell office:value-type="float" office:value="-0.00290076335877854" calcext:value-type="float">
            <text:p>-0.00290076335877854</text:p>
          </table:table-cell>
          <table:table-cell office:value-type="float" office:value="-0.00032037936618079" calcext:value-type="float">
            <text:p>-0.00032037936618079</text:p>
          </table:table-cell>
          <table:table-cell office:value-type="float" office:value="0.000298403886190179" calcext:value-type="float">
            <text:p>0.000298403886190179</text:p>
          </table:table-cell>
          <table:table-cell office:value-type="float" office:value="0.00210270645385158" calcext:value-type="float">
            <text:p>0.00210270645385158</text:p>
          </table:table-cell>
          <table:table-cell office:value-type="float" office:value="-0.00759773305574818" calcext:value-type="float">
            <text:p>-0.00759773305574818</text:p>
          </table:table-cell>
          <table:table-cell office:value-type="float" office:value="0.00135322692574613" calcext:value-type="float">
            <text:p>0.00135322692574613</text:p>
          </table:table-cell>
          <table:table-cell office:value-type="float" office:value="0.00453504510756431" calcext:value-type="float">
            <text:p>0.00453504510756431</text:p>
          </table:table-cell>
          <table:table-cell office:value-type="float" office:value="-0.00213162155910229" calcext:value-type="float">
            <text:p>-0.0021316215591022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0.00443196004993751" calcext:value-type="float">
            <text:p>0.00443196004993751</text:p>
          </table:table-cell>
          <table:table-cell office:value-type="float" office:value="0.00233458177278401" calcext:value-type="float">
            <text:p>0.00233458177278401</text:p>
          </table:table-cell>
          <table:table-cell office:value-type="float" office:value="0.00563046192259675" calcext:value-type="float">
            <text:p>0.00563046192259675</text:p>
          </table:table-cell>
          <table:table-cell office:value-type="float" office:value="-0.00560549313358305" calcext:value-type="float">
            <text:p>-0.00560549313358305</text:p>
          </table:table-cell>
          <table:table-cell office:value-type="float" office:value="0.0235205992509363" calcext:value-type="float">
            <text:p>0.0235205992509363</text:p>
          </table:table-cell>
          <table:table-cell office:value-type="float" office:value="0.00797752808988761" calcext:value-type="float">
            <text:p>0.00797752808988761</text:p>
          </table:table-cell>
          <table:table-cell office:value-type="float" office:value="0.00786516853932584" calcext:value-type="float">
            <text:p>0.00786516853932584</text:p>
          </table:table-cell>
          <table:table-cell office:value-type="float" office:value="0.00340823970037452" calcext:value-type="float">
            <text:p>0.00340823970037452</text:p>
          </table:table-cell>
          <table:table-cell office:value-type="float" office:value="-0.00445692883895132" calcext:value-type="float">
            <text:p>-0.00445692883895132</text:p>
          </table:table-cell>
          <table:table-cell office:value-type="float" office:value="0.0157677902621723" calcext:value-type="float">
            <text:p>0.0157677902621723</text:p>
          </table:table-cell>
          <table:table-cell office:value-type="float" office:value="0.00681647940074903" calcext:value-type="float">
            <text:p>0.00681647940074903</text:p>
          </table:table-cell>
          <table:table-cell office:value-type="float" office:value="0.0045942571785268" calcext:value-type="float">
            <text:p>0.0045942571785268</text:p>
          </table:table-cell>
          <table:table-cell office:value-type="float" office:value="-0.00900124843945071" calcext:value-type="float">
            <text:p>-0.00900124843945071</text:p>
          </table:table-cell>
          <table:table-cell office:value-type="float" office:value="-0.00898876404494386" calcext:value-type="float">
            <text:p>-0.00898876404494386</text:p>
          </table:table-cell>
          <table:table-cell office:value-type="float" office:value="0.0122846441947565" calcext:value-type="float">
            <text:p>0.0122846441947565</text:p>
          </table:table-cell>
          <table:table-cell office:value-type="float" office:value="0.00679151061173533" calcext:value-type="float">
            <text:p>0.006791510611735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-0.0112858926342072" calcext:value-type="float">
            <text:p>-0.0112858926342072</text:p>
          </table:table-cell>
          <table:table-cell office:value-type="float" office:value="-0.0190262172284644" calcext:value-type="float">
            <text:p>-0.0190262172284644</text:p>
          </table:table-cell>
          <table:table-cell office:value-type="float" office:value="0.0146067415730338" calcext:value-type="float">
            <text:p>0.0146067415730338</text:p>
          </table:table-cell>
          <table:table-cell office:value-type="float" office:value="-0.00674157303370793" calcext:value-type="float">
            <text:p>-0.00674157303370793</text:p>
          </table:table-cell>
          <table:table-cell office:value-type="float" office:value="0.0111860174781523" calcext:value-type="float">
            <text:p>0.0111860174781523</text:p>
          </table:table-cell>
          <table:table-cell office:value-type="float" office:value="0.00223470661672909" calcext:value-type="float">
            <text:p>0.00223470661672909</text:p>
          </table:table-cell>
          <table:table-cell office:value-type="float" office:value="0.00220973782771539" calcext:value-type="float">
            <text:p>0.00220973782771539</text:p>
          </table:table-cell>
          <table:table-cell office:value-type="float" office:value="0.00676654182272163" calcext:value-type="float">
            <text:p>0.00676654182272163</text:p>
          </table:table-cell>
          <table:table-cell office:value-type="float" office:value="-0.0101373283395755" calcext:value-type="float">
            <text:p>-0.0101373283395755</text:p>
          </table:table-cell>
          <table:table-cell office:value-type="float" office:value="0.00896379525593005" calcext:value-type="float">
            <text:p>0.00896379525593005</text:p>
          </table:table-cell>
          <table:table-cell office:value-type="float" office:value="-0.00674157303370793" calcext:value-type="float">
            <text:p>-0.00674157303370793</text:p>
          </table:table-cell>
          <table:table-cell office:value-type="float" office:value="-0.0000124843945068509" calcext:value-type="float">
            <text:p>-1.24843945068509E-05</text:p>
          </table:table-cell>
          <table:table-cell office:value-type="float" office:value="0.00560549313358294" calcext:value-type="float">
            <text:p>0.00560549313358294</text:p>
          </table:table-cell>
          <table:table-cell office:value-type="float" office:value="0.00676654182272163" calcext:value-type="float">
            <text:p>0.00676654182272163</text:p>
          </table:table-cell>
          <table:table-cell office:value-type="float" office:value="0.00781523096129844" calcext:value-type="float">
            <text:p>0.00781523096129844</text:p>
          </table:table-cell>
          <table:table-cell office:value-type="float" office:value="0.0101248439450686" calcext:value-type="float">
            <text:p>0.010124843945068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-0.00116104868913847" calcext:value-type="float">
            <text:p>-0.00116104868913847</text:p>
          </table:table-cell>
          <table:table-cell office:value-type="float" office:value="-0.0168039950062422" calcext:value-type="float">
            <text:p>-0.0168039950062422</text:p>
          </table:table-cell>
          <table:table-cell office:value-type="float" office:value="0.0145692883895131" calcext:value-type="float">
            <text:p>0.0145692883895131</text:p>
          </table:table-cell>
          <table:table-cell office:value-type="float" office:value="0.0112359550561799" calcext:value-type="float">
            <text:p>0.0112359550561799</text:p>
          </table:table-cell>
          <table:table-cell office:value-type="float" office:value="0.00558052434456935" calcext:value-type="float">
            <text:p>0.00558052434456935</text:p>
          </table:table-cell>
          <table:table-cell office:value-type="float" office:value="-0.00228464419475649" calcext:value-type="float">
            <text:p>-0.00228464419475649</text:p>
          </table:table-cell>
          <table:table-cell office:value-type="float" office:value="0.00667915106117356" calcext:value-type="float">
            <text:p>0.00667915106117356</text:p>
          </table:table-cell>
          <table:table-cell office:value-type="float" office:value="0.00111111111111117" calcext:value-type="float">
            <text:p>0.00111111111111117</text:p>
          </table:table-cell>
          <table:table-cell office:value-type="float" office:value="-0.00112359550561791" calcext:value-type="float">
            <text:p>-0.00112359550561791</text:p>
          </table:table-cell>
          <table:table-cell office:value-type="float" office:value="0.0156928838951311" calcext:value-type="float">
            <text:p>0.0156928838951311</text:p>
          </table:table-cell>
          <table:table-cell office:value-type="float" office:value="0.0022097378277155" calcext:value-type="float">
            <text:p>0.0022097378277155</text:p>
          </table:table-cell>
          <table:table-cell office:value-type="float" office:value="0.00896379525593016" calcext:value-type="float">
            <text:p>0.00896379525593016</text:p>
          </table:table-cell>
          <table:table-cell office:value-type="float" office:value="-0.00223470661672898" calcext:value-type="float">
            <text:p>-0.00223470661672898</text:p>
          </table:table-cell>
          <table:table-cell office:value-type="float" office:value="0.00448189762796503" calcext:value-type="float">
            <text:p>0.00448189762796503</text:p>
          </table:table-cell>
          <table:table-cell office:value-type="float" office:value="0.010099875156055" calcext:value-type="float">
            <text:p>0.010099875156055</text:p>
          </table:table-cell>
          <table:table-cell office:value-type="float" office:value="0.00893882646691635" calcext:value-type="float">
            <text:p>0.0089388264669163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-0.0112359550561798" calcext:value-type="float">
            <text:p>-0.0112359550561798</text:p>
          </table:table-cell>
          <table:table-cell office:value-type="float" office:value="-0.022347066167291" calcext:value-type="float">
            <text:p>-0.022347066167291</text:p>
          </table:table-cell>
          <table:table-cell office:value-type="float" office:value="0.0101997503121098" calcext:value-type="float">
            <text:p>0.0101997503121098</text:p>
          </table:table-cell>
          <table:table-cell office:value-type="float" office:value="0.0101747815230961" calcext:value-type="float">
            <text:p>0.0101747815230961</text:p>
          </table:table-cell>
          <table:table-cell office:value-type="float" office:value="0.00114856429463173" calcext:value-type="float">
            <text:p>0.00114856429463173</text:p>
          </table:table-cell>
          <table:table-cell office:value-type="float" office:value="0.0000124843945068509" calcext:value-type="float">
            <text:p>1.24843945068509E-05</text:p>
          </table:table-cell>
          <table:table-cell office:value-type="float" office:value="0.00223470661672909" calcext:value-type="float">
            <text:p>0.00223470661672909</text:p>
          </table:table-cell>
          <table:table-cell office:value-type="float" office:value="0.00114856429463173" calcext:value-type="float">
            <text:p>0.00114856429463173</text:p>
          </table:table-cell>
          <table:table-cell office:value-type="float" office:value="-0.00441947565543077" calcext:value-type="float">
            <text:p>-0.00441947565543077</text:p>
          </table:table-cell>
          <table:table-cell office:value-type="float" office:value="0.00563046192259675" calcext:value-type="float">
            <text:p>0.00563046192259675</text:p>
          </table:table-cell>
          <table:table-cell office:value-type="float" office:value="-0.0100624219725343" calcext:value-type="float">
            <text:p>-0.0100624219725343</text:p>
          </table:table-cell>
          <table:table-cell office:value-type="float" office:value="0.00112359550561802" calcext:value-type="float">
            <text:p>0.00112359550561802</text:p>
          </table:table-cell>
          <table:table-cell office:value-type="float" office:value="0.00228464419475649" calcext:value-type="float">
            <text:p>0.00228464419475649</text:p>
          </table:table-cell>
          <table:table-cell office:value-type="float" office:value="0.0000249687890137018" calcext:value-type="float">
            <text:p>2.49687890137018E-05</text:p>
          </table:table-cell>
          <table:table-cell office:value-type="float" office:value="0.00338327091136081" calcext:value-type="float">
            <text:p>0.00338327091136081</text:p>
          </table:table-cell>
          <table:table-cell office:value-type="float" office:value="0.0101123595505618" calcext:value-type="float">
            <text:p>0.01011235955056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-0.0123470661672909" calcext:value-type="float">
            <text:p>-0.0123470661672909</text:p>
          </table:table-cell>
          <table:table-cell office:value-type="float" office:value="-0.026816479400749" calcext:value-type="float">
            <text:p>-0.026816479400749</text:p>
          </table:table-cell>
          <table:table-cell office:value-type="float" office:value="0.0023096129837703" calcext:value-type="float">
            <text:p>0.0023096129837703</text:p>
          </table:table-cell>
          <table:table-cell office:value-type="float" office:value="-0.00106117353308355" calcext:value-type="float">
            <text:p>-0.00106117353308355</text:p>
          </table:table-cell>
          <table:table-cell office:value-type="float" office:value="0.00448189762796503" calcext:value-type="float">
            <text:p>0.00448189762796503</text:p>
          </table:table-cell>
          <table:table-cell office:value-type="float" office:value="-0.00785268414481888" calcext:value-type="float">
            <text:p>-0.00785268414481888</text:p>
          </table:table-cell>
          <table:table-cell office:value-type="float" office:value="-0.00449438202247188" calcext:value-type="float">
            <text:p>-0.00449438202247188</text:p>
          </table:table-cell>
          <table:table-cell office:value-type="float" office:value="-0.00670411985018715" calcext:value-type="float">
            <text:p>-0.00670411985018715</text:p>
          </table:table-cell>
          <table:table-cell office:value-type="float" office:value="-0.00556803995006239" calcext:value-type="float">
            <text:p>-0.00556803995006239</text:p>
          </table:table-cell>
          <table:table-cell office:value-type="float" office:value="0.0000124843945069619" calcext:value-type="float">
            <text:p>1.24843945069619E-05</text:p>
          </table:table-cell>
          <table:table-cell office:value-type="float" office:value="-0.00446941323345806" calcext:value-type="float">
            <text:p>-0.00446941323345806</text:p>
          </table:table-cell>
          <table:table-cell office:value-type="float" office:value="-0.00448189762796503" calcext:value-type="float">
            <text:p>-0.00448189762796503</text:p>
          </table:table-cell>
          <table:table-cell office:value-type="float" office:value="-0.00779026217228462" calcext:value-type="float">
            <text:p>-0.00779026217228462</text:p>
          </table:table-cell>
          <table:table-cell office:value-type="float" office:value="-0.003358302122347" calcext:value-type="float">
            <text:p>-0.003358302122347</text:p>
          </table:table-cell>
          <table:table-cell office:value-type="float" office:value="0.00451935081148569" calcext:value-type="float">
            <text:p>0.00451935081148569</text:p>
          </table:table-cell>
          <table:table-cell office:value-type="float" office:value="-0.00224719101123583" calcext:value-type="float">
            <text:p>-0.002247191011235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office:value-type="float" office:value="-0.00631960049937586" calcext:value-type="float">
            <text:p>-0.00631960049937586</text:p>
          </table:table-cell>
          <table:table-cell office:value-type="float" office:value="-0.0165318352059926" calcext:value-type="float">
            <text:p>-0.0165318352059926</text:p>
          </table:table-cell>
          <table:table-cell office:value-type="float" office:value="0.00946317103620464" calcext:value-type="float">
            <text:p>0.00946317103620464</text:p>
          </table:table-cell>
          <table:table-cell office:value-type="float" office:value="0.00160049937578022" calcext:value-type="float">
            <text:p>0.00160049937578022</text:p>
          </table:table-cell>
          <table:table-cell office:value-type="float" office:value="0.00918352059925087" calcext:value-type="float">
            <text:p>0.00918352059925087</text:p>
          </table:table-cell>
          <table:table-cell office:value-type="float" office:value="0.0000174781523095691" calcext:value-type="float">
            <text:p>1.74781523095691E-05</text:p>
          </table:table-cell>
          <table:table-cell office:value-type="float" office:value="0.00289887640449438" calcext:value-type="float">
            <text:p>0.00289887640449438</text:p>
          </table:table-cell>
          <table:table-cell office:value-type="float" office:value="0.00114606741573031" calcext:value-type="float">
            <text:p>0.00114606741573031</text:p>
          </table:table-cell>
          <table:table-cell office:value-type="float" office:value="-0.00514107365792771" calcext:value-type="float">
            <text:p>-0.00514107365792771</text:p>
          </table:table-cell>
          <table:table-cell office:value-type="float" office:value="0.0092134831460674" calcext:value-type="float">
            <text:p>0.0092134831460674</text:p>
          </table:table-cell>
          <table:table-cell office:value-type="float" office:value="-0.00244943820224719" calcext:value-type="float">
            <text:p>-0.00244943820224719</text:p>
          </table:table-cell>
          <table:table-cell office:value-type="float" office:value="0.00203745318352055" calcext:value-type="float">
            <text:p>0.00203745318352055</text:p>
          </table:table-cell>
          <table:table-cell office:value-type="float" office:value="-0.00222721598002507" calcext:value-type="float">
            <text:p>-0.00222721598002507</text:p>
          </table:table-cell>
          <table:table-cell office:value-type="float" office:value="-0.000214731585518102" calcext:value-type="float">
            <text:p>-0.000214731585518102</text:p>
          </table:table-cell>
          <table:table-cell office:value-type="float" office:value="0.00762047440699121" calcext:value-type="float">
            <text:p>0.00762047440699121</text:p>
          </table:table-cell>
          <table:table-cell office:value-type="float" office:value="0.00674406991260912" calcext:value-type="float">
            <text:p>0.006744069912609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0429951690821251" calcext:value-type="float">
            <text:p>-0.00429951690821251</text:p>
          </table:table-cell>
          <table:table-cell office:value-type="float" office:value="-0.0441545893719807" calcext:value-type="float">
            <text:p>-0.0441545893719807</text:p>
          </table:table-cell>
          <table:table-cell office:value-type="float" office:value="-0.00227053140096611" calcext:value-type="float">
            <text:p>-0.00227053140096611</text:p>
          </table:table-cell>
          <table:table-cell office:value-type="float" office:value="-0.00642512077294677" calcext:value-type="float">
            <text:p>-0.00642512077294677</text:p>
          </table:table-cell>
          <table:table-cell office:value-type="float" office:value="-0.0178743961352656" calcext:value-type="float">
            <text:p>-0.0178743961352656</text:p>
          </table:table-cell>
          <table:table-cell office:value-type="float" office:value="-0.0130917874396134" calcext:value-type="float">
            <text:p>-0.0130917874396134</text:p>
          </table:table-cell>
          <table:table-cell office:value-type="float" office:value="-0.0111111111111111" calcext:value-type="float">
            <text:p>-0.0111111111111111</text:p>
          </table:table-cell>
          <table:table-cell office:value-type="float" office:value="-0.00859903381642502" calcext:value-type="float">
            <text:p>-0.00859903381642502</text:p>
          </table:table-cell>
          <table:table-cell office:value-type="float" office:value="-0.00657004830917862" calcext:value-type="float">
            <text:p>-0.00657004830917862</text:p>
          </table:table-cell>
          <table:table-cell office:value-type="float" office:value="-0.00661835748792272" calcext:value-type="float">
            <text:p>-0.00661835748792272</text:p>
          </table:table-cell>
          <table:table-cell office:value-type="float" office:value="-0.00869565217391299" calcext:value-type="float">
            <text:p>-0.00869565217391299</text:p>
          </table:table-cell>
          <table:table-cell office:value-type="float" office:value="-0.00657004830917862" calcext:value-type="float">
            <text:p>-0.00657004830917862</text:p>
          </table:table-cell>
          <table:table-cell office:value-type="float" office:value="-0.00874396135265698" calcext:value-type="float">
            <text:p>-0.00874396135265698</text:p>
          </table:table-cell>
          <table:table-cell office:value-type="float" office:value="-0.0019806763285023" calcext:value-type="float">
            <text:p>-0.0019806763285023</text:p>
          </table:table-cell>
          <table:table-cell office:value-type="float" office:value="-0.00434782608695639" calcext:value-type="float">
            <text:p>-0.00434782608695639</text:p>
          </table:table-cell>
          <table:table-cell office:value-type="float" office:value="0.00671497584541081" calcext:value-type="float">
            <text:p>0.0067149758454108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-0.0130917874396134" calcext:value-type="float">
            <text:p>-0.0130917874396134</text:p>
          </table:table-cell>
          <table:table-cell office:value-type="float" office:value="0.00666666666666671" calcext:value-type="float">
            <text:p>0.00666666666666671</text:p>
          </table:table-cell>
          <table:table-cell office:value-type="float" office:value="-0.0110144927536231" calcext:value-type="float">
            <text:p>-0.0110144927536231</text:p>
          </table:table-cell>
          <table:table-cell office:value-type="float" office:value="0.00879227053140108" calcext:value-type="float">
            <text:p>0.00879227053140108</text:p>
          </table:table-cell>
          <table:table-cell office:value-type="float" office:value="0.0110628019323672" calcext:value-type="float">
            <text:p>0.0110628019323672</text:p>
          </table:table-cell>
          <table:table-cell office:value-type="float" office:value="0.0111594202898552" calcext:value-type="float">
            <text:p>0.0111594202898552</text:p>
          </table:table-cell>
          <table:table-cell office:value-type="float" office:value="0.0155555555555558" calcext:value-type="float">
            <text:p>0.0155555555555558</text:p>
          </table:table-cell>
          <table:table-cell office:value-type="float" office:value="0.0043961352657006" calcext:value-type="float">
            <text:p>0.0043961352657006</text:p>
          </table:table-cell>
          <table:table-cell office:value-type="float" office:value="-0.0000483091787438772" calcext:value-type="float">
            <text:p>-4.83091787438772E-05</text:p>
          </table:table-cell>
          <table:table-cell office:value-type="float" office:value="0.0133333333333333" calcext:value-type="float">
            <text:p>0.0133333333333333</text:p>
          </table:table-cell>
          <table:table-cell office:value-type="float" office:value="0.011207729468599" calcext:value-type="float">
            <text:p>0.011207729468599</text:p>
          </table:table-cell>
          <table:table-cell office:value-type="float" office:value="0.0242995169082127" calcext:value-type="float">
            <text:p>0.0242995169082127</text:p>
          </table:table-cell>
          <table:table-cell office:value-type="float" office:value="0.00884057971014496" calcext:value-type="float">
            <text:p>0.00884057971014496</text:p>
          </table:table-cell>
          <table:table-cell office:value-type="float" office:value="0.00449275362318857" calcext:value-type="float">
            <text:p>0.00449275362318857</text:p>
          </table:table-cell>
          <table:table-cell office:value-type="float" office:value="0.0199033816425122" calcext:value-type="float">
            <text:p>0.019903381642512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154106280193237" calcext:value-type="float">
            <text:p>-0.0154106280193237</text:p>
          </table:table-cell>
          <table:table-cell office:value-type="float" office:value="-0.0153623188405798" calcext:value-type="float">
            <text:p>-0.0153623188405798</text:p>
          </table:table-cell>
          <table:table-cell office:value-type="float" office:value="-0.0109661835748792" calcext:value-type="float">
            <text:p>-0.0109661835748792</text:p>
          </table:table-cell>
          <table:table-cell office:value-type="float" office:value="-0.00652173913043486" calcext:value-type="float">
            <text:p>-0.00652173913043486</text:p>
          </table:table-cell>
          <table:table-cell office:value-type="float" office:value="-0.0000966183574879764" calcext:value-type="float">
            <text:p>-9.66183574879764E-05</text:p>
          </table:table-cell>
          <table:table-cell office:value-type="float" office:value="-0.00647342995169087" calcext:value-type="float">
            <text:p>-0.00647342995169087</text:p>
          </table:table-cell>
          <table:table-cell office:value-type="float" office:value="0.0023188405797101" calcext:value-type="float">
            <text:p>0.0023188405797101</text:p>
          </table:table-cell>
          <table:table-cell office:value-type="float" office:value="0.00449275362318824" calcext:value-type="float">
            <text:p>0.00449275362318824</text:p>
          </table:table-cell>
          <table:table-cell office:value-type="float" office:value="-0.0110144927536233" calcext:value-type="float">
            <text:p>-0.0110144927536233</text:p>
          </table:table-cell>
          <table:table-cell office:value-type="float" office:value="-0.0043961352657006" calcext:value-type="float">
            <text:p>-0.0043961352657006</text:p>
          </table:table-cell>
          <table:table-cell office:value-type="float" office:value="-0.00661835748792283" calcext:value-type="float">
            <text:p>-0.00661835748792283</text:p>
          </table:table-cell>
          <table:table-cell office:value-type="float" office:value="0.00898550724637681" calcext:value-type="float">
            <text:p>0.00898550724637681</text:p>
          </table:table-cell>
          <table:table-cell office:value-type="float" office:value="0.00444444444444436" calcext:value-type="float">
            <text:p>0.00444444444444436</text:p>
          </table:table-cell>
          <table:table-cell office:value-type="float" office:value="-0.00434782608695672" calcext:value-type="float">
            <text:p>-0.00434782608695672</text:p>
          </table:table-cell>
          <table:table-cell office:value-type="float" office:value="0.00454106280193234" calcext:value-type="float">
            <text:p>0.00454106280193234</text:p>
          </table:table-cell>
          <table:table-cell office:value-type="float" office:value="0.00888888888888883" calcext:value-type="float">
            <text:p>0.0088888888888888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131400966183575" calcext:value-type="float">
            <text:p>-0.0131400966183575</text:p>
          </table:table-cell>
          <table:table-cell office:value-type="float" office:value="-0.0154106280193236" calcext:value-type="float">
            <text:p>-0.0154106280193236</text:p>
          </table:table-cell>
          <table:table-cell office:value-type="float" office:value="-0.0109661835748791" calcext:value-type="float">
            <text:p>-0.0109661835748791</text:p>
          </table:table-cell>
          <table:table-cell office:value-type="float" office:value="-0.00874396135265698" calcext:value-type="float">
            <text:p>-0.00874396135265698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0652173913043475" calcext:value-type="float">
            <text:p>-0.00652173913043475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-0.0132367149758454" calcext:value-type="float">
            <text:p>-0.0132367149758454</text:p>
          </table:table-cell>
          <table:table-cell office:value-type="float" office:value="-0.00884057971014496" calcext:value-type="float">
            <text:p>-0.00884057971014496</text:p>
          </table:table-cell>
          <table:table-cell office:value-type="float" office:value="-0.00217391304347825" calcext:value-type="float">
            <text:p>-0.00217391304347825</text:p>
          </table:table-cell>
          <table:table-cell office:value-type="float" office:value="0.00236714975845409" calcext:value-type="float">
            <text:p>0.00236714975845409</text:p>
          </table:table-cell>
          <table:table-cell office:value-type="float" office:value="0.00444444444444447" calcext:value-type="float">
            <text:p>0.00444444444444447</text:p>
          </table:table-cell>
          <table:table-cell office:value-type="float" office:value="0.00231884057971021" calcext:value-type="float">
            <text:p>0.00231884057971021</text:p>
          </table:table-cell>
          <table:table-cell table:number-columns-repeated="2" office:value-type="float" office:value="0.00449275362318835" calcext:value-type="float">
            <text:p>0.0044927536231883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197584541062803" calcext:value-type="float">
            <text:p>-0.0197584541062803</text:p>
          </table:table-cell>
          <table:table-cell office:value-type="float" office:value="-0.0220289855072464" calcext:value-type="float">
            <text:p>-0.0220289855072464</text:p>
          </table:table-cell>
          <table:table-cell office:value-type="float" office:value="-0.00439613526570049" calcext:value-type="float">
            <text:p>-0.00439613526570049</text:p>
          </table:table-cell>
          <table:table-cell office:value-type="float" office:value="-0.0109178743961353" calcext:value-type="float">
            <text:p>-0.0109178743961353</text:p>
          </table:table-cell>
          <table:table-cell office:value-type="float" office:value="-0.00434782608695661" calcext:value-type="float">
            <text:p>-0.00434782608695661</text:p>
          </table:table-cell>
          <table:table-cell office:value-type="float" office:value="-0.0109178743961353" calcext:value-type="float">
            <text:p>-0.0109178743961353</text:p>
          </table:table-cell>
          <table:table-cell office:value-type="float" office:value="-0.00207729468599038" calcext:value-type="float">
            <text:p>-0.00207729468599038</text:p>
          </table:table-cell>
          <table:table-cell office:value-type="float" office:value="-0.00657004830917884" calcext:value-type="float">
            <text:p>-0.00657004830917884</text:p>
          </table:table-cell>
          <table:table-cell office:value-type="float" office:value="-0.00879227053140108" calcext:value-type="float">
            <text:p>-0.00879227053140108</text:p>
          </table:table-cell>
          <table:table-cell office:value-type="float" office:value="-0.0110144927536233" calcext:value-type="float">
            <text:p>-0.0110144927536233</text:p>
          </table:table-cell>
          <table:table-cell office:value-type="float" office:value="0.00227053140096611" calcext:value-type="float">
            <text:p>0.00227053140096611</text:p>
          </table:table-cell>
          <table:table-cell office:value-type="float" office:value="0" calcext:value-type="float">
            <text:p>0</text:p>
          </table:table-cell>
          <table:table-cell office:value-type="float" office:value="0.00222222222222224" calcext:value-type="float">
            <text:p>0.00222222222222224</text:p>
          </table:table-cell>
          <table:table-cell office:value-type="float" office:value="0.00236714975845409" calcext:value-type="float">
            <text:p>0.00236714975845409</text:p>
          </table:table-cell>
          <table:table-cell office:value-type="float" office:value="-0.00212560386473437" calcext:value-type="float">
            <text:p>-0.00212560386473437</text:p>
          </table:table-cell>
          <table:table-cell office:value-type="float" office:value="0.00458937198067633" calcext:value-type="float">
            <text:p>0.0045893719806763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-0.00918840579710156" calcext:value-type="float">
            <text:p>-0.00918840579710156</text:p>
          </table:table-cell>
          <table:table-cell office:value-type="float" office:value="-0.0220096618357488" calcext:value-type="float">
            <text:p>-0.0220096618357488</text:p>
          </table:table-cell>
          <table:table-cell office:value-type="float" office:value="-0.00438647342995191" calcext:value-type="float">
            <text:p>-0.00438647342995191</text:p>
          </table:table-cell>
          <table:table-cell office:value-type="float" office:value="-0.00872463768115961" calcext:value-type="float">
            <text:p>-0.00872463768115961</text:p>
          </table:table-cell>
          <table:table-cell office:value-type="float" office:value="-0.00226086956521743" calcext:value-type="float">
            <text:p>-0.00226086956521743</text:p>
          </table:table-cell>
          <table:table-cell office:value-type="float" office:value="-0.00518840579710167" calcext:value-type="float">
            <text:p>-0.00518840579710167</text:p>
          </table:table-cell>
          <table:table-cell office:value-type="float" office:value="-0.000821256038647356" calcext:value-type="float">
            <text:p>-0.000821256038647356</text:p>
          </table:table-cell>
          <table:table-cell office:value-type="float" office:value="0.00142028985507237" calcext:value-type="float">
            <text:p>0.00142028985507237</text:p>
          </table:table-cell>
          <table:table-cell office:value-type="float" office:value="-0.00704347826086971" calcext:value-type="float">
            <text:p>-0.00704347826086971</text:p>
          </table:table-cell>
          <table:table-cell office:value-type="float" office:value="-0.00618357487922716" calcext:value-type="float">
            <text:p>-0.00618357487922716</text:p>
          </table:table-cell>
          <table:table-cell office:value-type="float" office:value="-0.000376811594203108" calcext:value-type="float">
            <text:p>-0.000376811594203108</text:p>
          </table:table-cell>
          <table:table-cell office:value-type="float" office:value="0.00319806763285013" calcext:value-type="float">
            <text:p>0.00319806763285013</text:p>
          </table:table-cell>
          <table:table-cell office:value-type="float" office:value="0.00533333333333319" calcext:value-type="float">
            <text:p>0.00533333333333319</text:p>
          </table:table-cell>
          <table:table-cell office:value-type="float" office:value="0.00143961352656985" calcext:value-type="float">
            <text:p>0.00143961352656985</text:p>
          </table:table-cell>
          <table:table-cell office:value-type="float" office:value="0.00141062801932357" calcext:value-type="float">
            <text:p>0.00141062801932357</text:p>
          </table:table-cell>
          <table:table-cell office:value-type="float" office:value="0.00891787439613512" calcext:value-type="float">
            <text:p>0.008917874396135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13888888888889" calcext:value-type="float">
            <text:p>-0.013888888888889</text:p>
          </table:table-cell>
          <table:table-cell office:value-type="float" office:value="0.0192942942942943" calcext:value-type="float">
            <text:p>0.0192942942942943</text:p>
          </table:table-cell>
          <table:table-cell office:value-type="float" office:value="-0.0463213213213213" calcext:value-type="float">
            <text:p>-0.0463213213213213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325075075075075" calcext:value-type="float">
            <text:p>-0.0325075075075075</text:p>
          </table:table-cell>
          <table:table-cell office:value-type="float" office:value="0.0111111111111111" calcext:value-type="float">
            <text:p>0.0111111111111111</text:p>
          </table:table-cell>
          <table:table-cell office:value-type="float" office:value="-0.0220720720720721" calcext:value-type="float">
            <text:p>-0.0220720720720721</text:p>
          </table:table-cell>
          <table:table-cell office:value-type="float" office:value="-0.00788288288288297" calcext:value-type="float">
            <text:p>-0.00788288288288297</text:p>
          </table:table-cell>
          <table:table-cell office:value-type="float" office:value="0.00533033033033026" calcext:value-type="float">
            <text:p>0.00533033033033026</text:p>
          </table:table-cell>
          <table:table-cell office:value-type="float" office:value="0.0217717717717718" calcext:value-type="float">
            <text:p>0.0217717717717718</text:p>
          </table:table-cell>
          <table:table-cell office:value-type="float" office:value="-0.0105855855855856" calcext:value-type="float">
            <text:p>-0.0105855855855856</text:p>
          </table:table-cell>
          <table:table-cell office:value-type="float" office:value="0.00578078078078081" calcext:value-type="float">
            <text:p>0.00578078078078081</text:p>
          </table:table-cell>
          <table:table-cell office:value-type="float" office:value="-0.0575825825825825" calcext:value-type="float">
            <text:p>-0.0575825825825825</text:p>
          </table:table-cell>
          <table:table-cell office:value-type="float" office:value="0.0083333333333333" calcext:value-type="float">
            <text:p>0.0083333333333333</text:p>
          </table:table-cell>
          <table:table-cell office:value-type="float" office:value="0.00563063063063063" calcext:value-type="float">
            <text:p>0.0056306306306306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-0.0138138138138139" calcext:value-type="float">
            <text:p>-0.0138138138138139</text:p>
          </table:table-cell>
          <table:table-cell office:value-type="float" office:value="-0.00240240240240241" calcext:value-type="float">
            <text:p>-0.00240240240240241</text:p>
          </table:table-cell>
          <table:table-cell office:value-type="float" office:value="-0.0163663663663665" calcext:value-type="float">
            <text:p>-0.0163663663663665</text:p>
          </table:table-cell>
          <table:table-cell office:value-type="float" office:value="-0.0243993993993995" calcext:value-type="float">
            <text:p>-0.0243993993993995</text:p>
          </table:table-cell>
          <table:table-cell office:value-type="float" office:value="-0.0137387387387388" calcext:value-type="float">
            <text:p>-0.0137387387387388</text:p>
          </table:table-cell>
          <table:table-cell office:value-type="float" office:value="0.00030030030030026" calcext:value-type="float">
            <text:p>0.00030030030030026</text:p>
          </table:table-cell>
          <table:table-cell office:value-type="float" office:value="-0.00540540540540546" calcext:value-type="float">
            <text:p>-0.00540540540540546</text:p>
          </table:table-cell>
          <table:table-cell table:number-columns-repeated="2" office:value-type="float" office:value="-0.00555555555555554" calcext:value-type="float">
            <text:p>-0.00555555555555554</text:p>
          </table:table-cell>
          <table:table-cell office:value-type="float" office:value="-0.0218468468468469" calcext:value-type="float">
            <text:p>-0.0218468468468469</text:p>
          </table:table-cell>
          <table:table-cell office:value-type="float" office:value="0.0107357357357357" calcext:value-type="float">
            <text:p>0.0107357357357357</text:p>
          </table:table-cell>
          <table:table-cell office:value-type="float" office:value="-0.0107357357357357" calcext:value-type="float">
            <text:p>-0.0107357357357357</text:p>
          </table:table-cell>
          <table:table-cell office:value-type="float" office:value="0.0000750750750749818" calcext:value-type="float">
            <text:p>7.50750750749818E-05</text:p>
          </table:table-cell>
          <table:table-cell office:value-type="float" office:value="-0.021996996996997" calcext:value-type="float">
            <text:p>-0.021996996996997</text:p>
          </table:table-cell>
          <table:table-cell office:value-type="float" office:value="0.00818318318318323" calcext:value-type="float">
            <text:p>0.00818318318318323</text:p>
          </table:table-cell>
          <table:table-cell office:value-type="float" office:value="0.00240240240240241" calcext:value-type="float">
            <text:p>0.0024024024024024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-0.032957957957958" calcext:value-type="float">
            <text:p>-0.032957957957958</text:p>
          </table:table-cell>
          <table:table-cell office:value-type="float" office:value="-0.00818318318318323" calcext:value-type="float">
            <text:p>-0.00818318318318323</text:p>
          </table:table-cell>
          <table:table-cell office:value-type="float" office:value="-0.0217717717717718" calcext:value-type="float">
            <text:p>-0.0217717717717718</text:p>
          </table:table-cell>
          <table:table-cell office:value-type="float" office:value="-0.0382132132132132" calcext:value-type="float">
            <text:p>-0.0382132132132132</text:p>
          </table:table-cell>
          <table:table-cell office:value-type="float" office:value="-0.0303303303303304" calcext:value-type="float">
            <text:p>-0.0303303303303304</text:p>
          </table:table-cell>
          <table:table-cell office:value-type="float" office:value="-0.0135135135135135" calcext:value-type="float">
            <text:p>-0.0135135135135135</text:p>
          </table:table-cell>
          <table:table-cell office:value-type="float" office:value="-0.0162912912912913" calcext:value-type="float">
            <text:p>-0.0162912912912913</text:p>
          </table:table-cell>
          <table:table-cell office:value-type="float" office:value="-0.00810810810810814" calcext:value-type="float">
            <text:p>-0.00810810810810814</text:p>
          </table:table-cell>
          <table:table-cell office:value-type="float" office:value="-0.0108858858858859" calcext:value-type="float">
            <text:p>-0.0108858858858859</text:p>
          </table:table-cell>
          <table:table-cell office:value-type="float" office:value="-0.0355105105105105" calcext:value-type="float">
            <text:p>-0.0355105105105105</text:p>
          </table:table-cell>
          <table:table-cell office:value-type="float" office:value="0.00255255255255249" calcext:value-type="float">
            <text:p>0.00255255255255249</text:p>
          </table:table-cell>
          <table:table-cell office:value-type="float" office:value="0.00555555555555554" calcext:value-type="float">
            <text:p>0.00555555555555554</text:p>
          </table:table-cell>
          <table:table-cell office:value-type="float" office:value="-0.00540540540540546" calcext:value-type="float">
            <text:p>-0.00540540540540546</text:p>
          </table:table-cell>
          <table:table-cell office:value-type="float" office:value="-0.0135885885885887" calcext:value-type="float">
            <text:p>-0.0135885885885887</text:p>
          </table:table-cell>
          <table:table-cell office:value-type="float" office:value="-0.0189189189189189" calcext:value-type="float">
            <text:p>-0.018918918918918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-0.033108108108108" calcext:value-type="float">
            <text:p>-0.033108108108108</text:p>
          </table:table-cell>
          <table:table-cell office:value-type="float" office:value="-0.00563063063063052" calcext:value-type="float">
            <text:p>-0.00563063063063052</text:p>
          </table:table-cell>
          <table:table-cell office:value-type="float" office:value="-0.021996996996997" calcext:value-type="float">
            <text:p>-0.021996996996997</text:p>
          </table:table-cell>
          <table:table-cell office:value-type="float" office:value="-0.030105105105105" calcext:value-type="float">
            <text:p>-0.030105105105105</text:p>
          </table:table-cell>
          <table:table-cell office:value-type="float" office:value="-0.0138138138138137" calcext:value-type="float">
            <text:p>-0.0138138138138137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165915915915915" calcext:value-type="float">
            <text:p>-0.0165915915915915</text:p>
          </table:table-cell>
          <table:table-cell office:value-type="float" office:value="-0.00285285285285275" calcext:value-type="float">
            <text:p>-0.00285285285285275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218468468468468" calcext:value-type="float">
            <text:p>-0.0218468468468468</text:p>
          </table:table-cell>
          <table:table-cell office:value-type="float" office:value="0.00525525525525539" calcext:value-type="float">
            <text:p>0.00525525525525539</text:p>
          </table:table-cell>
          <table:table-cell office:value-type="float" office:value="-0.00818318318318312" calcext:value-type="float">
            <text:p>-0.00818318318318312</text:p>
          </table:table-cell>
          <table:table-cell office:value-type="float" office:value="-0.0138138138138137" calcext:value-type="float">
            <text:p>-0.0138138138138137</text:p>
          </table:table-cell>
          <table:table-cell office:value-type="float" office:value="-0.00555555555555554" calcext:value-type="float">
            <text:p>-0.00555555555555554</text:p>
          </table:table-cell>
          <table:table-cell office:value-type="float" office:value="-0.00818318318318312" calcext:value-type="float">
            <text:p>-0.00818318318318312</text:p>
          </table:table-cell>
          <table:table-cell office:value-type="float" office:value="0.00818318318318323" calcext:value-type="float">
            <text:p>0.008183183183183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-0.0494744744744744" calcext:value-type="float">
            <text:p>-0.0494744744744744</text:p>
          </table:table-cell>
          <table:table-cell office:value-type="float" office:value="-0.0139639639639639" calcext:value-type="float">
            <text:p>-0.0139639639639639</text:p>
          </table:table-cell>
          <table:table-cell office:value-type="float" office:value="-0.0274024024024024" calcext:value-type="float">
            <text:p>-0.0274024024024024</text:p>
          </table:table-cell>
          <table:table-cell office:value-type="float" office:value="-0.0492492492492492" calcext:value-type="float">
            <text:p>-0.0492492492492492</text:p>
          </table:table-cell>
          <table:table-cell office:value-type="float" office:value="-0.0247747747747747" calcext:value-type="float">
            <text:p>-0.0247747747747747</text:p>
          </table:table-cell>
          <table:table-cell office:value-type="float" office:value="-0.0163663663663662" calcext:value-type="float">
            <text:p>-0.0163663663663662</text:p>
          </table:table-cell>
          <table:table-cell office:value-type="float" office:value="-0.0246996996996996" calcext:value-type="float">
            <text:p>-0.0246996996996996</text:p>
          </table:table-cell>
          <table:table-cell office:value-type="float" office:value="-0.0246246246246247" calcext:value-type="float">
            <text:p>-0.0246246246246247</text:p>
          </table:table-cell>
          <table:table-cell office:value-type="float" office:value="-0.0303303303303303" calcext:value-type="float">
            <text:p>-0.0303303303303303</text:p>
          </table:table-cell>
          <table:table-cell office:value-type="float" office:value="-0.0355855855855856" calcext:value-type="float">
            <text:p>-0.0355855855855856</text:p>
          </table:table-cell>
          <table:table-cell office:value-type="float" office:value="-0.00548048048048044" calcext:value-type="float">
            <text:p>-0.00548048048048044</text:p>
          </table:table-cell>
          <table:table-cell office:value-type="float" office:value="-0.0274024024024024" calcext:value-type="float">
            <text:p>-0.0274024024024024</text:p>
          </table:table-cell>
          <table:table-cell office:value-type="float" office:value="-0.0385135135135135" calcext:value-type="float">
            <text:p>-0.0385135135135135</text:p>
          </table:table-cell>
          <table:table-cell office:value-type="float" office:value="-0.0108108108108107" calcext:value-type="float">
            <text:p>-0.0108108108108107</text:p>
          </table:table-cell>
          <table:table-cell office:value-type="float" office:value="-0.0246246246246246" calcext:value-type="float">
            <text:p>-0.0246246246246246</text:p>
          </table:table-cell>
          <table:table-cell office:value-type="float" office:value="-0.0192192192192192" calcext:value-type="float">
            <text:p>-0.019219219219219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office:value-type="float" office:value="-0.0269819819819819" calcext:value-type="float">
            <text:p>-0.0269819819819819</text:p>
          </table:table-cell>
          <table:table-cell office:value-type="float" office:value="-0.00881381381381385" calcext:value-type="float">
            <text:p>-0.00881381381381385</text:p>
          </table:table-cell>
          <table:table-cell office:value-type="float" office:value="-0.0136486486486487" calcext:value-type="float">
            <text:p>-0.0136486486486487</text:p>
          </table:table-cell>
          <table:table-cell office:value-type="float" office:value="-0.0376576576576576" calcext:value-type="float">
            <text:p>-0.0376576576576576</text:p>
          </table:table-cell>
          <table:table-cell office:value-type="float" office:value="-0.0176426426426426" calcext:value-type="float">
            <text:p>-0.0176426426426426</text:p>
          </table:table-cell>
          <table:table-cell office:value-type="float" office:value="-0.0135285285285285" calcext:value-type="float">
            <text:p>-0.0135285285285285</text:p>
          </table:table-cell>
          <table:table-cell office:value-type="float" office:value="-0.0103753753753753" calcext:value-type="float">
            <text:p>-0.0103753753753753</text:p>
          </table:table-cell>
          <table:table-cell office:value-type="float" office:value="-0.0126426426426426" calcext:value-type="float">
            <text:p>-0.0126426426426426</text:p>
          </table:table-cell>
          <table:table-cell office:value-type="float" office:value="-0.012042042042042" calcext:value-type="float">
            <text:p>-0.012042042042042</text:p>
          </table:table-cell>
          <table:table-cell office:value-type="float" office:value="-0.0218918918918918" calcext:value-type="float">
            <text:p>-0.0218918918918918</text:p>
          </table:table-cell>
          <table:table-cell office:value-type="float" office:value="0.00696696696696697" calcext:value-type="float">
            <text:p>0.00696696696696697</text:p>
          </table:table-cell>
          <table:table-cell office:value-type="float" office:value="-0.0102702702702702" calcext:value-type="float">
            <text:p>-0.0102702702702702</text:p>
          </table:table-cell>
          <table:table-cell office:value-type="float" office:value="-0.0103753753753754" calcext:value-type="float">
            <text:p>-0.0103753753753754</text:p>
          </table:table-cell>
          <table:table-cell office:value-type="float" office:value="-0.0219069069069068" calcext:value-type="float">
            <text:p>-0.0219069069069068</text:p>
          </table:table-cell>
          <table:table-cell office:value-type="float" office:value="-0.00704204204204195" calcext:value-type="float">
            <text:p>-0.00704204204204195</text:p>
          </table:table-cell>
          <table:table-cell office:value-type="float" office:value="-0.00060060060060052" calcext:value-type="float">
            <text:p>-0.000600600600600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53125991748653" calcext:value-type="float">
            <text:p>-0.0153125991748653</text:p>
          </table:table-cell>
          <table:table-cell office:value-type="float" office:value="-0.00657992171797328" calcext:value-type="float">
            <text:p>-0.00657992171797328</text:p>
          </table:table-cell>
          <table:table-cell office:value-type="float" office:value="-0.000740505659578838" calcext:value-type="float">
            <text:p>-0.000740505659578838</text:p>
          </table:table-cell>
          <table:table-cell office:value-type="float" office:value="-0.00655876441341363" calcext:value-type="float">
            <text:p>-0.00655876441341363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" calcext:value-type="float">
            <text:p>0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0" calcext:value-type="float">
            <text:p>0</text:p>
          </table:table-cell>
          <table:table-cell office:value-type="float" office:value="0.00145456468845873" calcext:value-type="float">
            <text:p>0.00145456468845873</text:p>
          </table:table-cell>
          <table:table-cell office:value-type="float" office:value="0.00218449169575796" calcext:value-type="float">
            <text:p>0.00218449169575796</text:p>
          </table:table-cell>
          <table:table-cell office:value-type="float" office:value="0.00217920236961799" calcext:value-type="float">
            <text:p>0.00217920236961799</text:p>
          </table:table-cell>
          <table:table-cell office:value-type="float" office:value="0.000735216333439204" calcext:value-type="float">
            <text:p>0.000735216333439204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145985401459836" calcext:value-type="float">
            <text:p>0.00145985401459836</text:p>
          </table:table-cell>
          <table:table-cell office:value-type="float" office:value="-0.00146514334073844" calcext:value-type="float">
            <text:p>-0.00146514334073844</text:p>
          </table:table-cell>
          <table:table-cell office:value-type="float" office:value="0.00145456468845873" calcext:value-type="float">
            <text:p>0.001454564688458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211308579286998" calcext:value-type="float">
            <text:p>-0.0211308579286998</text:p>
          </table:table-cell>
          <table:table-cell office:value-type="float" office:value="-0.00730455939913266" calcext:value-type="float">
            <text:p>-0.00730455939913266</text:p>
          </table:table-cell>
          <table:table-cell office:value-type="float" office:value="-0.00219507034803745" calcext:value-type="float">
            <text:p>-0.00219507034803745</text:p>
          </table:table-cell>
          <table:table-cell office:value-type="float" office:value="-0.0029144187030572" calcext:value-type="float">
            <text:p>-0.0029144187030572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-0.000724637681159379" calcext:value-type="float">
            <text:p>-0.000724637681159379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-0.00145456468845862" calcext:value-type="float">
            <text:p>-0.00145456468845862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291970802919694" calcext:value-type="float">
            <text:p>0.00291970802919694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0729927007299236" calcext:value-type="float">
            <text:p>-0.00072992700729923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8941076906802" calcext:value-type="float">
            <text:p>-0.018941076906802</text:p>
          </table:table-cell>
          <table:table-cell office:value-type="float" office:value="-0.00511477837723462" calcext:value-type="float">
            <text:p>-0.00511477837723462</text:p>
          </table:table-cell>
          <table:table-cell office:value-type="float" office:value="-0.00074050565957906" calcext:value-type="float">
            <text:p>-0.00074050565957906</text:p>
          </table:table-cell>
          <table:table-cell office:value-type="float" office:value="-0.0029144187030572" calcext:value-type="float">
            <text:p>-0.0029144187030572</text:p>
          </table:table-cell>
          <table:table-cell office:value-type="float" office:value="-0.00145985401459858" calcext:value-type="float">
            <text:p>-0.00145985401459858</text:p>
          </table:table-cell>
          <table:table-cell office:value-type="float" office:value="0.0000052893261399678" calcext:value-type="float">
            <text:p>5.2893261399678E-06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-0.00145456468845862" calcext:value-type="float">
            <text:p>-0.00145456468845862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000729927007299347" calcext:value-type="float">
            <text:p>0.000729927007299347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" calcext:value-type="float">
            <text:p>0</text:p>
          </table:table-cell>
          <table:table-cell office:value-type="float" office:value="0.00218978102189782" calcext:value-type="float">
            <text:p>0.0021897810218978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8205860573363" calcext:value-type="float">
            <text:p>-0.018205860573363</text:p>
          </table:table-cell>
          <table:table-cell office:value-type="float" office:value="-0.0065746323918332" calcext:value-type="float">
            <text:p>-0.0065746323918332</text:p>
          </table:table-cell>
          <table:table-cell office:value-type="float" office:value="-0.00219507034803745" calcext:value-type="float">
            <text:p>-0.00219507034803745</text:p>
          </table:table-cell>
          <table:table-cell office:value-type="float" office:value="-0.00218449169575785" calcext:value-type="float">
            <text:p>-0.00218449169575785</text:p>
          </table:table-cell>
          <table:table-cell table:number-columns-repeated="2" office:value-type="float" office:value="-0.000729927007299236" calcext:value-type="float">
            <text:p>-0.000729927007299236</text:p>
          </table:table-cell>
          <table:table-cell office:value-type="float" office:value="0.00145456468845862" calcext:value-type="float">
            <text:p>0.00145456468845862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218449169575818" calcext:value-type="float">
            <text:p>0.00218449169575818</text:p>
          </table:table-cell>
          <table:table-cell office:value-type="float" office:value="0.00145985401459858" calcext:value-type="float">
            <text:p>0.00145985401459858</text:p>
          </table:table-cell>
          <table:table-cell office:value-type="float" office:value="0" calcext:value-type="float">
            <text:p>0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" calcext:value-type="float">
            <text:p>0</text:p>
          </table:table-cell>
          <table:table-cell office:value-type="float" office:value="0.00145985401459858" calcext:value-type="float">
            <text:p>0.001459854014598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8205860573363" calcext:value-type="float">
            <text:p>-0.018205860573363</text:p>
          </table:table-cell>
          <table:table-cell office:value-type="float" office:value="-0.0065746323918332" calcext:value-type="float">
            <text:p>-0.0065746323918332</text:p>
          </table:table-cell>
          <table:table-cell office:value-type="float" office:value="-0.00219507034803745" calcext:value-type="float">
            <text:p>-0.00219507034803745</text:p>
          </table:table-cell>
          <table:table-cell office:value-type="float" office:value="-0.00145985401459858" calcext:value-type="float">
            <text:p>-0.001459854014598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0217920236961822" calcext:value-type="float">
            <text:p>0.00217920236961822</text:p>
          </table:table-cell>
          <table:table-cell office:value-type="float" office:value="-0.00145985401459858" calcext:value-type="float">
            <text:p>-0.00145985401459858</text:p>
          </table:table-cell>
          <table:table-cell office:value-type="float" office:value="0.00145985401459858" calcext:value-type="float">
            <text:p>0.00145985401459858</text:p>
          </table:table-cell>
          <table:table-cell table:number-columns-repeated="3" office:value-type="float" office:value="0.000729927007299347" calcext:value-type="float">
            <text:p>0.000729927007299347</text:p>
          </table:table-cell>
          <table:table-cell office:value-type="float" office:value="0" calcext:value-type="float">
            <text:p>0</text:p>
          </table:table-cell>
          <table:table-cell office:value-type="float" office:value="0.00218978102189782" calcext:value-type="float">
            <text:p>0.00218978102189782</text:p>
          </table:table-cell>
          <table:table-cell office:value-type="float" office:value="0.000729927007299347" calcext:value-type="float">
            <text:p>0.000729927007299347</text:p>
          </table:table-cell>
          <table:table-cell office:value-type="float" office:value="0.00145985401459858" calcext:value-type="float">
            <text:p>0.0014598540145985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office:value-type="float" office:value="-0.0183592510314187" calcext:value-type="float">
            <text:p>-0.0183592510314187</text:p>
          </table:table-cell>
          <table:table-cell office:value-type="float" office:value="-0.00642970485560135" calcext:value-type="float">
            <text:p>-0.00642970485560135</text:p>
          </table:table-cell>
          <table:table-cell office:value-type="float" office:value="-0.0016132444726541" calcext:value-type="float">
            <text:p>-0.0016132444726541</text:p>
          </table:table-cell>
          <table:table-cell office:value-type="float" office:value="-0.00320638950597696" calcext:value-type="float">
            <text:p>-0.00320638950597696</text:p>
          </table:table-cell>
          <table:table-cell office:value-type="float" office:value="-0.000729927007299236" calcext:value-type="float">
            <text:p>-0.000729927007299236</text:p>
          </table:table-cell>
          <table:table-cell office:value-type="float" office:value="-0.000289855072463707" calcext:value-type="float">
            <text:p>-0.000289855072463707</text:p>
          </table:table-cell>
          <table:table-cell office:value-type="float" office:value="0.00174653549137838" calcext:value-type="float">
            <text:p>0.00174653549137838</text:p>
          </table:table-cell>
          <table:table-cell office:value-type="float" office:value="-0.00101978207976305" calcext:value-type="float">
            <text:p>-0.00101978207976305</text:p>
          </table:table-cell>
          <table:table-cell office:value-type="float" office:value="0.00174759335660646" calcext:value-type="float">
            <text:p>0.00174759335660646</text:p>
          </table:table-cell>
          <table:table-cell office:value-type="float" office:value="0.00102083994499103" calcext:value-type="float">
            <text:p>0.00102083994499103</text:p>
          </table:table-cell>
          <table:table-cell office:value-type="float" office:value="0.00101978207976305" calcext:value-type="float">
            <text:p>0.00101978207976305</text:p>
          </table:table-cell>
          <table:table-cell office:value-type="float" office:value="0.000730984872527318" calcext:value-type="float">
            <text:p>0.000730984872527318</text:p>
          </table:table-cell>
          <table:table-cell office:value-type="float" office:value="-0.000583941605839411" calcext:value-type="float">
            <text:p>-0.000583941605839411</text:p>
          </table:table-cell>
          <table:table-cell office:value-type="float" office:value="0.00218978102189771" calcext:value-type="float">
            <text:p>0.00218978102189771</text:p>
          </table:table-cell>
          <table:table-cell office:value-type="float" office:value="-0.00000105786522797136" calcext:value-type="float">
            <text:p>-1.05786522797136E-06</text:p>
          </table:table-cell>
          <table:table-cell office:value-type="float" office:value="0.00116682534645085" calcext:value-type="float">
            <text:p>0.001166825346450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430641821946165" calcext:value-type="float">
            <text:p>-0.00430641821946165</text:p>
          </table:table-cell>
          <table:table-cell office:value-type="float" office:value="0.00859213250517599" calcext:value-type="float">
            <text:p>0.00859213250517599</text:p>
          </table:table-cell>
          <table:table-cell table:number-columns-repeated="2" office:value-type="float" office:value="0.0100207039337473" calcext:value-type="float">
            <text:p>0.0100207039337473</text:p>
          </table:table-cell>
          <table:table-cell office:value-type="float" office:value="0.0042650103519668" calcext:value-type="float">
            <text:p>0.0042650103519668</text:p>
          </table:table-cell>
          <table:table-cell office:value-type="float" office:value="0.00712215320910958" calcext:value-type="float">
            <text:p>0.00712215320910958</text:p>
          </table:table-cell>
          <table:table-cell table:number-columns-repeated="2" office:value-type="float" office:value="0.00571428571428556" calcext:value-type="float">
            <text:p>0.00571428571428556</text:p>
          </table:table-cell>
          <table:table-cell office:value-type="float" office:value="0.00430641821946154" calcext:value-type="float">
            <text:p>0.00430641821946154</text:p>
          </table:table-cell>
          <table:table-cell office:value-type="float" office:value="0.0114492753623188" calcext:value-type="float">
            <text:p>0.0114492753623188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861283643892352" calcext:value-type="float">
            <text:p>0.00861283643892352</text:p>
          </table:table-cell>
          <table:table-cell office:value-type="float" office:value="0.00716356107660432" calcext:value-type="float">
            <text:p>0.00716356107660432</text:p>
          </table:table-cell>
          <table:table-cell office:value-type="float" office:value="0.00573498964803298" calcext:value-type="float">
            <text:p>0.00573498964803298</text:p>
          </table:table-cell>
          <table:table-cell office:value-type="float" office:value="0.0100207039337473" calcext:value-type="float">
            <text:p>0.010020703933747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575569358178041" calcext:value-type="float">
            <text:p>-0.00575569358178041</text:p>
          </table:table-cell>
          <table:table-cell office:value-type="float" office:value="0.01" calcext:value-type="float">
            <text:p>0.01</text:p>
          </table:table-cell>
          <table:table-cell office:value-type="float" office:value="0.00569358178053847" calcext:value-type="float">
            <text:p>0.00569358178053847</text:p>
          </table:table-cell>
          <table:table-cell office:value-type="float" office:value="0.01" calcext:value-type="float">
            <text:p>0.01</text:p>
          </table:table-cell>
          <table:table-cell office:value-type="float" office:value="0.0013871635610766" calcext:value-type="float">
            <text:p>0.0013871635610766</text:p>
          </table:table-cell>
          <table:table-cell office:value-type="float" office:value="0.00567287784679083" calcext:value-type="float">
            <text:p>0.00567287784679083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0.011449275362319" calcext:value-type="float">
            <text:p>0.011449275362319</text:p>
          </table:table-cell>
          <table:table-cell office:value-type="float" office:value="0.00857142857142845" calcext:value-type="float">
            <text:p>0.00857142857142845</text:p>
          </table:table-cell>
          <table:table-cell office:value-type="float" office:value="0.00857142857142878" calcext:value-type="float">
            <text:p>0.00857142857142878</text:p>
          </table:table-cell>
          <table:table-cell office:value-type="float" office:value="0.00281573498964804" calcext:value-type="float">
            <text:p>0.00281573498964804</text:p>
          </table:table-cell>
          <table:table-cell office:value-type="float" office:value="0.00714285714285723" calcext:value-type="float">
            <text:p>0.00714285714285723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716356107660465" calcext:value-type="float">
            <text:p>0.007163561076604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430641821946143" calcext:value-type="float">
            <text:p>-0.00430641821946143</text:p>
          </table:table-cell>
          <table:table-cell office:value-type="float" office:value="0.00857142857142856" calcext:value-type="float">
            <text:p>0.00857142857142856</text:p>
          </table:table-cell>
          <table:table-cell office:value-type="float" office:value="0.00855072463768136" calcext:value-type="float">
            <text:p>0.00855072463768136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281573498964816" calcext:value-type="float">
            <text:p>0.00281573498964816</text:p>
          </table:table-cell>
          <table:table-cell table:number-columns-repeated="2" office:value-type="float" office:value="0.00426501035196702" calcext:value-type="float">
            <text:p>0.00426501035196702</text:p>
          </table:table-cell>
          <table:table-cell office:value-type="float" office:value="0.00714285714285734" calcext:value-type="float">
            <text:p>0.00714285714285734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0569358178053836" calcext:value-type="float">
            <text:p>0.00569358178053836</text:p>
          </table:table-cell>
          <table:table-cell office:value-type="float" office:value="0.00283643892339558" calcext:value-type="float">
            <text:p>0.00283643892339558</text:p>
          </table:table-cell>
          <table:table-cell office:value-type="float" office:value="-0.0000207039337474235" calcext:value-type="float">
            <text:p>-2.07039337474235E-05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" calcext:value-type="float">
            <text:p>0</text:p>
          </table:table-cell>
          <table:table-cell office:value-type="float" office:value="0.00859213250517621" calcext:value-type="float">
            <text:p>0.0085921325051762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100414078674947" calcext:value-type="float">
            <text:p>-0.0100414078674947</text:p>
          </table:table-cell>
          <table:table-cell office:value-type="float" office:value="0.00571428571428601" calcext:value-type="float">
            <text:p>0.00571428571428601</text:p>
          </table:table-cell>
          <table:table-cell office:value-type="float" office:value="0.00426501035196702" calcext:value-type="float">
            <text:p>0.00426501035196702</text:p>
          </table:table-cell>
          <table:table-cell office:value-type="float" office:value="0.00428571428571445" calcext:value-type="float">
            <text:p>0.00428571428571445</text:p>
          </table:table-cell>
          <table:table-cell table:number-columns-repeated="3" office:value-type="float" office:value="0.00426501035196702" calcext:value-type="float">
            <text:p>0.00426501035196702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281573498964827" calcext:value-type="float">
            <text:p>0.00281573498964827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712215320911003" calcext:value-type="float">
            <text:p>0.00712215320911003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285714285714322" calcext:value-type="float">
            <text:p>0.00285714285714322</text:p>
          </table:table-cell>
          <table:table-cell office:value-type="float" office:value="0.00142857142857167" calcext:value-type="float">
            <text:p>0.00142857142857167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714285714285745" calcext:value-type="float">
            <text:p>0.0071428571428574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573498964803321" calcext:value-type="float">
            <text:p>-0.00573498964803321</text:p>
          </table:table-cell>
          <table:table-cell office:value-type="float" office:value="0.00859213250517599" calcext:value-type="float">
            <text:p>0.00859213250517599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0716356107660476" calcext:value-type="float">
            <text:p>0.00716356107660476</text:p>
          </table:table-cell>
          <table:table-cell office:value-type="float" office:value="0.002857142857143" calcext:value-type="float">
            <text:p>0.002857142857143</text:p>
          </table:table-cell>
          <table:table-cell office:value-type="float" office:value="0.00716356107660443" calcext:value-type="float">
            <text:p>0.00716356107660443</text:p>
          </table:table-cell>
          <table:table-cell office:value-type="float" office:value="0.00714285714285723" calcext:value-type="float">
            <text:p>0.00714285714285723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100207039337475" calcext:value-type="float">
            <text:p>0.0100207039337475</text:p>
          </table:table-cell>
          <table:table-cell office:value-type="float" office:value="0.00430641821946176" calcext:value-type="float">
            <text:p>0.00430641821946176</text:p>
          </table:table-cell>
          <table:table-cell office:value-type="float" office:value="0.00857142857142878" calcext:value-type="float">
            <text:p>0.00857142857142878</text:p>
          </table:table-cell>
          <table:table-cell office:value-type="float" office:value="0.00287784679089043" calcext:value-type="float">
            <text:p>0.00287784679089043</text:p>
          </table:table-cell>
          <table:table-cell office:value-type="float" office:value="0.00430641821946198" calcext:value-type="float">
            <text:p>0.00430641821946198</text:p>
          </table:table-cell>
          <table:table-cell office:value-type="float" office:value="0.00573498964803321" calcext:value-type="float">
            <text:p>0.00573498964803321</text:p>
          </table:table-cell>
          <table:table-cell office:value-type="float" office:value="0.00428571428571445" calcext:value-type="float">
            <text:p>0.00428571428571445</text:p>
          </table:table-cell>
          <table:table-cell office:value-type="float" office:value="0.00714285714285723" calcext:value-type="float">
            <text:p>0.0071428571428572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-0.00602898550724618" calcext:value-type="float">
            <text:p>-0.00602898550724618</text:p>
          </table:table-cell>
          <table:table-cell office:value-type="float" office:value="0.00829399585921331" calcext:value-type="float">
            <text:p>0.00829399585921331</text:p>
          </table:table-cell>
          <table:table-cell office:value-type="float" office:value="0.00684886128364404" calcext:value-type="float">
            <text:p>0.00684886128364404</text:p>
          </table:table-cell>
          <table:table-cell office:value-type="float" office:value="0.00715113871635631" calcext:value-type="float">
            <text:p>0.00715113871635631</text:p>
          </table:table-cell>
          <table:table-cell office:value-type="float" office:value="0.00311801242236032" calcext:value-type="float">
            <text:p>0.00311801242236032</text:p>
          </table:table-cell>
          <table:table-cell office:value-type="float" office:value="0.00569772256728773" calcext:value-type="float">
            <text:p>0.00569772256728773</text:p>
          </table:table-cell>
          <table:table-cell office:value-type="float" office:value="0.00484472049689466" calcext:value-type="float">
            <text:p>0.00484472049689466</text:p>
          </table:table-cell>
          <table:table-cell office:value-type="float" office:value="0.00542857142857156" calcext:value-type="float">
            <text:p>0.00542857142857156</text:p>
          </table:table-cell>
          <table:table-cell office:value-type="float" office:value="0.00484886128364404" calcext:value-type="float">
            <text:p>0.00484886128364404</text:p>
          </table:table-cell>
          <table:table-cell office:value-type="float" office:value="0.00715942028985528" calcext:value-type="float">
            <text:p>0.00715942028985528</text:p>
          </table:table-cell>
          <table:table-cell office:value-type="float" office:value="0.00771014492753641" calcext:value-type="float">
            <text:p>0.00771014492753641</text:p>
          </table:table-cell>
          <table:table-cell office:value-type="float" office:value="0.00457142857142878" calcext:value-type="float">
            <text:p>0.00457142857142878</text:p>
          </table:table-cell>
          <table:table-cell office:value-type="float" office:value="0.00371428571428589" calcext:value-type="float">
            <text:p>0.00371428571428589</text:p>
          </table:table-cell>
          <table:table-cell office:value-type="float" office:value="0.00543685300207053" calcext:value-type="float">
            <text:p>0.00543685300207053</text:p>
          </table:table-cell>
          <table:table-cell office:value-type="float" office:value="0.00371842650103538" calcext:value-type="float">
            <text:p>0.00371842650103538</text:p>
          </table:table-cell>
          <table:table-cell office:value-type="float" office:value="0.00801242236024857" calcext:value-type="float">
            <text:p>0.0080124223602485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0173949579831931" calcext:value-type="float">
            <text:p>0.0173949579831931</text:p>
          </table:table-cell>
          <table:table-cell office:value-type="float" office:value="0.0145378151260503" calcext:value-type="float">
            <text:p>0.0145378151260503</text:p>
          </table:table-cell>
          <table:table-cell office:value-type="float" office:value="0.0348739495798318" calcext:value-type="float">
            <text:p>0.0348739495798318</text:p>
          </table:table-cell>
          <table:table-cell office:value-type="float" office:value="0.0146218487394957" calcext:value-type="float">
            <text:p>0.0146218487394957</text:p>
          </table:table-cell>
          <table:table-cell office:value-type="float" office:value="0.0319327731092436" calcext:value-type="float">
            <text:p>0.0319327731092436</text:p>
          </table:table-cell>
          <table:table-cell office:value-type="float" office:value="-0.0144537815126051" calcext:value-type="float">
            <text:p>-0.0144537815126051</text:p>
          </table:table-cell>
          <table:table-cell office:value-type="float" office:value="-0.000168067226890778" calcext:value-type="float">
            <text:p>-0.000168067226890778</text:p>
          </table:table-cell>
          <table:table-cell office:value-type="float" office:value="0.00537815126050412" calcext:value-type="float">
            <text:p>0.00537815126050412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0.0315966386554621" calcext:value-type="float">
            <text:p>0.0315966386554621</text:p>
          </table:table-cell>
          <table:table-cell office:value-type="float" office:value="0.0147058823529411" calcext:value-type="float">
            <text:p>0.0147058823529411</text:p>
          </table:table-cell>
          <table:table-cell office:value-type="float" office:value="0.00857142857142845" calcext:value-type="float">
            <text:p>0.00857142857142845</text:p>
          </table:table-cell>
          <table:table-cell office:value-type="float" office:value="0.0523529411764705" calcext:value-type="float">
            <text:p>0.0523529411764705</text:p>
          </table:table-cell>
          <table:table-cell office:value-type="float" office:value="0.0199999999999999" calcext:value-type="float">
            <text:p>0.0199999999999999</text:p>
          </table:table-cell>
          <table:table-cell office:value-type="float" office:value="0.0176470588235294" calcext:value-type="float">
            <text:p>0.0176470588235294</text:p>
          </table:table-cell>
          <table:table-cell office:value-type="float" office:value="0.0288235294117647" calcext:value-type="float">
            <text:p>0.028823529411764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00336134453781511" calcext:value-type="float">
            <text:p>0.00336134453781511</text:p>
          </table:table-cell>
          <table:table-cell office:value-type="float" office:value="-0.00823529411764701" calcext:value-type="float">
            <text:p>-0.00823529411764701</text:p>
          </table:table-cell>
          <table:table-cell office:value-type="float" office:value="0.0351260504201681" calcext:value-type="float">
            <text:p>0.0351260504201681</text:p>
          </table:table-cell>
          <table:table-cell office:value-type="float" office:value="0.00915966386554623" calcext:value-type="float">
            <text:p>0.00915966386554623</text:p>
          </table:table-cell>
          <table:table-cell office:value-type="float" office:value="0.0439495798319328" calcext:value-type="float">
            <text:p>0.0439495798319328</text:p>
          </table:table-cell>
          <table:table-cell office:value-type="float" office:value="-0.00840336134453779" calcext:value-type="float">
            <text:p>-0.00840336134453779</text:p>
          </table:table-cell>
          <table:table-cell office:value-type="float" office:value="0.00605042016806723" calcext:value-type="float">
            <text:p>0.00605042016806723</text:p>
          </table:table-cell>
          <table:table-cell office:value-type="float" office:value="0.00613445378151256" calcext:value-type="float">
            <text:p>0.00613445378151256</text:p>
          </table:table-cell>
          <table:table-cell office:value-type="float" office:value="0.0090756302521009" calcext:value-type="float">
            <text:p>0.0090756302521009</text:p>
          </table:table-cell>
          <table:table-cell office:value-type="float" office:value="0.0205042016806724" calcext:value-type="float">
            <text:p>0.0205042016806724</text:p>
          </table:table-cell>
          <table:table-cell office:value-type="float" office:value="0.023781512605042" calcext:value-type="float">
            <text:p>0.023781512605042</text:p>
          </table:table-cell>
          <table:table-cell office:value-type="float" office:value="0.0147899159663866" calcext:value-type="float">
            <text:p>0.0147899159663866</text:p>
          </table:table-cell>
          <table:table-cell office:value-type="float" office:value="0.0352941176470588" calcext:value-type="float">
            <text:p>0.0352941176470588</text:p>
          </table:table-cell>
          <table:table-cell office:value-type="float" office:value="0.032016806722689" calcext:value-type="float">
            <text:p>0.032016806722689</text:p>
          </table:table-cell>
          <table:table-cell office:value-type="float" office:value="0.0265546218487395" calcext:value-type="float">
            <text:p>0.0265546218487395</text:p>
          </table:table-cell>
          <table:table-cell office:value-type="float" office:value="0.014873949579832" calcext:value-type="float">
            <text:p>0.01487394957983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0.00319327731092434" calcext:value-type="float">
            <text:p>0.00319327731092434</text:p>
          </table:table-cell>
          <table:table-cell office:value-type="float" office:value="-0.00848739495798312" calcext:value-type="float">
            <text:p>-0.00848739495798312</text:p>
          </table:table-cell>
          <table:table-cell office:value-type="float" office:value="0.0177310924369748" calcext:value-type="float">
            <text:p>0.0177310924369748</text:p>
          </table:table-cell>
          <table:table-cell office:value-type="float" office:value="0.00899159663865556" calcext:value-type="float">
            <text:p>0.00899159663865556</text:p>
          </table:table-cell>
          <table:table-cell office:value-type="float" office:value="0.023109243697479" calcext:value-type="float">
            <text:p>0.023109243697479</text:p>
          </table:table-cell>
          <table:table-cell office:value-type="float" office:value="0.00260504201680667" calcext:value-type="float">
            <text:p>0.00260504201680667</text:p>
          </table:table-cell>
          <table:table-cell office:value-type="float" office:value="0.0205042016806722" calcext:value-type="float">
            <text:p>0.0205042016806722</text:p>
          </table:table-cell>
          <table:table-cell office:value-type="float" office:value="0.00571428571428578" calcext:value-type="float">
            <text:p>0.00571428571428578</text:p>
          </table:table-cell>
          <table:table-cell office:value-type="float" office:value="0.0116806722689076" calcext:value-type="float">
            <text:p>0.0116806722689076</text:p>
          </table:table-cell>
          <table:table-cell office:value-type="float" office:value="0.0229411764705882" calcext:value-type="float">
            <text:p>0.0229411764705882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0.00857142857142867" calcext:value-type="float">
            <text:p>0.00857142857142867</text:p>
          </table:table-cell>
          <table:table-cell office:value-type="float" office:value="0.0290756302521009" calcext:value-type="float">
            <text:p>0.0290756302521009</text:p>
          </table:table-cell>
          <table:table-cell office:value-type="float" office:value="-0.0000840336134453334" calcext:value-type="float">
            <text:p>-8.40336134453334E-05</text:p>
          </table:table-cell>
          <table:table-cell office:value-type="float" office:value="0.017563025210084" calcext:value-type="float">
            <text:p>0.017563025210084</text:p>
          </table:table-cell>
          <table:table-cell office:value-type="float" office:value="0.0115966386554622" calcext:value-type="float">
            <text:p>0.011596638655462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-0.0201680672268907" calcext:value-type="float">
            <text:p>-0.0201680672268907</text:p>
          </table:table-cell>
          <table:table-cell office:value-type="float" office:value="-0.0200840336134454" calcext:value-type="float">
            <text:p>-0.0200840336134454</text:p>
          </table:table-cell>
          <table:table-cell office:value-type="float" office:value="0.0207563025210084" calcext:value-type="float">
            <text:p>0.0207563025210084</text:p>
          </table:table-cell>
          <table:table-cell office:value-type="float" office:value="-0.011344537815126" calcext:value-type="float">
            <text:p>-0.011344537815126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-0.00605042016806723" calcext:value-type="float">
            <text:p>-0.00605042016806723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0.000168067226890778" calcext:value-type="float">
            <text:p>0.000168067226890778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00588235294117645" calcext:value-type="float">
            <text:p>0.00588235294117645</text:p>
          </table:table-cell>
          <table:table-cell office:value-type="float" office:value="-0.0000840336134453334" calcext:value-type="float">
            <text:p>-8.40336134453334E-05</text:p>
          </table:table-cell>
          <table:table-cell office:value-type="float" office:value="0.014453781512605" calcext:value-type="float">
            <text:p>0.014453781512605</text:p>
          </table:table-cell>
          <table:table-cell office:value-type="float" office:value="0.00563025210084034" calcext:value-type="float">
            <text:p>0.00563025210084034</text:p>
          </table:table-cell>
          <table:table-cell office:value-type="float" office:value="0.00302521008403367" calcext:value-type="float">
            <text:p>0.00302521008403367</text:p>
          </table:table-cell>
          <table:table-cell office:value-type="float" office:value="0.00294117647058822" calcext:value-type="float">
            <text:p>0.002941176470588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-0.0114285714285715" calcext:value-type="float">
            <text:p>-0.0114285714285715</text:p>
          </table:table-cell>
          <table:table-cell office:value-type="float" office:value="-0.0173109243697479" calcext:value-type="float">
            <text:p>-0.0173109243697479</text:p>
          </table:table-cell>
          <table:table-cell office:value-type="float" office:value="0.0148739495798319" calcext:value-type="float">
            <text:p>0.0148739495798319</text:p>
          </table:table-cell>
          <table:table-cell office:value-type="float" office:value="0.0179831932773109" calcext:value-type="float">
            <text:p>0.0179831932773109</text:p>
          </table:table-cell>
          <table:table-cell office:value-type="float" office:value="0.0143697478991597" calcext:value-type="float">
            <text:p>0.0143697478991597</text:p>
          </table:table-cell>
          <table:table-cell office:value-type="float" office:value="-0.0117647058823529" calcext:value-type="float">
            <text:p>-0.0117647058823529</text:p>
          </table:table-cell>
          <table:table-cell office:value-type="float" office:value="0.0117647058823529" calcext:value-type="float">
            <text:p>0.0117647058823529</text:p>
          </table:table-cell>
          <table:table-cell office:value-type="float" office:value="0.0143697478991597" calcext:value-type="float">
            <text:p>0.0143697478991597</text:p>
          </table:table-cell>
          <table:table-cell office:value-type="float" office:value="0.00890756302521012" calcext:value-type="float">
            <text:p>0.00890756302521012</text:p>
          </table:table-cell>
          <table:table-cell office:value-type="float" office:value="0.0145378151260505" calcext:value-type="float">
            <text:p>0.0145378151260505</text:p>
          </table:table-cell>
          <table:table-cell office:value-type="float" office:value="0.0118487394957983" calcext:value-type="float">
            <text:p>0.0118487394957983</text:p>
          </table:table-cell>
          <table:table-cell office:value-type="float" office:value="-0.0115966386554622" calcext:value-type="float">
            <text:p>-0.0115966386554622</text:p>
          </table:table-cell>
          <table:table-cell office:value-type="float" office:value="0.00865546218487401" calcext:value-type="float">
            <text:p>0.00865546218487401</text:p>
          </table:table-cell>
          <table:table-cell office:value-type="float" office:value="0.0114285714285715" calcext:value-type="float">
            <text:p>0.0114285714285715</text:p>
          </table:table-cell>
          <table:table-cell office:value-type="float" office:value="0.0205042016806724" calcext:value-type="float">
            <text:p>0.0205042016806724</text:p>
          </table:table-cell>
          <table:table-cell office:value-type="float" office:value="0.00579831932773112" calcext:value-type="float">
            <text:p>0.00579831932773112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-0.001529411764706" calcext:value-type="float">
            <text:p>-0.001529411764706</text:p>
          </table:table-cell>
          <table:table-cell office:value-type="float" office:value="-0.00791596638655467" calcext:value-type="float">
            <text:p>-0.00791596638655467</text:p>
          </table:table-cell>
          <table:table-cell office:value-type="float" office:value="0.024672268907563" calcext:value-type="float">
            <text:p>0.024672268907563</text:p>
          </table:table-cell>
          <table:table-cell office:value-type="float" office:value="0.00788235294117645" calcext:value-type="float">
            <text:p>0.00788235294117645</text:p>
          </table:table-cell>
          <table:table-cell office:value-type="float" office:value="0.025563025210084" calcext:value-type="float">
            <text:p>0.025563025210084</text:p>
          </table:table-cell>
          <table:table-cell office:value-type="float" office:value="-0.00761344537815134" calcext:value-type="float">
            <text:p>-0.00761344537815134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0921008403361334" calcext:value-type="float">
            <text:p>0.00921008403361334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0.0207731092436975" calcext:value-type="float">
            <text:p>0.0207731092436975</text:p>
          </table:table-cell>
          <table:table-cell office:value-type="float" office:value="0.0136134453781512" calcext:value-type="float">
            <text:p>0.0136134453781512</text:p>
          </table:table-cell>
          <table:table-cell office:value-type="float" office:value="0.00405042016806723" calcext:value-type="float">
            <text:p>0.00405042016806723</text:p>
          </table:table-cell>
          <table:table-cell office:value-type="float" office:value="0.0279663865546218" calcext:value-type="float">
            <text:p>0.0279663865546218</text:p>
          </table:table-cell>
          <table:table-cell office:value-type="float" office:value="0.013798319327731" calcext:value-type="float">
            <text:p>0.013798319327731</text:p>
          </table:table-cell>
          <table:table-cell office:value-type="float" office:value="0.0170588235294118" calcext:value-type="float">
            <text:p>0.0170588235294118</text:p>
          </table:table-cell>
          <table:table-cell office:value-type="float" office:value="0.0128067226890756" calcext:value-type="float">
            <text:p>0.012806722689075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0118207282913166" calcext:value-type="float">
            <text:p>0.0118207282913166</text:p>
          </table:table-cell>
          <table:table-cell office:value-type="float" office:value="-0.0202100840336135" calcext:value-type="float">
            <text:p>-0.0202100840336135</text:p>
          </table:table-cell>
          <table:table-cell office:value-type="float" office:value="-0.0071148459383753" calcext:value-type="float">
            <text:p>-0.0071148459383753</text:p>
          </table:table-cell>
          <table:table-cell office:value-type="float" office:value="-0.00956582633053216" calcext:value-type="float">
            <text:p>-0.00956582633053216</text:p>
          </table:table-cell>
          <table:table-cell office:value-type="float" office:value="-0.00595238095238093" calcext:value-type="float">
            <text:p>-0.00595238095238093</text:p>
          </table:table-cell>
          <table:table-cell office:value-type="float" office:value="-0.0154761904761904" calcext:value-type="float">
            <text:p>-0.0154761904761904</text:p>
          </table:table-cell>
          <table:table-cell office:value-type="float" office:value="-0.0261764705882352" calcext:value-type="float">
            <text:p>-0.0261764705882352</text:p>
          </table:table-cell>
          <table:table-cell office:value-type="float" office:value="-0.0143557422969187" calcext:value-type="float">
            <text:p>-0.0143557422969187</text:p>
          </table:table-cell>
          <table:table-cell office:value-type="float" office:value="-0.0237535014005602" calcext:value-type="float">
            <text:p>-0.0237535014005602</text:p>
          </table:table-cell>
          <table:table-cell office:value-type="float" office:value="-0.00949579831932767" calcext:value-type="float">
            <text:p>-0.00949579831932767</text:p>
          </table:table-cell>
          <table:table-cell office:value-type="float" office:value="-0.0284453781512605" calcext:value-type="float">
            <text:p>-0.0284453781512605</text:p>
          </table:table-cell>
          <table:table-cell office:value-type="float" office:value="-0.0131092436974789" calcext:value-type="float">
            <text:p>-0.0131092436974789</text:p>
          </table:table-cell>
          <table:table-cell office:value-type="float" office:value="-0.00480392156862741" calcext:value-type="float">
            <text:p>-0.00480392156862741</text:p>
          </table:table-cell>
          <table:table-cell office:value-type="float" office:value="-0.010672268907563" calcext:value-type="float">
            <text:p>-0.010672268907563</text:p>
          </table:table-cell>
          <table:table-cell office:value-type="float" office:value="-0.0296498599439775" calcext:value-type="float">
            <text:p>-0.0296498599439775</text:p>
          </table:table-cell>
          <table:table-cell office:value-type="float" office:value="-0.0000840336134453334" calcext:value-type="float">
            <text:p>-8.4033613445333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0165686274509804" calcext:value-type="float">
            <text:p>0.0165686274509804</text:p>
          </table:table-cell>
          <table:table-cell office:value-type="float" office:value="-0.0130112044817928" calcext:value-type="float">
            <text:p>-0.0130112044817928</text:p>
          </table:table-cell>
          <table:table-cell office:value-type="float" office:value="0.00240896358543419" calcext:value-type="float">
            <text:p>0.00240896358543419</text:p>
          </table:table-cell>
          <table:table-cell office:value-type="float" office:value="-0.00119047619047619" calcext:value-type="float">
            <text:p>-0.00119047619047619</text:p>
          </table:table-cell>
          <table:table-cell office:value-type="float" office:value="0.00707282913165264" calcext:value-type="float">
            <text:p>0.00707282913165264</text:p>
          </table:table-cell>
          <table:table-cell office:value-type="float" office:value="0.00245098039215685" calcext:value-type="float">
            <text:p>0.00245098039215685</text:p>
          </table:table-cell>
          <table:table-cell office:value-type="float" office:value="-0.00361344537815123" calcext:value-type="float">
            <text:p>-0.00361344537815123</text:p>
          </table:table-cell>
          <table:table-cell office:value-type="float" office:value="-0.00715686274509808" calcext:value-type="float">
            <text:p>-0.00715686274509808</text:p>
          </table:table-cell>
          <table:table-cell office:value-type="float" office:value="-0.0248879551820729" calcext:value-type="float">
            <text:p>-0.0248879551820729</text:p>
          </table:table-cell>
          <table:table-cell office:value-type="float" office:value="0.00119047619047619" calcext:value-type="float">
            <text:p>0.00119047619047619</text:p>
          </table:table-cell>
          <table:table-cell office:value-type="float" office:value="-0.00707282913165264" calcext:value-type="float">
            <text:p>-0.00707282913165264</text:p>
          </table:table-cell>
          <table:table-cell office:value-type="float" office:value="-0.00711484593837541" calcext:value-type="float">
            <text:p>-0.00711484593837541</text:p>
          </table:table-cell>
          <table:table-cell office:value-type="float" office:value="-0.00352941176470589" calcext:value-type="float">
            <text:p>-0.00352941176470589</text:p>
          </table:table-cell>
          <table:table-cell office:value-type="float" office:value="-0.0000420168067226667" calcext:value-type="float">
            <text:p>-4.20168067226667E-05</text:p>
          </table:table-cell>
          <table:table-cell office:value-type="float" office:value="-0.00943977591036427" calcext:value-type="float">
            <text:p>-0.00943977591036427</text:p>
          </table:table-cell>
          <table:table-cell office:value-type="float" office:value="-0.00359943977591037" calcext:value-type="float">
            <text:p>-0.0035994397759103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00714285714285712" calcext:value-type="float">
            <text:p>0.00714285714285712</text:p>
          </table:table-cell>
          <table:table-cell office:value-type="float" office:value="-0.0142296918767507" calcext:value-type="float">
            <text:p>-0.0142296918767507</text:p>
          </table:table-cell>
          <table:table-cell office:value-type="float" office:value="0.00476190476190475" calcext:value-type="float">
            <text:p>0.00476190476190475</text:p>
          </table:table-cell>
          <table:table-cell office:value-type="float" office:value="0.00952380952380949" calcext:value-type="float">
            <text:p>0.00952380952380949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0704481792717082" calcext:value-type="float">
            <text:p>-0.00704481792717082</text:p>
          </table:table-cell>
          <table:table-cell office:value-type="float" office:value="0.00236694677871152" calcext:value-type="float">
            <text:p>0.00236694677871152</text:p>
          </table:table-cell>
          <table:table-cell office:value-type="float" office:value="-0.00593837535014008" calcext:value-type="float">
            <text:p>-0.00593837535014008</text:p>
          </table:table-cell>
          <table:table-cell office:value-type="float" office:value="-0.0000140056022408519" calcext:value-type="float">
            <text:p>-1.40056022408519E-05</text:p>
          </table:table-cell>
          <table:table-cell office:value-type="float" office:value="-0.00229691876750704" calcext:value-type="float">
            <text:p>-0.00229691876750704</text:p>
          </table:table-cell>
          <table:table-cell office:value-type="float" office:value="-0.00945378151260512" calcext:value-type="float">
            <text:p>-0.00945378151260512</text:p>
          </table:table-cell>
          <table:table-cell office:value-type="float" office:value="-0.0153921568627451" calcext:value-type="float">
            <text:p>-0.0153921568627451</text:p>
          </table:table-cell>
          <table:table-cell office:value-type="float" office:value="-0.00592436974789912" calcext:value-type="float">
            <text:p>-0.00592436974789912</text:p>
          </table:table-cell>
          <table:table-cell office:value-type="float" office:value="-0.0106442577030812" calcext:value-type="float">
            <text:p>-0.0106442577030812</text:p>
          </table:table-cell>
          <table:table-cell office:value-type="float" office:value="-0.00704481792717082" calcext:value-type="float">
            <text:p>-0.00704481792717082</text:p>
          </table:table-cell>
          <table:table-cell office:value-type="float" office:value="0.00355742296918771" calcext:value-type="float">
            <text:p>0.00355742296918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0154061624649861" calcext:value-type="float">
            <text:p>0.0154061624649861</text:p>
          </table:table-cell>
          <table:table-cell office:value-type="float" office:value="-0.0225070028011204" calcext:value-type="float">
            <text:p>-0.0225070028011204</text:p>
          </table:table-cell>
          <table:table-cell office:value-type="float" office:value="0.0130112044817928" calcext:value-type="float">
            <text:p>0.0130112044817928</text:p>
          </table:table-cell>
          <table:table-cell office:value-type="float" office:value="0.0212885154061625" calcext:value-type="float">
            <text:p>0.0212885154061625</text:p>
          </table:table-cell>
          <table:table-cell office:value-type="float" office:value="-0.00834733893557416" calcext:value-type="float">
            <text:p>-0.00834733893557416</text:p>
          </table:table-cell>
          <table:table-cell office:value-type="float" office:value="0.00481792717086849" calcext:value-type="float">
            <text:p>0.00481792717086849</text:p>
          </table:table-cell>
          <table:table-cell office:value-type="float" office:value="0.00707282913165275" calcext:value-type="float">
            <text:p>0.00707282913165275</text:p>
          </table:table-cell>
          <table:table-cell office:value-type="float" office:value="0.00824929971988808" calcext:value-type="float">
            <text:p>0.00824929971988808</text:p>
          </table:table-cell>
          <table:table-cell office:value-type="float" office:value="0.00704481792717093" calcext:value-type="float">
            <text:p>0.00704481792717093</text:p>
          </table:table-cell>
          <table:table-cell office:value-type="float" office:value="0.00598039215686286" calcext:value-type="float">
            <text:p>0.00598039215686286</text:p>
          </table:table-cell>
          <table:table-cell office:value-type="float" office:value="0.00707282913165275" calcext:value-type="float">
            <text:p>0.00707282913165275</text:p>
          </table:table-cell>
          <table:table-cell office:value-type="float" office:value="-0.00362745098039208" calcext:value-type="float">
            <text:p>-0.00362745098039208</text:p>
          </table:table-cell>
          <table:table-cell office:value-type="float" office:value="0.00939775910364149" calcext:value-type="float">
            <text:p>0.00939775910364149</text:p>
          </table:table-cell>
          <table:table-cell office:value-type="float" office:value="0" calcext:value-type="float">
            <text:p>0</text:p>
          </table:table-cell>
          <table:table-cell office:value-type="float" office:value="-0.00470588235294112" calcext:value-type="float">
            <text:p>-0.00470588235294112</text:p>
          </table:table-cell>
          <table:table-cell office:value-type="float" office:value="0.00470588235294123" calcext:value-type="float">
            <text:p>0.0047058823529412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0153921568627451" calcext:value-type="float">
            <text:p>0.0153921568627451</text:p>
          </table:table-cell>
          <table:table-cell office:value-type="float" office:value="-0.0106582633053222" calcext:value-type="float">
            <text:p>-0.0106582633053222</text:p>
          </table:table-cell>
          <table:table-cell office:value-type="float" office:value="0.00945378151260501" calcext:value-type="float">
            <text:p>0.00945378151260501</text:p>
          </table:table-cell>
          <table:table-cell office:value-type="float" office:value="0.0177310924369747" calcext:value-type="float">
            <text:p>0.0177310924369747</text:p>
          </table:table-cell>
          <table:table-cell office:value-type="float" office:value="0.00232492997198874" calcext:value-type="float">
            <text:p>0.00232492997198874</text:p>
          </table:table-cell>
          <table:table-cell office:value-type="float" office:value="0.00361344537815123" calcext:value-type="float">
            <text:p>0.00361344537815123</text:p>
          </table:table-cell>
          <table:table-cell table:number-columns-repeated="2" office:value-type="float" office:value="0.0058963585434173" calcext:value-type="float">
            <text:p>0.0058963585434173</text:p>
          </table:table-cell>
          <table:table-cell office:value-type="float" office:value="-0.00240896358543419" calcext:value-type="float">
            <text:p>-0.00240896358543419</text:p>
          </table:table-cell>
          <table:table-cell office:value-type="float" office:value="0.00602240896358541" calcext:value-type="float">
            <text:p>0.00602240896358541</text:p>
          </table:table-cell>
          <table:table-cell office:value-type="float" office:value="0.0106022408963585" calcext:value-type="float">
            <text:p>0.0106022408963585</text:p>
          </table:table-cell>
          <table:table-cell office:value-type="float" office:value="-0.0000700280112045926" calcext:value-type="float">
            <text:p>-7.00280112045926E-05</text:p>
          </table:table-cell>
          <table:table-cell office:value-type="float" office:value="0.00704481792717082" calcext:value-type="float">
            <text:p>0.00704481792717082</text:p>
          </table:table-cell>
          <table:table-cell office:value-type="float" office:value="-0.00236694677871152" calcext:value-type="float">
            <text:p>-0.00236694677871152</text:p>
          </table:table-cell>
          <table:table-cell office:value-type="float" office:value="-0.00117647058823533" calcext:value-type="float">
            <text:p>-0.00117647058823533</text:p>
          </table:table-cell>
          <table:table-cell office:value-type="float" office:value="0.00473389355742293" calcext:value-type="float">
            <text:p>0.0047338935574229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0.0132661064425771" calcext:value-type="float">
            <text:p>0.0132661064425771</text:p>
          </table:table-cell>
          <table:table-cell office:value-type="float" office:value="-0.0161232492997199" calcext:value-type="float">
            <text:p>-0.0161232492997199</text:p>
          </table:table-cell>
          <table:table-cell office:value-type="float" office:value="0.00450420168067234" calcext:value-type="float">
            <text:p>0.00450420168067234</text:p>
          </table:table-cell>
          <table:table-cell office:value-type="float" office:value="0.00755742296918771" calcext:value-type="float">
            <text:p>0.00755742296918771</text:p>
          </table:table-cell>
          <table:table-cell office:value-type="float" office:value="-0.00193277310924367" calcext:value-type="float">
            <text:p>-0.00193277310924367</text:p>
          </table:table-cell>
          <table:table-cell office:value-type="float" office:value="-0.00232773109243689" calcext:value-type="float">
            <text:p>-0.00232773109243689</text:p>
          </table:table-cell>
          <table:table-cell office:value-type="float" office:value="-0.00289075630252089" calcext:value-type="float">
            <text:p>-0.00289075630252089</text:p>
          </table:table-cell>
          <table:table-cell office:value-type="float" office:value="-0.0026610644257703" calcext:value-type="float">
            <text:p>-0.0026610644257703</text:p>
          </table:table-cell>
          <table:table-cell office:value-type="float" office:value="-0.00880392156862741" calcext:value-type="float">
            <text:p>-0.00880392156862741</text:p>
          </table:table-cell>
          <table:table-cell office:value-type="float" office:value="0.000280112044817926" calcext:value-type="float">
            <text:p>0.000280112044817926</text:p>
          </table:table-cell>
          <table:table-cell office:value-type="float" office:value="-0.00545938375350141" calcext:value-type="float">
            <text:p>-0.00545938375350141</text:p>
          </table:table-cell>
          <table:table-cell office:value-type="float" office:value="-0.00786274509803919" calcext:value-type="float">
            <text:p>-0.00786274509803919</text:p>
          </table:table-cell>
          <table:table-cell office:value-type="float" office:value="0.000436974789916" calcext:value-type="float">
            <text:p>0.000436974789916</text:p>
          </table:table-cell>
          <table:table-cell office:value-type="float" office:value="-0.00474509803921563" calcext:value-type="float">
            <text:p>-0.00474509803921563</text:p>
          </table:table-cell>
          <table:table-cell office:value-type="float" office:value="-0.0104033613445378" calcext:value-type="float">
            <text:p>-0.0104033613445378</text:p>
          </table:table-cell>
          <table:table-cell office:value-type="float" office:value="0.0018627450980393" calcext:value-type="float">
            <text:p>0.001862745098039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0020940721649485" calcext:value-type="float">
            <text:p>0.0020940721649485</text:p>
          </table:table-cell>
          <table:table-cell office:value-type="float" office:value="-0.00827963917525776" calcext:value-type="float">
            <text:p>-0.00827963917525776</text:p>
          </table:table-cell>
          <table:table-cell office:value-type="float" office:value="0.00413445017182135" calcext:value-type="float">
            <text:p>0.00413445017182135</text:p>
          </table:table-cell>
          <table:table-cell office:value-type="float" office:value="0.0114368556701031" calcext:value-type="float">
            <text:p>0.0114368556701031</text:p>
          </table:table-cell>
          <table:table-cell office:value-type="float" office:value="0.00417740549828183" calcext:value-type="float">
            <text:p>0.00417740549828183</text:p>
          </table:table-cell>
          <table:table-cell office:value-type="float" office:value="-0.00213702749140887" calcext:value-type="float">
            <text:p>-0.00213702749140887</text:p>
          </table:table-cell>
          <table:table-cell office:value-type="float" office:value="0.00313573883161511" calcext:value-type="float">
            <text:p>0.00313573883161511</text:p>
          </table:table-cell>
          <table:table-cell office:value-type="float" office:value="0.014561855670103" calcext:value-type="float">
            <text:p>0.014561855670103</text:p>
          </table:table-cell>
          <table:table-cell office:value-type="float" office:value="-0.000977233676975997" calcext:value-type="float">
            <text:p>-0.000977233676975997</text:p>
          </table:table-cell>
          <table:table-cell office:value-type="float" office:value="-0.0083333333333333" calcext:value-type="float">
            <text:p>-0.0083333333333333</text:p>
          </table:table-cell>
          <table:table-cell office:value-type="float" office:value="0.00728092783505152" calcext:value-type="float">
            <text:p>0.00728092783505152</text:p>
          </table:table-cell>
          <table:table-cell office:value-type="float" office:value="0.0145189003436427" calcext:value-type="float">
            <text:p>0.0145189003436427</text:p>
          </table:table-cell>
          <table:table-cell office:value-type="float" office:value="-0.00621778350515467" calcext:value-type="float">
            <text:p>-0.00621778350515467</text:p>
          </table:table-cell>
          <table:table-cell office:value-type="float" office:value="0.00734536082474224" calcext:value-type="float">
            <text:p>0.00734536082474224</text:p>
          </table:table-cell>
          <table:table-cell office:value-type="float" office:value="-0.00932130584192437" calcext:value-type="float">
            <text:p>-0.00932130584192437</text:p>
          </table:table-cell>
          <table:table-cell office:value-type="float" office:value="0.0114475945017183" calcext:value-type="float">
            <text:p>0.011447594501718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0197594501718213" calcext:value-type="float">
            <text:p>0.0197594501718213</text:p>
          </table:table-cell>
          <table:table-cell office:value-type="float" office:value="0.00520833333333337" calcext:value-type="float">
            <text:p>0.00520833333333337</text:p>
          </table:table-cell>
          <table:table-cell office:value-type="float" office:value="0.015539089347079" calcext:value-type="float">
            <text:p>0.015539089347079</text:p>
          </table:table-cell>
          <table:table-cell office:value-type="float" office:value="0.0239046391752579" calcext:value-type="float">
            <text:p>0.0239046391752579</text:p>
          </table:table-cell>
          <table:table-cell office:value-type="float" office:value="0.0197701890034365" calcext:value-type="float">
            <text:p>0.0197701890034365</text:p>
          </table:table-cell>
          <table:table-cell office:value-type="float" office:value="0.0134879725085911" calcext:value-type="float">
            <text:p>0.0134879725085911</text:p>
          </table:table-cell>
          <table:table-cell office:value-type="float" office:value="0.0207903780068729" calcext:value-type="float">
            <text:p>0.0207903780068729</text:p>
          </table:table-cell>
          <table:table-cell office:value-type="float" office:value="0.0197379725085911" calcext:value-type="float">
            <text:p>0.0197379725085911</text:p>
          </table:table-cell>
          <table:table-cell office:value-type="float" office:value="0.00728092783505152" calcext:value-type="float">
            <text:p>0.00728092783505152</text:p>
          </table:table-cell>
          <table:table-cell office:value-type="float" office:value="0.0124463058419244" calcext:value-type="float">
            <text:p>0.0124463058419244</text:p>
          </table:table-cell>
          <table:table-cell office:value-type="float" office:value="0.00832259450171824" calcext:value-type="float">
            <text:p>0.00832259450171824</text:p>
          </table:table-cell>
          <table:table-cell office:value-type="float" office:value="0.0134879725085911" calcext:value-type="float">
            <text:p>0.0134879725085911</text:p>
          </table:table-cell>
          <table:table-cell office:value-type="float" office:value="0.012489261168385" calcext:value-type="float">
            <text:p>0.012489261168385</text:p>
          </table:table-cell>
          <table:table-cell office:value-type="float" office:value="0.0020940721649485" calcext:value-type="float">
            <text:p>0.0020940721649485</text:p>
          </table:table-cell>
          <table:table-cell office:value-type="float" office:value="0.016602233676976" calcext:value-type="float">
            <text:p>0.016602233676976</text:p>
          </table:table-cell>
          <table:table-cell office:value-type="float" office:value="0.0124355670103093" calcext:value-type="float">
            <text:p>0.012435567010309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00205111683848802" calcext:value-type="float">
            <text:p>0.00205111683848802</text:p>
          </table:table-cell>
          <table:table-cell office:value-type="float" office:value="0.00619630584192443" calcext:value-type="float">
            <text:p>0.00619630584192443</text:p>
          </table:table-cell>
          <table:table-cell office:value-type="float" office:value="0.00725945017182139" calcext:value-type="float">
            <text:p>0.00725945017182139</text:p>
          </table:table-cell>
          <table:table-cell office:value-type="float" office:value="0.0134987113402062" calcext:value-type="float">
            <text:p>0.0134987113402062</text:p>
          </table:table-cell>
          <table:table-cell office:value-type="float" office:value="0.0114261168384879" calcext:value-type="float">
            <text:p>0.0114261168384879</text:p>
          </table:table-cell>
          <table:table-cell office:value-type="float" office:value="0.00621778350515467" calcext:value-type="float">
            <text:p>0.00621778350515467</text:p>
          </table:table-cell>
          <table:table-cell office:value-type="float" office:value="0.0093105670103093" calcext:value-type="float">
            <text:p>0.0093105670103093</text:p>
          </table:table-cell>
          <table:table-cell office:value-type="float" office:value="0.0135094501718214" calcext:value-type="float">
            <text:p>0.0135094501718214</text:p>
          </table:table-cell>
          <table:table-cell office:value-type="float" office:value="0.00520833333333337" calcext:value-type="float">
            <text:p>0.00520833333333337</text:p>
          </table:table-cell>
          <table:table-cell office:value-type="float" office:value="0.00105240549828178" calcext:value-type="float">
            <text:p>0.00105240549828178</text:p>
          </table:table-cell>
          <table:table-cell office:value-type="float" office:value="0.00103092783505154" calcext:value-type="float">
            <text:p>0.00103092783505154</text:p>
          </table:table-cell>
          <table:table-cell office:value-type="float" office:value="0.00206185567010309" calcext:value-type="float">
            <text:p>0.00206185567010309</text:p>
          </table:table-cell>
          <table:table-cell office:value-type="float" office:value="0.013477233676976" calcext:value-type="float">
            <text:p>0.013477233676976</text:p>
          </table:table-cell>
          <table:table-cell office:value-type="float" office:value="0.00416666666666676" calcext:value-type="float">
            <text:p>0.00416666666666676</text:p>
          </table:table-cell>
          <table:table-cell office:value-type="float" office:value="0.00520833333333337" calcext:value-type="float">
            <text:p>0.00520833333333337</text:p>
          </table:table-cell>
          <table:table-cell office:value-type="float" office:value="0.00205111683848802" calcext:value-type="float">
            <text:p>0.002051116838488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00102018900343648" calcext:value-type="float">
            <text:p>0.00102018900343648</text:p>
          </table:table-cell>
          <table:table-cell office:value-type="float" office:value="-0.00416666666666665" calcext:value-type="float">
            <text:p>-0.00416666666666665</text:p>
          </table:table-cell>
          <table:table-cell office:value-type="float" office:value="0.00311426116838487" calcext:value-type="float">
            <text:p>0.00311426116838487</text:p>
          </table:table-cell>
          <table:table-cell office:value-type="float" office:value="0.0156035223367698" calcext:value-type="float">
            <text:p>0.0156035223367698</text:p>
          </table:table-cell>
          <table:table-cell office:value-type="float" office:value="0.0135094501718213" calcext:value-type="float">
            <text:p>0.0135094501718213</text:p>
          </table:table-cell>
          <table:table-cell office:value-type="float" office:value="0.00204037800687284" calcext:value-type="float">
            <text:p>0.00204037800687284</text:p>
          </table:table-cell>
          <table:table-cell office:value-type="float" office:value="0.00516537800687289" calcext:value-type="float">
            <text:p>0.00516537800687289</text:p>
          </table:table-cell>
          <table:table-cell office:value-type="float" office:value="0.00414518900343641" calcext:value-type="float">
            <text:p>0.00414518900343641</text:p>
          </table:table-cell>
          <table:table-cell office:value-type="float" office:value="0.00521907216494844" calcext:value-type="float">
            <text:p>0.00521907216494844</text:p>
          </table:table-cell>
          <table:table-cell office:value-type="float" office:value="0.00103092783505154" calcext:value-type="float">
            <text:p>0.00103092783505154</text:p>
          </table:table-cell>
          <table:table-cell office:value-type="float" office:value="0.00312499999999993" calcext:value-type="float">
            <text:p>0.00312499999999993</text:p>
          </table:table-cell>
          <table:table-cell office:value-type="float" office:value="-0.00626073883161504" calcext:value-type="float">
            <text:p>-0.00626073883161504</text:p>
          </table:table-cell>
          <table:table-cell office:value-type="float" office:value="0.00308204467353945" calcext:value-type="float">
            <text:p>0.00308204467353945</text:p>
          </table:table-cell>
          <table:table-cell office:value-type="float" office:value="0.00103092783505154" calcext:value-type="float">
            <text:p>0.00103092783505154</text:p>
          </table:table-cell>
          <table:table-cell office:value-type="float" office:value="0.00210481099656357" calcext:value-type="float">
            <text:p>0.00210481099656357</text:p>
          </table:table-cell>
          <table:table-cell office:value-type="float" office:value="-0.0000214776632302405" calcext:value-type="float">
            <text:p>-2.14776632302405E-0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00415592783505148" calcext:value-type="float">
            <text:p>0.00415592783505148</text:p>
          </table:table-cell>
          <table:table-cell office:value-type="float" office:value="-0.0103951890034365" calcext:value-type="float">
            <text:p>-0.0103951890034365</text:p>
          </table:table-cell>
          <table:table-cell office:value-type="float" office:value="0.00207259450171815" calcext:value-type="float">
            <text:p>0.00207259450171815</text:p>
          </table:table-cell>
          <table:table-cell office:value-type="float" office:value="0.0155927835051546" calcext:value-type="float">
            <text:p>0.0155927835051546</text:p>
          </table:table-cell>
          <table:table-cell office:value-type="float" office:value="0.00936426116838485" calcext:value-type="float">
            <text:p>0.00936426116838485</text:p>
          </table:table-cell>
          <table:table-cell office:value-type="float" office:value="-0.0010846219931272" calcext:value-type="float">
            <text:p>-0.0010846219931272</text:p>
          </table:table-cell>
          <table:table-cell office:value-type="float" office:value="0.00309278350515463" calcext:value-type="float">
            <text:p>0.00309278350515463</text:p>
          </table:table-cell>
          <table:table-cell office:value-type="float" office:value="0.00104166666666661" calcext:value-type="float">
            <text:p>0.00104166666666661</text:p>
          </table:table-cell>
          <table:table-cell office:value-type="float" office:value="-0.0031035223367698" calcext:value-type="float">
            <text:p>-0.0031035223367698</text:p>
          </table:table-cell>
          <table:table-cell office:value-type="float" office:value="0.00519759450171819" calcext:value-type="float">
            <text:p>0.00519759450171819</text:p>
          </table:table-cell>
          <table:table-cell office:value-type="float" office:value="0.00106314432989685" calcext:value-type="float">
            <text:p>0.00106314432989685</text:p>
          </table:table-cell>
          <table:table-cell office:value-type="float" office:value="-0.00416666666666676" calcext:value-type="float">
            <text:p>-0.00416666666666676</text:p>
          </table:table-cell>
          <table:table-cell office:value-type="float" office:value="-0.0000322164948454162" calcext:value-type="float">
            <text:p>-3.22164948454162E-05</text:p>
          </table:table-cell>
          <table:table-cell office:value-type="float" office:value="0.00418814432989689" calcext:value-type="float">
            <text:p>0.00418814432989689</text:p>
          </table:table-cell>
          <table:table-cell office:value-type="float" office:value="0.00105240549828167" calcext:value-type="float">
            <text:p>0.00105240549828167</text:p>
          </table:table-cell>
          <table:table-cell office:value-type="float" office:value="-0.00312500000000004" calcext:value-type="float">
            <text:p>-0.003125000000000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0.00581615120274914" calcext:value-type="float">
            <text:p>0.00581615120274914</text:p>
          </table:table-cell>
          <table:table-cell office:value-type="float" office:value="-0.00228737113402055" calcext:value-type="float">
            <text:p>-0.00228737113402055</text:p>
          </table:table-cell>
          <table:table-cell office:value-type="float" office:value="0.00642396907216491" calcext:value-type="float">
            <text:p>0.00642396907216491</text:p>
          </table:table-cell>
          <table:table-cell office:value-type="float" office:value="0.0160073024054984" calcext:value-type="float">
            <text:p>0.0160073024054984</text:p>
          </table:table-cell>
          <table:table-cell office:value-type="float" office:value="0.0116494845360825" calcext:value-type="float">
            <text:p>0.0116494845360825</text:p>
          </table:table-cell>
          <table:table-cell office:value-type="float" office:value="0.00370489690721654" calcext:value-type="float">
            <text:p>0.00370489690721654</text:p>
          </table:table-cell>
          <table:table-cell office:value-type="float" office:value="0.00829896907216499" calcext:value-type="float">
            <text:p>0.00829896907216499</text:p>
          </table:table-cell>
          <table:table-cell office:value-type="float" office:value="0.0105992268041238" calcext:value-type="float">
            <text:p>0.0105992268041238</text:p>
          </table:table-cell>
          <table:table-cell office:value-type="float" office:value="0.00272551546391753" calcext:value-type="float">
            <text:p>0.00272551546391753</text:p>
          </table:table-cell>
          <table:table-cell office:value-type="float" office:value="0.00227878006872861" calcext:value-type="float">
            <text:p>0.00227878006872861</text:p>
          </table:table-cell>
          <table:table-cell office:value-type="float" office:value="0.00416451890034364" calcext:value-type="float">
            <text:p>0.00416451890034364</text:p>
          </table:table-cell>
          <table:table-cell office:value-type="float" office:value="0.00392826460481099" calcext:value-type="float">
            <text:p>0.00392826460481099</text:p>
          </table:table-cell>
          <table:table-cell office:value-type="float" office:value="0.00455970790378013" calcext:value-type="float">
            <text:p>0.00455970790378013</text:p>
          </table:table-cell>
          <table:table-cell office:value-type="float" office:value="0.00376503436426123" calcext:value-type="float">
            <text:p>0.00376503436426123</text:p>
          </table:table-cell>
          <table:table-cell office:value-type="float" office:value="0.00312929553264607" calcext:value-type="float">
            <text:p>0.00312929553264607</text:p>
          </table:table-cell>
          <table:table-cell office:value-type="float" office:value="0.00455756013745712" calcext:value-type="float">
            <text:p>0.0045575601374571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-0.00877192982456143" calcext:value-type="float">
            <text:p>-0.00877192982456143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-0.0263157894736843" calcext:value-type="float">
            <text:p>-0.0263157894736843</text:p>
          </table:table-cell>
          <table:table-cell office:value-type="float" office:value="-0.0131578947368421" calcext:value-type="float">
            <text:p>-0.0131578947368421</text:p>
          </table:table-cell>
          <table:table-cell office:value-type="float" office:value="-0.0307017543859649" calcext:value-type="float">
            <text:p>-0.0307017543859649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149122807017544" calcext:value-type="float">
            <text:p>-0.0149122807017544</text:p>
          </table:table-cell>
          <table:table-cell office:value-type="float" office:value="-0.0078947368421054" calcext:value-type="float">
            <text:p>-0.0078947368421054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157894736842106" calcext:value-type="float">
            <text:p>-0.0157894736842106</text:p>
          </table:table-cell>
          <table:table-cell office:value-type="float" office:value="0.00526315789473675" calcext:value-type="float">
            <text:p>0.00526315789473675</text:p>
          </table:table-cell>
          <table:table-cell office:value-type="float" office:value="-0.0307017543859649" calcext:value-type="float">
            <text:p>-0.0307017543859649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964912280701757" calcext:value-type="float">
            <text:p>-0.00964912280701757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114035087719299" calcext:value-type="float">
            <text:p>-0.011403508771929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0877192982456143" calcext:value-type="float">
            <text:p>0.00877192982456143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964912280701746" calcext:value-type="float">
            <text:p>0.00964912280701746</text:p>
          </table:table-cell>
          <table:table-cell office:value-type="float" office:value="-0.00175438596491229" calcext:value-type="float">
            <text:p>-0.00175438596491229</text:p>
          </table:table-cell>
          <table:table-cell office:value-type="float" office:value="0.00701754385964903" calcext:value-type="float">
            <text:p>0.00701754385964903</text:p>
          </table:table-cell>
          <table:table-cell office:value-type="float" office:value="-0.006140350877193" calcext:value-type="float">
            <text:p>-0.006140350877193</text:p>
          </table:table-cell>
          <table:table-cell table:number-columns-repeated="2" office:value-type="float" office:value="0.00263157894736843" calcext:value-type="float">
            <text:p>0.00263157894736843</text:p>
          </table:table-cell>
          <table:table-cell table:number-columns-repeated="2" office:value-type="float" office:value="0.00526315789473686" calcext:value-type="float">
            <text:p>0.00526315789473686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175438596491229" calcext:value-type="float">
            <text:p>0.0017543859649122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0877192982456132" calcext:value-type="float">
            <text:p>-0.00877192982456132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043859649122806" calcext:value-type="float">
            <text:p>-0.0043859649122806</text:p>
          </table:table-cell>
          <table:table-cell office:value-type="float" office:value="-0.013157894736842" calcext:value-type="float">
            <text:p>-0.013157894736842</text:p>
          </table:table-cell>
          <table:table-cell office:value-type="float" office:value="-0.00964912280701746" calcext:value-type="float">
            <text:p>-0.00964912280701746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122807017543859" calcext:value-type="float">
            <text:p>-0.0122807017543859</text:p>
          </table:table-cell>
          <table:table-cell office:value-type="float" office:value="-0.0175438596491228" calcext:value-type="float">
            <text:p>-0.0175438596491228</text:p>
          </table:table-cell>
          <table:table-cell office:value-type="float" office:value="-0.00789473684210518" calcext:value-type="float">
            <text:p>-0.00789473684210518</text:p>
          </table:table-cell>
          <table:table-cell office:value-type="float" office:value="-0.00701754385964903" calcext:value-type="float">
            <text:p>-0.00701754385964903</text:p>
          </table:table-cell>
          <table:table-cell office:value-type="float" office:value="-0.00614035087719289" calcext:value-type="float">
            <text:p>-0.0061403508771928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0.00614035087719311" calcext:value-type="float">
            <text:p>0.00614035087719311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0.00350877192982457" calcext:value-type="float">
            <text:p>0.00350877192982457</text:p>
          </table:table-cell>
          <table:table-cell office:value-type="float" office:value="-0.000877192982456032" calcext:value-type="float">
            <text:p>-0.000877192982456032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0.00614035087719311" calcext:value-type="float">
            <text:p>0.00614035087719311</text:p>
          </table:table-cell>
          <table:table-cell office:value-type="float" office:value="-0.00175438596491218" calcext:value-type="float">
            <text:p>-0.00175438596491218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-0.00614035087719289" calcext:value-type="float">
            <text:p>-0.00614035087719289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263157894736832" calcext:value-type="float">
            <text:p>-0.00263157894736832</text:p>
          </table:table-cell>
          <table:table-cell office:value-type="float" office:value="0.000877192982456254" calcext:value-type="float">
            <text:p>0.0008771929824562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0.00789473684210529" calcext:value-type="float">
            <text:p>0.00789473684210529</text:p>
          </table:table-cell>
          <table:table-cell office:value-type="float" office:value="-0.000877192982456143" calcext:value-type="float">
            <text:p>-0.000877192982456143</text:p>
          </table:table-cell>
          <table:table-cell office:value-type="float" office:value="0.00701754385964914" calcext:value-type="float">
            <text:p>0.00701754385964914</text:p>
          </table:table-cell>
          <table:table-cell office:value-type="float" office:value="0.0114035087719299" calcext:value-type="float">
            <text:p>0.0114035087719299</text:p>
          </table:table-cell>
          <table:table-cell table:number-columns-repeated="2" office:value-type="float" office:value="0.00701754385964914" calcext:value-type="float">
            <text:p>0.00701754385964914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0175438596491229" calcext:value-type="float">
            <text:p>0.00175438596491229</text:p>
          </table:table-cell>
          <table:table-cell office:value-type="float" office:value="0.00438596491228072" calcext:value-type="float">
            <text:p>0.00438596491228072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0.00789473684210529" calcext:value-type="float">
            <text:p>0.00789473684210529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-0.000526315789473708" calcext:value-type="float">
            <text:p>-0.000526315789473708</text:p>
          </table:table-cell>
          <table:table-cell office:value-type="float" office:value="-0.00122807017543858" calcext:value-type="float">
            <text:p>-0.00122807017543858</text:p>
          </table:table-cell>
          <table:table-cell office:value-type="float" office:value="-0.00385964912280712" calcext:value-type="float">
            <text:p>-0.00385964912280712</text:p>
          </table:table-cell>
          <table:table-cell office:value-type="float" office:value="0.00228070175438599" calcext:value-type="float">
            <text:p>0.00228070175438599</text:p>
          </table:table-cell>
          <table:table-cell office:value-type="float" office:value="-0.00561403508771918" calcext:value-type="float">
            <text:p>-0.00561403508771918</text:p>
          </table:table-cell>
          <table:table-cell office:value-type="float" office:value="-0.00157894736842112" calcext:value-type="float">
            <text:p>-0.00157894736842112</text:p>
          </table:table-cell>
          <table:table-cell office:value-type="float" office:value="-0.00578947368421057" calcext:value-type="float">
            <text:p>-0.00578947368421057</text:p>
          </table:table-cell>
          <table:table-cell office:value-type="float" office:value="-0.0028070175438597" calcext:value-type="float">
            <text:p>-0.0028070175438597</text:p>
          </table:table-cell>
          <table:table-cell office:value-type="float" office:value="0.00140350877192985" calcext:value-type="float">
            <text:p>0.00140350877192985</text:p>
          </table:table-cell>
          <table:table-cell office:value-type="float" office:value="-0.00350877192982457" calcext:value-type="float">
            <text:p>-0.00350877192982457</text:p>
          </table:table-cell>
          <table:table-cell office:value-type="float" office:value="0.000877192982456143" calcext:value-type="float">
            <text:p>0.000877192982456143</text:p>
          </table:table-cell>
          <table:table-cell office:value-type="float" office:value="-0.00842105263157889" calcext:value-type="float">
            <text:p>-0.00842105263157889</text:p>
          </table:table-cell>
          <table:table-cell office:value-type="float" office:value="-0.00508771929824559" calcext:value-type="float">
            <text:p>-0.00508771929824559</text:p>
          </table:table-cell>
          <table:table-cell office:value-type="float" office:value="-0.00192982456140345" calcext:value-type="float">
            <text:p>-0.00192982456140345</text:p>
          </table:table-cell>
          <table:table-cell office:value-type="float" office:value="-0.00368421052631573" calcext:value-type="float">
            <text:p>-0.00368421052631573</text:p>
          </table:table-cell>
          <table:table-cell office:value-type="float" office:value="-0.00140350877192985" calcext:value-type="float">
            <text:p>-0.0014035087719298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-0.00900000000000001" calcext:value-type="float">
            <text:p>-0.00900000000000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2" calcext:value-type="float">
            <text:p>0.01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5" calcext:value-type="float">
            <text:p>-0.005</text:p>
          </table:table-cell>
          <table:table-cell office:value-type="float" office:value="0.01" calcext:value-type="float">
            <text:p>0.0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-0.019" calcext:value-type="float">
            <text:p>-0.019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-0.00800000000000001" calcext:value-type="float">
            <text:p>-0.00800000000000001</text:p>
          </table:table-cell>
          <table:table-cell office:value-type="float" office:value="-0.011" calcext:value-type="float">
            <text:p>-0.011</text:p>
          </table:table-cell>
          <table:table-cell office:value-type="float" office:value="-0.005" calcext:value-type="float">
            <text:p>-0.005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14" calcext:value-type="float">
            <text:p>0.014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3" calcext:value-type="float">
            <text:p>0.00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-0.00900000000000012" calcext:value-type="float">
            <text:p>-0.00900000000000012</text:p>
          </table:table-cell>
          <table:table-cell office:value-type="float" office:value="-0.018" calcext:value-type="float">
            <text:p>-0.018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4" calcext:value-type="float">
            <text:p>-0.004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-0.00600000000000012" calcext:value-type="float">
            <text:p>-0.00600000000000012</text:p>
          </table:table-cell>
          <table:table-cell office:value-type="float" office:value="-0.013" calcext:value-type="float">
            <text:p>-0.013</text:p>
          </table:table-cell>
          <table:table-cell office:value-type="float" office:value="0.00700000000000001" calcext:value-type="float">
            <text:p>0.0070000000000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5" calcext:value-type="float">
            <text:p>0.005</text:p>
          </table:table-cell>
          <table:table-cell office:value-type="float" office:value="0.00900000000000001" calcext:value-type="float">
            <text:p>0.00900000000000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05" calcext:value-type="float">
            <text:p>0.005</text:p>
          </table:table-cell>
          <table:table-cell table:number-columns-repeated="2" office:value-type="float" office:value="0.002" calcext:value-type="float">
            <text:p>0.002</text:p>
          </table:table-cell>
          <table:table-cell office:value-type="float" office:value="0.011" calcext:value-type="float">
            <text:p>0.011</text:p>
          </table:table-cell>
          <table:table-cell office:value-type="float" office:value="-0.001" calcext:value-type="float">
            <text:p>-0.0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-0.003" calcext:value-type="float">
            <text:p>-0.003</text:p>
          </table:table-cell>
          <table:table-cell office:value-type="float" office:value="-0.011" calcext:value-type="float">
            <text:p>-0.011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0.00800000000000001" calcext:value-type="float">
            <text:p>0.00800000000000001</text:p>
          </table:table-cell>
          <table:table-cell office:value-type="float" office:value="0.005" calcext:value-type="float">
            <text:p>0.005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2" calcext:value-type="float">
            <text:p>0.002</text:p>
          </table:table-cell>
          <table:table-cell table:number-columns-repeated="2" office:value-type="float" office:value="-0.003" calcext:value-type="float">
            <text:p>-0.003</text:p>
          </table:table-cell>
          <table:table-cell office:value-type="float" office:value="0.0099999999999999" calcext:value-type="float">
            <text:p>0.0099999999999999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office:value-type="float" office:value="-0.00700000000000001" calcext:value-type="float">
            <text:p>-0.00700000000000001</text:p>
          </table:table-cell>
          <table:table-cell office:value-type="float" office:value="-0.0127999999999999" calcext:value-type="float">
            <text:p>-0.0127999999999999</text:p>
          </table:table-cell>
          <table:table-cell office:value-type="float" office:value="0.00280000000000014" calcext:value-type="float">
            <text:p>0.00280000000000014</text:p>
          </table:table-cell>
          <table:table-cell office:value-type="float" office:value="-0.00359999999999994" calcext:value-type="float">
            <text:p>-0.00359999999999994</text:p>
          </table:table-cell>
          <table:table-cell office:value-type="float" office:value="0.00900000000000012" calcext:value-type="float">
            <text:p>0.00900000000000012</text:p>
          </table:table-cell>
          <table:table-cell office:value-type="float" office:value="0.00120000000000009" calcext:value-type="float">
            <text:p>0.00120000000000009</text:p>
          </table:table-cell>
          <table:table-cell office:value-type="float" office:value="0.00140000000000007" calcext:value-type="float">
            <text:p>0.00140000000000007</text:p>
          </table:table-cell>
          <table:table-cell office:value-type="float" office:value="-0.000399999999999956" calcext:value-type="float">
            <text:p>-0.000399999999999956</text:p>
          </table:table-cell>
          <table:table-cell office:value-type="float" office:value="-0.000599999999999934" calcext:value-type="float">
            <text:p>-0.000599999999999934</text:p>
          </table:table-cell>
          <table:table-cell office:value-type="float" office:value="0.00420000000000009" calcext:value-type="float">
            <text:p>0.00420000000000009</text:p>
          </table:table-cell>
          <table:table-cell office:value-type="float" office:value="0.00460000000000005" calcext:value-type="float">
            <text:p>0.00460000000000005</text:p>
          </table:table-cell>
          <table:table-cell office:value-type="float" office:value="0.00580000000000014" calcext:value-type="float">
            <text:p>0.00580000000000014</text:p>
          </table:table-cell>
          <table:table-cell office:value-type="float" office:value="-0.000399999999999956" calcext:value-type="float">
            <text:p>-0.000399999999999956</text:p>
          </table:table-cell>
          <table:table-cell office:value-type="float" office:value="-0.00679999999999992" calcext:value-type="float">
            <text:p>-0.0067999999999999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160000000000005" calcext:value-type="float">
            <text:p>0.001600000000000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141831852358169" calcext:value-type="float">
            <text:p>0.0141831852358169</text:p>
          </table:table-cell>
          <table:table-cell office:value-type="float" office:value="-0.00910799726589207" calcext:value-type="float">
            <text:p>-0.00910799726589207</text:p>
          </table:table-cell>
          <table:table-cell office:value-type="float" office:value="0.00642515379357489" calcext:value-type="float">
            <text:p>0.00642515379357489</text:p>
          </table:table-cell>
          <table:table-cell office:value-type="float" office:value="0.016866028708134" calcext:value-type="float">
            <text:p>0.016866028708134</text:p>
          </table:table-cell>
          <table:table-cell office:value-type="float" office:value="0.0129357484620642" calcext:value-type="float">
            <text:p>0.0129357484620642</text:p>
          </table:table-cell>
          <table:table-cell office:value-type="float" office:value="0.0129699248120301" calcext:value-type="float">
            <text:p>0.0129699248120301</text:p>
          </table:table-cell>
          <table:table-cell table:number-columns-repeated="2" office:value-type="float" office:value="0.0180963773069036" calcext:value-type="float">
            <text:p>0.0180963773069036</text:p>
          </table:table-cell>
          <table:table-cell office:value-type="float" office:value="0.0142515379357484" calcext:value-type="float">
            <text:p>0.0142515379357484</text:p>
          </table:table-cell>
          <table:table-cell office:value-type="float" office:value="-0.0130895420369105" calcext:value-type="float">
            <text:p>-0.0130895420369105</text:p>
          </table:table-cell>
          <table:table-cell office:value-type="float" office:value="0.020745044429255" calcext:value-type="float">
            <text:p>0.020745044429255</text:p>
          </table:table-cell>
          <table:table-cell office:value-type="float" office:value="0.0246753246753247" calcext:value-type="float">
            <text:p>0.0246753246753247</text:p>
          </table:table-cell>
          <table:table-cell office:value-type="float" office:value="0.00639097744360906" calcext:value-type="float">
            <text:p>0.00639097744360906</text:p>
          </table:table-cell>
          <table:table-cell office:value-type="float" office:value="0.0156015037593985" calcext:value-type="float">
            <text:p>0.0156015037593985</text:p>
          </table:table-cell>
          <table:table-cell office:value-type="float" office:value="0.0103725222146276" calcext:value-type="float">
            <text:p>0.0103725222146276</text:p>
          </table:table-cell>
          <table:table-cell office:value-type="float" office:value="0.00644224196855769" calcext:value-type="float">
            <text:p>0.0064422419685576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-0.00651059466848947" calcext:value-type="float">
            <text:p>-0.00651059466848947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0521189336978811" calcext:value-type="float">
            <text:p>0.00521189336978811</text:p>
          </table:table-cell>
          <table:table-cell office:value-type="float" office:value="0.00775803144224196" calcext:value-type="float">
            <text:p>0.00775803144224196</text:p>
          </table:table-cell>
          <table:table-cell office:value-type="float" office:value="0.00389610389610384" calcext:value-type="float">
            <text:p>0.00389610389610384</text:p>
          </table:table-cell>
          <table:table-cell office:value-type="float" office:value="0.012987012987013" calcext:value-type="float">
            <text:p>0.012987012987013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-0.00391319207108687" calcext:value-type="float">
            <text:p>-0.00391319207108687</text:p>
          </table:table-cell>
          <table:table-cell office:value-type="float" office:value="0.00907382091592623" calcext:value-type="float">
            <text:p>0.00907382091592623</text:p>
          </table:table-cell>
          <table:table-cell office:value-type="float" office:value="-0.00263157894736843" calcext:value-type="float">
            <text:p>-0.00263157894736843</text:p>
          </table:table-cell>
          <table:table-cell office:value-type="float" office:value="0" calcext:value-type="float">
            <text:p>0</text:p>
          </table:table-cell>
          <table:table-cell office:value-type="float" office:value="-0.00131578947368416" calcext:value-type="float">
            <text:p>-0.00131578947368416</text:p>
          </table:table-cell>
          <table:table-cell office:value-type="float" office:value="0.00645933014354061" calcext:value-type="float">
            <text:p>0.0064593301435406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117053998632946" calcext:value-type="float">
            <text:p>0.0117053998632946</text:p>
          </table:table-cell>
          <table:table-cell office:value-type="float" office:value="-0.0103725222146275" calcext:value-type="float">
            <text:p>-0.0103725222146275</text:p>
          </table:table-cell>
          <table:table-cell office:value-type="float" office:value="0.0077922077922078" calcext:value-type="float">
            <text:p>0.0077922077922078</text:p>
          </table:table-cell>
          <table:table-cell office:value-type="float" office:value="0.0103554340396447" calcext:value-type="float">
            <text:p>0.0103554340396447</text:p>
          </table:table-cell>
          <table:table-cell office:value-type="float" office:value="0.0117053998632947" calcext:value-type="float">
            <text:p>0.0117053998632947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649350649350655" calcext:value-type="float">
            <text:p>0.00649350649350655</text:p>
          </table:table-cell>
          <table:table-cell office:value-type="float" office:value="0.00774094326725905" calcext:value-type="float">
            <text:p>0.00774094326725905</text:p>
          </table:table-cell>
          <table:table-cell office:value-type="float" office:value="0.0142857142857143" calcext:value-type="float">
            <text:p>0.0142857142857143</text:p>
          </table:table-cell>
          <table:table-cell office:value-type="float" office:value="0.00129870129870135" calcext:value-type="float">
            <text:p>0.00129870129870135</text:p>
          </table:table-cell>
          <table:table-cell office:value-type="float" office:value="-0.00264866712235134" calcext:value-type="float">
            <text:p>-0.00264866712235134</text:p>
          </table:table-cell>
          <table:table-cell office:value-type="float" office:value="0.00258031442241968" calcext:value-type="float">
            <text:p>0.00258031442241968</text:p>
          </table:table-cell>
          <table:table-cell office:value-type="float" office:value="0.00780929596719071" calcext:value-type="float">
            <text:p>0.00780929596719071</text:p>
          </table:table-cell>
          <table:table-cell office:value-type="float" office:value="-0.00651059466848936" calcext:value-type="float">
            <text:p>-0.00651059466848936</text:p>
          </table:table-cell>
          <table:table-cell office:value-type="float" office:value="-0.00784347231715643" calcext:value-type="float">
            <text:p>-0.00784347231715643</text:p>
          </table:table-cell>
          <table:table-cell office:value-type="float" office:value="-0.0026144907723854" calcext:value-type="float">
            <text:p>-0.002614490772385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0914217361585778" calcext:value-type="float">
            <text:p>0.00914217361585778</text:p>
          </table:table-cell>
          <table:table-cell office:value-type="float" office:value="-0.0155673274094326" calcext:value-type="float">
            <text:p>-0.0155673274094326</text:p>
          </table:table-cell>
          <table:table-cell office:value-type="float" office:value="0.00261449077238551" calcext:value-type="float">
            <text:p>0.00261449077238551</text:p>
          </table:table-cell>
          <table:table-cell table:number-columns-repeated="2" office:value-type="float" office:value="0.0104066985645933" calcext:value-type="float">
            <text:p>0.0104066985645933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0.0103896103896105" calcext:value-type="float">
            <text:p>0.0103896103896105</text:p>
          </table:table-cell>
          <table:table-cell office:value-type="float" office:value="0.00389610389610395" calcext:value-type="float">
            <text:p>0.00389610389610395</text:p>
          </table:table-cell>
          <table:table-cell office:value-type="float" office:value="0.0130382775119617" calcext:value-type="float">
            <text:p>0.0130382775119617</text:p>
          </table:table-cell>
          <table:table-cell office:value-type="float" office:value="-0.00647641831852353" calcext:value-type="float">
            <text:p>-0.00647641831852353</text:p>
          </table:table-cell>
          <table:table-cell office:value-type="float" office:value="-0.00393028024606967" calcext:value-type="float">
            <text:p>-0.00393028024606967</text:p>
          </table:table-cell>
          <table:table-cell office:value-type="float" office:value="0.00391319207108687" calcext:value-type="float">
            <text:p>0.00391319207108687</text:p>
          </table:table-cell>
          <table:table-cell office:value-type="float" office:value="-0.00386192754613801" calcext:value-type="float">
            <text:p>-0.00386192754613801</text:p>
          </table:table-cell>
          <table:table-cell office:value-type="float" office:value="-0.00517771701982217" calcext:value-type="float">
            <text:p>-0.00517771701982217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-0.0051948051948052" calcext:value-type="float">
            <text:p>-0.005194805194805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039644565960355" calcext:value-type="float">
            <text:p>0.0039644565960355</text:p>
          </table:table-cell>
          <table:table-cell office:value-type="float" office:value="-0.0207792207792208" calcext:value-type="float">
            <text:p>-0.0207792207792208</text:p>
          </table:table-cell>
          <table:table-cell office:value-type="float" office:value="0.00261449077238562" calcext:value-type="float">
            <text:p>0.00261449077238562</text:p>
          </table:table-cell>
          <table:table-cell office:value-type="float" office:value="0.00652768284347238" calcext:value-type="float">
            <text:p>0.00652768284347238</text:p>
          </table:table-cell>
          <table:table-cell office:value-type="float" office:value="0.0104066985645933" calcext:value-type="float">
            <text:p>0.0104066985645933</text:p>
          </table:table-cell>
          <table:table-cell office:value-type="float" office:value="-0.00517771701982228" calcext:value-type="float">
            <text:p>-0.00517771701982228</text:p>
          </table:table-cell>
          <table:table-cell table:number-columns-repeated="2" office:value-type="float" office:value="0.00649350649350655" calcext:value-type="float">
            <text:p>0.00649350649350655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-0.00519480519480509" calcext:value-type="float">
            <text:p>-0.00519480519480509</text:p>
          </table:table-cell>
          <table:table-cell office:value-type="float" office:value="0.00128161312371844" calcext:value-type="float">
            <text:p>0.00128161312371844</text:p>
          </table:table-cell>
          <table:table-cell office:value-type="float" office:value="0.00652768284347238" calcext:value-type="float">
            <text:p>0.00652768284347238</text:p>
          </table:table-cell>
          <table:table-cell office:value-type="float" office:value="-0.00126452494873541" calcext:value-type="float">
            <text:p>-0.00126452494873541</text:p>
          </table:table-cell>
          <table:table-cell office:value-type="float" office:value="-0.00389610389610384" calcext:value-type="float">
            <text:p>-0.00389610389610384</text:p>
          </table:table-cell>
          <table:table-cell office:value-type="float" office:value="-0.00521189336978811" calcext:value-type="float">
            <text:p>-0.00521189336978811</text:p>
          </table:table-cell>
          <table:table-cell office:value-type="float" office:value="0.00131578947368427" calcext:value-type="float">
            <text:p>0.001315789473684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0.00936090225563913" calcext:value-type="float">
            <text:p>0.00936090225563913</text:p>
          </table:table-cell>
          <table:table-cell office:value-type="float" office:value="-0.0124675324675324" calcext:value-type="float">
            <text:p>-0.0124675324675324</text:p>
          </table:table-cell>
          <table:table-cell office:value-type="float" office:value="0.00492481203007522" calcext:value-type="float">
            <text:p>0.00492481203007522</text:p>
          </table:table-cell>
          <table:table-cell office:value-type="float" office:value="0.00987354750512648" calcext:value-type="float">
            <text:p>0.00987354750512648</text:p>
          </table:table-cell>
          <table:table-cell office:value-type="float" office:value="0.0106425153793576" calcext:value-type="float">
            <text:p>0.0106425153793576</text:p>
          </table:table-cell>
          <table:table-cell office:value-type="float" office:value="0.00207450444292556" calcext:value-type="float">
            <text:p>0.00207450444292556</text:p>
          </table:table-cell>
          <table:table-cell office:value-type="float" office:value="0.0108920027341082" calcext:value-type="float">
            <text:p>0.0108920027341082</text:p>
          </table:table-cell>
          <table:table-cell office:value-type="float" office:value="0.00958304853041703" calcext:value-type="float">
            <text:p>0.00958304853041703</text:p>
          </table:table-cell>
          <table:table-cell office:value-type="float" office:value="0.00779904306220103" calcext:value-type="float">
            <text:p>0.00779904306220103</text:p>
          </table:table-cell>
          <table:table-cell office:value-type="float" office:value="-0.00417634996582361" calcext:value-type="float">
            <text:p>-0.00417634996582361</text:p>
          </table:table-cell>
          <table:table-cell office:value-type="float" office:value="0.00230690362269315" calcext:value-type="float">
            <text:p>0.00230690362269315</text:p>
          </table:table-cell>
          <table:table-cell office:value-type="float" office:value="0.009354066985646" calcext:value-type="float">
            <text:p>0.009354066985646</text:p>
          </table:table-cell>
          <table:table-cell office:value-type="float" office:value="0.00128844839371167" calcext:value-type="float">
            <text:p>0.00128844839371167</text:p>
          </table:table-cell>
          <table:table-cell office:value-type="float" office:value="0.00000341763499667191" calcext:value-type="float">
            <text:p>3.41763499667191E-06</text:p>
          </table:table-cell>
          <table:table-cell office:value-type="float" office:value="-0.00131920710868061" calcext:value-type="float">
            <text:p>-0.00131920710868061</text:p>
          </table:table-cell>
          <table:table-cell office:value-type="float" office:value="0.00128161312371844" calcext:value-type="float">
            <text:p>0.0012816131237184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14767616191904" calcext:value-type="float">
            <text:p>0.014767616191904</text:p>
          </table:table-cell>
          <table:table-cell office:value-type="float" office:value="-0.0295877061469265" calcext:value-type="float">
            <text:p>-0.0295877061469265</text:p>
          </table:table-cell>
          <table:table-cell office:value-type="float" office:value="0.0277886056971514" calcext:value-type="float">
            <text:p>0.0277886056971514</text:p>
          </table:table-cell>
          <table:table-cell office:value-type="float" office:value="-0.00604947526236888" calcext:value-type="float">
            <text:p>-0.00604947526236888</text:p>
          </table:table-cell>
          <table:table-cell office:value-type="float" office:value="0.0112743628185906" calcext:value-type="float">
            <text:p>0.0112743628185906</text:p>
          </table:table-cell>
          <table:table-cell office:value-type="float" office:value="-0.00176911544227887" calcext:value-type="float">
            <text:p>-0.00176911544227887</text:p>
          </table:table-cell>
          <table:table-cell office:value-type="float" office:value="-0.00173913043478269" calcext:value-type="float">
            <text:p>-0.00173913043478269</text:p>
          </table:table-cell>
          <table:table-cell office:value-type="float" office:value="0.0130509745127436" calcext:value-type="float">
            <text:p>0.0130509745127436</text:p>
          </table:table-cell>
          <table:table-cell office:value-type="float" office:value="0.0103973013493253" calcext:value-type="float">
            <text:p>0.0103973013493253</text:p>
          </table:table-cell>
          <table:table-cell office:value-type="float" office:value="-0.0112743628185907" calcext:value-type="float">
            <text:p>-0.0112743628185907</text:p>
          </table:table-cell>
          <table:table-cell office:value-type="float" office:value="0.00348575712143928" calcext:value-type="float">
            <text:p>0.00348575712143928</text:p>
          </table:table-cell>
          <table:table-cell office:value-type="float" office:value="0.00523988005997" calcext:value-type="float">
            <text:p>0.00523988005997</text:p>
          </table:table-cell>
          <table:table-cell office:value-type="float" office:value="0.00870314842578701" calcext:value-type="float">
            <text:p>0.00870314842578701</text:p>
          </table:table-cell>
          <table:table-cell office:value-type="float" office:value="-0.000877061469265361" calcext:value-type="float">
            <text:p>-0.000877061469265361</text:p>
          </table:table-cell>
          <table:table-cell office:value-type="float" office:value="0.0103823088455772" calcext:value-type="float">
            <text:p>0.0103823088455772</text:p>
          </table:table-cell>
          <table:table-cell office:value-type="float" office:value="0.0130134932533733" calcext:value-type="float">
            <text:p>0.013013493253373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-0.00688905547226382" calcext:value-type="float">
            <text:p>-0.00688905547226382</text:p>
          </table:table-cell>
          <table:table-cell office:value-type="float" office:value="-0.0225562218890555" calcext:value-type="float">
            <text:p>-0.0225562218890555</text:p>
          </table:table-cell>
          <table:table-cell office:value-type="float" office:value="0.00868065967016485" calcext:value-type="float">
            <text:p>0.00868065967016485</text:p>
          </table:table-cell>
          <table:table-cell office:value-type="float" office:value="-0.000832083958020924" calcext:value-type="float">
            <text:p>-0.000832083958020924</text:p>
          </table:table-cell>
          <table:table-cell office:value-type="float" office:value="-0.00607196401799104" calcext:value-type="float">
            <text:p>-0.00607196401799104</text:p>
          </table:table-cell>
          <table:table-cell office:value-type="float" office:value="-0.00513493253373321" calcext:value-type="float">
            <text:p>-0.00513493253373321</text:p>
          </table:table-cell>
          <table:table-cell office:value-type="float" office:value="-0.00257871064467763" calcext:value-type="float">
            <text:p>-0.00257871064467763</text:p>
          </table:table-cell>
          <table:table-cell office:value-type="float" office:value="-0.00951274362818588" calcext:value-type="float">
            <text:p>-0.00951274362818588</text:p>
          </table:table-cell>
          <table:table-cell office:value-type="float" office:value="-0.00606446776611691" calcext:value-type="float">
            <text:p>-0.00606446776611691</text:p>
          </table:table-cell>
          <table:table-cell office:value-type="float" office:value="-0.00954272863568217" calcext:value-type="float">
            <text:p>-0.00954272863568217</text:p>
          </table:table-cell>
          <table:table-cell office:value-type="float" office:value="0.00347826086956515" calcext:value-type="float">
            <text:p>0.00347826086956515</text:p>
          </table:table-cell>
          <table:table-cell office:value-type="float" office:value="0.00353073463268361" calcext:value-type="float">
            <text:p>0.00353073463268361</text:p>
          </table:table-cell>
          <table:table-cell office:value-type="float" office:value="0.0034932533733133" calcext:value-type="float">
            <text:p>0.0034932533733133</text:p>
          </table:table-cell>
          <table:table-cell office:value-type="float" office:value="-0.0121214392803598" calcext:value-type="float">
            <text:p>-0.0121214392803598</text:p>
          </table:table-cell>
          <table:table-cell office:value-type="float" office:value="0.00781859070464774" calcext:value-type="float">
            <text:p>0.00781859070464774</text:p>
          </table:table-cell>
          <table:table-cell office:value-type="float" office:value="0.00694152923538227" calcext:value-type="float">
            <text:p>0.0069415292353822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19167916041979" calcext:value-type="float">
            <text:p>0.019167916041979</text:p>
          </table:table-cell>
          <table:table-cell office:value-type="float" office:value="-0.0104122938530735" calcext:value-type="float">
            <text:p>-0.0104122938530735</text:p>
          </table:table-cell>
          <table:table-cell office:value-type="float" office:value="0.0208320839580209" calcext:value-type="float">
            <text:p>0.0208320839580209</text:p>
          </table:table-cell>
          <table:table-cell office:value-type="float" office:value="0.0139280359820089" calcext:value-type="float">
            <text:p>0.0139280359820089</text:p>
          </table:table-cell>
          <table:table-cell office:value-type="float" office:value="0.00261619190404794" calcext:value-type="float">
            <text:p>0.00261619190404794</text:p>
          </table:table-cell>
          <table:table-cell office:value-type="float" office:value="0.0165367316341829" calcext:value-type="float">
            <text:p>0.0165367316341829</text:p>
          </table:table-cell>
          <table:table-cell office:value-type="float" office:value="0.0130209895052473" calcext:value-type="float">
            <text:p>0.0130209895052473</text:p>
          </table:table-cell>
          <table:table-cell office:value-type="float" office:value="0.00523238380809588" calcext:value-type="float">
            <text:p>0.00523238380809588</text:p>
          </table:table-cell>
          <table:table-cell office:value-type="float" office:value="0.0034932533733133" calcext:value-type="float">
            <text:p>0.0034932533733133</text:p>
          </table:table-cell>
          <table:table-cell office:value-type="float" office:value="0.00171664167916041" calcext:value-type="float">
            <text:p>0.00171664167916041</text:p>
          </table:table-cell>
          <table:table-cell office:value-type="float" office:value="0.0156296851574212" calcext:value-type="float">
            <text:p>0.0156296851574212</text:p>
          </table:table-cell>
          <table:table-cell office:value-type="float" office:value="0.0182533733133433" calcext:value-type="float">
            <text:p>0.0182533733133433</text:p>
          </table:table-cell>
          <table:table-cell office:value-type="float" office:value="0.0199925037481259" calcext:value-type="float">
            <text:p>0.0199925037481259</text:p>
          </table:table-cell>
          <table:table-cell office:value-type="float" office:value="0.0148050974512743" calcext:value-type="float">
            <text:p>0.0148050974512743</text:p>
          </table:table-cell>
          <table:table-cell office:value-type="float" office:value="0.0251724137931034" calcext:value-type="float">
            <text:p>0.0251724137931034</text:p>
          </table:table-cell>
          <table:table-cell office:value-type="float" office:value="0.0191379310344827" calcext:value-type="float">
            <text:p>0.019137931034482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0523238380809588" calcext:value-type="float">
            <text:p>0.00523238380809588</text:p>
          </table:table-cell>
          <table:table-cell office:value-type="float" office:value="-0.0121664167916042" calcext:value-type="float">
            <text:p>-0.0121664167916042</text:p>
          </table:table-cell>
          <table:table-cell office:value-type="float" office:value="0.0095202398800599" calcext:value-type="float">
            <text:p>0.0095202398800599</text:p>
          </table:table-cell>
          <table:table-cell office:value-type="float" office:value="0.00871814092953516" calcext:value-type="float">
            <text:p>0.00871814092953516</text:p>
          </table:table-cell>
          <table:table-cell office:value-type="float" office:value="0.00170914542728617" calcext:value-type="float">
            <text:p>0.00170914542728617</text:p>
          </table:table-cell>
          <table:table-cell office:value-type="float" office:value="0.00523988005996989" calcext:value-type="float">
            <text:p>0.00523988005996989</text:p>
          </table:table-cell>
          <table:table-cell office:value-type="float" office:value="0.00951274362818577" calcext:value-type="float">
            <text:p>0.00951274362818577</text:p>
          </table:table-cell>
          <table:table-cell office:value-type="float" office:value="-0.00434032983508248" calcext:value-type="float">
            <text:p>-0.00434032983508248</text:p>
          </table:table-cell>
          <table:table-cell office:value-type="float" office:value="-0.00346326836581712" calcext:value-type="float">
            <text:p>-0.00346326836581712</text:p>
          </table:table-cell>
          <table:table-cell office:value-type="float" office:value="0.00954272863568206" calcext:value-type="float">
            <text:p>0.00954272863568206</text:p>
          </table:table-cell>
          <table:table-cell office:value-type="float" office:value="0.00429535232383804" calcext:value-type="float">
            <text:p>0.00429535232383804</text:p>
          </table:table-cell>
          <table:table-cell office:value-type="float" office:value="0.00955772113943021" calcext:value-type="float">
            <text:p>0.00955772113943021</text:p>
          </table:table-cell>
          <table:table-cell office:value-type="float" office:value="0.015607196401799" calcext:value-type="float">
            <text:p>0.015607196401799</text:p>
          </table:table-cell>
          <table:table-cell office:value-type="float" office:value="0.0113043478260869" calcext:value-type="float">
            <text:p>0.0113043478260869</text:p>
          </table:table-cell>
          <table:table-cell office:value-type="float" office:value="0.0225487256371814" calcext:value-type="float">
            <text:p>0.0225487256371814</text:p>
          </table:table-cell>
          <table:table-cell office:value-type="float" office:value="0.00173913043478258" calcext:value-type="float">
            <text:p>0.0017391304347825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000374812593703089" calcext:value-type="float">
            <text:p>3.74812593703089E-05</text:p>
          </table:table-cell>
          <table:table-cell office:value-type="float" office:value="-0.00436281859070475" calcext:value-type="float">
            <text:p>-0.00436281859070475</text:p>
          </table:table-cell>
          <table:table-cell office:value-type="float" office:value="0.0173688155922038" calcext:value-type="float">
            <text:p>0.0173688155922038</text:p>
          </table:table-cell>
          <table:table-cell office:value-type="float" office:value="0.00610194902548722" calcext:value-type="float">
            <text:p>0.00610194902548722</text:p>
          </table:table-cell>
          <table:table-cell office:value-type="float" office:value="0.00605697151424289" calcext:value-type="float">
            <text:p>0.00605697151424289</text:p>
          </table:table-cell>
          <table:table-cell office:value-type="float" office:value="0.00523988005996989" calcext:value-type="float">
            <text:p>0.00523988005996989</text:p>
          </table:table-cell>
          <table:table-cell office:value-type="float" office:value="0.00778860569715134" calcext:value-type="float">
            <text:p>0.00778860569715134</text:p>
          </table:table-cell>
          <table:table-cell office:value-type="float" office:value="0.0130434782608695" calcext:value-type="float">
            <text:p>0.0130434782608695</text:p>
          </table:table-cell>
          <table:table-cell office:value-type="float" office:value="-0.0069490254872564" calcext:value-type="float">
            <text:p>-0.0069490254872564</text:p>
          </table:table-cell>
          <table:table-cell office:value-type="float" office:value="0.00608695652173907" calcext:value-type="float">
            <text:p>0.00608695652173907</text:p>
          </table:table-cell>
          <table:table-cell office:value-type="float" office:value="0.0138755622188905" calcext:value-type="float">
            <text:p>0.0138755622188905</text:p>
          </table:table-cell>
          <table:table-cell office:value-type="float" office:value="0.0139205397301349" calcext:value-type="float">
            <text:p>0.0139205397301349</text:p>
          </table:table-cell>
          <table:table-cell office:value-type="float" office:value="0.0164992503748126" calcext:value-type="float">
            <text:p>0.0164992503748126</text:p>
          </table:table-cell>
          <table:table-cell office:value-type="float" office:value="0.0130359820089955" calcext:value-type="float">
            <text:p>0.0130359820089955</text:p>
          </table:table-cell>
          <table:table-cell office:value-type="float" office:value="0.0138755622188905" calcext:value-type="float">
            <text:p>0.0138755622188905</text:p>
          </table:table-cell>
          <table:table-cell office:value-type="float" office:value="0.00436281859070464" calcext:value-type="float">
            <text:p>0.0043628185907046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0.00646326836581701" calcext:value-type="float">
            <text:p>0.00646326836581701</text:p>
          </table:table-cell>
          <table:table-cell office:value-type="float" office:value="-0.0158170914542729" calcext:value-type="float">
            <text:p>-0.0158170914542729</text:p>
          </table:table-cell>
          <table:table-cell office:value-type="float" office:value="0.0168380809595201" calcext:value-type="float">
            <text:p>0.0168380809595201</text:p>
          </table:table-cell>
          <table:table-cell office:value-type="float" office:value="0.00437331334332824" calcext:value-type="float">
            <text:p>0.00437331334332824</text:p>
          </table:table-cell>
          <table:table-cell office:value-type="float" office:value="0.00311694152923536" calcext:value-type="float">
            <text:p>0.00311694152923536</text:p>
          </table:table-cell>
          <table:table-cell office:value-type="float" office:value="0.00402248875562217" calcext:value-type="float">
            <text:p>0.00402248875562217</text:p>
          </table:table-cell>
          <table:table-cell office:value-type="float" office:value="0.00520089955022485" calcext:value-type="float">
            <text:p>0.00520089955022485</text:p>
          </table:table-cell>
          <table:table-cell office:value-type="float" office:value="0.00349475262368815" calcext:value-type="float">
            <text:p>0.00349475262368815</text:p>
          </table:table-cell>
          <table:table-cell office:value-type="float" office:value="-0.000517241379310418" calcext:value-type="float">
            <text:p>-0.000517241379310418</text:p>
          </table:table-cell>
          <table:table-cell office:value-type="float" office:value="-0.000694152923538249" calcext:value-type="float">
            <text:p>-0.000694152923538249</text:p>
          </table:table-cell>
          <table:table-cell office:value-type="float" office:value="0.00815292353823094" calcext:value-type="float">
            <text:p>0.00815292353823094</text:p>
          </table:table-cell>
          <table:table-cell office:value-type="float" office:value="0.0101004497751125" calcext:value-type="float">
            <text:p>0.0101004497751125</text:p>
          </table:table-cell>
          <table:table-cell office:value-type="float" office:value="0.0128590704647675" calcext:value-type="float">
            <text:p>0.0128590704647675</text:p>
          </table:table-cell>
          <table:table-cell office:value-type="float" office:value="0.00522938530734629" calcext:value-type="float">
            <text:p>0.00522938530734629</text:p>
          </table:table-cell>
          <table:table-cell office:value-type="float" office:value="0.01595952023988" calcext:value-type="float">
            <text:p>0.01595952023988</text:p>
          </table:table-cell>
          <table:table-cell office:value-type="float" office:value="0.00903898050974505" calcext:value-type="float">
            <text:p>0.009038980509745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89472971142122" calcext:value-type="float">
            <text:p>-0.0189472971142122</text:p>
          </table:table-cell>
          <table:table-cell office:value-type="float" office:value="0.0156279636905569" calcext:value-type="float">
            <text:p>0.0156279636905569</text:p>
          </table:table-cell>
          <table:table-cell office:value-type="float" office:value="-0.00409836065573765" calcext:value-type="float">
            <text:p>-0.00409836065573765</text:p>
          </table:table-cell>
          <table:table-cell office:value-type="float" office:value="-0.0115363771846634" calcext:value-type="float">
            <text:p>-0.0115363771846634</text:p>
          </table:table-cell>
          <table:table-cell office:value-type="float" office:value="0.0156753827394662" calcext:value-type="float">
            <text:p>0.0156753827394662</text:p>
          </table:table-cell>
          <table:table-cell office:value-type="float" office:value="-0.0000203224495325394" calcext:value-type="float">
            <text:p>-2.03224495325394E-05</text:p>
          </table:table-cell>
          <table:table-cell office:value-type="float" office:value="-0.00409158650589347" calcext:value-type="float">
            <text:p>-0.00409158650589347</text:p>
          </table:table-cell>
          <table:table-cell office:value-type="float" office:value="0.00583931716569563" calcext:value-type="float">
            <text:p>0.00583931716569563</text:p>
          </table:table-cell>
          <table:table-cell office:value-type="float" office:value="0.00985638802330302" calcext:value-type="float">
            <text:p>0.00985638802330302</text:p>
          </table:table-cell>
          <table:table-cell office:value-type="float" office:value="0.0140428126270152" calcext:value-type="float">
            <text:p>0.0140428126270152</text:p>
          </table:table-cell>
          <table:table-cell office:value-type="float" office:value="0.00825091451022897" calcext:value-type="float">
            <text:p>0.00825091451022897</text:p>
          </table:table-cell>
          <table:table-cell office:value-type="float" office:value="0.0124102425145645" calcext:value-type="float">
            <text:p>0.0124102425145645</text:p>
          </table:table-cell>
          <table:table-cell office:value-type="float" office:value="0.00989703292236821" calcext:value-type="float">
            <text:p>0.00989703292236821</text:p>
          </table:table-cell>
          <table:table-cell office:value-type="float" office:value="0.00579867226663056" calcext:value-type="float">
            <text:p>0.00579867226663056</text:p>
          </table:table-cell>
          <table:table-cell office:value-type="float" office:value="0.00740414577970461" calcext:value-type="float">
            <text:p>0.00740414577970461</text:p>
          </table:table-cell>
          <table:table-cell office:value-type="float" office:value="0.00163934426229506" calcext:value-type="float">
            <text:p>0.0016393442622950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197669692453597" calcext:value-type="float">
            <text:p>-0.0197669692453597</text:p>
          </table:table-cell>
          <table:table-cell office:value-type="float" office:value="0.0255385449126134" calcext:value-type="float">
            <text:p>0.0255385449126134</text:p>
          </table:table-cell>
          <table:table-cell office:value-type="float" office:value="0.00166644086167178" calcext:value-type="float">
            <text:p>0.00166644086167178</text:p>
          </table:table-cell>
          <table:table-cell office:value-type="float" office:value="0.0140563609267037" calcext:value-type="float">
            <text:p>0.0140563609267037</text:p>
          </table:table-cell>
          <table:table-cell office:value-type="float" office:value="0.0148218398590977" calcext:value-type="float">
            <text:p>0.0148218398590977</text:p>
          </table:table-cell>
          <table:table-cell office:value-type="float" office:value="0.0140428126270153" calcext:value-type="float">
            <text:p>0.0140428126270153</text:p>
          </table:table-cell>
          <table:table-cell office:value-type="float" office:value="0.0140360384771712" calcext:value-type="float">
            <text:p>0.0140360384771712</text:p>
          </table:table-cell>
          <table:table-cell office:value-type="float" office:value="0.00579867226663056" calcext:value-type="float">
            <text:p>0.00579867226663056</text:p>
          </table:table-cell>
          <table:table-cell office:value-type="float" office:value="0.00905703834168814" calcext:value-type="float">
            <text:p>0.00905703834168814</text:p>
          </table:table-cell>
          <table:table-cell office:value-type="float" office:value="0.0140428126270153" calcext:value-type="float">
            <text:p>0.0140428126270153</text:p>
          </table:table-cell>
          <table:table-cell office:value-type="float" office:value="0.0139886194282618" calcext:value-type="float">
            <text:p>0.0139886194282618</text:p>
          </table:table-cell>
          <table:table-cell office:value-type="float" office:value="0.0165221514699905" calcext:value-type="float">
            <text:p>0.0165221514699905</text:p>
          </table:table-cell>
          <table:table-cell office:value-type="float" office:value="0.00244546809375423" calcext:value-type="float">
            <text:p>0.00244546809375423</text:p>
          </table:table-cell>
          <table:table-cell office:value-type="float" office:value="0.00746511312830245" calcext:value-type="float">
            <text:p>0.00746511312830245</text:p>
          </table:table-cell>
          <table:table-cell office:value-type="float" office:value="0.00989025877252403" calcext:value-type="float">
            <text:p>0.00989025877252403</text:p>
          </table:table-cell>
          <table:table-cell office:value-type="float" office:value="0.00825768866007315" calcext:value-type="float">
            <text:p>0.0082576886600731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29494648421623" calcext:value-type="float">
            <text:p>-0.0329494648421623</text:p>
          </table:table-cell>
          <table:table-cell office:value-type="float" office:value="0.0032515919252134" calcext:value-type="float">
            <text:p>0.0032515919252134</text:p>
          </table:table-cell>
          <table:table-cell office:value-type="float" office:value="-0.000785801381926521" calcext:value-type="float">
            <text:p>-0.000785801381926521</text:p>
          </table:table-cell>
          <table:table-cell office:value-type="float" office:value="-0.00323126947568075" calcext:value-type="float">
            <text:p>-0.00323126947568075</text:p>
          </table:table-cell>
          <table:table-cell office:value-type="float" office:value="0.0123628234656551" calcext:value-type="float">
            <text:p>0.0123628234656551</text:p>
          </table:table-cell>
          <table:table-cell office:value-type="float" office:value="-0.00572415661834436" calcext:value-type="float">
            <text:p>-0.00572415661834436</text:p>
          </table:table-cell>
          <table:table-cell office:value-type="float" office:value="-0.00908413494106486" calcext:value-type="float">
            <text:p>-0.00908413494106486</text:p>
          </table:table-cell>
          <table:table-cell office:value-type="float" office:value="0.00500609673485974" calcext:value-type="float">
            <text:p>0.00500609673485974</text:p>
          </table:table-cell>
          <table:table-cell office:value-type="float" office:value="-0.000819672131147531" calcext:value-type="float">
            <text:p>-0.000819672131147531</text:p>
          </table:table-cell>
          <table:table-cell office:value-type="float" office:value="0.00169353746104861" calcext:value-type="float">
            <text:p>0.00169353746104861</text:p>
          </table:table-cell>
          <table:table-cell office:value-type="float" office:value="-0.00575125321772119" calcext:value-type="float">
            <text:p>-0.00575125321772119</text:p>
          </table:table-cell>
          <table:table-cell office:value-type="float" office:value="0.00664544099715492" calcext:value-type="float">
            <text:p>0.00664544099715492</text:p>
          </table:table-cell>
          <table:table-cell office:value-type="float" office:value="-0.0000135482996883596" calcext:value-type="float">
            <text:p>-1.35482996883596E-05</text:p>
          </table:table-cell>
          <table:table-cell office:value-type="float" office:value="-0.00573093076818854" calcext:value-type="float">
            <text:p>-0.00573093076818854</text:p>
          </table:table-cell>
          <table:table-cell office:value-type="float" office:value="0.0000203224495326504" calcext:value-type="float">
            <text:p>2.03224495326504E-05</text:p>
          </table:table-cell>
          <table:table-cell office:value-type="float" office:value="-0.00659124779840126" calcext:value-type="float">
            <text:p>-0.006591247798401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788782007858" calcext:value-type="float">
            <text:p>-0.03788782007858</text:p>
          </table:table-cell>
          <table:table-cell office:value-type="float" office:value="0.000772253082238161" calcext:value-type="float">
            <text:p>0.000772253082238161</text:p>
          </table:table-cell>
          <table:table-cell office:value-type="float" office:value="0.000860317030212721" calcext:value-type="float">
            <text:p>0.000860317030212721</text:p>
          </table:table-cell>
          <table:table-cell office:value-type="float" office:value="-0.00653028044980353" calcext:value-type="float">
            <text:p>-0.00653028044980353</text:p>
          </table:table-cell>
          <table:table-cell office:value-type="float" office:value="-0.00084676873052425" calcext:value-type="float">
            <text:p>-0.00084676873052425</text:p>
          </table:table-cell>
          <table:table-cell office:value-type="float" office:value="-0.00159192521338569" calcext:value-type="float">
            <text:p>-0.00159192521338569</text:p>
          </table:table-cell>
          <table:table-cell office:value-type="float" office:value="0.000833220430836001" calcext:value-type="float">
            <text:p>0.000833220430836001</text:p>
          </table:table-cell>
          <table:table-cell office:value-type="float" office:value="0.0000270965993768302" calcext:value-type="float">
            <text:p>2.70965993768302E-05</text:p>
          </table:table-cell>
          <table:table-cell office:value-type="float" office:value="0.00661157024793391" calcext:value-type="float">
            <text:p>0.00661157024793391</text:p>
          </table:table-cell>
          <table:table-cell office:value-type="float" office:value="0.0107641241024252" calcext:value-type="float">
            <text:p>0.0107641241024252</text:p>
          </table:table-cell>
          <table:table-cell office:value-type="float" office:value="-0.00576480151740955" calcext:value-type="float">
            <text:p>-0.00576480151740955</text:p>
          </table:table-cell>
          <table:table-cell office:value-type="float" office:value="0.00995122612112187" calcext:value-type="float">
            <text:p>0.00995122612112187</text:p>
          </table:table-cell>
          <table:table-cell office:value-type="float" office:value="0.00165966671182771" calcext:value-type="float">
            <text:p>0.00165966671182771</text:p>
          </table:table-cell>
          <table:table-cell office:value-type="float" office:value="0.00333288172334367" calcext:value-type="float">
            <text:p>0.00333288172334367</text:p>
          </table:table-cell>
          <table:table-cell office:value-type="float" office:value="0.0041525538544912" calcext:value-type="float">
            <text:p>0.0041525538544912</text:p>
          </table:table-cell>
          <table:table-cell office:value-type="float" office:value="-0.00165289256198342" calcext:value-type="float">
            <text:p>-0.001652892561983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353813846362282" calcext:value-type="float">
            <text:p>-0.0353813846362282</text:p>
          </table:table-cell>
          <table:table-cell office:value-type="float" office:value="0.00243869394391005" calcext:value-type="float">
            <text:p>0.00243869394391005</text:p>
          </table:table-cell>
          <table:table-cell office:value-type="float" office:value="0.00251320959219614" calcext:value-type="float">
            <text:p>0.00251320959219614</text:p>
          </table:table-cell>
          <table:table-cell office:value-type="float" office:value="-0.00155805446416479" calcext:value-type="float">
            <text:p>-0.00155805446416479</text:p>
          </table:table-cell>
          <table:table-cell office:value-type="float" office:value="-0.00000677414984417979" calcext:value-type="float">
            <text:p>-6.77414984417979E-06</text:p>
          </table:table-cell>
          <table:table-cell office:value-type="float" office:value="0.00174773065980216" calcext:value-type="float">
            <text:p>0.00174773065980216</text:p>
          </table:table-cell>
          <table:table-cell office:value-type="float" office:value="-0.00244546809375423" calcext:value-type="float">
            <text:p>-0.00244546809375423</text:p>
          </table:table-cell>
          <table:table-cell office:value-type="float" office:value="0.000900961929277799" calcext:value-type="float">
            <text:p>0.000900961929277799</text:p>
          </table:table-cell>
          <table:table-cell office:value-type="float" office:value="0.0058189947161631" calcext:value-type="float">
            <text:p>0.0058189947161631</text:p>
          </table:table-cell>
          <table:table-cell office:value-type="float" office:value="0.00997832272049859" calcext:value-type="float">
            <text:p>0.00997832272049859</text:p>
          </table:table-cell>
          <table:table-cell office:value-type="float" office:value="-0.00491125863704101" calcext:value-type="float">
            <text:p>-0.00491125863704101</text:p>
          </table:table-cell>
          <table:table-cell office:value-type="float" office:value="0.0108047690014903" calcext:value-type="float">
            <text:p>0.0108047690014903</text:p>
          </table:table-cell>
          <table:table-cell office:value-type="float" office:value="-0.00163934426229506" calcext:value-type="float">
            <text:p>-0.00163934426229506</text:p>
          </table:table-cell>
          <table:table-cell office:value-type="float" office:value="0.00089418777943362" calcext:value-type="float">
            <text:p>0.00089418777943362</text:p>
          </table:table-cell>
          <table:table-cell office:value-type="float" office:value="0.00250643544235196" calcext:value-type="float">
            <text:p>0.00250643544235196</text:p>
          </table:table-cell>
          <table:table-cell office:value-type="float" office:value="0.0000406448990651898" calcext:value-type="float">
            <text:p>4.06448990651898E-05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-0.0289865871833085" calcext:value-type="float">
            <text:p>-0.0289865871833085</text:p>
          </table:table-cell>
          <table:table-cell office:value-type="float" office:value="0.00952580951090642" calcext:value-type="float">
            <text:p>0.00952580951090642</text:p>
          </table:table-cell>
          <table:table-cell office:value-type="float" office:value="0.0000311610892832492" calcext:value-type="float">
            <text:p>3.11610892832492E-05</text:p>
          </table:table-cell>
          <table:table-cell office:value-type="float" office:value="-0.00175992412952175" calcext:value-type="float">
            <text:p>-0.00175992412952175</text:p>
          </table:table-cell>
          <table:table-cell office:value-type="float" office:value="0.00840130063677014" calcext:value-type="float">
            <text:p>0.00840130063677014</text:p>
          </table:table-cell>
          <table:table-cell office:value-type="float" office:value="0.00169082780111096" calcext:value-type="float">
            <text:p>0.00169082780111096</text:p>
          </table:table-cell>
          <table:table-cell office:value-type="float" office:value="-0.000150386126541058" calcext:value-type="float">
            <text:p>-0.000150386126541058</text:p>
          </table:table-cell>
          <table:table-cell office:value-type="float" office:value="0.00351442893916809" calcext:value-type="float">
            <text:p>0.00351442893916809</text:p>
          </table:table-cell>
          <table:table-cell office:value-type="float" office:value="0.00610486383958808" calcext:value-type="float">
            <text:p>0.00610486383958808</text:p>
          </table:table-cell>
          <table:table-cell office:value-type="float" office:value="0.0101043219076006" calcext:value-type="float">
            <text:p>0.0101043219076006</text:p>
          </table:table-cell>
          <table:table-cell office:value-type="float" office:value="0.00116244411326383" calcext:value-type="float">
            <text:p>0.00116244411326383</text:p>
          </table:table-cell>
          <table:table-cell office:value-type="float" office:value="0.0112667660208644" calcext:value-type="float">
            <text:p>0.0112667660208644</text:p>
          </table:table-cell>
          <table:table-cell office:value-type="float" office:value="0.0024698550331933" calcext:value-type="float">
            <text:p>0.0024698550331933</text:p>
          </table:table-cell>
          <table:table-cell office:value-type="float" office:value="0.00235198482590437" calcext:value-type="float">
            <text:p>0.00235198482590437</text:p>
          </table:table-cell>
          <table:table-cell office:value-type="float" office:value="0.00479474325972096" calcext:value-type="float">
            <text:p>0.00479474325972096</text:p>
          </table:table-cell>
          <table:table-cell office:value-type="float" office:value="0.000338707492209767" calcext:value-type="float">
            <text:p>0.00033870749220976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55777374470659" calcext:value-type="float">
            <text:p>0.0155777374470659</text:p>
          </table:table-cell>
          <table:table-cell office:value-type="float" office:value="0.0223532970356927" calcext:value-type="float">
            <text:p>0.0223532970356927</text:p>
          </table:table-cell>
          <table:table-cell office:value-type="float" office:value="-0.00526315789473675" calcext:value-type="float">
            <text:p>-0.00526315789473675</text:p>
          </table:table-cell>
          <table:table-cell office:value-type="float" office:value="0.0223532970356927" calcext:value-type="float">
            <text:p>0.0223532970356927</text:p>
          </table:table-cell>
          <table:table-cell office:value-type="float" office:value="0.00511191772534791" calcext:value-type="float">
            <text:p>0.00511191772534791</text:p>
          </table:table-cell>
          <table:table-cell office:value-type="float" office:value="0.0172413793103449" calcext:value-type="float">
            <text:p>0.0172413793103449</text:p>
          </table:table-cell>
          <table:table-cell office:value-type="float" office:value="0.0224742891712039" calcext:value-type="float">
            <text:p>0.0224742891712039</text:p>
          </table:table-cell>
          <table:table-cell office:value-type="float" office:value="0.00166364186327894" calcext:value-type="float">
            <text:p>0.00166364186327894</text:p>
          </table:table-cell>
          <table:table-cell office:value-type="float" office:value="0.00689655172413795" calcext:value-type="float">
            <text:p>0.00689655172413795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0.00852994555353903" calcext:value-type="float">
            <text:p>0.00852994555353903</text:p>
          </table:table-cell>
          <table:table-cell office:value-type="float" office:value="0.00163339382940109" calcext:value-type="float">
            <text:p>0.00163339382940109</text:p>
          </table:table-cell>
          <table:table-cell office:value-type="float" office:value="0.0120992135511192" calcext:value-type="float">
            <text:p>0.0120992135511192</text:p>
          </table:table-cell>
          <table:table-cell office:value-type="float" office:value="-0.00181488203266789" calcext:value-type="float">
            <text:p>-0.00181488203266789</text:p>
          </table:table-cell>
          <table:table-cell office:value-type="float" office:value="0.00160314579552334" calcext:value-type="float">
            <text:p>0.00160314579552334</text:p>
          </table:table-cell>
          <table:table-cell office:value-type="float" office:value="0.0258318209316395" calcext:value-type="float">
            <text:p>0.025831820931639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39140955837871" calcext:value-type="float">
            <text:p>0.0139140955837871</text:p>
          </table:table-cell>
          <table:table-cell office:value-type="float" office:value="-0.00356926799758006" calcext:value-type="float">
            <text:p>-0.00356926799758006</text:p>
          </table:table-cell>
          <table:table-cell office:value-type="float" office:value="0.00347852389594683" calcext:value-type="float">
            <text:p>0.00347852389594683</text:p>
          </table:table-cell>
          <table:table-cell office:value-type="float" office:value="-0.0156684815486993" calcext:value-type="float">
            <text:p>-0.0156684815486993</text:p>
          </table:table-cell>
          <table:table-cell office:value-type="float" office:value="0.0103750756200848" calcext:value-type="float">
            <text:p>0.0103750756200848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0.00862068965517249" calcext:value-type="float">
            <text:p>0.00862068965517249</text:p>
          </table:table-cell>
          <table:table-cell office:value-type="float" office:value="-0.0000604960677554889" calcext:value-type="float">
            <text:p>-6.04960677554889E-05</text:p>
          </table:table-cell>
          <table:table-cell office:value-type="float" office:value="0.00169388989715669" calcext:value-type="float">
            <text:p>0.00169388989715669</text:p>
          </table:table-cell>
          <table:table-cell office:value-type="float" office:value="-0.0122504537205081" calcext:value-type="float">
            <text:p>-0.0122504537205081</text:p>
          </table:table-cell>
          <table:table-cell office:value-type="float" office:value="0.00338777979431348" calcext:value-type="float">
            <text:p>0.00338777979431348</text:p>
          </table:table-cell>
          <table:table-cell office:value-type="float" office:value="0.0120387174833637" calcext:value-type="float">
            <text:p>0.0120387174833637</text:p>
          </table:table-cell>
          <table:table-cell office:value-type="float" office:value="-0.00520266182698115" calcext:value-type="float">
            <text:p>-0.00520266182698115</text:p>
          </table:table-cell>
          <table:table-cell office:value-type="float" office:value="-0.000120992135511089" calcext:value-type="float">
            <text:p>-0.000120992135511089</text:p>
          </table:table-cell>
          <table:table-cell office:value-type="float" office:value="0.00347852389594683" calcext:value-type="float">
            <text:p>0.00347852389594683</text:p>
          </table:table-cell>
          <table:table-cell office:value-type="float" office:value="0.0137628554143981" calcext:value-type="float">
            <text:p>0.013762855414398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20810647307925" calcext:value-type="float">
            <text:p>0.020810647307925</text:p>
          </table:table-cell>
          <table:table-cell office:value-type="float" office:value="0.00508166969147006" calcext:value-type="float">
            <text:p>0.00508166969147006</text:p>
          </table:table-cell>
          <table:table-cell office:value-type="float" office:value="0.0103448275862069" calcext:value-type="float">
            <text:p>0.0103448275862069</text:p>
          </table:table-cell>
          <table:table-cell office:value-type="float" office:value="0.00689655172413795" calcext:value-type="float">
            <text:p>0.00689655172413795</text:p>
          </table:table-cell>
          <table:table-cell office:value-type="float" office:value="0.00172413793103454" calcext:value-type="float">
            <text:p>0.00172413793103454</text:p>
          </table:table-cell>
          <table:table-cell office:value-type="float" office:value="0.0258620689655172" calcext:value-type="float">
            <text:p>0.0258620689655172</text:p>
          </table:table-cell>
          <table:table-cell office:value-type="float" office:value="0.0155172413793104" calcext:value-type="float">
            <text:p>0.0155172413793104</text:p>
          </table:table-cell>
          <table:table-cell office:value-type="float" office:value="0.0103750756200848" calcext:value-type="float">
            <text:p>0.0103750756200848</text:p>
          </table:table-cell>
          <table:table-cell office:value-type="float" office:value="0.015426497277677" calcext:value-type="float">
            <text:p>0.015426497277677</text:p>
          </table:table-cell>
          <table:table-cell office:value-type="float" office:value="0.0103145795523292" calcext:value-type="float">
            <text:p>0.0103145795523292</text:p>
          </table:table-cell>
          <table:table-cell office:value-type="float" office:value="0.00865093768905023" calcext:value-type="float">
            <text:p>0.00865093768905023</text:p>
          </table:table-cell>
          <table:table-cell office:value-type="float" office:value="0.0120387174833636" calcext:value-type="float">
            <text:p>0.0120387174833636</text:p>
          </table:table-cell>
          <table:table-cell office:value-type="float" office:value="0.0189957652752571" calcext:value-type="float">
            <text:p>0.0189957652752571</text:p>
          </table:table-cell>
          <table:table-cell office:value-type="float" office:value="0.0240471869328494" calcext:value-type="float">
            <text:p>0.0240471869328494</text:p>
          </table:table-cell>
          <table:table-cell office:value-type="float" office:value="0.0172413793103449" calcext:value-type="float">
            <text:p>0.0172413793103449</text:p>
          </table:table-cell>
          <table:table-cell office:value-type="float" office:value="0.0154567453115548" calcext:value-type="float">
            <text:p>0.015456745311554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21899576527524" calcext:value-type="float">
            <text:p>0.0121899576527524</text:p>
          </table:table-cell>
          <table:table-cell office:value-type="float" office:value="0.0102540834845734" calcext:value-type="float">
            <text:p>0.0102540834845734</text:p>
          </table:table-cell>
          <table:table-cell office:value-type="float" office:value="0.00514216575922555" calcext:value-type="float">
            <text:p>0.00514216575922555</text:p>
          </table:table-cell>
          <table:table-cell office:value-type="float" office:value="0.00865093768905012" calcext:value-type="float">
            <text:p>0.00865093768905012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173321234119781" calcext:value-type="float">
            <text:p>0.0173321234119781</text:p>
          </table:table-cell>
          <table:table-cell office:value-type="float" office:value="0.0120387174833635" calcext:value-type="float">
            <text:p>0.0120387174833635</text:p>
          </table:table-cell>
          <table:table-cell office:value-type="float" office:value="0.010314579552329" calcext:value-type="float">
            <text:p>0.010314579552329</text:p>
          </table:table-cell>
          <table:table-cell office:value-type="float" office:value="0.0206291591046581" calcext:value-type="float">
            <text:p>0.0206291591046581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172716273442225" calcext:value-type="float">
            <text:p>0.0172716273442225</text:p>
          </table:table-cell>
          <table:table-cell office:value-type="float" office:value="0.0120387174833635" calcext:value-type="float">
            <text:p>0.0120387174833635</text:p>
          </table:table-cell>
          <table:table-cell office:value-type="float" office:value="0.0155474894131881" calcext:value-type="float">
            <text:p>0.0155474894131881</text:p>
          </table:table-cell>
          <table:table-cell office:value-type="float" office:value="0.00849969751966118" calcext:value-type="float">
            <text:p>0.00849969751966118</text:p>
          </table:table-cell>
          <table:table-cell office:value-type="float" office:value="0.0137628554143979" calcext:value-type="float">
            <text:p>0.0137628554143979</text:p>
          </table:table-cell>
          <table:table-cell office:value-type="float" office:value="0.0120084694494857" calcext:value-type="float">
            <text:p>0.012008469449485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90865093768905" calcext:value-type="float">
            <text:p>0.0190865093768905</text:p>
          </table:table-cell>
          <table:table-cell office:value-type="float" office:value="-0.00184513006654574" calcext:value-type="float">
            <text:p>-0.00184513006654574</text:p>
          </table:table-cell>
          <table:table-cell office:value-type="float" office:value="0.00338777979431337" calcext:value-type="float">
            <text:p>0.00338777979431337</text:p>
          </table:table-cell>
          <table:table-cell office:value-type="float" office:value="0.0120689655172413" calcext:value-type="float">
            <text:p>0.0120689655172413</text:p>
          </table:table-cell>
          <table:table-cell office:value-type="float" office:value="0.0189655172413793" calcext:value-type="float">
            <text:p>0.0189655172413793</text:p>
          </table:table-cell>
          <table:table-cell office:value-type="float" office:value="0.0172716273442226" calcext:value-type="float">
            <text:p>0.0172716273442226</text:p>
          </table:table-cell>
          <table:table-cell office:value-type="float" office:value="0.0120387174833635" calcext:value-type="float">
            <text:p>0.0120387174833635</text:p>
          </table:table-cell>
          <table:table-cell office:value-type="float" office:value="0.00344827586206897" calcext:value-type="float">
            <text:p>0.00344827586206897</text:p>
          </table:table-cell>
          <table:table-cell office:value-type="float" office:value="0.0137326073805203" calcext:value-type="float">
            <text:p>0.0137326073805203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0862068965517238" calcext:value-type="float">
            <text:p>0.00862068965517238</text:p>
          </table:table-cell>
          <table:table-cell office:value-type="float" office:value="0.0155172413793103" calcext:value-type="float">
            <text:p>0.0155172413793103</text:p>
          </table:table-cell>
          <table:table-cell office:value-type="float" office:value="0.020659407138536" calcext:value-type="float">
            <text:p>0.020659407138536</text:p>
          </table:table-cell>
          <table:table-cell office:value-type="float" office:value="-0.0000302480338778555" calcext:value-type="float">
            <text:p>-3.02480338778555E-05</text:p>
          </table:table-cell>
          <table:table-cell office:value-type="float" office:value="0.00689655172413783" calcext:value-type="float">
            <text:p>0.006896551724137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0.0163157894736842" calcext:value-type="float">
            <text:p>0.0163157894736842</text:p>
          </table:table-cell>
          <table:table-cell office:value-type="float" office:value="0.00645493042952205" calcext:value-type="float">
            <text:p>0.00645493042952205</text:p>
          </table:table-cell>
          <table:table-cell office:value-type="float" office:value="0.00341802782819123" calcext:value-type="float">
            <text:p>0.00341802782819123</text:p>
          </table:table-cell>
          <table:table-cell office:value-type="float" office:value="0.00686025408348456" calcext:value-type="float">
            <text:p>0.00686025408348456</text:p>
          </table:table-cell>
          <table:table-cell office:value-type="float" office:value="0.0103387779794314" calcext:value-type="float">
            <text:p>0.0103387779794314</text:p>
          </table:table-cell>
          <table:table-cell office:value-type="float" office:value="0.017610405323654" calcext:value-type="float">
            <text:p>0.017610405323654</text:p>
          </table:table-cell>
          <table:table-cell office:value-type="float" office:value="0.0141379310344828" calcext:value-type="float">
            <text:p>0.0141379310344828</text:p>
          </table:table-cell>
          <table:table-cell office:value-type="float" office:value="0.0051482153660013" calcext:value-type="float">
            <text:p>0.0051482153660013</text:p>
          </table:table-cell>
          <table:table-cell office:value-type="float" office:value="0.01167574107683" calcext:value-type="float">
            <text:p>0.01167574107683</text:p>
          </table:table-cell>
          <table:table-cell office:value-type="float" office:value="-0.0011312764670296" calcext:value-type="float">
            <text:p>-0.0011312764670296</text:p>
          </table:table-cell>
          <table:table-cell office:value-type="float" office:value="0.0106715063520871" calcext:value-type="float">
            <text:p>0.0106715063520871</text:p>
          </table:table-cell>
          <table:table-cell office:value-type="float" office:value="0.00927404718693292" calcext:value-type="float">
            <text:p>0.00927404718693292</text:p>
          </table:table-cell>
          <table:table-cell office:value-type="float" office:value="0.0113914095583788" calcext:value-type="float">
            <text:p>0.0113914095583788</text:p>
          </table:table-cell>
          <table:table-cell office:value-type="float" office:value="0.0102540834845736" calcext:value-type="float">
            <text:p>0.0102540834845736</text:p>
          </table:table-cell>
          <table:table-cell office:value-type="float" office:value="0.00721113127646711" calcext:value-type="float">
            <text:p>0.00721113127646711</text:p>
          </table:table-cell>
          <table:table-cell office:value-type="float" office:value="0.0147912885662432" calcext:value-type="float">
            <text:p>0.01479128856624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0.0170634920634918" calcext:value-type="float">
            <text:p>0.0170634920634918</text:p>
          </table:table-cell>
          <table:table-cell office:value-type="float" office:value="0.0000793650793647904" calcext:value-type="float">
            <text:p>7.93650793647904E-05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142857142857141" calcext:value-type="float">
            <text:p>0.0142857142857141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0563492063492033" calcext:value-type="float">
            <text:p>0.00563492063492033</text:p>
          </table:table-cell>
          <table:table-cell office:value-type="float" office:value="0.00865079365079335" calcext:value-type="float">
            <text:p>0.00865079365079335</text:p>
          </table:table-cell>
          <table:table-cell office:value-type="float" office:value="0" calcext:value-type="float">
            <text:p>0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285714285714278" calcext:value-type="float">
            <text:p>0.00285714285714278</text:p>
          </table:table-cell>
          <table:table-cell office:value-type="float" office:value="0.014126984126984" calcext:value-type="float">
            <text:p>0.014126984126984</text:p>
          </table:table-cell>
          <table:table-cell office:value-type="float" office:value="0.00571428571428556" calcext:value-type="float">
            <text:p>0.00571428571428556</text:p>
          </table:table-cell>
          <table:table-cell office:value-type="float" office:value="0.0000793650793647904" calcext:value-type="float">
            <text:p>7.93650793647904E-05</text:p>
          </table:table-cell>
          <table:table-cell office:value-type="float" office:value="0.00849206349206311" calcext:value-type="float">
            <text:p>0.00849206349206311</text:p>
          </table:table-cell>
          <table:table-cell office:value-type="float" office:value="0.0000793650793647904" calcext:value-type="float">
            <text:p>7.93650793647904E-0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873015873015859" calcext:value-type="float">
            <text:p>-0.00873015873015859</text:p>
          </table:table-cell>
          <table:table-cell office:value-type="float" office:value="-0.01984126984127" calcext:value-type="float">
            <text:p>-0.01984126984127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0563492063492077" calcext:value-type="float">
            <text:p>-0.00563492063492077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table:number-columns-repeated="2" office:value-type="float" office:value="0.00277777777777766" calcext:value-type="float">
            <text:p>0.00277777777777766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-0.00301587301587292" calcext:value-type="float">
            <text:p>-0.003015873015872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587301587301592" calcext:value-type="float">
            <text:p>-0.00587301587301592</text:p>
          </table:table-cell>
          <table:table-cell office:value-type="float" office:value="-0.01984126984127" calcext:value-type="float">
            <text:p>-0.01984126984127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0.00563492063492066" calcext:value-type="float">
            <text:p>0.00563492063492066</text:p>
          </table:table-cell>
          <table:table-cell table:number-columns-repeated="2" office:value-type="float" office:value="0.00277777777777766" calcext:value-type="float">
            <text:p>0.00277777777777766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857142857142856" calcext:value-type="float">
            <text:p>-0.00857142857142856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579365079365102" calcext:value-type="float">
            <text:p>-0.0057936507936510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1984126984127" calcext:value-type="float">
            <text:p>-0.01984126984127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0.00563492063492066" calcext:value-type="float">
            <text:p>0.00563492063492066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555555555555543" calcext:value-type="float">
            <text:p>0.00555555555555543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86507936507938" calcext:value-type="float">
            <text:p>-0.0086507936507938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293650793650801" calcext:value-type="float">
            <text:p>-0.002936507936508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301587301587292" calcext:value-type="float">
            <text:p>-0.00301587301587292</text:p>
          </table:table-cell>
          <table:table-cell office:value-type="float" office:value="-0.0226984126984128" calcext:value-type="float">
            <text:p>-0.0226984126984128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0.0112698412698412" calcext:value-type="float">
            <text:p>0.0112698412698412</text:p>
          </table:table-cell>
          <table:table-cell office:value-type="float" office:value="-0.0000793650793653455" calcext:value-type="float">
            <text:p>-7.93650793653455E-05</text:p>
          </table:table-cell>
          <table:table-cell office:value-type="float" office:value="0.00841269841269821" calcext:value-type="float">
            <text:p>0.00841269841269821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0.00563492063492066" calcext:value-type="float">
            <text:p>0.00563492063492066</text:p>
          </table:table-cell>
          <table:table-cell table:number-columns-repeated="2" office:value-type="float" office:value="-0.00293650793650801" calcext:value-type="float">
            <text:p>-0.00293650793650801</text:p>
          </table:table-cell>
          <table:table-cell office:value-type="float" office:value="0.00269841269841264" calcext:value-type="float">
            <text:p>0.00269841269841264</text:p>
          </table:table-cell>
          <table:table-cell office:value-type="float" office:value="0.00277777777777766" calcext:value-type="float">
            <text:p>0.00277777777777766</text:p>
          </table:table-cell>
          <table:table-cell office:value-type="float" office:value="-0.002857142857143" calcext:value-type="float">
            <text:p>-0.002857142857143</text:p>
          </table:table-cell>
          <table:table-cell office:value-type="float" office:value="-0.00293650793650801" calcext:value-type="float">
            <text:p>-0.00293650793650801</text:p>
          </table:table-cell>
          <table:table-cell office:value-type="float" office:value="-0.00571428571428578" calcext:value-type="float">
            <text:p>-0.00571428571428578</text:p>
          </table:table-cell>
          <table:table-cell office:value-type="float" office:value="-0.000158730158730136" calcext:value-type="float">
            <text:p>-0.00015873015873013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office:value-type="float" office:value="-0.000714285714285556" calcext:value-type="float">
            <text:p>-0.000714285714285556</text:p>
          </table:table-cell>
          <table:table-cell office:value-type="float" office:value="-0.0164285714285715" calcext:value-type="float">
            <text:p>-0.0164285714285715</text:p>
          </table:table-cell>
          <table:table-cell office:value-type="float" office:value="0.00447619047619041" calcext:value-type="float">
            <text:p>0.00447619047619041</text:p>
          </table:table-cell>
          <table:table-cell office:value-type="float" office:value="0.00679365079365091" calcext:value-type="float">
            <text:p>0.00679365079365091</text:p>
          </table:table-cell>
          <table:table-cell office:value-type="float" office:value="0.000492063492063433" calcext:value-type="float">
            <text:p>0.000492063492063433</text:p>
          </table:table-cell>
          <table:table-cell office:value-type="float" office:value="0.00673015873015859" calcext:value-type="float">
            <text:p>0.00673015873015859</text:p>
          </table:table-cell>
          <table:table-cell office:value-type="float" office:value="0.00225396825396817" calcext:value-type="float">
            <text:p>0.00225396825396817</text:p>
          </table:table-cell>
          <table:table-cell office:value-type="float" office:value="0.00336507936507935" calcext:value-type="float">
            <text:p>0.00336507936507935</text:p>
          </table:table-cell>
          <table:table-cell office:value-type="float" office:value="-0.00287301587301592" calcext:value-type="float">
            <text:p>-0.00287301587301592</text:p>
          </table:table-cell>
          <table:table-cell office:value-type="float" office:value="-0.00174603174603194" calcext:value-type="float">
            <text:p>-0.00174603174603194</text:p>
          </table:table-cell>
          <table:table-cell office:value-type="float" office:value="0.000492063492063433" calcext:value-type="float">
            <text:p>0.000492063492063433</text:p>
          </table:table-cell>
          <table:table-cell office:value-type="float" office:value="0.00673015873015859" calcext:value-type="float">
            <text:p>0.00673015873015859</text:p>
          </table:table-cell>
          <table:table-cell office:value-type="float" office:value="0.000539682539682396" calcext:value-type="float">
            <text:p>0.000539682539682396</text:p>
          </table:table-cell>
          <table:table-cell office:value-type="float" office:value="-0.00574603174603183" calcext:value-type="float">
            <text:p>-0.00574603174603183</text:p>
          </table:table-cell>
          <table:table-cell office:value-type="float" office:value="0.00165079365079357" calcext:value-type="float">
            <text:p>0.00165079365079357</text:p>
          </table:table-cell>
          <table:table-cell office:value-type="float" office:value="-0.00236507936507946" calcext:value-type="float">
            <text:p>-0.0023650793650794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0313253012048194" calcext:value-type="float">
            <text:p>0.0313253012048194</text:p>
          </table:table-cell>
          <table:table-cell office:value-type="float" office:value="-0.0120481927710844" calcext:value-type="float">
            <text:p>-0.0120481927710844</text:p>
          </table:table-cell>
          <table:table-cell office:value-type="float" office:value="0.0228915662650602" calcext:value-type="float">
            <text:p>0.0228915662650602</text:p>
          </table:table-cell>
          <table:table-cell office:value-type="float" office:value="0.0253012048192771" calcext:value-type="float">
            <text:p>0.0253012048192771</text:p>
          </table:table-cell>
          <table:table-cell office:value-type="float" office:value="0.0216867469879517" calcext:value-type="float">
            <text:p>0.0216867469879517</text:p>
          </table:table-cell>
          <table:table-cell office:value-type="float" office:value="0.0277108433734939" calcext:value-type="float">
            <text:p>0.0277108433734939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265060240963855" calcext:value-type="float">
            <text:p>0.0265060240963855</text:p>
          </table:table-cell>
          <table:table-cell office:value-type="float" office:value="0.0144578313253011" calcext:value-type="float">
            <text:p>0.0144578313253011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313253012048194" calcext:value-type="float">
            <text:p>0.0313253012048194</text:p>
          </table:table-cell>
          <table:table-cell table:number-columns-repeated="2" office:value-type="float" office:value="0.0192771084337349" calcext:value-type="float">
            <text:p>0.0192771084337349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20481927710843" calcext:value-type="float">
            <text:p>0.0120481927710843</text:p>
          </table:table-cell>
          <table:table-cell office:value-type="float" office:value="0.0180722891566265" calcext:value-type="float">
            <text:p>0.018072289156626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-0.0132530120481927" calcext:value-type="float">
            <text:p>-0.0132530120481927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337349397590362" calcext:value-type="float">
            <text:p>0.0337349397590362</text:p>
          </table:table-cell>
          <table:table-cell office:value-type="float" office:value="0.0132530120481928" calcext:value-type="float">
            <text:p>0.0132530120481928</text:p>
          </table:table-cell>
          <table:table-cell office:value-type="float" office:value="0.0289156626506025" calcext:value-type="float">
            <text:p>0.0289156626506025</text:p>
          </table:table-cell>
          <table:table-cell office:value-type="float" office:value="0.00963855421686755" calcext:value-type="float">
            <text:p>0.00963855421686755</text:p>
          </table:table-cell>
          <table:table-cell office:value-type="float" office:value="0.0253012048192772" calcext:value-type="float">
            <text:p>0.0253012048192772</text:p>
          </table:table-cell>
          <table:table-cell office:value-type="float" office:value="0.0156626506024097" calcext:value-type="float">
            <text:p>0.0156626506024097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277108433734941" calcext:value-type="float">
            <text:p>0.0277108433734941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9277108433735" calcext:value-type="float">
            <text:p>0.019277108433735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32530120481928" calcext:value-type="float">
            <text:p>0.0132530120481928</text:p>
          </table:table-cell>
          <table:table-cell office:value-type="float" office:value="0.0180722891566265" calcext:value-type="float">
            <text:p>0.018072289156626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0313253012048194" calcext:value-type="float">
            <text:p>0.0313253012048194</text:p>
          </table:table-cell>
          <table:table-cell office:value-type="float" office:value="-0.0108433734939759" calcext:value-type="float">
            <text:p>-0.0108433734939759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349397590361444" calcext:value-type="float">
            <text:p>0.0349397590361444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325301204819277" calcext:value-type="float">
            <text:p>0.0325301204819277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301204819277109" calcext:value-type="float">
            <text:p>0.0301204819277109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156626506024096" calcext:value-type="float">
            <text:p>0.0156626506024096</text:p>
          </table:table-cell>
          <table:table-cell office:value-type="float" office:value="0.0180722891566265" calcext:value-type="float">
            <text:p>0.0180722891566265</text:p>
          </table:table-cell>
          <table:table-cell office:value-type="float" office:value="0.0108433734939759" calcext:value-type="float">
            <text:p>0.0108433734939759</text:p>
          </table:table-cell>
          <table:table-cell office:value-type="float" office:value="0.0253012048192771" calcext:value-type="float">
            <text:p>0.025301204819277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-0.0108433734939759" calcext:value-type="float">
            <text:p>-0.0108433734939759</text:p>
          </table:table-cell>
          <table:table-cell office:value-type="float" office:value="0.0204819277108434" calcext:value-type="float">
            <text:p>0.0204819277108434</text:p>
          </table:table-cell>
          <table:table-cell office:value-type="float" office:value="0.0313253012048192" calcext:value-type="float">
            <text:p>0.0313253012048192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337349397590361" calcext:value-type="float">
            <text:p>0.0337349397590361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36144578313253" calcext:value-type="float">
            <text:p>0.036144578313253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0.0228915662650603" calcext:value-type="float">
            <text:p>0.0228915662650603</text:p>
          </table:table-cell>
          <table:table-cell office:value-type="float" office:value="0.0277108433734941" calcext:value-type="float">
            <text:p>0.0277108433734941</text:p>
          </table:table-cell>
          <table:table-cell office:value-type="float" office:value="0.0240963855421688" calcext:value-type="float">
            <text:p>0.0240963855421688</text:p>
          </table:table-cell>
          <table:table-cell office:value-type="float" office:value="0.0180722891566265" calcext:value-type="float">
            <text:p>0.0180722891566265</text:p>
          </table:table-cell>
          <table:table-cell table:number-columns-repeated="2" office:value-type="float" office:value="0.0132530120481928" calcext:value-type="float">
            <text:p>0.0132530120481928</text:p>
          </table:table-cell>
          <table:table-cell office:value-type="float" office:value="0.0289156626506025" calcext:value-type="float">
            <text:p>0.02891566265060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0240963855421686" calcext:value-type="float">
            <text:p>0.0240963855421686</text:p>
          </table:table-cell>
          <table:table-cell office:value-type="float" office:value="-0.0132530120481928" calcext:value-type="float">
            <text:p>-0.0132530120481928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325301204819276" calcext:value-type="float">
            <text:p>0.0325301204819276</text:p>
          </table:table-cell>
          <table:table-cell office:value-type="float" office:value="0.0180722891566264" calcext:value-type="float">
            <text:p>0.0180722891566264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216867469879518" calcext:value-type="float">
            <text:p>0.0216867469879518</text:p>
          </table:table-cell>
          <table:table-cell office:value-type="float" office:value="0.0289156626506024" calcext:value-type="float">
            <text:p>0.0289156626506024</text:p>
          </table:table-cell>
          <table:table-cell office:value-type="float" office:value="0.0192771084337349" calcext:value-type="float">
            <text:p>0.0192771084337349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265060240963856" calcext:value-type="float">
            <text:p>0.0265060240963856</text:p>
          </table:table-cell>
          <table:table-cell office:value-type="float" office:value="0.0204819277108433" calcext:value-type="float">
            <text:p>0.0204819277108433</text:p>
          </table:table-cell>
          <table:table-cell office:value-type="float" office:value="0.0144578313253012" calcext:value-type="float">
            <text:p>0.0144578313253012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16867469879518" calcext:value-type="float">
            <text:p>0.016867469879518</text:p>
          </table:table-cell>
          <table:table-cell office:value-type="float" office:value="0.0265060240963856" calcext:value-type="float">
            <text:p>0.0265060240963856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0.0274698795180722" calcext:value-type="float">
            <text:p>0.0274698795180722</text:p>
          </table:table-cell>
          <table:table-cell office:value-type="float" office:value="-0.0120481927710845" calcext:value-type="float">
            <text:p>-0.0120481927710845</text:p>
          </table:table-cell>
          <table:table-cell office:value-type="float" office:value="0.0185542168674698" calcext:value-type="float">
            <text:p>0.0185542168674698</text:p>
          </table:table-cell>
          <table:table-cell office:value-type="float" office:value="0.031566265060241" calcext:value-type="float">
            <text:p>0.031566265060241</text:p>
          </table:table-cell>
          <table:table-cell office:value-type="float" office:value="0.0171084337349396" calcext:value-type="float">
            <text:p>0.0171084337349396</text:p>
          </table:table-cell>
          <table:table-cell office:value-type="float" office:value="0.0303614457831325" calcext:value-type="float">
            <text:p>0.0303614457831325</text:p>
          </table:table-cell>
          <table:table-cell office:value-type="float" office:value="0.0178313253012048" calcext:value-type="float">
            <text:p>0.0178313253012048</text:p>
          </table:table-cell>
          <table:table-cell office:value-type="float" office:value="0.0293975903614458" calcext:value-type="float">
            <text:p>0.0293975903614458</text:p>
          </table:table-cell>
          <table:table-cell office:value-type="float" office:value="0.0180722891566264" calcext:value-type="float">
            <text:p>0.0180722891566264</text:p>
          </table:table-cell>
          <table:table-cell office:value-type="float" office:value="0.0163855421686746" calcext:value-type="float">
            <text:p>0.0163855421686746</text:p>
          </table:table-cell>
          <table:table-cell office:value-type="float" office:value="0.0293975903614458" calcext:value-type="float">
            <text:p>0.0293975903614458</text:p>
          </table:table-cell>
          <table:table-cell office:value-type="float" office:value="0.02" calcext:value-type="float">
            <text:p>0.02</text:p>
          </table:table-cell>
          <table:table-cell office:value-type="float" office:value="0.0173493975903614" calcext:value-type="float">
            <text:p>0.0173493975903614</text:p>
          </table:table-cell>
          <table:table-cell office:value-type="float" office:value="0.0159036144578313" calcext:value-type="float">
            <text:p>0.0159036144578313</text:p>
          </table:table-cell>
          <table:table-cell office:value-type="float" office:value="0.0132530120481927" calcext:value-type="float">
            <text:p>0.0132530120481927</text:p>
          </table:table-cell>
          <table:table-cell office:value-type="float" office:value="0.0233734939759036" calcext:value-type="float">
            <text:p>0.02337349397590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-0.0310816731703976" calcext:value-type="float">
            <text:p>-0.0310816731703976</text:p>
          </table:table-cell>
          <table:table-cell office:value-type="float" office:value="-0.000558293968645152" calcext:value-type="float">
            <text:p>-0.000558293968645152</text:p>
          </table:table-cell>
          <table:table-cell office:value-type="float" office:value="-0.00480420346409238" calcext:value-type="float">
            <text:p>-0.00480420346409238</text:p>
          </table:table-cell>
          <table:table-cell office:value-type="float" office:value="-0.0122116108714998" calcext:value-type="float">
            <text:p>-0.0122116108714998</text:p>
          </table:table-cell>
          <table:table-cell office:value-type="float" office:value="-0.00443828301499272" calcext:value-type="float">
            <text:p>-0.00443828301499272</text:p>
          </table:table-cell>
          <table:table-cell office:value-type="float" office:value="-0.00813924830560675" calcext:value-type="float">
            <text:p>-0.00813924830560675</text:p>
          </table:table-cell>
          <table:table-cell office:value-type="float" office:value="-0.00480831108372692" calcext:value-type="float">
            <text:p>-0.00480831108372692</text:p>
          </table:table-cell>
          <table:table-cell office:value-type="float" office:value="-0.00832751420551769" calcext:value-type="float">
            <text:p>-0.00832751420551769</text:p>
          </table:table-cell>
          <table:table-cell office:value-type="float" office:value="-0.0018480865338536" calcext:value-type="float">
            <text:p>-0.0018480865338536</text:p>
          </table:table-cell>
          <table:table-cell office:value-type="float" office:value="-0.00443794071335635" calcext:value-type="float">
            <text:p>-0.00443794071335635</text:p>
          </table:table-cell>
          <table:table-cell office:value-type="float" office:value="-0.00388204285616478" calcext:value-type="float">
            <text:p>-0.00388204285616478</text:p>
          </table:table-cell>
          <table:table-cell office:value-type="float" office:value="0.00148182378311768" calcext:value-type="float">
            <text:p>0.00148182378311768</text:p>
          </table:table-cell>
          <table:table-cell office:value-type="float" office:value="-0.00554768261792271" calcext:value-type="float">
            <text:p>-0.00554768261792271</text:p>
          </table:table-cell>
          <table:table-cell office:value-type="float" office:value="-0.00832717190388144" calcext:value-type="float">
            <text:p>-0.00832717190388144</text:p>
          </table:table-cell>
          <table:table-cell office:value-type="float" office:value="-0.00370028068734152" calcext:value-type="float">
            <text:p>-0.00370028068734152</text:p>
          </table:table-cell>
          <table:table-cell office:value-type="float" office:value="-0.00906448962826034" calcext:value-type="float">
            <text:p>-0.009064489628260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-0.0279383172451564" calcext:value-type="float">
            <text:p>-0.0279383172451564</text:p>
          </table:table-cell>
          <table:table-cell office:value-type="float" office:value="-0.00111419182583716" calcext:value-type="float">
            <text:p>-0.00111419182583716</text:p>
          </table:table-cell>
          <table:table-cell office:value-type="float" office:value="-0.008324091189156" calcext:value-type="float">
            <text:p>-0.008324091189156</text:p>
          </table:table-cell>
          <table:table-cell office:value-type="float" office:value="-0.010917368385021" calcext:value-type="float">
            <text:p>-0.010917368385021</text:p>
          </table:table-cell>
          <table:table-cell office:value-type="float" office:value="-0.00388306976107355" calcext:value-type="float">
            <text:p>-0.00388306976107355</text:p>
          </table:table-cell>
          <table:table-cell office:value-type="float" office:value="-0.00517868145409739" calcext:value-type="float">
            <text:p>-0.00517868145409739</text:p>
          </table:table-cell>
          <table:table-cell office:value-type="float" office:value="-0.00203498322721996" calcext:value-type="float">
            <text:p>-0.00203498322721996</text:p>
          </table:table-cell>
          <table:table-cell office:value-type="float" office:value="-0.00407167796262076" calcext:value-type="float">
            <text:p>-0.00407167796262076</text:p>
          </table:table-cell>
          <table:table-cell office:value-type="float" office:value="-0.0011100842062024" calcext:value-type="float">
            <text:p>-0.0011100842062024</text:p>
          </table:table-cell>
          <table:table-cell office:value-type="float" office:value="-0.00110974190456636" calcext:value-type="float">
            <text:p>-0.00110974190456636</text:p>
          </table:table-cell>
          <table:table-cell office:value-type="float" office:value="-0.00388546587252681" calcext:value-type="float">
            <text:p>-0.00388546587252681</text:p>
          </table:table-cell>
          <table:table-cell office:value-type="float" office:value="-0.00110631888820434" calcext:value-type="float">
            <text:p>-0.00110631888820434</text:p>
          </table:table-cell>
          <table:table-cell office:value-type="float" office:value="-0.00203327171903878" calcext:value-type="float">
            <text:p>-0.00203327171903878</text:p>
          </table:table-cell>
          <table:table-cell office:value-type="float" office:value="-0.00462620661326763" calcext:value-type="float">
            <text:p>-0.00462620661326763</text:p>
          </table:table-cell>
          <table:table-cell office:value-type="float" office:value="-0.00129595399465998" calcext:value-type="float">
            <text:p>-0.00129595399465998</text:p>
          </table:table-cell>
          <table:table-cell office:value-type="float" office:value="-0.00443862531662897" calcext:value-type="float">
            <text:p>-0.0044386253166289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-0.027566235366605" calcext:value-type="float">
            <text:p>-0.027566235366605</text:p>
          </table:table-cell>
          <table:table-cell office:value-type="float" office:value="-0.00000205380981721515" calcext:value-type="float">
            <text:p>-2.05380981721515E-06</text:p>
          </table:table-cell>
          <table:table-cell office:value-type="float" office:value="-0.00795235161224062" calcext:value-type="float">
            <text:p>-0.00795235161224062</text:p>
          </table:table-cell>
          <table:table-cell office:value-type="float" office:value="-0.00943451769699466" calcext:value-type="float">
            <text:p>-0.00943451769699466</text:p>
          </table:table-cell>
          <table:table-cell office:value-type="float" office:value="-0.00425309782980765" calcext:value-type="float">
            <text:p>-0.00425309782980765</text:p>
          </table:table-cell>
          <table:table-cell office:value-type="float" office:value="-0.00462175669199683" calcext:value-type="float">
            <text:p>-0.00462175669199683</text:p>
          </table:table-cell>
          <table:table-cell office:value-type="float" office:value="-0.00314267132196888" calcext:value-type="float">
            <text:p>-0.00314267132196888</text:p>
          </table:table-cell>
          <table:table-cell office:value-type="float" office:value="-0.00536318203601005" calcext:value-type="float">
            <text:p>-0.00536318203601005</text:p>
          </table:table-cell>
          <table:table-cell office:value-type="float" office:value="-0.00203498322721984" calcext:value-type="float">
            <text:p>-0.00203498322721984</text:p>
          </table:table-cell>
          <table:table-cell office:value-type="float" office:value="-0.00258985417950286" calcext:value-type="float">
            <text:p>-0.00258985417950286</text:p>
          </table:table-cell>
          <table:table-cell office:value-type="float" office:value="-0.00332854111042646" calcext:value-type="float">
            <text:p>-0.00332854111042646</text:p>
          </table:table-cell>
          <table:table-cell office:value-type="float" office:value="-0.0014766892585748" calcext:value-type="float">
            <text:p>-0.0014766892585748</text:p>
          </table:table-cell>
          <table:table-cell office:value-type="float" office:value="-0.00091976449647424" calcext:value-type="float">
            <text:p>-0.00091976449647424</text:p>
          </table:table-cell>
          <table:table-cell office:value-type="float" office:value="0.000371054973642759" calcext:value-type="float">
            <text:p>0.000371054973642759</text:p>
          </table:table-cell>
          <table:table-cell office:value-type="float" office:value="0.000557951667008783" calcext:value-type="float">
            <text:p>0.000557951667008783</text:p>
          </table:table-cell>
          <table:table-cell office:value-type="float" office:value="-0.000921818306291455" calcext:value-type="float">
            <text:p>-0.00092181830629145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-0.0271986034093242" calcext:value-type="float">
            <text:p>-0.0271986034093242</text:p>
          </table:table-cell>
          <table:table-cell office:value-type="float" office:value="-0.0020404600533992" calcext:value-type="float">
            <text:p>-0.0020404600533992</text:p>
          </table:table-cell>
          <table:table-cell office:value-type="float" office:value="-0.00813719449578954" calcext:value-type="float">
            <text:p>-0.00813719449578954</text:p>
          </table:table-cell>
          <table:table-cell office:value-type="float" office:value="-0.00777058944341758" calcext:value-type="float">
            <text:p>-0.00777058944341758</text:p>
          </table:table-cell>
          <table:table-cell office:value-type="float" office:value="-0.00407030875607595" calcext:value-type="float">
            <text:p>-0.00407030875607595</text:p>
          </table:table-cell>
          <table:table-cell office:value-type="float" office:value="-0.00517868145409739" calcext:value-type="float">
            <text:p>-0.00517868145409739</text:p>
          </table:table-cell>
          <table:table-cell office:value-type="float" office:value="-0.00351338399397538" calcext:value-type="float">
            <text:p>-0.00351338399397538</text:p>
          </table:table-cell>
          <table:table-cell office:value-type="float" office:value="-0.00554905182446774" calcext:value-type="float">
            <text:p>-0.00554905182446774</text:p>
          </table:table-cell>
          <table:table-cell office:value-type="float" office:value="-0.00407099335934835" calcext:value-type="float">
            <text:p>-0.00407099335934835</text:p>
          </table:table-cell>
          <table:table-cell office:value-type="float" office:value="-0.00240706510577116" calcext:value-type="float">
            <text:p>-0.00240706510577116</text:p>
          </table:table-cell>
          <table:table-cell office:value-type="float" office:value="-0.00258985417950275" calcext:value-type="float">
            <text:p>-0.00258985417950275</text:p>
          </table:table-cell>
          <table:table-cell office:value-type="float" office:value="-0.00184911343876237" calcext:value-type="float">
            <text:p>-0.00184911343876237</text:p>
          </table:table-cell>
          <table:table-cell office:value-type="float" office:value="-0.00147771616348313" calcext:value-type="float">
            <text:p>-0.00147771616348313</text:p>
          </table:table-cell>
          <table:table-cell office:value-type="float" office:value="-0.0031460943383308" calcext:value-type="float">
            <text:p>-0.0031460943383308</text:p>
          </table:table-cell>
          <table:table-cell office:value-type="float" office:value="0.0000023961114535842" calcext:value-type="float">
            <text:p>2.3961114535842E-06</text:p>
          </table:table-cell>
          <table:table-cell office:value-type="float" office:value="-0.00258848497295816" calcext:value-type="float">
            <text:p>-0.00258848497295816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-0.0281228178270693" calcext:value-type="float">
            <text:p>-0.0281228178270693</text:p>
          </table:table-cell>
          <table:table-cell office:value-type="float" office:value="-0.00129698089956865" calcext:value-type="float">
            <text:p>-0.00129698089956865</text:p>
          </table:table-cell>
          <table:table-cell office:value-type="float" office:value="-0.0092455671938112" calcext:value-type="float">
            <text:p>-0.0092455671938112</text:p>
          </table:table-cell>
          <table:table-cell office:value-type="float" office:value="-0.00739953446977482" calcext:value-type="float">
            <text:p>-0.00739953446977482</text:p>
          </table:table-cell>
          <table:table-cell office:value-type="float" office:value="-0.00388238515780104" calcext:value-type="float">
            <text:p>-0.00388238515780104</text:p>
          </table:table-cell>
          <table:table-cell office:value-type="float" office:value="-0.00517833915246124" calcext:value-type="float">
            <text:p>-0.00517833915246124</text:p>
          </table:table-cell>
          <table:table-cell office:value-type="float" office:value="-0.00295714383514767" calcext:value-type="float">
            <text:p>-0.00295714383514767</text:p>
          </table:table-cell>
          <table:table-cell office:value-type="float" office:value="-0.00517868145409739" calcext:value-type="float">
            <text:p>-0.00517868145409739</text:p>
          </table:table-cell>
          <table:table-cell office:value-type="float" office:value="-0.00499555007872921" calcext:value-type="float">
            <text:p>-0.00499555007872921</text:p>
          </table:table-cell>
          <table:table-cell office:value-type="float" office:value="-0.00240672280413501" calcext:value-type="float">
            <text:p>-0.00240672280413501</text:p>
          </table:table-cell>
          <table:table-cell office:value-type="float" office:value="-0.00203327171903878" calcext:value-type="float">
            <text:p>-0.00203327171903878</text:p>
          </table:table-cell>
          <table:table-cell office:value-type="float" office:value="-0.0029588553433284" calcext:value-type="float">
            <text:p>-0.0029588553433284</text:p>
          </table:table-cell>
          <table:table-cell office:value-type="float" office:value="-0.000551790237557248" calcext:value-type="float">
            <text:p>-0.000551790237557248</text:p>
          </table:table-cell>
          <table:table-cell office:value-type="float" office:value="-0.00296159375641802" calcext:value-type="float">
            <text:p>-0.00296159375641802</text:p>
          </table:table-cell>
          <table:table-cell office:value-type="float" office:value="-0.000736633121106389" calcext:value-type="float">
            <text:p>-0.000736633121106389</text:p>
          </table:table-cell>
          <table:table-cell office:value-type="float" office:value="-0.00351235708906683" calcext:value-type="float">
            <text:p>-0.003512357089066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office:value-type="float" office:value="-0.0283815294037104" calcext:value-type="float">
            <text:p>-0.0283815294037104</text:p>
          </table:table-cell>
          <table:table-cell office:value-type="float" office:value="-0.00100239611145336" calcext:value-type="float">
            <text:p>-0.00100239611145336</text:p>
          </table:table-cell>
          <table:table-cell office:value-type="float" office:value="-0.00769268159101788" calcext:value-type="float">
            <text:p>-0.00769268159101788</text:p>
          </table:table-cell>
          <table:table-cell office:value-type="float" office:value="-0.00954672417334157" calcext:value-type="float">
            <text:p>-0.00954672417334157</text:p>
          </table:table-cell>
          <table:table-cell office:value-type="float" office:value="-0.00410542890395016" calcext:value-type="float">
            <text:p>-0.00410542890395016</text:p>
          </table:table-cell>
          <table:table-cell office:value-type="float" office:value="-0.00565934141165192" calcext:value-type="float">
            <text:p>-0.00565934141165192</text:p>
          </table:table-cell>
          <table:table-cell office:value-type="float" office:value="-0.00329129869240774" calcext:value-type="float">
            <text:p>-0.00329129869240774</text:p>
          </table:table-cell>
          <table:table-cell office:value-type="float" office:value="-0.00569802149654275" calcext:value-type="float">
            <text:p>-0.00569802149654275</text:p>
          </table:table-cell>
          <table:table-cell office:value-type="float" office:value="-0.00281193948107061" calcext:value-type="float">
            <text:p>-0.00281193948107061</text:p>
          </table:table-cell>
          <table:table-cell office:value-type="float" office:value="-0.00259026494146619" calcext:value-type="float">
            <text:p>-0.00259026494146619</text:p>
          </table:table-cell>
          <table:table-cell office:value-type="float" office:value="-0.00314383514753191" calcext:value-type="float">
            <text:p>-0.00314383514753191</text:p>
          </table:table-cell>
          <table:table-cell office:value-type="float" office:value="-0.00118183062915034" calcext:value-type="float">
            <text:p>-0.00118183062915034</text:p>
          </table:table-cell>
          <table:table-cell office:value-type="float" office:value="-0.00210604504689504" calcext:value-type="float">
            <text:p>-0.00210604504689504</text:p>
          </table:table-cell>
          <table:table-cell office:value-type="float" office:value="-0.00373800232765098" calcext:value-type="float">
            <text:p>-0.00373800232765098</text:p>
          </table:table-cell>
          <table:table-cell office:value-type="float" office:value="-0.0010345040049291" calcext:value-type="float">
            <text:p>-0.0010345040049291</text:p>
          </table:table-cell>
          <table:table-cell office:value-type="float" office:value="-0.00410515506264109" calcext:value-type="float">
            <text:p>-0.0041051550626410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13157894736842" calcext:value-type="float">
            <text:p>0.013157894736842</text:p>
          </table:table-cell>
          <table:table-cell office:value-type="float" office:value="-0.0143028024606973" calcext:value-type="float">
            <text:p>-0.0143028024606973</text:p>
          </table:table-cell>
          <table:table-cell office:value-type="float" office:value="-0.00131578947368427" calcext:value-type="float">
            <text:p>-0.00131578947368427</text:p>
          </table:table-cell>
          <table:table-cell office:value-type="float" office:value="0.0118250170881749" calcext:value-type="float">
            <text:p>0.0118250170881749</text:p>
          </table:table-cell>
          <table:table-cell office:value-type="float" office:value="0.00924470266575517" calcext:value-type="float">
            <text:p>0.00924470266575517</text:p>
          </table:table-cell>
          <table:table-cell office:value-type="float" office:value="0.00259740259740249" calcext:value-type="float">
            <text:p>0.00259740259740249</text:p>
          </table:table-cell>
          <table:table-cell office:value-type="float" office:value="0.0118591934381408" calcext:value-type="float">
            <text:p>0.0118591934381408</text:p>
          </table:table-cell>
          <table:table-cell office:value-type="float" office:value="0.00528024606971966" calcext:value-type="float">
            <text:p>0.00528024606971966</text:p>
          </table:table-cell>
          <table:table-cell office:value-type="float" office:value="-0.00126452494873552" calcext:value-type="float">
            <text:p>-0.00126452494873552</text:p>
          </table:table-cell>
          <table:table-cell office:value-type="float" office:value="-0.00131578947368427" calcext:value-type="float">
            <text:p>-0.00131578947368427</text:p>
          </table:table-cell>
          <table:table-cell office:value-type="float" office:value="0.00649350649350644" calcext:value-type="float">
            <text:p>0.00649350649350644</text:p>
          </table:table-cell>
          <table:table-cell office:value-type="float" office:value="0.0182501708817497" calcext:value-type="float">
            <text:p>0.0182501708817497</text:p>
          </table:table-cell>
          <table:table-cell office:value-type="float" office:value="0.0130895420369104" calcext:value-type="float">
            <text:p>0.0130895420369104</text:p>
          </table:table-cell>
          <table:table-cell office:value-type="float" office:value="0.00919343814080653" calcext:value-type="float">
            <text:p>0.00919343814080653</text:p>
          </table:table-cell>
          <table:table-cell office:value-type="float" office:value="0.0117737525632262" calcext:value-type="float">
            <text:p>0.0117737525632262</text:p>
          </table:table-cell>
          <table:table-cell office:value-type="float" office:value="0.00782638414217352" calcext:value-type="float">
            <text:p>0.0078263841421735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234962406015038" calcext:value-type="float">
            <text:p>0.0234962406015038</text:p>
          </table:table-cell>
          <table:table-cell office:value-type="float" office:value="0.00399863294600133" calcext:value-type="float">
            <text:p>0.00399863294600133</text:p>
          </table:table-cell>
          <table:table-cell office:value-type="float" office:value="0.00910799726589195" calcext:value-type="float">
            <text:p>0.00910799726589195</text:p>
          </table:table-cell>
          <table:table-cell office:value-type="float" office:value="0.0091592617908407" calcext:value-type="float">
            <text:p>0.0091592617908407</text:p>
          </table:table-cell>
          <table:table-cell office:value-type="float" office:value="0.0105263157894737" calcext:value-type="float">
            <text:p>0.0105263157894737</text:p>
          </table:table-cell>
          <table:table-cell office:value-type="float" office:value="0.0168831168831169" calcext:value-type="float">
            <text:p>0.0168831168831169</text:p>
          </table:table-cell>
          <table:table-cell office:value-type="float" office:value="0.0130895420369104" calcext:value-type="float">
            <text:p>0.0130895420369104</text:p>
          </table:table-cell>
          <table:table-cell office:value-type="float" office:value="0.0208988380041011" calcext:value-type="float">
            <text:p>0.0208988380041011</text:p>
          </table:table-cell>
          <table:table-cell office:value-type="float" office:value="0.0130724538619275" calcext:value-type="float">
            <text:p>0.0130724538619275</text:p>
          </table:table-cell>
          <table:table-cell office:value-type="float" office:value="0.00517771701982228" calcext:value-type="float">
            <text:p>0.00517771701982228</text:p>
          </table:table-cell>
          <table:table-cell office:value-type="float" office:value="0.00782638414217363" calcext:value-type="float">
            <text:p>0.00782638414217363</text:p>
          </table:table-cell>
          <table:table-cell office:value-type="float" office:value="0.0260594668489404" calcext:value-type="float">
            <text:p>0.0260594668489404</text:p>
          </table:table-cell>
          <table:table-cell office:value-type="float" office:value="0.0208817498291182" calcext:value-type="float">
            <text:p>0.0208817498291182</text:p>
          </table:table-cell>
          <table:table-cell office:value-type="float" office:value="-0.00517771701982228" calcext:value-type="float">
            <text:p>-0.00517771701982228</text:p>
          </table:table-cell>
          <table:table-cell office:value-type="float" office:value="0.0117395762132604" calcext:value-type="float">
            <text:p>0.0117395762132604</text:p>
          </table:table-cell>
          <table:table-cell office:value-type="float" office:value="0.0156698564593301" calcext:value-type="float">
            <text:p>0.015669856459330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182501708817499" calcext:value-type="float">
            <text:p>0.0182501708817499</text:p>
          </table:table-cell>
          <table:table-cell office:value-type="float" office:value="-0.00134996582364999" calcext:value-type="float">
            <text:p>-0.00134996582364999</text:p>
          </table:table-cell>
          <table:table-cell office:value-type="float" office:value="0.0078092959671906" calcext:value-type="float">
            <text:p>0.0078092959671906</text:p>
          </table:table-cell>
          <table:table-cell office:value-type="float" office:value="0.00393028024606967" calcext:value-type="float">
            <text:p>0.00393028024606967</text:p>
          </table:table-cell>
          <table:table-cell office:value-type="float" office:value="0.00263157894736843" calcext:value-type="float">
            <text:p>0.00263157894736843</text:p>
          </table:table-cell>
          <table:table-cell office:value-type="float" office:value="0.00652768284347227" calcext:value-type="float">
            <text:p>0.00652768284347227</text:p>
          </table:table-cell>
          <table:table-cell office:value-type="float" office:value="0.0078092959671906" calcext:value-type="float">
            <text:p>0.0078092959671906</text:p>
          </table:table-cell>
          <table:table-cell office:value-type="float" office:value="0.00647641831852353" calcext:value-type="float">
            <text:p>0.00647641831852353</text:p>
          </table:table-cell>
          <table:table-cell office:value-type="float" office:value="0.0104237867395762" calcext:value-type="float">
            <text:p>0.0104237867395762</text:p>
          </table:table-cell>
          <table:table-cell office:value-type="float" office:value="0.00126452494873541" calcext:value-type="float">
            <text:p>0.00126452494873541</text:p>
          </table:table-cell>
          <table:table-cell office:value-type="float" office:value="-0.00131578947368427" calcext:value-type="float">
            <text:p>-0.00131578947368427</text:p>
          </table:table-cell>
          <table:table-cell office:value-type="float" office:value="0.00649350649350644" calcext:value-type="float">
            <text:p>0.00649350649350644</text:p>
          </table:table-cell>
          <table:table-cell office:value-type="float" office:value="0.0051948051948052" calcext:value-type="float">
            <text:p>0.0051948051948052</text:p>
          </table:table-cell>
          <table:table-cell office:value-type="float" office:value="0.00387901572112104" calcext:value-type="float">
            <text:p>0.00387901572112104</text:p>
          </table:table-cell>
          <table:table-cell office:value-type="float" office:value="0.00389610389610384" calcext:value-type="float">
            <text:p>0.00389610389610384</text:p>
          </table:table-cell>
          <table:table-cell office:value-type="float" office:value="0.00128161312371833" calcext:value-type="float">
            <text:p>0.0012816131237183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116883116883116" calcext:value-type="float">
            <text:p>0.0116883116883116</text:p>
          </table:table-cell>
          <table:table-cell office:value-type="float" office:value="-0.00522898154477103" calcext:value-type="float">
            <text:p>-0.00522898154477103</text:p>
          </table:table-cell>
          <table:table-cell office:value-type="float" office:value="-0.0000683526999316619" calcext:value-type="float">
            <text:p>-6.83526999316619E-05</text:p>
          </table:table-cell>
          <table:table-cell office:value-type="float" office:value="-0.00915926179084081" calcext:value-type="float">
            <text:p>-0.00915926179084081</text:p>
          </table:table-cell>
          <table:table-cell office:value-type="float" office:value="-0.00263157894736854" calcext:value-type="float">
            <text:p>-0.00263157894736854</text:p>
          </table:table-cell>
          <table:table-cell office:value-type="float" office:value="-0.0039473684210527" calcext:value-type="float">
            <text:p>-0.0039473684210527</text:p>
          </table:table-cell>
          <table:table-cell office:value-type="float" office:value="0.00256322624743677" calcext:value-type="float">
            <text:p>0.00256322624743677</text:p>
          </table:table-cell>
          <table:table-cell office:value-type="float" office:value="-0.00263157894736854" calcext:value-type="float">
            <text:p>-0.00263157894736854</text:p>
          </table:table-cell>
          <table:table-cell office:value-type="float" office:value="0.00126452494873541" calcext:value-type="float">
            <text:p>0.00126452494873541</text:p>
          </table:table-cell>
          <table:table-cell office:value-type="float" office:value="-0.00136705399863302" calcext:value-type="float">
            <text:p>-0.00136705399863302</text:p>
          </table:table-cell>
          <table:table-cell office:value-type="float" office:value="-0.0104408749145591" calcext:value-type="float">
            <text:p>-0.0104408749145591</text:p>
          </table:table-cell>
          <table:table-cell office:value-type="float" office:value="-0.00398154477101842" calcext:value-type="float">
            <text:p>-0.00398154477101842</text:p>
          </table:table-cell>
          <table:table-cell office:value-type="float" office:value="-0.000034176349965942" calcext:value-type="float">
            <text:p>-3.4176349965942E-05</text:p>
          </table:table-cell>
          <table:table-cell office:value-type="float" office:value="-0.0000854408749145774" calcext:value-type="float">
            <text:p>-8.54408749145774E-05</text:p>
          </table:table-cell>
          <table:table-cell office:value-type="float" office:value="-0.0039473684210527" calcext:value-type="float">
            <text:p>-0.0039473684210527</text:p>
          </table:table-cell>
          <table:table-cell office:value-type="float" office:value="-0.00263157894736854" calcext:value-type="float">
            <text:p>-0.0026315789473685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14354066985646" calcext:value-type="float">
            <text:p>0.014354066985646</text:p>
          </table:table-cell>
          <table:table-cell office:value-type="float" office:value="-0.00914217361585778" calcext:value-type="float">
            <text:p>-0.00914217361585778</text:p>
          </table:table-cell>
          <table:table-cell office:value-type="float" office:value="0.00647641831852364" calcext:value-type="float">
            <text:p>0.00647641831852364</text:p>
          </table:table-cell>
          <table:table-cell office:value-type="float" office:value="-0.00782638414217363" calcext:value-type="float">
            <text:p>-0.00782638414217363</text:p>
          </table:table-cell>
          <table:table-cell office:value-type="float" office:value="0" calcext:value-type="float">
            <text:p>0</text:p>
          </table:table-cell>
          <table:table-cell office:value-type="float" office:value="-0.0025974025974026" calcext:value-type="float">
            <text:p>-0.0025974025974026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0.00391319207108687" calcext:value-type="float">
            <text:p>0.00391319207108687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-0.00522898154477092" calcext:value-type="float">
            <text:p>-0.00522898154477092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-0.00522898154477092" calcext:value-type="float">
            <text:p>-0.00522898154477092</text:p>
          </table:table-cell>
          <table:table-cell office:value-type="float" office:value="-0.0000512645249487465" calcext:value-type="float">
            <text:p>-5.12645249487465E-05</text:p>
          </table:table-cell>
          <table:table-cell office:value-type="float" office:value="0.00131578947368427" calcext:value-type="float">
            <text:p>0.00131578947368427</text:p>
          </table:table-cell>
          <table:table-cell office:value-type="float" office:value="0.00128161312371833" calcext:value-type="float">
            <text:p>0.00128161312371833</text:p>
          </table:table-cell>
          <table:table-cell office:value-type="float" office:value="0.00131578947368427" calcext:value-type="float">
            <text:p>0.0013157894736842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0.0161893369788106" calcext:value-type="float">
            <text:p>0.0161893369788106</text:p>
          </table:table-cell>
          <table:table-cell office:value-type="float" office:value="-0.00520505809979488" calcext:value-type="float">
            <text:p>-0.00520505809979488</text:p>
          </table:table-cell>
          <table:table-cell office:value-type="float" office:value="0.00440191387559818" calcext:value-type="float">
            <text:p>0.00440191387559818</text:p>
          </table:table-cell>
          <table:table-cell office:value-type="float" office:value="0.00158578263841425" calcext:value-type="float">
            <text:p>0.00158578263841425</text:p>
          </table:table-cell>
          <table:table-cell office:value-type="float" office:value="0.00395420369104582" calcext:value-type="float">
            <text:p>0.00395420369104582</text:p>
          </table:table-cell>
          <table:table-cell office:value-type="float" office:value="0.00389268626110728" calcext:value-type="float">
            <text:p>0.00389268626110728</text:p>
          </table:table-cell>
          <table:table-cell office:value-type="float" office:value="0.00680451127819548" calcext:value-type="float">
            <text:p>0.00680451127819548</text:p>
          </table:table-cell>
          <table:table-cell office:value-type="float" office:value="0.00678742310321256" calcext:value-type="float">
            <text:p>0.00678742310321256</text:p>
          </table:table-cell>
          <table:table-cell office:value-type="float" office:value="0.00495557074504449" calcext:value-type="float">
            <text:p>0.00495557074504449</text:p>
          </table:table-cell>
          <table:table-cell office:value-type="float" office:value="-0.000293916609706124" calcext:value-type="float">
            <text:p>-0.000293916609706124</text:p>
          </table:table-cell>
          <table:table-cell office:value-type="float" office:value="0.00025290498974706" calcext:value-type="float">
            <text:p>0.00025290498974706</text:p>
          </table:table-cell>
          <table:table-cell office:value-type="float" office:value="0.0083185235816815" calcext:value-type="float">
            <text:p>0.0083185235816815</text:p>
          </table:table-cell>
          <table:table-cell office:value-type="float" office:value="0.00781613123718383" calcext:value-type="float">
            <text:p>0.00781613123718383</text:p>
          </table:table-cell>
          <table:table-cell office:value-type="float" office:value="0.00182501708817506" calcext:value-type="float">
            <text:p>0.00182501708817506</text:p>
          </table:table-cell>
          <table:table-cell office:value-type="float" office:value="0.00494873547505126" calcext:value-type="float">
            <text:p>0.00494873547505126</text:p>
          </table:table-cell>
          <table:table-cell office:value-type="float" office:value="0.00469241285030753" calcext:value-type="float">
            <text:p>0.0046924128503075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68831168831167" calcext:value-type="float">
            <text:p>-0.0168831168831167</text:p>
          </table:table-cell>
          <table:table-cell table:number-columns-repeated="2" office:value-type="float" office:value="-0.00216450216450237" calcext:value-type="float">
            <text:p>-0.00216450216450237</text:p>
          </table:table-cell>
          <table:table-cell office:value-type="float" office:value="-0.00173160173160158" calcext:value-type="float">
            <text:p>-0.00173160173160158</text:p>
          </table:table-cell>
          <table:table-cell table:number-columns-repeated="2" office:value-type="float" office:value="-0.000432900432900341" calcext:value-type="float">
            <text:p>-0.000432900432900341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-0.00259740259740238" calcext:value-type="float">
            <text:p>-0.00259740259740238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303030303030316" calcext:value-type="float">
            <text:p>-0.00303030303030316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216450216450237" calcext:value-type="float">
            <text:p>-0.00216450216450237</text:p>
          </table:table-cell>
          <table:table-cell office:value-type="float" office:value="-0.000432900432900341" calcext:value-type="float">
            <text:p>-0.00043290043290034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42857142857142" calcext:value-type="float">
            <text:p>-0.0142857142857142</text:p>
          </table:table-cell>
          <table:table-cell office:value-type="float" office:value="-0.000432900432900452" calcext:value-type="float">
            <text:p>-0.000432900432900452</text:p>
          </table:table-cell>
          <table:table-cell table:number-columns-repeated="2" office:value-type="float" office:value="-0.00259740259740238" calcext:value-type="float">
            <text:p>-0.00259740259740238</text:p>
          </table:table-cell>
          <table:table-cell office:value-type="float" office:value="-0.000432900432900452" calcext:value-type="float">
            <text:p>-0.000432900432900452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" calcext:value-type="float">
            <text:p>0</text:p>
          </table:table-cell>
          <table:table-cell office:value-type="float" office:value="0.000432900432900341" calcext:value-type="float">
            <text:p>0.000432900432900341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865800865801014" calcext:value-type="float">
            <text:p>0.000865800865801014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" calcext:value-type="float">
            <text:p>0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0.00129870129870158" calcext:value-type="float">
            <text:p>0.00129870129870158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-0.000865800865800792" calcext:value-type="float">
            <text:p>-0.00086580086580079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51515151515151" calcext:value-type="float">
            <text:p>-0.015151515151515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29870129870113" calcext:value-type="float">
            <text:p>-0.00129870129870113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-0.00129870129870113" calcext:value-type="float">
            <text:p>-0.0012987012987011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0432900432900452" calcext:value-type="float">
            <text:p>0.000432900432900452</text:p>
          </table:table-cell>
          <table:table-cell office:value-type="float" office:value="0.00216450216450226" calcext:value-type="float">
            <text:p>0.00216450216450226</text:p>
          </table:table-cell>
          <table:table-cell office:value-type="float" office:value="0.0017316017316017" calcext:value-type="float">
            <text:p>0.0017316017316017</text:p>
          </table:table-cell>
          <table:table-cell office:value-type="float" office:value="0.00129870129870147" calcext:value-type="float">
            <text:p>0.00129870129870147</text:p>
          </table:table-cell>
          <table:table-cell table:number-columns-repeated="2" office:value-type="float" office:value="0.00173160173160203" calcext:value-type="float">
            <text:p>0.00173160173160203</text:p>
          </table:table-cell>
          <table:table-cell office:value-type="float" office:value="0.000865800865800792" calcext:value-type="float">
            <text:p>0.000865800865800792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0.000432900432900452" calcext:value-type="float">
            <text:p>0.00043290043290045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47186147186146" calcext:value-type="float">
            <text:p>-0.0147186147186146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" calcext:value-type="float">
            <text:p>0</text:p>
          </table:table-cell>
          <table:table-cell office:value-type="float" office:value="-0.00389610389610395" calcext:value-type="float">
            <text:p>-0.00389610389610395</text:p>
          </table:table-cell>
          <table:table-cell office:value-type="float" office:value="0.00173160173160203" calcext:value-type="float">
            <text:p>0.00173160173160203</text:p>
          </table:table-cell>
          <table:table-cell office:value-type="float" office:value="-0.00173160173160158" calcext:value-type="float">
            <text:p>-0.00173160173160158</text:p>
          </table:table-cell>
          <table:table-cell office:value-type="float" office:value="0" calcext:value-type="float">
            <text:p>0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129870129870147" calcext:value-type="float">
            <text:p>0.00129870129870147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0.000865800865800903" calcext:value-type="float">
            <text:p>0.000865800865800903</text:p>
          </table:table-cell>
          <table:table-cell office:value-type="float" office:value="-0.000865800865800792" calcext:value-type="float">
            <text:p>-0.000865800865800792</text:p>
          </table:table-cell>
          <table:table-cell office:value-type="float" office:value="0.00173160173160203" calcext:value-type="float">
            <text:p>0.00173160173160203</text:p>
          </table:table-cell>
          <table:table-cell table:number-columns-repeated="2" office:value-type="float" office:value="-0.000865800865800792" calcext:value-type="float">
            <text:p>-0.000865800865800792</text:p>
          </table:table-cell>
          <table:table-cell office:value-type="float" office:value="-0.00129870129870113" calcext:value-type="float">
            <text:p>-0.0012987012987011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64502164502163" calcext:value-type="float">
            <text:p>-0.0164502164502163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-0.00432900432900407" calcext:value-type="float">
            <text:p>-0.00432900432900407</text:p>
          </table:table-cell>
          <table:table-cell office:value-type="float" office:value="-0.00043290043290023" calcext:value-type="float">
            <text:p>-0.00043290043290023</text:p>
          </table:table-cell>
          <table:table-cell office:value-type="float" office:value="-0.00216450216450204" calcext:value-type="float">
            <text:p>-0.00216450216450204</text:p>
          </table:table-cell>
          <table:table-cell office:value-type="float" office:value="-0.00129870129870124" calcext:value-type="float">
            <text:p>-0.00129870129870124</text:p>
          </table:table-cell>
          <table:table-cell office:value-type="float" office:value="-0.00259740259740249" calcext:value-type="float">
            <text:p>-0.00259740259740249</text:p>
          </table:table-cell>
          <table:table-cell office:value-type="float" office:value="0" calcext:value-type="float">
            <text:p>0</text:p>
          </table:table-cell>
          <table:table-cell office:value-type="float" office:value="-0.00043290043290023" calcext:value-type="float">
            <text:p>-0.00043290043290023</text:p>
          </table:table-cell>
          <table:table-cell office:value-type="float" office:value="-0.000865800865800903" calcext:value-type="float">
            <text:p>-0.000865800865800903</text:p>
          </table:table-cell>
          <table:table-cell office:value-type="float" office:value="-0.0017316017316017" calcext:value-type="float">
            <text:p>-0.001731601731601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-0.00129870129870124" calcext:value-type="float">
            <text:p>-0.00129870129870124</text:p>
          </table:table-cell>
          <table:table-cell office:value-type="float" office:value="-0.00216450216450204" calcext:value-type="float">
            <text:p>-0.0021645021645020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-0.0154978354978355" calcext:value-type="float">
            <text:p>-0.0154978354978355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-0.00138528138528149" calcext:value-type="float">
            <text:p>-0.00138528138528149</text:p>
          </table:table-cell>
          <table:table-cell office:value-type="float" office:value="-0.00277056277056253" calcext:value-type="float">
            <text:p>-0.00277056277056253</text:p>
          </table:table-cell>
          <table:table-cell office:value-type="float" office:value="0.000432900432900674" calcext:value-type="float">
            <text:p>0.000432900432900674</text:p>
          </table:table-cell>
          <table:table-cell office:value-type="float" office:value="-0.0014718614718614" calcext:value-type="float">
            <text:p>-0.0014718614718614</text:p>
          </table:table-cell>
          <table:table-cell office:value-type="float" office:value="-0.00138528138528149" calcext:value-type="float">
            <text:p>-0.00138528138528149</text:p>
          </table:table-cell>
          <table:table-cell office:value-type="float" office:value="-0.000432900432900563" calcext:value-type="float">
            <text:p>-0.000432900432900563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00952380952381149" calcext:value-type="float">
            <text:p>0.000952380952381149</text:p>
          </table:table-cell>
          <table:table-cell office:value-type="float" office:value="-0.000346320346320206" calcext:value-type="float">
            <text:p>-0.000346320346320206</text:p>
          </table:table-cell>
          <table:table-cell office:value-type="float" office:value="-0.000432900432900341" calcext:value-type="float">
            <text:p>-0.000432900432900341</text:p>
          </table:table-cell>
          <table:table-cell office:value-type="float" office:value="-0.000173160173160158" calcext:value-type="float">
            <text:p>-0.000173160173160158</text:p>
          </table:table-cell>
          <table:table-cell office:value-type="float" office:value="0.000173160173160269" calcext:value-type="float">
            <text:p>0.000173160173160269</text:p>
          </table:table-cell>
          <table:table-cell office:value-type="float" office:value="-0.00129870129870135" calcext:value-type="float">
            <text:p>-0.00129870129870135</text:p>
          </table:table-cell>
          <table:table-cell office:value-type="float" office:value="-0.000865800865800792" calcext:value-type="float">
            <text:p>-0.00086580086580079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0547619047619041" calcext:value-type="float">
            <text:p>-0.00547619047619041</text:p>
          </table:table-cell>
          <table:table-cell office:value-type="float" office:value="-0.0292857142857142" calcext:value-type="float">
            <text:p>-0.0292857142857142</text:p>
          </table:table-cell>
          <table:table-cell office:value-type="float" office:value="-0.000714285714285556" calcext:value-type="float">
            <text:p>-0.000714285714285556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376190476190477" calcext:value-type="float">
            <text:p>0.0376190476190477</text:p>
          </table:table-cell>
          <table:table-cell office:value-type="float" office:value="-0.0297619047619048" calcext:value-type="float">
            <text:p>-0.0297619047619048</text:p>
          </table:table-cell>
          <table:table-cell office:value-type="float" office:value="-0.043095238095238" calcext:value-type="float">
            <text:p>-0.043095238095238</text:p>
          </table:table-cell>
          <table:table-cell office:value-type="float" office:value="0.038809523809524" calcext:value-type="float">
            <text:p>0.038809523809524</text:p>
          </table:table-cell>
          <table:table-cell office:value-type="float" office:value="0.00380952380952393" calcext:value-type="float">
            <text:p>0.00380952380952393</text:p>
          </table:table-cell>
          <table:table-cell office:value-type="float" office:value="-0.0147619047619046" calcext:value-type="float">
            <text:p>-0.0147619047619046</text:p>
          </table:table-cell>
          <table:table-cell office:value-type="float" office:value="-0.000238095238095259" calcext:value-type="float">
            <text:p>-0.000238095238095259</text:p>
          </table:table-cell>
          <table:table-cell office:value-type="float" office:value="-0.0490476190476189" calcext:value-type="float">
            <text:p>-0.0490476190476189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338095238095237" calcext:value-type="float">
            <text:p>-0.0338095238095237</text:p>
          </table:table-cell>
          <table:table-cell office:value-type="float" office:value="-0.0290476190476189" calcext:value-type="float">
            <text:p>-0.02904761904761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188095238095237" calcext:value-type="float">
            <text:p>-0.0188095238095237</text:p>
          </table:table-cell>
          <table:table-cell office:value-type="float" office:value="-0.00928571428571423" calcext:value-type="float">
            <text:p>-0.00928571428571423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0.00023809523809537" calcext:value-type="float">
            <text:p>0.00023809523809537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242857142857142" calcext:value-type="float">
            <text:p>-0.0242857142857142</text:p>
          </table:table-cell>
          <table:table-cell office:value-type="float" office:value="-0.0188095238095237" calcext:value-type="float">
            <text:p>-0.0188095238095237</text:p>
          </table:table-cell>
          <table:table-cell office:value-type="float" office:value="0.00523809523809526" calcext:value-type="float">
            <text:p>0.00523809523809526</text:p>
          </table:table-cell>
          <table:table-cell office:value-type="float" office:value="-0.0145238095238095" calcext:value-type="float">
            <text:p>-0.0145238095238095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-0.0285714285714286" calcext:value-type="float">
            <text:p>-0.0285714285714286</text:p>
          </table:table-cell>
          <table:table-cell office:value-type="float" office:value="-0.024047619047619" calcext:value-type="float">
            <text:p>-0.024047619047619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0928571428571423" calcext:value-type="float">
            <text:p>-0.00928571428571423</text:p>
          </table:table-cell>
          <table:table-cell office:value-type="float" office:value="-0.0140476190476191" calcext:value-type="float">
            <text:p>-0.01404761904761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247619047619047" calcext:value-type="float">
            <text:p>-0.0247619047619047</text:p>
          </table:table-cell>
          <table:table-cell office:value-type="float" office:value="0.0188095238095238" calcext:value-type="float">
            <text:p>0.0188095238095238</text:p>
          </table:table-cell>
          <table:table-cell office:value-type="float" office:value="0.00904761904761908" calcext:value-type="float">
            <text:p>0.00904761904761908</text:p>
          </table:table-cell>
          <table:table-cell office:value-type="float" office:value="0.0138095238095239" calcext:value-type="float">
            <text:p>0.0138095238095239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183333333333334" calcext:value-type="float">
            <text:p>0.0183333333333334</text:p>
          </table:table-cell>
          <table:table-cell office:value-type="float" office:value="0.0138095238095238" calcext:value-type="float">
            <text:p>0.0138095238095238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0.0190476190476192" calcext:value-type="float">
            <text:p>0.0190476190476192</text:p>
          </table:table-cell>
          <table:table-cell office:value-type="float" office:value="0.0185714285714287" calcext:value-type="float">
            <text:p>0.0185714285714287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1.11022302462516E-016" calcext:value-type="float">
            <text:p>1.11022302462516E-16</text:p>
          </table:table-cell>
          <table:table-cell office:value-type="float" office:value="-0.00571428571428567" calcext:value-type="float">
            <text:p>-0.00571428571428567</text:p>
          </table:table-cell>
          <table:table-cell office:value-type="float" office:value="0.00476190476190486" calcext:value-type="float">
            <text:p>0.00476190476190486</text:p>
          </table:table-cell>
          <table:table-cell office:value-type="float" office:value="-0.0099999999999999" calcext:value-type="float">
            <text:p>-0.009999999999999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245238095238094" calcext:value-type="float">
            <text:p>-0.0245238095238094</text:p>
          </table:table-cell>
          <table:table-cell office:value-type="float" office:value="0.0140476190476191" calcext:value-type="float">
            <text:p>0.0140476190476191</text:p>
          </table:table-cell>
          <table:table-cell office:value-type="float" office:value="0.00904761904761919" calcext:value-type="float">
            <text:p>0.00904761904761919</text:p>
          </table:table-cell>
          <table:table-cell office:value-type="float" office:value="0.0230952380952382" calcext:value-type="float">
            <text:p>0.0230952380952382</text:p>
          </table:table-cell>
          <table:table-cell office:value-type="float" office:value="0.0238095238095239" calcext:value-type="float">
            <text:p>0.0238095238095239</text:p>
          </table:table-cell>
          <table:table-cell office:value-type="float" office:value="0.00380952380952393" calcext:value-type="float">
            <text:p>0.00380952380952393</text:p>
          </table:table-cell>
          <table:table-cell office:value-type="float" office:value="-0.00547619047619041" calcext:value-type="float">
            <text:p>-0.00547619047619041</text:p>
          </table:table-cell>
          <table:table-cell office:value-type="float" office:value="-0.00499999999999989" calcext:value-type="float">
            <text:p>-0.00499999999999989</text:p>
          </table:table-cell>
          <table:table-cell office:value-type="float" office:value="0.0142857142857145" calcext:value-type="float">
            <text:p>0.0142857142857145</text:p>
          </table:table-cell>
          <table:table-cell office:value-type="float" office:value="0.0138095238095239" calcext:value-type="float">
            <text:p>0.0138095238095239</text:p>
          </table:table-cell>
          <table:table-cell office:value-type="float" office:value="0.00428571428571434" calcext:value-type="float">
            <text:p>0.00428571428571434</text:p>
          </table:table-cell>
          <table:table-cell office:value-type="float" office:value="0.00476190476190486" calcext:value-type="float">
            <text:p>0.00476190476190486</text:p>
          </table:table-cell>
          <table:table-cell office:value-type="float" office:value="-0.00476190476190475" calcext:value-type="float">
            <text:p>-0.00476190476190475</text:p>
          </table:table-cell>
          <table:table-cell office:value-type="float" office:value="0.00904761904761908" calcext:value-type="float">
            <text:p>0.00904761904761908</text:p>
          </table:table-cell>
          <table:table-cell office:value-type="float" office:value="-0.00571428571428567" calcext:value-type="float">
            <text:p>-0.00571428571428567</text:p>
          </table:table-cell>
          <table:table-cell office:value-type="float" office:value="-0.00523809523809515" calcext:value-type="float">
            <text:p>-0.0052380952380951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292857142857141" calcext:value-type="float">
            <text:p>-0.0292857142857141</text:p>
          </table:table-cell>
          <table:table-cell office:value-type="float" office:value="0.00928571428571434" calcext:value-type="float">
            <text:p>0.00928571428571434</text:p>
          </table:table-cell>
          <table:table-cell office:value-type="float" office:value="-0.0149999999999999" calcext:value-type="float">
            <text:p>-0.0149999999999999</text:p>
          </table:table-cell>
          <table:table-cell office:value-type="float" office:value="0.00404761904761919" calcext:value-type="float">
            <text:p>0.00404761904761919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-0.00571428571428556" calcext:value-type="float">
            <text:p>-0.00571428571428556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0976190476190464" calcext:value-type="float">
            <text:p>-0.00976190476190464</text:p>
          </table:table-cell>
          <table:table-cell office:value-type="float" office:value="-0.000238095238095148" calcext:value-type="float">
            <text:p>-0.000238095238095148</text:p>
          </table:table-cell>
          <table:table-cell office:value-type="float" office:value="-0.00523809523809515" calcext:value-type="float">
            <text:p>-0.00523809523809515</text:p>
          </table:table-cell>
          <table:table-cell office:value-type="float" office:value="0.0045238095238096" calcext:value-type="float">
            <text:p>0.0045238095238096</text:p>
          </table:table-cell>
          <table:table-cell office:value-type="float" office:value="2.22044604925031E-016" calcext:value-type="float">
            <text:p>2.22044604925031E-16</text:p>
          </table:table-cell>
          <table:table-cell office:value-type="float" office:value="-0.0192857142857142" calcext:value-type="float">
            <text:p>-0.0192857142857142</text:p>
          </table:table-cell>
          <table:table-cell office:value-type="float" office:value="-0.0099999999999999" calcext:value-type="float">
            <text:p>-0.0099999999999999</text:p>
          </table:table-cell>
          <table:table-cell office:value-type="float" office:value="-0.000952380952380705" calcext:value-type="float">
            <text:p>-0.000952380952380705</text:p>
          </table:table-cell>
          <table:table-cell office:value-type="float" office:value="-0.000476190476190408" calcext:value-type="float">
            <text:p>-0.000476190476190408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-0.0205714285714285" calcext:value-type="float">
            <text:p>-0.0205714285714285</text:p>
          </table:table-cell>
          <table:table-cell office:value-type="float" office:value="0.000714285714285667" calcext:value-type="float">
            <text:p>0.000714285714285667</text:p>
          </table:table-cell>
          <table:table-cell office:value-type="float" office:value="0.000428571428571445" calcext:value-type="float">
            <text:p>0.000428571428571445</text:p>
          </table:table-cell>
          <table:table-cell office:value-type="float" office:value="0.00523809523809538" calcext:value-type="float">
            <text:p>0.00523809523809538</text:p>
          </table:table-cell>
          <table:table-cell office:value-type="float" office:value="0.00566666666666682" calcext:value-type="float">
            <text:p>0.00566666666666682</text:p>
          </table:table-cell>
          <table:table-cell office:value-type="float" office:value="0.0107619047619048" calcext:value-type="float">
            <text:p>0.0107619047619048</text:p>
          </table:table-cell>
          <table:table-cell office:value-type="float" office:value="-0.0111428571428571" calcext:value-type="float">
            <text:p>-0.0111428571428571</text:p>
          </table:table-cell>
          <table:table-cell office:value-type="float" office:value="-0.0153333333333333" calcext:value-type="float">
            <text:p>-0.0153333333333333</text:p>
          </table:table-cell>
          <table:table-cell office:value-type="float" office:value="0.0154285714285715" calcext:value-type="float">
            <text:p>0.0154285714285715</text:p>
          </table:table-cell>
          <table:table-cell office:value-type="float" office:value="0.00328571428571423" calcext:value-type="float">
            <text:p>0.00328571428571423</text:p>
          </table:table-cell>
          <table:table-cell office:value-type="float" office:value="-0.00128571428571433" calcext:value-type="float">
            <text:p>-0.00128571428571433</text:p>
          </table:table-cell>
          <table:table-cell office:value-type="float" office:value="-0.00576190476190475" calcext:value-type="float">
            <text:p>-0.00576190476190475</text:p>
          </table:table-cell>
          <table:table-cell office:value-type="float" office:value="-0.0194285714285715" calcext:value-type="float">
            <text:p>-0.0194285714285715</text:p>
          </table:table-cell>
          <table:table-cell office:value-type="float" office:value="-0.00338095238095237" calcext:value-type="float">
            <text:p>-0.00338095238095237</text:p>
          </table:table-cell>
          <table:table-cell office:value-type="float" office:value="-0.0089999999999999" calcext:value-type="float">
            <text:p>-0.0089999999999999</text:p>
          </table:table-cell>
          <table:table-cell office:value-type="float" office:value="-0.0117619047619048" calcext:value-type="float">
            <text:p>-0.011761904761904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-0.00870228284550534" calcext:value-type="float">
            <text:p>-0.00870228284550534</text:p>
          </table:table-cell>
          <table:table-cell office:value-type="float" office:value="0.00282987591171746" calcext:value-type="float">
            <text:p>0.00282987591171746</text:p>
          </table:table-cell>
          <table:table-cell office:value-type="float" office:value="-0.00151747655583956" calcext:value-type="float">
            <text:p>-0.00151747655583956</text:p>
          </table:table-cell>
          <table:table-cell office:value-type="float" office:value="-0.00391114900066314" calcext:value-type="float">
            <text:p>-0.00391114900066314</text:p>
          </table:table-cell>
          <table:table-cell office:value-type="float" office:value="-0.00304489911906791" calcext:value-type="float">
            <text:p>-0.00304489911906791</text:p>
          </table:table-cell>
          <table:table-cell office:value-type="float" office:value="-0.0026053803163778" calcext:value-type="float">
            <text:p>-0.0026053803163778</text:p>
          </table:table-cell>
          <table:table-cell office:value-type="float" office:value="-0.000431467272899555" calcext:value-type="float">
            <text:p>-0.000431467272899555</text:p>
          </table:table-cell>
          <table:table-cell office:value-type="float" office:value="-0.00173439424078814" calcext:value-type="float">
            <text:p>-0.00173439424078814</text:p>
          </table:table-cell>
          <table:table-cell office:value-type="float" office:value="0.00217770199867406" calcext:value-type="float">
            <text:p>0.00217770199867406</text:p>
          </table:table-cell>
          <table:table-cell office:value-type="float" office:value="-0.00130292696788881" calcext:value-type="float">
            <text:p>-0.00130292696788881</text:p>
          </table:table-cell>
          <table:table-cell office:value-type="float" office:value="-0.00152173913043474" calcext:value-type="float">
            <text:p>-0.00152173913043474</text:p>
          </table:table-cell>
          <table:table-cell office:value-type="float" office:value="-0.000432888131097986" calcext:value-type="float">
            <text:p>-0.000432888131097986</text:p>
          </table:table-cell>
          <table:table-cell office:value-type="float" office:value="-0.000867197120393959" calcext:value-type="float">
            <text:p>-0.000867197120393959</text:p>
          </table:table-cell>
          <table:table-cell office:value-type="float" office:value="-0.00500520981339392" calcext:value-type="float">
            <text:p>-0.00500520981339392</text:p>
          </table:table-cell>
          <table:table-cell office:value-type="float" office:value="-0.00239319882542399" calcext:value-type="float">
            <text:p>-0.00239319882542399</text:p>
          </table:table-cell>
          <table:table-cell office:value-type="float" office:value="0.00239461968362242" calcext:value-type="float">
            <text:p>0.0023946196836224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-0.0078308231505162" calcext:value-type="float">
            <text:p>-0.0078308231505162</text:p>
          </table:table-cell>
          <table:table-cell office:value-type="float" office:value="0.00391541157525821" calcext:value-type="float">
            <text:p>0.00391541157525821</text:p>
          </table:table-cell>
          <table:table-cell office:value-type="float" office:value="0.000221180259543541" calcext:value-type="float">
            <text:p>0.000221180259543541</text:p>
          </table:table-cell>
          <table:table-cell office:value-type="float" office:value="-0.00282277162072564" calcext:value-type="float">
            <text:p>-0.00282277162072564</text:p>
          </table:table-cell>
          <table:table-cell office:value-type="float" office:value="0.000216917684948581" calcext:value-type="float">
            <text:p>0.000216917684948581</text:p>
          </table:table-cell>
          <table:table-cell office:value-type="float" office:value="0.00000331533579622789" calcext:value-type="float">
            <text:p>3.31533579622789E-06</text:p>
          </table:table-cell>
          <table:table-cell office:value-type="float" office:value="0.00261011651037235" calcext:value-type="float">
            <text:p>0.00261011651037235</text:p>
          </table:table-cell>
          <table:table-cell office:value-type="float" office:value="0.00152315998863339" calcext:value-type="float">
            <text:p>0.00152315998863339</text:p>
          </table:table-cell>
          <table:table-cell office:value-type="float" office:value="-0.000217391304347836" calcext:value-type="float">
            <text:p>-0.000217391304347836</text:p>
          </table:table-cell>
          <table:table-cell office:value-type="float" office:value="-0.000867197120393848" calcext:value-type="float">
            <text:p>-0.000867197120393848</text:p>
          </table:table-cell>
          <table:table-cell office:value-type="float" office:value="-0.00173865681538299" calcext:value-type="float">
            <text:p>-0.00173865681538299</text:p>
          </table:table-cell>
          <table:table-cell office:value-type="float" office:value="0.00282845505351903" calcext:value-type="float">
            <text:p>0.00282845505351903</text:p>
          </table:table-cell>
          <table:table-cell office:value-type="float" office:value="0.000654542010040782" calcext:value-type="float">
            <text:p>0.000654542010040782</text:p>
          </table:table-cell>
          <table:table-cell office:value-type="float" office:value="0.000869091597991978" calcext:value-type="float">
            <text:p>0.000869091597991978</text:p>
          </table:table-cell>
          <table:table-cell office:value-type="float" office:value="-0.00173723595718478" calcext:value-type="float">
            <text:p>-0.00173723595718478</text:p>
          </table:table-cell>
          <table:table-cell office:value-type="float" office:value="0.000218338543147012" calcext:value-type="float">
            <text:p>0.00021833854314701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-0.007612958226769" calcext:value-type="float">
            <text:p>-0.007612958226769</text:p>
          </table:table-cell>
          <table:table-cell office:value-type="float" office:value="0.00435114142275272" calcext:value-type="float">
            <text:p>0.00435114142275272</text:p>
          </table:table-cell>
          <table:table-cell office:value-type="float" office:value="0.000219759401345221" calcext:value-type="float">
            <text:p>0.000219759401345221</text:p>
          </table:table-cell>
          <table:table-cell office:value-type="float" office:value="-0.00130197972908963" calcext:value-type="float">
            <text:p>-0.00130197972908963</text:p>
          </table:table-cell>
          <table:table-cell office:value-type="float" office:value="0.00152410722743201" calcext:value-type="float">
            <text:p>0.00152410722743201</text:p>
          </table:table-cell>
          <table:table-cell office:value-type="float" office:value="0.000218812162546156" calcext:value-type="float">
            <text:p>0.000218812162546156</text:p>
          </table:table-cell>
          <table:table-cell office:value-type="float" office:value="0.00174055129298123" calcext:value-type="float">
            <text:p>0.00174055129298123</text:p>
          </table:table-cell>
          <table:table-cell office:value-type="float" office:value="0.00413280287960593" calcext:value-type="float">
            <text:p>0.00413280287960593</text:p>
          </table:table-cell>
          <table:table-cell office:value-type="float" office:value="-0.000651226674244443" calcext:value-type="float">
            <text:p>-0.000651226674244443</text:p>
          </table:table-cell>
          <table:table-cell office:value-type="float" office:value="0.0015245808468316" calcext:value-type="float">
            <text:p>0.0015245808468316</text:p>
          </table:table-cell>
          <table:table-cell office:value-type="float" office:value="0.00130529506488597" calcext:value-type="float">
            <text:p>0.00130529506488597</text:p>
          </table:table-cell>
          <table:table-cell office:value-type="float" office:value="0.00195983707492675" calcext:value-type="float">
            <text:p>0.00195983707492675</text:p>
          </table:table-cell>
          <table:table-cell office:value-type="float" office:value="0.00217675475987478" calcext:value-type="float">
            <text:p>0.00217675475987478</text:p>
          </table:table-cell>
          <table:table-cell office:value-type="float" office:value="-0.00000189447759757488" calcext:value-type="float">
            <text:p>-1.89447759757488E-06</text:p>
          </table:table-cell>
          <table:table-cell office:value-type="float" office:value="0.00152410722743201" calcext:value-type="float">
            <text:p>0.00152410722743201</text:p>
          </table:table-cell>
          <table:table-cell office:value-type="float" office:value="0.00239414606422272" calcext:value-type="float">
            <text:p>0.0023941460642227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-0.00804821445486403" calcext:value-type="float">
            <text:p>-0.00804821445486403</text:p>
          </table:table-cell>
          <table:table-cell office:value-type="float" office:value="0.00456853272710078" calcext:value-type="float">
            <text:p>0.00456853272710078</text:p>
          </table:table-cell>
          <table:table-cell office:value-type="float" office:value="0.0013067159230844" calcext:value-type="float">
            <text:p>0.0013067159230844</text:p>
          </table:table-cell>
          <table:table-cell office:value-type="float" office:value="-0.00282466609832321" calcext:value-type="float">
            <text:p>-0.00282466609832321</text:p>
          </table:table-cell>
          <table:table-cell office:value-type="float" office:value="0.00108790376053802" calcext:value-type="float">
            <text:p>0.00108790376053802</text:p>
          </table:table-cell>
          <table:table-cell office:value-type="float" office:value="-0.000433835369896829" calcext:value-type="float">
            <text:p>-0.000433835369896829</text:p>
          </table:table-cell>
          <table:table-cell office:value-type="float" office:value="0.00174007767358164" calcext:value-type="float">
            <text:p>0.00174007767358164</text:p>
          </table:table-cell>
          <table:table-cell office:value-type="float" office:value="0.00348157620536138" calcext:value-type="float">
            <text:p>0.00348157620536138</text:p>
          </table:table-cell>
          <table:table-cell office:value-type="float" office:value="0.000219285781945633" calcext:value-type="float">
            <text:p>0.000219285781945633</text:p>
          </table:table-cell>
          <table:table-cell office:value-type="float" office:value="0.00130766316188324" calcext:value-type="float">
            <text:p>0.00130766316188324</text:p>
          </table:table-cell>
          <table:table-cell office:value-type="float" office:value="0.00043525622809526" calcext:value-type="float">
            <text:p>0.00043525622809526</text:p>
          </table:table-cell>
          <table:table-cell office:value-type="float" office:value="0.00152505446623119" calcext:value-type="float">
            <text:p>0.00152505446623119</text:p>
          </table:table-cell>
          <table:table-cell office:value-type="float" office:value="0.00174102491238037" calcext:value-type="float">
            <text:p>0.00174102491238037</text:p>
          </table:table-cell>
          <table:table-cell office:value-type="float" office:value="-0.000654542010040782" calcext:value-type="float">
            <text:p>-0.000654542010040782</text:p>
          </table:table-cell>
          <table:table-cell office:value-type="float" office:value="0.00174149853177996" calcext:value-type="float">
            <text:p>0.00174149853177996</text:p>
          </table:table-cell>
          <table:table-cell office:value-type="float" office:value="0.00174197215117922" calcext:value-type="float">
            <text:p>0.0017419721511792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-0.00804726721606519" calcext:value-type="float">
            <text:p>-0.00804726721606519</text:p>
          </table:table-cell>
          <table:table-cell office:value-type="float" office:value="0.00435303590035041" calcext:value-type="float">
            <text:p>0.00435303590035041</text:p>
          </table:table-cell>
          <table:table-cell office:value-type="float" office:value="0.000655489248839625" calcext:value-type="float">
            <text:p>0.000655489248839625</text:p>
          </table:table-cell>
          <table:table-cell office:value-type="float" office:value="-0.00195273278393482" calcext:value-type="float">
            <text:p>-0.00195273278393482</text:p>
          </table:table-cell>
          <table:table-cell office:value-type="float" office:value="0.00261295822676921" calcext:value-type="float">
            <text:p>0.00261295822676921</text:p>
          </table:table-cell>
          <table:table-cell office:value-type="float" office:value="0.00000284171639686193" calcext:value-type="float">
            <text:p>2.84171639686193E-06</text:p>
          </table:table-cell>
          <table:table-cell office:value-type="float" office:value="0.00152410722743201" calcext:value-type="float">
            <text:p>0.00152410722743201</text:p>
          </table:table-cell>
          <table:table-cell office:value-type="float" office:value="0.00348299706355959" calcext:value-type="float">
            <text:p>0.00348299706355959</text:p>
          </table:table-cell>
          <table:table-cell office:value-type="float" office:value="0.00217722837927437" calcext:value-type="float">
            <text:p>0.00217722837927437</text:p>
          </table:table-cell>
          <table:table-cell office:value-type="float" office:value="0.000655015629440259" calcext:value-type="float">
            <text:p>0.000655015629440259</text:p>
          </table:table-cell>
          <table:table-cell office:value-type="float" office:value="0.00108790376053802" calcext:value-type="float">
            <text:p>0.00108790376053802</text:p>
          </table:table-cell>
          <table:table-cell office:value-type="float" office:value="0.00326655299801082" calcext:value-type="float">
            <text:p>0.00326655299801082</text:p>
          </table:table-cell>
          <table:table-cell office:value-type="float" office:value="0.0017424457705788" calcext:value-type="float">
            <text:p>0.0017424457705788</text:p>
          </table:table-cell>
          <table:table-cell office:value-type="float" office:value="-0.00021833854314679" calcext:value-type="float">
            <text:p>-0.00021833854314679</text:p>
          </table:table-cell>
          <table:table-cell office:value-type="float" office:value="0.000871459694989252" calcext:value-type="float">
            <text:p>0.000871459694989252</text:p>
          </table:table-cell>
          <table:table-cell office:value-type="float" office:value="0.00283034953111683" calcext:value-type="float">
            <text:p>0.00283034953111683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-0.00804830917874388" calcext:value-type="float">
            <text:p>-0.00804830917874388</text:p>
          </table:table-cell>
          <table:table-cell office:value-type="float" office:value="0.0040035995074359" calcext:value-type="float">
            <text:p>0.0040035995074359</text:p>
          </table:table-cell>
          <table:table-cell office:value-type="float" office:value="0.000177133655394734" calcext:value-type="float">
            <text:p>0.000177133655394734</text:p>
          </table:table-cell>
          <table:table-cell office:value-type="float" office:value="-0.00256265984654735" calcext:value-type="float">
            <text:p>-0.00256265984654735</text:p>
          </table:table-cell>
          <table:table-cell office:value-type="float" office:value="0.000479397556124028" calcext:value-type="float">
            <text:p>0.000479397556124028</text:p>
          </table:table-cell>
          <table:table-cell office:value-type="float" office:value="-0.000562849294307055" calcext:value-type="float">
            <text:p>-0.000562849294307055</text:p>
          </table:table-cell>
          <table:table-cell office:value-type="float" office:value="0.00143667708629358" calcext:value-type="float">
            <text:p>0.00143667708629358</text:p>
          </table:table-cell>
          <table:table-cell office:value-type="float" office:value="0.00217722837927448" calcext:value-type="float">
            <text:p>0.00217722837927448</text:p>
          </table:table-cell>
          <table:table-cell office:value-type="float" office:value="0.000741119636260446" calcext:value-type="float">
            <text:p>0.000741119636260446</text:p>
          </table:table-cell>
          <table:table-cell office:value-type="float" office:value="0.000263427109974401" calcext:value-type="float">
            <text:p>0.000263427109974401</text:p>
          </table:table-cell>
          <table:table-cell office:value-type="float" office:value="-0.0000863881784596288" calcext:value-type="float">
            <text:p>-8.63881784596288E-05</text:p>
          </table:table-cell>
          <table:table-cell office:value-type="float" office:value="0.00182940229231787" calcext:value-type="float">
            <text:p>0.00182940229231787</text:p>
          </table:table-cell>
          <table:table-cell office:value-type="float" office:value="0.00108951406649627" calcext:value-type="float">
            <text:p>0.00108951406649627</text:p>
          </table:table-cell>
          <table:table-cell office:value-type="float" office:value="-0.00100217864923735" calcext:value-type="float">
            <text:p>-0.00100217864923735</text:p>
          </table:table-cell>
          <table:table-cell office:value-type="float" office:value="0.00000132613431846895" calcext:value-type="float">
            <text:p>1.32613431846895E-06</text:p>
          </table:table-cell>
          <table:table-cell office:value-type="float" office:value="0.00191588519465769" calcext:value-type="float">
            <text:p>0.0019158851946576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-0.0600000000000001" calcext:value-type="float">
            <text:p>-0.06000000000000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-0.0390909090909092" calcext:value-type="float">
            <text:p>-0.0390909090909092</text:p>
          </table:table-cell>
          <table:table-cell office:value-type="float" office:value="-1.11022302462516E-016" calcext:value-type="float">
            <text:p>-1.11022302462516E-16</text:p>
          </table:table-cell>
          <table:table-cell office:value-type="float" office:value="-0.0290909090909092" calcext:value-type="float">
            <text:p>-0.0290909090909092</text:p>
          </table:table-cell>
          <table:table-cell office:value-type="float" office:value="-0.03" calcext:value-type="float">
            <text:p>-0.03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-0.02" calcext:value-type="float">
            <text:p>-0.02</text:p>
          </table:table-cell>
          <table:table-cell office:value-type="float" office:value="-0.0190909090909092" calcext:value-type="float">
            <text:p>-0.0190909090909092</text:p>
          </table:table-cell>
          <table:table-cell office:value-type="float" office:value="-0.0290909090909091" calcext:value-type="float">
            <text:p>-0.029090909090909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-0.0399999999999999" calcext:value-type="float">
            <text:p>-0.0399999999999999</text:p>
          </table:table-cell>
          <table:table-cell office:value-type="float" office:value="0.0590909090909091" calcext:value-type="float">
            <text:p>0.059090909090909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209090909090909" calcext:value-type="float">
            <text:p>-0.0209090909090909</text:p>
          </table:table-cell>
          <table:table-cell office:value-type="float" office:value="0.0290909090909092" calcext:value-type="float">
            <text:p>0.0290909090909092</text:p>
          </table:table-cell>
          <table:table-cell table:number-columns-repeated="2" office:value-type="float" office:value="0.019090909090909" calcext:value-type="float">
            <text:p>0.019090909090909</text:p>
          </table:table-cell>
          <table:table-cell table:number-columns-repeated="2" office:value-type="float" office:value="0.00909090909090915" calcext:value-type="float">
            <text:p>0.00909090909090915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490909090909092" calcext:value-type="float">
            <text:p>0.0490909090909092</text:p>
          </table:table-cell>
          <table:table-cell table:number-columns-repeated="2" office:value-type="float" office:value="0.03" calcext:value-type="float">
            <text:p>0.03</text:p>
          </table:table-cell>
          <table:table-cell office:value-type="float" office:value="0.0190909090909092" calcext:value-type="float">
            <text:p>0.0190909090909092</text:p>
          </table:table-cell>
          <table:table-cell office:value-type="float" office:value="0.0390909090909091" calcext:value-type="float">
            <text:p>0.039090909090909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.0790909090909091" calcext:value-type="float">
            <text:p>0.0790909090909091</text:p>
          </table:table-cell>
          <table:table-cell office:value-type="float" office:value="0.0190909090909092" calcext:value-type="float">
            <text:p>0.0190909090909092</text:p>
          </table:table-cell>
          <table:table-cell office:value-type="float" office:value="-0.0109090909090909" calcext:value-type="float">
            <text:p>-0.0109090909090909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290909090909092" calcext:value-type="float">
            <text:p>0.0290909090909092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0.0490909090909092" calcext:value-type="float">
            <text:p>0.0490909090909092</text:p>
          </table:table-cell>
          <table:table-cell table:number-columns-repeated="2" office:value-type="float" office:value="0.0290909090909092" calcext:value-type="float">
            <text:p>0.0290909090909092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2" calcext:value-type="float">
            <text:p>0.02</text:p>
          </table:table-cell>
          <table:table-cell office:value-type="float" office:value="0.0390909090909091" calcext:value-type="float">
            <text:p>0.039090909090909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409090909090909" calcext:value-type="float">
            <text:p>-0.0409090909090909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0.019090909090909" calcext:value-type="float">
            <text:p>0.019090909090909</text:p>
          </table:table-cell>
          <table:table-cell table:number-columns-repeated="2" office:value-type="float" office:value="0.00909090909090915" calcext:value-type="float">
            <text:p>0.00909090909090915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-0.07" calcext:value-type="float">
            <text:p>-0.07</text:p>
          </table:table-cell>
          <table:table-cell office:value-type="float" office:value="0.0390909090909091" calcext:value-type="float">
            <text:p>0.0390909090909091</text:p>
          </table:table-cell>
          <table:table-cell office:value-type="float" office:value="0.00909090909090915" calcext:value-type="float">
            <text:p>0.00909090909090915</text:p>
          </table:table-cell>
          <table:table-cell office:value-type="float" office:value="-0.0509090909090908" calcext:value-type="float">
            <text:p>-0.0509090909090908</text:p>
          </table:table-cell>
          <table:table-cell office:value-type="float" office:value="0.01" calcext:value-type="float">
            <text:p>0.01</text:p>
          </table:table-cell>
          <table:table-cell office:value-type="float" office:value="-0.00090909090909097" calcext:value-type="float">
            <text:p>-0.00090909090909097</text:p>
          </table:table-cell>
          <table:table-cell office:value-type="float" office:value="0.01" calcext:value-type="float">
            <text:p>0.01</text:p>
          </table:table-cell>
          <table:table-cell office:value-type="float" office:value="0.019090909090909" calcext:value-type="float">
            <text:p>0.01909090909090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float" office:value="0.019090909090909" calcext:value-type="float">
            <text:p>0.01909090909090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-0.0579999999999999" calcext:value-type="float">
            <text:p>-0.0579999999999999</text:p>
          </table:table-cell>
          <table:table-cell office:value-type="float" office:value="0.0472727272727272" calcext:value-type="float">
            <text:p>0.0472727272727272</text:p>
          </table:table-cell>
          <table:table-cell office:value-type="float" office:value="0.0112727272727273" calcext:value-type="float">
            <text:p>0.0112727272727273</text:p>
          </table:table-cell>
          <table:table-cell office:value-type="float" office:value="-0.0347272727272726" calcext:value-type="float">
            <text:p>-0.0347272727272726</text:p>
          </table:table-cell>
          <table:table-cell office:value-type="float" office:value="0.0116363636363637" calcext:value-type="float">
            <text:p>0.0116363636363637</text:p>
          </table:table-cell>
          <table:table-cell office:value-type="float" office:value="0.0112727272727272" calcext:value-type="float">
            <text:p>0.0112727272727272</text:p>
          </table:table-cell>
          <table:table-cell office:value-type="float" office:value="0.0116363636363636" calcext:value-type="float">
            <text:p>0.0116363636363636</text:p>
          </table:table-cell>
          <table:table-cell office:value-type="float" office:value="0.00527272727272732" calcext:value-type="float">
            <text:p>0.00527272727272732</text:p>
          </table:table-cell>
          <table:table-cell office:value-type="float" office:value="0" calcext:value-type="float">
            <text:p>0</text:p>
          </table:table-cell>
          <table:table-cell office:value-type="float" office:value="0.0112727272727272" calcext:value-type="float">
            <text:p>0.0112727272727272</text:p>
          </table:table-cell>
          <table:table-cell office:value-type="float" office:value="0.0132727272727273" calcext:value-type="float">
            <text:p>0.0132727272727273</text:p>
          </table:table-cell>
          <table:table-cell office:value-type="float" office:value="0.0172727272727273" calcext:value-type="float">
            <text:p>0.0172727272727273</text:p>
          </table:table-cell>
          <table:table-cell office:value-type="float" office:value="0.0121818181818182" calcext:value-type="float">
            <text:p>0.0121818181818182</text:p>
          </table:table-cell>
          <table:table-cell office:value-type="float" office:value="0.000181818181818172" calcext:value-type="float">
            <text:p>0.000181818181818172</text:p>
          </table:table-cell>
          <table:table-cell office:value-type="float" office:value="0.00581818181818183" calcext:value-type="float">
            <text:p>0.00581818181818183</text:p>
          </table:table-cell>
          <table:table-cell office:value-type="float" office:value="0.0216363636363636" calcext:value-type="float">
            <text:p>0.02163636363636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-0.0499999999999999" calcext:value-type="float">
            <text:p>-0.049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-0.06" calcext:value-type="float">
            <text:p>-0.06</text:p>
          </table:table-cell>
          <table:table-cell office:value-type="float" office:value="-0.0188888888888888" calcext:value-type="float">
            <text:p>-0.0188888888888888</text:p>
          </table:table-cell>
          <table:table-cell office:value-type="float" office:value="0.0222222222222223" calcext:value-type="float">
            <text:p>0.0222222222222223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388888888888888" calcext:value-type="float">
            <text:p>-0.0388888888888888</text:p>
          </table:table-cell>
          <table:table-cell office:value-type="float" office:value="-0.0288888888888889" calcext:value-type="float">
            <text:p>-0.0288888888888889</text:p>
          </table:table-cell>
          <table:table-cell office:value-type="float" office:value="-0.0388888888888888" calcext:value-type="float">
            <text:p>-0.0388888888888888</text:p>
          </table:table-cell>
          <table:table-cell office:value-type="float" office:value="-0.0388888888888889" calcext:value-type="float">
            <text:p>-0.0388888888888889</text:p>
          </table:table-cell>
          <table:table-cell office:value-type="float" office:value="-0.00888888888888883" calcext:value-type="float">
            <text:p>-0.00888888888888883</text:p>
          </table:table-cell>
          <table:table-cell office:value-type="float" office:value="-0.07" calcext:value-type="float">
            <text:p>-0.07</text:p>
          </table:table-cell>
          <table:table-cell table:number-columns-repeated="2" office:value-type="float" office:value="-0.0588888888888888" calcext:value-type="float">
            <text:p>-0.0588888888888888</text:p>
          </table:table-cell>
          <table:table-cell office:value-type="float" office:value="-0.0288888888888889" calcext:value-type="float">
            <text:p>-0.028888888888888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-0.0633333333333334" calcext:value-type="float">
            <text:p>-0.0633333333333334</text:p>
          </table:table-cell>
          <table:table-cell office:value-type="float" office:value="0.0277777777777777" calcext:value-type="float">
            <text:p>0.0277777777777777</text:p>
          </table:table-cell>
          <table:table-cell office:value-type="float" office:value="-0.00111111111111117" calcext:value-type="float">
            <text:p>-0.00111111111111117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0.00888888888888883" calcext:value-type="float">
            <text:p>0.00888888888888883</text:p>
          </table:table-cell>
          <table:table-cell office:value-type="float" office:value="-0.00111111111111117" calcext:value-type="float">
            <text:p>-0.00111111111111117</text:p>
          </table:table-cell>
          <table:table-cell table:number-columns-repeated="2" office:value-type="float" office:value="0.00888888888888883" calcext:value-type="float">
            <text:p>0.00888888888888883</text:p>
          </table:table-cell>
          <table:table-cell table:number-columns-repeated="2" office:value-type="float" office:value="-0.00111111111111117" calcext:value-type="float">
            <text:p>-0.00111111111111117</text:p>
          </table:table-cell>
          <table:table-cell office:value-type="float" office:value="0.00888888888888883" calcext:value-type="float">
            <text:p>0.00888888888888883</text:p>
          </table:table-cell>
          <table:table-cell table:number-columns-repeated="2" office:value-type="float" office:value="-0.00111111111111117" calcext:value-type="float">
            <text:p>-0.00111111111111117</text:p>
          </table:table-cell>
          <table:table-cell office:value-type="float" office:value="0.0188888888888888" calcext:value-type="float">
            <text:p>0.0188888888888888</text:p>
          </table:table-cell>
          <table:table-cell office:value-type="float" office:value="-0.00111111111111117" calcext:value-type="float">
            <text:p>-0.0011111111111111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-0.0622222222222222" calcext:value-type="float">
            <text:p>-0.0622222222222222</text:p>
          </table:table-cell>
          <table:table-cell office:value-type="float" office:value="0.018888888888889" calcext:value-type="float">
            <text:p>0.018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111111111111112" calcext:value-type="float">
            <text:p>-0.0111111111111112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-0.0511111111111111" calcext:value-type="float">
            <text:p>-0.0511111111111111</text:p>
          </table:table-cell>
          <table:table-cell office:value-type="float" office:value="0.018888888888889" calcext:value-type="float">
            <text:p>0.01888888888888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0111111111111106" calcext:value-type="float">
            <text:p>-0.00111111111111106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-0.0511111111111111" calcext:value-type="float">
            <text:p>-0.0511111111111111</text:p>
          </table:table-cell>
          <table:table-cell office:value-type="float" office:value="0.018888888888889" calcext:value-type="float">
            <text:p>0.018888888888889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-0.0555555555555556" calcext:value-type="float">
            <text:p>-0.0555555555555556</text:p>
          </table:table-cell>
          <table:table-cell office:value-type="float" office:value="0.016888888888889" calcext:value-type="float">
            <text:p>0.016888888888889</text:p>
          </table:table-cell>
          <table:table-cell office:value-type="float" office:value="0" calcext:value-type="float">
            <text:p>0</text:p>
          </table:table-cell>
          <table:table-cell office:value-type="float" office:value="-0.0162222222222222" calcext:value-type="float">
            <text:p>-0.0162222222222222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182222222222223" calcext:value-type="float">
            <text:p>0.0182222222222223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399999999999989" calcext:value-type="float">
            <text:p>-0.00399999999999989</text:p>
          </table:table-cell>
          <table:table-cell office:value-type="float" office:value="-0.004" calcext:value-type="float">
            <text:p>-0.004</text:p>
          </table:table-cell>
          <table:table-cell office:value-type="float" office:value="0.00400000000000011" calcext:value-type="float">
            <text:p>0.00400000000000011</text:p>
          </table:table-cell>
          <table:table-cell office:value-type="float" office:value="-0.002" calcext:value-type="float">
            <text:p>-0.002</text:p>
          </table:table-cell>
          <table:table-cell office:value-type="float" office:value="0.00600000000000001" calcext:value-type="float">
            <text:p>0.00600000000000001</text:p>
          </table:table-cell>
          <table:table-cell office:value-type="float" office:value="-0.0142222222222222" calcext:value-type="float">
            <text:p>-0.0142222222222222</text:p>
          </table:table-cell>
          <table:table-cell office:value-type="float" office:value="-0.0124444444444445" calcext:value-type="float">
            <text:p>-0.0124444444444445</text:p>
          </table:table-cell>
          <table:table-cell office:value-type="float" office:value="-0.002" calcext:value-type="float">
            <text:p>-0.002</text:p>
          </table:table-cell>
          <table:table-cell office:value-type="float" office:value="-0.004" calcext:value-type="float">
            <text:p>-0.00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-0.0299999999999999" calcext:value-type="float">
            <text:p>-0.0299999999999999</text:p>
          </table:table-cell>
          <table:table-cell office:value-type="float" office:value="0.0263636363636364" calcext:value-type="float">
            <text:p>0.0263636363636364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-0.0272727272727272" calcext:value-type="float">
            <text:p>-0.0272727272727272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1" calcext:value-type="float">
            <text:p>-0.01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381818181818181" calcext:value-type="float">
            <text:p>-0.0381818181818181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.00909090909090915" calcext:value-type="float">
            <text:p>0.00909090909090915</text:p>
          </table:table-cell>
          <table:table-cell office:value-type="float" office:value="0" calcext:value-type="float">
            <text:p>0</text:p>
          </table:table-cell>
          <table:table-cell office:value-type="float" office:value="-0.02" calcext:value-type="float">
            <text:p>-0.02</text:p>
          </table:table-cell>
          <table:table-cell office:value-type="float" office:value="0.01" calcext:value-type="float">
            <text:p>0.01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.00090909090909097" calcext:value-type="float">
            <text:p>0.0009090909090909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-0.08" calcext:value-type="float">
            <text:p>-0.08</text:p>
          </table:table-cell>
          <table:table-cell office:value-type="float" office:value="-0.00181818181818183" calcext:value-type="float">
            <text:p>-0.00181818181818183</text:p>
          </table:table-cell>
          <table:table-cell office:value-type="float" office:value="0.00090909090909097" calcext:value-type="float">
            <text:p>0.00090909090909097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290909090909091" calcext:value-type="float">
            <text:p>-0.0290909090909091</text:p>
          </table:table-cell>
          <table:table-cell table:number-columns-repeated="2" office:value-type="float" office:value="0.00090909090909097" calcext:value-type="float">
            <text:p>0.00090909090909097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281818181818182" calcext:value-type="float">
            <text:p>-0.0281818181818182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-0.0609090909090909" calcext:value-type="float">
            <text:p>-0.0609090909090909</text:p>
          </table:table-cell>
          <table:table-cell office:value-type="float" office:value="-0.0127272727272728" calcext:value-type="float">
            <text:p>-0.0127272727272728</text:p>
          </table:table-cell>
          <table:table-cell office:value-type="float" office:value="0" calcext:value-type="float">
            <text:p>0</text:p>
          </table:table-cell>
          <table:table-cell office:value-type="float" office:value="0.000909090909090859" calcext:value-type="float">
            <text:p>0.000909090909090859</text:p>
          </table:table-cell>
          <table:table-cell office:value-type="float" office:value="0" calcext:value-type="float">
            <text:p>0</text:p>
          </table:table-cell>
          <table:table-cell office:value-type="float" office:value="0.00181818181818172" calcext:value-type="float">
            <text:p>0.00181818181818172</text:p>
          </table:table-cell>
          <table:table-cell office:value-type="float" office:value="0.01" calcext:value-type="float">
            <text:p>0.01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-0.00909090909090904" calcext:value-type="float">
            <text:p>-0.00909090909090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-0.07" calcext:value-type="float">
            <text:p>-0.07</text:p>
          </table:table-cell>
          <table:table-cell office:value-type="float" office:value="-0.0218181818181818" calcext:value-type="float">
            <text:p>-0.0218181818181818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0909090909091" calcext:value-type="float">
            <text:p>0.01090909090909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0090909090909097" calcext:value-type="float">
            <text:p>0.00090909090909097</text:p>
          </table:table-cell>
          <table:table-cell table:number-columns-repeated="3" office:value-type="float" office:value="-0.00909090909090904" calcext:value-type="float">
            <text:p>-0.00909090909090904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0090909090909097" calcext:value-type="float">
            <text:p>0.00090909090909097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-0.0790909090909091" calcext:value-type="float">
            <text:p>-0.0790909090909091</text:p>
          </table:table-cell>
          <table:table-cell office:value-type="float" office:value="-0.0218181818181818" calcext:value-type="float">
            <text:p>-0.0218181818181818</text:p>
          </table:table-cell>
          <table:table-cell office:value-type="float" office:value="-0.019090909090909" calcext:value-type="float">
            <text:p>-0.019090909090909</text:p>
          </table:table-cell>
          <table:table-cell office:value-type="float" office:value="0.00090909090909097" calcext:value-type="float">
            <text:p>0.00090909090909097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0818181818181818" calcext:value-type="float">
            <text:p>-0.00818181818181818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0090909090909097" calcext:value-type="float">
            <text:p>0.00090909090909097</text:p>
          </table:table-cell>
          <table:table-cell table:number-columns-repeated="2" office:value-type="float" office:value="-0.00909090909090904" calcext:value-type="float">
            <text:p>-0.00909090909090904</text:p>
          </table:table-cell>
          <table:table-cell table:number-columns-repeated="2" office:value-type="float" office:value="0.00090909090909097" calcext:value-type="float">
            <text:p>0.00090909090909097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-0.0181818181818181" calcext:value-type="float">
            <text:p>-0.0181818181818181</text:p>
          </table:table-cell>
          <table:table-cell office:value-type="float" office:value="-0.00909090909090904" calcext:value-type="float">
            <text:p>-0.00909090909090904</text:p>
          </table:table-cell>
          <table:table-cell office:value-type="float" office:value="0.010909090909091" calcext:value-type="float">
            <text:p>0.01090909090909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-0.0639999999999999" calcext:value-type="float">
            <text:p>-0.0639999999999999</text:p>
          </table:table-cell>
          <table:table-cell office:value-type="float" office:value="-0.00636363636363646" calcext:value-type="float">
            <text:p>-0.00636363636363646</text:p>
          </table:table-cell>
          <table:table-cell office:value-type="float" office:value="-0.00927272727272721" calcext:value-type="float">
            <text:p>-0.00927272727272721</text:p>
          </table:table-cell>
          <table:table-cell office:value-type="float" office:value="-0.00472727272727269" calcext:value-type="float">
            <text:p>-0.00472727272727269</text:p>
          </table:table-cell>
          <table:table-cell office:value-type="float" office:value="-0.00909090909090893" calcext:value-type="float">
            <text:p>-0.00909090909090893</text:p>
          </table:table-cell>
          <table:table-cell office:value-type="float" office:value="-0.00854545454545452" calcext:value-type="float">
            <text:p>-0.00854545454545452</text:p>
          </table:table-cell>
          <table:table-cell office:value-type="float" office:value="-0.0032727272727272" calcext:value-type="float">
            <text:p>-0.0032727272727272</text:p>
          </table:table-cell>
          <table:table-cell office:value-type="float" office:value="-0.0127272727272727" calcext:value-type="float">
            <text:p>-0.0127272727272727</text:p>
          </table:table-cell>
          <table:table-cell office:value-type="float" office:value="-0.0134545454545455" calcext:value-type="float">
            <text:p>-0.0134545454545455</text:p>
          </table:table-cell>
          <table:table-cell office:value-type="float" office:value="-0.00163636363636355" calcext:value-type="float">
            <text:p>-0.00163636363636355</text:p>
          </table:table-cell>
          <table:table-cell office:value-type="float" office:value="0.000363636363636455" calcext:value-type="float">
            <text:p>0.000363636363636455</text:p>
          </table:table-cell>
          <table:table-cell office:value-type="float" office:value="0.000545454545454627" calcext:value-type="float">
            <text:p>0.000545454545454627</text:p>
          </table:table-cell>
          <table:table-cell office:value-type="float" office:value="-0.00945454545454538" calcext:value-type="float">
            <text:p>-0.00945454545454538</text:p>
          </table:table-cell>
          <table:table-cell office:value-type="float" office:value="-0.00872727272727269" calcext:value-type="float">
            <text:p>-0.00872727272727269</text:p>
          </table:table-cell>
          <table:table-cell office:value-type="float" office:value="-0.00927272727272721" calcext:value-type="float">
            <text:p>-0.00927272727272721</text:p>
          </table:table-cell>
          <table:table-cell office:value-type="float" office:value="-0.00309090909090903" calcext:value-type="float">
            <text:p>-0.003090909090909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0053728714034057" calcext:value-type="float">
            <text:p>0.0053728714034057</text:p>
          </table:table-cell>
          <table:table-cell office:value-type="float" office:value="-0.0344039929536113" calcext:value-type="float">
            <text:p>-0.0344039929536113</text:p>
          </table:table-cell>
          <table:table-cell office:value-type="float" office:value="0.00227833235466823" calcext:value-type="float">
            <text:p>0.00227833235466823</text:p>
          </table:table-cell>
          <table:table-cell office:value-type="float" office:value="-0.01984145625367" calcext:value-type="float">
            <text:p>-0.01984145625367</text:p>
          </table:table-cell>
          <table:table-cell office:value-type="float" office:value="0.0045977686435702" calcext:value-type="float">
            <text:p>0.0045977686435702</text:p>
          </table:table-cell>
          <table:table-cell office:value-type="float" office:value="0.000763358778625989" calcext:value-type="float">
            <text:p>0.000763358778625989</text:p>
          </table:table-cell>
          <table:table-cell office:value-type="float" office:value="-0.0015384615384616" calcext:value-type="float">
            <text:p>-0.0015384615384616</text:p>
          </table:table-cell>
          <table:table-cell office:value-type="float" office:value="-0.00226071638285386" calcext:value-type="float">
            <text:p>-0.00226071638285386</text:p>
          </table:table-cell>
          <table:table-cell office:value-type="float" office:value="-0.00533176746917208" calcext:value-type="float">
            <text:p>-0.00533176746917208</text:p>
          </table:table-cell>
          <table:table-cell office:value-type="float" office:value="-0.00991779213153254" calcext:value-type="float">
            <text:p>-0.00991779213153254</text:p>
          </table:table-cell>
          <table:table-cell office:value-type="float" office:value="-0.00689371697005281" calcext:value-type="float">
            <text:p>-0.00689371697005281</text:p>
          </table:table-cell>
          <table:table-cell office:value-type="float" office:value="0.00153258954785662" calcext:value-type="float">
            <text:p>0.00153258954785662</text:p>
          </table:table-cell>
          <table:table-cell office:value-type="float" office:value="-0.00993540810334703" calcext:value-type="float">
            <text:p>-0.00993540810334703</text:p>
          </table:table-cell>
          <table:table-cell office:value-type="float" office:value="-0.00763945977686442" calcext:value-type="float">
            <text:p>-0.00763945977686442</text:p>
          </table:table-cell>
          <table:table-cell office:value-type="float" office:value="-0.00306517909571347" calcext:value-type="float">
            <text:p>-0.00306517909571347</text:p>
          </table:table-cell>
          <table:table-cell office:value-type="float" office:value="-0.00379917792131534" calcext:value-type="float">
            <text:p>-0.0037991779213153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0152965355255432" calcext:value-type="float">
            <text:p>0.0152965355255432</text:p>
          </table:table-cell>
          <table:table-cell office:value-type="float" office:value="-0.0198884321785086" calcext:value-type="float">
            <text:p>-0.0198884321785086</text:p>
          </table:table-cell>
          <table:table-cell office:value-type="float" office:value="0.011456253669994" calcext:value-type="float">
            <text:p>0.011456253669994</text:p>
          </table:table-cell>
          <table:table-cell office:value-type="float" office:value="0.0106870229007633" calcext:value-type="float">
            <text:p>0.0106870229007633</text:p>
          </table:table-cell>
          <table:table-cell office:value-type="float" office:value="0.0137345860246623" calcext:value-type="float">
            <text:p>0.0137345860246623</text:p>
          </table:table-cell>
          <table:table-cell office:value-type="float" office:value="0.0130005871990605" calcext:value-type="float">
            <text:p>0.0130005871990605</text:p>
          </table:table-cell>
          <table:table-cell office:value-type="float" office:value="0.00687022900763357" calcext:value-type="float">
            <text:p>0.00687022900763357</text:p>
          </table:table-cell>
          <table:table-cell office:value-type="float" office:value="0.00611274221961244" calcext:value-type="float">
            <text:p>0.00611274221961244</text:p>
          </table:table-cell>
          <table:table-cell office:value-type="float" office:value="0.00993540810334692" calcext:value-type="float">
            <text:p>0.00993540810334692</text:p>
          </table:table-cell>
          <table:table-cell office:value-type="float" office:value="0.0107105108631825" calcext:value-type="float">
            <text:p>0.0107105108631825</text:p>
          </table:table-cell>
          <table:table-cell office:value-type="float" office:value="0.00610099823840271" calcext:value-type="float">
            <text:p>0.00610099823840271</text:p>
          </table:table-cell>
          <table:table-cell office:value-type="float" office:value="0.00915443335290667" calcext:value-type="float">
            <text:p>0.00915443335290667</text:p>
          </table:table-cell>
          <table:table-cell office:value-type="float" office:value="0.00305343511450373" calcext:value-type="float">
            <text:p>0.00305343511450373</text:p>
          </table:table-cell>
          <table:table-cell office:value-type="float" office:value="0.00688784497944805" calcext:value-type="float">
            <text:p>0.00688784497944805</text:p>
          </table:table-cell>
          <table:table-cell office:value-type="float" office:value="-0.00153258954785673" calcext:value-type="float">
            <text:p>-0.00153258954785673</text:p>
          </table:table-cell>
          <table:table-cell office:value-type="float" office:value="0.0107046388725778" calcext:value-type="float">
            <text:p>0.010704638872577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0183675866118614" calcext:value-type="float">
            <text:p>0.0183675866118614</text:p>
          </table:table-cell>
          <table:table-cell office:value-type="float" office:value="-0.0183558426306518" calcext:value-type="float">
            <text:p>-0.0183558426306518</text:p>
          </table:table-cell>
          <table:table-cell office:value-type="float" office:value="0.0168056371109806" calcext:value-type="float">
            <text:p>0.0168056371109806</text:p>
          </table:table-cell>
          <table:table-cell office:value-type="float" office:value="0.013746330005872" calcext:value-type="float">
            <text:p>0.013746330005872</text:p>
          </table:table-cell>
          <table:table-cell office:value-type="float" office:value="0.0137404580152671" calcext:value-type="float">
            <text:p>0.0137404580152671</text:p>
          </table:table-cell>
          <table:table-cell office:value-type="float" office:value="0.0137698179682912" calcext:value-type="float">
            <text:p>0.0137698179682912</text:p>
          </table:table-cell>
          <table:table-cell office:value-type="float" office:value="0.0114503816793893" calcext:value-type="float">
            <text:p>0.0114503816793893</text:p>
          </table:table-cell>
          <table:table-cell office:value-type="float" office:value="0.0160422783323546" calcext:value-type="float">
            <text:p>0.0160422783323546</text:p>
          </table:table-cell>
          <table:table-cell office:value-type="float" office:value="0.00841456253669992" calcext:value-type="float">
            <text:p>0.00841456253669992</text:p>
          </table:table-cell>
          <table:table-cell office:value-type="float" office:value="0.0160540223135643" calcext:value-type="float">
            <text:p>0.0160540223135643</text:p>
          </table:table-cell>
          <table:table-cell office:value-type="float" office:value="0.0122137404580153" calcext:value-type="float">
            <text:p>0.0122137404580153</text:p>
          </table:table-cell>
          <table:table-cell office:value-type="float" office:value="0.0130005871990604" calcext:value-type="float">
            <text:p>0.0130005871990604</text:p>
          </table:table-cell>
          <table:table-cell office:value-type="float" office:value="0.00382266588373459" calcext:value-type="float">
            <text:p>0.00382266588373459</text:p>
          </table:table-cell>
          <table:table-cell office:value-type="float" office:value="0.0137698179682912" calcext:value-type="float">
            <text:p>0.0137698179682912</text:p>
          </table:table-cell>
          <table:table-cell office:value-type="float" office:value="0.00992953611274216" calcext:value-type="float">
            <text:p>0.00992953611274216</text:p>
          </table:table-cell>
          <table:table-cell office:value-type="float" office:value="0.0114679976512037" calcext:value-type="float">
            <text:p>0.0114679976512037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00995302407516141" calcext:value-type="float">
            <text:p>0.00995302407516141</text:p>
          </table:table-cell>
          <table:table-cell office:value-type="float" office:value="-0.022953611274222" calcext:value-type="float">
            <text:p>-0.022953611274222</text:p>
          </table:table-cell>
          <table:table-cell office:value-type="float" office:value="0.00610099823840271" calcext:value-type="float">
            <text:p>0.00610099823840271</text:p>
          </table:table-cell>
          <table:table-cell office:value-type="float" office:value="0.00609512624779796" calcext:value-type="float">
            <text:p>0.00609512624779796</text:p>
          </table:table-cell>
          <table:table-cell office:value-type="float" office:value="0.00379330593071048" calcext:value-type="float">
            <text:p>0.00379330593071048</text:p>
          </table:table-cell>
          <table:table-cell office:value-type="float" office:value="0.00840869054609517" calcext:value-type="float">
            <text:p>0.00840869054609517</text:p>
          </table:table-cell>
          <table:table-cell office:value-type="float" office:value="0.00456253669994122" calcext:value-type="float">
            <text:p>0.00456253669994122</text:p>
          </table:table-cell>
          <table:table-cell office:value-type="float" office:value="0.00839107457428057" calcext:value-type="float">
            <text:p>0.00839107457428057</text:p>
          </table:table-cell>
          <table:table-cell office:value-type="float" office:value="0.00381092190252486" calcext:value-type="float">
            <text:p>0.00381092190252486</text:p>
          </table:table-cell>
          <table:table-cell office:value-type="float" office:value="0.0129888432178508" calcext:value-type="float">
            <text:p>0.0129888432178508</text:p>
          </table:table-cell>
          <table:table-cell office:value-type="float" office:value="0.000745742806811389" calcext:value-type="float">
            <text:p>0.000745742806811389</text:p>
          </table:table-cell>
          <table:table-cell office:value-type="float" office:value="0.00229007633587786" calcext:value-type="float">
            <text:p>0.00229007633587786</text:p>
          </table:table-cell>
          <table:table-cell office:value-type="float" office:value="-0.0000176159718144886" calcext:value-type="float">
            <text:p>-1.76159718144886E-05</text:p>
          </table:table-cell>
          <table:table-cell office:value-type="float" office:value="0.00458602466236047" calcext:value-type="float">
            <text:p>0.00458602466236047</text:p>
          </table:table-cell>
          <table:table-cell office:value-type="float" office:value="-0.000780974750440477" calcext:value-type="float">
            <text:p>-0.000780974750440477</text:p>
          </table:table-cell>
          <table:table-cell office:value-type="float" office:value="0.00916030534351142" calcext:value-type="float">
            <text:p>0.00916030534351142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0114797416324134" calcext:value-type="float">
            <text:p>0.0114797416324134</text:p>
          </table:table-cell>
          <table:table-cell office:value-type="float" office:value="-0.02142689371697" calcext:value-type="float">
            <text:p>-0.02142689371697</text:p>
          </table:table-cell>
          <table:table-cell office:value-type="float" office:value="0.0122137404580154" calcext:value-type="float">
            <text:p>0.0122137404580154</text:p>
          </table:table-cell>
          <table:table-cell office:value-type="float" office:value="0.0137345860246625" calcext:value-type="float">
            <text:p>0.0137345860246625</text:p>
          </table:table-cell>
          <table:table-cell office:value-type="float" office:value="0.00684674104521443" calcext:value-type="float">
            <text:p>0.00684674104521443</text:p>
          </table:table-cell>
          <table:table-cell office:value-type="float" office:value="0.0106987668819731" calcext:value-type="float">
            <text:p>0.0106987668819731</text:p>
          </table:table-cell>
          <table:table-cell office:value-type="float" office:value="0.00685261303581919" calcext:value-type="float">
            <text:p>0.00685261303581919</text:p>
          </table:table-cell>
          <table:table-cell office:value-type="float" office:value="0.00762184380504993" calcext:value-type="float">
            <text:p>0.00762184380504993</text:p>
          </table:table-cell>
          <table:table-cell office:value-type="float" office:value="0.00380504991192021" calcext:value-type="float">
            <text:p>0.00380504991192021</text:p>
          </table:table-cell>
          <table:table-cell office:value-type="float" office:value="0.0114562536699941" calcext:value-type="float">
            <text:p>0.0114562536699941</text:p>
          </table:table-cell>
          <table:table-cell office:value-type="float" office:value="0.00227246036406337" calcext:value-type="float">
            <text:p>0.00227246036406337</text:p>
          </table:table-cell>
          <table:table-cell office:value-type="float" office:value="0.00992953611274228" calcext:value-type="float">
            <text:p>0.00992953611274228</text:p>
          </table:table-cell>
          <table:table-cell office:value-type="float" office:value="0.0007457428068115" calcext:value-type="float">
            <text:p>0.0007457428068115</text:p>
          </table:table-cell>
          <table:table-cell office:value-type="float" office:value="0.00458015267175571" calcext:value-type="float">
            <text:p>0.00458015267175571</text:p>
          </table:table-cell>
          <table:table-cell office:value-type="float" office:value="0.00533176746917208" calcext:value-type="float">
            <text:p>0.00533176746917208</text:p>
          </table:table-cell>
          <table:table-cell office:value-type="float" office:value="0.00915443335290667" calcext:value-type="float">
            <text:p>0.00915443335290667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0.012093951849677" calcext:value-type="float">
            <text:p>0.012093951849677</text:p>
          </table:table-cell>
          <table:table-cell office:value-type="float" office:value="-0.0234057545507927" calcext:value-type="float">
            <text:p>-0.0234057545507927</text:p>
          </table:table-cell>
          <table:table-cell office:value-type="float" office:value="0.00977099236641221" calcext:value-type="float">
            <text:p>0.00977099236641221</text:p>
          </table:table-cell>
          <table:table-cell office:value-type="float" office:value="0.00488432178508524" calcext:value-type="float">
            <text:p>0.00488432178508524</text:p>
          </table:table-cell>
          <table:table-cell office:value-type="float" office:value="0.0085425719318849" calcext:value-type="float">
            <text:p>0.0085425719318849</text:p>
          </table:table-cell>
          <table:table-cell office:value-type="float" office:value="0.00932824427480916" calcext:value-type="float">
            <text:p>0.00932824427480916</text:p>
          </table:table-cell>
          <table:table-cell office:value-type="float" office:value="0.00563945977686442" calcext:value-type="float">
            <text:p>0.00563945977686442</text:p>
          </table:table-cell>
          <table:table-cell office:value-type="float" office:value="0.00718144450968872" calcext:value-type="float">
            <text:p>0.00718144450968872</text:p>
          </table:table-cell>
          <table:table-cell office:value-type="float" office:value="0.00412683499706401" calcext:value-type="float">
            <text:p>0.00412683499706401</text:p>
          </table:table-cell>
          <table:table-cell office:value-type="float" office:value="0.0082583675866118" calcext:value-type="float">
            <text:p>0.0082583675866118</text:p>
          </table:table-cell>
          <table:table-cell office:value-type="float" office:value="0.00288784497944794" calcext:value-type="float">
            <text:p>0.00288784497944794</text:p>
          </table:table-cell>
          <table:table-cell office:value-type="float" office:value="0.00718144450968883" calcext:value-type="float">
            <text:p>0.00718144450968883</text:p>
          </table:table-cell>
          <table:table-cell office:value-type="float" office:value="-0.000466236054022295" calcext:value-type="float">
            <text:p>-0.000466236054022295</text:p>
          </table:table-cell>
          <table:table-cell office:value-type="float" office:value="0.00443687610099819" calcext:value-type="float">
            <text:p>0.00443687610099819</text:p>
          </table:table-cell>
          <table:table-cell office:value-type="float" office:value="0.00197651203758076" calcext:value-type="float">
            <text:p>0.00197651203758076</text:p>
          </table:table-cell>
          <table:table-cell office:value-type="float" office:value="0.00733763945977683" calcext:value-type="float">
            <text:p>0.0073376394597768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32258064516129" calcext:value-type="float">
            <text:p>-0.032258064516129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0645161290322571" calcext:value-type="float">
            <text:p>-0.00645161290322571</text:p>
          </table:table-cell>
          <table:table-cell office:value-type="float" office:value="0.00322580645161308" calcext:value-type="float">
            <text:p>0.00322580645161308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35483870967742" calcext:value-type="float">
            <text:p>-0.035483870967742</text:p>
          </table:table-cell>
          <table:table-cell office:value-type="float" office:value="-0.0225806451612903" calcext:value-type="float">
            <text:p>-0.0225806451612903</text:p>
          </table:table-cell>
          <table:table-cell office:value-type="float" office:value="0" calcext:value-type="float">
            <text:p>0</text:p>
          </table:table-cell>
          <table:table-cell office:value-type="float" office:value="-0.0451612903225805" calcext:value-type="float">
            <text:p>-0.0451612903225805</text:p>
          </table:table-cell>
          <table:table-cell table:number-columns-repeated="2" office:value-type="float" office:value="-0.0129032258064515" calcext:value-type="float">
            <text:p>-0.0129032258064515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419354838709677" calcext:value-type="float">
            <text:p>-0.041935483870967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58064516129033" calcext:value-type="float">
            <text:p>-0.0258064516129033</text:p>
          </table:table-cell>
          <table:table-cell office:value-type="float" office:value="-0.0290322580645163" calcext:value-type="float">
            <text:p>-0.0290322580645163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2" office:value-type="float" office:value="-0.00645161290322582" calcext:value-type="float">
            <text:p>-0.00645161290322582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2" office:value-type="float" office:value="-0.0193548387096775" calcext:value-type="float">
            <text:p>-0.0193548387096775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0" calcext:value-type="float">
            <text:p>0</text:p>
          </table:table-cell>
          <table:table-cell office:value-type="float" office:value="-0.0129032258064519" calcext:value-type="float">
            <text:p>-0.0129032258064519</text:p>
          </table:table-cell>
          <table:table-cell table:number-columns-repeated="3" office:value-type="float" office:value="-0.00967741935483879" calcext:value-type="float">
            <text:p>-0.00967741935483879</text:p>
          </table:table-cell>
          <table:table-cell office:value-type="float" office:value="-0.0290322580645163" calcext:value-type="float">
            <text:p>-0.0290322580645163</text:p>
          </table:table-cell>
          <table:table-cell office:value-type="float" office:value="-0.0161290322580646" calcext:value-type="float">
            <text:p>-0.016129032258064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193548387096775" calcext:value-type="float">
            <text:p>-0.0193548387096775</text:p>
          </table:table-cell>
          <table:table-cell table:number-columns-repeated="2" office:value-type="float" office:value="-0.00322580645161297" calcext:value-type="float">
            <text:p>-0.00322580645161297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.00967741935483857" calcext:value-type="float">
            <text:p>0.00967741935483857</text:p>
          </table:table-cell>
          <table:table-cell office:value-type="float" office:value="-0.0129032258064516" calcext:value-type="float">
            <text:p>-0.0129032258064516</text:p>
          </table:table-cell>
          <table:table-cell office:value-type="float" office:value="0" calcext:value-type="float">
            <text:p>0</text:p>
          </table:table-cell>
          <table:table-cell office:value-type="float" office:value="-0.00322580645161297" calcext:value-type="float">
            <text:p>-0.00322580645161297</text:p>
          </table:table-cell>
          <table:table-cell office:value-type="float" office:value="0.00645161290322582" calcext:value-type="float">
            <text:p>0.00645161290322582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25806451612904" calcext:value-type="float">
            <text:p>-0.0225806451612904</text:p>
          </table:table-cell>
          <table:table-cell office:value-type="float" office:value="0" calcext:value-type="float">
            <text:p>0</text:p>
          </table:table-cell>
          <table:table-cell office:value-type="float" office:value="-0.00967741935483879" calcext:value-type="float">
            <text:p>-0.00967741935483879</text:p>
          </table:table-cell>
          <table:table-cell table:number-columns-repeated="2" office:value-type="float" office:value="-0.0161290322580646" calcext:value-type="float">
            <text:p>-0.0161290322580646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258064516129033" calcext:value-type="float">
            <text:p>-0.0258064516129033</text:p>
          </table:table-cell>
          <table:table-cell office:value-type="float" office:value="0.00322580645161274" calcext:value-type="float">
            <text:p>0.00322580645161274</text:p>
          </table:table-cell>
          <table:table-cell office:value-type="float" office:value="-0.0161290322580646" calcext:value-type="float">
            <text:p>-0.0161290322580646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308" calcext:value-type="float">
            <text:p>-0.00322580645161308</text:p>
          </table:table-cell>
          <table:table-cell office:value-type="float" office:value="0.00322580645161274" calcext:value-type="float">
            <text:p>0.00322580645161274</text:p>
          </table:table-cell>
          <table:table-cell table:number-columns-repeated="2" office:value-type="float" office:value="-0.00967741935483879" calcext:value-type="float">
            <text:p>-0.0096774193548387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9032258064516" calcext:value-type="float">
            <text:p>-0.029032258064516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3" office:value-type="float" office:value="-0.0161290322580644" calcext:value-type="float">
            <text:p>-0.0161290322580644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645161290322582" calcext:value-type="float">
            <text:p>-0.00645161290322582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0" calcext:value-type="float">
            <text:p>0</text:p>
          </table:table-cell>
          <table:table-cell office:value-type="float" office:value="-0.0225806451612902" calcext:value-type="float">
            <text:p>-0.0225806451612902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-0.00645161290322582" calcext:value-type="float">
            <text:p>-0.00645161290322582</text:p>
          </table:table-cell>
          <table:table-cell table:number-columns-repeated="2" office:value-type="float" office:value="-0.0193548387096774" calcext:value-type="float">
            <text:p>-0.0193548387096774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-0.0258064516129032" calcext:value-type="float">
            <text:p>-0.0258064516129032</text:p>
          </table:table-cell>
          <table:table-cell office:value-type="float" office:value="-0.00967741935483857" calcext:value-type="float">
            <text:p>-0.00967741935483857</text:p>
          </table:table-cell>
          <table:table-cell office:value-type="float" office:value="-0.0116129032258063" calcext:value-type="float">
            <text:p>-0.0116129032258063</text:p>
          </table:table-cell>
          <table:table-cell office:value-type="float" office:value="-0.00903225806451602" calcext:value-type="float">
            <text:p>-0.00903225806451602</text:p>
          </table:table-cell>
          <table:table-cell office:value-type="float" office:value="-0.0109677419354838" calcext:value-type="float">
            <text:p>-0.0109677419354838</text:p>
          </table:table-cell>
          <table:table-cell office:value-type="float" office:value="0" calcext:value-type="float">
            <text:p>0</text:p>
          </table:table-cell>
          <table:table-cell office:value-type="float" office:value="-0.0161290322580644" calcext:value-type="float">
            <text:p>-0.0161290322580644</text:p>
          </table:table-cell>
          <table:table-cell office:value-type="float" office:value="-0.0154838709677418" calcext:value-type="float">
            <text:p>-0.0154838709677418</text:p>
          </table:table-cell>
          <table:table-cell office:value-type="float" office:value="-0.0193548387096774" calcext:value-type="float">
            <text:p>-0.0193548387096774</text:p>
          </table:table-cell>
          <table:table-cell office:value-type="float" office:value="0.00258064516129031" calcext:value-type="float">
            <text:p>0.00258064516129031</text:p>
          </table:table-cell>
          <table:table-cell office:value-type="float" office:value="-0.0219354838709677" calcext:value-type="float">
            <text:p>-0.0219354838709677</text:p>
          </table:table-cell>
          <table:table-cell office:value-type="float" office:value="-0.00838709677419347" calcext:value-type="float">
            <text:p>-0.00838709677419347</text:p>
          </table:table-cell>
          <table:table-cell office:value-type="float" office:value="-0.00967741935483879" calcext:value-type="float">
            <text:p>-0.00967741935483879</text:p>
          </table:table-cell>
          <table:table-cell office:value-type="float" office:value="-0.00322580645161274" calcext:value-type="float">
            <text:p>-0.00322580645161274</text:p>
          </table:table-cell>
          <table:table-cell office:value-type="float" office:value="-0.0187096774193548" calcext:value-type="float">
            <text:p>-0.0187096774193548</text:p>
          </table:table-cell>
          <table:table-cell office:value-type="float" office:value="-0.0174193548387096" calcext:value-type="float">
            <text:p>-0.017419354838709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93295739348371" calcext:value-type="float">
            <text:p>-0.0193295739348371</text:p>
          </table:table-cell>
          <table:table-cell office:value-type="float" office:value="-0.012312030075188" calcext:value-type="float">
            <text:p>-0.012312030075188</text:p>
          </table:table-cell>
          <table:table-cell office:value-type="float" office:value="-0.00698621553884715" calcext:value-type="float">
            <text:p>-0.00698621553884715</text:p>
          </table:table-cell>
          <table:table-cell office:value-type="float" office:value="-0.00701754385964914" calcext:value-type="float">
            <text:p>-0.00701754385964914</text:p>
          </table:table-cell>
          <table:table-cell office:value-type="float" office:value="-0.00523182957393475" calcext:value-type="float">
            <text:p>-0.00523182957393475</text:p>
          </table:table-cell>
          <table:table-cell office:value-type="float" office:value="-0.00698621553884715" calcext:value-type="float">
            <text:p>-0.00698621553884715</text:p>
          </table:table-cell>
          <table:table-cell office:value-type="float" office:value="-0.0140350877192984" calcext:value-type="float">
            <text:p>-0.014035087719298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105576441102757" calcext:value-type="float">
            <text:p>-0.0105576441102757</text:p>
          </table:table-cell>
          <table:table-cell office:value-type="float" office:value="-0.00877192982456154" calcext:value-type="float">
            <text:p>-0.00877192982456154</text:p>
          </table:table-cell>
          <table:table-cell office:value-type="float" office:value="0.00526315789473686" calcext:value-type="float">
            <text:p>0.00526315789473686</text:p>
          </table:table-cell>
          <table:table-cell office:value-type="float" office:value="-0.0193295739348371" calcext:value-type="float">
            <text:p>-0.0193295739348371</text:p>
          </table:table-cell>
          <table:table-cell office:value-type="float" office:value="-0.00520050125313276" calcext:value-type="float">
            <text:p>-0.00520050125313276</text:p>
          </table:table-cell>
          <table:table-cell office:value-type="float" office:value="-0.0122493734335839" calcext:value-type="float">
            <text:p>-0.0122493734335839</text:p>
          </table:table-cell>
          <table:table-cell office:value-type="float" office:value="-0.00526315789473697" calcext:value-type="float">
            <text:p>-0.00526315789473697</text:p>
          </table:table-cell>
          <table:table-cell office:value-type="float" office:value="-0.00172305764411018" calcext:value-type="float">
            <text:p>-0.001723057644110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228070175438594" calcext:value-type="float">
            <text:p>-0.0228070175438594</text:p>
          </table:table-cell>
          <table:table-cell office:value-type="float" office:value="-0.0122180451127818" calcext:value-type="float">
            <text:p>-0.0122180451127818</text:p>
          </table:table-cell>
          <table:table-cell office:value-type="float" office:value="-0.0139724310776942" calcext:value-type="float">
            <text:p>-0.0139724310776942</text:p>
          </table:table-cell>
          <table:table-cell office:value-type="float" office:value="-0.012249373433584" calcext:value-type="float">
            <text:p>-0.012249373433584</text:p>
          </table:table-cell>
          <table:table-cell office:value-type="float" office:value="-0.0157581453634086" calcext:value-type="float">
            <text:p>-0.0157581453634086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698621553884704" calcext:value-type="float">
            <text:p>-0.00698621553884704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0523182957393498" calcext:value-type="float">
            <text:p>-0.00523182957393498</text:p>
          </table:table-cell>
          <table:table-cell office:value-type="float" office:value="-0.0104949874686718" calcext:value-type="float">
            <text:p>-0.0104949874686718</text:p>
          </table:table-cell>
          <table:table-cell office:value-type="float" office:value="-0.0122493734335838" calcext:value-type="float">
            <text:p>-0.0122493734335838</text:p>
          </table:table-cell>
          <table:table-cell office:value-type="float" office:value="-0.0104636591478696" calcext:value-type="float">
            <text:p>-0.0104636591478696</text:p>
          </table:table-cell>
          <table:table-cell office:value-type="float" office:value="0.0000313283208019932" calcext:value-type="float">
            <text:p>3.13283208019932E-05</text:p>
          </table:table-cell>
          <table:table-cell office:value-type="float" office:value="-0.0105263157894736" calcext:value-type="float">
            <text:p>-0.0105263157894736</text:p>
          </table:table-cell>
          <table:table-cell office:value-type="float" office:value="-0.00874060150375944" calcext:value-type="float">
            <text:p>-0.0087406015037594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210839598997492" calcext:value-type="float">
            <text:p>-0.0210839598997492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874060150375944" calcext:value-type="float">
            <text:p>-0.00874060150375944</text:p>
          </table:table-cell>
          <table:table-cell office:value-type="float" office:value="-0.00877192982456165" calcext:value-type="float">
            <text:p>-0.00877192982456165</text:p>
          </table:table-cell>
          <table:table-cell table:number-columns-repeated="3" office:value-type="float" office:value="-0.00701754385964926" calcext:value-type="float">
            <text:p>-0.00701754385964926</text:p>
          </table:table-cell>
          <table:table-cell office:value-type="float" office:value="-0.00350877192982479" calcext:value-type="float">
            <text:p>-0.00350877192982479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2" office:value-type="float" office:value="-0.00701754385964926" calcext:value-type="float">
            <text:p>-0.00701754385964926</text:p>
          </table:table-cell>
          <table:table-cell office:value-type="float" office:value="-0.00350877192982479" calcext:value-type="float">
            <text:p>-0.00350877192982479</text:p>
          </table:table-cell>
          <table:table-cell table:number-columns-repeated="2" office:value-type="float" office:value="-0.00701754385964926" calcext:value-type="float">
            <text:p>-0.0070175438596492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93295739348368" calcext:value-type="float">
            <text:p>-0.0193295739348368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523182957393464" calcext:value-type="float">
            <text:p>-0.00523182957393464</text:p>
          </table:table-cell>
          <table:table-cell office:value-type="float" office:value="-0.0105263157894736" calcext:value-type="float">
            <text:p>-0.0105263157894736</text:p>
          </table:table-cell>
          <table:table-cell table:number-columns-repeated="2" office:value-type="float" office:value="-0.00350877192982446" calcext:value-type="float">
            <text:p>-0.00350877192982446</text:p>
          </table:table-cell>
          <table:table-cell office:value-type="float" office:value="-0.00701754385964926" calcext:value-type="float">
            <text:p>-0.00701754385964926</text:p>
          </table:table-cell>
          <table:table-cell table:number-columns-repeated="2"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193295739348368" calcext:value-type="float">
            <text:p>-0.0193295739348368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12280701754386" calcext:value-type="float">
            <text:p>-0.012280701754386</text:p>
          </table:table-cell>
          <table:table-cell office:value-type="float" office:value="-0.00526315789473686" calcext:value-type="float">
            <text:p>-0.00526315789473686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-0.00701754385964926" calcext:value-type="float">
            <text:p>-0.00701754385964926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-0.00350877192982446" calcext:value-type="float">
            <text:p>-0.0035087719298244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526315789473686" calcext:value-type="float">
            <text:p>-0.00526315789473686</text:p>
          </table:table-cell>
          <table:table-cell table:number-columns-repeated="2" office:value-type="float" office:value="-0.00350877192982446" calcext:value-type="float">
            <text:p>-0.00350877192982446</text:p>
          </table:table-cell>
          <table:table-cell office:value-type="float" office:value="0.0017543859649124" calcext:value-type="float">
            <text:p>0.0017543859649124</text:p>
          </table:table-cell>
          <table:table-cell office:value-type="float" office:value="-0.0017543859649124" calcext:value-type="float">
            <text:p>-0.00175438596491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office:value-type="float" office:value="-0.0203759398496238" calcext:value-type="float">
            <text:p>-0.0203759398496238</text:p>
          </table:table-cell>
          <table:table-cell office:value-type="float" office:value="-0.00841478696741849" calcext:value-type="float">
            <text:p>-0.00841478696741849</text:p>
          </table:table-cell>
          <table:table-cell office:value-type="float" office:value="-0.00838972431077689" calcext:value-type="float">
            <text:p>-0.00838972431077689</text:p>
          </table:table-cell>
          <table:table-cell office:value-type="float" office:value="-0.0101691729323308" calcext:value-type="float">
            <text:p>-0.0101691729323308</text:p>
          </table:table-cell>
          <table:table-cell office:value-type="float" office:value="-0.00735588972431067" calcext:value-type="float">
            <text:p>-0.00735588972431067</text:p>
          </table:table-cell>
          <table:table-cell office:value-type="float" office:value="-0.00525062656641595" calcext:value-type="float">
            <text:p>-0.00525062656641595</text:p>
          </table:table-cell>
          <table:table-cell office:value-type="float" office:value="-0.00876566416040092" calcext:value-type="float">
            <text:p>-0.00876566416040092</text:p>
          </table:table-cell>
          <table:table-cell office:value-type="float" office:value="-0.00315162907268163" calcext:value-type="float">
            <text:p>-0.00315162907268163</text:p>
          </table:table-cell>
          <table:table-cell office:value-type="float" office:value="-0.00631578947368416" calcext:value-type="float">
            <text:p>-0.00631578947368416</text:p>
          </table:table-cell>
          <table:table-cell office:value-type="float" office:value="-0.0028007518796993" calcext:value-type="float">
            <text:p>-0.0028007518796993</text:p>
          </table:table-cell>
          <table:table-cell office:value-type="float" office:value="-0.00350250626566417" calcext:value-type="float">
            <text:p>-0.00350250626566417</text:p>
          </table:table-cell>
          <table:table-cell office:value-type="float" office:value="-0.0094736842105263" calcext:value-type="float">
            <text:p>-0.0094736842105263</text:p>
          </table:table-cell>
          <table:table-cell office:value-type="float" office:value="-0.00593984962406002" calcext:value-type="float">
            <text:p>-0.00593984962406002</text:p>
          </table:table-cell>
          <table:table-cell office:value-type="float" office:value="-0.00244360902255636" calcext:value-type="float">
            <text:p>-0.00244360902255636</text:p>
          </table:table-cell>
          <table:table-cell office:value-type="float" office:value="-0.00561403508771929" calcext:value-type="float">
            <text:p>-0.00561403508771929</text:p>
          </table:table-cell>
          <table:table-cell office:value-type="float" office:value="-0.00349624060150366" calcext:value-type="float">
            <text:p>-0.00349624060150366</text:p>
          </table:table-cell>
        </table:table-row>
      </table:table>
      <table:table table:name="WT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_ensemble</text:p>
          </table:table-cell>
          <table:table-cell office:value-type="string" calcext:value-type="string">
            <text:p>weights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accuracy_mean_easy</text:p>
          </table:table-cell>
          <table:table-cell office:value-type="string" calcext:value-type="string">
            <text:p>accuracy_mean_hard</text:p>
          </table:table-cell>
          <table:table-cell office:value-type="string" calcext:value-type="string">
            <text:p>accuracy_mean_combo</text:p>
          </table:table-cell>
          <table:table-cell office:value-type="string" calcext:value-type="string">
            <text:p>accuracy_mean_combo_extreme</text:p>
          </table:table-cell>
          <table:table-cell office:value-type="string" calcext:value-type="string">
            <text:p>accuracy_mean_split2</text:p>
          </table:table-cell>
          <table:table-cell office:value-type="string" calcext:value-type="string">
            <text:p>accuracy_mean_split2_extreme</text:p>
          </table:table-cell>
          <table:table-cell office:value-type="string" calcext:value-type="string">
            <text:p>accuracy_mean_split1_classic</text:p>
          </table:table-cell>
          <table:table-cell office:value-type="string" calcext:value-type="string">
            <text:p>accuracy_mean_split1_classic_extreme</text:p>
          </table:table-cell>
          <table:table-cell office:value-type="string" calcext:value-type="string">
            <text:p>accuracy_mean_split4</text:p>
          </table:table-cell>
          <table:table-cell office:value-type="string" calcext:value-type="string">
            <text:p>accuracy_mean_split4_extreme</text:p>
          </table:table-cell>
          <table:table-cell office:value-type="string" calcext:value-type="string">
            <text:p>accuracy_mean_split2_classic</text:p>
          </table:table-cell>
          <table:table-cell office:value-type="string" calcext:value-type="string">
            <text:p>accuracy_mean_split2_classic_extreme</text:p>
          </table:table-cell>
          <table:table-cell office:value-type="string" calcext:value-type="string">
            <text:p>accuracy_mean_split9</text:p>
          </table:table-cell>
          <table:table-cell office:value-type="string" calcext:value-type="string">
            <text:p>accuracy_mean_split9_extreme</text:p>
          </table:table-cell>
          <table:table-cell office:value-type="string" calcext:value-type="string">
            <text:p>accuracy_mean_split4_classic</text:p>
          </table:table-cell>
          <table:table-cell office:value-type="string" calcext:value-type="string">
            <text:p>accuracy_mean_split4_classic_extreme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ineQualityRed_5vs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Yeast_CYTvsNUC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arrhythmia_cfs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ds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anknote_authent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reast-w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bup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table:number-columns-repeated="1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L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L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ontraceptive_N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credit-g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diabetic_retinopathy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hill_valley_without_noise_trainte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1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lpd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ionospher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mammograph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table:number-columns-repeated="1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honeme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table:number-columns-repeated="1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pim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eg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onar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spamba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H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LM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eaching_assistant_MH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titanic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vertebral_colum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N2</text:p>
          </table:table-cell>
          <table:table-cell office:value-type="string" calcext:value-type="string">
            <text:p>wdbc</text:p>
          </table:table-cell>
          <table:table-cell table:number-columns-repeated="1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29T17:52:35.603547266</dc:date>
    <meta:editing-duration>PT48S</meta:editing-duration>
    <meta:editing-cycles>2</meta:editing-cycles>
    <meta:generator>LibreOffice/7.3.7.2$Linux_X86_64 LibreOffice_project/30$Build-2</meta:generator>
    <meta:document-statistic meta:table-count="3" meta:cell-count="18217" meta:object-count="0"/>
  </office:meta>
</office:document-meta>
</file>